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</office:font-face-decls>
  <office:automatic-styles>
    <style:style style:name="co1" style:family="table-column">
      <style:table-column-properties fo:break-before="auto" style:column-width="0.711in"/>
    </style:style>
    <style:style style:name="co2" style:family="table-column">
      <style:table-column-properties fo:break-before="auto" style:column-width="1.022in"/>
    </style:style>
    <style:style style:name="co3" style:family="table-column">
      <style:table-column-properties fo:break-before="auto" style:column-width="1.0118in"/>
    </style:style>
    <style:style style:name="co4" style:family="table-column">
      <style:table-column-properties fo:break-before="auto" style:column-width="2.1846in"/>
    </style:style>
    <style:style style:name="co5" style:family="table-column">
      <style:table-column-properties fo:break-before="auto" style:column-width="1.5134in"/>
    </style:style>
    <style:style style:name="co6" style:family="table-column">
      <style:table-column-properties fo:break-before="auto" style:column-width="1.1118in"/>
    </style:style>
    <style:style style:name="co7" style:family="table-column">
      <style:table-column-properties fo:break-before="auto" style:column-width="1.6835in"/>
    </style:style>
    <style:style style:name="co8" style:family="table-column">
      <style:table-column-properties fo:break-before="auto" style:column-width="2.1874in"/>
    </style:style>
    <style:style style:name="co9" style:family="table-column">
      <style:table-column-properties fo:break-before="auto" style:column-width="0.948in"/>
    </style:style>
    <style:style style:name="co10" style:family="table-column">
      <style:table-column-properties fo:break-before="auto" style:column-width="2.5626in"/>
    </style:style>
    <style:style style:name="co11" style:family="table-column">
      <style:table-column-properties fo:break-before="auto" style:column-width="2.4063in"/>
    </style:style>
    <style:style style:name="co12" style:family="table-column">
      <style:table-column-properties fo:break-before="auto" style:column-width="1.7917in"/>
    </style:style>
    <style:style style:name="co13" style:family="table-column">
      <style:table-column-properties fo:break-before="auto" style:column-width="2.5in"/>
    </style:style>
    <style:style style:name="co14" style:family="table-column">
      <style:table-column-properties fo:break-before="auto" style:column-width="1.9272in"/>
    </style:style>
    <style:style style:name="co15" style:family="table-column">
      <style:table-column-properties fo:break-before="auto" style:column-width="4.2602in"/>
    </style:style>
    <style:style style:name="co16" style:family="table-column">
      <style:table-column-properties fo:break-before="auto" style:column-width="5.2917in"/>
    </style:style>
    <style:style style:name="co17" style:family="table-column">
      <style:table-column-properties fo:break-before="auto" style:column-width="4.3752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>
      <style:table-cell-properties style:text-align-source="fix" style:repeat-content="false" fo:wrap-option="wrap" fo:border="2.01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6" style:family="table-cell" style:parent-style-name="Default" style:data-style-name="N131">
      <style:table-cell-properties style:text-align-source="fix" style:repeat-content="false" fo:wrap-option="wrap" fo:border="2.01pt solid #000000" style:vertical-align="automatic"/>
      <style:paragraph-properties fo:text-align="center"/>
    </style:style>
    <style:style style:name="ce2" style:family="table-cell" style:parent-style-name="Default" style:data-style-name="N131">
      <style:table-cell-properties style:text-align-source="fix" style:repeat-content="false" style:vertical-align="automatic"/>
      <style:paragraph-properties fo:text-align="center"/>
    </style:style>
    <style:style style:name="ce19" style:family="table-cell" style:parent-style-name="Default" style:data-style-name="N131">
      <style:table-cell-properties fo:border-bottom="2.01pt solid #000000" style:text-align-source="fix" style:repeat-content="false" fo:wrap-option="wrap" fo:border-left="none" fo:border-right="2.01pt solid #000000" fo:border-top="2.01pt solid #000000" style:vertical-align="automatic"/>
      <style:paragraph-properties fo:text-align="center"/>
    </style:style>
    <style:style style:name="ce8" style:family="table-cell" style:parent-style-name="Default" style:data-style-name="N133">
      <style:table-cell-properties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22" style:family="table-cell" style:parent-style-name="Default" style:data-style-name="N0">
      <style:table-cell-properties fo:border-bottom="2.01pt solid #000000" style:text-align-source="fix" style:repeat-content="false" fo:wrap-option="wrap" fo:border-left="none" fo:border-right="2.01pt solid #000000" fo:border-top="2.01pt solid #000000" style:vertical-align="automatic"/>
      <style:paragraph-properties fo:text-align="center"/>
    </style:style>
    <style:style style:name="ce3" style:family="table-cell" style:parent-style-name="Default" style:data-style-name="N0"/>
    <style:style style:name="ce10" style:family="table-cell" style:parent-style-name="Default" style:data-style-name="N10114"/>
    <style:style style:name="ce12" style:family="table-cell" style:parent-style-name="Default" style:data-style-name="N0">
      <style:table-cell-properties style:text-align-source="fix" style:repeat-content="false" fo:border="2.01pt solid #000000" style:vertical-align="automatic"/>
      <style:paragraph-properties fo:text-align="center"/>
    </style:style>
    <style:style style:name="ce13" style:family="table-cell" style:parent-style-name="Default" style:data-style-name="N0">
      <style:table-cell-properties fo:border-bottom="2.01pt solid #000000" style:text-align-source="fix" style:repeat-content="false" fo:border-left="none" fo:border-right="2.01pt solid #000000" fo:border-top="2.01pt solid #000000" style:vertical-align="automatic"/>
      <style:paragraph-properties fo:text-align="center"/>
    </style:style>
    <style:style style:name="ce14" style:family="table-cell" style:parent-style-name="Default" style:data-style-name="N0">
      <style:table-cell-properties fo:border-bottom="2.01pt solid #000000" style:text-align-source="fix" style:repeat-content="false" fo:wrap-option="wrap" fo:border-left="none" fo:border-right="2.01pt solid #000000" fo:border-top="2.01pt solid #000000" style:vertical-align="top"/>
      <style:paragraph-properties fo:text-align="center"/>
    </style:style>
    <style:style style:name="ce15" style:family="table-cell" style:parent-style-name="Default" style:data-style-name="N129">
      <style:table-cell-properties style:text-align-source="fix" style:repeat-content="false" style:vertical-align="automatic"/>
      <style:paragraph-properties fo:text-align="center"/>
    </style:style>
    <style:style style:name="ce17" style:family="table-cell" style:parent-style-name="Default" style:data-style-name="N0">
      <style:text-properties style:font-name="Times New Roman" fo:font-size="14pt" style:font-name-asian="Times New Roman1" style:font-size-asian="14pt" style:font-name-complex="Times New Roman1" style:font-size-complex="14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Аренда" table:style-name="ta1">
        <table:table-column table:style-name="co1" table:default-cell-style-name="ce1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11"/>
        <table:table-column table:style-name="co7" table:default-cell-style-name="ce11"/>
        <table:table-column table:style-name="co8" table:default-cell-style-name="ce3"/>
        <table:table-column table:style-name="co9" table:default-cell-style-name="ce3"/>
        <table:table-column table:style-name="co9" table:number-columns-repeated="16375"/>
        <table:table-row table:style-name="ro1">
          <table:table-cell table:style-name="ce1" office:value-type="string" calcext:value-type="string">
            <text:p>ID операции</text:p>
          </table:table-cell>
          <table:table-cell table:style-name="ce16" office:value-type="string" calcext:value-type="string">
            <text:p>Дата аренды</text:p>
          </table:table-cell>
          <table:table-cell table:style-name="ce19" office:value-type="string" calcext:value-type="string">
            <text:p>Начало аренды</text:p>
          </table:table-cell>
          <table:table-cell table:style-name="ce19" office:value-type="string" calcext:value-type="string">
            <text:p>Продолжительность аренды, минуты</text:p>
          </table:table-cell>
          <table:table-cell table:style-name="ce22" office:value-type="string" calcext:value-type="string">
            <text:p>ID электросамоката</text:p>
          </table:table-cell>
          <table:table-cell table:style-name="ce22" office:value-type="string" calcext:value-type="string">
            <text:p>ID клиента</text:p>
          </table:table-cell>
          <table:table-cell table:style-name="ce22" office:value-type="string" calcext:value-type="string">
            <text:p>Сумма аренды руб.</text:p>
          </table:table-cell>
          <table:table-cell office:value-type="string" calcext:value-type="string">
            <text:p>Нарушения</text:p>
          </table:table-cell>
          <table:table-cell office:value-type="string" calcext:value-type="string">
            <text:p>Фирма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" calcext:value-type="float">
            <text:p>1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06H11M35S" calcext:value-type="time">
            <text:p>6:11:35</text:p>
          </table:table-cell>
          <table:table-cell table:style-name="ce9" office:value-type="float" office:value="20" calcext:value-type="float">
            <text:p>20</text:p>
          </table:table-cell>
          <table:table-cell table:style-name="ce11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273" calcext:value-type="float">
            <text:p>273</text:p>
          </table:table-cell>
          <table:table-cell table:style-name="ce10" table:formula="of:=VLOOKUP([.F2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2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06H24M48S" calcext:value-type="time">
            <text:p>6:24:48</text:p>
          </table:table-cell>
          <table:table-cell table:style-name="ce9" office:value-type="float" office:value="8" calcext:value-type="float">
            <text:p>8</text:p>
          </table:table-cell>
          <table:table-cell table:style-name="ce11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style-name="ce10" table:formula="of:=VLOOKUP([.F3];[$Клиенты.A:.D];4;0)" office:value-type="string" office:string-value="нет" calcext:value-type="string">
            <text:p>нет</text:p>
          </table:table-cell>
          <table:table-cell table:formula="of:=VLOOKUP([.E3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" calcext:value-type="float">
            <text:p>3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07H01M22S" calcext:value-type="time">
            <text:p>7:01:22</text:p>
          </table:table-cell>
          <table:table-cell table:style-name="ce9" office:value-type="float" office:value="34" calcext:value-type="float">
            <text:p>34</text:p>
          </table:table-cell>
          <table:table-cell table:style-name="ce11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394" calcext:value-type="float">
            <text:p>394</text:p>
          </table:table-cell>
          <table:table-cell table:style-name="ce10" table:formula="of:=VLOOKUP([.F4];[$Клиенты.A:.D];4;0)" office:value-type="string" office:string-value="нет" calcext:value-type="string">
            <text:p>нет</text:p>
          </table:table-cell>
          <table:table-cell table:formula="of:=VLOOKUP([.E4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" calcext:value-type="float">
            <text:p>4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07H14M24S" calcext:value-type="time">
            <text:p>7:14:24</text:p>
          </table:table-cell>
          <table:table-cell table:style-name="ce9" office:value-type="float" office:value="31" calcext:value-type="float">
            <text:p>31</text:p>
          </table:table-cell>
          <table:table-cell table:style-name="ce11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264" calcext:value-type="float">
            <text:p>264</text:p>
          </table:table-cell>
          <table:table-cell table:style-name="ce10" table:formula="of:=VLOOKUP([.F5];[$Клиенты.A:.D];4;0)" office:value-type="string" office:string-value="нет" calcext:value-type="string">
            <text:p>нет</text:p>
          </table:table-cell>
          <table:table-cell table:formula="of:=VLOOKUP([.E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" calcext:value-type="float">
            <text:p>5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07H46M14S" calcext:value-type="time">
            <text:p>7:46:14</text:p>
          </table:table-cell>
          <table:table-cell table:style-name="ce9" office:value-type="float" office:value="7" calcext:value-type="float">
            <text:p>7</text:p>
          </table:table-cell>
          <table:table-cell table:style-name="ce11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table:style-name="ce10" table:formula="of:=VLOOKUP([.F6];[$Клиенты.A:.D];4;0)" office:value-type="string" office:string-value="нет" calcext:value-type="string">
            <text:p>нет</text:p>
          </table:table-cell>
          <table:table-cell table:formula="of:=VLOOKUP([.E6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" calcext:value-type="float">
            <text:p>6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08H23M58S" calcext:value-type="time">
            <text:p>8:23:58</text:p>
          </table:table-cell>
          <table:table-cell table:style-name="ce9" office:value-type="float" office:value="9" calcext:value-type="float">
            <text:p>9</text:p>
          </table:table-cell>
          <table:table-cell table:style-name="ce11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table:style-name="ce10" table:formula="of:=VLOOKUP([.F7];[$Клиенты.A:.D];4;0)" office:value-type="string" office:string-value="нет" calcext:value-type="string">
            <text:p>нет</text:p>
          </table:table-cell>
          <table:table-cell table:formula="of:=VLOOKUP([.E7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" calcext:value-type="float">
            <text:p>7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08H28M07S" calcext:value-type="time">
            <text:p>8:28:07</text:p>
          </table:table-cell>
          <table:table-cell table:style-name="ce9" office:value-type="float" office:value="28" calcext:value-type="float">
            <text:p>28</text:p>
          </table:table-cell>
          <table:table-cell table:style-name="ce11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265" calcext:value-type="float">
            <text:p>265</text:p>
          </table:table-cell>
          <table:table-cell table:style-name="ce10" table:formula="of:=VLOOKUP([.F8];[$Клиенты.A:.D];4;0)" office:value-type="string" office:string-value="нет" calcext:value-type="string">
            <text:p>нет</text:p>
          </table:table-cell>
          <table:table-cell table:formula="of:=VLOOKUP([.E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" calcext:value-type="float">
            <text:p>8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08H41M11S" calcext:value-type="time">
            <text:p>8:41:11</text:p>
          </table:table-cell>
          <table:table-cell table:style-name="ce9" office:value-type="float" office:value="45" calcext:value-type="float">
            <text:p>45</text:p>
          </table:table-cell>
          <table:table-cell table:style-name="ce11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537" calcext:value-type="float">
            <text:p>537</text:p>
          </table:table-cell>
          <table:table-cell table:style-name="ce10" table:formula="of:=VLOOKUP([.F9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10H25M06S" calcext:value-type="time">
            <text:p>10:25:06</text:p>
          </table:table-cell>
          <table:table-cell table:style-name="ce9" office:value-type="float" office:value="11" calcext:value-type="float">
            <text:p>11</text:p>
          </table:table-cell>
          <table:table-cell table:style-name="ce11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117" calcext:value-type="float">
            <text:p>117</text:p>
          </table:table-cell>
          <table:table-cell table:style-name="ce10" table:formula="of:=VLOOKUP([.F10];[$Клиенты.A:.D];4;0)" office:value-type="string" office:string-value="нет" calcext:value-type="string">
            <text:p>нет</text:p>
          </table:table-cell>
          <table:table-cell table:formula="of:=VLOOKUP([.E10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" calcext:value-type="float">
            <text:p>10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10H30M06S" calcext:value-type="time">
            <text:p>10:30:06</text:p>
          </table:table-cell>
          <table:table-cell table:style-name="ce9" office:value-type="float" office:value="44" calcext:value-type="float">
            <text:p>44</text:p>
          </table:table-cell>
          <table:table-cell table:style-name="ce11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498" calcext:value-type="float">
            <text:p>498</text:p>
          </table:table-cell>
          <table:table-cell table:style-name="ce10" table:formula="of:=VLOOKUP([.F11];[$Клиенты.A:.D];4;0)" office:value-type="string" office:string-value="нет" calcext:value-type="string">
            <text:p>нет</text:p>
          </table:table-cell>
          <table:table-cell table:formula="of:=VLOOKUP([.E1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" calcext:value-type="float">
            <text:p>11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10H38M05S" calcext:value-type="time">
            <text:p>10:38:05</text:p>
          </table:table-cell>
          <table:table-cell table:style-name="ce9" office:value-type="float" office:value="11" calcext:value-type="float">
            <text:p>11</text:p>
          </table:table-cell>
          <table:table-cell table:style-name="ce11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157" calcext:value-type="float">
            <text:p>157</text:p>
          </table:table-cell>
          <table:table-cell table:style-name="ce10" table:formula="of:=VLOOKUP([.F12];[$Клиенты.A:.D];4;0)" office:value-type="string" office:string-value="нет" calcext:value-type="string">
            <text:p>нет</text:p>
          </table:table-cell>
          <table:table-cell table:formula="of:=VLOOKUP([.E12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" calcext:value-type="float">
            <text:p>12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11H05M32S" calcext:value-type="time">
            <text:p>11:05:32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279" calcext:value-type="float">
            <text:p>279</text:p>
          </table:table-cell>
          <table:table-cell table:style-name="ce10" table:formula="of:=VLOOKUP([.F13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3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11H16M10S" calcext:value-type="time">
            <text:p>11:16:10</text:p>
          </table:table-cell>
          <table:table-cell table:style-name="ce9" office:value-type="float" office:value="27" calcext:value-type="float">
            <text:p>27</text:p>
          </table:table-cell>
          <table:table-cell table:style-name="ce11" office:value-type="string" calcext:value-type="string">
            <text:p>A57</text:p>
          </table:table-cell>
          <table:table-cell office:value-type="float" office:value="15" calcext:value-type="float">
            <text:p>15</text:p>
          </table:table-cell>
          <table:table-cell office:value-type="float" office:value="262" calcext:value-type="float">
            <text:p>262</text:p>
          </table:table-cell>
          <table:table-cell table:style-name="ce10" table:formula="of:=VLOOKUP([.F14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4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" calcext:value-type="float">
            <text:p>14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11H44M29S" calcext:value-type="time">
            <text:p>11:44:29</text:p>
          </table:table-cell>
          <table:table-cell table:style-name="ce9" office:value-type="float" office:value="48" calcext:value-type="float">
            <text:p>48</text:p>
          </table:table-cell>
          <table:table-cell table:style-name="ce11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486" calcext:value-type="float">
            <text:p>486</text:p>
          </table:table-cell>
          <table:table-cell table:style-name="ce10" table:formula="of:=VLOOKUP([.F15];[$Клиенты.A:.D];4;0)" office:value-type="string" office:string-value="нет" calcext:value-type="string">
            <text:p>нет</text:p>
          </table:table-cell>
          <table:table-cell table:formula="of:=VLOOKUP([.E1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" calcext:value-type="float">
            <text:p>15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11H45M19S" calcext:value-type="time">
            <text:p>11:45:19</text:p>
          </table:table-cell>
          <table:table-cell table:style-name="ce9" office:value-type="float" office:value="49" calcext:value-type="float">
            <text:p>49</text:p>
          </table:table-cell>
          <table:table-cell table:style-name="ce11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488" calcext:value-type="float">
            <text:p>488</text:p>
          </table:table-cell>
          <table:table-cell table:style-name="ce10" table:formula="of:=VLOOKUP([.F16];[$Клиенты.A:.D];4;0)" office:value-type="string" office:string-value="нет" calcext:value-type="string">
            <text:p>нет</text:p>
          </table:table-cell>
          <table:table-cell table:formula="of:=VLOOKUP([.E1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" calcext:value-type="float">
            <text:p>16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13H04M41S" calcext:value-type="time">
            <text:p>13:04:41</text:p>
          </table:table-cell>
          <table:table-cell table:style-name="ce9" office:value-type="float" office:value="37" calcext:value-type="float">
            <text:p>37</text:p>
          </table:table-cell>
          <table:table-cell table:style-name="ce11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307" calcext:value-type="float">
            <text:p>307</text:p>
          </table:table-cell>
          <table:table-cell table:style-name="ce10" table:formula="of:=VLOOKUP([.F17];[$Клиенты.A:.D];4;0)" office:value-type="string" office:string-value="нет" calcext:value-type="string">
            <text:p>нет</text:p>
          </table:table-cell>
          <table:table-cell table:formula="of:=VLOOKUP([.E17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" calcext:value-type="float">
            <text:p>17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13H09M54S" calcext:value-type="time">
            <text:p>13:09:54</text:p>
          </table:table-cell>
          <table:table-cell table:style-name="ce9" office:value-type="float" office:value="43" calcext:value-type="float">
            <text:p>43</text:p>
          </table:table-cell>
          <table:table-cell table:style-name="ce11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471" calcext:value-type="float">
            <text:p>471</text:p>
          </table:table-cell>
          <table:table-cell table:style-name="ce10" table:formula="of:=VLOOKUP([.F18];[$Клиенты.A:.D];4;0)" office:value-type="string" office:string-value="нет" calcext:value-type="string">
            <text:p>нет</text:p>
          </table:table-cell>
          <table:table-cell table:formula="of:=VLOOKUP([.E18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8" calcext:value-type="float">
            <text:p>18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13H28M11S" calcext:value-type="time">
            <text:p>13:28:11</text:p>
          </table:table-cell>
          <table:table-cell table:style-name="ce9" office:value-type="float" office:value="36" calcext:value-type="float">
            <text:p>36</text:p>
          </table:table-cell>
          <table:table-cell table:style-name="ce11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367" calcext:value-type="float">
            <text:p>367</text:p>
          </table:table-cell>
          <table:table-cell table:style-name="ce10" table:formula="of:=VLOOKUP([.F19];[$Клиенты.A:.D];4;0)" office:value-type="string" office:string-value="нет" calcext:value-type="string">
            <text:p>нет</text:p>
          </table:table-cell>
          <table:table-cell table:formula="of:=VLOOKUP([.E19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9" calcext:value-type="float">
            <text:p>19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13H42M23S" calcext:value-type="time">
            <text:p>13:42:23</text:p>
          </table:table-cell>
          <table:table-cell table:style-name="ce9" office:value-type="float" office:value="29" calcext:value-type="float">
            <text:p>29</text:p>
          </table:table-cell>
          <table:table-cell table:style-name="ce11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335" calcext:value-type="float">
            <text:p>335</text:p>
          </table:table-cell>
          <table:table-cell table:style-name="ce10" table:formula="of:=VLOOKUP([.F20];[$Клиенты.A:.D];4;0)" office:value-type="string" office:string-value="нет" calcext:value-type="string">
            <text:p>нет</text:p>
          </table:table-cell>
          <table:table-cell table:formula="of:=VLOOKUP([.E20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0" calcext:value-type="float">
            <text:p>20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13H43M00S" calcext:value-type="time">
            <text:p>13:43:00</text:p>
          </table:table-cell>
          <table:table-cell table:style-name="ce9" office:value-type="float" office:value="13" calcext:value-type="float">
            <text:p>13</text:p>
          </table:table-cell>
          <table:table-cell table:style-name="ce11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table:style-name="ce10" table:formula="of:=VLOOKUP([.F21];[$Клиенты.A:.D];4;0)" office:value-type="string" office:string-value="нет" calcext:value-type="string">
            <text:p>нет</text:p>
          </table:table-cell>
          <table:table-cell table:formula="of:=VLOOKUP([.E21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1" calcext:value-type="float">
            <text:p>21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13H48M44S" calcext:value-type="time">
            <text:p>13:48:44</text:p>
          </table:table-cell>
          <table:table-cell table:style-name="ce9" office:value-type="float" office:value="8" calcext:value-type="float">
            <text:p>8</text:p>
          </table:table-cell>
          <table:table-cell table:style-name="ce11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table:style-name="ce10" table:formula="of:=VLOOKUP([.F22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22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2" calcext:value-type="float">
            <text:p>22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14H16M57S" calcext:value-type="time">
            <text:p>14:16:57</text:p>
          </table:table-cell>
          <table:table-cell table:style-name="ce9" office:value-type="float" office:value="28" calcext:value-type="float">
            <text:p>28</text:p>
          </table:table-cell>
          <table:table-cell table:style-name="ce11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348" calcext:value-type="float">
            <text:p>348</text:p>
          </table:table-cell>
          <table:table-cell table:style-name="ce10" table:formula="of:=VLOOKUP([.F23];[$Клиенты.A:.D];4;0)" office:value-type="string" office:string-value="нет" calcext:value-type="string">
            <text:p>нет</text:p>
          </table:table-cell>
          <table:table-cell table:formula="of:=VLOOKUP([.E2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3" calcext:value-type="float">
            <text:p>23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14H18M36S" calcext:value-type="time">
            <text:p>14:18:36</text:p>
          </table:table-cell>
          <table:table-cell table:style-name="ce9" office:value-type="float" office:value="17" calcext:value-type="float">
            <text:p>17</text:p>
          </table:table-cell>
          <table:table-cell table:style-name="ce11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174" calcext:value-type="float">
            <text:p>174</text:p>
          </table:table-cell>
          <table:table-cell table:style-name="ce10" table:formula="of:=VLOOKUP([.F24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2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4" calcext:value-type="float">
            <text:p>24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14H40M25S" calcext:value-type="time">
            <text:p>14:40:25</text:p>
          </table:table-cell>
          <table:table-cell table:style-name="ce9" office:value-type="float" office:value="16" calcext:value-type="float">
            <text:p>16</text:p>
          </table:table-cell>
          <table:table-cell table:style-name="ce11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185" calcext:value-type="float">
            <text:p>185</text:p>
          </table:table-cell>
          <table:table-cell table:style-name="ce10" table:formula="of:=VLOOKUP([.F25];[$Клиенты.A:.D];4;0)" office:value-type="string" office:string-value="нет" calcext:value-type="string">
            <text:p>нет</text:p>
          </table:table-cell>
          <table:table-cell table:formula="of:=VLOOKUP([.E2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5" calcext:value-type="float">
            <text:p>25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14H40M52S" calcext:value-type="time">
            <text:p>14:40:52</text:p>
          </table:table-cell>
          <table:table-cell table:style-name="ce9" office:value-type="float" office:value="8" calcext:value-type="float">
            <text:p>8</text:p>
          </table:table-cell>
          <table:table-cell table:style-name="ce11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table:style-name="ce10" table:formula="of:=VLOOKUP([.F26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26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15H05M46S" calcext:value-type="time">
            <text:p>15:05:46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string" calcext:value-type="string">
            <text:p>A60</text:p>
          </table:table-cell>
          <table:table-cell office:value-type="float" office:value="15" calcext:value-type="float">
            <text:p>15</text:p>
          </table:table-cell>
          <table:table-cell office:value-type="float" office:value="459" calcext:value-type="float">
            <text:p>459</text:p>
          </table:table-cell>
          <table:table-cell table:style-name="ce10" table:formula="of:=VLOOKUP([.F27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27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7" calcext:value-type="float">
            <text:p>27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15H12M15S" calcext:value-type="time">
            <text:p>15:12:15</text:p>
          </table:table-cell>
          <table:table-cell table:style-name="ce9" office:value-type="float" office:value="37" calcext:value-type="float">
            <text:p>37</text:p>
          </table:table-cell>
          <table:table-cell table:style-name="ce11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table:style-name="ce10" table:formula="of:=VLOOKUP([.F28];[$Клиенты.A:.D];4;0)" office:value-type="string" office:string-value="нет" calcext:value-type="string">
            <text:p>нет</text:p>
          </table:table-cell>
          <table:table-cell table:formula="of:=VLOOKUP([.E2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8" calcext:value-type="float">
            <text:p>28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15H20M16S" calcext:value-type="time">
            <text:p>15:20:16</text:p>
          </table:table-cell>
          <table:table-cell table:style-name="ce9" office:value-type="float" office:value="44" calcext:value-type="float">
            <text:p>44</text:p>
          </table:table-cell>
          <table:table-cell table:style-name="ce11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440" calcext:value-type="float">
            <text:p>440</text:p>
          </table:table-cell>
          <table:table-cell table:style-name="ce10" table:formula="of:=VLOOKUP([.F29];[$Клиенты.A:.D];4;0)" office:value-type="string" office:string-value="нет" calcext:value-type="string">
            <text:p>нет</text:p>
          </table:table-cell>
          <table:table-cell table:formula="of:=VLOOKUP([.E29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9" calcext:value-type="float">
            <text:p>29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15H33M37S" calcext:value-type="time">
            <text:p>15:33:37</text:p>
          </table:table-cell>
          <table:table-cell table:style-name="ce9" office:value-type="float" office:value="44" calcext:value-type="float">
            <text:p>44</text:p>
          </table:table-cell>
          <table:table-cell table:style-name="ce11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407" calcext:value-type="float">
            <text:p>407</text:p>
          </table:table-cell>
          <table:table-cell table:style-name="ce10" table:formula="of:=VLOOKUP([.F30];[$Клиенты.A:.D];4;0)" office:value-type="string" office:string-value="нет" calcext:value-type="string">
            <text:p>нет</text:p>
          </table:table-cell>
          <table:table-cell table:formula="of:=VLOOKUP([.E3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0" calcext:value-type="float">
            <text:p>30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15H36M25S" calcext:value-type="time">
            <text:p>15:36:25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328" calcext:value-type="float">
            <text:p>328</text:p>
          </table:table-cell>
          <table:table-cell table:style-name="ce10" table:formula="of:=VLOOKUP([.F31];[$Клиенты.A:.D];4;0)" office:value-type="string" office:string-value="нет" calcext:value-type="string">
            <text:p>нет</text:p>
          </table:table-cell>
          <table:table-cell table:formula="of:=VLOOKUP([.E31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1" calcext:value-type="float">
            <text:p>31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17H19M55S" calcext:value-type="time">
            <text:p>17:19:55</text:p>
          </table:table-cell>
          <table:table-cell table:style-name="ce9" office:value-type="float" office:value="22" calcext:value-type="float">
            <text:p>22</text:p>
          </table:table-cell>
          <table:table-cell table:style-name="ce11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292" calcext:value-type="float">
            <text:p>292</text:p>
          </table:table-cell>
          <table:table-cell table:style-name="ce10" table:formula="of:=VLOOKUP([.F32];[$Клиенты.A:.D];4;0)" office:value-type="string" office:string-value="нет" calcext:value-type="string">
            <text:p>нет</text:p>
          </table:table-cell>
          <table:table-cell table:formula="of:=VLOOKUP([.E3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2" calcext:value-type="float">
            <text:p>32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17H19M57S" calcext:value-type="time">
            <text:p>17:19:57</text:p>
          </table:table-cell>
          <table:table-cell table:style-name="ce9" office:value-type="float" office:value="24" calcext:value-type="float">
            <text:p>24</text:p>
          </table:table-cell>
          <table:table-cell table:style-name="ce11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219" calcext:value-type="float">
            <text:p>219</text:p>
          </table:table-cell>
          <table:table-cell table:style-name="ce10" table:formula="of:=VLOOKUP([.F33];[$Клиенты.A:.D];4;0)" office:value-type="string" office:string-value="нет" calcext:value-type="string">
            <text:p>нет</text:p>
          </table:table-cell>
          <table:table-cell table:formula="of:=VLOOKUP([.E33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3" calcext:value-type="float">
            <text:p>33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17H35M04S" calcext:value-type="time">
            <text:p>17:35:04</text:p>
          </table:table-cell>
          <table:table-cell table:style-name="ce9" office:value-type="float" office:value="36" calcext:value-type="float">
            <text:p>36</text:p>
          </table:table-cell>
          <table:table-cell table:style-name="ce11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402" calcext:value-type="float">
            <text:p>402</text:p>
          </table:table-cell>
          <table:table-cell table:style-name="ce10" table:formula="of:=VLOOKUP([.F34];[$Клиенты.A:.D];4;0)" office:value-type="string" office:string-value="нет" calcext:value-type="string">
            <text:p>нет</text:p>
          </table:table-cell>
          <table:table-cell table:formula="of:=VLOOKUP([.E3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4" calcext:value-type="float">
            <text:p>34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17H36M14S" calcext:value-type="time">
            <text:p>17:36:14</text:p>
          </table:table-cell>
          <table:table-cell table:style-name="ce9" office:value-type="float" office:value="17" calcext:value-type="float">
            <text:p>17</text:p>
          </table:table-cell>
          <table:table-cell table:style-name="ce11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243" calcext:value-type="float">
            <text:p>243</text:p>
          </table:table-cell>
          <table:table-cell table:style-name="ce10" table:formula="of:=VLOOKUP([.F35];[$Клиенты.A:.D];4;0)" office:value-type="string" office:string-value="нет" calcext:value-type="string">
            <text:p>нет</text:p>
          </table:table-cell>
          <table:table-cell table:formula="of:=VLOOKUP([.E3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5" calcext:value-type="float">
            <text:p>35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17H47M54S" calcext:value-type="time">
            <text:p>17:47:54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table:style-name="ce10" table:formula="of:=VLOOKUP([.F36];[$Клиенты.A:.D];4;0)" office:value-type="string" office:string-value="нет" calcext:value-type="string">
            <text:p>нет</text:p>
          </table:table-cell>
          <table:table-cell table:formula="of:=VLOOKUP([.E3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6" calcext:value-type="float">
            <text:p>36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17H55M55S" calcext:value-type="time">
            <text:p>17:55:55</text:p>
          </table:table-cell>
          <table:table-cell table:style-name="ce9" office:value-type="float" office:value="42" calcext:value-type="float">
            <text:p>42</text:p>
          </table:table-cell>
          <table:table-cell table:style-name="ce11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470" calcext:value-type="float">
            <text:p>470</text:p>
          </table:table-cell>
          <table:table-cell table:style-name="ce10" table:formula="of:=VLOOKUP([.F37];[$Клиенты.A:.D];4;0)" office:value-type="string" office:string-value="нет" calcext:value-type="string">
            <text:p>нет</text:p>
          </table:table-cell>
          <table:table-cell table:formula="of:=VLOOKUP([.E37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7" calcext:value-type="float">
            <text:p>37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18H01M06S" calcext:value-type="time">
            <text:p>18:01:06</text:p>
          </table:table-cell>
          <table:table-cell table:style-name="ce9" office:value-type="float" office:value="26" calcext:value-type="float">
            <text:p>26</text:p>
          </table:table-cell>
          <table:table-cell table:style-name="ce11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242" calcext:value-type="float">
            <text:p>242</text:p>
          </table:table-cell>
          <table:table-cell table:style-name="ce10" table:formula="of:=VLOOKUP([.F38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38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8" calcext:value-type="float">
            <text:p>38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18H43M17S" calcext:value-type="time">
            <text:p>18:43:17</text:p>
          </table:table-cell>
          <table:table-cell table:style-name="ce9" office:value-type="float" office:value="6" calcext:value-type="float">
            <text:p>6</text:p>
          </table:table-cell>
          <table:table-cell table:style-name="ce11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table:style-name="ce10" table:formula="of:=VLOOKUP([.F39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3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9" calcext:value-type="float">
            <text:p>39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18H44M09S" calcext:value-type="time">
            <text:p>18:44:09</text:p>
          </table:table-cell>
          <table:table-cell table:style-name="ce9" office:value-type="float" office:value="5" calcext:value-type="float">
            <text:p>5</text:p>
          </table:table-cell>
          <table:table-cell table:style-name="ce11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table:style-name="ce10" table:formula="of:=VLOOKUP([.F40];[$Клиенты.A:.D];4;0)" office:value-type="string" office:string-value="нет" calcext:value-type="string">
            <text:p>нет</text:p>
          </table:table-cell>
          <table:table-cell table:formula="of:=VLOOKUP([.E40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0" calcext:value-type="float">
            <text:p>40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18H57M43S" calcext:value-type="time">
            <text:p>18:57:43</text:p>
          </table:table-cell>
          <table:table-cell table:style-name="ce9" office:value-type="float" office:value="35" calcext:value-type="float">
            <text:p>35</text:p>
          </table:table-cell>
          <table:table-cell table:style-name="ce11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338" calcext:value-type="float">
            <text:p>338</text:p>
          </table:table-cell>
          <table:table-cell table:style-name="ce10" table:formula="of:=VLOOKUP([.F41];[$Клиенты.A:.D];4;0)" office:value-type="string" office:string-value="нет" calcext:value-type="string">
            <text:p>нет</text:p>
          </table:table-cell>
          <table:table-cell table:formula="of:=VLOOKUP([.E41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18H59M19S" calcext:value-type="time">
            <text:p>18:59:19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string" calcext:value-type="string">
            <text:p>A58</text:p>
          </table:table-cell>
          <table:table-cell office:value-type="float" office:value="15" calcext:value-type="float">
            <text:p>15</text:p>
          </table:table-cell>
          <table:table-cell office:value-type="float" office:value="263" calcext:value-type="float">
            <text:p>263</text:p>
          </table:table-cell>
          <table:table-cell table:style-name="ce10" table:formula="of:=VLOOKUP([.F42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42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2" calcext:value-type="float">
            <text:p>42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19H20M42S" calcext:value-type="time">
            <text:p>19:20:42</text:p>
          </table:table-cell>
          <table:table-cell table:style-name="ce9" office:value-type="float" office:value="18" calcext:value-type="float">
            <text:p>18</text:p>
          </table:table-cell>
          <table:table-cell table:style-name="ce11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221" calcext:value-type="float">
            <text:p>221</text:p>
          </table:table-cell>
          <table:table-cell table:style-name="ce10" table:formula="of:=VLOOKUP([.F43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43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3" calcext:value-type="float">
            <text:p>43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19H26M29S" calcext:value-type="time">
            <text:p>19:26:29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415" calcext:value-type="float">
            <text:p>415</text:p>
          </table:table-cell>
          <table:table-cell table:style-name="ce10" table:formula="of:=VLOOKUP([.F44];[$Клиенты.A:.D];4;0)" office:value-type="string" office:string-value="нет" calcext:value-type="string">
            <text:p>нет</text:p>
          </table:table-cell>
          <table:table-cell table:formula="of:=VLOOKUP([.E4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4" calcext:value-type="float">
            <text:p>44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19H51M04S" calcext:value-type="time">
            <text:p>19:51:04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277" calcext:value-type="float">
            <text:p>277</text:p>
          </table:table-cell>
          <table:table-cell table:style-name="ce10" table:formula="of:=VLOOKUP([.F45];[$Клиенты.A:.D];4;0)" office:value-type="string" office:string-value="нет" calcext:value-type="string">
            <text:p>нет</text:p>
          </table:table-cell>
          <table:table-cell table:formula="of:=VLOOKUP([.E45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5" calcext:value-type="float">
            <text:p>45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19H51M21S" calcext:value-type="time">
            <text:p>19:51:21</text:p>
          </table:table-cell>
          <table:table-cell table:style-name="ce9" office:value-type="float" office:value="47" calcext:value-type="float">
            <text:p>47</text:p>
          </table:table-cell>
          <table:table-cell table:style-name="ce11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table:style-name="ce10" table:formula="of:=VLOOKUP([.F46];[$Клиенты.A:.D];4;0)" office:value-type="string" office:string-value="нет" calcext:value-type="string">
            <text:p>нет</text:p>
          </table:table-cell>
          <table:table-cell table:formula="of:=VLOOKUP([.E46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21H06M00S" calcext:value-type="time">
            <text:p>21:06:00</text:p>
          </table:table-cell>
          <table:table-cell table:style-name="ce9" office:value-type="float" office:value="8" calcext:value-type="float">
            <text:p>8</text:p>
          </table:table-cell>
          <table:table-cell table:style-name="ce11" office:value-type="string" calcext:value-type="string">
            <text:p>A58</text:p>
          </table:table-cell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table:style-name="ce10" table:formula="of:=VLOOKUP([.F47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47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7" calcext:value-type="float">
            <text:p>47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21H09M19S" calcext:value-type="time">
            <text:p>21:09:19</text:p>
          </table:table-cell>
          <table:table-cell table:style-name="ce9" office:value-type="float" office:value="24" calcext:value-type="float">
            <text:p>24</text:p>
          </table:table-cell>
          <table:table-cell table:style-name="ce11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223" calcext:value-type="float">
            <text:p>223</text:p>
          </table:table-cell>
          <table:table-cell table:style-name="ce10" table:formula="of:=VLOOKUP([.F48];[$Клиенты.A:.D];4;0)" office:value-type="string" office:string-value="нет" calcext:value-type="string">
            <text:p>нет</text:p>
          </table:table-cell>
          <table:table-cell table:formula="of:=VLOOKUP([.E4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8" calcext:value-type="float">
            <text:p>48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21H09M35S" calcext:value-type="time">
            <text:p>21:09:35</text:p>
          </table:table-cell>
          <table:table-cell table:style-name="ce9" office:value-type="float" office:value="12" calcext:value-type="float">
            <text:p>12</text:p>
          </table:table-cell>
          <table:table-cell table:style-name="ce11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table:style-name="ce10" table:formula="of:=VLOOKUP([.F49];[$Клиенты.A:.D];4;0)" office:value-type="string" office:string-value="нет" calcext:value-type="string">
            <text:p>нет</text:p>
          </table:table-cell>
          <table:table-cell table:formula="of:=VLOOKUP([.E4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9" calcext:value-type="float">
            <text:p>49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21H14M06S" calcext:value-type="time">
            <text:p>21:14:06</text:p>
          </table:table-cell>
          <table:table-cell table:style-name="ce9" office:value-type="float" office:value="37" calcext:value-type="float">
            <text:p>37</text:p>
          </table:table-cell>
          <table:table-cell table:style-name="ce11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350" calcext:value-type="float">
            <text:p>350</text:p>
          </table:table-cell>
          <table:table-cell table:style-name="ce10" table:formula="of:=VLOOKUP([.F50];[$Клиенты.A:.D];4;0)" office:value-type="string" office:string-value="нет" calcext:value-type="string">
            <text:p>нет</text:p>
          </table:table-cell>
          <table:table-cell table:formula="of:=VLOOKUP([.E50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0" calcext:value-type="float">
            <text:p>50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21H19M44S" calcext:value-type="time">
            <text:p>21:19:44</text:p>
          </table:table-cell>
          <table:table-cell table:style-name="ce9" office:value-type="float" office:value="24" calcext:value-type="float">
            <text:p>24</text:p>
          </table:table-cell>
          <table:table-cell table:style-name="ce11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312" calcext:value-type="float">
            <text:p>312</text:p>
          </table:table-cell>
          <table:table-cell table:style-name="ce10" table:formula="of:=VLOOKUP([.F51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5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1" calcext:value-type="float">
            <text:p>51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21H34M14S" calcext:value-type="time">
            <text:p>21:34:14</text:p>
          </table:table-cell>
          <table:table-cell table:style-name="ce9" office:value-type="float" office:value="27" calcext:value-type="float">
            <text:p>27</text:p>
          </table:table-cell>
          <table:table-cell table:style-name="ce11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303" calcext:value-type="float">
            <text:p>303</text:p>
          </table:table-cell>
          <table:table-cell table:style-name="ce10" table:formula="of:=VLOOKUP([.F52];[$Клиенты.A:.D];4;0)" office:value-type="string" office:string-value="нет" calcext:value-type="string">
            <text:p>нет</text:p>
          </table:table-cell>
          <table:table-cell table:formula="of:=VLOOKUP([.E5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2" calcext:value-type="float">
            <text:p>52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21H36M58S" calcext:value-type="time">
            <text:p>21:36:58</text:p>
          </table:table-cell>
          <table:table-cell table:style-name="ce9" office:value-type="float" office:value="7" calcext:value-type="float">
            <text:p>7</text:p>
          </table:table-cell>
          <table:table-cell table:style-name="ce11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119" calcext:value-type="float">
            <text:p>119</text:p>
          </table:table-cell>
          <table:table-cell table:style-name="ce10" table:formula="of:=VLOOKUP([.F53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53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3" calcext:value-type="float">
            <text:p>53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21H43M30S" calcext:value-type="time">
            <text:p>21:43:30</text:p>
          </table:table-cell>
          <table:table-cell table:style-name="ce9" office:value-type="float" office:value="13" calcext:value-type="float">
            <text:p>13</text:p>
          </table:table-cell>
          <table:table-cell table:style-name="ce11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table:style-name="ce10" table:formula="of:=VLOOKUP([.F54];[$Клиенты.A:.D];4;0)" office:value-type="string" office:string-value="нет" calcext:value-type="string">
            <text:p>нет</text:p>
          </table:table-cell>
          <table:table-cell table:formula="of:=VLOOKUP([.E54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4" calcext:value-type="float">
            <text:p>54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21H55M03S" calcext:value-type="time">
            <text:p>21:55:03</text:p>
          </table:table-cell>
          <table:table-cell table:style-name="ce9" office:value-type="float" office:value="27" calcext:value-type="float">
            <text:p>27</text:p>
          </table:table-cell>
          <table:table-cell table:style-name="ce11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299" calcext:value-type="float">
            <text:p>299</text:p>
          </table:table-cell>
          <table:table-cell table:style-name="ce10" table:formula="of:=VLOOKUP([.F55];[$Клиенты.A:.D];4;0)" office:value-type="string" office:string-value="нет" calcext:value-type="string">
            <text:p>нет</text:p>
          </table:table-cell>
          <table:table-cell table:formula="of:=VLOOKUP([.E5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5" calcext:value-type="float">
            <text:p>55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22H03M30S" calcext:value-type="time">
            <text:p>22:03:30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279" calcext:value-type="float">
            <text:p>279</text:p>
          </table:table-cell>
          <table:table-cell table:style-name="ce10" table:formula="of:=VLOOKUP([.F56];[$Клиенты.A:.D];4;0)" office:value-type="string" office:string-value="нет" calcext:value-type="string">
            <text:p>нет</text:p>
          </table:table-cell>
          <table:table-cell table:formula="of:=VLOOKUP([.E5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6" calcext:value-type="float">
            <text:p>56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22H04M56S" calcext:value-type="time">
            <text:p>22:04:56</text:p>
          </table:table-cell>
          <table:table-cell table:style-name="ce9" office:value-type="float" office:value="22" calcext:value-type="float">
            <text:p>22</text:p>
          </table:table-cell>
          <table:table-cell table:style-name="ce11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264" calcext:value-type="float">
            <text:p>264</text:p>
          </table:table-cell>
          <table:table-cell table:style-name="ce10" table:formula="of:=VLOOKUP([.F57];[$Клиенты.A:.D];4;0)" office:value-type="string" office:string-value="нет" calcext:value-type="string">
            <text:p>нет</text:p>
          </table:table-cell>
          <table:table-cell table:formula="of:=VLOOKUP([.E57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7" calcext:value-type="float">
            <text:p>57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22H14M36S" calcext:value-type="time">
            <text:p>22:14:36</text:p>
          </table:table-cell>
          <table:table-cell table:style-name="ce9" office:value-type="float" office:value="8" calcext:value-type="float">
            <text:p>8</text:p>
          </table:table-cell>
          <table:table-cell table:style-name="ce11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table:style-name="ce10" table:formula="of:=VLOOKUP([.F58];[$Клиенты.A:.D];4;0)" office:value-type="string" office:string-value="нет" calcext:value-type="string">
            <text:p>нет</text:p>
          </table:table-cell>
          <table:table-cell table:formula="of:=VLOOKUP([.E58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8" calcext:value-type="float">
            <text:p>58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22H18M45S" calcext:value-type="time">
            <text:p>22:18:45</text:p>
          </table:table-cell>
          <table:table-cell table:style-name="ce9" office:value-type="float" office:value="22" calcext:value-type="float">
            <text:p>22</text:p>
          </table:table-cell>
          <table:table-cell table:style-name="ce11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276" calcext:value-type="float">
            <text:p>276</text:p>
          </table:table-cell>
          <table:table-cell table:style-name="ce10" table:formula="of:=VLOOKUP([.F59];[$Клиенты.A:.D];4;0)" office:value-type="string" office:string-value="нет" calcext:value-type="string">
            <text:p>нет</text:p>
          </table:table-cell>
          <table:table-cell table:formula="of:=VLOOKUP([.E59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9" calcext:value-type="float">
            <text:p>59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22H32M15S" calcext:value-type="time">
            <text:p>22:32:15</text:p>
          </table:table-cell>
          <table:table-cell table:style-name="ce9" office:value-type="float" office:value="12" calcext:value-type="float">
            <text:p>12</text:p>
          </table:table-cell>
          <table:table-cell table:style-name="ce11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table:style-name="ce10" table:formula="of:=VLOOKUP([.F60];[$Клиенты.A:.D];4;0)" office:value-type="string" office:string-value="нет" calcext:value-type="string">
            <text:p>нет</text:p>
          </table:table-cell>
          <table:table-cell table:formula="of:=VLOOKUP([.E60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0" calcext:value-type="float">
            <text:p>60</text:p>
          </table:table-cell>
          <table:table-cell office:value-type="date" office:date-value="2025-06-01" calcext:value-type="date">
            <text:p>01.06.25</text:p>
          </table:table-cell>
          <table:table-cell table:style-name="ce8" office:value-type="time" office:time-value="PT22H51M42S" calcext:value-type="time">
            <text:p>22:51:42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301" calcext:value-type="float">
            <text:p>301</text:p>
          </table:table-cell>
          <table:table-cell table:style-name="ce10" table:formula="of:=VLOOKUP([.F61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61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1" calcext:value-type="float">
            <text:p>61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06H06M36S" calcext:value-type="time">
            <text:p>6:06:36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507" calcext:value-type="float">
            <text:p>507</text:p>
          </table:table-cell>
          <table:table-cell table:style-name="ce10" table:formula="of:=VLOOKUP([.F62];[$Клиенты.A:.D];4;0)" office:value-type="string" office:string-value="нет" calcext:value-type="string">
            <text:p>нет</text:p>
          </table:table-cell>
          <table:table-cell table:formula="of:=VLOOKUP([.E62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2" calcext:value-type="float">
            <text:p>62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06H30M09S" calcext:value-type="time">
            <text:p>6:30:09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590" calcext:value-type="float">
            <text:p>590</text:p>
          </table:table-cell>
          <table:table-cell table:style-name="ce10" table:formula="of:=VLOOKUP([.F63];[$Клиенты.A:.D];4;0)" office:value-type="string" office:string-value="нет" calcext:value-type="string">
            <text:p>нет</text:p>
          </table:table-cell>
          <table:table-cell table:formula="of:=VLOOKUP([.E63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3" calcext:value-type="float">
            <text:p>63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06H48M47S" calcext:value-type="time">
            <text:p>6:48:47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style-name="ce10" table:formula="of:=VLOOKUP([.F64];[$Клиенты.A:.D];4;0)" office:value-type="string" office:string-value="нет" calcext:value-type="string">
            <text:p>нет</text:p>
          </table:table-cell>
          <table:table-cell table:formula="of:=VLOOKUP([.E6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4" calcext:value-type="float">
            <text:p>64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06H52M09S" calcext:value-type="time">
            <text:p>6:52:09</text:p>
          </table:table-cell>
          <table:table-cell table:style-name="ce9" office:value-type="float" office:value="27" calcext:value-type="float">
            <text:p>27</text:p>
          </table:table-cell>
          <table:table-cell table:style-name="ce11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286" calcext:value-type="float">
            <text:p>286</text:p>
          </table:table-cell>
          <table:table-cell table:style-name="ce10" table:formula="of:=VLOOKUP([.F65];[$Клиенты.A:.D];4;0)" office:value-type="string" office:string-value="нет" calcext:value-type="string">
            <text:p>нет</text:p>
          </table:table-cell>
          <table:table-cell table:formula="of:=VLOOKUP([.E65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5" calcext:value-type="float">
            <text:p>65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06H58M59S" calcext:value-type="time">
            <text:p>6:58:59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451" calcext:value-type="float">
            <text:p>451</text:p>
          </table:table-cell>
          <table:table-cell table:style-name="ce10" table:formula="of:=VLOOKUP([.F66];[$Клиенты.A:.D];4;0)" office:value-type="string" office:string-value="нет" calcext:value-type="string">
            <text:p>нет</text:p>
          </table:table-cell>
          <table:table-cell table:formula="of:=VLOOKUP([.E6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6" calcext:value-type="float">
            <text:p>66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08H09M13S" calcext:value-type="time">
            <text:p>8:09:13</text:p>
          </table:table-cell>
          <table:table-cell table:style-name="ce9" office:value-type="float" office:value="6" calcext:value-type="float">
            <text:p>6</text:p>
          </table:table-cell>
          <table:table-cell table:style-name="ce11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104" calcext:value-type="float">
            <text:p>104</text:p>
          </table:table-cell>
          <table:table-cell table:style-name="ce10" table:formula="of:=VLOOKUP([.F67];[$Клиенты.A:.D];4;0)" office:value-type="string" office:string-value="нет" calcext:value-type="string">
            <text:p>нет</text:p>
          </table:table-cell>
          <table:table-cell table:formula="of:=VLOOKUP([.E67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7" calcext:value-type="float">
            <text:p>67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08H30M32S" calcext:value-type="time">
            <text:p>8:30:32</text:p>
          </table:table-cell>
          <table:table-cell table:style-name="ce9" office:value-type="float" office:value="47" calcext:value-type="float">
            <text:p>47</text:p>
          </table:table-cell>
          <table:table-cell table:style-name="ce11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419" calcext:value-type="float">
            <text:p>419</text:p>
          </table:table-cell>
          <table:table-cell table:style-name="ce10" table:formula="of:=VLOOKUP([.F68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68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8" calcext:value-type="float">
            <text:p>68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09H00M21S" calcext:value-type="time">
            <text:p>9:00:21</text:p>
          </table:table-cell>
          <table:table-cell table:style-name="ce9" office:value-type="float" office:value="8" calcext:value-type="float">
            <text:p>8</text:p>
          </table:table-cell>
          <table:table-cell table:style-name="ce11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table:style-name="ce10" table:formula="of:=VLOOKUP([.F69];[$Клиенты.A:.D];4;0)" office:value-type="string" office:string-value="нет" calcext:value-type="string">
            <text:p>нет</text:p>
          </table:table-cell>
          <table:table-cell table:formula="of:=VLOOKUP([.E6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9" calcext:value-type="float">
            <text:p>69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09H08M06S" calcext:value-type="time">
            <text:p>9:08:06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159" calcext:value-type="float">
            <text:p>159</text:p>
          </table:table-cell>
          <table:table-cell table:style-name="ce10" table:formula="of:=VLOOKUP([.F70];[$Клиенты.A:.D];4;0)" office:value-type="string" office:string-value="нет" calcext:value-type="string">
            <text:p>нет</text:p>
          </table:table-cell>
          <table:table-cell table:formula="of:=VLOOKUP([.E7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0" calcext:value-type="float">
            <text:p>70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09H59M40S" calcext:value-type="time">
            <text:p>9:59:40</text:p>
          </table:table-cell>
          <table:table-cell table:style-name="ce9" office:value-type="float" office:value="46" calcext:value-type="float">
            <text:p>46</text:p>
          </table:table-cell>
          <table:table-cell table:style-name="ce11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559" calcext:value-type="float">
            <text:p>559</text:p>
          </table:table-cell>
          <table:table-cell table:style-name="ce10" table:formula="of:=VLOOKUP([.F71];[$Клиенты.A:.D];4;0)" office:value-type="string" office:string-value="нет" calcext:value-type="string">
            <text:p>нет</text:p>
          </table:table-cell>
          <table:table-cell table:formula="of:=VLOOKUP([.E71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1" calcext:value-type="float">
            <text:p>71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10H04M15S" calcext:value-type="time">
            <text:p>10:04:15</text:p>
          </table:table-cell>
          <table:table-cell table:style-name="ce9" office:value-type="float" office:value="31" calcext:value-type="float">
            <text:p>31</text:p>
          </table:table-cell>
          <table:table-cell table:style-name="ce11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306" calcext:value-type="float">
            <text:p>306</text:p>
          </table:table-cell>
          <table:table-cell table:style-name="ce10" table:formula="of:=VLOOKUP([.F72];[$Клиенты.A:.D];4;0)" office:value-type="string" office:string-value="нет" calcext:value-type="string">
            <text:p>нет</text:p>
          </table:table-cell>
          <table:table-cell table:formula="of:=VLOOKUP([.E7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2" calcext:value-type="float">
            <text:p>72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10H34M56S" calcext:value-type="time">
            <text:p>10:34:56</text:p>
          </table:table-cell>
          <table:table-cell table:style-name="ce9" office:value-type="float" office:value="35" calcext:value-type="float">
            <text:p>35</text:p>
          </table:table-cell>
          <table:table-cell table:style-name="ce11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443" calcext:value-type="float">
            <text:p>443</text:p>
          </table:table-cell>
          <table:table-cell table:style-name="ce10" table:formula="of:=VLOOKUP([.F73];[$Клиенты.A:.D];4;0)" office:value-type="string" office:string-value="нет" calcext:value-type="string">
            <text:p>нет</text:p>
          </table:table-cell>
          <table:table-cell table:formula="of:=VLOOKUP([.E7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3" calcext:value-type="float">
            <text:p>73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10H56M55S" calcext:value-type="time">
            <text:p>10:56:55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table:style-name="ce10" table:formula="of:=VLOOKUP([.F74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7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11H01M21S" calcext:value-type="time">
            <text:p>11:01:21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A61</text:p>
          </table:table-cell>
          <table:table-cell office:value-type="float" office:value="15" calcext:value-type="float">
            <text:p>15</text:p>
          </table:table-cell>
          <table:table-cell office:value-type="float" office:value="594" calcext:value-type="float">
            <text:p>594</text:p>
          </table:table-cell>
          <table:table-cell table:style-name="ce10" table:formula="of:=VLOOKUP([.F75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75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5" calcext:value-type="float">
            <text:p>75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11H08M50S" calcext:value-type="time">
            <text:p>11:08:50</text:p>
          </table:table-cell>
          <table:table-cell table:style-name="ce9" office:value-type="float" office:value="23" calcext:value-type="float">
            <text:p>23</text:p>
          </table:table-cell>
          <table:table-cell table:style-name="ce11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271" calcext:value-type="float">
            <text:p>271</text:p>
          </table:table-cell>
          <table:table-cell table:style-name="ce10" table:formula="of:=VLOOKUP([.F76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76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6" calcext:value-type="float">
            <text:p>76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13H15M04S" calcext:value-type="time">
            <text:p>13:15:04</text:p>
          </table:table-cell>
          <table:table-cell table:style-name="ce9" office:value-type="float" office:value="39" calcext:value-type="float">
            <text:p>39</text:p>
          </table:table-cell>
          <table:table-cell table:style-name="ce11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396" calcext:value-type="float">
            <text:p>396</text:p>
          </table:table-cell>
          <table:table-cell table:style-name="ce10" table:formula="of:=VLOOKUP([.F77];[$Клиенты.A:.D];4;0)" office:value-type="string" office:string-value="нет" calcext:value-type="string">
            <text:p>нет</text:p>
          </table:table-cell>
          <table:table-cell table:formula="of:=VLOOKUP([.E7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7" calcext:value-type="float">
            <text:p>77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13H35M51S" calcext:value-type="time">
            <text:p>13:35:51</text:p>
          </table:table-cell>
          <table:table-cell table:style-name="ce9" office:value-type="float" office:value="13" calcext:value-type="float">
            <text:p>13</text:p>
          </table:table-cell>
          <table:table-cell table:style-name="ce11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table:style-name="ce10" table:formula="of:=VLOOKUP([.F78];[$Клиенты.A:.D];4;0)" office:value-type="string" office:string-value="нет" calcext:value-type="string">
            <text:p>нет</text:p>
          </table:table-cell>
          <table:table-cell table:formula="of:=VLOOKUP([.E7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8" calcext:value-type="float">
            <text:p>78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13H41M40S" calcext:value-type="time">
            <text:p>13:41:40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328" calcext:value-type="float">
            <text:p>328</text:p>
          </table:table-cell>
          <table:table-cell table:style-name="ce10" table:formula="of:=VLOOKUP([.F79];[$Клиенты.A:.D];4;0)" office:value-type="string" office:string-value="нет" calcext:value-type="string">
            <text:p>нет</text:p>
          </table:table-cell>
          <table:table-cell table:formula="of:=VLOOKUP([.E7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9" calcext:value-type="float">
            <text:p>79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14H11M09S" calcext:value-type="time">
            <text:p>14:11:09</text:p>
          </table:table-cell>
          <table:table-cell table:style-name="ce9" office:value-type="float" office:value="25" calcext:value-type="float">
            <text:p>25</text:p>
          </table:table-cell>
          <table:table-cell table:style-name="ce11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308" calcext:value-type="float">
            <text:p>308</text:p>
          </table:table-cell>
          <table:table-cell table:style-name="ce10" table:formula="of:=VLOOKUP([.F80];[$Клиенты.A:.D];4;0)" office:value-type="string" office:string-value="нет" calcext:value-type="string">
            <text:p>нет</text:p>
          </table:table-cell>
          <table:table-cell table:formula="of:=VLOOKUP([.E80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0" calcext:value-type="float">
            <text:p>80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14H13M16S" calcext:value-type="time">
            <text:p>14:13:16</text:p>
          </table:table-cell>
          <table:table-cell table:style-name="ce9" office:value-type="float" office:value="29" calcext:value-type="float">
            <text:p>29</text:p>
          </table:table-cell>
          <table:table-cell table:style-name="ce11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table:style-name="ce10" table:formula="of:=VLOOKUP([.F81];[$Клиенты.A:.D];4;0)" office:value-type="string" office:string-value="нет" calcext:value-type="string">
            <text:p>нет</text:p>
          </table:table-cell>
          <table:table-cell table:formula="of:=VLOOKUP([.E81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1" calcext:value-type="float">
            <text:p>81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14H18M24S" calcext:value-type="time">
            <text:p>14:18:24</text:p>
          </table:table-cell>
          <table:table-cell table:style-name="ce9" office:value-type="float" office:value="16" calcext:value-type="float">
            <text:p>16</text:p>
          </table:table-cell>
          <table:table-cell table:style-name="ce11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199" calcext:value-type="float">
            <text:p>199</text:p>
          </table:table-cell>
          <table:table-cell table:style-name="ce10" table:formula="of:=VLOOKUP([.F82];[$Клиенты.A:.D];4;0)" office:value-type="string" office:string-value="нет" calcext:value-type="string">
            <text:p>нет</text:p>
          </table:table-cell>
          <table:table-cell table:formula="of:=VLOOKUP([.E82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2" calcext:value-type="float">
            <text:p>82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14H21M19S" calcext:value-type="time">
            <text:p>14:21:19</text:p>
          </table:table-cell>
          <table:table-cell table:style-name="ce9" office:value-type="float" office:value="18" calcext:value-type="float">
            <text:p>18</text:p>
          </table:table-cell>
          <table:table-cell table:style-name="ce11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236" calcext:value-type="float">
            <text:p>236</text:p>
          </table:table-cell>
          <table:table-cell table:style-name="ce10" table:formula="of:=VLOOKUP([.F83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8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3" calcext:value-type="float">
            <text:p>83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14H37M45S" calcext:value-type="time">
            <text:p>14:37:45</text:p>
          </table:table-cell>
          <table:table-cell table:style-name="ce9" office:value-type="float" office:value="36" calcext:value-type="float">
            <text:p>36</text:p>
          </table:table-cell>
          <table:table-cell table:style-name="ce11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303" calcext:value-type="float">
            <text:p>303</text:p>
          </table:table-cell>
          <table:table-cell table:style-name="ce10" table:formula="of:=VLOOKUP([.F84];[$Клиенты.A:.D];4;0)" office:value-type="string" office:string-value="нет" calcext:value-type="string">
            <text:p>нет</text:p>
          </table:table-cell>
          <table:table-cell table:formula="of:=VLOOKUP([.E84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4" calcext:value-type="float">
            <text:p>84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14H56M37S" calcext:value-type="time">
            <text:p>14:56:37</text:p>
          </table:table-cell>
          <table:table-cell table:style-name="ce9" office:value-type="float" office:value="41" calcext:value-type="float">
            <text:p>41</text:p>
          </table:table-cell>
          <table:table-cell table:style-name="ce11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table:style-name="ce10" table:formula="of:=VLOOKUP([.F85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85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5" calcext:value-type="float">
            <text:p>85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15H05M30S" calcext:value-type="time">
            <text:p>15:05:30</text:p>
          </table:table-cell>
          <table:table-cell table:style-name="ce9" office:value-type="float" office:value="11" calcext:value-type="float">
            <text:p>11</text:p>
          </table:table-cell>
          <table:table-cell table:style-name="ce11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157" calcext:value-type="float">
            <text:p>157</text:p>
          </table:table-cell>
          <table:table-cell table:style-name="ce10" table:formula="of:=VLOOKUP([.F86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86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6" calcext:value-type="float">
            <text:p>86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15H16M07S" calcext:value-type="time">
            <text:p>15:16:07</text:p>
          </table:table-cell>
          <table:table-cell table:style-name="ce9" office:value-type="float" office:value="12" calcext:value-type="float">
            <text:p>12</text:p>
          </table:table-cell>
          <table:table-cell table:style-name="ce11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table:style-name="ce10" table:formula="of:=VLOOKUP([.F87];[$Клиенты.A:.D];4;0)" office:value-type="string" office:string-value="нет" calcext:value-type="string">
            <text:p>нет</text:p>
          </table:table-cell>
          <table:table-cell table:formula="of:=VLOOKUP([.E8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15H25M44S" calcext:value-type="time">
            <text:p>15:25:44</text:p>
          </table:table-cell>
          <table:table-cell table:style-name="ce9" office:value-type="float" office:value="18" calcext:value-type="float">
            <text:p>18</text:p>
          </table:table-cell>
          <table:table-cell table:style-name="ce11" office:value-type="string" calcext:value-type="string">
            <text:p>A59</text:p>
          </table:table-cell>
          <table:table-cell office:value-type="float" office:value="15" calcext:value-type="float">
            <text:p>15</text:p>
          </table:table-cell>
          <table:table-cell office:value-type="float" office:value="193" calcext:value-type="float">
            <text:p>193</text:p>
          </table:table-cell>
          <table:table-cell table:style-name="ce10" table:formula="of:=VLOOKUP([.F88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88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8" calcext:value-type="float">
            <text:p>88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15H31M27S" calcext:value-type="time">
            <text:p>15:31:27</text:p>
          </table:table-cell>
          <table:table-cell table:style-name="ce9" office:value-type="float" office:value="23" calcext:value-type="float">
            <text:p>23</text:p>
          </table:table-cell>
          <table:table-cell table:style-name="ce11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table:style-name="ce10" table:formula="of:=VLOOKUP([.F89];[$Клиенты.A:.D];4;0)" office:value-type="string" office:string-value="нет" calcext:value-type="string">
            <text:p>нет</text:p>
          </table:table-cell>
          <table:table-cell table:formula="of:=VLOOKUP([.E89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9" calcext:value-type="float">
            <text:p>89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15H44M31S" calcext:value-type="time">
            <text:p>15:44:31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163" calcext:value-type="float">
            <text:p>163</text:p>
          </table:table-cell>
          <table:table-cell table:style-name="ce10" table:formula="of:=VLOOKUP([.F90];[$Клиенты.A:.D];4;0)" office:value-type="string" office:string-value="нет" calcext:value-type="string">
            <text:p>нет</text:p>
          </table:table-cell>
          <table:table-cell table:formula="of:=VLOOKUP([.E90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0" calcext:value-type="float">
            <text:p>90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15H46M33S" calcext:value-type="time">
            <text:p>15:46:33</text:p>
          </table:table-cell>
          <table:table-cell table:style-name="ce9" office:value-type="float" office:value="23" calcext:value-type="float">
            <text:p>23</text:p>
          </table:table-cell>
          <table:table-cell table:style-name="ce11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table:style-name="ce10" table:formula="of:=VLOOKUP([.F91];[$Клиенты.A:.D];4;0)" office:value-type="string" office:string-value="нет" calcext:value-type="string">
            <text:p>нет</text:p>
          </table:table-cell>
          <table:table-cell table:formula="of:=VLOOKUP([.E9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1" calcext:value-type="float">
            <text:p>91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17H04M24S" calcext:value-type="time">
            <text:p>17:04:24</text:p>
          </table:table-cell>
          <table:table-cell table:style-name="ce9" office:value-type="float" office:value="14" calcext:value-type="float">
            <text:p>14</text:p>
          </table:table-cell>
          <table:table-cell table:style-name="ce11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206" calcext:value-type="float">
            <text:p>206</text:p>
          </table:table-cell>
          <table:table-cell table:style-name="ce10" table:formula="of:=VLOOKUP([.F92];[$Клиенты.A:.D];4;0)" office:value-type="string" office:string-value="нет" calcext:value-type="string">
            <text:p>нет</text:p>
          </table:table-cell>
          <table:table-cell table:formula="of:=VLOOKUP([.E92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2" calcext:value-type="float">
            <text:p>92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17H31M46S" calcext:value-type="time">
            <text:p>17:31:46</text:p>
          </table:table-cell>
          <table:table-cell table:style-name="ce9" office:value-type="float" office:value="12" calcext:value-type="float">
            <text:p>12</text:p>
          </table:table-cell>
          <table:table-cell table:style-name="ce11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table:style-name="ce10" table:formula="of:=VLOOKUP([.F93];[$Клиенты.A:.D];4;0)" office:value-type="string" office:string-value="нет" calcext:value-type="string">
            <text:p>нет</text:p>
          </table:table-cell>
          <table:table-cell table:formula="of:=VLOOKUP([.E93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3" calcext:value-type="float">
            <text:p>93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17H37M59S" calcext:value-type="time">
            <text:p>17:37:59</text:p>
          </table:table-cell>
          <table:table-cell table:style-name="ce9" office:value-type="float" office:value="42" calcext:value-type="float">
            <text:p>42</text:p>
          </table:table-cell>
          <table:table-cell table:style-name="ce11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389" calcext:value-type="float">
            <text:p>389</text:p>
          </table:table-cell>
          <table:table-cell table:style-name="ce10" table:formula="of:=VLOOKUP([.F94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94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4" calcext:value-type="float">
            <text:p>94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17H40M38S" calcext:value-type="time">
            <text:p>17:40:38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409" calcext:value-type="float">
            <text:p>409</text:p>
          </table:table-cell>
          <table:table-cell table:style-name="ce10" table:formula="of:=VLOOKUP([.F95];[$Клиенты.A:.D];4;0)" office:value-type="string" office:string-value="нет" calcext:value-type="string">
            <text:p>нет</text:p>
          </table:table-cell>
          <table:table-cell table:formula="of:=VLOOKUP([.E95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5" calcext:value-type="float">
            <text:p>95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17H47M37S" calcext:value-type="time">
            <text:p>17:47:37</text:p>
          </table:table-cell>
          <table:table-cell table:style-name="ce9" office:value-type="float" office:value="16" calcext:value-type="float">
            <text:p>16</text:p>
          </table:table-cell>
          <table:table-cell table:style-name="ce11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191" calcext:value-type="float">
            <text:p>191</text:p>
          </table:table-cell>
          <table:table-cell table:style-name="ce10" table:formula="of:=VLOOKUP([.F96];[$Клиенты.A:.D];4;0)" office:value-type="string" office:string-value="нет" calcext:value-type="string">
            <text:p>нет</text:p>
          </table:table-cell>
          <table:table-cell table:formula="of:=VLOOKUP([.E9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6" calcext:value-type="float">
            <text:p>96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17H58M32S" calcext:value-type="time">
            <text:p>17:58:32</text:p>
          </table:table-cell>
          <table:table-cell table:style-name="ce9" office:value-type="float" office:value="42" calcext:value-type="float">
            <text:p>42</text:p>
          </table:table-cell>
          <table:table-cell table:style-name="ce11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522" calcext:value-type="float">
            <text:p>522</text:p>
          </table:table-cell>
          <table:table-cell table:style-name="ce10" table:formula="of:=VLOOKUP([.F97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97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18H15M41S" calcext:value-type="time">
            <text:p>18:15:41</text:p>
          </table:table-cell>
          <table:table-cell table:style-name="ce9" office:value-type="float" office:value="44" calcext:value-type="float">
            <text:p>44</text:p>
          </table:table-cell>
          <table:table-cell table:style-name="ce11" office:value-type="string" calcext:value-type="string">
            <text:p>A58</text:p>
          </table:table-cell>
          <table:table-cell office:value-type="float" office:value="15" calcext:value-type="float">
            <text:p>15</text:p>
          </table:table-cell>
          <table:table-cell office:value-type="float" office:value="392" calcext:value-type="float">
            <text:p>392</text:p>
          </table:table-cell>
          <table:table-cell table:style-name="ce10" table:formula="of:=VLOOKUP([.F98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98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8" calcext:value-type="float">
            <text:p>98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18H20M18S" calcext:value-type="time">
            <text:p>18:20:18</text:p>
          </table:table-cell>
          <table:table-cell table:style-name="ce9" office:value-type="float" office:value="15" calcext:value-type="float">
            <text:p>15</text:p>
          </table:table-cell>
          <table:table-cell table:style-name="ce11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174" calcext:value-type="float">
            <text:p>174</text:p>
          </table:table-cell>
          <table:table-cell table:style-name="ce10" table:formula="of:=VLOOKUP([.F99];[$Клиенты.A:.D];4;0)" office:value-type="string" office:string-value="нет" calcext:value-type="string">
            <text:p>нет</text:p>
          </table:table-cell>
          <table:table-cell table:formula="of:=VLOOKUP([.E99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9" calcext:value-type="float">
            <text:p>99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18H32M10S" calcext:value-type="time">
            <text:p>18:32:10</text:p>
          </table:table-cell>
          <table:table-cell table:style-name="ce9" office:value-type="float" office:value="41" calcext:value-type="float">
            <text:p>41</text:p>
          </table:table-cell>
          <table:table-cell table:style-name="ce11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499" calcext:value-type="float">
            <text:p>499</text:p>
          </table:table-cell>
          <table:table-cell table:style-name="ce10" table:formula="of:=VLOOKUP([.F100];[$Клиенты.A:.D];4;0)" office:value-type="string" office:string-value="нет" calcext:value-type="string">
            <text:p>нет</text:p>
          </table:table-cell>
          <table:table-cell table:formula="of:=VLOOKUP([.E100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0" calcext:value-type="float">
            <text:p>100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18H38M35S" calcext:value-type="time">
            <text:p>18:38:35</text:p>
          </table:table-cell>
          <table:table-cell table:style-name="ce9" office:value-type="float" office:value="38" calcext:value-type="float">
            <text:p>38</text:p>
          </table:table-cell>
          <table:table-cell table:style-name="ce11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386" calcext:value-type="float">
            <text:p>386</text:p>
          </table:table-cell>
          <table:table-cell table:style-name="ce10" table:formula="of:=VLOOKUP([.F101];[$Клиенты.A:.D];4;0)" office:value-type="string" office:string-value="нет" calcext:value-type="string">
            <text:p>нет</text:p>
          </table:table-cell>
          <table:table-cell table:formula="of:=VLOOKUP([.E10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1" calcext:value-type="float">
            <text:p>101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18H56M46S" calcext:value-type="time">
            <text:p>18:56:46</text:p>
          </table:table-cell>
          <table:table-cell table:style-name="ce9" office:value-type="float" office:value="26" calcext:value-type="float">
            <text:p>26</text:p>
          </table:table-cell>
          <table:table-cell table:style-name="ce11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231" calcext:value-type="float">
            <text:p>231</text:p>
          </table:table-cell>
          <table:table-cell table:style-name="ce10" table:formula="of:=VLOOKUP([.F102];[$Клиенты.A:.D];4;0)" office:value-type="string" office:string-value="нет" calcext:value-type="string">
            <text:p>нет</text:p>
          </table:table-cell>
          <table:table-cell table:formula="of:=VLOOKUP([.E10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2" calcext:value-type="float">
            <text:p>102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19H06M06S" calcext:value-type="time">
            <text:p>19:06:06</text:p>
          </table:table-cell>
          <table:table-cell table:style-name="ce9" office:value-type="float" office:value="38" calcext:value-type="float">
            <text:p>38</text:p>
          </table:table-cell>
          <table:table-cell table:style-name="ce11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394" calcext:value-type="float">
            <text:p>394</text:p>
          </table:table-cell>
          <table:table-cell table:style-name="ce10" table:formula="of:=VLOOKUP([.F103];[$Клиенты.A:.D];4;0)" office:value-type="string" office:string-value="нет" calcext:value-type="string">
            <text:p>нет</text:p>
          </table:table-cell>
          <table:table-cell table:formula="of:=VLOOKUP([.E10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3" calcext:value-type="float">
            <text:p>103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19H24M13S" calcext:value-type="time">
            <text:p>19:24:13</text:p>
          </table:table-cell>
          <table:table-cell table:style-name="ce9" office:value-type="float" office:value="36" calcext:value-type="float">
            <text:p>36</text:p>
          </table:table-cell>
          <table:table-cell table:style-name="ce11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381" calcext:value-type="float">
            <text:p>381</text:p>
          </table:table-cell>
          <table:table-cell table:style-name="ce10" table:formula="of:=VLOOKUP([.F104];[$Клиенты.A:.D];4;0)" office:value-type="string" office:string-value="нет" calcext:value-type="string">
            <text:p>нет</text:p>
          </table:table-cell>
          <table:table-cell table:formula="of:=VLOOKUP([.E104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4" calcext:value-type="float">
            <text:p>104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19H25M50S" calcext:value-type="time">
            <text:p>19:25:50</text:p>
          </table:table-cell>
          <table:table-cell table:style-name="ce9" office:value-type="float" office:value="9" calcext:value-type="float">
            <text:p>9</text:p>
          </table:table-cell>
          <table:table-cell table:style-name="ce11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table:style-name="ce10" table:formula="of:=VLOOKUP([.F105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0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5" calcext:value-type="float">
            <text:p>105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19H47M46S" calcext:value-type="time">
            <text:p>19:47:46</text:p>
          </table:table-cell>
          <table:table-cell table:style-name="ce9" office:value-type="float" office:value="36" calcext:value-type="float">
            <text:p>36</text:p>
          </table:table-cell>
          <table:table-cell table:style-name="ce11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373" calcext:value-type="float">
            <text:p>373</text:p>
          </table:table-cell>
          <table:table-cell table:style-name="ce10" table:formula="of:=VLOOKUP([.F106];[$Клиенты.A:.D];4;0)" office:value-type="string" office:string-value="нет" calcext:value-type="string">
            <text:p>нет</text:p>
          </table:table-cell>
          <table:table-cell table:formula="of:=VLOOKUP([.E10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6" calcext:value-type="float">
            <text:p>106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21H00M24S" calcext:value-type="time">
            <text:p>21:00:24</text:p>
          </table:table-cell>
          <table:table-cell table:style-name="ce9" office:value-type="float" office:value="8" calcext:value-type="float">
            <text:p>8</text:p>
          </table:table-cell>
          <table:table-cell table:style-name="ce11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table:style-name="ce10" table:formula="of:=VLOOKUP([.F107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107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7" calcext:value-type="float">
            <text:p>107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21H22M21S" calcext:value-type="time">
            <text:p>21:22:21</text:p>
          </table:table-cell>
          <table:table-cell table:style-name="ce9" office:value-type="float" office:value="7" calcext:value-type="float">
            <text:p>7</text:p>
          </table:table-cell>
          <table:table-cell table:style-name="ce11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table:style-name="ce10" table:formula="of:=VLOOKUP([.F108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0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8" calcext:value-type="float">
            <text:p>108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21H26M13S" calcext:value-type="time">
            <text:p>21:26:13</text:p>
          </table:table-cell>
          <table:table-cell table:style-name="ce9" office:value-type="float" office:value="5" calcext:value-type="float">
            <text:p>5</text:p>
          </table:table-cell>
          <table:table-cell table:style-name="ce11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table:style-name="ce10" table:formula="of:=VLOOKUP([.F109];[$Клиенты.A:.D];4;0)" office:value-type="string" office:string-value="нет" calcext:value-type="string">
            <text:p>нет</text:p>
          </table:table-cell>
          <table:table-cell table:formula="of:=VLOOKUP([.E109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21H34M41S" calcext:value-type="time">
            <text:p>21:34:41</text:p>
          </table:table-cell>
          <table:table-cell table:style-name="ce9" office:value-type="float" office:value="31" calcext:value-type="float">
            <text:p>31</text:p>
          </table:table-cell>
          <table:table-cell table:style-name="ce11" office:value-type="string" calcext:value-type="string">
            <text:p>A64</text:p>
          </table:table-cell>
          <table:table-cell office:value-type="float" office:value="15" calcext:value-type="float">
            <text:p>15</text:p>
          </table:table-cell>
          <table:table-cell office:value-type="float" office:value="275" calcext:value-type="float">
            <text:p>275</text:p>
          </table:table-cell>
          <table:table-cell table:style-name="ce10" table:formula="of:=VLOOKUP([.F110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10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0" calcext:value-type="float">
            <text:p>110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21H41M36S" calcext:value-type="time">
            <text:p>21:41:36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338" calcext:value-type="float">
            <text:p>338</text:p>
          </table:table-cell>
          <table:table-cell table:style-name="ce10" table:formula="of:=VLOOKUP([.F111];[$Клиенты.A:.D];4;0)" office:value-type="string" office:string-value="нет" calcext:value-type="string">
            <text:p>нет</text:p>
          </table:table-cell>
          <table:table-cell table:formula="of:=VLOOKUP([.E11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1" calcext:value-type="float">
            <text:p>111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21H44M12S" calcext:value-type="time">
            <text:p>21:44:12</text:p>
          </table:table-cell>
          <table:table-cell table:style-name="ce9" office:value-type="float" office:value="47" calcext:value-type="float">
            <text:p>47</text:p>
          </table:table-cell>
          <table:table-cell table:style-name="ce11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567" calcext:value-type="float">
            <text:p>567</text:p>
          </table:table-cell>
          <table:table-cell table:style-name="ce10" table:formula="of:=VLOOKUP([.F112];[$Клиенты.A:.D];4;0)" office:value-type="string" office:string-value="нет" calcext:value-type="string">
            <text:p>нет</text:p>
          </table:table-cell>
          <table:table-cell table:formula="of:=VLOOKUP([.E112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2" calcext:value-type="float">
            <text:p>112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21H48M25S" calcext:value-type="time">
            <text:p>21:48:25</text:p>
          </table:table-cell>
          <table:table-cell table:style-name="ce9" office:value-type="float" office:value="9" calcext:value-type="float">
            <text:p>9</text:p>
          </table:table-cell>
          <table:table-cell table:style-name="ce11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151" calcext:value-type="float">
            <text:p>151</text:p>
          </table:table-cell>
          <table:table-cell table:style-name="ce10" table:formula="of:=VLOOKUP([.F113];[$Клиенты.A:.D];4;0)" office:value-type="string" office:string-value="нет" calcext:value-type="string">
            <text:p>нет</text:p>
          </table:table-cell>
          <table:table-cell table:formula="of:=VLOOKUP([.E113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3" calcext:value-type="float">
            <text:p>113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21H53M14S" calcext:value-type="time">
            <text:p>21:53:14</text:p>
          </table:table-cell>
          <table:table-cell table:style-name="ce9" office:value-type="float" office:value="5" calcext:value-type="float">
            <text:p>5</text:p>
          </table:table-cell>
          <table:table-cell table:style-name="ce11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table:style-name="ce10" table:formula="of:=VLOOKUP([.F114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14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4" calcext:value-type="float">
            <text:p>114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21H54M01S" calcext:value-type="time">
            <text:p>21:54:01</text:p>
          </table:table-cell>
          <table:table-cell table:style-name="ce9" office:value-type="float" office:value="13" calcext:value-type="float">
            <text:p>13</text:p>
          </table:table-cell>
          <table:table-cell table:style-name="ce11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table:style-name="ce10" table:formula="of:=VLOOKUP([.F115];[$Клиенты.A:.D];4;0)" office:value-type="string" office:string-value="нет" calcext:value-type="string">
            <text:p>нет</text:p>
          </table:table-cell>
          <table:table-cell table:formula="of:=VLOOKUP([.E11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5" calcext:value-type="float">
            <text:p>115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22H01M41S" calcext:value-type="time">
            <text:p>22:01:41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322" calcext:value-type="float">
            <text:p>322</text:p>
          </table:table-cell>
          <table:table-cell table:style-name="ce10" table:formula="of:=VLOOKUP([.F116];[$Клиенты.A:.D];4;0)" office:value-type="string" office:string-value="нет" calcext:value-type="string">
            <text:p>нет</text:p>
          </table:table-cell>
          <table:table-cell table:formula="of:=VLOOKUP([.E11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6" calcext:value-type="float">
            <text:p>116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22H15M30S" calcext:value-type="time">
            <text:p>22:15:30</text:p>
          </table:table-cell>
          <table:table-cell table:style-name="ce9" office:value-type="float" office:value="8" calcext:value-type="float">
            <text:p>8</text:p>
          </table:table-cell>
          <table:table-cell table:style-name="ce11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table:style-name="ce10" table:formula="of:=VLOOKUP([.F117];[$Клиенты.A:.D];4;0)" office:value-type="string" office:string-value="нет" calcext:value-type="string">
            <text:p>нет</text:p>
          </table:table-cell>
          <table:table-cell table:formula="of:=VLOOKUP([.E11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7" calcext:value-type="float">
            <text:p>117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22H24M33S" calcext:value-type="time">
            <text:p>22:24:33</text:p>
          </table:table-cell>
          <table:table-cell table:style-name="ce9" office:value-type="float" office:value="47" calcext:value-type="float">
            <text:p>47</text:p>
          </table:table-cell>
          <table:table-cell table:style-name="ce11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515" calcext:value-type="float">
            <text:p>515</text:p>
          </table:table-cell>
          <table:table-cell table:style-name="ce10" table:formula="of:=VLOOKUP([.F118];[$Клиенты.A:.D];4;0)" office:value-type="string" office:string-value="нет" calcext:value-type="string">
            <text:p>нет</text:p>
          </table:table-cell>
          <table:table-cell table:formula="of:=VLOOKUP([.E11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8" calcext:value-type="float">
            <text:p>118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22H40M59S" calcext:value-type="time">
            <text:p>22:40:59</text:p>
          </table:table-cell>
          <table:table-cell table:style-name="ce9" office:value-type="float" office:value="29" calcext:value-type="float">
            <text:p>29</text:p>
          </table:table-cell>
          <table:table-cell table:style-name="ce11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337" calcext:value-type="float">
            <text:p>337</text:p>
          </table:table-cell>
          <table:table-cell table:style-name="ce10" table:formula="of:=VLOOKUP([.F119];[$Клиенты.A:.D];4;0)" office:value-type="string" office:string-value="нет" calcext:value-type="string">
            <text:p>нет</text:p>
          </table:table-cell>
          <table:table-cell table:formula="of:=VLOOKUP([.E119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9" calcext:value-type="float">
            <text:p>119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22H41M59S" calcext:value-type="time">
            <text:p>22:41:59</text:p>
          </table:table-cell>
          <table:table-cell table:style-name="ce9" office:value-type="float" office:value="37" calcext:value-type="float">
            <text:p>37</text:p>
          </table:table-cell>
          <table:table-cell table:style-name="ce11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392" calcext:value-type="float">
            <text:p>392</text:p>
          </table:table-cell>
          <table:table-cell table:style-name="ce10" table:formula="of:=VLOOKUP([.F120];[$Клиенты.A:.D];4;0)" office:value-type="string" office:string-value="нет" calcext:value-type="string">
            <text:p>нет</text:p>
          </table:table-cell>
          <table:table-cell table:formula="of:=VLOOKUP([.E120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0" calcext:value-type="float">
            <text:p>120</text:p>
          </table:table-cell>
          <table:table-cell office:value-type="date" office:date-value="2025-06-02" calcext:value-type="date">
            <text:p>02.06.25</text:p>
          </table:table-cell>
          <table:table-cell table:style-name="ce8" office:value-type="time" office:time-value="PT22H42M38S" calcext:value-type="time">
            <text:p>22:42:38</text:p>
          </table:table-cell>
          <table:table-cell table:style-name="ce9" office:value-type="float" office:value="7" calcext:value-type="float">
            <text:p>7</text:p>
          </table:table-cell>
          <table:table-cell table:style-name="ce11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table:style-name="ce10" table:formula="of:=VLOOKUP([.F121];[$Клиенты.A:.D];4;0)" office:value-type="string" office:string-value="нет" calcext:value-type="string">
            <text:p>нет</text:p>
          </table:table-cell>
          <table:table-cell table:formula="of:=VLOOKUP([.E121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1" calcext:value-type="float">
            <text:p>121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06H13M13S" calcext:value-type="time">
            <text:p>6:13:13</text:p>
          </table:table-cell>
          <table:table-cell table:style-name="ce9" office:value-type="float" office:value="38" calcext:value-type="float">
            <text:p>38</text:p>
          </table:table-cell>
          <table:table-cell table:style-name="ce11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436" calcext:value-type="float">
            <text:p>436</text:p>
          </table:table-cell>
          <table:table-cell table:style-name="ce10" table:formula="of:=VLOOKUP([.F122];[$Клиенты.A:.D];4;0)" office:value-type="string" office:string-value="нет" calcext:value-type="string">
            <text:p>нет</text:p>
          </table:table-cell>
          <table:table-cell table:formula="of:=VLOOKUP([.E122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2" calcext:value-type="float">
            <text:p>122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06H23M54S" calcext:value-type="time">
            <text:p>6:23:54</text:p>
          </table:table-cell>
          <table:table-cell table:style-name="ce9" office:value-type="float" office:value="31" calcext:value-type="float">
            <text:p>31</text:p>
          </table:table-cell>
          <table:table-cell table:style-name="ce11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292" calcext:value-type="float">
            <text:p>292</text:p>
          </table:table-cell>
          <table:table-cell table:style-name="ce10" table:formula="of:=VLOOKUP([.F123];[$Клиенты.A:.D];4;0)" office:value-type="string" office:string-value="нет" calcext:value-type="string">
            <text:p>нет</text:p>
          </table:table-cell>
          <table:table-cell table:formula="of:=VLOOKUP([.E123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3" calcext:value-type="float">
            <text:p>123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06H54M31S" calcext:value-type="time">
            <text:p>6:54:31</text:p>
          </table:table-cell>
          <table:table-cell table:style-name="ce9" office:value-type="float" office:value="48" calcext:value-type="float">
            <text:p>48</text:p>
          </table:table-cell>
          <table:table-cell table:style-name="ce11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483" calcext:value-type="float">
            <text:p>483</text:p>
          </table:table-cell>
          <table:table-cell table:style-name="ce10" table:formula="of:=VLOOKUP([.F124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124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07H43M24S" calcext:value-type="time">
            <text:p>7:43:24</text:p>
          </table:table-cell>
          <table:table-cell table:style-name="ce9" office:value-type="float" office:value="29" calcext:value-type="float">
            <text:p>29</text:p>
          </table:table-cell>
          <table:table-cell table:style-name="ce11" office:value-type="string" calcext:value-type="string">
            <text:p>A65</text:p>
          </table:table-cell>
          <table:table-cell office:value-type="float" office:value="15" calcext:value-type="float">
            <text:p>15</text:p>
          </table:table-cell>
          <table:table-cell office:value-type="float" office:value="347" calcext:value-type="float">
            <text:p>347</text:p>
          </table:table-cell>
          <table:table-cell table:style-name="ce10" table:formula="of:=VLOOKUP([.F125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25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5" calcext:value-type="float">
            <text:p>125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07H47M05S" calcext:value-type="time">
            <text:p>7:47:05</text:p>
          </table:table-cell>
          <table:table-cell table:style-name="ce9" office:value-type="float" office:value="15" calcext:value-type="float">
            <text:p>15</text:p>
          </table:table-cell>
          <table:table-cell table:style-name="ce11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153" calcext:value-type="float">
            <text:p>153</text:p>
          </table:table-cell>
          <table:table-cell table:style-name="ce10" table:formula="of:=VLOOKUP([.F126];[$Клиенты.A:.D];4;0)" office:value-type="string" office:string-value="нет" calcext:value-type="string">
            <text:p>нет</text:p>
          </table:table-cell>
          <table:table-cell table:formula="of:=VLOOKUP([.E126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6" calcext:value-type="float">
            <text:p>126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08H01M23S" calcext:value-type="time">
            <text:p>8:01:23</text:p>
          </table:table-cell>
          <table:table-cell table:style-name="ce9" office:value-type="float" office:value="31" calcext:value-type="float">
            <text:p>31</text:p>
          </table:table-cell>
          <table:table-cell table:style-name="ce11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323" calcext:value-type="float">
            <text:p>323</text:p>
          </table:table-cell>
          <table:table-cell table:style-name="ce10" table:formula="of:=VLOOKUP([.F127];[$Клиенты.A:.D];4;0)" office:value-type="string" office:string-value="нет" calcext:value-type="string">
            <text:p>нет</text:p>
          </table:table-cell>
          <table:table-cell table:formula="of:=VLOOKUP([.E12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7" calcext:value-type="float">
            <text:p>127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08H20M25S" calcext:value-type="time">
            <text:p>8:20:25</text:p>
          </table:table-cell>
          <table:table-cell table:style-name="ce9" office:value-type="float" office:value="19" calcext:value-type="float">
            <text:p>19</text:p>
          </table:table-cell>
          <table:table-cell table:style-name="ce11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261" calcext:value-type="float">
            <text:p>261</text:p>
          </table:table-cell>
          <table:table-cell table:style-name="ce10" table:formula="of:=VLOOKUP([.F128];[$Клиенты.A:.D];4;0)" office:value-type="string" office:string-value="нет" calcext:value-type="string">
            <text:p>нет</text:p>
          </table:table-cell>
          <table:table-cell table:formula="of:=VLOOKUP([.E128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8" calcext:value-type="float">
            <text:p>128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08H58M26S" calcext:value-type="time">
            <text:p>8:58:26</text:p>
          </table:table-cell>
          <table:table-cell table:style-name="ce9" office:value-type="float" office:value="49" calcext:value-type="float">
            <text:p>49</text:p>
          </table:table-cell>
          <table:table-cell table:style-name="ce11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390" calcext:value-type="float">
            <text:p>390</text:p>
          </table:table-cell>
          <table:table-cell table:style-name="ce10" table:formula="of:=VLOOKUP([.F129];[$Клиенты.A:.D];4;0)" office:value-type="string" office:string-value="нет" calcext:value-type="string">
            <text:p>нет</text:p>
          </table:table-cell>
          <table:table-cell table:formula="of:=VLOOKUP([.E12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9" calcext:value-type="float">
            <text:p>129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09H00M24S" calcext:value-type="time">
            <text:p>9:00:24</text:p>
          </table:table-cell>
          <table:table-cell table:style-name="ce9" office:value-type="float" office:value="34" calcext:value-type="float">
            <text:p>34</text:p>
          </table:table-cell>
          <table:table-cell table:style-name="ce11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424" calcext:value-type="float">
            <text:p>424</text:p>
          </table:table-cell>
          <table:table-cell table:style-name="ce10" table:formula="of:=VLOOKUP([.F130];[$Клиенты.A:.D];4;0)" office:value-type="string" office:string-value="нет" calcext:value-type="string">
            <text:p>нет</text:p>
          </table:table-cell>
          <table:table-cell table:formula="of:=VLOOKUP([.E13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0" calcext:value-type="float">
            <text:p>130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09H15M46S" calcext:value-type="time">
            <text:p>9:15:46</text:p>
          </table:table-cell>
          <table:table-cell table:style-name="ce9" office:value-type="float" office:value="13" calcext:value-type="float">
            <text:p>13</text:p>
          </table:table-cell>
          <table:table-cell table:style-name="ce11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table:style-name="ce10" table:formula="of:=VLOOKUP([.F131];[$Клиенты.A:.D];4;0)" office:value-type="string" office:string-value="нет" calcext:value-type="string">
            <text:p>нет</text:p>
          </table:table-cell>
          <table:table-cell table:formula="of:=VLOOKUP([.E13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1" calcext:value-type="float">
            <text:p>131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10H16M15S" calcext:value-type="time">
            <text:p>10:16:15</text:p>
          </table:table-cell>
          <table:table-cell table:style-name="ce9" office:value-type="float" office:value="9" calcext:value-type="float">
            <text:p>9</text:p>
          </table:table-cell>
          <table:table-cell table:style-name="ce11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table:style-name="ce10" table:formula="of:=VLOOKUP([.F132];[$Клиенты.A:.D];4;0)" office:value-type="string" office:string-value="нет" calcext:value-type="string">
            <text:p>нет</text:p>
          </table:table-cell>
          <table:table-cell table:formula="of:=VLOOKUP([.E132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2" calcext:value-type="float">
            <text:p>132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10H40M39S" calcext:value-type="time">
            <text:p>10:40:39</text:p>
          </table:table-cell>
          <table:table-cell table:style-name="ce9" office:value-type="float" office:value="33" calcext:value-type="float">
            <text:p>33</text:p>
          </table:table-cell>
          <table:table-cell table:style-name="ce11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349" calcext:value-type="float">
            <text:p>349</text:p>
          </table:table-cell>
          <table:table-cell table:style-name="ce10" table:formula="of:=VLOOKUP([.F133];[$Клиенты.A:.D];4;0)" office:value-type="string" office:string-value="нет" calcext:value-type="string">
            <text:p>нет</text:p>
          </table:table-cell>
          <table:table-cell table:formula="of:=VLOOKUP([.E133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3" calcext:value-type="float">
            <text:p>133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11H35M06S" calcext:value-type="time">
            <text:p>11:35:06</text:p>
          </table:table-cell>
          <table:table-cell table:style-name="ce9" office:value-type="float" office:value="42" calcext:value-type="float">
            <text:p>42</text:p>
          </table:table-cell>
          <table:table-cell table:style-name="ce11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513" calcext:value-type="float">
            <text:p>513</text:p>
          </table:table-cell>
          <table:table-cell table:style-name="ce10" table:formula="of:=VLOOKUP([.F134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3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4" calcext:value-type="float">
            <text:p>134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11H45M48S" calcext:value-type="time">
            <text:p>11:45:48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132" calcext:value-type="float">
            <text:p>132</text:p>
          </table:table-cell>
          <table:table-cell table:style-name="ce10" table:formula="of:=VLOOKUP([.F135];[$Клиенты.A:.D];4;0)" office:value-type="string" office:string-value="нет" calcext:value-type="string">
            <text:p>нет</text:p>
          </table:table-cell>
          <table:table-cell table:formula="of:=VLOOKUP([.E135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5" calcext:value-type="float">
            <text:p>135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11H45M50S" calcext:value-type="time">
            <text:p>11:45:50</text:p>
          </table:table-cell>
          <table:table-cell table:style-name="ce9" office:value-type="float" office:value="6" calcext:value-type="float">
            <text:p>6</text:p>
          </table:table-cell>
          <table:table-cell table:style-name="ce11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table:style-name="ce10" table:formula="of:=VLOOKUP([.F136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36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6" calcext:value-type="float">
            <text:p>136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13H47M25S" calcext:value-type="time">
            <text:p>13:47:25</text:p>
          </table:table-cell>
          <table:table-cell table:style-name="ce9" office:value-type="float" office:value="16" calcext:value-type="float">
            <text:p>16</text:p>
          </table:table-cell>
          <table:table-cell table:style-name="ce11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204" calcext:value-type="float">
            <text:p>204</text:p>
          </table:table-cell>
          <table:table-cell table:style-name="ce10" table:formula="of:=VLOOKUP([.F137];[$Клиенты.A:.D];4;0)" office:value-type="string" office:string-value="нет" calcext:value-type="string">
            <text:p>нет</text:p>
          </table:table-cell>
          <table:table-cell table:formula="of:=VLOOKUP([.E13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7" calcext:value-type="float">
            <text:p>137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13H49M18S" calcext:value-type="time">
            <text:p>13:49:18</text:p>
          </table:table-cell>
          <table:table-cell table:style-name="ce9" office:value-type="float" office:value="38" calcext:value-type="float">
            <text:p>38</text:p>
          </table:table-cell>
          <table:table-cell table:style-name="ce11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437" calcext:value-type="float">
            <text:p>437</text:p>
          </table:table-cell>
          <table:table-cell table:style-name="ce10" table:formula="of:=VLOOKUP([.F138];[$Клиенты.A:.D];4;0)" office:value-type="string" office:string-value="нет" calcext:value-type="string">
            <text:p>нет</text:p>
          </table:table-cell>
          <table:table-cell table:formula="of:=VLOOKUP([.E138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8" calcext:value-type="float">
            <text:p>138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13H53M26S" calcext:value-type="time">
            <text:p>13:53:26</text:p>
          </table:table-cell>
          <table:table-cell table:style-name="ce9" office:value-type="float" office:value="27" calcext:value-type="float">
            <text:p>27</text:p>
          </table:table-cell>
          <table:table-cell table:style-name="ce11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352" calcext:value-type="float">
            <text:p>352</text:p>
          </table:table-cell>
          <table:table-cell table:style-name="ce10" table:formula="of:=VLOOKUP([.F139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139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9" calcext:value-type="float">
            <text:p>139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14H07M10S" calcext:value-type="time">
            <text:p>14:07:10</text:p>
          </table:table-cell>
          <table:table-cell table:style-name="ce9" office:value-type="float" office:value="27" calcext:value-type="float">
            <text:p>27</text:p>
          </table:table-cell>
          <table:table-cell table:style-name="ce11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262" calcext:value-type="float">
            <text:p>262</text:p>
          </table:table-cell>
          <table:table-cell table:style-name="ce10" table:formula="of:=VLOOKUP([.F140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40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0" calcext:value-type="float">
            <text:p>140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14H16M30S" calcext:value-type="time">
            <text:p>14:16:30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393" calcext:value-type="float">
            <text:p>393</text:p>
          </table:table-cell>
          <table:table-cell table:style-name="ce10" table:formula="of:=VLOOKUP([.F141];[$Клиенты.A:.D];4;0)" office:value-type="string" office:string-value="нет" calcext:value-type="string">
            <text:p>нет</text:p>
          </table:table-cell>
          <table:table-cell table:formula="of:=VLOOKUP([.E141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1" calcext:value-type="float">
            <text:p>141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14H29M35S" calcext:value-type="time">
            <text:p>14:29:35</text:p>
          </table:table-cell>
          <table:table-cell table:style-name="ce9" office:value-type="float" office:value="20" calcext:value-type="float">
            <text:p>20</text:p>
          </table:table-cell>
          <table:table-cell table:style-name="ce11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208" calcext:value-type="float">
            <text:p>208</text:p>
          </table:table-cell>
          <table:table-cell table:style-name="ce10" table:formula="of:=VLOOKUP([.F142];[$Клиенты.A:.D];4;0)" office:value-type="string" office:string-value="нет" calcext:value-type="string">
            <text:p>нет</text:p>
          </table:table-cell>
          <table:table-cell table:formula="of:=VLOOKUP([.E142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2" calcext:value-type="float">
            <text:p>142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14H33M45S" calcext:value-type="time">
            <text:p>14:33:45</text:p>
          </table:table-cell>
          <table:table-cell table:style-name="ce9" office:value-type="float" office:value="16" calcext:value-type="float">
            <text:p>16</text:p>
          </table:table-cell>
          <table:table-cell table:style-name="ce11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169" calcext:value-type="float">
            <text:p>169</text:p>
          </table:table-cell>
          <table:table-cell table:style-name="ce10" table:formula="of:=VLOOKUP([.F143];[$Клиенты.A:.D];4;0)" office:value-type="string" office:string-value="нет" calcext:value-type="string">
            <text:p>нет</text:p>
          </table:table-cell>
          <table:table-cell table:formula="of:=VLOOKUP([.E14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3" calcext:value-type="float">
            <text:p>143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14H38M23S" calcext:value-type="time">
            <text:p>14:38:23</text:p>
          </table:table-cell>
          <table:table-cell table:style-name="ce9" office:value-type="float" office:value="31" calcext:value-type="float">
            <text:p>31</text:p>
          </table:table-cell>
          <table:table-cell table:style-name="ce11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308" calcext:value-type="float">
            <text:p>308</text:p>
          </table:table-cell>
          <table:table-cell table:style-name="ce10" table:formula="of:=VLOOKUP([.F144];[$Клиенты.A:.D];4;0)" office:value-type="string" office:string-value="нет" calcext:value-type="string">
            <text:p>нет</text:p>
          </table:table-cell>
          <table:table-cell table:formula="of:=VLOOKUP([.E144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4" calcext:value-type="float">
            <text:p>144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14H40M45S" calcext:value-type="time">
            <text:p>14:40:45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table:style-name="ce10" table:formula="of:=VLOOKUP([.F145];[$Клиенты.A:.D];4;0)" office:value-type="string" office:string-value="нет" calcext:value-type="string">
            <text:p>нет</text:p>
          </table:table-cell>
          <table:table-cell table:formula="of:=VLOOKUP([.E14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14H55M30S" calcext:value-type="time">
            <text:p>14:55:30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string" calcext:value-type="string">
            <text:p>A62</text:p>
          </table:table-cell>
          <table:table-cell office:value-type="float" office:value="15" calcext:value-type="float">
            <text:p>15</text:p>
          </table:table-cell>
          <table:table-cell office:value-type="float" office:value="383" calcext:value-type="float">
            <text:p>383</text:p>
          </table:table-cell>
          <table:table-cell table:style-name="ce10" table:formula="of:=VLOOKUP([.F146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46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6" calcext:value-type="float">
            <text:p>146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15H24M51S" calcext:value-type="time">
            <text:p>15:24:51</text:p>
          </table:table-cell>
          <table:table-cell table:style-name="ce9" office:value-type="float" office:value="7" calcext:value-type="float">
            <text:p>7</text:p>
          </table:table-cell>
          <table:table-cell table:style-name="ce11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table:style-name="ce10" table:formula="of:=VLOOKUP([.F147];[$Клиенты.A:.D];4;0)" office:value-type="string" office:string-value="нет" calcext:value-type="string">
            <text:p>нет</text:p>
          </table:table-cell>
          <table:table-cell table:formula="of:=VLOOKUP([.E14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7" calcext:value-type="float">
            <text:p>147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15H29M13S" calcext:value-type="time">
            <text:p>15:29:13</text:p>
          </table:table-cell>
          <table:table-cell table:style-name="ce9" office:value-type="float" office:value="18" calcext:value-type="float">
            <text:p>18</text:p>
          </table:table-cell>
          <table:table-cell table:style-name="ce11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254" calcext:value-type="float">
            <text:p>254</text:p>
          </table:table-cell>
          <table:table-cell table:style-name="ce10" table:formula="of:=VLOOKUP([.F148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4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8" calcext:value-type="float">
            <text:p>148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15H33M59S" calcext:value-type="time">
            <text:p>15:33:59</text:p>
          </table:table-cell>
          <table:table-cell table:style-name="ce9" office:value-type="float" office:value="17" calcext:value-type="float">
            <text:p>17</text:p>
          </table:table-cell>
          <table:table-cell table:style-name="ce11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table:style-name="ce10" table:formula="of:=VLOOKUP([.F149];[$Клиенты.A:.D];4;0)" office:value-type="string" office:string-value="нет" calcext:value-type="string">
            <text:p>нет</text:p>
          </table:table-cell>
          <table:table-cell table:formula="of:=VLOOKUP([.E149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9" calcext:value-type="float">
            <text:p>149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15H47M11S" calcext:value-type="time">
            <text:p>15:47:11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482" calcext:value-type="float">
            <text:p>482</text:p>
          </table:table-cell>
          <table:table-cell table:style-name="ce10" table:formula="of:=VLOOKUP([.F150];[$Клиенты.A:.D];4;0)" office:value-type="string" office:string-value="нет" calcext:value-type="string">
            <text:p>нет</text:p>
          </table:table-cell>
          <table:table-cell table:formula="of:=VLOOKUP([.E15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0" calcext:value-type="float">
            <text:p>150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15H54M42S" calcext:value-type="time">
            <text:p>15:54:42</text:p>
          </table:table-cell>
          <table:table-cell table:style-name="ce9" office:value-type="float" office:value="11" calcext:value-type="float">
            <text:p>11</text:p>
          </table:table-cell>
          <table:table-cell table:style-name="ce11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147" calcext:value-type="float">
            <text:p>147</text:p>
          </table:table-cell>
          <table:table-cell table:style-name="ce10" table:formula="of:=VLOOKUP([.F151];[$Клиенты.A:.D];4;0)" office:value-type="string" office:string-value="нет" calcext:value-type="string">
            <text:p>нет</text:p>
          </table:table-cell>
          <table:table-cell table:formula="of:=VLOOKUP([.E151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1" calcext:value-type="float">
            <text:p>151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17H03M35S" calcext:value-type="time">
            <text:p>17:03:35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441" calcext:value-type="float">
            <text:p>441</text:p>
          </table:table-cell>
          <table:table-cell table:style-name="ce10" table:formula="of:=VLOOKUP([.F152];[$Клиенты.A:.D];4;0)" office:value-type="string" office:string-value="нет" calcext:value-type="string">
            <text:p>нет</text:p>
          </table:table-cell>
          <table:table-cell table:formula="of:=VLOOKUP([.E152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2" calcext:value-type="float">
            <text:p>152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17H04M59S" calcext:value-type="time">
            <text:p>17:04:59</text:p>
          </table:table-cell>
          <table:table-cell table:style-name="ce9" office:value-type="float" office:value="8" calcext:value-type="float">
            <text:p>8</text:p>
          </table:table-cell>
          <table:table-cell table:style-name="ce11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table:style-name="ce10" table:formula="of:=VLOOKUP([.F153];[$Клиенты.A:.D];4;0)" office:value-type="string" office:string-value="нет" calcext:value-type="string">
            <text:p>нет</text:p>
          </table:table-cell>
          <table:table-cell table:formula="of:=VLOOKUP([.E15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3" calcext:value-type="float">
            <text:p>153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17H11M49S" calcext:value-type="time">
            <text:p>17:11:49</text:p>
          </table:table-cell>
          <table:table-cell table:style-name="ce9" office:value-type="float" office:value="9" calcext:value-type="float">
            <text:p>9</text:p>
          </table:table-cell>
          <table:table-cell table:style-name="ce11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</text:p>
          </table:table-cell>
          <table:table-cell table:style-name="ce10" table:formula="of:=VLOOKUP([.F154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5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4" calcext:value-type="float">
            <text:p>154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17H35M27S" calcext:value-type="time">
            <text:p>17:35:27</text:p>
          </table:table-cell>
          <table:table-cell table:style-name="ce9" office:value-type="float" office:value="26" calcext:value-type="float">
            <text:p>26</text:p>
          </table:table-cell>
          <table:table-cell table:style-name="ce11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229" calcext:value-type="float">
            <text:p>229</text:p>
          </table:table-cell>
          <table:table-cell table:style-name="ce10" table:formula="of:=VLOOKUP([.F155];[$Клиенты.A:.D];4;0)" office:value-type="string" office:string-value="нет" calcext:value-type="string">
            <text:p>нет</text:p>
          </table:table-cell>
          <table:table-cell table:formula="of:=VLOOKUP([.E155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5" calcext:value-type="float">
            <text:p>155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17H38M49S" calcext:value-type="time">
            <text:p>17:38:49</text:p>
          </table:table-cell>
          <table:table-cell table:style-name="ce9" office:value-type="float" office:value="6" calcext:value-type="float">
            <text:p>6</text:p>
          </table:table-cell>
          <table:table-cell table:style-name="ce11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104" calcext:value-type="float">
            <text:p>104</text:p>
          </table:table-cell>
          <table:table-cell table:style-name="ce10" table:formula="of:=VLOOKUP([.F156];[$Клиенты.A:.D];4;0)" office:value-type="string" office:string-value="нет" calcext:value-type="string">
            <text:p>нет</text:p>
          </table:table-cell>
          <table:table-cell table:formula="of:=VLOOKUP([.E156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6" calcext:value-type="float">
            <text:p>156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17H52M44S" calcext:value-type="time">
            <text:p>17:52:44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377" calcext:value-type="float">
            <text:p>377</text:p>
          </table:table-cell>
          <table:table-cell table:style-name="ce10" table:formula="of:=VLOOKUP([.F157];[$Клиенты.A:.D];4;0)" office:value-type="string" office:string-value="нет" calcext:value-type="string">
            <text:p>нет</text:p>
          </table:table-cell>
          <table:table-cell table:formula="of:=VLOOKUP([.E157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7" calcext:value-type="float">
            <text:p>157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18H09M21S" calcext:value-type="time">
            <text:p>18:09:21</text:p>
          </table:table-cell>
          <table:table-cell table:style-name="ce9" office:value-type="float" office:value="29" calcext:value-type="float">
            <text:p>29</text:p>
          </table:table-cell>
          <table:table-cell table:style-name="ce11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311" calcext:value-type="float">
            <text:p>311</text:p>
          </table:table-cell>
          <table:table-cell table:style-name="ce10" table:formula="of:=VLOOKUP([.F158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158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8" calcext:value-type="float">
            <text:p>158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18H10M47S" calcext:value-type="time">
            <text:p>18:10:47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410" calcext:value-type="float">
            <text:p>410</text:p>
          </table:table-cell>
          <table:table-cell table:style-name="ce10" table:formula="of:=VLOOKUP([.F159];[$Клиенты.A:.D];4;0)" office:value-type="string" office:string-value="нет" calcext:value-type="string">
            <text:p>нет</text:p>
          </table:table-cell>
          <table:table-cell table:formula="of:=VLOOKUP([.E15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9" calcext:value-type="float">
            <text:p>159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18H37M00S" calcext:value-type="time">
            <text:p>18:37:00</text:p>
          </table:table-cell>
          <table:table-cell table:style-name="ce9" office:value-type="float" office:value="45" calcext:value-type="float">
            <text:p>45</text:p>
          </table:table-cell>
          <table:table-cell table:style-name="ce11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 table:style-name="ce10" table:formula="of:=VLOOKUP([.F160];[$Клиенты.A:.D];4;0)" office:value-type="string" office:string-value="нет" calcext:value-type="string">
            <text:p>нет</text:p>
          </table:table-cell>
          <table:table-cell table:formula="of:=VLOOKUP([.E160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0" calcext:value-type="float">
            <text:p>160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19H12M29S" calcext:value-type="time">
            <text:p>19:12:29</text:p>
          </table:table-cell>
          <table:table-cell table:style-name="ce9" office:value-type="float" office:value="21" calcext:value-type="float">
            <text:p>21</text:p>
          </table:table-cell>
          <table:table-cell table:style-name="ce11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279" calcext:value-type="float">
            <text:p>279</text:p>
          </table:table-cell>
          <table:table-cell table:style-name="ce10" table:formula="of:=VLOOKUP([.F161];[$Клиенты.A:.D];4;0)" office:value-type="string" office:string-value="нет" calcext:value-type="string">
            <text:p>нет</text:p>
          </table:table-cell>
          <table:table-cell table:formula="of:=VLOOKUP([.E16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1" calcext:value-type="float">
            <text:p>161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19H17M52S" calcext:value-type="time">
            <text:p>19:17:52</text:p>
          </table:table-cell>
          <table:table-cell table:style-name="ce9" office:value-type="float" office:value="16" calcext:value-type="float">
            <text:p>16</text:p>
          </table:table-cell>
          <table:table-cell table:style-name="ce11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table:style-name="ce10" table:formula="of:=VLOOKUP([.F162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62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2" calcext:value-type="float">
            <text:p>162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19H24M32S" calcext:value-type="time">
            <text:p>19:24:32</text:p>
          </table:table-cell>
          <table:table-cell table:style-name="ce9" office:value-type="float" office:value="43" calcext:value-type="float">
            <text:p>43</text:p>
          </table:table-cell>
          <table:table-cell table:style-name="ce11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515" calcext:value-type="float">
            <text:p>515</text:p>
          </table:table-cell>
          <table:table-cell table:style-name="ce10" table:formula="of:=VLOOKUP([.F163];[$Клиенты.A:.D];4;0)" office:value-type="string" office:string-value="нет" calcext:value-type="string">
            <text:p>нет</text:p>
          </table:table-cell>
          <table:table-cell table:formula="of:=VLOOKUP([.E16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3" calcext:value-type="float">
            <text:p>163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19H27M06S" calcext:value-type="time">
            <text:p>19:27:06</text:p>
          </table:table-cell>
          <table:table-cell table:style-name="ce9" office:value-type="float" office:value="46" calcext:value-type="float">
            <text:p>46</text:p>
          </table:table-cell>
          <table:table-cell table:style-name="ce11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427" calcext:value-type="float">
            <text:p>427</text:p>
          </table:table-cell>
          <table:table-cell table:style-name="ce10" table:formula="of:=VLOOKUP([.F164];[$Клиенты.A:.D];4;0)" office:value-type="string" office:string-value="нет" calcext:value-type="string">
            <text:p>нет</text:p>
          </table:table-cell>
          <table:table-cell table:formula="of:=VLOOKUP([.E164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19H49M43S" calcext:value-type="time">
            <text:p>19:49:43</text:p>
          </table:table-cell>
          <table:table-cell table:style-name="ce9" office:value-type="float" office:value="29" calcext:value-type="float">
            <text:p>29</text:p>
          </table:table-cell>
          <table:table-cell table:style-name="ce11" office:value-type="string" calcext:value-type="string">
            <text:p>A58</text:p>
          </table:table-cell>
          <table:table-cell office:value-type="float" office:value="15" calcext:value-type="float">
            <text:p>15</text:p>
          </table:table-cell>
          <table:table-cell office:value-type="float" office:value="334" calcext:value-type="float">
            <text:p>334</text:p>
          </table:table-cell>
          <table:table-cell table:style-name="ce10" table:formula="of:=VLOOKUP([.F165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65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5" calcext:value-type="float">
            <text:p>165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19H49M47S" calcext:value-type="time">
            <text:p>19:49:47</text:p>
          </table:table-cell>
          <table:table-cell table:style-name="ce9" office:value-type="float" office:value="24" calcext:value-type="float">
            <text:p>24</text:p>
          </table:table-cell>
          <table:table-cell table:style-name="ce11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215" calcext:value-type="float">
            <text:p>215</text:p>
          </table:table-cell>
          <table:table-cell table:style-name="ce10" table:formula="of:=VLOOKUP([.F166];[$Клиенты.A:.D];4;0)" office:value-type="string" office:string-value="нет" calcext:value-type="string">
            <text:p>нет</text:p>
          </table:table-cell>
          <table:table-cell table:formula="of:=VLOOKUP([.E16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6" calcext:value-type="float">
            <text:p>166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21H00M30S" calcext:value-type="time">
            <text:p>21:00:30</text:p>
          </table:table-cell>
          <table:table-cell table:style-name="ce9" office:value-type="float" office:value="25" calcext:value-type="float">
            <text:p>25</text:p>
          </table:table-cell>
          <table:table-cell table:style-name="ce11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297" calcext:value-type="float">
            <text:p>297</text:p>
          </table:table-cell>
          <table:table-cell table:style-name="ce10" table:formula="of:=VLOOKUP([.F167];[$Клиенты.A:.D];4;0)" office:value-type="string" office:string-value="нет" calcext:value-type="string">
            <text:p>нет</text:p>
          </table:table-cell>
          <table:table-cell table:formula="of:=VLOOKUP([.E16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7" calcext:value-type="float">
            <text:p>167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21H07M03S" calcext:value-type="time">
            <text:p>21:07:03</text:p>
          </table:table-cell>
          <table:table-cell table:style-name="ce9" office:value-type="float" office:value="37" calcext:value-type="float">
            <text:p>37</text:p>
          </table:table-cell>
          <table:table-cell table:style-name="ce11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table:style-name="ce10" table:formula="of:=VLOOKUP([.F168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168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21H07M29S" calcext:value-type="time">
            <text:p>21:07:29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string" calcext:value-type="string">
            <text:p>A57</text:p>
          </table:table-cell>
          <table:table-cell office:value-type="float" office:value="15" calcext:value-type="float">
            <text:p>15</text:p>
          </table:table-cell>
          <table:table-cell office:value-type="float" office:value="158" calcext:value-type="float">
            <text:p>158</text:p>
          </table:table-cell>
          <table:table-cell table:style-name="ce10" table:formula="of:=VLOOKUP([.F169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69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9" calcext:value-type="float">
            <text:p>169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21H18M22S" calcext:value-type="time">
            <text:p>21:18:22</text:p>
          </table:table-cell>
          <table:table-cell table:style-name="ce9" office:value-type="float" office:value="14" calcext:value-type="float">
            <text:p>14</text:p>
          </table:table-cell>
          <table:table-cell table:style-name="ce11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182" calcext:value-type="float">
            <text:p>182</text:p>
          </table:table-cell>
          <table:table-cell table:style-name="ce10" table:formula="of:=VLOOKUP([.F170];[$Клиенты.A:.D];4;0)" office:value-type="string" office:string-value="нет" calcext:value-type="string">
            <text:p>нет</text:p>
          </table:table-cell>
          <table:table-cell table:formula="of:=VLOOKUP([.E170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0" calcext:value-type="float">
            <text:p>170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21H28M28S" calcext:value-type="time">
            <text:p>21:28:28</text:p>
          </table:table-cell>
          <table:table-cell table:style-name="ce9" office:value-type="float" office:value="19" calcext:value-type="float">
            <text:p>19</text:p>
          </table:table-cell>
          <table:table-cell table:style-name="ce11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226" calcext:value-type="float">
            <text:p>226</text:p>
          </table:table-cell>
          <table:table-cell table:style-name="ce10" table:formula="of:=VLOOKUP([.F171];[$Клиенты.A:.D];4;0)" office:value-type="string" office:string-value="нет" calcext:value-type="string">
            <text:p>нет</text:p>
          </table:table-cell>
          <table:table-cell table:formula="of:=VLOOKUP([.E171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1" calcext:value-type="float">
            <text:p>171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22H02M50S" calcext:value-type="time">
            <text:p>22:02:50</text:p>
          </table:table-cell>
          <table:table-cell table:style-name="ce9" office:value-type="float" office:value="8" calcext:value-type="float">
            <text:p>8</text:p>
          </table:table-cell>
          <table:table-cell table:style-name="ce11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table:style-name="ce10" table:formula="of:=VLOOKUP([.F172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72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2" calcext:value-type="float">
            <text:p>172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22H03M23S" calcext:value-type="time">
            <text:p>22:03:23</text:p>
          </table:table-cell>
          <table:table-cell table:style-name="ce9" office:value-type="float" office:value="33" calcext:value-type="float">
            <text:p>33</text:p>
          </table:table-cell>
          <table:table-cell table:style-name="ce11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291" calcext:value-type="float">
            <text:p>291</text:p>
          </table:table-cell>
          <table:table-cell table:style-name="ce10" table:formula="of:=VLOOKUP([.F173];[$Клиенты.A:.D];4;0)" office:value-type="string" office:string-value="нет" calcext:value-type="string">
            <text:p>нет</text:p>
          </table:table-cell>
          <table:table-cell table:formula="of:=VLOOKUP([.E17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3" calcext:value-type="float">
            <text:p>173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22H22M35S" calcext:value-type="time">
            <text:p>22:22:35</text:p>
          </table:table-cell>
          <table:table-cell table:style-name="ce9" office:value-type="float" office:value="48" calcext:value-type="float">
            <text:p>48</text:p>
          </table:table-cell>
          <table:table-cell table:style-name="ce11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571" calcext:value-type="float">
            <text:p>571</text:p>
          </table:table-cell>
          <table:table-cell table:style-name="ce10" table:formula="of:=VLOOKUP([.F174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7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4" calcext:value-type="float">
            <text:p>174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22H39M49S" calcext:value-type="time">
            <text:p>22:39:49</text:p>
          </table:table-cell>
          <table:table-cell table:style-name="ce9" office:value-type="float" office:value="46" calcext:value-type="float">
            <text:p>46</text:p>
          </table:table-cell>
          <table:table-cell table:style-name="ce11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562" calcext:value-type="float">
            <text:p>562</text:p>
          </table:table-cell>
          <table:table-cell table:style-name="ce10" table:formula="of:=VLOOKUP([.F175];[$Клиенты.A:.D];4;0)" office:value-type="string" office:string-value="нет" calcext:value-type="string">
            <text:p>нет</text:p>
          </table:table-cell>
          <table:table-cell table:formula="of:=VLOOKUP([.E17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5" calcext:value-type="float">
            <text:p>175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22H47M28S" calcext:value-type="time">
            <text:p>22:47:28</text:p>
          </table:table-cell>
          <table:table-cell table:style-name="ce9" office:value-type="float" office:value="45" calcext:value-type="float">
            <text:p>45</text:p>
          </table:table-cell>
          <table:table-cell table:style-name="ce11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448" calcext:value-type="float">
            <text:p>448</text:p>
          </table:table-cell>
          <table:table-cell table:style-name="ce10" table:formula="of:=VLOOKUP([.F176];[$Клиенты.A:.D];4;0)" office:value-type="string" office:string-value="нет" calcext:value-type="string">
            <text:p>нет</text:p>
          </table:table-cell>
          <table:table-cell table:formula="of:=VLOOKUP([.E176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6" calcext:value-type="float">
            <text:p>176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22H47M53S" calcext:value-type="time">
            <text:p>22:47:53</text:p>
          </table:table-cell>
          <table:table-cell table:style-name="ce9" office:value-type="float" office:value="36" calcext:value-type="float">
            <text:p>36</text:p>
          </table:table-cell>
          <table:table-cell table:style-name="ce11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454" calcext:value-type="float">
            <text:p>454</text:p>
          </table:table-cell>
          <table:table-cell table:style-name="ce10" table:formula="of:=VLOOKUP([.F177];[$Клиенты.A:.D];4;0)" office:value-type="string" office:string-value="нет" calcext:value-type="string">
            <text:p>нет</text:p>
          </table:table-cell>
          <table:table-cell table:formula="of:=VLOOKUP([.E177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7" calcext:value-type="float">
            <text:p>177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22H47M55S" calcext:value-type="time">
            <text:p>22:47:55</text:p>
          </table:table-cell>
          <table:table-cell table:style-name="ce9" office:value-type="float" office:value="13" calcext:value-type="float">
            <text:p>13</text:p>
          </table:table-cell>
          <table:table-cell table:style-name="ce11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table:style-name="ce10" table:formula="of:=VLOOKUP([.F178];[$Клиенты.A:.D];4;0)" office:value-type="string" office:string-value="нет" calcext:value-type="string">
            <text:p>нет</text:p>
          </table:table-cell>
          <table:table-cell table:formula="of:=VLOOKUP([.E17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8" calcext:value-type="float">
            <text:p>178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22H48M42S" calcext:value-type="time">
            <text:p>22:48:42</text:p>
          </table:table-cell>
          <table:table-cell table:style-name="ce9" office:value-type="float" office:value="9" calcext:value-type="float">
            <text:p>9</text:p>
          </table:table-cell>
          <table:table-cell table:style-name="ce11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table:style-name="ce10" table:formula="of:=VLOOKUP([.F179];[$Клиенты.A:.D];4;0)" office:value-type="string" office:string-value="нет" calcext:value-type="string">
            <text:p>нет</text:p>
          </table:table-cell>
          <table:table-cell table:formula="of:=VLOOKUP([.E179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9" calcext:value-type="float">
            <text:p>179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22H51M42S" calcext:value-type="time">
            <text:p>22:51:42</text:p>
          </table:table-cell>
          <table:table-cell table:style-name="ce9" office:value-type="float" office:value="44" calcext:value-type="float">
            <text:p>44</text:p>
          </table:table-cell>
          <table:table-cell table:style-name="ce11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438" calcext:value-type="float">
            <text:p>438</text:p>
          </table:table-cell>
          <table:table-cell table:style-name="ce10" table:formula="of:=VLOOKUP([.F180];[$Клиенты.A:.D];4;0)" office:value-type="string" office:string-value="нет" calcext:value-type="string">
            <text:p>нет</text:p>
          </table:table-cell>
          <table:table-cell table:formula="of:=VLOOKUP([.E180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80" calcext:value-type="float">
            <text:p>180</text:p>
          </table:table-cell>
          <table:table-cell office:value-type="date" office:date-value="2025-06-03" calcext:value-type="date">
            <text:p>03.06.25</text:p>
          </table:table-cell>
          <table:table-cell table:style-name="ce8" office:value-type="time" office:time-value="PT22H55M50S" calcext:value-type="time">
            <text:p>22:55:50</text:p>
          </table:table-cell>
          <table:table-cell table:style-name="ce9" office:value-type="float" office:value="38" calcext:value-type="float">
            <text:p>38</text:p>
          </table:table-cell>
          <table:table-cell table:style-name="ce11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319" calcext:value-type="float">
            <text:p>319</text:p>
          </table:table-cell>
          <table:table-cell table:style-name="ce10" table:formula="of:=VLOOKUP([.F181];[$Клиенты.A:.D];4;0)" office:value-type="string" office:string-value="нет" calcext:value-type="string">
            <text:p>нет</text:p>
          </table:table-cell>
          <table:table-cell table:formula="of:=VLOOKUP([.E18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81" calcext:value-type="float">
            <text:p>181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06H04M36S" calcext:value-type="time">
            <text:p>6:04:36</text:p>
          </table:table-cell>
          <table:table-cell table:style-name="ce9" office:value-type="float" office:value="20" calcext:value-type="float">
            <text:p>20</text:p>
          </table:table-cell>
          <table:table-cell table:style-name="ce11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table:style-name="ce10" table:formula="of:=VLOOKUP([.F182];[$Клиенты.A:.D];4;0)" office:value-type="string" office:string-value="нет" calcext:value-type="string">
            <text:p>нет</text:p>
          </table:table-cell>
          <table:table-cell table:formula="of:=VLOOKUP([.E18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82" calcext:value-type="float">
            <text:p>182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06H07M16S" calcext:value-type="time">
            <text:p>6:07:16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style-name="ce10" table:formula="of:=VLOOKUP([.F183];[$Клиенты.A:.D];4;0)" office:value-type="string" office:string-value="нет" calcext:value-type="string">
            <text:p>нет</text:p>
          </table:table-cell>
          <table:table-cell table:formula="of:=VLOOKUP([.E183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83" calcext:value-type="float">
            <text:p>183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06H11M55S" calcext:value-type="time">
            <text:p>6:11:55</text:p>
          </table:table-cell>
          <table:table-cell table:style-name="ce9" office:value-type="float" office:value="22" calcext:value-type="float">
            <text:p>22</text:p>
          </table:table-cell>
          <table:table-cell table:style-name="ce11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239" calcext:value-type="float">
            <text:p>239</text:p>
          </table:table-cell>
          <table:table-cell table:style-name="ce10" table:formula="of:=VLOOKUP([.F184];[$Клиенты.A:.D];4;0)" office:value-type="string" office:string-value="нет" calcext:value-type="string">
            <text:p>нет</text:p>
          </table:table-cell>
          <table:table-cell table:formula="of:=VLOOKUP([.E18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84" calcext:value-type="float">
            <text:p>184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06H19M06S" calcext:value-type="time">
            <text:p>6:19:06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table:style-name="ce10" table:formula="of:=VLOOKUP([.F185];[$Клиенты.A:.D];4;0)" office:value-type="string" office:string-value="нет" calcext:value-type="string">
            <text:p>нет</text:p>
          </table:table-cell>
          <table:table-cell table:formula="of:=VLOOKUP([.E18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85" calcext:value-type="float">
            <text:p>185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06H21M00S" calcext:value-type="time">
            <text:p>6:21:00</text:p>
          </table:table-cell>
          <table:table-cell table:style-name="ce9" office:value-type="float" office:value="43" calcext:value-type="float">
            <text:p>43</text:p>
          </table:table-cell>
          <table:table-cell table:style-name="ce11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472" calcext:value-type="float">
            <text:p>472</text:p>
          </table:table-cell>
          <table:table-cell table:style-name="ce10" table:formula="of:=VLOOKUP([.F186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86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86" calcext:value-type="float">
            <text:p>186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06H21M59S" calcext:value-type="time">
            <text:p>6:21:59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348" calcext:value-type="float">
            <text:p>348</text:p>
          </table:table-cell>
          <table:table-cell table:style-name="ce10" table:formula="of:=VLOOKUP([.F187];[$Клиенты.A:.D];4;0)" office:value-type="string" office:string-value="нет" calcext:value-type="string">
            <text:p>нет</text:p>
          </table:table-cell>
          <table:table-cell table:formula="of:=VLOOKUP([.E187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87" calcext:value-type="float">
            <text:p>187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06H33M43S" calcext:value-type="time">
            <text:p>6:33:43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table:style-name="ce10" table:formula="of:=VLOOKUP([.F188];[$Клиенты.A:.D];4;0)" office:value-type="string" office:string-value="нет" calcext:value-type="string">
            <text:p>нет</text:p>
          </table:table-cell>
          <table:table-cell table:formula="of:=VLOOKUP([.E188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06H47M44S" calcext:value-type="time">
            <text:p>6:47:44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string" calcext:value-type="string">
            <text:p>A64</text:p>
          </table:table-cell>
          <table:table-cell office:value-type="float" office:value="15" calcext:value-type="float">
            <text:p>15</text:p>
          </table:table-cell>
          <table:table-cell office:value-type="float" office:value="378" calcext:value-type="float">
            <text:p>378</text:p>
          </table:table-cell>
          <table:table-cell table:style-name="ce10" table:formula="of:=VLOOKUP([.F189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89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89" calcext:value-type="float">
            <text:p>189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06H56M54S" calcext:value-type="time">
            <text:p>6:56:54</text:p>
          </table:table-cell>
          <table:table-cell table:style-name="ce9" office:value-type="float" office:value="39" calcext:value-type="float">
            <text:p>39</text:p>
          </table:table-cell>
          <table:table-cell table:style-name="ce11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477" calcext:value-type="float">
            <text:p>477</text:p>
          </table:table-cell>
          <table:table-cell table:style-name="ce10" table:formula="of:=VLOOKUP([.F190];[$Клиенты.A:.D];4;0)" office:value-type="string" office:string-value="нет" calcext:value-type="string">
            <text:p>нет</text:p>
          </table:table-cell>
          <table:table-cell table:formula="of:=VLOOKUP([.E190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90" calcext:value-type="float">
            <text:p>190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07H28M06S" calcext:value-type="time">
            <text:p>7:28:06</text:p>
          </table:table-cell>
          <table:table-cell table:style-name="ce9" office:value-type="float" office:value="5" calcext:value-type="float">
            <text:p>5</text:p>
          </table:table-cell>
          <table:table-cell table:style-name="ce11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table:style-name="ce10" table:formula="of:=VLOOKUP([.F191];[$Клиенты.A:.D];4;0)" office:value-type="string" office:string-value="нет" calcext:value-type="string">
            <text:p>нет</text:p>
          </table:table-cell>
          <table:table-cell table:formula="of:=VLOOKUP([.E19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91" calcext:value-type="float">
            <text:p>191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08H13M35S" calcext:value-type="time">
            <text:p>8:13:35</text:p>
          </table:table-cell>
          <table:table-cell table:style-name="ce9" office:value-type="float" office:value="41" calcext:value-type="float">
            <text:p>41</text:p>
          </table:table-cell>
          <table:table-cell table:style-name="ce11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450" calcext:value-type="float">
            <text:p>450</text:p>
          </table:table-cell>
          <table:table-cell table:style-name="ce10" table:formula="of:=VLOOKUP([.F192];[$Клиенты.A:.D];4;0)" office:value-type="string" office:string-value="нет" calcext:value-type="string">
            <text:p>нет</text:p>
          </table:table-cell>
          <table:table-cell table:formula="of:=VLOOKUP([.E19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92" calcext:value-type="float">
            <text:p>192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08H44M11S" calcext:value-type="time">
            <text:p>8:44:11</text:p>
          </table:table-cell>
          <table:table-cell table:style-name="ce9" office:value-type="float" office:value="9" calcext:value-type="float">
            <text:p>9</text:p>
          </table:table-cell>
          <table:table-cell table:style-name="ce11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table:style-name="ce10" table:formula="of:=VLOOKUP([.F193];[$Клиенты.A:.D];4;0)" office:value-type="string" office:string-value="нет" calcext:value-type="string">
            <text:p>нет</text:p>
          </table:table-cell>
          <table:table-cell table:formula="of:=VLOOKUP([.E193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93" calcext:value-type="float">
            <text:p>193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09H14M48S" calcext:value-type="time">
            <text:p>9:14:48</text:p>
          </table:table-cell>
          <table:table-cell table:style-name="ce9" office:value-type="float" office:value="36" calcext:value-type="float">
            <text:p>36</text:p>
          </table:table-cell>
          <table:table-cell table:style-name="ce11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378" calcext:value-type="float">
            <text:p>378</text:p>
          </table:table-cell>
          <table:table-cell table:style-name="ce10" table:formula="of:=VLOOKUP([.F194];[$Клиенты.A:.D];4;0)" office:value-type="string" office:string-value="нет" calcext:value-type="string">
            <text:p>нет</text:p>
          </table:table-cell>
          <table:table-cell table:formula="of:=VLOOKUP([.E194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94" calcext:value-type="float">
            <text:p>194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09H39M37S" calcext:value-type="time">
            <text:p>9:39:37</text:p>
          </table:table-cell>
          <table:table-cell table:style-name="ce9" office:value-type="float" office:value="18" calcext:value-type="float">
            <text:p>18</text:p>
          </table:table-cell>
          <table:table-cell table:style-name="ce11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table:style-name="ce10" table:formula="of:=VLOOKUP([.F195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195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95" calcext:value-type="float">
            <text:p>195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10H02M57S" calcext:value-type="time">
            <text:p>10:02:57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409" calcext:value-type="float">
            <text:p>409</text:p>
          </table:table-cell>
          <table:table-cell table:style-name="ce10" table:formula="of:=VLOOKUP([.F196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9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96" calcext:value-type="float">
            <text:p>196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13H07M30S" calcext:value-type="time">
            <text:p>13:07:30</text:p>
          </table:table-cell>
          <table:table-cell table:style-name="ce9" office:value-type="float" office:value="25" calcext:value-type="float">
            <text:p>25</text:p>
          </table:table-cell>
          <table:table-cell table:style-name="ce11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table:style-name="ce10" table:formula="of:=VLOOKUP([.F197];[$Клиенты.A:.D];4;0)" office:value-type="string" office:string-value="нет" calcext:value-type="string">
            <text:p>нет</text:p>
          </table:table-cell>
          <table:table-cell table:formula="of:=VLOOKUP([.E197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13H37M07S" calcext:value-type="time">
            <text:p>13:37:07</text:p>
          </table:table-cell>
          <table:table-cell table:style-name="ce9" office:value-type="float" office:value="45" calcext:value-type="float">
            <text:p>45</text:p>
          </table:table-cell>
          <table:table-cell table:style-name="ce11" office:value-type="string" calcext:value-type="string">
            <text:p>A59</text:p>
          </table:table-cell>
          <table:table-cell office:value-type="float" office:value="15" calcext:value-type="float">
            <text:p>15</text:p>
          </table:table-cell>
          <table:table-cell office:value-type="float" office:value="547" calcext:value-type="float">
            <text:p>547</text:p>
          </table:table-cell>
          <table:table-cell table:style-name="ce10" table:formula="of:=VLOOKUP([.F198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98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98" calcext:value-type="float">
            <text:p>198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13H52M26S" calcext:value-type="time">
            <text:p>13:52:26</text:p>
          </table:table-cell>
          <table:table-cell table:style-name="ce9" office:value-type="float" office:value="49" calcext:value-type="float">
            <text:p>49</text:p>
          </table:table-cell>
          <table:table-cell table:style-name="ce11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387" calcext:value-type="float">
            <text:p>387</text:p>
          </table:table-cell>
          <table:table-cell table:style-name="ce10" table:formula="of:=VLOOKUP([.F199];[$Клиенты.A:.D];4;0)" office:value-type="string" office:string-value="нет" calcext:value-type="string">
            <text:p>нет</text:p>
          </table:table-cell>
          <table:table-cell table:formula="of:=VLOOKUP([.E19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99" calcext:value-type="float">
            <text:p>199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13H59M57S" calcext:value-type="time">
            <text:p>13:59:57</text:p>
          </table:table-cell>
          <table:table-cell table:style-name="ce9" office:value-type="float" office:value="26" calcext:value-type="float">
            <text:p>26</text:p>
          </table:table-cell>
          <table:table-cell table:style-name="ce11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309" calcext:value-type="float">
            <text:p>309</text:p>
          </table:table-cell>
          <table:table-cell table:style-name="ce10" table:formula="of:=VLOOKUP([.F200];[$Клиенты.A:.D];4;0)" office:value-type="string" office:string-value="нет" calcext:value-type="string">
            <text:p>нет</text:p>
          </table:table-cell>
          <table:table-cell table:formula="of:=VLOOKUP([.E200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00" calcext:value-type="float">
            <text:p>200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14H13M27S" calcext:value-type="time">
            <text:p>14:13:27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table:style-name="ce10" table:formula="of:=VLOOKUP([.F201];[$Клиенты.A:.D];4;0)" office:value-type="string" office:string-value="нет" calcext:value-type="string">
            <text:p>нет</text:p>
          </table:table-cell>
          <table:table-cell table:formula="of:=VLOOKUP([.E201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01" calcext:value-type="float">
            <text:p>201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14H20M16S" calcext:value-type="time">
            <text:p>14:20:16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286" calcext:value-type="float">
            <text:p>286</text:p>
          </table:table-cell>
          <table:table-cell table:style-name="ce10" table:formula="of:=VLOOKUP([.F202];[$Клиенты.A:.D];4;0)" office:value-type="string" office:string-value="нет" calcext:value-type="string">
            <text:p>нет</text:p>
          </table:table-cell>
          <table:table-cell table:formula="of:=VLOOKUP([.E20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02" calcext:value-type="float">
            <text:p>202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14H21M39S" calcext:value-type="time">
            <text:p>14:21:39</text:p>
          </table:table-cell>
          <table:table-cell table:style-name="ce9" office:value-type="float" office:value="14" calcext:value-type="float">
            <text:p>14</text:p>
          </table:table-cell>
          <table:table-cell table:style-name="ce11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199" calcext:value-type="float">
            <text:p>199</text:p>
          </table:table-cell>
          <table:table-cell table:style-name="ce10" table:formula="of:=VLOOKUP([.F203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203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03" calcext:value-type="float">
            <text:p>203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14H22M55S" calcext:value-type="time">
            <text:p>14:22:55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table:style-name="ce10" table:formula="of:=VLOOKUP([.F204];[$Клиенты.A:.D];4;0)" office:value-type="string" office:string-value="нет" calcext:value-type="string">
            <text:p>нет</text:p>
          </table:table-cell>
          <table:table-cell table:formula="of:=VLOOKUP([.E204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04" calcext:value-type="float">
            <text:p>204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14H32M35S" calcext:value-type="time">
            <text:p>14:32:35</text:p>
          </table:table-cell>
          <table:table-cell table:style-name="ce9" office:value-type="float" office:value="29" calcext:value-type="float">
            <text:p>29</text:p>
          </table:table-cell>
          <table:table-cell table:style-name="ce11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330" calcext:value-type="float">
            <text:p>330</text:p>
          </table:table-cell>
          <table:table-cell table:style-name="ce10" table:formula="of:=VLOOKUP([.F205];[$Клиенты.A:.D];4;0)" office:value-type="string" office:string-value="нет" calcext:value-type="string">
            <text:p>нет</text:p>
          </table:table-cell>
          <table:table-cell table:formula="of:=VLOOKUP([.E20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05" calcext:value-type="float">
            <text:p>205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15H04M51S" calcext:value-type="time">
            <text:p>15:04:51</text:p>
          </table:table-cell>
          <table:table-cell table:style-name="ce9" office:value-type="float" office:value="31" calcext:value-type="float">
            <text:p>31</text:p>
          </table:table-cell>
          <table:table-cell table:style-name="ce11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268" calcext:value-type="float">
            <text:p>268</text:p>
          </table:table-cell>
          <table:table-cell table:style-name="ce10" table:formula="of:=VLOOKUP([.F206];[$Клиенты.A:.D];4;0)" office:value-type="string" office:string-value="нет" calcext:value-type="string">
            <text:p>нет</text:p>
          </table:table-cell>
          <table:table-cell table:formula="of:=VLOOKUP([.E20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06" calcext:value-type="float">
            <text:p>206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15H07M58S" calcext:value-type="time">
            <text:p>15:07:58</text:p>
          </table:table-cell>
          <table:table-cell table:style-name="ce9" office:value-type="float" office:value="8" calcext:value-type="float">
            <text:p>8</text:p>
          </table:table-cell>
          <table:table-cell table:style-name="ce11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table:style-name="ce10" table:formula="of:=VLOOKUP([.F207];[$Клиенты.A:.D];4;0)" office:value-type="string" office:string-value="нет" calcext:value-type="string">
            <text:p>нет</text:p>
          </table:table-cell>
          <table:table-cell table:formula="of:=VLOOKUP([.E20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07" calcext:value-type="float">
            <text:p>207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15H20M21S" calcext:value-type="time">
            <text:p>15:20:21</text:p>
          </table:table-cell>
          <table:table-cell table:style-name="ce9" office:value-type="float" office:value="19" calcext:value-type="float">
            <text:p>19</text:p>
          </table:table-cell>
          <table:table-cell table:style-name="ce11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236" calcext:value-type="float">
            <text:p>236</text:p>
          </table:table-cell>
          <table:table-cell table:style-name="ce10" table:formula="of:=VLOOKUP([.F208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208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08" calcext:value-type="float">
            <text:p>208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15H20M52S" calcext:value-type="time">
            <text:p>15:20:52</text:p>
          </table:table-cell>
          <table:table-cell table:style-name="ce9" office:value-type="float" office:value="34" calcext:value-type="float">
            <text:p>34</text:p>
          </table:table-cell>
          <table:table-cell table:style-name="ce11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396" calcext:value-type="float">
            <text:p>396</text:p>
          </table:table-cell>
          <table:table-cell table:style-name="ce10" table:formula="of:=VLOOKUP([.F209];[$Клиенты.A:.D];4;0)" office:value-type="string" office:string-value="нет" calcext:value-type="string">
            <text:p>нет</text:p>
          </table:table-cell>
          <table:table-cell table:formula="of:=VLOOKUP([.E209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09" calcext:value-type="float">
            <text:p>209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15H23M58S" calcext:value-type="time">
            <text:p>15:23:58</text:p>
          </table:table-cell>
          <table:table-cell table:style-name="ce9" office:value-type="float" office:value="12" calcext:value-type="float">
            <text:p>12</text:p>
          </table:table-cell>
          <table:table-cell table:style-name="ce11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158" calcext:value-type="float">
            <text:p>158</text:p>
          </table:table-cell>
          <table:table-cell table:style-name="ce10" table:formula="of:=VLOOKUP([.F210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21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10" calcext:value-type="float">
            <text:p>210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15H54M09S" calcext:value-type="time">
            <text:p>15:54:09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267" calcext:value-type="float">
            <text:p>267</text:p>
          </table:table-cell>
          <table:table-cell table:style-name="ce10" table:formula="of:=VLOOKUP([.F211];[$Клиенты.A:.D];4;0)" office:value-type="string" office:string-value="нет" calcext:value-type="string">
            <text:p>нет</text:p>
          </table:table-cell>
          <table:table-cell table:formula="of:=VLOOKUP([.E21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11" calcext:value-type="float">
            <text:p>211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17H04M31S" calcext:value-type="time">
            <text:p>17:04:31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style-name="ce10" table:formula="of:=VLOOKUP([.F212];[$Клиенты.A:.D];4;0)" office:value-type="string" office:string-value="нет" calcext:value-type="string">
            <text:p>нет</text:p>
          </table:table-cell>
          <table:table-cell table:formula="of:=VLOOKUP([.E212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12" calcext:value-type="float">
            <text:p>212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17H08M28S" calcext:value-type="time">
            <text:p>17:08:28</text:p>
          </table:table-cell>
          <table:table-cell table:style-name="ce9" office:value-type="float" office:value="28" calcext:value-type="float">
            <text:p>28</text:p>
          </table:table-cell>
          <table:table-cell table:style-name="ce11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327" calcext:value-type="float">
            <text:p>327</text:p>
          </table:table-cell>
          <table:table-cell table:style-name="ce10" table:formula="of:=VLOOKUP([.F213];[$Клиенты.A:.D];4;0)" office:value-type="string" office:string-value="нет" calcext:value-type="string">
            <text:p>нет</text:p>
          </table:table-cell>
          <table:table-cell table:formula="of:=VLOOKUP([.E21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13" calcext:value-type="float">
            <text:p>213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17H18M19S" calcext:value-type="time">
            <text:p>17:18:19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373" calcext:value-type="float">
            <text:p>373</text:p>
          </table:table-cell>
          <table:table-cell table:style-name="ce10" table:formula="of:=VLOOKUP([.F214];[$Клиенты.A:.D];4;0)" office:value-type="string" office:string-value="нет" calcext:value-type="string">
            <text:p>нет</text:p>
          </table:table-cell>
          <table:table-cell table:formula="of:=VLOOKUP([.E21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14" calcext:value-type="float">
            <text:p>214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17H22M53S" calcext:value-type="time">
            <text:p>17:22:53</text:p>
          </table:table-cell>
          <table:table-cell table:style-name="ce9" office:value-type="float" office:value="8" calcext:value-type="float">
            <text:p>8</text:p>
          </table:table-cell>
          <table:table-cell table:style-name="ce11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table:style-name="ce10" table:formula="of:=VLOOKUP([.F215];[$Клиенты.A:.D];4;0)" office:value-type="string" office:string-value="нет" calcext:value-type="string">
            <text:p>нет</text:p>
          </table:table-cell>
          <table:table-cell table:formula="of:=VLOOKUP([.E21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17H55M13S" calcext:value-type="time">
            <text:p>17:55:13</text:p>
          </table:table-cell>
          <table:table-cell table:style-name="ce9" office:value-type="float" office:value="33" calcext:value-type="float">
            <text:p>33</text:p>
          </table:table-cell>
          <table:table-cell table:style-name="ce11" office:value-type="string" calcext:value-type="string">
            <text:p>A60</text:p>
          </table:table-cell>
          <table:table-cell office:value-type="float" office:value="15" calcext:value-type="float">
            <text:p>15</text:p>
          </table:table-cell>
          <table:table-cell office:value-type="float" office:value="405" calcext:value-type="float">
            <text:p>405</text:p>
          </table:table-cell>
          <table:table-cell table:style-name="ce10" table:formula="of:=VLOOKUP([.F216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216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16" calcext:value-type="float">
            <text:p>216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18H25M17S" calcext:value-type="time">
            <text:p>18:25:17</text:p>
          </table:table-cell>
          <table:table-cell table:style-name="ce9" office:value-type="float" office:value="48" calcext:value-type="float">
            <text:p>48</text:p>
          </table:table-cell>
          <table:table-cell table:style-name="ce11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473" calcext:value-type="float">
            <text:p>473</text:p>
          </table:table-cell>
          <table:table-cell table:style-name="ce10" table:formula="of:=VLOOKUP([.F217];[$Клиенты.A:.D];4;0)" office:value-type="string" office:string-value="нет" calcext:value-type="string">
            <text:p>нет</text:p>
          </table:table-cell>
          <table:table-cell table:formula="of:=VLOOKUP([.E217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17" calcext:value-type="float">
            <text:p>217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18H27M49S" calcext:value-type="time">
            <text:p>18:27:49</text:p>
          </table:table-cell>
          <table:table-cell table:style-name="ce9" office:value-type="float" office:value="22" calcext:value-type="float">
            <text:p>22</text:p>
          </table:table-cell>
          <table:table-cell table:style-name="ce11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228" calcext:value-type="float">
            <text:p>228</text:p>
          </table:table-cell>
          <table:table-cell table:style-name="ce10" table:formula="of:=VLOOKUP([.F218];[$Клиенты.A:.D];4;0)" office:value-type="string" office:string-value="нет" calcext:value-type="string">
            <text:p>нет</text:p>
          </table:table-cell>
          <table:table-cell table:formula="of:=VLOOKUP([.E21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18" calcext:value-type="float">
            <text:p>218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19H02M35S" calcext:value-type="time">
            <text:p>19:02:35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603" calcext:value-type="float">
            <text:p>603</text:p>
          </table:table-cell>
          <table:table-cell table:style-name="ce10" table:formula="of:=VLOOKUP([.F219];[$Клиенты.A:.D];4;0)" office:value-type="string" office:string-value="нет" calcext:value-type="string">
            <text:p>нет</text:p>
          </table:table-cell>
          <table:table-cell table:formula="of:=VLOOKUP([.E219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19" calcext:value-type="float">
            <text:p>219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19H08M17S" calcext:value-type="time">
            <text:p>19:08:17</text:p>
          </table:table-cell>
          <table:table-cell table:style-name="ce9" office:value-type="float" office:value="22" calcext:value-type="float">
            <text:p>22</text:p>
          </table:table-cell>
          <table:table-cell table:style-name="ce11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197" calcext:value-type="float">
            <text:p>197</text:p>
          </table:table-cell>
          <table:table-cell table:style-name="ce10" table:formula="of:=VLOOKUP([.F220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220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20" calcext:value-type="float">
            <text:p>220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19H14M23S" calcext:value-type="time">
            <text:p>19:14:23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302" calcext:value-type="float">
            <text:p>302</text:p>
          </table:table-cell>
          <table:table-cell table:style-name="ce10" table:formula="of:=VLOOKUP([.F221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22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21" calcext:value-type="float">
            <text:p>221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19H14M42S" calcext:value-type="time">
            <text:p>19:14:42</text:p>
          </table:table-cell>
          <table:table-cell table:style-name="ce9" office:value-type="float" office:value="24" calcext:value-type="float">
            <text:p>24</text:p>
          </table:table-cell>
          <table:table-cell table:style-name="ce11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273" calcext:value-type="float">
            <text:p>273</text:p>
          </table:table-cell>
          <table:table-cell table:style-name="ce10" table:formula="of:=VLOOKUP([.F222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222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22" calcext:value-type="float">
            <text:p>222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19H17M17S" calcext:value-type="time">
            <text:p>19:17:17</text:p>
          </table:table-cell>
          <table:table-cell table:style-name="ce9" office:value-type="float" office:value="18" calcext:value-type="float">
            <text:p>18</text:p>
          </table:table-cell>
          <table:table-cell table:style-name="ce11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table:style-name="ce10" table:formula="of:=VLOOKUP([.F223];[$Клиенты.A:.D];4;0)" office:value-type="string" office:string-value="нет" calcext:value-type="string">
            <text:p>нет</text:p>
          </table:table-cell>
          <table:table-cell table:formula="of:=VLOOKUP([.E223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23" calcext:value-type="float">
            <text:p>223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19H21M43S" calcext:value-type="time">
            <text:p>19:21:43</text:p>
          </table:table-cell>
          <table:table-cell table:style-name="ce9" office:value-type="float" office:value="44" calcext:value-type="float">
            <text:p>44</text:p>
          </table:table-cell>
          <table:table-cell table:style-name="ce11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349" calcext:value-type="float">
            <text:p>349</text:p>
          </table:table-cell>
          <table:table-cell table:style-name="ce10" table:formula="of:=VLOOKUP([.F224];[$Клиенты.A:.D];4;0)" office:value-type="string" office:string-value="нет" calcext:value-type="string">
            <text:p>нет</text:p>
          </table:table-cell>
          <table:table-cell table:formula="of:=VLOOKUP([.E224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24" calcext:value-type="float">
            <text:p>224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19H21M51S" calcext:value-type="time">
            <text:p>19:21:51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503" calcext:value-type="float">
            <text:p>503</text:p>
          </table:table-cell>
          <table:table-cell table:style-name="ce10" table:formula="of:=VLOOKUP([.F225];[$Клиенты.A:.D];4;0)" office:value-type="string" office:string-value="нет" calcext:value-type="string">
            <text:p>нет</text:p>
          </table:table-cell>
          <table:table-cell table:formula="of:=VLOOKUP([.E22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25" calcext:value-type="float">
            <text:p>225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19H29M48S" calcext:value-type="time">
            <text:p>19:29:48</text:p>
          </table:table-cell>
          <table:table-cell table:style-name="ce9" office:value-type="float" office:value="14" calcext:value-type="float">
            <text:p>14</text:p>
          </table:table-cell>
          <table:table-cell table:style-name="ce11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208" calcext:value-type="float">
            <text:p>208</text:p>
          </table:table-cell>
          <table:table-cell table:style-name="ce10" table:formula="of:=VLOOKUP([.F226];[$Клиенты.A:.D];4;0)" office:value-type="string" office:string-value="нет" calcext:value-type="string">
            <text:p>нет</text:p>
          </table:table-cell>
          <table:table-cell table:formula="of:=VLOOKUP([.E226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26" calcext:value-type="float">
            <text:p>226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21H00M28S" calcext:value-type="time">
            <text:p>21:00:28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table:style-name="ce10" table:formula="of:=VLOOKUP([.F227];[$Клиенты.A:.D];4;0)" office:value-type="string" office:string-value="нет" calcext:value-type="string">
            <text:p>нет</text:p>
          </table:table-cell>
          <table:table-cell table:formula="of:=VLOOKUP([.E22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27" calcext:value-type="float">
            <text:p>227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21H05M39S" calcext:value-type="time">
            <text:p>21:05:39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333" calcext:value-type="float">
            <text:p>333</text:p>
          </table:table-cell>
          <table:table-cell table:style-name="ce10" table:formula="of:=VLOOKUP([.F228];[$Клиенты.A:.D];4;0)" office:value-type="string" office:string-value="нет" calcext:value-type="string">
            <text:p>нет</text:p>
          </table:table-cell>
          <table:table-cell table:formula="of:=VLOOKUP([.E22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28" calcext:value-type="float">
            <text:p>228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21H15M57S" calcext:value-type="time">
            <text:p>21:15:57</text:p>
          </table:table-cell>
          <table:table-cell table:style-name="ce9" office:value-type="float" office:value="20" calcext:value-type="float">
            <text:p>20</text:p>
          </table:table-cell>
          <table:table-cell table:style-name="ce11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260" calcext:value-type="float">
            <text:p>260</text:p>
          </table:table-cell>
          <table:table-cell table:style-name="ce10" table:formula="of:=VLOOKUP([.F229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229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29" calcext:value-type="float">
            <text:p>229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21H25M56S" calcext:value-type="time">
            <text:p>21:25:56</text:p>
          </table:table-cell>
          <table:table-cell table:style-name="ce9" office:value-type="float" office:value="23" calcext:value-type="float">
            <text:p>23</text:p>
          </table:table-cell>
          <table:table-cell table:style-name="ce11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272" calcext:value-type="float">
            <text:p>272</text:p>
          </table:table-cell>
          <table:table-cell table:style-name="ce10" table:formula="of:=VLOOKUP([.F230];[$Клиенты.A:.D];4;0)" office:value-type="string" office:string-value="нет" calcext:value-type="string">
            <text:p>нет</text:p>
          </table:table-cell>
          <table:table-cell table:formula="of:=VLOOKUP([.E230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30" calcext:value-type="float">
            <text:p>230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21H31M09S" calcext:value-type="time">
            <text:p>21:31:09</text:p>
          </table:table-cell>
          <table:table-cell table:style-name="ce9" office:value-type="float" office:value="20" calcext:value-type="float">
            <text:p>20</text:p>
          </table:table-cell>
          <table:table-cell table:style-name="ce11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198" calcext:value-type="float">
            <text:p>198</text:p>
          </table:table-cell>
          <table:table-cell table:style-name="ce10" table:formula="of:=VLOOKUP([.F231];[$Клиенты.A:.D];4;0)" office:value-type="string" office:string-value="нет" calcext:value-type="string">
            <text:p>нет</text:p>
          </table:table-cell>
          <table:table-cell table:formula="of:=VLOOKUP([.E231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31" calcext:value-type="float">
            <text:p>231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21H33M11S" calcext:value-type="time">
            <text:p>21:33:11</text:p>
          </table:table-cell>
          <table:table-cell table:style-name="ce9" office:value-type="float" office:value="29" calcext:value-type="float">
            <text:p>29</text:p>
          </table:table-cell>
          <table:table-cell table:style-name="ce11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263" calcext:value-type="float">
            <text:p>263</text:p>
          </table:table-cell>
          <table:table-cell table:style-name="ce10" table:formula="of:=VLOOKUP([.F232];[$Клиенты.A:.D];4;0)" office:value-type="string" office:string-value="нет" calcext:value-type="string">
            <text:p>нет</text:p>
          </table:table-cell>
          <table:table-cell table:formula="of:=VLOOKUP([.E232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32" calcext:value-type="float">
            <text:p>232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21H48M34S" calcext:value-type="time">
            <text:p>21:48:34</text:p>
          </table:table-cell>
          <table:table-cell table:style-name="ce9" office:value-type="float" office:value="31" calcext:value-type="float">
            <text:p>31</text:p>
          </table:table-cell>
          <table:table-cell table:style-name="ce11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table:style-name="ce10" table:formula="of:=VLOOKUP([.F233];[$Клиенты.A:.D];4;0)" office:value-type="string" office:string-value="нет" calcext:value-type="string">
            <text:p>нет</text:p>
          </table:table-cell>
          <table:table-cell table:formula="of:=VLOOKUP([.E233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33" calcext:value-type="float">
            <text:p>233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21H49M35S" calcext:value-type="time">
            <text:p>21:49:35</text:p>
          </table:table-cell>
          <table:table-cell table:style-name="ce9" office:value-type="float" office:value="44" calcext:value-type="float">
            <text:p>44</text:p>
          </table:table-cell>
          <table:table-cell table:style-name="ce11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481" calcext:value-type="float">
            <text:p>481</text:p>
          </table:table-cell>
          <table:table-cell table:style-name="ce10" table:formula="of:=VLOOKUP([.F234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23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34" calcext:value-type="float">
            <text:p>234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21H56M19S" calcext:value-type="time">
            <text:p>21:56:19</text:p>
          </table:table-cell>
          <table:table-cell table:style-name="ce9" office:value-type="float" office:value="37" calcext:value-type="float">
            <text:p>37</text:p>
          </table:table-cell>
          <table:table-cell table:style-name="ce11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427" calcext:value-type="float">
            <text:p>427</text:p>
          </table:table-cell>
          <table:table-cell table:style-name="ce10" table:formula="of:=VLOOKUP([.F235];[$Клиенты.A:.D];4;0)" office:value-type="string" office:string-value="нет" calcext:value-type="string">
            <text:p>нет</text:p>
          </table:table-cell>
          <table:table-cell table:formula="of:=VLOOKUP([.E23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35" calcext:value-type="float">
            <text:p>235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22H08M37S" calcext:value-type="time">
            <text:p>22:08:37</text:p>
          </table:table-cell>
          <table:table-cell table:style-name="ce9" office:value-type="float" office:value="20" calcext:value-type="float">
            <text:p>20</text:p>
          </table:table-cell>
          <table:table-cell table:style-name="ce11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216" calcext:value-type="float">
            <text:p>216</text:p>
          </table:table-cell>
          <table:table-cell table:style-name="ce10" table:formula="of:=VLOOKUP([.F236];[$Клиенты.A:.D];4;0)" office:value-type="string" office:string-value="нет" calcext:value-type="string">
            <text:p>нет</text:p>
          </table:table-cell>
          <table:table-cell table:formula="of:=VLOOKUP([.E23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36" calcext:value-type="float">
            <text:p>236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22H19M05S" calcext:value-type="time">
            <text:p>22:19:05</text:p>
          </table:table-cell>
          <table:table-cell table:style-name="ce9" office:value-type="float" office:value="35" calcext:value-type="float">
            <text:p>35</text:p>
          </table:table-cell>
          <table:table-cell table:style-name="ce11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335" calcext:value-type="float">
            <text:p>335</text:p>
          </table:table-cell>
          <table:table-cell table:style-name="ce10" table:formula="of:=VLOOKUP([.F237];[$Клиенты.A:.D];4;0)" office:value-type="string" office:string-value="нет" calcext:value-type="string">
            <text:p>нет</text:p>
          </table:table-cell>
          <table:table-cell table:formula="of:=VLOOKUP([.E237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37" calcext:value-type="float">
            <text:p>237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22H23M38S" calcext:value-type="time">
            <text:p>22:23:38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  <table:table-cell table:style-name="ce10" table:formula="of:=VLOOKUP([.F238];[$Клиенты.A:.D];4;0)" office:value-type="string" office:string-value="нет" calcext:value-type="string">
            <text:p>нет</text:p>
          </table:table-cell>
          <table:table-cell table:formula="of:=VLOOKUP([.E238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38" calcext:value-type="float">
            <text:p>238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22H35M23S" calcext:value-type="time">
            <text:p>22:35:23</text:p>
          </table:table-cell>
          <table:table-cell table:style-name="ce9" office:value-type="float" office:value="6" calcext:value-type="float">
            <text:p>6</text:p>
          </table:table-cell>
          <table:table-cell table:style-name="ce11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table:style-name="ce10" table:formula="of:=VLOOKUP([.F239];[$Клиенты.A:.D];4;0)" office:value-type="string" office:string-value="нет" calcext:value-type="string">
            <text:p>нет</text:p>
          </table:table-cell>
          <table:table-cell table:formula="of:=VLOOKUP([.E23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39" calcext:value-type="float">
            <text:p>239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22H39M26S" calcext:value-type="time">
            <text:p>22:39:26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table:style-name="ce10" table:formula="of:=VLOOKUP([.F240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240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date" office:date-value="2025-06-04" calcext:value-type="date">
            <text:p>04.06.25</text:p>
          </table:table-cell>
          <table:table-cell table:style-name="ce8" office:value-type="time" office:time-value="PT22H59M01S" calcext:value-type="time">
            <text:p>22:59:01</text:p>
          </table:table-cell>
          <table:table-cell table:style-name="ce9" office:value-type="float" office:value="48" calcext:value-type="float">
            <text:p>48</text:p>
          </table:table-cell>
          <table:table-cell table:style-name="ce11" office:value-type="string" calcext:value-type="string">
            <text:p>A58</text:p>
          </table:table-cell>
          <table:table-cell office:value-type="float" office:value="15" calcext:value-type="float">
            <text:p>15</text:p>
          </table:table-cell>
          <table:table-cell office:value-type="float" office:value="432" calcext:value-type="float">
            <text:p>432</text:p>
          </table:table-cell>
          <table:table-cell table:style-name="ce10" table:formula="of:=VLOOKUP([.F241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241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41" calcext:value-type="float">
            <text:p>241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06H22M10S" calcext:value-type="time">
            <text:p>6:22:10</text:p>
          </table:table-cell>
          <table:table-cell table:style-name="ce9" office:value-type="float" office:value="8" calcext:value-type="float">
            <text:p>8</text:p>
          </table:table-cell>
          <table:table-cell table:style-name="ce11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table:style-name="ce10" table:formula="of:=VLOOKUP([.F242];[$Клиенты.A:.D];4;0)" office:value-type="string" office:string-value="нет" calcext:value-type="string">
            <text:p>нет</text:p>
          </table:table-cell>
          <table:table-cell table:formula="of:=VLOOKUP([.E242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42" calcext:value-type="float">
            <text:p>242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06H29M37S" calcext:value-type="time">
            <text:p>6:29:37</text:p>
          </table:table-cell>
          <table:table-cell table:style-name="ce9" office:value-type="float" office:value="38" calcext:value-type="float">
            <text:p>38</text:p>
          </table:table-cell>
          <table:table-cell table:style-name="ce11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468" calcext:value-type="float">
            <text:p>468</text:p>
          </table:table-cell>
          <table:table-cell table:style-name="ce10" table:formula="of:=VLOOKUP([.F243];[$Клиенты.A:.D];4;0)" office:value-type="string" office:string-value="нет" calcext:value-type="string">
            <text:p>нет</text:p>
          </table:table-cell>
          <table:table-cell table:formula="of:=VLOOKUP([.E24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43" calcext:value-type="float">
            <text:p>243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06H54M57S" calcext:value-type="time">
            <text:p>6:54:57</text:p>
          </table:table-cell>
          <table:table-cell table:style-name="ce9" office:value-type="float" office:value="18" calcext:value-type="float">
            <text:p>18</text:p>
          </table:table-cell>
          <table:table-cell table:style-name="ce11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248" calcext:value-type="float">
            <text:p>248</text:p>
          </table:table-cell>
          <table:table-cell table:style-name="ce10" table:formula="of:=VLOOKUP([.F244];[$Клиенты.A:.D];4;0)" office:value-type="string" office:string-value="нет" calcext:value-type="string">
            <text:p>нет</text:p>
          </table:table-cell>
          <table:table-cell table:formula="of:=VLOOKUP([.E244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44" calcext:value-type="float">
            <text:p>244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07H38M52S" calcext:value-type="time">
            <text:p>7:38:52</text:p>
          </table:table-cell>
          <table:table-cell table:style-name="ce9" office:value-type="float" office:value="23" calcext:value-type="float">
            <text:p>23</text:p>
          </table:table-cell>
          <table:table-cell table:style-name="ce11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table:style-name="ce10" table:formula="of:=VLOOKUP([.F245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245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45" calcext:value-type="float">
            <text:p>245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08H03M48S" calcext:value-type="time">
            <text:p>8:03:48</text:p>
          </table:table-cell>
          <table:table-cell table:style-name="ce9" office:value-type="float" office:value="47" calcext:value-type="float">
            <text:p>47</text:p>
          </table:table-cell>
          <table:table-cell table:style-name="ce11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383" calcext:value-type="float">
            <text:p>383</text:p>
          </table:table-cell>
          <table:table-cell table:style-name="ce10" table:formula="of:=VLOOKUP([.F246];[$Клиенты.A:.D];4;0)" office:value-type="string" office:string-value="нет" calcext:value-type="string">
            <text:p>нет</text:p>
          </table:table-cell>
          <table:table-cell table:formula="of:=VLOOKUP([.E24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46" calcext:value-type="float">
            <text:p>246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08H17M21S" calcext:value-type="time">
            <text:p>8:17:21</text:p>
          </table:table-cell>
          <table:table-cell table:style-name="ce9" office:value-type="float" office:value="34" calcext:value-type="float">
            <text:p>34</text:p>
          </table:table-cell>
          <table:table-cell table:style-name="ce11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295" calcext:value-type="float">
            <text:p>295</text:p>
          </table:table-cell>
          <table:table-cell table:style-name="ce10" table:formula="of:=VLOOKUP([.F247];[$Клиенты.A:.D];4;0)" office:value-type="string" office:string-value="нет" calcext:value-type="string">
            <text:p>нет</text:p>
          </table:table-cell>
          <table:table-cell table:formula="of:=VLOOKUP([.E247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47" calcext:value-type="float">
            <text:p>247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08H47M54S" calcext:value-type="time">
            <text:p>8:47:54</text:p>
          </table:table-cell>
          <table:table-cell table:style-name="ce9" office:value-type="float" office:value="48" calcext:value-type="float">
            <text:p>48</text:p>
          </table:table-cell>
          <table:table-cell table:style-name="ce11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427" calcext:value-type="float">
            <text:p>427</text:p>
          </table:table-cell>
          <table:table-cell table:style-name="ce10" table:formula="of:=VLOOKUP([.F248];[$Клиенты.A:.D];4;0)" office:value-type="string" office:string-value="нет" calcext:value-type="string">
            <text:p>нет</text:p>
          </table:table-cell>
          <table:table-cell table:formula="of:=VLOOKUP([.E24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48" calcext:value-type="float">
            <text:p>248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08H52M20S" calcext:value-type="time">
            <text:p>8:52:20</text:p>
          </table:table-cell>
          <table:table-cell table:style-name="ce9" office:value-type="float" office:value="12" calcext:value-type="float">
            <text:p>12</text:p>
          </table:table-cell>
          <table:table-cell table:style-name="ce11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167" calcext:value-type="float">
            <text:p>167</text:p>
          </table:table-cell>
          <table:table-cell table:style-name="ce10" table:formula="of:=VLOOKUP([.F249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24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49" calcext:value-type="float">
            <text:p>249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09H01M50S" calcext:value-type="time">
            <text:p>9:01:50</text:p>
          </table:table-cell>
          <table:table-cell table:style-name="ce9" office:value-type="float" office:value="35" calcext:value-type="float">
            <text:p>35</text:p>
          </table:table-cell>
          <table:table-cell table:style-name="ce11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table:style-name="ce10" table:formula="of:=VLOOKUP([.F250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250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50" calcext:value-type="float">
            <text:p>250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09H05M11S" calcext:value-type="time">
            <text:p>9:05:11</text:p>
          </table:table-cell>
          <table:table-cell table:style-name="ce9" office:value-type="float" office:value="34" calcext:value-type="float">
            <text:p>34</text:p>
          </table:table-cell>
          <table:table-cell table:style-name="ce11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414" calcext:value-type="float">
            <text:p>414</text:p>
          </table:table-cell>
          <table:table-cell table:style-name="ce10" table:formula="of:=VLOOKUP([.F251];[$Клиенты.A:.D];4;0)" office:value-type="string" office:string-value="нет" calcext:value-type="string">
            <text:p>нет</text:p>
          </table:table-cell>
          <table:table-cell table:formula="of:=VLOOKUP([.E25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51" calcext:value-type="float">
            <text:p>251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09H11M46S" calcext:value-type="time">
            <text:p>9:11:46</text:p>
          </table:table-cell>
          <table:table-cell table:style-name="ce9" office:value-type="float" office:value="11" calcext:value-type="float">
            <text:p>11</text:p>
          </table:table-cell>
          <table:table-cell table:style-name="ce11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table:style-name="ce10" table:formula="of:=VLOOKUP([.F252];[$Клиенты.A:.D];4;0)" office:value-type="string" office:string-value="нет" calcext:value-type="string">
            <text:p>нет</text:p>
          </table:table-cell>
          <table:table-cell table:formula="of:=VLOOKUP([.E252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52" calcext:value-type="float">
            <text:p>252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09H40M33S" calcext:value-type="time">
            <text:p>9:40:33</text:p>
          </table:table-cell>
          <table:table-cell table:style-name="ce9" office:value-type="float" office:value="13" calcext:value-type="float">
            <text:p>13</text:p>
          </table:table-cell>
          <table:table-cell table:style-name="ce11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table:style-name="ce10" table:formula="of:=VLOOKUP([.F253];[$Клиенты.A:.D];4;0)" office:value-type="string" office:string-value="нет" calcext:value-type="string">
            <text:p>нет</text:p>
          </table:table-cell>
          <table:table-cell table:formula="of:=VLOOKUP([.E253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53" calcext:value-type="float">
            <text:p>253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09H44M06S" calcext:value-type="time">
            <text:p>9:44:06</text:p>
          </table:table-cell>
          <table:table-cell table:style-name="ce9" office:value-type="float" office:value="28" calcext:value-type="float">
            <text:p>28</text:p>
          </table:table-cell>
          <table:table-cell table:style-name="ce11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366" calcext:value-type="float">
            <text:p>366</text:p>
          </table:table-cell>
          <table:table-cell table:style-name="ce10" table:formula="of:=VLOOKUP([.F254];[$Клиенты.A:.D];4;0)" office:value-type="string" office:string-value="нет" calcext:value-type="string">
            <text:p>нет</text:p>
          </table:table-cell>
          <table:table-cell table:formula="of:=VLOOKUP([.E254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54" calcext:value-type="float">
            <text:p>254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10H14M07S" calcext:value-type="time">
            <text:p>10:14:07</text:p>
          </table:table-cell>
          <table:table-cell table:style-name="ce9" office:value-type="float" office:value="46" calcext:value-type="float">
            <text:p>46</text:p>
          </table:table-cell>
          <table:table-cell table:style-name="ce11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364" calcext:value-type="float">
            <text:p>364</text:p>
          </table:table-cell>
          <table:table-cell table:style-name="ce10" table:formula="of:=VLOOKUP([.F255];[$Клиенты.A:.D];4;0)" office:value-type="string" office:string-value="нет" calcext:value-type="string">
            <text:p>нет</text:p>
          </table:table-cell>
          <table:table-cell table:formula="of:=VLOOKUP([.E25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10H50M49S" calcext:value-type="time">
            <text:p>10:50:49</text:p>
          </table:table-cell>
          <table:table-cell table:style-name="ce9" office:value-type="float" office:value="24" calcext:value-type="float">
            <text:p>24</text:p>
          </table:table-cell>
          <table:table-cell table:style-name="ce11" office:value-type="string" calcext:value-type="string">
            <text:p>A64</text:p>
          </table:table-cell>
          <table:table-cell office:value-type="float" office:value="15" calcext:value-type="float">
            <text:p>15</text:p>
          </table:table-cell>
          <table:table-cell office:value-type="float" office:value="285" calcext:value-type="float">
            <text:p>285</text:p>
          </table:table-cell>
          <table:table-cell table:style-name="ce10" table:formula="of:=VLOOKUP([.F256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256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56" calcext:value-type="float">
            <text:p>256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13H22M29S" calcext:value-type="time">
            <text:p>13:22:29</text:p>
          </table:table-cell>
          <table:table-cell table:style-name="ce9" office:value-type="float" office:value="16" calcext:value-type="float">
            <text:p>16</text:p>
          </table:table-cell>
          <table:table-cell table:style-name="ce11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table:style-name="ce10" table:formula="of:=VLOOKUP([.F257];[$Клиенты.A:.D];4;0)" office:value-type="string" office:string-value="нет" calcext:value-type="string">
            <text:p>нет</text:p>
          </table:table-cell>
          <table:table-cell table:formula="of:=VLOOKUP([.E257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57" calcext:value-type="float">
            <text:p>257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13H24M11S" calcext:value-type="time">
            <text:p>13:24:11</text:p>
          </table:table-cell>
          <table:table-cell table:style-name="ce9" office:value-type="float" office:value="43" calcext:value-type="float">
            <text:p>43</text:p>
          </table:table-cell>
          <table:table-cell table:style-name="ce11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397" calcext:value-type="float">
            <text:p>397</text:p>
          </table:table-cell>
          <table:table-cell table:style-name="ce10" table:formula="of:=VLOOKUP([.F258];[$Клиенты.A:.D];4;0)" office:value-type="string" office:string-value="нет" calcext:value-type="string">
            <text:p>нет</text:p>
          </table:table-cell>
          <table:table-cell table:formula="of:=VLOOKUP([.E25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58" calcext:value-type="float">
            <text:p>258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13H27M29S" calcext:value-type="time">
            <text:p>13:27:29</text:p>
          </table:table-cell>
          <table:table-cell table:style-name="ce9" office:value-type="float" office:value="28" calcext:value-type="float">
            <text:p>28</text:p>
          </table:table-cell>
          <table:table-cell table:style-name="ce11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table:style-name="ce10" table:formula="of:=VLOOKUP([.F259];[$Клиенты.A:.D];4;0)" office:value-type="string" office:string-value="нет" calcext:value-type="string">
            <text:p>нет</text:p>
          </table:table-cell>
          <table:table-cell table:formula="of:=VLOOKUP([.E259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59" calcext:value-type="float">
            <text:p>259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13H37M14S" calcext:value-type="time">
            <text:p>13:37:14</text:p>
          </table:table-cell>
          <table:table-cell table:style-name="ce9" office:value-type="float" office:value="37" calcext:value-type="float">
            <text:p>37</text:p>
          </table:table-cell>
          <table:table-cell table:style-name="ce11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462" calcext:value-type="float">
            <text:p>462</text:p>
          </table:table-cell>
          <table:table-cell table:style-name="ce10" table:formula="of:=VLOOKUP([.F260];[$Клиенты.A:.D];4;0)" office:value-type="string" office:string-value="нет" calcext:value-type="string">
            <text:p>нет</text:p>
          </table:table-cell>
          <table:table-cell table:formula="of:=VLOOKUP([.E26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60" calcext:value-type="float">
            <text:p>260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13H46M41S" calcext:value-type="time">
            <text:p>13:46:41</text:p>
          </table:table-cell>
          <table:table-cell table:style-name="ce9" office:value-type="float" office:value="8" calcext:value-type="float">
            <text:p>8</text:p>
          </table:table-cell>
          <table:table-cell table:style-name="ce11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115" calcext:value-type="float">
            <text:p>115</text:p>
          </table:table-cell>
          <table:table-cell table:style-name="ce10" table:formula="of:=VLOOKUP([.F261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261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61" calcext:value-type="float">
            <text:p>261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13H52M02S" calcext:value-type="time">
            <text:p>13:52:02</text:p>
          </table:table-cell>
          <table:table-cell table:style-name="ce9" office:value-type="float" office:value="24" calcext:value-type="float">
            <text:p>24</text:p>
          </table:table-cell>
          <table:table-cell table:style-name="ce11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317" calcext:value-type="float">
            <text:p>317</text:p>
          </table:table-cell>
          <table:table-cell table:style-name="ce10" table:formula="of:=VLOOKUP([.F262];[$Клиенты.A:.D];4;0)" office:value-type="string" office:string-value="нет" calcext:value-type="string">
            <text:p>нет</text:p>
          </table:table-cell>
          <table:table-cell table:formula="of:=VLOOKUP([.E262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62" calcext:value-type="float">
            <text:p>262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14H14M21S" calcext:value-type="time">
            <text:p>14:14:21</text:p>
          </table:table-cell>
          <table:table-cell table:style-name="ce9" office:value-type="float" office:value="18" calcext:value-type="float">
            <text:p>18</text:p>
          </table:table-cell>
          <table:table-cell table:style-name="ce11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185" calcext:value-type="float">
            <text:p>185</text:p>
          </table:table-cell>
          <table:table-cell table:style-name="ce10" table:formula="of:=VLOOKUP([.F263];[$Клиенты.A:.D];4;0)" office:value-type="string" office:string-value="нет" calcext:value-type="string">
            <text:p>нет</text:p>
          </table:table-cell>
          <table:table-cell table:formula="of:=VLOOKUP([.E26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63" calcext:value-type="float">
            <text:p>263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14H15M25S" calcext:value-type="time">
            <text:p>14:15:25</text:p>
          </table:table-cell>
          <table:table-cell table:style-name="ce9" office:value-type="float" office:value="20" calcext:value-type="float">
            <text:p>20</text:p>
          </table:table-cell>
          <table:table-cell table:style-name="ce11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267" calcext:value-type="float">
            <text:p>267</text:p>
          </table:table-cell>
          <table:table-cell table:style-name="ce10" table:formula="of:=VLOOKUP([.F264];[$Клиенты.A:.D];4;0)" office:value-type="string" office:string-value="нет" calcext:value-type="string">
            <text:p>нет</text:p>
          </table:table-cell>
          <table:table-cell table:formula="of:=VLOOKUP([.E26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64" calcext:value-type="float">
            <text:p>264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14H16M56S" calcext:value-type="time">
            <text:p>14:16:56</text:p>
          </table:table-cell>
          <table:table-cell table:style-name="ce9" office:value-type="float" office:value="13" calcext:value-type="float">
            <text:p>13</text:p>
          </table:table-cell>
          <table:table-cell table:style-name="ce11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144" calcext:value-type="float">
            <text:p>144</text:p>
          </table:table-cell>
          <table:table-cell table:style-name="ce10" table:formula="of:=VLOOKUP([.F265];[$Клиенты.A:.D];4;0)" office:value-type="string" office:string-value="нет" calcext:value-type="string">
            <text:p>нет</text:p>
          </table:table-cell>
          <table:table-cell table:formula="of:=VLOOKUP([.E265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65" calcext:value-type="float">
            <text:p>265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14H33M45S" calcext:value-type="time">
            <text:p>14:33:45</text:p>
          </table:table-cell>
          <table:table-cell table:style-name="ce9" office:value-type="float" office:value="12" calcext:value-type="float">
            <text:p>12</text:p>
          </table:table-cell>
          <table:table-cell table:style-name="ce11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style-name="ce10" table:formula="of:=VLOOKUP([.F266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266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66" calcext:value-type="float">
            <text:p>266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15H16M34S" calcext:value-type="time">
            <text:p>15:16:34</text:p>
          </table:table-cell>
          <table:table-cell table:style-name="ce9" office:value-type="float" office:value="25" calcext:value-type="float">
            <text:p>25</text:p>
          </table:table-cell>
          <table:table-cell table:style-name="ce11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330" calcext:value-type="float">
            <text:p>330</text:p>
          </table:table-cell>
          <table:table-cell table:style-name="ce10" table:formula="of:=VLOOKUP([.F267];[$Клиенты.A:.D];4;0)" office:value-type="string" office:string-value="нет" calcext:value-type="string">
            <text:p>нет</text:p>
          </table:table-cell>
          <table:table-cell table:formula="of:=VLOOKUP([.E267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67" calcext:value-type="float">
            <text:p>267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15H19M54S" calcext:value-type="time">
            <text:p>15:19:54</text:p>
          </table:table-cell>
          <table:table-cell table:style-name="ce9" office:value-type="float" office:value="49" calcext:value-type="float">
            <text:p>49</text:p>
          </table:table-cell>
          <table:table-cell table:style-name="ce11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434" calcext:value-type="float">
            <text:p>434</text:p>
          </table:table-cell>
          <table:table-cell table:style-name="ce10" table:formula="of:=VLOOKUP([.F268];[$Клиенты.A:.D];4;0)" office:value-type="string" office:string-value="нет" calcext:value-type="string">
            <text:p>нет</text:p>
          </table:table-cell>
          <table:table-cell table:formula="of:=VLOOKUP([.E268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68" calcext:value-type="float">
            <text:p>268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15H40M43S" calcext:value-type="time">
            <text:p>15:40:43</text:p>
          </table:table-cell>
          <table:table-cell table:style-name="ce9" office:value-type="float" office:value="19" calcext:value-type="float">
            <text:p>19</text:p>
          </table:table-cell>
          <table:table-cell table:style-name="ce11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218" calcext:value-type="float">
            <text:p>218</text:p>
          </table:table-cell>
          <table:table-cell table:style-name="ce10" table:formula="of:=VLOOKUP([.F269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26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15H45M24S" calcext:value-type="time">
            <text:p>15:45:24</text:p>
          </table:table-cell>
          <table:table-cell table:style-name="ce9" office:value-type="float" office:value="16" calcext:value-type="float">
            <text:p>16</text:p>
          </table:table-cell>
          <table:table-cell table:style-name="ce11" office:value-type="string" calcext:value-type="string">
            <text:p>A59</text:p>
          </table:table-cell>
          <table:table-cell office:value-type="float" office:value="15" calcext:value-type="float">
            <text:p>15</text:p>
          </table:table-cell>
          <table:table-cell office:value-type="float" office:value="202" calcext:value-type="float">
            <text:p>202</text:p>
          </table:table-cell>
          <table:table-cell table:style-name="ce10" table:formula="of:=VLOOKUP([.F270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270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70" calcext:value-type="float">
            <text:p>270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15H55M28S" calcext:value-type="time">
            <text:p>15:55:28</text:p>
          </table:table-cell>
          <table:table-cell table:style-name="ce9" office:value-type="float" office:value="49" calcext:value-type="float">
            <text:p>49</text:p>
          </table:table-cell>
          <table:table-cell table:style-name="ce11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484" calcext:value-type="float">
            <text:p>484</text:p>
          </table:table-cell>
          <table:table-cell table:style-name="ce10" table:formula="of:=VLOOKUP([.F271];[$Клиенты.A:.D];4;0)" office:value-type="string" office:string-value="нет" calcext:value-type="string">
            <text:p>нет</text:p>
          </table:table-cell>
          <table:table-cell table:formula="of:=VLOOKUP([.E27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71" calcext:value-type="float">
            <text:p>271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17H19M08S" calcext:value-type="time">
            <text:p>17:19:08</text:p>
          </table:table-cell>
          <table:table-cell table:style-name="ce9" office:value-type="float" office:value="28" calcext:value-type="float">
            <text:p>28</text:p>
          </table:table-cell>
          <table:table-cell table:style-name="ce11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244" calcext:value-type="float">
            <text:p>244</text:p>
          </table:table-cell>
          <table:table-cell table:style-name="ce10" table:formula="of:=VLOOKUP([.F272];[$Клиенты.A:.D];4;0)" office:value-type="string" office:string-value="нет" calcext:value-type="string">
            <text:p>нет</text:p>
          </table:table-cell>
          <table:table-cell table:formula="of:=VLOOKUP([.E272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72" calcext:value-type="float">
            <text:p>272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17H26M10S" calcext:value-type="time">
            <text:p>17:26:10</text:p>
          </table:table-cell>
          <table:table-cell table:style-name="ce9" office:value-type="float" office:value="19" calcext:value-type="float">
            <text:p>19</text:p>
          </table:table-cell>
          <table:table-cell table:style-name="ce11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209" calcext:value-type="float">
            <text:p>209</text:p>
          </table:table-cell>
          <table:table-cell table:style-name="ce10" table:formula="of:=VLOOKUP([.F273];[$Клиенты.A:.D];4;0)" office:value-type="string" office:string-value="нет" calcext:value-type="string">
            <text:p>нет</text:p>
          </table:table-cell>
          <table:table-cell table:formula="of:=VLOOKUP([.E27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73" calcext:value-type="float">
            <text:p>273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17H28M49S" calcext:value-type="time">
            <text:p>17:28:49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style-name="ce10" table:formula="of:=VLOOKUP([.F274];[$Клиенты.A:.D];4;0)" office:value-type="string" office:string-value="нет" calcext:value-type="string">
            <text:p>нет</text:p>
          </table:table-cell>
          <table:table-cell table:formula="of:=VLOOKUP([.E274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74" calcext:value-type="float">
            <text:p>274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17H51M08S" calcext:value-type="time">
            <text:p>17:51:08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158" calcext:value-type="float">
            <text:p>158</text:p>
          </table:table-cell>
          <table:table-cell table:style-name="ce10" table:formula="of:=VLOOKUP([.F275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275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75" calcext:value-type="float">
            <text:p>275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17H53M24S" calcext:value-type="time">
            <text:p>17:53:24</text:p>
          </table:table-cell>
          <table:table-cell table:style-name="ce9" office:value-type="float" office:value="11" calcext:value-type="float">
            <text:p>11</text:p>
          </table:table-cell>
          <table:table-cell table:style-name="ce11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style-name="ce10" table:formula="of:=VLOOKUP([.F276];[$Клиенты.A:.D];4;0)" office:value-type="string" office:string-value="нет" calcext:value-type="string">
            <text:p>нет</text:p>
          </table:table-cell>
          <table:table-cell table:formula="of:=VLOOKUP([.E27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76" calcext:value-type="float">
            <text:p>276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18H09M37S" calcext:value-type="time">
            <text:p>18:09:37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294" calcext:value-type="float">
            <text:p>294</text:p>
          </table:table-cell>
          <table:table-cell table:style-name="ce10" table:formula="of:=VLOOKUP([.F277];[$Клиенты.A:.D];4;0)" office:value-type="string" office:string-value="нет" calcext:value-type="string">
            <text:p>нет</text:p>
          </table:table-cell>
          <table:table-cell table:formula="of:=VLOOKUP([.E27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77" calcext:value-type="float">
            <text:p>277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18H16M59S" calcext:value-type="time">
            <text:p>18:16:59</text:p>
          </table:table-cell>
          <table:table-cell table:style-name="ce9" office:value-type="float" office:value="31" calcext:value-type="float">
            <text:p>31</text:p>
          </table:table-cell>
          <table:table-cell table:style-name="ce11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364" calcext:value-type="float">
            <text:p>364</text:p>
          </table:table-cell>
          <table:table-cell table:style-name="ce10" table:formula="of:=VLOOKUP([.F278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27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78" calcext:value-type="float">
            <text:p>278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18H19M34S" calcext:value-type="time">
            <text:p>18:19:34</text:p>
          </table:table-cell>
          <table:table-cell table:style-name="ce9" office:value-type="float" office:value="43" calcext:value-type="float">
            <text:p>43</text:p>
          </table:table-cell>
          <table:table-cell table:style-name="ce11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516" calcext:value-type="float">
            <text:p>516</text:p>
          </table:table-cell>
          <table:table-cell table:style-name="ce10" table:formula="of:=VLOOKUP([.F279];[$Клиенты.A:.D];4;0)" office:value-type="string" office:string-value="нет" calcext:value-type="string">
            <text:p>нет</text:p>
          </table:table-cell>
          <table:table-cell table:formula="of:=VLOOKUP([.E27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79" calcext:value-type="float">
            <text:p>279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18H39M12S" calcext:value-type="time">
            <text:p>18:39:12</text:p>
          </table:table-cell>
          <table:table-cell table:style-name="ce9" office:value-type="float" office:value="38" calcext:value-type="float">
            <text:p>38</text:p>
          </table:table-cell>
          <table:table-cell table:style-name="ce11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308" calcext:value-type="float">
            <text:p>308</text:p>
          </table:table-cell>
          <table:table-cell table:style-name="ce10" table:formula="of:=VLOOKUP([.F280];[$Клиенты.A:.D];4;0)" office:value-type="string" office:string-value="нет" calcext:value-type="string">
            <text:p>нет</text:p>
          </table:table-cell>
          <table:table-cell table:formula="of:=VLOOKUP([.E280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80" calcext:value-type="float">
            <text:p>280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19H14M14S" calcext:value-type="time">
            <text:p>19:14:14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table:style-name="ce10" table:formula="of:=VLOOKUP([.F281];[$Клиенты.A:.D];4;0)" office:value-type="string" office:string-value="нет" calcext:value-type="string">
            <text:p>нет</text:p>
          </table:table-cell>
          <table:table-cell table:formula="of:=VLOOKUP([.E28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81" calcext:value-type="float">
            <text:p>281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19H26M52S" calcext:value-type="time">
            <text:p>19:26:52</text:p>
          </table:table-cell>
          <table:table-cell table:style-name="ce9" office:value-type="float" office:value="33" calcext:value-type="float">
            <text:p>33</text:p>
          </table:table-cell>
          <table:table-cell table:style-name="ce11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341" calcext:value-type="float">
            <text:p>341</text:p>
          </table:table-cell>
          <table:table-cell table:style-name="ce10" table:formula="of:=VLOOKUP([.F282];[$Клиенты.A:.D];4;0)" office:value-type="string" office:string-value="нет" calcext:value-type="string">
            <text:p>нет</text:p>
          </table:table-cell>
          <table:table-cell table:formula="of:=VLOOKUP([.E282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82" calcext:value-type="float">
            <text:p>282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19H31M45S" calcext:value-type="time">
            <text:p>19:31:45</text:p>
          </table:table-cell>
          <table:table-cell table:style-name="ce9" office:value-type="float" office:value="22" calcext:value-type="float">
            <text:p>22</text:p>
          </table:table-cell>
          <table:table-cell table:style-name="ce11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290" calcext:value-type="float">
            <text:p>290</text:p>
          </table:table-cell>
          <table:table-cell table:style-name="ce10" table:formula="of:=VLOOKUP([.F283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283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19H47M56S" calcext:value-type="time">
            <text:p>19:47:56</text:p>
          </table:table-cell>
          <table:table-cell table:style-name="ce9" office:value-type="float" office:value="17" calcext:value-type="float">
            <text:p>17</text:p>
          </table:table-cell>
          <table:table-cell table:style-name="ce11" office:value-type="string" calcext:value-type="string">
            <text:p>A60</text:p>
          </table:table-cell>
          <table:table-cell office:value-type="float" office:value="15" calcext:value-type="float">
            <text:p>15</text:p>
          </table:table-cell>
          <table:table-cell office:value-type="float" office:value="199" calcext:value-type="float">
            <text:p>199</text:p>
          </table:table-cell>
          <table:table-cell table:style-name="ce10" table:formula="of:=VLOOKUP([.F284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284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84" calcext:value-type="float">
            <text:p>284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19H53M39S" calcext:value-type="time">
            <text:p>19:53:39</text:p>
          </table:table-cell>
          <table:table-cell table:style-name="ce9" office:value-type="float" office:value="26" calcext:value-type="float">
            <text:p>26</text:p>
          </table:table-cell>
          <table:table-cell table:style-name="ce11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table:style-name="ce10" table:formula="of:=VLOOKUP([.F285];[$Клиенты.A:.D];4;0)" office:value-type="string" office:string-value="нет" calcext:value-type="string">
            <text:p>нет</text:p>
          </table:table-cell>
          <table:table-cell table:formula="of:=VLOOKUP([.E285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85" calcext:value-type="float">
            <text:p>285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19H59M40S" calcext:value-type="time">
            <text:p>19:59:40</text:p>
          </table:table-cell>
          <table:table-cell table:style-name="ce9" office:value-type="float" office:value="36" calcext:value-type="float">
            <text:p>36</text:p>
          </table:table-cell>
          <table:table-cell table:style-name="ce11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375" calcext:value-type="float">
            <text:p>375</text:p>
          </table:table-cell>
          <table:table-cell table:style-name="ce10" table:formula="of:=VLOOKUP([.F286];[$Клиенты.A:.D];4;0)" office:value-type="string" office:string-value="нет" calcext:value-type="string">
            <text:p>нет</text:p>
          </table:table-cell>
          <table:table-cell table:formula="of:=VLOOKUP([.E286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86" calcext:value-type="float">
            <text:p>286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21H04M38S" calcext:value-type="time">
            <text:p>21:04:38</text:p>
          </table:table-cell>
          <table:table-cell table:style-name="ce9" office:value-type="float" office:value="35" calcext:value-type="float">
            <text:p>35</text:p>
          </table:table-cell>
          <table:table-cell table:style-name="ce11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287" calcext:value-type="float">
            <text:p>287</text:p>
          </table:table-cell>
          <table:table-cell table:style-name="ce10" table:formula="of:=VLOOKUP([.F287];[$Клиенты.A:.D];4;0)" office:value-type="string" office:string-value="нет" calcext:value-type="string">
            <text:p>нет</text:p>
          </table:table-cell>
          <table:table-cell table:formula="of:=VLOOKUP([.E287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87" calcext:value-type="float">
            <text:p>287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21H07M27S" calcext:value-type="time">
            <text:p>21:07:27</text:p>
          </table:table-cell>
          <table:table-cell table:style-name="ce9" office:value-type="float" office:value="38" calcext:value-type="float">
            <text:p>38</text:p>
          </table:table-cell>
          <table:table-cell table:style-name="ce11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322" calcext:value-type="float">
            <text:p>322</text:p>
          </table:table-cell>
          <table:table-cell table:style-name="ce10" table:formula="of:=VLOOKUP([.F288];[$Клиенты.A:.D];4;0)" office:value-type="string" office:string-value="нет" calcext:value-type="string">
            <text:p>нет</text:p>
          </table:table-cell>
          <table:table-cell table:formula="of:=VLOOKUP([.E288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88" calcext:value-type="float">
            <text:p>288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21H09M34S" calcext:value-type="time">
            <text:p>21:09:34</text:p>
          </table:table-cell>
          <table:table-cell table:style-name="ce9" office:value-type="float" office:value="34" calcext:value-type="float">
            <text:p>34</text:p>
          </table:table-cell>
          <table:table-cell table:style-name="ce11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391" calcext:value-type="float">
            <text:p>391</text:p>
          </table:table-cell>
          <table:table-cell table:style-name="ce10" table:formula="of:=VLOOKUP([.F289];[$Клиенты.A:.D];4;0)" office:value-type="string" office:string-value="нет" calcext:value-type="string">
            <text:p>нет</text:p>
          </table:table-cell>
          <table:table-cell table:formula="of:=VLOOKUP([.E28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89" calcext:value-type="float">
            <text:p>289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21H13M00S" calcext:value-type="time">
            <text:p>21:13:00</text:p>
          </table:table-cell>
          <table:table-cell table:style-name="ce9" office:value-type="float" office:value="17" calcext:value-type="float">
            <text:p>17</text:p>
          </table:table-cell>
          <table:table-cell table:style-name="ce11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table:style-name="ce10" table:formula="of:=VLOOKUP([.F290];[$Клиенты.A:.D];4;0)" office:value-type="string" office:string-value="нет" calcext:value-type="string">
            <text:p>нет</text:p>
          </table:table-cell>
          <table:table-cell table:formula="of:=VLOOKUP([.E290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21H51M11S" calcext:value-type="time">
            <text:p>21:51:11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string" calcext:value-type="string">
            <text:p>A60</text:p>
          </table:table-cell>
          <table:table-cell office:value-type="float" office:value="15" calcext:value-type="float">
            <text:p>15</text:p>
          </table:table-cell>
          <table:table-cell office:value-type="float" office:value="132" calcext:value-type="float">
            <text:p>132</text:p>
          </table:table-cell>
          <table:table-cell table:style-name="ce10" table:formula="of:=VLOOKUP([.F291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291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91" calcext:value-type="float">
            <text:p>291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21H53M55S" calcext:value-type="time">
            <text:p>21:53:55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table:style-name="ce10" table:formula="of:=VLOOKUP([.F292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292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92" calcext:value-type="float">
            <text:p>292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21H56M52S" calcext:value-type="time">
            <text:p>21:56:52</text:p>
          </table:table-cell>
          <table:table-cell table:style-name="ce9" office:value-type="float" office:value="29" calcext:value-type="float">
            <text:p>29</text:p>
          </table:table-cell>
          <table:table-cell table:style-name="ce11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303" calcext:value-type="float">
            <text:p>303</text:p>
          </table:table-cell>
          <table:table-cell table:style-name="ce10" table:formula="of:=VLOOKUP([.F293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293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93" calcext:value-type="float">
            <text:p>293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22H10M53S" calcext:value-type="time">
            <text:p>22:10:53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333" calcext:value-type="float">
            <text:p>333</text:p>
          </table:table-cell>
          <table:table-cell table:style-name="ce10" table:formula="of:=VLOOKUP([.F294];[$Клиенты.A:.D];4;0)" office:value-type="string" office:string-value="нет" calcext:value-type="string">
            <text:p>нет</text:p>
          </table:table-cell>
          <table:table-cell table:formula="of:=VLOOKUP([.E29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94" calcext:value-type="float">
            <text:p>294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22H20M31S" calcext:value-type="time">
            <text:p>22:20:31</text:p>
          </table:table-cell>
          <table:table-cell table:style-name="ce9" office:value-type="float" office:value="34" calcext:value-type="float">
            <text:p>34</text:p>
          </table:table-cell>
          <table:table-cell table:style-name="ce11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364" calcext:value-type="float">
            <text:p>364</text:p>
          </table:table-cell>
          <table:table-cell table:style-name="ce10" table:formula="of:=VLOOKUP([.F295];[$Клиенты.A:.D];4;0)" office:value-type="string" office:string-value="нет" calcext:value-type="string">
            <text:p>нет</text:p>
          </table:table-cell>
          <table:table-cell table:formula="of:=VLOOKUP([.E29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95" calcext:value-type="float">
            <text:p>295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22H21M41S" calcext:value-type="time">
            <text:p>22:21:41</text:p>
          </table:table-cell>
          <table:table-cell table:style-name="ce9" office:value-type="float" office:value="36" calcext:value-type="float">
            <text:p>36</text:p>
          </table:table-cell>
          <table:table-cell table:style-name="ce11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299" calcext:value-type="float">
            <text:p>299</text:p>
          </table:table-cell>
          <table:table-cell table:style-name="ce10" table:formula="of:=VLOOKUP([.F296];[$Клиенты.A:.D];4;0)" office:value-type="string" office:string-value="нет" calcext:value-type="string">
            <text:p>нет</text:p>
          </table:table-cell>
          <table:table-cell table:formula="of:=VLOOKUP([.E29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96" calcext:value-type="float">
            <text:p>296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22H23M41S" calcext:value-type="time">
            <text:p>22:23:41</text:p>
          </table:table-cell>
          <table:table-cell table:style-name="ce9" office:value-type="float" office:value="25" calcext:value-type="float">
            <text:p>25</text:p>
          </table:table-cell>
          <table:table-cell table:style-name="ce11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  <table:table-cell table:style-name="ce10" table:formula="of:=VLOOKUP([.F297];[$Клиенты.A:.D];4;0)" office:value-type="string" office:string-value="нет" calcext:value-type="string">
            <text:p>нет</text:p>
          </table:table-cell>
          <table:table-cell table:formula="of:=VLOOKUP([.E297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97" calcext:value-type="float">
            <text:p>297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22H25M20S" calcext:value-type="time">
            <text:p>22:25:20</text:p>
          </table:table-cell>
          <table:table-cell table:style-name="ce9" office:value-type="float" office:value="23" calcext:value-type="float">
            <text:p>23</text:p>
          </table:table-cell>
          <table:table-cell table:style-name="ce11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263" calcext:value-type="float">
            <text:p>263</text:p>
          </table:table-cell>
          <table:table-cell table:style-name="ce10" table:formula="of:=VLOOKUP([.F298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29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98" calcext:value-type="float">
            <text:p>298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22H28M26S" calcext:value-type="time">
            <text:p>22:28:26</text:p>
          </table:table-cell>
          <table:table-cell table:style-name="ce9" office:value-type="float" office:value="43" calcext:value-type="float">
            <text:p>43</text:p>
          </table:table-cell>
          <table:table-cell table:style-name="ce11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358" calcext:value-type="float">
            <text:p>358</text:p>
          </table:table-cell>
          <table:table-cell table:style-name="ce10" table:formula="of:=VLOOKUP([.F299];[$Клиенты.A:.D];4;0)" office:value-type="string" office:string-value="нет" calcext:value-type="string">
            <text:p>нет</text:p>
          </table:table-cell>
          <table:table-cell table:formula="of:=VLOOKUP([.E29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299" calcext:value-type="float">
            <text:p>299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22H51M31S" calcext:value-type="time">
            <text:p>22:51:31</text:p>
          </table:table-cell>
          <table:table-cell table:style-name="ce9" office:value-type="float" office:value="28" calcext:value-type="float">
            <text:p>28</text:p>
          </table:table-cell>
          <table:table-cell table:style-name="ce11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253" calcext:value-type="float">
            <text:p>253</text:p>
          </table:table-cell>
          <table:table-cell table:style-name="ce10" table:formula="of:=VLOOKUP([.F300];[$Клиенты.A:.D];4;0)" office:value-type="string" office:string-value="нет" calcext:value-type="string">
            <text:p>нет</text:p>
          </table:table-cell>
          <table:table-cell table:formula="of:=VLOOKUP([.E300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00" calcext:value-type="float">
            <text:p>300</text:p>
          </table:table-cell>
          <table:table-cell office:value-type="date" office:date-value="2025-06-05" calcext:value-type="date">
            <text:p>05.06.25</text:p>
          </table:table-cell>
          <table:table-cell table:style-name="ce8" office:value-type="time" office:time-value="PT22H56M51S" calcext:value-type="time">
            <text:p>22:56:51</text:p>
          </table:table-cell>
          <table:table-cell table:style-name="ce9" office:value-type="float" office:value="23" calcext:value-type="float">
            <text:p>23</text:p>
          </table:table-cell>
          <table:table-cell table:style-name="ce11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229" calcext:value-type="float">
            <text:p>229</text:p>
          </table:table-cell>
          <table:table-cell table:style-name="ce10" table:formula="of:=VLOOKUP([.F301];[$Клиенты.A:.D];4;0)" office:value-type="string" office:string-value="нет" calcext:value-type="string">
            <text:p>нет</text:p>
          </table:table-cell>
          <table:table-cell table:formula="of:=VLOOKUP([.E301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01" calcext:value-type="float">
            <text:p>301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06H23M19S" calcext:value-type="time">
            <text:p>6:23:19</text:p>
          </table:table-cell>
          <table:table-cell table:style-name="ce9" office:value-type="float" office:value="28" calcext:value-type="float">
            <text:p>28</text:p>
          </table:table-cell>
          <table:table-cell table:style-name="ce11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254" calcext:value-type="float">
            <text:p>254</text:p>
          </table:table-cell>
          <table:table-cell table:style-name="ce10" table:formula="of:=VLOOKUP([.F302];[$Клиенты.A:.D];4;0)" office:value-type="string" office:string-value="нет" calcext:value-type="string">
            <text:p>нет</text:p>
          </table:table-cell>
          <table:table-cell table:formula="of:=VLOOKUP([.E30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02" calcext:value-type="float">
            <text:p>302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06H25M31S" calcext:value-type="time">
            <text:p>6:25:31</text:p>
          </table:table-cell>
          <table:table-cell table:style-name="ce9" office:value-type="float" office:value="19" calcext:value-type="float">
            <text:p>19</text:p>
          </table:table-cell>
          <table:table-cell table:style-name="ce11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237" calcext:value-type="float">
            <text:p>237</text:p>
          </table:table-cell>
          <table:table-cell table:style-name="ce10" table:formula="of:=VLOOKUP([.F303];[$Клиенты.A:.D];4;0)" office:value-type="string" office:string-value="нет" calcext:value-type="string">
            <text:p>нет</text:p>
          </table:table-cell>
          <table:table-cell table:formula="of:=VLOOKUP([.E30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03" calcext:value-type="float">
            <text:p>303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06H39M26S" calcext:value-type="time">
            <text:p>6:39:26</text:p>
          </table:table-cell>
          <table:table-cell table:style-name="ce9" office:value-type="float" office:value="42" calcext:value-type="float">
            <text:p>42</text:p>
          </table:table-cell>
          <table:table-cell table:style-name="ce11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391" calcext:value-type="float">
            <text:p>391</text:p>
          </table:table-cell>
          <table:table-cell table:style-name="ce10" table:formula="of:=VLOOKUP([.F304];[$Клиенты.A:.D];4;0)" office:value-type="string" office:string-value="нет" calcext:value-type="string">
            <text:p>нет</text:p>
          </table:table-cell>
          <table:table-cell table:formula="of:=VLOOKUP([.E30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04" calcext:value-type="float">
            <text:p>304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06H46M45S" calcext:value-type="time">
            <text:p>6:46:45</text:p>
          </table:table-cell>
          <table:table-cell table:style-name="ce9" office:value-type="float" office:value="29" calcext:value-type="float">
            <text:p>29</text:p>
          </table:table-cell>
          <table:table-cell table:style-name="ce11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287" calcext:value-type="float">
            <text:p>287</text:p>
          </table:table-cell>
          <table:table-cell table:style-name="ce10" table:formula="of:=VLOOKUP([.F305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305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05" calcext:value-type="float">
            <text:p>305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07H46M34S" calcext:value-type="time">
            <text:p>7:46:34</text:p>
          </table:table-cell>
          <table:table-cell table:style-name="ce9" office:value-type="float" office:value="9" calcext:value-type="float">
            <text:p>9</text:p>
          </table:table-cell>
          <table:table-cell table:style-name="ce11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table:style-name="ce10" table:formula="of:=VLOOKUP([.F306];[$Клиенты.A:.D];4;0)" office:value-type="string" office:string-value="нет" calcext:value-type="string">
            <text:p>нет</text:p>
          </table:table-cell>
          <table:table-cell table:formula="of:=VLOOKUP([.E30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06" calcext:value-type="float">
            <text:p>306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08H09M36S" calcext:value-type="time">
            <text:p>8:09:36</text:p>
          </table:table-cell>
          <table:table-cell table:style-name="ce9" office:value-type="float" office:value="31" calcext:value-type="float">
            <text:p>31</text:p>
          </table:table-cell>
          <table:table-cell table:style-name="ce11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table:style-name="ce10" table:formula="of:=VLOOKUP([.F307];[$Клиенты.A:.D];4;0)" office:value-type="string" office:string-value="нет" calcext:value-type="string">
            <text:p>нет</text:p>
          </table:table-cell>
          <table:table-cell table:formula="of:=VLOOKUP([.E30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08H18M39S" calcext:value-type="time">
            <text:p>8:18:39</text:p>
          </table:table-cell>
          <table:table-cell table:style-name="ce9" office:value-type="float" office:value="28" calcext:value-type="float">
            <text:p>28</text:p>
          </table:table-cell>
          <table:table-cell table:style-name="ce11" office:value-type="string" calcext:value-type="string">
            <text:p>A64</text:p>
          </table:table-cell>
          <table:table-cell office:value-type="float" office:value="15" calcext:value-type="float">
            <text:p>15</text:p>
          </table:table-cell>
          <table:table-cell office:value-type="float" office:value="249" calcext:value-type="float">
            <text:p>249</text:p>
          </table:table-cell>
          <table:table-cell table:style-name="ce10" table:formula="of:=VLOOKUP([.F308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308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08" calcext:value-type="float">
            <text:p>308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08H49M33S" calcext:value-type="time">
            <text:p>8:49:33</text:p>
          </table:table-cell>
          <table:table-cell table:style-name="ce9" office:value-type="float" office:value="36" calcext:value-type="float">
            <text:p>36</text:p>
          </table:table-cell>
          <table:table-cell table:style-name="ce11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292" calcext:value-type="float">
            <text:p>292</text:p>
          </table:table-cell>
          <table:table-cell table:style-name="ce10" table:formula="of:=VLOOKUP([.F309];[$Клиенты.A:.D];4;0)" office:value-type="string" office:string-value="нет" calcext:value-type="string">
            <text:p>нет</text:p>
          </table:table-cell>
          <table:table-cell table:formula="of:=VLOOKUP([.E309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09" calcext:value-type="float">
            <text:p>309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08H52M15S" calcext:value-type="time">
            <text:p>8:52:15</text:p>
          </table:table-cell>
          <table:table-cell table:style-name="ce9" office:value-type="float" office:value="7" calcext:value-type="float">
            <text:p>7</text:p>
          </table:table-cell>
          <table:table-cell table:style-name="ce11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table:style-name="ce10" table:formula="of:=VLOOKUP([.F310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31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10" calcext:value-type="float">
            <text:p>310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08H53M05S" calcext:value-type="time">
            <text:p>8:53:05</text:p>
          </table:table-cell>
          <table:table-cell table:style-name="ce9" office:value-type="float" office:value="14" calcext:value-type="float">
            <text:p>14</text:p>
          </table:table-cell>
          <table:table-cell table:style-name="ce11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  <table:table-cell table:style-name="ce10" table:formula="of:=VLOOKUP([.F311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311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11" calcext:value-type="float">
            <text:p>311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09H47M42S" calcext:value-type="time">
            <text:p>9:47:42</text:p>
          </table:table-cell>
          <table:table-cell table:style-name="ce9" office:value-type="float" office:value="41" calcext:value-type="float">
            <text:p>41</text:p>
          </table:table-cell>
          <table:table-cell table:style-name="ce11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454" calcext:value-type="float">
            <text:p>454</text:p>
          </table:table-cell>
          <table:table-cell table:style-name="ce10" table:formula="of:=VLOOKUP([.F312];[$Клиенты.A:.D];4;0)" office:value-type="string" office:string-value="нет" calcext:value-type="string">
            <text:p>нет</text:p>
          </table:table-cell>
          <table:table-cell table:formula="of:=VLOOKUP([.E312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12" calcext:value-type="float">
            <text:p>312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09H53M49S" calcext:value-type="time">
            <text:p>9:53:49</text:p>
          </table:table-cell>
          <table:table-cell table:style-name="ce9" office:value-type="float" office:value="43" calcext:value-type="float">
            <text:p>43</text:p>
          </table:table-cell>
          <table:table-cell table:style-name="ce11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488" calcext:value-type="float">
            <text:p>488</text:p>
          </table:table-cell>
          <table:table-cell table:style-name="ce10" table:formula="of:=VLOOKUP([.F313];[$Клиенты.A:.D];4;0)" office:value-type="string" office:string-value="нет" calcext:value-type="string">
            <text:p>нет</text:p>
          </table:table-cell>
          <table:table-cell table:formula="of:=VLOOKUP([.E313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13" calcext:value-type="float">
            <text:p>313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10H04M23S" calcext:value-type="time">
            <text:p>10:04:23</text:p>
          </table:table-cell>
          <table:table-cell table:style-name="ce9" office:value-type="float" office:value="39" calcext:value-type="float">
            <text:p>39</text:p>
          </table:table-cell>
          <table:table-cell table:style-name="ce11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393" calcext:value-type="float">
            <text:p>393</text:p>
          </table:table-cell>
          <table:table-cell table:style-name="ce10" table:formula="of:=VLOOKUP([.F314];[$Клиенты.A:.D];4;0)" office:value-type="string" office:string-value="нет" calcext:value-type="string">
            <text:p>нет</text:p>
          </table:table-cell>
          <table:table-cell table:formula="of:=VLOOKUP([.E314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14" calcext:value-type="float">
            <text:p>314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10H29M24S" calcext:value-type="time">
            <text:p>10:29:24</text:p>
          </table:table-cell>
          <table:table-cell table:style-name="ce9" office:value-type="float" office:value="13" calcext:value-type="float">
            <text:p>13</text:p>
          </table:table-cell>
          <table:table-cell table:style-name="ce11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table:style-name="ce10" table:formula="of:=VLOOKUP([.F315];[$Клиенты.A:.D];4;0)" office:value-type="string" office:string-value="нет" calcext:value-type="string">
            <text:p>нет</text:p>
          </table:table-cell>
          <table:table-cell table:formula="of:=VLOOKUP([.E31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15" calcext:value-type="float">
            <text:p>315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11H13M20S" calcext:value-type="time">
            <text:p>11:13:20</text:p>
          </table:table-cell>
          <table:table-cell table:style-name="ce9" office:value-type="float" office:value="48" calcext:value-type="float">
            <text:p>48</text:p>
          </table:table-cell>
          <table:table-cell table:style-name="ce11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579" calcext:value-type="float">
            <text:p>579</text:p>
          </table:table-cell>
          <table:table-cell table:style-name="ce10" table:formula="of:=VLOOKUP([.F316];[$Клиенты.A:.D];4;0)" office:value-type="string" office:string-value="нет" calcext:value-type="string">
            <text:p>нет</text:p>
          </table:table-cell>
          <table:table-cell table:formula="of:=VLOOKUP([.E316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16" calcext:value-type="float">
            <text:p>316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13H04M56S" calcext:value-type="time">
            <text:p>13:04:56</text:p>
          </table:table-cell>
          <table:table-cell table:style-name="ce9" office:value-type="float" office:value="31" calcext:value-type="float">
            <text:p>31</text:p>
          </table:table-cell>
          <table:table-cell table:style-name="ce11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337" calcext:value-type="float">
            <text:p>337</text:p>
          </table:table-cell>
          <table:table-cell table:style-name="ce10" table:formula="of:=VLOOKUP([.F317];[$Клиенты.A:.D];4;0)" office:value-type="string" office:string-value="нет" calcext:value-type="string">
            <text:p>нет</text:p>
          </table:table-cell>
          <table:table-cell table:formula="of:=VLOOKUP([.E31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17" calcext:value-type="float">
            <text:p>317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13H24M51S" calcext:value-type="time">
            <text:p>13:24:51</text:p>
          </table:table-cell>
          <table:table-cell table:style-name="ce9" office:value-type="float" office:value="17" calcext:value-type="float">
            <text:p>17</text:p>
          </table:table-cell>
          <table:table-cell table:style-name="ce11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215" calcext:value-type="float">
            <text:p>215</text:p>
          </table:table-cell>
          <table:table-cell table:style-name="ce10" table:formula="of:=VLOOKUP([.F318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31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18" calcext:value-type="float">
            <text:p>318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13H24M55S" calcext:value-type="time">
            <text:p>13:24:55</text:p>
          </table:table-cell>
          <table:table-cell table:style-name="ce9" office:value-type="float" office:value="11" calcext:value-type="float">
            <text:p>11</text:p>
          </table:table-cell>
          <table:table-cell table:style-name="ce11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table:style-name="ce10" table:formula="of:=VLOOKUP([.F319];[$Клиенты.A:.D];4;0)" office:value-type="string" office:string-value="нет" calcext:value-type="string">
            <text:p>нет</text:p>
          </table:table-cell>
          <table:table-cell table:formula="of:=VLOOKUP([.E319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14H00M32S" calcext:value-type="time">
            <text:p>14:00:32</text:p>
          </table:table-cell>
          <table:table-cell table:style-name="ce9" office:value-type="float" office:value="14" calcext:value-type="float">
            <text:p>14</text:p>
          </table:table-cell>
          <table:table-cell table:style-name="ce11" office:value-type="string" calcext:value-type="string">
            <text:p>A65</text:p>
          </table:table-cell>
          <table:table-cell office:value-type="float" office:value="15" calcext:value-type="float">
            <text:p>15</text:p>
          </table:table-cell>
          <table:table-cell office:value-type="float" office:value="160" calcext:value-type="float">
            <text:p>160</text:p>
          </table:table-cell>
          <table:table-cell table:style-name="ce10" table:formula="of:=VLOOKUP([.F320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320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20" calcext:value-type="float">
            <text:p>320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14H28M09S" calcext:value-type="time">
            <text:p>14:28:09</text:p>
          </table:table-cell>
          <table:table-cell table:style-name="ce9" office:value-type="float" office:value="27" calcext:value-type="float">
            <text:p>27</text:p>
          </table:table-cell>
          <table:table-cell table:style-name="ce11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table:style-name="ce10" table:formula="of:=VLOOKUP([.F321];[$Клиенты.A:.D];4;0)" office:value-type="string" office:string-value="нет" calcext:value-type="string">
            <text:p>нет</text:p>
          </table:table-cell>
          <table:table-cell table:formula="of:=VLOOKUP([.E32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21" calcext:value-type="float">
            <text:p>321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14H37M08S" calcext:value-type="time">
            <text:p>14:37:08</text:p>
          </table:table-cell>
          <table:table-cell table:style-name="ce9" office:value-type="float" office:value="16" calcext:value-type="float">
            <text:p>16</text:p>
          </table:table-cell>
          <table:table-cell table:style-name="ce11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167" calcext:value-type="float">
            <text:p>167</text:p>
          </table:table-cell>
          <table:table-cell table:style-name="ce10" table:formula="of:=VLOOKUP([.F322];[$Клиенты.A:.D];4;0)" office:value-type="string" office:string-value="нет" calcext:value-type="string">
            <text:p>нет</text:p>
          </table:table-cell>
          <table:table-cell table:formula="of:=VLOOKUP([.E322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22" calcext:value-type="float">
            <text:p>322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14H37M43S" calcext:value-type="time">
            <text:p>14:37:43</text:p>
          </table:table-cell>
          <table:table-cell table:style-name="ce9" office:value-type="float" office:value="19" calcext:value-type="float">
            <text:p>19</text:p>
          </table:table-cell>
          <table:table-cell table:style-name="ce11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254" calcext:value-type="float">
            <text:p>254</text:p>
          </table:table-cell>
          <table:table-cell table:style-name="ce10" table:formula="of:=VLOOKUP([.F323];[$Клиенты.A:.D];4;0)" office:value-type="string" office:string-value="нет" calcext:value-type="string">
            <text:p>нет</text:p>
          </table:table-cell>
          <table:table-cell table:formula="of:=VLOOKUP([.E32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23" calcext:value-type="float">
            <text:p>323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14H39M32S" calcext:value-type="time">
            <text:p>14:39:32</text:p>
          </table:table-cell>
          <table:table-cell table:style-name="ce9" office:value-type="float" office:value="9" calcext:value-type="float">
            <text:p>9</text:p>
          </table:table-cell>
          <table:table-cell table:style-name="ce11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table:style-name="ce10" table:formula="of:=VLOOKUP([.F324];[$Клиенты.A:.D];4;0)" office:value-type="string" office:string-value="нет" calcext:value-type="string">
            <text:p>нет</text:p>
          </table:table-cell>
          <table:table-cell table:formula="of:=VLOOKUP([.E324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24" calcext:value-type="float">
            <text:p>324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14H53M56S" calcext:value-type="time">
            <text:p>14:53:56</text:p>
          </table:table-cell>
          <table:table-cell table:style-name="ce9" office:value-type="float" office:value="6" calcext:value-type="float">
            <text:p>6</text:p>
          </table:table-cell>
          <table:table-cell table:style-name="ce11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table:style-name="ce10" table:formula="of:=VLOOKUP([.F325];[$Клиенты.A:.D];4;0)" office:value-type="string" office:string-value="нет" calcext:value-type="string">
            <text:p>нет</text:p>
          </table:table-cell>
          <table:table-cell table:formula="of:=VLOOKUP([.E325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25" calcext:value-type="float">
            <text:p>325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15H22M39S" calcext:value-type="time">
            <text:p>15:22:39</text:p>
          </table:table-cell>
          <table:table-cell table:style-name="ce9" office:value-type="float" office:value="43" calcext:value-type="float">
            <text:p>43</text:p>
          </table:table-cell>
          <table:table-cell table:style-name="ce11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447" calcext:value-type="float">
            <text:p>447</text:p>
          </table:table-cell>
          <table:table-cell table:style-name="ce10" table:formula="of:=VLOOKUP([.F326];[$Клиенты.A:.D];4;0)" office:value-type="string" office:string-value="нет" calcext:value-type="string">
            <text:p>нет</text:p>
          </table:table-cell>
          <table:table-cell table:formula="of:=VLOOKUP([.E326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26" calcext:value-type="float">
            <text:p>326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15H27M08S" calcext:value-type="time">
            <text:p>15:27:08</text:p>
          </table:table-cell>
          <table:table-cell table:style-name="ce9" office:value-type="float" office:value="9" calcext:value-type="float">
            <text:p>9</text:p>
          </table:table-cell>
          <table:table-cell table:style-name="ce11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table:style-name="ce10" table:formula="of:=VLOOKUP([.F327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327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27" calcext:value-type="float">
            <text:p>327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15H49M49S" calcext:value-type="time">
            <text:p>15:49:49</text:p>
          </table:table-cell>
          <table:table-cell table:style-name="ce9" office:value-type="float" office:value="14" calcext:value-type="float">
            <text:p>14</text:p>
          </table:table-cell>
          <table:table-cell table:style-name="ce11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151" calcext:value-type="float">
            <text:p>151</text:p>
          </table:table-cell>
          <table:table-cell table:style-name="ce10" table:formula="of:=VLOOKUP([.F328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328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28" calcext:value-type="float">
            <text:p>328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15H50M29S" calcext:value-type="time">
            <text:p>15:50:29</text:p>
          </table:table-cell>
          <table:table-cell table:style-name="ce9" office:value-type="float" office:value="7" calcext:value-type="float">
            <text:p>7</text:p>
          </table:table-cell>
          <table:table-cell table:style-name="ce11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style-name="ce10" table:formula="of:=VLOOKUP([.F329];[$Клиенты.A:.D];4;0)" office:value-type="string" office:string-value="нет" calcext:value-type="string">
            <text:p>нет</text:p>
          </table:table-cell>
          <table:table-cell table:formula="of:=VLOOKUP([.E329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29" calcext:value-type="float">
            <text:p>329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15H54M40S" calcext:value-type="time">
            <text:p>15:54:40</text:p>
          </table:table-cell>
          <table:table-cell table:style-name="ce9" office:value-type="float" office:value="35" calcext:value-type="float">
            <text:p>35</text:p>
          </table:table-cell>
          <table:table-cell table:style-name="ce11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428" calcext:value-type="float">
            <text:p>428</text:p>
          </table:table-cell>
          <table:table-cell table:style-name="ce10" table:formula="of:=VLOOKUP([.F330];[$Клиенты.A:.D];4;0)" office:value-type="string" office:string-value="нет" calcext:value-type="string">
            <text:p>нет</text:p>
          </table:table-cell>
          <table:table-cell table:formula="of:=VLOOKUP([.E33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30" calcext:value-type="float">
            <text:p>330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15H58M14S" calcext:value-type="time">
            <text:p>15:58:14</text:p>
          </table:table-cell>
          <table:table-cell table:style-name="ce9" office:value-type="float" office:value="16" calcext:value-type="float">
            <text:p>16</text:p>
          </table:table-cell>
          <table:table-cell table:style-name="ce11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226" calcext:value-type="float">
            <text:p>226</text:p>
          </table:table-cell>
          <table:table-cell table:style-name="ce10" table:formula="of:=VLOOKUP([.F331];[$Клиенты.A:.D];4;0)" office:value-type="string" office:string-value="нет" calcext:value-type="string">
            <text:p>нет</text:p>
          </table:table-cell>
          <table:table-cell table:formula="of:=VLOOKUP([.E33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31" calcext:value-type="float">
            <text:p>331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17H02M30S" calcext:value-type="time">
            <text:p>17:02:30</text:p>
          </table:table-cell>
          <table:table-cell table:style-name="ce9" office:value-type="float" office:value="27" calcext:value-type="float">
            <text:p>27</text:p>
          </table:table-cell>
          <table:table-cell table:style-name="ce11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table:style-name="ce10" table:formula="of:=VLOOKUP([.F332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332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32" calcext:value-type="float">
            <text:p>332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17H04M56S" calcext:value-type="time">
            <text:p>17:04:56</text:p>
          </table:table-cell>
          <table:table-cell table:style-name="ce9" office:value-type="float" office:value="36" calcext:value-type="float">
            <text:p>36</text:p>
          </table:table-cell>
          <table:table-cell table:style-name="ce11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371" calcext:value-type="float">
            <text:p>371</text:p>
          </table:table-cell>
          <table:table-cell table:style-name="ce10" table:formula="of:=VLOOKUP([.F333];[$Клиенты.A:.D];4;0)" office:value-type="string" office:string-value="нет" calcext:value-type="string">
            <text:p>нет</text:p>
          </table:table-cell>
          <table:table-cell table:formula="of:=VLOOKUP([.E33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33" calcext:value-type="float">
            <text:p>333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17H06M05S" calcext:value-type="time">
            <text:p>17:06:05</text:p>
          </table:table-cell>
          <table:table-cell table:style-name="ce9" office:value-type="float" office:value="17" calcext:value-type="float">
            <text:p>17</text:p>
          </table:table-cell>
          <table:table-cell table:style-name="ce11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195" calcext:value-type="float">
            <text:p>195</text:p>
          </table:table-cell>
          <table:table-cell table:style-name="ce10" table:formula="of:=VLOOKUP([.F334];[$Клиенты.A:.D];4;0)" office:value-type="string" office:string-value="нет" calcext:value-type="string">
            <text:p>нет</text:p>
          </table:table-cell>
          <table:table-cell table:formula="of:=VLOOKUP([.E33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34" calcext:value-type="float">
            <text:p>334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17H16M22S" calcext:value-type="time">
            <text:p>17:16:22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404" calcext:value-type="float">
            <text:p>404</text:p>
          </table:table-cell>
          <table:table-cell table:style-name="ce10" table:formula="of:=VLOOKUP([.F335];[$Клиенты.A:.D];4;0)" office:value-type="string" office:string-value="нет" calcext:value-type="string">
            <text:p>нет</text:p>
          </table:table-cell>
          <table:table-cell table:formula="of:=VLOOKUP([.E335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35" calcext:value-type="float">
            <text:p>335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17H27M59S" calcext:value-type="time">
            <text:p>17:27:59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table:style-name="ce10" table:formula="of:=VLOOKUP([.F336];[$Клиенты.A:.D];4;0)" office:value-type="string" office:string-value="нет" calcext:value-type="string">
            <text:p>нет</text:p>
          </table:table-cell>
          <table:table-cell table:formula="of:=VLOOKUP([.E33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36" calcext:value-type="float">
            <text:p>336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17H29M33S" calcext:value-type="time">
            <text:p>17:29:33</text:p>
          </table:table-cell>
          <table:table-cell table:style-name="ce9" office:value-type="float" office:value="34" calcext:value-type="float">
            <text:p>34</text:p>
          </table:table-cell>
          <table:table-cell table:style-name="ce11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363" calcext:value-type="float">
            <text:p>363</text:p>
          </table:table-cell>
          <table:table-cell table:style-name="ce10" table:formula="of:=VLOOKUP([.F337];[$Клиенты.A:.D];4;0)" office:value-type="string" office:string-value="нет" calcext:value-type="string">
            <text:p>нет</text:p>
          </table:table-cell>
          <table:table-cell table:formula="of:=VLOOKUP([.E33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37" calcext:value-type="float">
            <text:p>337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17H37M09S" calcext:value-type="time">
            <text:p>17:37:09</text:p>
          </table:table-cell>
          <table:table-cell table:style-name="ce9" office:value-type="float" office:value="47" calcext:value-type="float">
            <text:p>47</text:p>
          </table:table-cell>
          <table:table-cell table:style-name="ce11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table:style-name="ce10" table:formula="of:=VLOOKUP([.F338];[$Клиенты.A:.D];4;0)" office:value-type="string" office:string-value="нет" calcext:value-type="string">
            <text:p>нет</text:p>
          </table:table-cell>
          <table:table-cell table:formula="of:=VLOOKUP([.E338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38" calcext:value-type="float">
            <text:p>338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18H11M33S" calcext:value-type="time">
            <text:p>18:11:33</text:p>
          </table:table-cell>
          <table:table-cell table:style-name="ce9" office:value-type="float" office:value="33" calcext:value-type="float">
            <text:p>33</text:p>
          </table:table-cell>
          <table:table-cell table:style-name="ce11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411" calcext:value-type="float">
            <text:p>411</text:p>
          </table:table-cell>
          <table:table-cell table:style-name="ce10" table:formula="of:=VLOOKUP([.F339];[$Клиенты.A:.D];4;0)" office:value-type="string" office:string-value="нет" calcext:value-type="string">
            <text:p>нет</text:p>
          </table:table-cell>
          <table:table-cell table:formula="of:=VLOOKUP([.E339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39" calcext:value-type="float">
            <text:p>339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18H14M25S" calcext:value-type="time">
            <text:p>18:14:25</text:p>
          </table:table-cell>
          <table:table-cell table:style-name="ce9" office:value-type="float" office:value="18" calcext:value-type="float">
            <text:p>18</text:p>
          </table:table-cell>
          <table:table-cell table:style-name="ce11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187" calcext:value-type="float">
            <text:p>187</text:p>
          </table:table-cell>
          <table:table-cell table:style-name="ce10" table:formula="of:=VLOOKUP([.F340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340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40" calcext:value-type="float">
            <text:p>340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18H36M49S" calcext:value-type="time">
            <text:p>18:36:49</text:p>
          </table:table-cell>
          <table:table-cell table:style-name="ce9" office:value-type="float" office:value="8" calcext:value-type="float">
            <text:p>8</text:p>
          </table:table-cell>
          <table:table-cell table:style-name="ce11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table:style-name="ce10" table:formula="of:=VLOOKUP([.F341];[$Клиенты.A:.D];4;0)" office:value-type="string" office:string-value="нет" calcext:value-type="string">
            <text:p>нет</text:p>
          </table:table-cell>
          <table:table-cell table:formula="of:=VLOOKUP([.E34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41" calcext:value-type="float">
            <text:p>341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18H51M52S" calcext:value-type="time">
            <text:p>18:51:52</text:p>
          </table:table-cell>
          <table:table-cell table:style-name="ce9" office:value-type="float" office:value="43" calcext:value-type="float">
            <text:p>43</text:p>
          </table:table-cell>
          <table:table-cell table:style-name="ce11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479" calcext:value-type="float">
            <text:p>479</text:p>
          </table:table-cell>
          <table:table-cell table:style-name="ce10" table:formula="of:=VLOOKUP([.F342];[$Клиенты.A:.D];4;0)" office:value-type="string" office:string-value="нет" calcext:value-type="string">
            <text:p>нет</text:p>
          </table:table-cell>
          <table:table-cell table:formula="of:=VLOOKUP([.E342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42" calcext:value-type="float">
            <text:p>342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19H20M34S" calcext:value-type="time">
            <text:p>19:20:34</text:p>
          </table:table-cell>
          <table:table-cell table:style-name="ce9" office:value-type="float" office:value="20" calcext:value-type="float">
            <text:p>20</text:p>
          </table:table-cell>
          <table:table-cell table:style-name="ce11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185" calcext:value-type="float">
            <text:p>185</text:p>
          </table:table-cell>
          <table:table-cell table:style-name="ce10" table:formula="of:=VLOOKUP([.F343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34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43" calcext:value-type="float">
            <text:p>343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19H27M35S" calcext:value-type="time">
            <text:p>19:27:35</text:p>
          </table:table-cell>
          <table:table-cell table:style-name="ce9" office:value-type="float" office:value="29" calcext:value-type="float">
            <text:p>29</text:p>
          </table:table-cell>
          <table:table-cell table:style-name="ce11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379" calcext:value-type="float">
            <text:p>379</text:p>
          </table:table-cell>
          <table:table-cell table:style-name="ce10" table:formula="of:=VLOOKUP([.F344];[$Клиенты.A:.D];4;0)" office:value-type="string" office:string-value="нет" calcext:value-type="string">
            <text:p>нет</text:p>
          </table:table-cell>
          <table:table-cell table:formula="of:=VLOOKUP([.E344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19H43M53S" calcext:value-type="time">
            <text:p>19:43:53</text:p>
          </table:table-cell>
          <table:table-cell table:style-name="ce9" office:value-type="float" office:value="19" calcext:value-type="float">
            <text:p>19</text:p>
          </table:table-cell>
          <table:table-cell table:style-name="ce11" office:value-type="string" calcext:value-type="string">
            <text:p>A61</text:p>
          </table:table-cell>
          <table:table-cell office:value-type="float" office:value="15" calcext:value-type="float">
            <text:p>15</text:p>
          </table:table-cell>
          <table:table-cell office:value-type="float" office:value="207" calcext:value-type="float">
            <text:p>207</text:p>
          </table:table-cell>
          <table:table-cell table:style-name="ce10" table:formula="of:=VLOOKUP([.F345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345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45" calcext:value-type="float">
            <text:p>345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19H46M31S" calcext:value-type="time">
            <text:p>19:46:31</text:p>
          </table:table-cell>
          <table:table-cell table:style-name="ce9" office:value-type="float" office:value="22" calcext:value-type="float">
            <text:p>22</text:p>
          </table:table-cell>
          <table:table-cell table:style-name="ce11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table:style-name="ce10" table:formula="of:=VLOOKUP([.F346];[$Клиенты.A:.D];4;0)" office:value-type="string" office:string-value="нет" calcext:value-type="string">
            <text:p>нет</text:p>
          </table:table-cell>
          <table:table-cell table:formula="of:=VLOOKUP([.E346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46" calcext:value-type="float">
            <text:p>346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21H10M45S" calcext:value-type="time">
            <text:p>21:10:45</text:p>
          </table:table-cell>
          <table:table-cell table:style-name="ce9" office:value-type="float" office:value="11" calcext:value-type="float">
            <text:p>11</text:p>
          </table:table-cell>
          <table:table-cell table:style-name="ce11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style-name="ce10" table:formula="of:=VLOOKUP([.F347];[$Клиенты.A:.D];4;0)" office:value-type="string" office:string-value="нет" calcext:value-type="string">
            <text:p>нет</text:p>
          </table:table-cell>
          <table:table-cell table:formula="of:=VLOOKUP([.E347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47" calcext:value-type="float">
            <text:p>347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21H16M27S" calcext:value-type="time">
            <text:p>21:16:27</text:p>
          </table:table-cell>
          <table:table-cell table:style-name="ce9" office:value-type="float" office:value="27" calcext:value-type="float">
            <text:p>27</text:p>
          </table:table-cell>
          <table:table-cell table:style-name="ce11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299" calcext:value-type="float">
            <text:p>299</text:p>
          </table:table-cell>
          <table:table-cell table:style-name="ce10" table:formula="of:=VLOOKUP([.F348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348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48" calcext:value-type="float">
            <text:p>348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21H25M29S" calcext:value-type="time">
            <text:p>21:25:29</text:p>
          </table:table-cell>
          <table:table-cell table:style-name="ce9" office:value-type="float" office:value="8" calcext:value-type="float">
            <text:p>8</text:p>
          </table:table-cell>
          <table:table-cell table:style-name="ce11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table:style-name="ce10" table:formula="of:=VLOOKUP([.F349];[$Клиенты.A:.D];4;0)" office:value-type="string" office:string-value="нет" calcext:value-type="string">
            <text:p>нет</text:p>
          </table:table-cell>
          <table:table-cell table:formula="of:=VLOOKUP([.E34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49" calcext:value-type="float">
            <text:p>349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21H38M10S" calcext:value-type="time">
            <text:p>21:38:10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table:style-name="ce10" table:formula="of:=VLOOKUP([.F350];[$Клиенты.A:.D];4;0)" office:value-type="string" office:string-value="нет" calcext:value-type="string">
            <text:p>нет</text:p>
          </table:table-cell>
          <table:table-cell table:formula="of:=VLOOKUP([.E35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50" calcext:value-type="float">
            <text:p>350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21H58M03S" calcext:value-type="time">
            <text:p>21:58:03</text:p>
          </table:table-cell>
          <table:table-cell table:style-name="ce9" office:value-type="float" office:value="26" calcext:value-type="float">
            <text:p>26</text:p>
          </table:table-cell>
          <table:table-cell table:style-name="ce11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305" calcext:value-type="float">
            <text:p>305</text:p>
          </table:table-cell>
          <table:table-cell table:style-name="ce10" table:formula="of:=VLOOKUP([.F351];[$Клиенты.A:.D];4;0)" office:value-type="string" office:string-value="нет" calcext:value-type="string">
            <text:p>нет</text:p>
          </table:table-cell>
          <table:table-cell table:formula="of:=VLOOKUP([.E351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51" calcext:value-type="float">
            <text:p>351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22H01M38S" calcext:value-type="time">
            <text:p>22:01:38</text:p>
          </table:table-cell>
          <table:table-cell table:style-name="ce9" office:value-type="float" office:value="47" calcext:value-type="float">
            <text:p>47</text:p>
          </table:table-cell>
          <table:table-cell table:style-name="ce11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369" calcext:value-type="float">
            <text:p>369</text:p>
          </table:table-cell>
          <table:table-cell table:style-name="ce10" table:formula="of:=VLOOKUP([.F352];[$Клиенты.A:.D];4;0)" office:value-type="string" office:string-value="нет" calcext:value-type="string">
            <text:p>нет</text:p>
          </table:table-cell>
          <table:table-cell table:formula="of:=VLOOKUP([.E352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52" calcext:value-type="float">
            <text:p>352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22H09M00S" calcext:value-type="time">
            <text:p>22:09:00</text:p>
          </table:table-cell>
          <table:table-cell table:style-name="ce9" office:value-type="float" office:value="49" calcext:value-type="float">
            <text:p>49</text:p>
          </table:table-cell>
          <table:table-cell table:style-name="ce11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390" calcext:value-type="float">
            <text:p>390</text:p>
          </table:table-cell>
          <table:table-cell table:style-name="ce10" table:formula="of:=VLOOKUP([.F353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353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53" calcext:value-type="float">
            <text:p>353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22H10M33S" calcext:value-type="time">
            <text:p>22:10:33</text:p>
          </table:table-cell>
          <table:table-cell table:style-name="ce9" office:value-type="float" office:value="16" calcext:value-type="float">
            <text:p>16</text:p>
          </table:table-cell>
          <table:table-cell table:style-name="ce11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table:style-name="ce10" table:formula="of:=VLOOKUP([.F354];[$Клиенты.A:.D];4;0)" office:value-type="string" office:string-value="нет" calcext:value-type="string">
            <text:p>нет</text:p>
          </table:table-cell>
          <table:table-cell table:formula="of:=VLOOKUP([.E354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54" calcext:value-type="float">
            <text:p>354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22H17M29S" calcext:value-type="time">
            <text:p>22:17:29</text:p>
          </table:table-cell>
          <table:table-cell table:style-name="ce9" office:value-type="float" office:value="43" calcext:value-type="float">
            <text:p>43</text:p>
          </table:table-cell>
          <table:table-cell table:style-name="ce11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445" calcext:value-type="float">
            <text:p>445</text:p>
          </table:table-cell>
          <table:table-cell table:style-name="ce10" table:formula="of:=VLOOKUP([.F355];[$Клиенты.A:.D];4;0)" office:value-type="string" office:string-value="нет" calcext:value-type="string">
            <text:p>нет</text:p>
          </table:table-cell>
          <table:table-cell table:formula="of:=VLOOKUP([.E35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55" calcext:value-type="float">
            <text:p>355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22H18M00S" calcext:value-type="time">
            <text:p>22:18:00</text:p>
          </table:table-cell>
          <table:table-cell table:style-name="ce9" office:value-type="float" office:value="48" calcext:value-type="float">
            <text:p>48</text:p>
          </table:table-cell>
          <table:table-cell table:style-name="ce11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476" calcext:value-type="float">
            <text:p>476</text:p>
          </table:table-cell>
          <table:table-cell table:style-name="ce10" table:formula="of:=VLOOKUP([.F356];[$Клиенты.A:.D];4;0)" office:value-type="string" office:string-value="нет" calcext:value-type="string">
            <text:p>нет</text:p>
          </table:table-cell>
          <table:table-cell table:formula="of:=VLOOKUP([.E356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56" calcext:value-type="float">
            <text:p>356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22H18M23S" calcext:value-type="time">
            <text:p>22:18:23</text:p>
          </table:table-cell>
          <table:table-cell table:style-name="ce9" office:value-type="float" office:value="15" calcext:value-type="float">
            <text:p>15</text:p>
          </table:table-cell>
          <table:table-cell table:style-name="ce11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167" calcext:value-type="float">
            <text:p>167</text:p>
          </table:table-cell>
          <table:table-cell table:style-name="ce10" table:formula="of:=VLOOKUP([.F357];[$Клиенты.A:.D];4;0)" office:value-type="string" office:string-value="нет" calcext:value-type="string">
            <text:p>нет</text:p>
          </table:table-cell>
          <table:table-cell table:formula="of:=VLOOKUP([.E35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57" calcext:value-type="float">
            <text:p>357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22H19M18S" calcext:value-type="time">
            <text:p>22:19:18</text:p>
          </table:table-cell>
          <table:table-cell table:style-name="ce9" office:value-type="float" office:value="48" calcext:value-type="float">
            <text:p>48</text:p>
          </table:table-cell>
          <table:table-cell table:style-name="ce11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481" calcext:value-type="float">
            <text:p>481</text:p>
          </table:table-cell>
          <table:table-cell table:style-name="ce10" table:formula="of:=VLOOKUP([.F358];[$Клиенты.A:.D];4;0)" office:value-type="string" office:string-value="нет" calcext:value-type="string">
            <text:p>нет</text:p>
          </table:table-cell>
          <table:table-cell table:formula="of:=VLOOKUP([.E35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22H35M53S" calcext:value-type="time">
            <text:p>22:35:53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string" calcext:value-type="string">
            <text:p>A58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table:style-name="ce10" table:formula="of:=VLOOKUP([.F359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359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59" calcext:value-type="float">
            <text:p>359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22H41M31S" calcext:value-type="time">
            <text:p>22:41:31</text:p>
          </table:table-cell>
          <table:table-cell table:style-name="ce9" office:value-type="float" office:value="33" calcext:value-type="float">
            <text:p>33</text:p>
          </table:table-cell>
          <table:table-cell table:style-name="ce11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382" calcext:value-type="float">
            <text:p>382</text:p>
          </table:table-cell>
          <table:table-cell table:style-name="ce10" table:formula="of:=VLOOKUP([.F360];[$Клиенты.A:.D];4;0)" office:value-type="string" office:string-value="нет" calcext:value-type="string">
            <text:p>нет</text:p>
          </table:table-cell>
          <table:table-cell table:formula="of:=VLOOKUP([.E360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60" calcext:value-type="float">
            <text:p>360</text:p>
          </table:table-cell>
          <table:table-cell office:value-type="date" office:date-value="2025-06-06" calcext:value-type="date">
            <text:p>06.06.25</text:p>
          </table:table-cell>
          <table:table-cell table:style-name="ce8" office:value-type="time" office:time-value="PT22H52M40S" calcext:value-type="time">
            <text:p>22:52:40</text:p>
          </table:table-cell>
          <table:table-cell table:style-name="ce9" office:value-type="float" office:value="12" calcext:value-type="float">
            <text:p>12</text:p>
          </table:table-cell>
          <table:table-cell table:style-name="ce11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table:style-name="ce10" table:formula="of:=VLOOKUP([.F361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36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61" calcext:value-type="float">
            <text:p>361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06H17M14S" calcext:value-type="time">
            <text:p>6:17:14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table:style-name="ce10" table:formula="of:=VLOOKUP([.F362];[$Клиенты.A:.D];4;0)" office:value-type="string" office:string-value="нет" calcext:value-type="string">
            <text:p>нет</text:p>
          </table:table-cell>
          <table:table-cell table:formula="of:=VLOOKUP([.E36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62" calcext:value-type="float">
            <text:p>362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07H27M06S" calcext:value-type="time">
            <text:p>7:27:06</text:p>
          </table:table-cell>
          <table:table-cell table:style-name="ce9" office:value-type="float" office:value="8" calcext:value-type="float">
            <text:p>8</text:p>
          </table:table-cell>
          <table:table-cell table:style-name="ce11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138" calcext:value-type="float">
            <text:p>138</text:p>
          </table:table-cell>
          <table:table-cell table:style-name="ce10" table:formula="of:=VLOOKUP([.F363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36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63" calcext:value-type="float">
            <text:p>363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07H30M53S" calcext:value-type="time">
            <text:p>7:30:53</text:p>
          </table:table-cell>
          <table:table-cell table:style-name="ce9" office:value-type="float" office:value="15" calcext:value-type="float">
            <text:p>15</text:p>
          </table:table-cell>
          <table:table-cell table:style-name="ce11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211" calcext:value-type="float">
            <text:p>211</text:p>
          </table:table-cell>
          <table:table-cell table:style-name="ce10" table:formula="of:=VLOOKUP([.F364];[$Клиенты.A:.D];4;0)" office:value-type="string" office:string-value="нет" calcext:value-type="string">
            <text:p>нет</text:p>
          </table:table-cell>
          <table:table-cell table:formula="of:=VLOOKUP([.E364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64" calcext:value-type="float">
            <text:p>364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07H35M25S" calcext:value-type="time">
            <text:p>7:35:25</text:p>
          </table:table-cell>
          <table:table-cell table:style-name="ce9" office:value-type="float" office:value="8" calcext:value-type="float">
            <text:p>8</text:p>
          </table:table-cell>
          <table:table-cell table:style-name="ce11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139" calcext:value-type="float">
            <text:p>139</text:p>
          </table:table-cell>
          <table:table-cell table:style-name="ce10" table:formula="of:=VLOOKUP([.F365];[$Клиенты.A:.D];4;0)" office:value-type="string" office:string-value="нет" calcext:value-type="string">
            <text:p>нет</text:p>
          </table:table-cell>
          <table:table-cell table:formula="of:=VLOOKUP([.E365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65" calcext:value-type="float">
            <text:p>365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07H43M22S" calcext:value-type="time">
            <text:p>7:43:22</text:p>
          </table:table-cell>
          <table:table-cell table:style-name="ce9" office:value-type="float" office:value="15" calcext:value-type="float">
            <text:p>15</text:p>
          </table:table-cell>
          <table:table-cell table:style-name="ce11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173" calcext:value-type="float">
            <text:p>173</text:p>
          </table:table-cell>
          <table:table-cell table:style-name="ce10" table:formula="of:=VLOOKUP([.F366];[$Клиенты.A:.D];4;0)" office:value-type="string" office:string-value="нет" calcext:value-type="string">
            <text:p>нет</text:p>
          </table:table-cell>
          <table:table-cell table:formula="of:=VLOOKUP([.E36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66" calcext:value-type="float">
            <text:p>366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07H47M43S" calcext:value-type="time">
            <text:p>7:47:43</text:p>
          </table:table-cell>
          <table:table-cell table:style-name="ce9" office:value-type="float" office:value="19" calcext:value-type="float">
            <text:p>19</text:p>
          </table:table-cell>
          <table:table-cell table:style-name="ce11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187" calcext:value-type="float">
            <text:p>187</text:p>
          </table:table-cell>
          <table:table-cell table:style-name="ce10" table:formula="of:=VLOOKUP([.F367];[$Клиенты.A:.D];4;0)" office:value-type="string" office:string-value="нет" calcext:value-type="string">
            <text:p>нет</text:p>
          </table:table-cell>
          <table:table-cell table:formula="of:=VLOOKUP([.E36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67" calcext:value-type="float">
            <text:p>367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08H08M32S" calcext:value-type="time">
            <text:p>8:08:32</text:p>
          </table:table-cell>
          <table:table-cell table:style-name="ce9" office:value-type="float" office:value="43" calcext:value-type="float">
            <text:p>43</text:p>
          </table:table-cell>
          <table:table-cell table:style-name="ce11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445" calcext:value-type="float">
            <text:p>445</text:p>
          </table:table-cell>
          <table:table-cell table:style-name="ce10" table:formula="of:=VLOOKUP([.F368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368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68" calcext:value-type="float">
            <text:p>368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08H10M31S" calcext:value-type="time">
            <text:p>8:10:31</text:p>
          </table:table-cell>
          <table:table-cell table:style-name="ce9" office:value-type="float" office:value="29" calcext:value-type="float">
            <text:p>29</text:p>
          </table:table-cell>
          <table:table-cell table:style-name="ce11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366" calcext:value-type="float">
            <text:p>366</text:p>
          </table:table-cell>
          <table:table-cell table:style-name="ce10" table:formula="of:=VLOOKUP([.F369];[$Клиенты.A:.D];4;0)" office:value-type="string" office:string-value="нет" calcext:value-type="string">
            <text:p>нет</text:p>
          </table:table-cell>
          <table:table-cell table:formula="of:=VLOOKUP([.E369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69" calcext:value-type="float">
            <text:p>369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08H14M18S" calcext:value-type="time">
            <text:p>8:14:18</text:p>
          </table:table-cell>
          <table:table-cell table:style-name="ce9" office:value-type="float" office:value="47" calcext:value-type="float">
            <text:p>47</text:p>
          </table:table-cell>
          <table:table-cell table:style-name="ce11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428" calcext:value-type="float">
            <text:p>428</text:p>
          </table:table-cell>
          <table:table-cell table:style-name="ce10" table:formula="of:=VLOOKUP([.F370];[$Клиенты.A:.D];4;0)" office:value-type="string" office:string-value="нет" calcext:value-type="string">
            <text:p>нет</text:p>
          </table:table-cell>
          <table:table-cell table:formula="of:=VLOOKUP([.E370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70" calcext:value-type="float">
            <text:p>370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08H28M09S" calcext:value-type="time">
            <text:p>8:28:09</text:p>
          </table:table-cell>
          <table:table-cell table:style-name="ce9" office:value-type="float" office:value="21" calcext:value-type="float">
            <text:p>21</text:p>
          </table:table-cell>
          <table:table-cell table:style-name="ce11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table:style-name="ce10" table:formula="of:=VLOOKUP([.F371];[$Клиенты.A:.D];4;0)" office:value-type="string" office:string-value="нет" calcext:value-type="string">
            <text:p>нет</text:p>
          </table:table-cell>
          <table:table-cell table:formula="of:=VLOOKUP([.E37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71" calcext:value-type="float">
            <text:p>371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08H30M26S" calcext:value-type="time">
            <text:p>8:30:26</text:p>
          </table:table-cell>
          <table:table-cell table:style-name="ce9" office:value-type="float" office:value="27" calcext:value-type="float">
            <text:p>27</text:p>
          </table:table-cell>
          <table:table-cell table:style-name="ce11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289" calcext:value-type="float">
            <text:p>289</text:p>
          </table:table-cell>
          <table:table-cell table:style-name="ce10" table:formula="of:=VLOOKUP([.F372];[$Клиенты.A:.D];4;0)" office:value-type="string" office:string-value="нет" calcext:value-type="string">
            <text:p>нет</text:p>
          </table:table-cell>
          <table:table-cell table:formula="of:=VLOOKUP([.E37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72" calcext:value-type="float">
            <text:p>372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08H54M28S" calcext:value-type="time">
            <text:p>8:54:28</text:p>
          </table:table-cell>
          <table:table-cell table:style-name="ce9" office:value-type="float" office:value="37" calcext:value-type="float">
            <text:p>37</text:p>
          </table:table-cell>
          <table:table-cell table:style-name="ce11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313" calcext:value-type="float">
            <text:p>313</text:p>
          </table:table-cell>
          <table:table-cell table:style-name="ce10" table:formula="of:=VLOOKUP([.F373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373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73" calcext:value-type="float">
            <text:p>373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09H02M36S" calcext:value-type="time">
            <text:p>9:02:36</text:p>
          </table:table-cell>
          <table:table-cell table:style-name="ce9" office:value-type="float" office:value="46" calcext:value-type="float">
            <text:p>46</text:p>
          </table:table-cell>
          <table:table-cell table:style-name="ce11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377" calcext:value-type="float">
            <text:p>377</text:p>
          </table:table-cell>
          <table:table-cell table:style-name="ce10" table:formula="of:=VLOOKUP([.F374];[$Клиенты.A:.D];4;0)" office:value-type="string" office:string-value="нет" calcext:value-type="string">
            <text:p>нет</text:p>
          </table:table-cell>
          <table:table-cell table:formula="of:=VLOOKUP([.E374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09H57M55S" calcext:value-type="time">
            <text:p>9:57:55</text:p>
          </table:table-cell>
          <table:table-cell table:style-name="ce9" office:value-type="float" office:value="18" calcext:value-type="float">
            <text:p>18</text:p>
          </table:table-cell>
          <table:table-cell table:style-name="ce11" office:value-type="string" calcext:value-type="string">
            <text:p>A59</text:p>
          </table:table-cell>
          <table:table-cell office:value-type="float" office:value="15" calcext:value-type="float">
            <text:p>15</text:p>
          </table:table-cell>
          <table:table-cell office:value-type="float" office:value="229" calcext:value-type="float">
            <text:p>229</text:p>
          </table:table-cell>
          <table:table-cell table:style-name="ce10" table:formula="of:=VLOOKUP([.F375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375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75" calcext:value-type="float">
            <text:p>375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11H13M17S" calcext:value-type="time">
            <text:p>11:13:17</text:p>
          </table:table-cell>
          <table:table-cell table:style-name="ce9" office:value-type="float" office:value="49" calcext:value-type="float">
            <text:p>49</text:p>
          </table:table-cell>
          <table:table-cell table:style-name="ce11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587" calcext:value-type="float">
            <text:p>587</text:p>
          </table:table-cell>
          <table:table-cell table:style-name="ce10" table:formula="of:=VLOOKUP([.F376];[$Клиенты.A:.D];4;0)" office:value-type="string" office:string-value="нет" calcext:value-type="string">
            <text:p>нет</text:p>
          </table:table-cell>
          <table:table-cell table:formula="of:=VLOOKUP([.E376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76" calcext:value-type="float">
            <text:p>376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13H12M00S" calcext:value-type="time">
            <text:p>13:12:00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592" calcext:value-type="float">
            <text:p>592</text:p>
          </table:table-cell>
          <table:table-cell table:style-name="ce10" table:formula="of:=VLOOKUP([.F377];[$Клиенты.A:.D];4;0)" office:value-type="string" office:string-value="нет" calcext:value-type="string">
            <text:p>нет</text:p>
          </table:table-cell>
          <table:table-cell table:formula="of:=VLOOKUP([.E37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77" calcext:value-type="float">
            <text:p>377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14H12M48S" calcext:value-type="time">
            <text:p>14:12:48</text:p>
          </table:table-cell>
          <table:table-cell table:style-name="ce9" office:value-type="float" office:value="45" calcext:value-type="float">
            <text:p>45</text:p>
          </table:table-cell>
          <table:table-cell table:style-name="ce11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413" calcext:value-type="float">
            <text:p>413</text:p>
          </table:table-cell>
          <table:table-cell table:style-name="ce10" table:formula="of:=VLOOKUP([.F378];[$Клиенты.A:.D];4;0)" office:value-type="string" office:string-value="нет" calcext:value-type="string">
            <text:p>нет</text:p>
          </table:table-cell>
          <table:table-cell table:formula="of:=VLOOKUP([.E378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78" calcext:value-type="float">
            <text:p>378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14H13M16S" calcext:value-type="time">
            <text:p>14:13:16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356" calcext:value-type="float">
            <text:p>356</text:p>
          </table:table-cell>
          <table:table-cell table:style-name="ce10" table:formula="of:=VLOOKUP([.F379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379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79" calcext:value-type="float">
            <text:p>379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14H16M40S" calcext:value-type="time">
            <text:p>14:16:40</text:p>
          </table:table-cell>
          <table:table-cell table:style-name="ce9" office:value-type="float" office:value="43" calcext:value-type="float">
            <text:p>43</text:p>
          </table:table-cell>
          <table:table-cell table:style-name="ce11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520" calcext:value-type="float">
            <text:p>520</text:p>
          </table:table-cell>
          <table:table-cell table:style-name="ce10" table:formula="of:=VLOOKUP([.F380];[$Клиенты.A:.D];4;0)" office:value-type="string" office:string-value="нет" calcext:value-type="string">
            <text:p>нет</text:p>
          </table:table-cell>
          <table:table-cell table:formula="of:=VLOOKUP([.E380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80" calcext:value-type="float">
            <text:p>380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14H34M41S" calcext:value-type="time">
            <text:p>14:34:41</text:p>
          </table:table-cell>
          <table:table-cell table:style-name="ce9" office:value-type="float" office:value="33" calcext:value-type="float">
            <text:p>33</text:p>
          </table:table-cell>
          <table:table-cell table:style-name="ce11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410" calcext:value-type="float">
            <text:p>410</text:p>
          </table:table-cell>
          <table:table-cell table:style-name="ce10" table:formula="of:=VLOOKUP([.F381];[$Клиенты.A:.D];4;0)" office:value-type="string" office:string-value="нет" calcext:value-type="string">
            <text:p>нет</text:p>
          </table:table-cell>
          <table:table-cell table:formula="of:=VLOOKUP([.E38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81" calcext:value-type="float">
            <text:p>381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14H37M18S" calcext:value-type="time">
            <text:p>14:37:18</text:p>
          </table:table-cell>
          <table:table-cell table:style-name="ce9" office:value-type="float" office:value="5" calcext:value-type="float">
            <text:p>5</text:p>
          </table:table-cell>
          <table:table-cell table:style-name="ce11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table:style-name="ce10" table:formula="of:=VLOOKUP([.F382];[$Клиенты.A:.D];4;0)" office:value-type="string" office:string-value="нет" calcext:value-type="string">
            <text:p>нет</text:p>
          </table:table-cell>
          <table:table-cell table:formula="of:=VLOOKUP([.E38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82" calcext:value-type="float">
            <text:p>382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14H37M38S" calcext:value-type="time">
            <text:p>14:37:38</text:p>
          </table:table-cell>
          <table:table-cell table:style-name="ce9" office:value-type="float" office:value="36" calcext:value-type="float">
            <text:p>36</text:p>
          </table:table-cell>
          <table:table-cell table:style-name="ce11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443" calcext:value-type="float">
            <text:p>443</text:p>
          </table:table-cell>
          <table:table-cell table:style-name="ce10" table:formula="of:=VLOOKUP([.F383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383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14H44M23S" calcext:value-type="time">
            <text:p>14:44:23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string" calcext:value-type="string">
            <text:p>A65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table:style-name="ce10" table:formula="of:=VLOOKUP([.F384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384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84" calcext:value-type="float">
            <text:p>384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14H54M14S" calcext:value-type="time">
            <text:p>14:54:14</text:p>
          </table:table-cell>
          <table:table-cell table:style-name="ce9" office:value-type="float" office:value="22" calcext:value-type="float">
            <text:p>22</text:p>
          </table:table-cell>
          <table:table-cell table:style-name="ce11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225" calcext:value-type="float">
            <text:p>225</text:p>
          </table:table-cell>
          <table:table-cell table:style-name="ce10" table:formula="of:=VLOOKUP([.F385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38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85" calcext:value-type="float">
            <text:p>385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14H57M58S" calcext:value-type="time">
            <text:p>14:57:58</text:p>
          </table:table-cell>
          <table:table-cell table:style-name="ce9" office:value-type="float" office:value="20" calcext:value-type="float">
            <text:p>20</text:p>
          </table:table-cell>
          <table:table-cell table:style-name="ce11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267" calcext:value-type="float">
            <text:p>267</text:p>
          </table:table-cell>
          <table:table-cell table:style-name="ce10" table:formula="of:=VLOOKUP([.F386];[$Клиенты.A:.D];4;0)" office:value-type="string" office:string-value="нет" calcext:value-type="string">
            <text:p>нет</text:p>
          </table:table-cell>
          <table:table-cell table:formula="of:=VLOOKUP([.E386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86" calcext:value-type="float">
            <text:p>386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15H01M02S" calcext:value-type="time">
            <text:p>15:01:02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376" calcext:value-type="float">
            <text:p>376</text:p>
          </table:table-cell>
          <table:table-cell table:style-name="ce10" table:formula="of:=VLOOKUP([.F387];[$Клиенты.A:.D];4;0)" office:value-type="string" office:string-value="нет" calcext:value-type="string">
            <text:p>нет</text:p>
          </table:table-cell>
          <table:table-cell table:formula="of:=VLOOKUP([.E387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87" calcext:value-type="float">
            <text:p>387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15H17M00S" calcext:value-type="time">
            <text:p>15:17:00</text:p>
          </table:table-cell>
          <table:table-cell table:style-name="ce9" office:value-type="float" office:value="38" calcext:value-type="float">
            <text:p>38</text:p>
          </table:table-cell>
          <table:table-cell table:style-name="ce11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311" calcext:value-type="float">
            <text:p>311</text:p>
          </table:table-cell>
          <table:table-cell table:style-name="ce10" table:formula="of:=VLOOKUP([.F388];[$Клиенты.A:.D];4;0)" office:value-type="string" office:string-value="нет" calcext:value-type="string">
            <text:p>нет</text:p>
          </table:table-cell>
          <table:table-cell table:formula="of:=VLOOKUP([.E38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88" calcext:value-type="float">
            <text:p>388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15H17M10S" calcext:value-type="time">
            <text:p>15:17:10</text:p>
          </table:table-cell>
          <table:table-cell table:style-name="ce9" office:value-type="float" office:value="7" calcext:value-type="float">
            <text:p>7</text:p>
          </table:table-cell>
          <table:table-cell table:style-name="ce11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table:style-name="ce10" table:formula="of:=VLOOKUP([.F389];[$Клиенты.A:.D];4;0)" office:value-type="string" office:string-value="нет" calcext:value-type="string">
            <text:p>нет</text:p>
          </table:table-cell>
          <table:table-cell table:formula="of:=VLOOKUP([.E389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89" calcext:value-type="float">
            <text:p>389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15H23M24S" calcext:value-type="time">
            <text:p>15:23:24</text:p>
          </table:table-cell>
          <table:table-cell table:style-name="ce9" office:value-type="float" office:value="19" calcext:value-type="float">
            <text:p>19</text:p>
          </table:table-cell>
          <table:table-cell table:style-name="ce11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258" calcext:value-type="float">
            <text:p>258</text:p>
          </table:table-cell>
          <table:table-cell table:style-name="ce10" table:formula="of:=VLOOKUP([.F390];[$Клиенты.A:.D];4;0)" office:value-type="string" office:string-value="нет" calcext:value-type="string">
            <text:p>нет</text:p>
          </table:table-cell>
          <table:table-cell table:formula="of:=VLOOKUP([.E39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90" calcext:value-type="float">
            <text:p>390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15H55M59S" calcext:value-type="time">
            <text:p>15:55:59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355" calcext:value-type="float">
            <text:p>355</text:p>
          </table:table-cell>
          <table:table-cell table:style-name="ce10" table:formula="of:=VLOOKUP([.F391];[$Клиенты.A:.D];4;0)" office:value-type="string" office:string-value="нет" calcext:value-type="string">
            <text:p>нет</text:p>
          </table:table-cell>
          <table:table-cell table:formula="of:=VLOOKUP([.E391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91" calcext:value-type="float">
            <text:p>391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17H06M07S" calcext:value-type="time">
            <text:p>17:06:07</text:p>
          </table:table-cell>
          <table:table-cell table:style-name="ce9" office:value-type="float" office:value="14" calcext:value-type="float">
            <text:p>14</text:p>
          </table:table-cell>
          <table:table-cell table:style-name="ce11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table:style-name="ce10" table:formula="of:=VLOOKUP([.F392];[$Клиенты.A:.D];4;0)" office:value-type="string" office:string-value="нет" calcext:value-type="string">
            <text:p>нет</text:p>
          </table:table-cell>
          <table:table-cell table:formula="of:=VLOOKUP([.E392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92" calcext:value-type="float">
            <text:p>392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17H15M52S" calcext:value-type="time">
            <text:p>17:15:52</text:p>
          </table:table-cell>
          <table:table-cell table:style-name="ce9" office:value-type="float" office:value="39" calcext:value-type="float">
            <text:p>39</text:p>
          </table:table-cell>
          <table:table-cell table:style-name="ce11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330" calcext:value-type="float">
            <text:p>330</text:p>
          </table:table-cell>
          <table:table-cell table:style-name="ce10" table:formula="of:=VLOOKUP([.F393];[$Клиенты.A:.D];4;0)" office:value-type="string" office:string-value="нет" calcext:value-type="string">
            <text:p>нет</text:p>
          </table:table-cell>
          <table:table-cell table:formula="of:=VLOOKUP([.E39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93" calcext:value-type="float">
            <text:p>393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17H20M05S" calcext:value-type="time">
            <text:p>17:20:05</text:p>
          </table:table-cell>
          <table:table-cell table:style-name="ce9" office:value-type="float" office:value="12" calcext:value-type="float">
            <text:p>12</text:p>
          </table:table-cell>
          <table:table-cell table:style-name="ce11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155" calcext:value-type="float">
            <text:p>155</text:p>
          </table:table-cell>
          <table:table-cell table:style-name="ce10" table:formula="of:=VLOOKUP([.F394];[$Клиенты.A:.D];4;0)" office:value-type="string" office:string-value="нет" calcext:value-type="string">
            <text:p>нет</text:p>
          </table:table-cell>
          <table:table-cell table:formula="of:=VLOOKUP([.E39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94" calcext:value-type="float">
            <text:p>394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17H25M27S" calcext:value-type="time">
            <text:p>17:25:27</text:p>
          </table:table-cell>
          <table:table-cell table:style-name="ce9" office:value-type="float" office:value="14" calcext:value-type="float">
            <text:p>14</text:p>
          </table:table-cell>
          <table:table-cell table:style-name="ce11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171" calcext:value-type="float">
            <text:p>171</text:p>
          </table:table-cell>
          <table:table-cell table:style-name="ce10" table:formula="of:=VLOOKUP([.F395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39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95" calcext:value-type="float">
            <text:p>395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17H29M24S" calcext:value-type="time">
            <text:p>17:29:24</text:p>
          </table:table-cell>
          <table:table-cell table:style-name="ce9" office:value-type="float" office:value="47" calcext:value-type="float">
            <text:p>47</text:p>
          </table:table-cell>
          <table:table-cell table:style-name="ce11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434" calcext:value-type="float">
            <text:p>434</text:p>
          </table:table-cell>
          <table:table-cell table:style-name="ce10" table:formula="of:=VLOOKUP([.F396];[$Клиенты.A:.D];4;0)" office:value-type="string" office:string-value="нет" calcext:value-type="string">
            <text:p>нет</text:p>
          </table:table-cell>
          <table:table-cell table:formula="of:=VLOOKUP([.E396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96" calcext:value-type="float">
            <text:p>396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17H35M23S" calcext:value-type="time">
            <text:p>17:35:23</text:p>
          </table:table-cell>
          <table:table-cell table:style-name="ce9" office:value-type="float" office:value="38" calcext:value-type="float">
            <text:p>38</text:p>
          </table:table-cell>
          <table:table-cell table:style-name="ce11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324" calcext:value-type="float">
            <text:p>324</text:p>
          </table:table-cell>
          <table:table-cell table:style-name="ce10" table:formula="of:=VLOOKUP([.F397];[$Клиенты.A:.D];4;0)" office:value-type="string" office:string-value="нет" calcext:value-type="string">
            <text:p>нет</text:p>
          </table:table-cell>
          <table:table-cell table:formula="of:=VLOOKUP([.E39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97" calcext:value-type="float">
            <text:p>397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17H59M55S" calcext:value-type="time">
            <text:p>17:59:55</text:p>
          </table:table-cell>
          <table:table-cell table:style-name="ce9" office:value-type="float" office:value="42" calcext:value-type="float">
            <text:p>42</text:p>
          </table:table-cell>
          <table:table-cell table:style-name="ce11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423" calcext:value-type="float">
            <text:p>423</text:p>
          </table:table-cell>
          <table:table-cell table:style-name="ce10" table:formula="of:=VLOOKUP([.F398];[$Клиенты.A:.D];4;0)" office:value-type="string" office:string-value="нет" calcext:value-type="string">
            <text:p>нет</text:p>
          </table:table-cell>
          <table:table-cell table:formula="of:=VLOOKUP([.E39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98" calcext:value-type="float">
            <text:p>398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18H14M20S" calcext:value-type="time">
            <text:p>18:14:20</text:p>
          </table:table-cell>
          <table:table-cell table:style-name="ce9" office:value-type="float" office:value="21" calcext:value-type="float">
            <text:p>21</text:p>
          </table:table-cell>
          <table:table-cell table:style-name="ce11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table:style-name="ce10" table:formula="of:=VLOOKUP([.F399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399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399" calcext:value-type="float">
            <text:p>399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18H30M03S" calcext:value-type="time">
            <text:p>18:30:03</text:p>
          </table:table-cell>
          <table:table-cell table:style-name="ce9" office:value-type="float" office:value="41" calcext:value-type="float">
            <text:p>41</text:p>
          </table:table-cell>
          <table:table-cell table:style-name="ce11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511" calcext:value-type="float">
            <text:p>511</text:p>
          </table:table-cell>
          <table:table-cell table:style-name="ce10" table:formula="of:=VLOOKUP([.F400];[$Клиенты.A:.D];4;0)" office:value-type="string" office:string-value="нет" calcext:value-type="string">
            <text:p>нет</text:p>
          </table:table-cell>
          <table:table-cell table:formula="of:=VLOOKUP([.E400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00" calcext:value-type="float">
            <text:p>400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18H30M42S" calcext:value-type="time">
            <text:p>18:30:42</text:p>
          </table:table-cell>
          <table:table-cell table:style-name="ce9" office:value-type="float" office:value="42" calcext:value-type="float">
            <text:p>42</text:p>
          </table:table-cell>
          <table:table-cell table:style-name="ce11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392" calcext:value-type="float">
            <text:p>392</text:p>
          </table:table-cell>
          <table:table-cell table:style-name="ce10" table:formula="of:=VLOOKUP([.F401];[$Клиенты.A:.D];4;0)" office:value-type="string" office:string-value="нет" calcext:value-type="string">
            <text:p>нет</text:p>
          </table:table-cell>
          <table:table-cell table:formula="of:=VLOOKUP([.E401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01" calcext:value-type="float">
            <text:p>401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18H36M46S" calcext:value-type="time">
            <text:p>18:36:46</text:p>
          </table:table-cell>
          <table:table-cell table:style-name="ce9" office:value-type="float" office:value="39" calcext:value-type="float">
            <text:p>39</text:p>
          </table:table-cell>
          <table:table-cell table:style-name="ce11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394" calcext:value-type="float">
            <text:p>394</text:p>
          </table:table-cell>
          <table:table-cell table:style-name="ce10" table:formula="of:=VLOOKUP([.F402];[$Клиенты.A:.D];4;0)" office:value-type="string" office:string-value="нет" calcext:value-type="string">
            <text:p>нет</text:p>
          </table:table-cell>
          <table:table-cell table:formula="of:=VLOOKUP([.E402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18H48M33S" calcext:value-type="time">
            <text:p>18:48:33</text:p>
          </table:table-cell>
          <table:table-cell table:style-name="ce9" office:value-type="float" office:value="24" calcext:value-type="float">
            <text:p>24</text:p>
          </table:table-cell>
          <table:table-cell table:style-name="ce11" office:value-type="string" calcext:value-type="string">
            <text:p>A62</text:p>
          </table:table-cell>
          <table:table-cell office:value-type="float" office:value="15" calcext:value-type="float">
            <text:p>15</text:p>
          </table:table-cell>
          <table:table-cell office:value-type="float" office:value="288" calcext:value-type="float">
            <text:p>288</text:p>
          </table:table-cell>
          <table:table-cell table:style-name="ce10" table:formula="of:=VLOOKUP([.F403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403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03" calcext:value-type="float">
            <text:p>403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18H58M12S" calcext:value-type="time">
            <text:p>18:58:12</text:p>
          </table:table-cell>
          <table:table-cell table:style-name="ce9" office:value-type="float" office:value="14" calcext:value-type="float">
            <text:p>14</text:p>
          </table:table-cell>
          <table:table-cell table:style-name="ce11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table:style-name="ce10" table:formula="of:=VLOOKUP([.F404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404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04" calcext:value-type="float">
            <text:p>404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19H43M01S" calcext:value-type="time">
            <text:p>19:43:01</text:p>
          </table:table-cell>
          <table:table-cell table:style-name="ce9" office:value-type="float" office:value="21" calcext:value-type="float">
            <text:p>21</text:p>
          </table:table-cell>
          <table:table-cell table:style-name="ce11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206" calcext:value-type="float">
            <text:p>206</text:p>
          </table:table-cell>
          <table:table-cell table:style-name="ce10" table:formula="of:=VLOOKUP([.F405];[$Клиенты.A:.D];4;0)" office:value-type="string" office:string-value="нет" calcext:value-type="string">
            <text:p>нет</text:p>
          </table:table-cell>
          <table:table-cell table:formula="of:=VLOOKUP([.E405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05" calcext:value-type="float">
            <text:p>405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19H45M31S" calcext:value-type="time">
            <text:p>19:45:31</text:p>
          </table:table-cell>
          <table:table-cell table:style-name="ce9" office:value-type="float" office:value="37" calcext:value-type="float">
            <text:p>37</text:p>
          </table:table-cell>
          <table:table-cell table:style-name="ce11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305" calcext:value-type="float">
            <text:p>305</text:p>
          </table:table-cell>
          <table:table-cell table:style-name="ce10" table:formula="of:=VLOOKUP([.F406];[$Клиенты.A:.D];4;0)" office:value-type="string" office:string-value="нет" calcext:value-type="string">
            <text:p>нет</text:p>
          </table:table-cell>
          <table:table-cell table:formula="of:=VLOOKUP([.E40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06" calcext:value-type="float">
            <text:p>406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21H10M16S" calcext:value-type="time">
            <text:p>21:10:16</text:p>
          </table:table-cell>
          <table:table-cell table:style-name="ce9" office:value-type="float" office:value="18" calcext:value-type="float">
            <text:p>18</text:p>
          </table:table-cell>
          <table:table-cell table:style-name="ce11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196" calcext:value-type="float">
            <text:p>196</text:p>
          </table:table-cell>
          <table:table-cell table:style-name="ce10" table:formula="of:=VLOOKUP([.F407];[$Клиенты.A:.D];4;0)" office:value-type="string" office:string-value="нет" calcext:value-type="string">
            <text:p>нет</text:p>
          </table:table-cell>
          <table:table-cell table:formula="of:=VLOOKUP([.E407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07" calcext:value-type="float">
            <text:p>407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21H13M38S" calcext:value-type="time">
            <text:p>21:13:38</text:p>
          </table:table-cell>
          <table:table-cell table:style-name="ce9" office:value-type="float" office:value="7" calcext:value-type="float">
            <text:p>7</text:p>
          </table:table-cell>
          <table:table-cell table:style-name="ce11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table:style-name="ce10" table:formula="of:=VLOOKUP([.F408];[$Клиенты.A:.D];4;0)" office:value-type="string" office:string-value="нет" calcext:value-type="string">
            <text:p>нет</text:p>
          </table:table-cell>
          <table:table-cell table:formula="of:=VLOOKUP([.E40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08" calcext:value-type="float">
            <text:p>408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21H23M54S" calcext:value-type="time">
            <text:p>21:23:54</text:p>
          </table:table-cell>
          <table:table-cell table:style-name="ce9" office:value-type="float" office:value="49" calcext:value-type="float">
            <text:p>49</text:p>
          </table:table-cell>
          <table:table-cell table:style-name="ce11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497" calcext:value-type="float">
            <text:p>497</text:p>
          </table:table-cell>
          <table:table-cell table:style-name="ce10" table:formula="of:=VLOOKUP([.F409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40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09" calcext:value-type="float">
            <text:p>409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21H30M06S" calcext:value-type="time">
            <text:p>21:30:06</text:p>
          </table:table-cell>
          <table:table-cell table:style-name="ce9" office:value-type="float" office:value="38" calcext:value-type="float">
            <text:p>38</text:p>
          </table:table-cell>
          <table:table-cell table:style-name="ce11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397" calcext:value-type="float">
            <text:p>397</text:p>
          </table:table-cell>
          <table:table-cell table:style-name="ce10" table:formula="of:=VLOOKUP([.F410];[$Клиенты.A:.D];4;0)" office:value-type="string" office:string-value="нет" calcext:value-type="string">
            <text:p>нет</text:p>
          </table:table-cell>
          <table:table-cell table:formula="of:=VLOOKUP([.E41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10" calcext:value-type="float">
            <text:p>410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21H44M06S" calcext:value-type="time">
            <text:p>21:44:06</text:p>
          </table:table-cell>
          <table:table-cell table:style-name="ce9" office:value-type="float" office:value="25" calcext:value-type="float">
            <text:p>25</text:p>
          </table:table-cell>
          <table:table-cell table:style-name="ce11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table:style-name="ce10" table:formula="of:=VLOOKUP([.F411];[$Клиенты.A:.D];4;0)" office:value-type="string" office:string-value="нет" calcext:value-type="string">
            <text:p>нет</text:p>
          </table:table-cell>
          <table:table-cell table:formula="of:=VLOOKUP([.E411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11" calcext:value-type="float">
            <text:p>411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21H49M39S" calcext:value-type="time">
            <text:p>21:49:39</text:p>
          </table:table-cell>
          <table:table-cell table:style-name="ce9" office:value-type="float" office:value="26" calcext:value-type="float">
            <text:p>26</text:p>
          </table:table-cell>
          <table:table-cell table:style-name="ce11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286" calcext:value-type="float">
            <text:p>286</text:p>
          </table:table-cell>
          <table:table-cell table:style-name="ce10" table:formula="of:=VLOOKUP([.F412];[$Клиенты.A:.D];4;0)" office:value-type="string" office:string-value="нет" calcext:value-type="string">
            <text:p>нет</text:p>
          </table:table-cell>
          <table:table-cell table:formula="of:=VLOOKUP([.E41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22H00M12S" calcext:value-type="time">
            <text:p>22:00:12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string" calcext:value-type="string">
            <text:p>A65</text:p>
          </table:table-cell>
          <table:table-cell office:value-type="float" office:value="15" calcext:value-type="float">
            <text:p>15</text:p>
          </table:table-cell>
          <table:table-cell office:value-type="float" office:value="157" calcext:value-type="float">
            <text:p>157</text:p>
          </table:table-cell>
          <table:table-cell table:style-name="ce10" table:formula="of:=VLOOKUP([.F413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413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13" calcext:value-type="float">
            <text:p>413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22H05M12S" calcext:value-type="time">
            <text:p>22:05:12</text:p>
          </table:table-cell>
          <table:table-cell table:style-name="ce9" office:value-type="float" office:value="17" calcext:value-type="float">
            <text:p>17</text:p>
          </table:table-cell>
          <table:table-cell table:style-name="ce11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211" calcext:value-type="float">
            <text:p>211</text:p>
          </table:table-cell>
          <table:table-cell table:style-name="ce10" table:formula="of:=VLOOKUP([.F414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414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14" calcext:value-type="float">
            <text:p>414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22H08M31S" calcext:value-type="time">
            <text:p>22:08:31</text:p>
          </table:table-cell>
          <table:table-cell table:style-name="ce9" office:value-type="float" office:value="6" calcext:value-type="float">
            <text:p>6</text:p>
          </table:table-cell>
          <table:table-cell table:style-name="ce11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102" calcext:value-type="float">
            <text:p>102</text:p>
          </table:table-cell>
          <table:table-cell table:style-name="ce10" table:formula="of:=VLOOKUP([.F415];[$Клиенты.A:.D];4;0)" office:value-type="string" office:string-value="нет" calcext:value-type="string">
            <text:p>нет</text:p>
          </table:table-cell>
          <table:table-cell table:formula="of:=VLOOKUP([.E415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15" calcext:value-type="float">
            <text:p>415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22H09M51S" calcext:value-type="time">
            <text:p>22:09:51</text:p>
          </table:table-cell>
          <table:table-cell table:style-name="ce9" office:value-type="float" office:value="11" calcext:value-type="float">
            <text:p>11</text:p>
          </table:table-cell>
          <table:table-cell table:style-name="ce11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table:style-name="ce10" table:formula="of:=VLOOKUP([.F416];[$Клиенты.A:.D];4;0)" office:value-type="string" office:string-value="нет" calcext:value-type="string">
            <text:p>нет</text:p>
          </table:table-cell>
          <table:table-cell table:formula="of:=VLOOKUP([.E416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16" calcext:value-type="float">
            <text:p>416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22H13M36S" calcext:value-type="time">
            <text:p>22:13:36</text:p>
          </table:table-cell>
          <table:table-cell table:style-name="ce9" office:value-type="float" office:value="47" calcext:value-type="float">
            <text:p>47</text:p>
          </table:table-cell>
          <table:table-cell table:style-name="ce11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558" calcext:value-type="float">
            <text:p>558</text:p>
          </table:table-cell>
          <table:table-cell table:style-name="ce10" table:formula="of:=VLOOKUP([.F417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417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17" calcext:value-type="float">
            <text:p>417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22H16M15S" calcext:value-type="time">
            <text:p>22:16:15</text:p>
          </table:table-cell>
          <table:table-cell table:style-name="ce9" office:value-type="float" office:value="47" calcext:value-type="float">
            <text:p>47</text:p>
          </table:table-cell>
          <table:table-cell table:style-name="ce11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476" calcext:value-type="float">
            <text:p>476</text:p>
          </table:table-cell>
          <table:table-cell table:style-name="ce10" table:formula="of:=VLOOKUP([.F418];[$Клиенты.A:.D];4;0)" office:value-type="string" office:string-value="нет" calcext:value-type="string">
            <text:p>нет</text:p>
          </table:table-cell>
          <table:table-cell table:formula="of:=VLOOKUP([.E418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18" calcext:value-type="float">
            <text:p>418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22H20M03S" calcext:value-type="time">
            <text:p>22:20:03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314" calcext:value-type="float">
            <text:p>314</text:p>
          </table:table-cell>
          <table:table-cell table:style-name="ce10" table:formula="of:=VLOOKUP([.F419];[$Клиенты.A:.D];4;0)" office:value-type="string" office:string-value="нет" calcext:value-type="string">
            <text:p>нет</text:p>
          </table:table-cell>
          <table:table-cell table:formula="of:=VLOOKUP([.E41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19" calcext:value-type="float">
            <text:p>419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22H47M40S" calcext:value-type="time">
            <text:p>22:47:40</text:p>
          </table:table-cell>
          <table:table-cell table:style-name="ce9" office:value-type="float" office:value="7" calcext:value-type="float">
            <text:p>7</text:p>
          </table:table-cell>
          <table:table-cell table:style-name="ce11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table:style-name="ce10" table:formula="of:=VLOOKUP([.F420];[$Клиенты.A:.D];4;0)" office:value-type="string" office:string-value="нет" calcext:value-type="string">
            <text:p>нет</text:p>
          </table:table-cell>
          <table:table-cell table:formula="of:=VLOOKUP([.E42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20" calcext:value-type="float">
            <text:p>420</text:p>
          </table:table-cell>
          <table:table-cell office:value-type="date" office:date-value="2025-06-07" calcext:value-type="date">
            <text:p>07.06.25</text:p>
          </table:table-cell>
          <table:table-cell table:style-name="ce8" office:value-type="time" office:time-value="PT22H56M47S" calcext:value-type="time">
            <text:p>22:56:47</text:p>
          </table:table-cell>
          <table:table-cell table:style-name="ce9" office:value-type="float" office:value="45" calcext:value-type="float">
            <text:p>45</text:p>
          </table:table-cell>
          <table:table-cell table:style-name="ce11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table:style-name="ce10" table:formula="of:=VLOOKUP([.F421];[$Клиенты.A:.D];4;0)" office:value-type="string" office:string-value="нет" calcext:value-type="string">
            <text:p>нет</text:p>
          </table:table-cell>
          <table:table-cell table:formula="of:=VLOOKUP([.E421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21" calcext:value-type="float">
            <text:p>421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06H37M33S" calcext:value-type="time">
            <text:p>6:37:33</text:p>
          </table:table-cell>
          <table:table-cell table:style-name="ce9" office:value-type="float" office:value="48" calcext:value-type="float">
            <text:p>48</text:p>
          </table:table-cell>
          <table:table-cell table:style-name="ce11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530" calcext:value-type="float">
            <text:p>530</text:p>
          </table:table-cell>
          <table:table-cell table:style-name="ce10" table:formula="of:=VLOOKUP([.F422];[$Клиенты.A:.D];4;0)" office:value-type="string" office:string-value="нет" calcext:value-type="string">
            <text:p>нет</text:p>
          </table:table-cell>
          <table:table-cell table:formula="of:=VLOOKUP([.E422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22" calcext:value-type="float">
            <text:p>422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06H54M01S" calcext:value-type="time">
            <text:p>6:54:01</text:p>
          </table:table-cell>
          <table:table-cell table:style-name="ce9" office:value-type="float" office:value="9" calcext:value-type="float">
            <text:p>9</text:p>
          </table:table-cell>
          <table:table-cell table:style-name="ce11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table:style-name="ce10" table:formula="of:=VLOOKUP([.F423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42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23" calcext:value-type="float">
            <text:p>423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07H23M29S" calcext:value-type="time">
            <text:p>7:23:29</text:p>
          </table:table-cell>
          <table:table-cell table:style-name="ce9" office:value-type="float" office:value="21" calcext:value-type="float">
            <text:p>21</text:p>
          </table:table-cell>
          <table:table-cell table:style-name="ce11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235" calcext:value-type="float">
            <text:p>235</text:p>
          </table:table-cell>
          <table:table-cell table:style-name="ce10" table:formula="of:=VLOOKUP([.F424];[$Клиенты.A:.D];4;0)" office:value-type="string" office:string-value="нет" calcext:value-type="string">
            <text:p>нет</text:p>
          </table:table-cell>
          <table:table-cell table:formula="of:=VLOOKUP([.E42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24" calcext:value-type="float">
            <text:p>424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07H32M49S" calcext:value-type="time">
            <text:p>7:32:49</text:p>
          </table:table-cell>
          <table:table-cell table:style-name="ce9" office:value-type="float" office:value="36" calcext:value-type="float">
            <text:p>36</text:p>
          </table:table-cell>
          <table:table-cell table:style-name="ce11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301" calcext:value-type="float">
            <text:p>301</text:p>
          </table:table-cell>
          <table:table-cell table:style-name="ce10" table:formula="of:=VLOOKUP([.F425];[$Клиенты.A:.D];4;0)" office:value-type="string" office:string-value="нет" calcext:value-type="string">
            <text:p>нет</text:p>
          </table:table-cell>
          <table:table-cell table:formula="of:=VLOOKUP([.E42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25" calcext:value-type="float">
            <text:p>425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08H08M34S" calcext:value-type="time">
            <text:p>8:08:34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332" calcext:value-type="float">
            <text:p>332</text:p>
          </table:table-cell>
          <table:table-cell table:style-name="ce10" table:formula="of:=VLOOKUP([.F426];[$Клиенты.A:.D];4;0)" office:value-type="string" office:string-value="нет" calcext:value-type="string">
            <text:p>нет</text:p>
          </table:table-cell>
          <table:table-cell table:formula="of:=VLOOKUP([.E42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26" calcext:value-type="float">
            <text:p>426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08H43M16S" calcext:value-type="time">
            <text:p>8:43:16</text:p>
          </table:table-cell>
          <table:table-cell table:style-name="ce9" office:value-type="float" office:value="6" calcext:value-type="float">
            <text:p>6</text:p>
          </table:table-cell>
          <table:table-cell table:style-name="ce11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table:style-name="ce10" table:formula="of:=VLOOKUP([.F427];[$Клиенты.A:.D];4;0)" office:value-type="string" office:string-value="нет" calcext:value-type="string">
            <text:p>нет</text:p>
          </table:table-cell>
          <table:table-cell table:formula="of:=VLOOKUP([.E427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27" calcext:value-type="float">
            <text:p>427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08H46M09S" calcext:value-type="time">
            <text:p>8:46:09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454" calcext:value-type="float">
            <text:p>454</text:p>
          </table:table-cell>
          <table:table-cell table:style-name="ce10" table:formula="of:=VLOOKUP([.F428];[$Клиенты.A:.D];4;0)" office:value-type="string" office:string-value="нет" calcext:value-type="string">
            <text:p>нет</text:p>
          </table:table-cell>
          <table:table-cell table:formula="of:=VLOOKUP([.E428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28" calcext:value-type="float">
            <text:p>428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08H52M43S" calcext:value-type="time">
            <text:p>8:52:43</text:p>
          </table:table-cell>
          <table:table-cell table:style-name="ce9" office:value-type="float" office:value="7" calcext:value-type="float">
            <text:p>7</text:p>
          </table:table-cell>
          <table:table-cell table:style-name="ce11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10" table:formula="of:=VLOOKUP([.F429];[$Клиенты.A:.D];4;0)" office:value-type="string" office:string-value="нет" calcext:value-type="string">
            <text:p>нет</text:p>
          </table:table-cell>
          <table:table-cell table:formula="of:=VLOOKUP([.E429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29" calcext:value-type="float">
            <text:p>429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09H01M55S" calcext:value-type="time">
            <text:p>9:01:55</text:p>
          </table:table-cell>
          <table:table-cell table:style-name="ce9" office:value-type="float" office:value="24" calcext:value-type="float">
            <text:p>24</text:p>
          </table:table-cell>
          <table:table-cell table:style-name="ce11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292" calcext:value-type="float">
            <text:p>292</text:p>
          </table:table-cell>
          <table:table-cell table:style-name="ce10" table:formula="of:=VLOOKUP([.F430];[$Клиенты.A:.D];4;0)" office:value-type="string" office:string-value="нет" calcext:value-type="string">
            <text:p>нет</text:p>
          </table:table-cell>
          <table:table-cell table:formula="of:=VLOOKUP([.E430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30" calcext:value-type="float">
            <text:p>430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09H10M42S" calcext:value-type="time">
            <text:p>9:10:42</text:p>
          </table:table-cell>
          <table:table-cell table:style-name="ce9" office:value-type="float" office:value="11" calcext:value-type="float">
            <text:p>11</text:p>
          </table:table-cell>
          <table:table-cell table:style-name="ce11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146" calcext:value-type="float">
            <text:p>146</text:p>
          </table:table-cell>
          <table:table-cell table:style-name="ce10" table:formula="of:=VLOOKUP([.F431];[$Клиенты.A:.D];4;0)" office:value-type="string" office:string-value="нет" calcext:value-type="string">
            <text:p>нет</text:p>
          </table:table-cell>
          <table:table-cell table:formula="of:=VLOOKUP([.E43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10H12M05S" calcext:value-type="time">
            <text:p>10:12:05</text:p>
          </table:table-cell>
          <table:table-cell table:style-name="ce9" office:value-type="float" office:value="12" calcext:value-type="float">
            <text:p>12</text:p>
          </table:table-cell>
          <table:table-cell table:style-name="ce11" office:value-type="string" calcext:value-type="string">
            <text:p>A61</text:p>
          </table:table-cell>
          <table:table-cell office:value-type="float" office:value="15" calcext:value-type="float">
            <text:p>15</text:p>
          </table:table-cell>
          <table:table-cell office:value-type="float" office:value="176" calcext:value-type="float">
            <text:p>176</text:p>
          </table:table-cell>
          <table:table-cell table:style-name="ce10" table:formula="of:=VLOOKUP([.F432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432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32" calcext:value-type="float">
            <text:p>432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10H47M10S" calcext:value-type="time">
            <text:p>10:47:10</text:p>
          </table:table-cell>
          <table:table-cell table:style-name="ce9" office:value-type="float" office:value="35" calcext:value-type="float">
            <text:p>35</text:p>
          </table:table-cell>
          <table:table-cell table:style-name="ce11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430" calcext:value-type="float">
            <text:p>430</text:p>
          </table:table-cell>
          <table:table-cell table:style-name="ce10" table:formula="of:=VLOOKUP([.F433];[$Клиенты.A:.D];4;0)" office:value-type="string" office:string-value="нет" calcext:value-type="string">
            <text:p>нет</text:p>
          </table:table-cell>
          <table:table-cell table:formula="of:=VLOOKUP([.E43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33" calcext:value-type="float">
            <text:p>433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11H46M35S" calcext:value-type="time">
            <text:p>11:46:35</text:p>
          </table:table-cell>
          <table:table-cell table:style-name="ce9" office:value-type="float" office:value="39" calcext:value-type="float">
            <text:p>39</text:p>
          </table:table-cell>
          <table:table-cell table:style-name="ce11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394" calcext:value-type="float">
            <text:p>394</text:p>
          </table:table-cell>
          <table:table-cell table:style-name="ce10" table:formula="of:=VLOOKUP([.F434];[$Клиенты.A:.D];4;0)" office:value-type="string" office:string-value="нет" calcext:value-type="string">
            <text:p>нет</text:p>
          </table:table-cell>
          <table:table-cell table:formula="of:=VLOOKUP([.E434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34" calcext:value-type="float">
            <text:p>434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11H58M30S" calcext:value-type="time">
            <text:p>11:58:30</text:p>
          </table:table-cell>
          <table:table-cell table:style-name="ce9" office:value-type="float" office:value="15" calcext:value-type="float">
            <text:p>15</text:p>
          </table:table-cell>
          <table:table-cell table:style-name="ce11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194" calcext:value-type="float">
            <text:p>194</text:p>
          </table:table-cell>
          <table:table-cell table:style-name="ce10" table:formula="of:=VLOOKUP([.F435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435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35" calcext:value-type="float">
            <text:p>435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11H59M20S" calcext:value-type="time">
            <text:p>11:59:20</text:p>
          </table:table-cell>
          <table:table-cell table:style-name="ce9" office:value-type="float" office:value="44" calcext:value-type="float">
            <text:p>44</text:p>
          </table:table-cell>
          <table:table-cell table:style-name="ce11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349" calcext:value-type="float">
            <text:p>349</text:p>
          </table:table-cell>
          <table:table-cell table:style-name="ce10" table:formula="of:=VLOOKUP([.F436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436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36" calcext:value-type="float">
            <text:p>436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13H03M19S" calcext:value-type="time">
            <text:p>13:03:19</text:p>
          </table:table-cell>
          <table:table-cell table:style-name="ce9" office:value-type="float" office:value="36" calcext:value-type="float">
            <text:p>36</text:p>
          </table:table-cell>
          <table:table-cell table:style-name="ce11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438" calcext:value-type="float">
            <text:p>438</text:p>
          </table:table-cell>
          <table:table-cell table:style-name="ce10" table:formula="of:=VLOOKUP([.F437];[$Клиенты.A:.D];4;0)" office:value-type="string" office:string-value="нет" calcext:value-type="string">
            <text:p>нет</text:p>
          </table:table-cell>
          <table:table-cell table:formula="of:=VLOOKUP([.E437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37" calcext:value-type="float">
            <text:p>437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13H18M02S" calcext:value-type="time">
            <text:p>13:18:02</text:p>
          </table:table-cell>
          <table:table-cell table:style-name="ce9" office:value-type="float" office:value="28" calcext:value-type="float">
            <text:p>28</text:p>
          </table:table-cell>
          <table:table-cell table:style-name="ce11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236" calcext:value-type="float">
            <text:p>236</text:p>
          </table:table-cell>
          <table:table-cell table:style-name="ce10" table:formula="of:=VLOOKUP([.F438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43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38" calcext:value-type="float">
            <text:p>438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13H29M02S" calcext:value-type="time">
            <text:p>13:29:02</text:p>
          </table:table-cell>
          <table:table-cell table:style-name="ce9" office:value-type="float" office:value="24" calcext:value-type="float">
            <text:p>24</text:p>
          </table:table-cell>
          <table:table-cell table:style-name="ce11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  <table:table-cell table:style-name="ce10" table:formula="of:=VLOOKUP([.F439];[$Клиенты.A:.D];4;0)" office:value-type="string" office:string-value="нет" calcext:value-type="string">
            <text:p>нет</text:p>
          </table:table-cell>
          <table:table-cell table:formula="of:=VLOOKUP([.E439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39" calcext:value-type="float">
            <text:p>439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13H33M33S" calcext:value-type="time">
            <text:p>13:33:33</text:p>
          </table:table-cell>
          <table:table-cell table:style-name="ce9" office:value-type="float" office:value="5" calcext:value-type="float">
            <text:p>5</text:p>
          </table:table-cell>
          <table:table-cell table:style-name="ce11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table:style-name="ce10" table:formula="of:=VLOOKUP([.F440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440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40" calcext:value-type="float">
            <text:p>440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13H36M46S" calcext:value-type="time">
            <text:p>13:36:46</text:p>
          </table:table-cell>
          <table:table-cell table:style-name="ce9" office:value-type="float" office:value="43" calcext:value-type="float">
            <text:p>43</text:p>
          </table:table-cell>
          <table:table-cell table:style-name="ce11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445" calcext:value-type="float">
            <text:p>445</text:p>
          </table:table-cell>
          <table:table-cell table:style-name="ce10" table:formula="of:=VLOOKUP([.F441];[$Клиенты.A:.D];4;0)" office:value-type="string" office:string-value="нет" calcext:value-type="string">
            <text:p>нет</text:p>
          </table:table-cell>
          <table:table-cell table:formula="of:=VLOOKUP([.E441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41" calcext:value-type="float">
            <text:p>441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13H50M03S" calcext:value-type="time">
            <text:p>13:50:03</text:p>
          </table:table-cell>
          <table:table-cell table:style-name="ce9" office:value-type="float" office:value="34" calcext:value-type="float">
            <text:p>34</text:p>
          </table:table-cell>
          <table:table-cell table:style-name="ce11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354" calcext:value-type="float">
            <text:p>354</text:p>
          </table:table-cell>
          <table:table-cell table:style-name="ce10" table:formula="of:=VLOOKUP([.F442];[$Клиенты.A:.D];4;0)" office:value-type="string" office:string-value="нет" calcext:value-type="string">
            <text:p>нет</text:p>
          </table:table-cell>
          <table:table-cell table:formula="of:=VLOOKUP([.E44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42" calcext:value-type="float">
            <text:p>442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13H51M13S" calcext:value-type="time">
            <text:p>13:51:13</text:p>
          </table:table-cell>
          <table:table-cell table:style-name="ce9" office:value-type="float" office:value="21" calcext:value-type="float">
            <text:p>21</text:p>
          </table:table-cell>
          <table:table-cell table:style-name="ce11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206" calcext:value-type="float">
            <text:p>206</text:p>
          </table:table-cell>
          <table:table-cell table:style-name="ce10" table:formula="of:=VLOOKUP([.F443];[$Клиенты.A:.D];4;0)" office:value-type="string" office:string-value="нет" calcext:value-type="string">
            <text:p>нет</text:p>
          </table:table-cell>
          <table:table-cell table:formula="of:=VLOOKUP([.E443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43" calcext:value-type="float">
            <text:p>443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14H02M23S" calcext:value-type="time">
            <text:p>14:02:23</text:p>
          </table:table-cell>
          <table:table-cell table:style-name="ce9" office:value-type="float" office:value="45" calcext:value-type="float">
            <text:p>45</text:p>
          </table:table-cell>
          <table:table-cell table:style-name="ce11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420" calcext:value-type="float">
            <text:p>420</text:p>
          </table:table-cell>
          <table:table-cell table:style-name="ce10" table:formula="of:=VLOOKUP([.F444];[$Клиенты.A:.D];4;0)" office:value-type="string" office:string-value="нет" calcext:value-type="string">
            <text:p>нет</text:p>
          </table:table-cell>
          <table:table-cell table:formula="of:=VLOOKUP([.E444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44" calcext:value-type="float">
            <text:p>444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15H06M32S" calcext:value-type="time">
            <text:p>15:06:32</text:p>
          </table:table-cell>
          <table:table-cell table:style-name="ce9" office:value-type="float" office:value="16" calcext:value-type="float">
            <text:p>16</text:p>
          </table:table-cell>
          <table:table-cell table:style-name="ce11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table:style-name="ce10" table:formula="of:=VLOOKUP([.F445];[$Клиенты.A:.D];4;0)" office:value-type="string" office:string-value="нет" calcext:value-type="string">
            <text:p>нет</text:p>
          </table:table-cell>
          <table:table-cell table:formula="of:=VLOOKUP([.E445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45" calcext:value-type="float">
            <text:p>445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15H38M03S" calcext:value-type="time">
            <text:p>15:38:03</text:p>
          </table:table-cell>
          <table:table-cell table:style-name="ce9" office:value-type="float" office:value="34" calcext:value-type="float">
            <text:p>34</text:p>
          </table:table-cell>
          <table:table-cell table:style-name="ce11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</text:p>
          </table:table-cell>
          <table:table-cell table:style-name="ce10" table:formula="of:=VLOOKUP([.F446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446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46" calcext:value-type="float">
            <text:p>446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15H40M56S" calcext:value-type="time">
            <text:p>15:40:56</text:p>
          </table:table-cell>
          <table:table-cell table:style-name="ce9" office:value-type="float" office:value="36" calcext:value-type="float">
            <text:p>36</text:p>
          </table:table-cell>
          <table:table-cell table:style-name="ce11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455" calcext:value-type="float">
            <text:p>455</text:p>
          </table:table-cell>
          <table:table-cell table:style-name="ce10" table:formula="of:=VLOOKUP([.F447];[$Клиенты.A:.D];4;0)" office:value-type="string" office:string-value="нет" calcext:value-type="string">
            <text:p>нет</text:p>
          </table:table-cell>
          <table:table-cell table:formula="of:=VLOOKUP([.E44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47" calcext:value-type="float">
            <text:p>447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15H42M45S" calcext:value-type="time">
            <text:p>15:42:45</text:p>
          </table:table-cell>
          <table:table-cell table:style-name="ce9" office:value-type="float" office:value="5" calcext:value-type="float">
            <text:p>5</text:p>
          </table:table-cell>
          <table:table-cell table:style-name="ce11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style-name="ce10" table:formula="of:=VLOOKUP([.F448];[$Клиенты.A:.D];4;0)" office:value-type="string" office:string-value="нет" calcext:value-type="string">
            <text:p>нет</text:p>
          </table:table-cell>
          <table:table-cell table:formula="of:=VLOOKUP([.E448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15H43M58S" calcext:value-type="time">
            <text:p>15:43:58</text:p>
          </table:table-cell>
          <table:table-cell table:style-name="ce9" office:value-type="float" office:value="15" calcext:value-type="float">
            <text:p>15</text:p>
          </table:table-cell>
          <table:table-cell table:style-name="ce11" office:value-type="string" calcext:value-type="string">
            <text:p>A58</text:p>
          </table:table-cell>
          <table:table-cell office:value-type="float" office:value="15" calcext:value-type="float">
            <text:p>15</text:p>
          </table:table-cell>
          <table:table-cell office:value-type="float" office:value="178" calcext:value-type="float">
            <text:p>178</text:p>
          </table:table-cell>
          <table:table-cell table:style-name="ce10" table:formula="of:=VLOOKUP([.F449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449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49" calcext:value-type="float">
            <text:p>449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15H45M44S" calcext:value-type="time">
            <text:p>15:45:44</text:p>
          </table:table-cell>
          <table:table-cell table:style-name="ce9" office:value-type="float" office:value="25" calcext:value-type="float">
            <text:p>25</text:p>
          </table:table-cell>
          <table:table-cell table:style-name="ce11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331" calcext:value-type="float">
            <text:p>331</text:p>
          </table:table-cell>
          <table:table-cell table:style-name="ce10" table:formula="of:=VLOOKUP([.F450];[$Клиенты.A:.D];4;0)" office:value-type="string" office:string-value="нет" calcext:value-type="string">
            <text:p>нет</text:p>
          </table:table-cell>
          <table:table-cell table:formula="of:=VLOOKUP([.E45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50" calcext:value-type="float">
            <text:p>450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15H58M11S" calcext:value-type="time">
            <text:p>15:58:11</text:p>
          </table:table-cell>
          <table:table-cell table:style-name="ce9" office:value-type="float" office:value="19" calcext:value-type="float">
            <text:p>19</text:p>
          </table:table-cell>
          <table:table-cell table:style-name="ce11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224" calcext:value-type="float">
            <text:p>224</text:p>
          </table:table-cell>
          <table:table-cell table:style-name="ce10" table:formula="of:=VLOOKUP([.F451];[$Клиенты.A:.D];4;0)" office:value-type="string" office:string-value="нет" calcext:value-type="string">
            <text:p>нет</text:p>
          </table:table-cell>
          <table:table-cell table:formula="of:=VLOOKUP([.E45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51" calcext:value-type="float">
            <text:p>451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17H05M07S" calcext:value-type="time">
            <text:p>17:05:07</text:p>
          </table:table-cell>
          <table:table-cell table:style-name="ce9" office:value-type="float" office:value="12" calcext:value-type="float">
            <text:p>12</text:p>
          </table:table-cell>
          <table:table-cell table:style-name="ce11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182" calcext:value-type="float">
            <text:p>182</text:p>
          </table:table-cell>
          <table:table-cell table:style-name="ce10" table:formula="of:=VLOOKUP([.F452];[$Клиенты.A:.D];4;0)" office:value-type="string" office:string-value="нет" calcext:value-type="string">
            <text:p>нет</text:p>
          </table:table-cell>
          <table:table-cell table:formula="of:=VLOOKUP([.E45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17H12M31S" calcext:value-type="time">
            <text:p>17:12:31</text:p>
          </table:table-cell>
          <table:table-cell table:style-name="ce9" office:value-type="float" office:value="14" calcext:value-type="float">
            <text:p>14</text:p>
          </table:table-cell>
          <table:table-cell table:style-name="ce11" office:value-type="string" calcext:value-type="string">
            <text:p>A65</text:p>
          </table:table-cell>
          <table:table-cell office:value-type="float" office:value="15" calcext:value-type="float">
            <text:p>15</text:p>
          </table:table-cell>
          <table:table-cell office:value-type="float" office:value="157" calcext:value-type="float">
            <text:p>157</text:p>
          </table:table-cell>
          <table:table-cell table:style-name="ce10" table:formula="of:=VLOOKUP([.F453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453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53" calcext:value-type="float">
            <text:p>453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17H18M50S" calcext:value-type="time">
            <text:p>17:18:50</text:p>
          </table:table-cell>
          <table:table-cell table:style-name="ce9" office:value-type="float" office:value="31" calcext:value-type="float">
            <text:p>31</text:p>
          </table:table-cell>
          <table:table-cell table:style-name="ce11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365" calcext:value-type="float">
            <text:p>365</text:p>
          </table:table-cell>
          <table:table-cell table:style-name="ce10" table:formula="of:=VLOOKUP([.F454];[$Клиенты.A:.D];4;0)" office:value-type="string" office:string-value="нет" calcext:value-type="string">
            <text:p>нет</text:p>
          </table:table-cell>
          <table:table-cell table:formula="of:=VLOOKUP([.E454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54" calcext:value-type="float">
            <text:p>454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17H32M07S" calcext:value-type="time">
            <text:p>17:32:07</text:p>
          </table:table-cell>
          <table:table-cell table:style-name="ce9" office:value-type="float" office:value="23" calcext:value-type="float">
            <text:p>23</text:p>
          </table:table-cell>
          <table:table-cell table:style-name="ce11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258" calcext:value-type="float">
            <text:p>258</text:p>
          </table:table-cell>
          <table:table-cell table:style-name="ce10" table:formula="of:=VLOOKUP([.F455];[$Клиенты.A:.D];4;0)" office:value-type="string" office:string-value="нет" calcext:value-type="string">
            <text:p>нет</text:p>
          </table:table-cell>
          <table:table-cell table:formula="of:=VLOOKUP([.E45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55" calcext:value-type="float">
            <text:p>455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17H44M23S" calcext:value-type="time">
            <text:p>17:44:23</text:p>
          </table:table-cell>
          <table:table-cell table:style-name="ce9" office:value-type="float" office:value="37" calcext:value-type="float">
            <text:p>37</text:p>
          </table:table-cell>
          <table:table-cell table:style-name="ce11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381" calcext:value-type="float">
            <text:p>381</text:p>
          </table:table-cell>
          <table:table-cell table:style-name="ce10" table:formula="of:=VLOOKUP([.F456];[$Клиенты.A:.D];4;0)" office:value-type="string" office:string-value="нет" calcext:value-type="string">
            <text:p>нет</text:p>
          </table:table-cell>
          <table:table-cell table:formula="of:=VLOOKUP([.E456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56" calcext:value-type="float">
            <text:p>456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18H07M28S" calcext:value-type="time">
            <text:p>18:07:28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142" calcext:value-type="float">
            <text:p>142</text:p>
          </table:table-cell>
          <table:table-cell table:style-name="ce10" table:formula="of:=VLOOKUP([.F457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45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57" calcext:value-type="float">
            <text:p>457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18H08M32S" calcext:value-type="time">
            <text:p>18:08:32</text:p>
          </table:table-cell>
          <table:table-cell table:style-name="ce9" office:value-type="float" office:value="43" calcext:value-type="float">
            <text:p>43</text:p>
          </table:table-cell>
          <table:table-cell table:style-name="ce11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385" calcext:value-type="float">
            <text:p>385</text:p>
          </table:table-cell>
          <table:table-cell table:style-name="ce10" table:formula="of:=VLOOKUP([.F458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458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58" calcext:value-type="float">
            <text:p>458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18H12M16S" calcext:value-type="time">
            <text:p>18:12:16</text:p>
          </table:table-cell>
          <table:table-cell table:style-name="ce9" office:value-type="float" office:value="16" calcext:value-type="float">
            <text:p>16</text:p>
          </table:table-cell>
          <table:table-cell table:style-name="ce11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table:style-name="ce10" table:formula="of:=VLOOKUP([.F459];[$Клиенты.A:.D];4;0)" office:value-type="string" office:string-value="нет" calcext:value-type="string">
            <text:p>нет</text:p>
          </table:table-cell>
          <table:table-cell table:formula="of:=VLOOKUP([.E459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59" calcext:value-type="float">
            <text:p>459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18H13M42S" calcext:value-type="time">
            <text:p>18:13:42</text:p>
          </table:table-cell>
          <table:table-cell table:style-name="ce9" office:value-type="float" office:value="14" calcext:value-type="float">
            <text:p>14</text:p>
          </table:table-cell>
          <table:table-cell table:style-name="ce11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157" calcext:value-type="float">
            <text:p>157</text:p>
          </table:table-cell>
          <table:table-cell table:style-name="ce10" table:formula="of:=VLOOKUP([.F460];[$Клиенты.A:.D];4;0)" office:value-type="string" office:string-value="нет" calcext:value-type="string">
            <text:p>нет</text:p>
          </table:table-cell>
          <table:table-cell table:formula="of:=VLOOKUP([.E460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60" calcext:value-type="float">
            <text:p>460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18H31M21S" calcext:value-type="time">
            <text:p>18:31:21</text:p>
          </table:table-cell>
          <table:table-cell table:style-name="ce9" office:value-type="float" office:value="19" calcext:value-type="float">
            <text:p>19</text:p>
          </table:table-cell>
          <table:table-cell table:style-name="ce11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219" calcext:value-type="float">
            <text:p>219</text:p>
          </table:table-cell>
          <table:table-cell table:style-name="ce10" table:formula="of:=VLOOKUP([.F461];[$Клиенты.A:.D];4;0)" office:value-type="string" office:string-value="нет" calcext:value-type="string">
            <text:p>нет</text:p>
          </table:table-cell>
          <table:table-cell table:formula="of:=VLOOKUP([.E46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61" calcext:value-type="float">
            <text:p>461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18H53M29S" calcext:value-type="time">
            <text:p>18:53:29</text:p>
          </table:table-cell>
          <table:table-cell table:style-name="ce9" office:value-type="float" office:value="14" calcext:value-type="float">
            <text:p>14</text:p>
          </table:table-cell>
          <table:table-cell table:style-name="ce11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193" calcext:value-type="float">
            <text:p>193</text:p>
          </table:table-cell>
          <table:table-cell table:style-name="ce10" table:formula="of:=VLOOKUP([.F462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462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62" calcext:value-type="float">
            <text:p>462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18H58M31S" calcext:value-type="time">
            <text:p>18:58:31</text:p>
          </table:table-cell>
          <table:table-cell table:style-name="ce9" office:value-type="float" office:value="12" calcext:value-type="float">
            <text:p>12</text:p>
          </table:table-cell>
          <table:table-cell table:style-name="ce11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table:style-name="ce10" table:formula="of:=VLOOKUP([.F463];[$Клиенты.A:.D];4;0)" office:value-type="string" office:string-value="нет" calcext:value-type="string">
            <text:p>нет</text:p>
          </table:table-cell>
          <table:table-cell table:formula="of:=VLOOKUP([.E463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63" calcext:value-type="float">
            <text:p>463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19H20M42S" calcext:value-type="time">
            <text:p>19:20:42</text:p>
          </table:table-cell>
          <table:table-cell table:style-name="ce9" office:value-type="float" office:value="45" calcext:value-type="float">
            <text:p>45</text:p>
          </table:table-cell>
          <table:table-cell table:style-name="ce11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541" calcext:value-type="float">
            <text:p>541</text:p>
          </table:table-cell>
          <table:table-cell table:style-name="ce10" table:formula="of:=VLOOKUP([.F464];[$Клиенты.A:.D];4;0)" office:value-type="string" office:string-value="нет" calcext:value-type="string">
            <text:p>нет</text:p>
          </table:table-cell>
          <table:table-cell table:formula="of:=VLOOKUP([.E46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64" calcext:value-type="float">
            <text:p>464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19H40M53S" calcext:value-type="time">
            <text:p>19:40:53</text:p>
          </table:table-cell>
          <table:table-cell table:style-name="ce9" office:value-type="float" office:value="29" calcext:value-type="float">
            <text:p>29</text:p>
          </table:table-cell>
          <table:table-cell table:style-name="ce11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319" calcext:value-type="float">
            <text:p>319</text:p>
          </table:table-cell>
          <table:table-cell table:style-name="ce10" table:formula="of:=VLOOKUP([.F465];[$Клиенты.A:.D];4;0)" office:value-type="string" office:string-value="нет" calcext:value-type="string">
            <text:p>нет</text:p>
          </table:table-cell>
          <table:table-cell table:formula="of:=VLOOKUP([.E46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65" calcext:value-type="float">
            <text:p>465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19H58M08S" calcext:value-type="time">
            <text:p>19:58:08</text:p>
          </table:table-cell>
          <table:table-cell table:style-name="ce9" office:value-type="float" office:value="5" calcext:value-type="float">
            <text:p>5</text:p>
          </table:table-cell>
          <table:table-cell table:style-name="ce11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style-name="ce10" table:formula="of:=VLOOKUP([.F466];[$Клиенты.A:.D];4;0)" office:value-type="string" office:string-value="нет" calcext:value-type="string">
            <text:p>нет</text:p>
          </table:table-cell>
          <table:table-cell table:formula="of:=VLOOKUP([.E466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66" calcext:value-type="float">
            <text:p>466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21H02M50S" calcext:value-type="time">
            <text:p>21:02:50</text:p>
          </table:table-cell>
          <table:table-cell table:style-name="ce9" office:value-type="float" office:value="45" calcext:value-type="float">
            <text:p>45</text:p>
          </table:table-cell>
          <table:table-cell table:style-name="ce11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499" calcext:value-type="float">
            <text:p>499</text:p>
          </table:table-cell>
          <table:table-cell table:style-name="ce10" table:formula="of:=VLOOKUP([.F467];[$Клиенты.A:.D];4;0)" office:value-type="string" office:string-value="нет" calcext:value-type="string">
            <text:p>нет</text:p>
          </table:table-cell>
          <table:table-cell table:formula="of:=VLOOKUP([.E467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67" calcext:value-type="float">
            <text:p>467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21H05M46S" calcext:value-type="time">
            <text:p>21:05:46</text:p>
          </table:table-cell>
          <table:table-cell table:style-name="ce9" office:value-type="float" office:value="35" calcext:value-type="float">
            <text:p>35</text:p>
          </table:table-cell>
          <table:table-cell table:style-name="ce11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table:style-name="ce10" table:formula="of:=VLOOKUP([.F468];[$Клиенты.A:.D];4;0)" office:value-type="string" office:string-value="нет" calcext:value-type="string">
            <text:p>нет</text:p>
          </table:table-cell>
          <table:table-cell table:formula="of:=VLOOKUP([.E46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68" calcext:value-type="float">
            <text:p>468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21H12M47S" calcext:value-type="time">
            <text:p>21:12:47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253" calcext:value-type="float">
            <text:p>253</text:p>
          </table:table-cell>
          <table:table-cell table:style-name="ce10" table:formula="of:=VLOOKUP([.F469];[$Клиенты.A:.D];4;0)" office:value-type="string" office:string-value="нет" calcext:value-type="string">
            <text:p>нет</text:p>
          </table:table-cell>
          <table:table-cell table:formula="of:=VLOOKUP([.E46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69" calcext:value-type="float">
            <text:p>469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21H18M36S" calcext:value-type="time">
            <text:p>21:18:36</text:p>
          </table:table-cell>
          <table:table-cell table:style-name="ce9" office:value-type="float" office:value="15" calcext:value-type="float">
            <text:p>15</text:p>
          </table:table-cell>
          <table:table-cell table:style-name="ce11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table:style-name="ce10" table:formula="of:=VLOOKUP([.F470];[$Клиенты.A:.D];4;0)" office:value-type="string" office:string-value="нет" calcext:value-type="string">
            <text:p>нет</text:p>
          </table:table-cell>
          <table:table-cell table:formula="of:=VLOOKUP([.E470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70" calcext:value-type="float">
            <text:p>470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21H43M51S" calcext:value-type="time">
            <text:p>21:43:51</text:p>
          </table:table-cell>
          <table:table-cell table:style-name="ce9" office:value-type="float" office:value="19" calcext:value-type="float">
            <text:p>19</text:p>
          </table:table-cell>
          <table:table-cell table:style-name="ce11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style-name="ce10" table:formula="of:=VLOOKUP([.F471];[$Клиенты.A:.D];4;0)" office:value-type="string" office:string-value="нет" calcext:value-type="string">
            <text:p>нет</text:p>
          </table:table-cell>
          <table:table-cell table:formula="of:=VLOOKUP([.E471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71" calcext:value-type="float">
            <text:p>471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21H46M12S" calcext:value-type="time">
            <text:p>21:46:12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147" calcext:value-type="float">
            <text:p>147</text:p>
          </table:table-cell>
          <table:table-cell table:style-name="ce10" table:formula="of:=VLOOKUP([.F472];[$Клиенты.A:.D];4;0)" office:value-type="string" office:string-value="нет" calcext:value-type="string">
            <text:p>нет</text:p>
          </table:table-cell>
          <table:table-cell table:formula="of:=VLOOKUP([.E47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72" calcext:value-type="float">
            <text:p>472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22H07M08S" calcext:value-type="time">
            <text:p>22:07:08</text:p>
          </table:table-cell>
          <table:table-cell table:style-name="ce9" office:value-type="float" office:value="38" calcext:value-type="float">
            <text:p>38</text:p>
          </table:table-cell>
          <table:table-cell table:style-name="ce11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345" calcext:value-type="float">
            <text:p>345</text:p>
          </table:table-cell>
          <table:table-cell table:style-name="ce10" table:formula="of:=VLOOKUP([.F473];[$Клиенты.A:.D];4;0)" office:value-type="string" office:string-value="нет" calcext:value-type="string">
            <text:p>нет</text:p>
          </table:table-cell>
          <table:table-cell table:formula="of:=VLOOKUP([.E473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73" calcext:value-type="float">
            <text:p>473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22H08M29S" calcext:value-type="time">
            <text:p>22:08:29</text:p>
          </table:table-cell>
          <table:table-cell table:style-name="ce9" office:value-type="float" office:value="44" calcext:value-type="float">
            <text:p>44</text:p>
          </table:table-cell>
          <table:table-cell table:style-name="ce11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405" calcext:value-type="float">
            <text:p>405</text:p>
          </table:table-cell>
          <table:table-cell table:style-name="ce10" table:formula="of:=VLOOKUP([.F474];[$Клиенты.A:.D];4;0)" office:value-type="string" office:string-value="нет" calcext:value-type="string">
            <text:p>нет</text:p>
          </table:table-cell>
          <table:table-cell table:formula="of:=VLOOKUP([.E47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74" calcext:value-type="float">
            <text:p>474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22H29M25S" calcext:value-type="time">
            <text:p>22:29:25</text:p>
          </table:table-cell>
          <table:table-cell table:style-name="ce9" office:value-type="float" office:value="34" calcext:value-type="float">
            <text:p>34</text:p>
          </table:table-cell>
          <table:table-cell table:style-name="ce11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360" calcext:value-type="float">
            <text:p>360</text:p>
          </table:table-cell>
          <table:table-cell table:style-name="ce10" table:formula="of:=VLOOKUP([.F475];[$Клиенты.A:.D];4;0)" office:value-type="string" office:string-value="нет" calcext:value-type="string">
            <text:p>нет</text:p>
          </table:table-cell>
          <table:table-cell table:formula="of:=VLOOKUP([.E475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75" calcext:value-type="float">
            <text:p>475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22H35M07S" calcext:value-type="time">
            <text:p>22:35:07</text:p>
          </table:table-cell>
          <table:table-cell table:style-name="ce9" office:value-type="float" office:value="24" calcext:value-type="float">
            <text:p>24</text:p>
          </table:table-cell>
          <table:table-cell table:style-name="ce11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247" calcext:value-type="float">
            <text:p>247</text:p>
          </table:table-cell>
          <table:table-cell table:style-name="ce10" table:formula="of:=VLOOKUP([.F476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47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76" calcext:value-type="float">
            <text:p>476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22H36M19S" calcext:value-type="time">
            <text:p>22:36:19</text:p>
          </table:table-cell>
          <table:table-cell table:style-name="ce9" office:value-type="float" office:value="15" calcext:value-type="float">
            <text:p>15</text:p>
          </table:table-cell>
          <table:table-cell table:style-name="ce11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216" calcext:value-type="float">
            <text:p>216</text:p>
          </table:table-cell>
          <table:table-cell table:style-name="ce10" table:formula="of:=VLOOKUP([.F477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477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22H42M27S" calcext:value-type="time">
            <text:p>22:42:27</text:p>
          </table:table-cell>
          <table:table-cell table:style-name="ce9" office:value-type="float" office:value="42" calcext:value-type="float">
            <text:p>42</text:p>
          </table:table-cell>
          <table:table-cell table:style-name="ce11" office:value-type="string" calcext:value-type="string">
            <text:p>A59</text:p>
          </table:table-cell>
          <table:table-cell office:value-type="float" office:value="15" calcext:value-type="float">
            <text:p>15</text:p>
          </table:table-cell>
          <table:table-cell office:value-type="float" office:value="391" calcext:value-type="float">
            <text:p>391</text:p>
          </table:table-cell>
          <table:table-cell table:style-name="ce10" table:formula="of:=VLOOKUP([.F478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478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78" calcext:value-type="float">
            <text:p>478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22H49M00S" calcext:value-type="time">
            <text:p>22:49:00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313" calcext:value-type="float">
            <text:p>313</text:p>
          </table:table-cell>
          <table:table-cell table:style-name="ce10" table:formula="of:=VLOOKUP([.F479];[$Клиенты.A:.D];4;0)" office:value-type="string" office:string-value="нет" calcext:value-type="string">
            <text:p>нет</text:p>
          </table:table-cell>
          <table:table-cell table:formula="of:=VLOOKUP([.E47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79" calcext:value-type="float">
            <text:p>479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22H54M46S" calcext:value-type="time">
            <text:p>22:54:46</text:p>
          </table:table-cell>
          <table:table-cell table:style-name="ce9" office:value-type="float" office:value="5" calcext:value-type="float">
            <text:p>5</text:p>
          </table:table-cell>
          <table:table-cell table:style-name="ce11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table:style-name="ce10" table:formula="of:=VLOOKUP([.F480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480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80" calcext:value-type="float">
            <text:p>480</text:p>
          </table:table-cell>
          <table:table-cell office:value-type="date" office:date-value="2025-06-08" calcext:value-type="date">
            <text:p>08.06.25</text:p>
          </table:table-cell>
          <table:table-cell table:style-name="ce8" office:value-type="time" office:time-value="PT22H58M11S" calcext:value-type="time">
            <text:p>22:58:11</text:p>
          </table:table-cell>
          <table:table-cell table:style-name="ce9" office:value-type="float" office:value="20" calcext:value-type="float">
            <text:p>20</text:p>
          </table:table-cell>
          <table:table-cell table:style-name="ce11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181" calcext:value-type="float">
            <text:p>181</text:p>
          </table:table-cell>
          <table:table-cell table:style-name="ce10" table:formula="of:=VLOOKUP([.F481];[$Клиенты.A:.D];4;0)" office:value-type="string" office:string-value="нет" calcext:value-type="string">
            <text:p>нет</text:p>
          </table:table-cell>
          <table:table-cell table:formula="of:=VLOOKUP([.E481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81" calcext:value-type="float">
            <text:p>481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06H07M39S" calcext:value-type="time">
            <text:p>6:07:39</text:p>
          </table:table-cell>
          <table:table-cell table:style-name="ce9" office:value-type="float" office:value="41" calcext:value-type="float">
            <text:p>41</text:p>
          </table:table-cell>
          <table:table-cell table:style-name="ce11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506" calcext:value-type="float">
            <text:p>506</text:p>
          </table:table-cell>
          <table:table-cell table:style-name="ce10" table:formula="of:=VLOOKUP([.F482];[$Клиенты.A:.D];4;0)" office:value-type="string" office:string-value="нет" calcext:value-type="string">
            <text:p>нет</text:p>
          </table:table-cell>
          <table:table-cell table:formula="of:=VLOOKUP([.E48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82" calcext:value-type="float">
            <text:p>482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06H08M56S" calcext:value-type="time">
            <text:p>6:08:56</text:p>
          </table:table-cell>
          <table:table-cell table:style-name="ce9" office:value-type="float" office:value="23" calcext:value-type="float">
            <text:p>23</text:p>
          </table:table-cell>
          <table:table-cell table:style-name="ce11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208" calcext:value-type="float">
            <text:p>208</text:p>
          </table:table-cell>
          <table:table-cell table:style-name="ce10" table:formula="of:=VLOOKUP([.F483];[$Клиенты.A:.D];4;0)" office:value-type="string" office:string-value="нет" calcext:value-type="string">
            <text:p>нет</text:p>
          </table:table-cell>
          <table:table-cell table:formula="of:=VLOOKUP([.E48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83" calcext:value-type="float">
            <text:p>483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06H10M16S" calcext:value-type="time">
            <text:p>6:10:16</text:p>
          </table:table-cell>
          <table:table-cell table:style-name="ce9" office:value-type="float" office:value="31" calcext:value-type="float">
            <text:p>31</text:p>
          </table:table-cell>
          <table:table-cell table:style-name="ce11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365" calcext:value-type="float">
            <text:p>365</text:p>
          </table:table-cell>
          <table:table-cell table:style-name="ce10" table:formula="of:=VLOOKUP([.F484];[$Клиенты.A:.D];4;0)" office:value-type="string" office:string-value="нет" calcext:value-type="string">
            <text:p>нет</text:p>
          </table:table-cell>
          <table:table-cell table:formula="of:=VLOOKUP([.E48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84" calcext:value-type="float">
            <text:p>484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06H22M05S" calcext:value-type="time">
            <text:p>6:22:05</text:p>
          </table:table-cell>
          <table:table-cell table:style-name="ce9" office:value-type="float" office:value="47" calcext:value-type="float">
            <text:p>47</text:p>
          </table:table-cell>
          <table:table-cell table:style-name="ce11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562" calcext:value-type="float">
            <text:p>562</text:p>
          </table:table-cell>
          <table:table-cell table:style-name="ce10" table:formula="of:=VLOOKUP([.F485];[$Клиенты.A:.D];4;0)" office:value-type="string" office:string-value="нет" calcext:value-type="string">
            <text:p>нет</text:p>
          </table:table-cell>
          <table:table-cell table:formula="of:=VLOOKUP([.E485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85" calcext:value-type="float">
            <text:p>485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06H25M32S" calcext:value-type="time">
            <text:p>6:25:32</text:p>
          </table:table-cell>
          <table:table-cell table:style-name="ce9" office:value-type="float" office:value="23" calcext:value-type="float">
            <text:p>23</text:p>
          </table:table-cell>
          <table:table-cell table:style-name="ce11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207" calcext:value-type="float">
            <text:p>207</text:p>
          </table:table-cell>
          <table:table-cell table:style-name="ce10" table:formula="of:=VLOOKUP([.F486];[$Клиенты.A:.D];4;0)" office:value-type="string" office:string-value="нет" calcext:value-type="string">
            <text:p>нет</text:p>
          </table:table-cell>
          <table:table-cell table:formula="of:=VLOOKUP([.E48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86" calcext:value-type="float">
            <text:p>486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07H07M22S" calcext:value-type="time">
            <text:p>7:07:22</text:p>
          </table:table-cell>
          <table:table-cell table:style-name="ce9" office:value-type="float" office:value="14" calcext:value-type="float">
            <text:p>14</text:p>
          </table:table-cell>
          <table:table-cell table:style-name="ce11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172" calcext:value-type="float">
            <text:p>172</text:p>
          </table:table-cell>
          <table:table-cell table:style-name="ce10" table:formula="of:=VLOOKUP([.F487];[$Клиенты.A:.D];4;0)" office:value-type="string" office:string-value="нет" calcext:value-type="string">
            <text:p>нет</text:p>
          </table:table-cell>
          <table:table-cell table:formula="of:=VLOOKUP([.E487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87" calcext:value-type="float">
            <text:p>487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07H25M13S" calcext:value-type="time">
            <text:p>7:25:13</text:p>
          </table:table-cell>
          <table:table-cell table:style-name="ce9" office:value-type="float" office:value="13" calcext:value-type="float">
            <text:p>13</text:p>
          </table:table-cell>
          <table:table-cell table:style-name="ce11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142" calcext:value-type="float">
            <text:p>142</text:p>
          </table:table-cell>
          <table:table-cell table:style-name="ce10" table:formula="of:=VLOOKUP([.F488];[$Клиенты.A:.D];4;0)" office:value-type="string" office:string-value="нет" calcext:value-type="string">
            <text:p>нет</text:p>
          </table:table-cell>
          <table:table-cell table:formula="of:=VLOOKUP([.E488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88" calcext:value-type="float">
            <text:p>488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07H25M16S" calcext:value-type="time">
            <text:p>7:25:16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328" calcext:value-type="float">
            <text:p>328</text:p>
          </table:table-cell>
          <table:table-cell table:style-name="ce10" table:formula="of:=VLOOKUP([.F489];[$Клиенты.A:.D];4;0)" office:value-type="string" office:string-value="нет" calcext:value-type="string">
            <text:p>нет</text:p>
          </table:table-cell>
          <table:table-cell table:formula="of:=VLOOKUP([.E489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89" calcext:value-type="float">
            <text:p>489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08H49M14S" calcext:value-type="time">
            <text:p>8:49:14</text:p>
          </table:table-cell>
          <table:table-cell table:style-name="ce9" office:value-type="float" office:value="27" calcext:value-type="float">
            <text:p>27</text:p>
          </table:table-cell>
          <table:table-cell table:style-name="ce11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257" calcext:value-type="float">
            <text:p>257</text:p>
          </table:table-cell>
          <table:table-cell table:style-name="ce10" table:formula="of:=VLOOKUP([.F490];[$Клиенты.A:.D];4;0)" office:value-type="string" office:string-value="нет" calcext:value-type="string">
            <text:p>нет</text:p>
          </table:table-cell>
          <table:table-cell table:formula="of:=VLOOKUP([.E490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90" calcext:value-type="float">
            <text:p>490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08H56M21S" calcext:value-type="time">
            <text:p>8:56:21</text:p>
          </table:table-cell>
          <table:table-cell table:style-name="ce9" office:value-type="float" office:value="26" calcext:value-type="float">
            <text:p>26</text:p>
          </table:table-cell>
          <table:table-cell table:style-name="ce11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293" calcext:value-type="float">
            <text:p>293</text:p>
          </table:table-cell>
          <table:table-cell table:style-name="ce10" table:formula="of:=VLOOKUP([.F491];[$Клиенты.A:.D];4;0)" office:value-type="string" office:string-value="нет" calcext:value-type="string">
            <text:p>нет</text:p>
          </table:table-cell>
          <table:table-cell table:formula="of:=VLOOKUP([.E491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91" calcext:value-type="float">
            <text:p>491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09H12M14S" calcext:value-type="time">
            <text:p>9:12:14</text:p>
          </table:table-cell>
          <table:table-cell table:style-name="ce9" office:value-type="float" office:value="9" calcext:value-type="float">
            <text:p>9</text:p>
          </table:table-cell>
          <table:table-cell table:style-name="ce11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122" calcext:value-type="float">
            <text:p>122</text:p>
          </table:table-cell>
          <table:table-cell table:style-name="ce10" table:formula="of:=VLOOKUP([.F492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492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09H12M32S" calcext:value-type="time">
            <text:p>9:12:32</text:p>
          </table:table-cell>
          <table:table-cell table:style-name="ce9" office:value-type="float" office:value="11" calcext:value-type="float">
            <text:p>11</text:p>
          </table:table-cell>
          <table:table-cell table:style-name="ce11" office:value-type="string" calcext:value-type="string">
            <text:p>A58</text:p>
          </table:table-cell>
          <table:table-cell office:value-type="float" office:value="15" calcext:value-type="float">
            <text:p>15</text:p>
          </table:table-cell>
          <table:table-cell office:value-type="float" office:value="131" calcext:value-type="float">
            <text:p>131</text:p>
          </table:table-cell>
          <table:table-cell table:style-name="ce10" table:formula="of:=VLOOKUP([.F493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493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93" calcext:value-type="float">
            <text:p>493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10H32M22S" calcext:value-type="time">
            <text:p>10:32:22</text:p>
          </table:table-cell>
          <table:table-cell table:style-name="ce9" office:value-type="float" office:value="11" calcext:value-type="float">
            <text:p>11</text:p>
          </table:table-cell>
          <table:table-cell table:style-name="ce11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table:style-name="ce10" table:formula="of:=VLOOKUP([.F494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494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94" calcext:value-type="float">
            <text:p>494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10H38M05S" calcext:value-type="time">
            <text:p>10:38:05</text:p>
          </table:table-cell>
          <table:table-cell table:style-name="ce9" office:value-type="float" office:value="34" calcext:value-type="float">
            <text:p>34</text:p>
          </table:table-cell>
          <table:table-cell table:style-name="ce11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292" calcext:value-type="float">
            <text:p>292</text:p>
          </table:table-cell>
          <table:table-cell table:style-name="ce10" table:formula="of:=VLOOKUP([.F495];[$Клиенты.A:.D];4;0)" office:value-type="string" office:string-value="нет" calcext:value-type="string">
            <text:p>нет</text:p>
          </table:table-cell>
          <table:table-cell table:formula="of:=VLOOKUP([.E49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95" calcext:value-type="float">
            <text:p>495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10H47M34S" calcext:value-type="time">
            <text:p>10:47:34</text:p>
          </table:table-cell>
          <table:table-cell table:style-name="ce9" office:value-type="float" office:value="49" calcext:value-type="float">
            <text:p>49</text:p>
          </table:table-cell>
          <table:table-cell table:style-name="ce11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581" calcext:value-type="float">
            <text:p>581</text:p>
          </table:table-cell>
          <table:table-cell table:style-name="ce10" table:formula="of:=VLOOKUP([.F496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49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96" calcext:value-type="float">
            <text:p>496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13H04M23S" calcext:value-type="time">
            <text:p>13:04:23</text:p>
          </table:table-cell>
          <table:table-cell table:style-name="ce9" office:value-type="float" office:value="23" calcext:value-type="float">
            <text:p>23</text:p>
          </table:table-cell>
          <table:table-cell table:style-name="ce11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265" calcext:value-type="float">
            <text:p>265</text:p>
          </table:table-cell>
          <table:table-cell table:style-name="ce10" table:formula="of:=VLOOKUP([.F497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497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97" calcext:value-type="float">
            <text:p>497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13H27M31S" calcext:value-type="time">
            <text:p>13:27:31</text:p>
          </table:table-cell>
          <table:table-cell table:style-name="ce9" office:value-type="float" office:value="38" calcext:value-type="float">
            <text:p>38</text:p>
          </table:table-cell>
          <table:table-cell table:style-name="ce11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474" calcext:value-type="float">
            <text:p>474</text:p>
          </table:table-cell>
          <table:table-cell table:style-name="ce10" table:formula="of:=VLOOKUP([.F498];[$Клиенты.A:.D];4;0)" office:value-type="string" office:string-value="нет" calcext:value-type="string">
            <text:p>нет</text:p>
          </table:table-cell>
          <table:table-cell table:formula="of:=VLOOKUP([.E498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98" calcext:value-type="float">
            <text:p>498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13H59M01S" calcext:value-type="time">
            <text:p>13:59:01</text:p>
          </table:table-cell>
          <table:table-cell table:style-name="ce9" office:value-type="float" office:value="26" calcext:value-type="float">
            <text:p>26</text:p>
          </table:table-cell>
          <table:table-cell table:style-name="ce11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290" calcext:value-type="float">
            <text:p>290</text:p>
          </table:table-cell>
          <table:table-cell table:style-name="ce10" table:formula="of:=VLOOKUP([.F499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499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499" calcext:value-type="float">
            <text:p>499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14H03M40S" calcext:value-type="time">
            <text:p>14:03:40</text:p>
          </table:table-cell>
          <table:table-cell table:style-name="ce9" office:value-type="float" office:value="5" calcext:value-type="float">
            <text:p>5</text:p>
          </table:table-cell>
          <table:table-cell table:style-name="ce11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table:style-name="ce10" table:formula="of:=VLOOKUP([.F500];[$Клиенты.A:.D];4;0)" office:value-type="string" office:string-value="нет" calcext:value-type="string">
            <text:p>нет</text:p>
          </table:table-cell>
          <table:table-cell table:formula="of:=VLOOKUP([.E50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00" calcext:value-type="float">
            <text:p>500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14H12M13S" calcext:value-type="time">
            <text:p>14:12:13</text:p>
          </table:table-cell>
          <table:table-cell table:style-name="ce9" office:value-type="float" office:value="21" calcext:value-type="float">
            <text:p>21</text:p>
          </table:table-cell>
          <table:table-cell table:style-name="ce11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286" calcext:value-type="float">
            <text:p>286</text:p>
          </table:table-cell>
          <table:table-cell table:style-name="ce10" table:formula="of:=VLOOKUP([.F501];[$Клиенты.A:.D];4;0)" office:value-type="string" office:string-value="нет" calcext:value-type="string">
            <text:p>нет</text:p>
          </table:table-cell>
          <table:table-cell table:formula="of:=VLOOKUP([.E501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01" calcext:value-type="float">
            <text:p>501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14H19M11S" calcext:value-type="time">
            <text:p>14:19:11</text:p>
          </table:table-cell>
          <table:table-cell table:style-name="ce9" office:value-type="float" office:value="35" calcext:value-type="float">
            <text:p>35</text:p>
          </table:table-cell>
          <table:table-cell table:style-name="ce11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367" calcext:value-type="float">
            <text:p>367</text:p>
          </table:table-cell>
          <table:table-cell table:style-name="ce10" table:formula="of:=VLOOKUP([.F502];[$Клиенты.A:.D];4;0)" office:value-type="string" office:string-value="нет" calcext:value-type="string">
            <text:p>нет</text:p>
          </table:table-cell>
          <table:table-cell table:formula="of:=VLOOKUP([.E502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02" calcext:value-type="float">
            <text:p>502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14H36M52S" calcext:value-type="time">
            <text:p>14:36:52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276" calcext:value-type="float">
            <text:p>276</text:p>
          </table:table-cell>
          <table:table-cell table:style-name="ce10" table:formula="of:=VLOOKUP([.F503];[$Клиенты.A:.D];4;0)" office:value-type="string" office:string-value="нет" calcext:value-type="string">
            <text:p>нет</text:p>
          </table:table-cell>
          <table:table-cell table:formula="of:=VLOOKUP([.E50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14H48M46S" calcext:value-type="time">
            <text:p>14:48:46</text:p>
          </table:table-cell>
          <table:table-cell table:style-name="ce9" office:value-type="float" office:value="13" calcext:value-type="float">
            <text:p>13</text:p>
          </table:table-cell>
          <table:table-cell table:style-name="ce11" office:value-type="string" calcext:value-type="string">
            <text:p>A65</text:p>
          </table:table-cell>
          <table:table-cell office:value-type="float" office:value="15" calcext:value-type="float">
            <text:p>15</text:p>
          </table:table-cell>
          <table:table-cell office:value-type="float" office:value="163" calcext:value-type="float">
            <text:p>163</text:p>
          </table:table-cell>
          <table:table-cell table:style-name="ce10" table:formula="of:=VLOOKUP([.F504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504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04" calcext:value-type="float">
            <text:p>504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14H58M16S" calcext:value-type="time">
            <text:p>14:58:16</text:p>
          </table:table-cell>
          <table:table-cell table:style-name="ce9" office:value-type="float" office:value="7" calcext:value-type="float">
            <text:p>7</text:p>
          </table:table-cell>
          <table:table-cell table:style-name="ce11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table:style-name="ce10" table:formula="of:=VLOOKUP([.F505];[$Клиенты.A:.D];4;0)" office:value-type="string" office:string-value="нет" calcext:value-type="string">
            <text:p>нет</text:p>
          </table:table-cell>
          <table:table-cell table:formula="of:=VLOOKUP([.E50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05" calcext:value-type="float">
            <text:p>505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15H03M57S" calcext:value-type="time">
            <text:p>15:03:57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378" calcext:value-type="float">
            <text:p>378</text:p>
          </table:table-cell>
          <table:table-cell table:style-name="ce10" table:formula="of:=VLOOKUP([.F506];[$Клиенты.A:.D];4;0)" office:value-type="string" office:string-value="нет" calcext:value-type="string">
            <text:p>нет</text:p>
          </table:table-cell>
          <table:table-cell table:formula="of:=VLOOKUP([.E50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06" calcext:value-type="float">
            <text:p>506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15H09M05S" calcext:value-type="time">
            <text:p>15:09:05</text:p>
          </table:table-cell>
          <table:table-cell table:style-name="ce9" office:value-type="float" office:value="27" calcext:value-type="float">
            <text:p>27</text:p>
          </table:table-cell>
          <table:table-cell table:style-name="ce11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354" calcext:value-type="float">
            <text:p>354</text:p>
          </table:table-cell>
          <table:table-cell table:style-name="ce10" table:formula="of:=VLOOKUP([.F507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50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07" calcext:value-type="float">
            <text:p>507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15H20M47S" calcext:value-type="time">
            <text:p>15:20:47</text:p>
          </table:table-cell>
          <table:table-cell table:style-name="ce9" office:value-type="float" office:value="5" calcext:value-type="float">
            <text:p>5</text:p>
          </table:table-cell>
          <table:table-cell table:style-name="ce11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table:style-name="ce10" table:formula="of:=VLOOKUP([.F508];[$Клиенты.A:.D];4;0)" office:value-type="string" office:string-value="нет" calcext:value-type="string">
            <text:p>нет</text:p>
          </table:table-cell>
          <table:table-cell table:formula="of:=VLOOKUP([.E508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08" calcext:value-type="float">
            <text:p>508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15H41M22S" calcext:value-type="time">
            <text:p>15:41:22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table:style-name="ce10" table:formula="of:=VLOOKUP([.F509];[$Клиенты.A:.D];4;0)" office:value-type="string" office:string-value="нет" calcext:value-type="string">
            <text:p>нет</text:p>
          </table:table-cell>
          <table:table-cell table:formula="of:=VLOOKUP([.E50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09" calcext:value-type="float">
            <text:p>509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15H53M41S" calcext:value-type="time">
            <text:p>15:53:41</text:p>
          </table:table-cell>
          <table:table-cell table:style-name="ce9" office:value-type="float" office:value="44" calcext:value-type="float">
            <text:p>44</text:p>
          </table:table-cell>
          <table:table-cell table:style-name="ce11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table:style-name="ce10" table:formula="of:=VLOOKUP([.F510];[$Клиенты.A:.D];4;0)" office:value-type="string" office:string-value="нет" calcext:value-type="string">
            <text:p>нет</text:p>
          </table:table-cell>
          <table:table-cell table:formula="of:=VLOOKUP([.E510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10" calcext:value-type="float">
            <text:p>510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15H59M06S" calcext:value-type="time">
            <text:p>15:59:06</text:p>
          </table:table-cell>
          <table:table-cell table:style-name="ce9" office:value-type="float" office:value="28" calcext:value-type="float">
            <text:p>28</text:p>
          </table:table-cell>
          <table:table-cell table:style-name="ce11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359" calcext:value-type="float">
            <text:p>359</text:p>
          </table:table-cell>
          <table:table-cell table:style-name="ce10" table:formula="of:=VLOOKUP([.F511];[$Клиенты.A:.D];4;0)" office:value-type="string" office:string-value="нет" calcext:value-type="string">
            <text:p>нет</text:p>
          </table:table-cell>
          <table:table-cell table:formula="of:=VLOOKUP([.E51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11" calcext:value-type="float">
            <text:p>511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17H10M22S" calcext:value-type="time">
            <text:p>17:10:22</text:p>
          </table:table-cell>
          <table:table-cell table:style-name="ce9" office:value-type="float" office:value="20" calcext:value-type="float">
            <text:p>20</text:p>
          </table:table-cell>
          <table:table-cell table:style-name="ce11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 table:style-name="ce10" table:formula="of:=VLOOKUP([.F512];[$Клиенты.A:.D];4;0)" office:value-type="string" office:string-value="нет" calcext:value-type="string">
            <text:p>нет</text:p>
          </table:table-cell>
          <table:table-cell table:formula="of:=VLOOKUP([.E512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17H14M22S" calcext:value-type="time">
            <text:p>17:14:22</text:p>
          </table:table-cell>
          <table:table-cell table:style-name="ce9" office:value-type="float" office:value="15" calcext:value-type="float">
            <text:p>15</text:p>
          </table:table-cell>
          <table:table-cell table:style-name="ce11" office:value-type="string" calcext:value-type="string">
            <text:p>A60</text:p>
          </table:table-cell>
          <table:table-cell office:value-type="float" office:value="15" calcext:value-type="float">
            <text:p>15</text:p>
          </table:table-cell>
          <table:table-cell office:value-type="float" office:value="154" calcext:value-type="float">
            <text:p>154</text:p>
          </table:table-cell>
          <table:table-cell table:style-name="ce10" table:formula="of:=VLOOKUP([.F513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513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13" calcext:value-type="float">
            <text:p>513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17H40M34S" calcext:value-type="time">
            <text:p>17:40:34</text:p>
          </table:table-cell>
          <table:table-cell table:style-name="ce9" office:value-type="float" office:value="28" calcext:value-type="float">
            <text:p>28</text:p>
          </table:table-cell>
          <table:table-cell table:style-name="ce11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330" calcext:value-type="float">
            <text:p>330</text:p>
          </table:table-cell>
          <table:table-cell table:style-name="ce10" table:formula="of:=VLOOKUP([.F514];[$Клиенты.A:.D];4;0)" office:value-type="string" office:string-value="нет" calcext:value-type="string">
            <text:p>нет</text:p>
          </table:table-cell>
          <table:table-cell table:formula="of:=VLOOKUP([.E51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14" calcext:value-type="float">
            <text:p>514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17H50M38S" calcext:value-type="time">
            <text:p>17:50:38</text:p>
          </table:table-cell>
          <table:table-cell table:style-name="ce9" office:value-type="float" office:value="43" calcext:value-type="float">
            <text:p>43</text:p>
          </table:table-cell>
          <table:table-cell table:style-name="ce11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390" calcext:value-type="float">
            <text:p>390</text:p>
          </table:table-cell>
          <table:table-cell table:style-name="ce10" table:formula="of:=VLOOKUP([.F515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51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15" calcext:value-type="float">
            <text:p>515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17H57M00S" calcext:value-type="time">
            <text:p>17:57:00</text:p>
          </table:table-cell>
          <table:table-cell table:style-name="ce9" office:value-type="float" office:value="29" calcext:value-type="float">
            <text:p>29</text:p>
          </table:table-cell>
          <table:table-cell table:style-name="ce11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330" calcext:value-type="float">
            <text:p>330</text:p>
          </table:table-cell>
          <table:table-cell table:style-name="ce10" table:formula="of:=VLOOKUP([.F516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516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16" calcext:value-type="float">
            <text:p>516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18H26M00S" calcext:value-type="time">
            <text:p>18:26:00</text:p>
          </table:table-cell>
          <table:table-cell table:style-name="ce9" office:value-type="float" office:value="38" calcext:value-type="float">
            <text:p>38</text:p>
          </table:table-cell>
          <table:table-cell table:style-name="ce11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476" calcext:value-type="float">
            <text:p>476</text:p>
          </table:table-cell>
          <table:table-cell table:style-name="ce10" table:formula="of:=VLOOKUP([.F517];[$Клиенты.A:.D];4;0)" office:value-type="string" office:string-value="нет" calcext:value-type="string">
            <text:p>нет</text:p>
          </table:table-cell>
          <table:table-cell table:formula="of:=VLOOKUP([.E51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17" calcext:value-type="float">
            <text:p>517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18H28M16S" calcext:value-type="time">
            <text:p>18:28:16</text:p>
          </table:table-cell>
          <table:table-cell table:style-name="ce9" office:value-type="float" office:value="31" calcext:value-type="float">
            <text:p>31</text:p>
          </table:table-cell>
          <table:table-cell table:style-name="ce11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390" calcext:value-type="float">
            <text:p>390</text:p>
          </table:table-cell>
          <table:table-cell table:style-name="ce10" table:formula="of:=VLOOKUP([.F518];[$Клиенты.A:.D];4;0)" office:value-type="string" office:string-value="нет" calcext:value-type="string">
            <text:p>нет</text:p>
          </table:table-cell>
          <table:table-cell table:formula="of:=VLOOKUP([.E518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18" calcext:value-type="float">
            <text:p>518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18H44M33S" calcext:value-type="time">
            <text:p>18:44:33</text:p>
          </table:table-cell>
          <table:table-cell table:style-name="ce9" office:value-type="float" office:value="43" calcext:value-type="float">
            <text:p>43</text:p>
          </table:table-cell>
          <table:table-cell table:style-name="ce11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388" calcext:value-type="float">
            <text:p>388</text:p>
          </table:table-cell>
          <table:table-cell table:style-name="ce10" table:formula="of:=VLOOKUP([.F519];[$Клиенты.A:.D];4;0)" office:value-type="string" office:string-value="нет" calcext:value-type="string">
            <text:p>нет</text:p>
          </table:table-cell>
          <table:table-cell table:formula="of:=VLOOKUP([.E519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19" calcext:value-type="float">
            <text:p>519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18H53M16S" calcext:value-type="time">
            <text:p>18:53:16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252" calcext:value-type="float">
            <text:p>252</text:p>
          </table:table-cell>
          <table:table-cell table:style-name="ce10" table:formula="of:=VLOOKUP([.F520];[$Клиенты.A:.D];4;0)" office:value-type="string" office:string-value="нет" calcext:value-type="string">
            <text:p>нет</text:p>
          </table:table-cell>
          <table:table-cell table:formula="of:=VLOOKUP([.E52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20" calcext:value-type="float">
            <text:p>520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18H58M45S" calcext:value-type="time">
            <text:p>18:58:45</text:p>
          </table:table-cell>
          <table:table-cell table:style-name="ce9" office:value-type="float" office:value="46" calcext:value-type="float">
            <text:p>46</text:p>
          </table:table-cell>
          <table:table-cell table:style-name="ce11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468" calcext:value-type="float">
            <text:p>468</text:p>
          </table:table-cell>
          <table:table-cell table:style-name="ce10" table:formula="of:=VLOOKUP([.F521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521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21" calcext:value-type="float">
            <text:p>521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18H59M44S" calcext:value-type="time">
            <text:p>18:59:44</text:p>
          </table:table-cell>
          <table:table-cell table:style-name="ce9" office:value-type="float" office:value="18" calcext:value-type="float">
            <text:p>18</text:p>
          </table:table-cell>
          <table:table-cell table:style-name="ce11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table:style-name="ce10" table:formula="of:=VLOOKUP([.F522];[$Клиенты.A:.D];4;0)" office:value-type="string" office:string-value="нет" calcext:value-type="string">
            <text:p>нет</text:p>
          </table:table-cell>
          <table:table-cell table:formula="of:=VLOOKUP([.E522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22" calcext:value-type="float">
            <text:p>522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19H03M50S" calcext:value-type="time">
            <text:p>19:03:50</text:p>
          </table:table-cell>
          <table:table-cell table:style-name="ce9" office:value-type="float" office:value="16" calcext:value-type="float">
            <text:p>16</text:p>
          </table:table-cell>
          <table:table-cell table:style-name="ce11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218" calcext:value-type="float">
            <text:p>218</text:p>
          </table:table-cell>
          <table:table-cell table:style-name="ce10" table:formula="of:=VLOOKUP([.F523];[$Клиенты.A:.D];4;0)" office:value-type="string" office:string-value="нет" calcext:value-type="string">
            <text:p>нет</text:p>
          </table:table-cell>
          <table:table-cell table:formula="of:=VLOOKUP([.E52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23" calcext:value-type="float">
            <text:p>523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19H10M59S" calcext:value-type="time">
            <text:p>19:10:59</text:p>
          </table:table-cell>
          <table:table-cell table:style-name="ce9" office:value-type="float" office:value="19" calcext:value-type="float">
            <text:p>19</text:p>
          </table:table-cell>
          <table:table-cell table:style-name="ce11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231" calcext:value-type="float">
            <text:p>231</text:p>
          </table:table-cell>
          <table:table-cell table:style-name="ce10" table:formula="of:=VLOOKUP([.F524];[$Клиенты.A:.D];4;0)" office:value-type="string" office:string-value="нет" calcext:value-type="string">
            <text:p>нет</text:p>
          </table:table-cell>
          <table:table-cell table:formula="of:=VLOOKUP([.E524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24" calcext:value-type="float">
            <text:p>524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19H28M22S" calcext:value-type="time">
            <text:p>19:28:22</text:p>
          </table:table-cell>
          <table:table-cell table:style-name="ce9" office:value-type="float" office:value="8" calcext:value-type="float">
            <text:p>8</text:p>
          </table:table-cell>
          <table:table-cell table:style-name="ce11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table:style-name="ce10" table:formula="of:=VLOOKUP([.F525];[$Клиенты.A:.D];4;0)" office:value-type="string" office:string-value="нет" calcext:value-type="string">
            <text:p>нет</text:p>
          </table:table-cell>
          <table:table-cell table:formula="of:=VLOOKUP([.E52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25" calcext:value-type="float">
            <text:p>525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19H39M01S" calcext:value-type="time">
            <text:p>19:39:01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167" calcext:value-type="float">
            <text:p>167</text:p>
          </table:table-cell>
          <table:table-cell table:style-name="ce10" table:formula="of:=VLOOKUP([.F526];[$Клиенты.A:.D];4;0)" office:value-type="string" office:string-value="нет" calcext:value-type="string">
            <text:p>нет</text:p>
          </table:table-cell>
          <table:table-cell table:formula="of:=VLOOKUP([.E52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26" calcext:value-type="float">
            <text:p>526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21H00M46S" calcext:value-type="time">
            <text:p>21:00:46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table:style-name="ce10" table:formula="of:=VLOOKUP([.F527];[$Клиенты.A:.D];4;0)" office:value-type="string" office:string-value="нет" calcext:value-type="string">
            <text:p>нет</text:p>
          </table:table-cell>
          <table:table-cell table:formula="of:=VLOOKUP([.E52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27" calcext:value-type="float">
            <text:p>527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21H07M06S" calcext:value-type="time">
            <text:p>21:07:06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table:style-name="ce10" table:formula="of:=VLOOKUP([.F528];[$Клиенты.A:.D];4;0)" office:value-type="string" office:string-value="нет" calcext:value-type="string">
            <text:p>нет</text:p>
          </table:table-cell>
          <table:table-cell table:formula="of:=VLOOKUP([.E52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28" calcext:value-type="float">
            <text:p>528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21H13M21S" calcext:value-type="time">
            <text:p>21:13:21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121" calcext:value-type="float">
            <text:p>121</text:p>
          </table:table-cell>
          <table:table-cell table:style-name="ce10" table:formula="of:=VLOOKUP([.F529];[$Клиенты.A:.D];4;0)" office:value-type="string" office:string-value="нет" calcext:value-type="string">
            <text:p>нет</text:p>
          </table:table-cell>
          <table:table-cell table:formula="of:=VLOOKUP([.E529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29" calcext:value-type="float">
            <text:p>529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21H33M29S" calcext:value-type="time">
            <text:p>21:33:29</text:p>
          </table:table-cell>
          <table:table-cell table:style-name="ce9" office:value-type="float" office:value="13" calcext:value-type="float">
            <text:p>13</text:p>
          </table:table-cell>
          <table:table-cell table:style-name="ce11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table:style-name="ce10" table:formula="of:=VLOOKUP([.F530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530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30" calcext:value-type="float">
            <text:p>530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21H38M15S" calcext:value-type="time">
            <text:p>21:38:15</text:p>
          </table:table-cell>
          <table:table-cell table:style-name="ce9" office:value-type="float" office:value="49" calcext:value-type="float">
            <text:p>49</text:p>
          </table:table-cell>
          <table:table-cell table:style-name="ce11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588" calcext:value-type="float">
            <text:p>588</text:p>
          </table:table-cell>
          <table:table-cell table:style-name="ce10" table:formula="of:=VLOOKUP([.F531];[$Клиенты.A:.D];4;0)" office:value-type="string" office:string-value="нет" calcext:value-type="string">
            <text:p>нет</text:p>
          </table:table-cell>
          <table:table-cell table:formula="of:=VLOOKUP([.E531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31" calcext:value-type="float">
            <text:p>531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21H39M56S" calcext:value-type="time">
            <text:p>21:39:56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style-name="ce10" table:formula="of:=VLOOKUP([.F532];[$Клиенты.A:.D];4;0)" office:value-type="string" office:string-value="нет" calcext:value-type="string">
            <text:p>нет</text:p>
          </table:table-cell>
          <table:table-cell table:formula="of:=VLOOKUP([.E532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32" calcext:value-type="float">
            <text:p>532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21H54M25S" calcext:value-type="time">
            <text:p>21:54:25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489" calcext:value-type="float">
            <text:p>489</text:p>
          </table:table-cell>
          <table:table-cell table:style-name="ce10" table:formula="of:=VLOOKUP([.F533];[$Клиенты.A:.D];4;0)" office:value-type="string" office:string-value="нет" calcext:value-type="string">
            <text:p>нет</text:p>
          </table:table-cell>
          <table:table-cell table:formula="of:=VLOOKUP([.E53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21H55M07S" calcext:value-type="time">
            <text:p>21:55:07</text:p>
          </table:table-cell>
          <table:table-cell table:style-name="ce9" office:value-type="float" office:value="29" calcext:value-type="float">
            <text:p>29</text:p>
          </table:table-cell>
          <table:table-cell table:style-name="ce11" office:value-type="string" calcext:value-type="string">
            <text:p>A60</text:p>
          </table:table-cell>
          <table:table-cell office:value-type="float" office:value="15" calcext:value-type="float">
            <text:p>15</text:p>
          </table:table-cell>
          <table:table-cell office:value-type="float" office:value="363" calcext:value-type="float">
            <text:p>363</text:p>
          </table:table-cell>
          <table:table-cell table:style-name="ce10" table:formula="of:=VLOOKUP([.F534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534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34" calcext:value-type="float">
            <text:p>534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21H56M35S" calcext:value-type="time">
            <text:p>21:56:35</text:p>
          </table:table-cell>
          <table:table-cell table:style-name="ce9" office:value-type="float" office:value="7" calcext:value-type="float">
            <text:p>7</text:p>
          </table:table-cell>
          <table:table-cell table:style-name="ce11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table:style-name="ce10" table:formula="of:=VLOOKUP([.F535];[$Клиенты.A:.D];4;0)" office:value-type="string" office:string-value="нет" calcext:value-type="string">
            <text:p>нет</text:p>
          </table:table-cell>
          <table:table-cell table:formula="of:=VLOOKUP([.E53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35" calcext:value-type="float">
            <text:p>535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22H03M03S" calcext:value-type="time">
            <text:p>22:03:03</text:p>
          </table:table-cell>
          <table:table-cell table:style-name="ce9" office:value-type="float" office:value="25" calcext:value-type="float">
            <text:p>25</text:p>
          </table:table-cell>
          <table:table-cell table:style-name="ce11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260" calcext:value-type="float">
            <text:p>260</text:p>
          </table:table-cell>
          <table:table-cell table:style-name="ce10" table:formula="of:=VLOOKUP([.F536];[$Клиенты.A:.D];4;0)" office:value-type="string" office:string-value="нет" calcext:value-type="string">
            <text:p>нет</text:p>
          </table:table-cell>
          <table:table-cell table:formula="of:=VLOOKUP([.E536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36" calcext:value-type="float">
            <text:p>536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22H03M52S" calcext:value-type="time">
            <text:p>22:03:52</text:p>
          </table:table-cell>
          <table:table-cell table:style-name="ce9" office:value-type="float" office:value="16" calcext:value-type="float">
            <text:p>16</text:p>
          </table:table-cell>
          <table:table-cell table:style-name="ce11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211" calcext:value-type="float">
            <text:p>211</text:p>
          </table:table-cell>
          <table:table-cell table:style-name="ce10" table:formula="of:=VLOOKUP([.F537];[$Клиенты.A:.D];4;0)" office:value-type="string" office:string-value="нет" calcext:value-type="string">
            <text:p>нет</text:p>
          </table:table-cell>
          <table:table-cell table:formula="of:=VLOOKUP([.E53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37" calcext:value-type="float">
            <text:p>537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22H14M51S" calcext:value-type="time">
            <text:p>22:14:51</text:p>
          </table:table-cell>
          <table:table-cell table:style-name="ce9" office:value-type="float" office:value="23" calcext:value-type="float">
            <text:p>23</text:p>
          </table:table-cell>
          <table:table-cell table:style-name="ce11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244" calcext:value-type="float">
            <text:p>244</text:p>
          </table:table-cell>
          <table:table-cell table:style-name="ce10" table:formula="of:=VLOOKUP([.F538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53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38" calcext:value-type="float">
            <text:p>538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22H15M13S" calcext:value-type="time">
            <text:p>22:15:13</text:p>
          </table:table-cell>
          <table:table-cell table:style-name="ce9" office:value-type="float" office:value="24" calcext:value-type="float">
            <text:p>24</text:p>
          </table:table-cell>
          <table:table-cell table:style-name="ce11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273" calcext:value-type="float">
            <text:p>273</text:p>
          </table:table-cell>
          <table:table-cell table:style-name="ce10" table:formula="of:=VLOOKUP([.F539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539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39" calcext:value-type="float">
            <text:p>539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22H29M06S" calcext:value-type="time">
            <text:p>22:29:06</text:p>
          </table:table-cell>
          <table:table-cell table:style-name="ce9" office:value-type="float" office:value="39" calcext:value-type="float">
            <text:p>39</text:p>
          </table:table-cell>
          <table:table-cell table:style-name="ce11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326" calcext:value-type="float">
            <text:p>326</text:p>
          </table:table-cell>
          <table:table-cell table:style-name="ce10" table:formula="of:=VLOOKUP([.F540];[$Клиенты.A:.D];4;0)" office:value-type="string" office:string-value="нет" calcext:value-type="string">
            <text:p>нет</text:p>
          </table:table-cell>
          <table:table-cell table:formula="of:=VLOOKUP([.E54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40" calcext:value-type="float">
            <text:p>540</text:p>
          </table:table-cell>
          <table:table-cell office:value-type="date" office:date-value="2025-06-09" calcext:value-type="date">
            <text:p>09.06.25</text:p>
          </table:table-cell>
          <table:table-cell table:style-name="ce8" office:value-type="time" office:time-value="PT22H54M17S" calcext:value-type="time">
            <text:p>22:54:17</text:p>
          </table:table-cell>
          <table:table-cell table:style-name="ce9" office:value-type="float" office:value="23" calcext:value-type="float">
            <text:p>23</text:p>
          </table:table-cell>
          <table:table-cell table:style-name="ce11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table:style-name="ce10" table:formula="of:=VLOOKUP([.F541];[$Клиенты.A:.D];4;0)" office:value-type="string" office:string-value="нет" calcext:value-type="string">
            <text:p>нет</text:p>
          </table:table-cell>
          <table:table-cell table:formula="of:=VLOOKUP([.E541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41" calcext:value-type="float">
            <text:p>541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07H16M33S" calcext:value-type="time">
            <text:p>7:16:33</text:p>
          </table:table-cell>
          <table:table-cell table:style-name="ce9" office:value-type="float" office:value="47" calcext:value-type="float">
            <text:p>47</text:p>
          </table:table-cell>
          <table:table-cell table:style-name="ce11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558" calcext:value-type="float">
            <text:p>558</text:p>
          </table:table-cell>
          <table:table-cell table:style-name="ce10" table:formula="of:=VLOOKUP([.F542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542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42" calcext:value-type="float">
            <text:p>542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07H25M41S" calcext:value-type="time">
            <text:p>7:25:41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453" calcext:value-type="float">
            <text:p>453</text:p>
          </table:table-cell>
          <table:table-cell table:style-name="ce10" table:formula="of:=VLOOKUP([.F543];[$Клиенты.A:.D];4;0)" office:value-type="string" office:string-value="нет" calcext:value-type="string">
            <text:p>нет</text:p>
          </table:table-cell>
          <table:table-cell table:formula="of:=VLOOKUP([.E543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43" calcext:value-type="float">
            <text:p>543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07H29M23S" calcext:value-type="time">
            <text:p>7:29:23</text:p>
          </table:table-cell>
          <table:table-cell table:style-name="ce9" office:value-type="float" office:value="43" calcext:value-type="float">
            <text:p>43</text:p>
          </table:table-cell>
          <table:table-cell table:style-name="ce11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393" calcext:value-type="float">
            <text:p>393</text:p>
          </table:table-cell>
          <table:table-cell table:style-name="ce10" table:formula="of:=VLOOKUP([.F544];[$Клиенты.A:.D];4;0)" office:value-type="string" office:string-value="нет" calcext:value-type="string">
            <text:p>нет</text:p>
          </table:table-cell>
          <table:table-cell table:formula="of:=VLOOKUP([.E54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44" calcext:value-type="float">
            <text:p>544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07H32M31S" calcext:value-type="time">
            <text:p>7:32:31</text:p>
          </table:table-cell>
          <table:table-cell table:style-name="ce9" office:value-type="float" office:value="22" calcext:value-type="float">
            <text:p>22</text:p>
          </table:table-cell>
          <table:table-cell table:style-name="ce11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295" calcext:value-type="float">
            <text:p>295</text:p>
          </table:table-cell>
          <table:table-cell table:style-name="ce10" table:formula="of:=VLOOKUP([.F545];[$Клиенты.A:.D];4;0)" office:value-type="string" office:string-value="нет" calcext:value-type="string">
            <text:p>нет</text:p>
          </table:table-cell>
          <table:table-cell table:formula="of:=VLOOKUP([.E54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45" calcext:value-type="float">
            <text:p>545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07H47M16S" calcext:value-type="time">
            <text:p>7:47:16</text:p>
          </table:table-cell>
          <table:table-cell table:style-name="ce9" office:value-type="float" office:value="9" calcext:value-type="float">
            <text:p>9</text:p>
          </table:table-cell>
          <table:table-cell table:style-name="ce11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152" calcext:value-type="float">
            <text:p>152</text:p>
          </table:table-cell>
          <table:table-cell table:style-name="ce10" table:formula="of:=VLOOKUP([.F546];[$Клиенты.A:.D];4;0)" office:value-type="string" office:string-value="нет" calcext:value-type="string">
            <text:p>нет</text:p>
          </table:table-cell>
          <table:table-cell table:formula="of:=VLOOKUP([.E546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46" calcext:value-type="float">
            <text:p>546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07H52M57S" calcext:value-type="time">
            <text:p>7:52:57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487" calcext:value-type="float">
            <text:p>487</text:p>
          </table:table-cell>
          <table:table-cell table:style-name="ce10" table:formula="of:=VLOOKUP([.F547];[$Клиенты.A:.D];4;0)" office:value-type="string" office:string-value="нет" calcext:value-type="string">
            <text:p>нет</text:p>
          </table:table-cell>
          <table:table-cell table:formula="of:=VLOOKUP([.E54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47" calcext:value-type="float">
            <text:p>547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08H43M44S" calcext:value-type="time">
            <text:p>8:43:44</text:p>
          </table:table-cell>
          <table:table-cell table:style-name="ce9" office:value-type="float" office:value="35" calcext:value-type="float">
            <text:p>35</text:p>
          </table:table-cell>
          <table:table-cell table:style-name="ce11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329" calcext:value-type="float">
            <text:p>329</text:p>
          </table:table-cell>
          <table:table-cell table:style-name="ce10" table:formula="of:=VLOOKUP([.F548];[$Клиенты.A:.D];4;0)" office:value-type="string" office:string-value="нет" calcext:value-type="string">
            <text:p>нет</text:p>
          </table:table-cell>
          <table:table-cell table:formula="of:=VLOOKUP([.E548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48" calcext:value-type="float">
            <text:p>548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09H56M13S" calcext:value-type="time">
            <text:p>9:56:13</text:p>
          </table:table-cell>
          <table:table-cell table:style-name="ce9" office:value-type="float" office:value="44" calcext:value-type="float">
            <text:p>44</text:p>
          </table:table-cell>
          <table:table-cell table:style-name="ce11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366" calcext:value-type="float">
            <text:p>366</text:p>
          </table:table-cell>
          <table:table-cell table:style-name="ce10" table:formula="of:=VLOOKUP([.F549];[$Клиенты.A:.D];4;0)" office:value-type="string" office:string-value="нет" calcext:value-type="string">
            <text:p>нет</text:p>
          </table:table-cell>
          <table:table-cell table:formula="of:=VLOOKUP([.E549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49" calcext:value-type="float">
            <text:p>549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10H21M36S" calcext:value-type="time">
            <text:p>10:21:36</text:p>
          </table:table-cell>
          <table:table-cell table:style-name="ce9" office:value-type="float" office:value="31" calcext:value-type="float">
            <text:p>31</text:p>
          </table:table-cell>
          <table:table-cell table:style-name="ce11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306" calcext:value-type="float">
            <text:p>306</text:p>
          </table:table-cell>
          <table:table-cell table:style-name="ce10" table:formula="of:=VLOOKUP([.F550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55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50" calcext:value-type="float">
            <text:p>550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10H27M43S" calcext:value-type="time">
            <text:p>10:27:43</text:p>
          </table:table-cell>
          <table:table-cell table:style-name="ce9" office:value-type="float" office:value="29" calcext:value-type="float">
            <text:p>29</text:p>
          </table:table-cell>
          <table:table-cell table:style-name="ce11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253" calcext:value-type="float">
            <text:p>253</text:p>
          </table:table-cell>
          <table:table-cell table:style-name="ce10" table:formula="of:=VLOOKUP([.F551];[$Клиенты.A:.D];4;0)" office:value-type="string" office:string-value="нет" calcext:value-type="string">
            <text:p>нет</text:p>
          </table:table-cell>
          <table:table-cell table:formula="of:=VLOOKUP([.E551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51" calcext:value-type="float">
            <text:p>551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10H44M11S" calcext:value-type="time">
            <text:p>10:44:11</text:p>
          </table:table-cell>
          <table:table-cell table:style-name="ce9" office:value-type="float" office:value="21" calcext:value-type="float">
            <text:p>21</text:p>
          </table:table-cell>
          <table:table-cell table:style-name="ce11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236" calcext:value-type="float">
            <text:p>236</text:p>
          </table:table-cell>
          <table:table-cell table:style-name="ce10" table:formula="of:=VLOOKUP([.F552];[$Клиенты.A:.D];4;0)" office:value-type="string" office:string-value="нет" calcext:value-type="string">
            <text:p>нет</text:p>
          </table:table-cell>
          <table:table-cell table:formula="of:=VLOOKUP([.E55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52" calcext:value-type="float">
            <text:p>552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10H49M16S" calcext:value-type="time">
            <text:p>10:49:16</text:p>
          </table:table-cell>
          <table:table-cell table:style-name="ce9" office:value-type="float" office:value="20" calcext:value-type="float">
            <text:p>20</text:p>
          </table:table-cell>
          <table:table-cell table:style-name="ce11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218" calcext:value-type="float">
            <text:p>218</text:p>
          </table:table-cell>
          <table:table-cell table:style-name="ce10" table:formula="of:=VLOOKUP([.F553];[$Клиенты.A:.D];4;0)" office:value-type="string" office:string-value="нет" calcext:value-type="string">
            <text:p>нет</text:p>
          </table:table-cell>
          <table:table-cell table:formula="of:=VLOOKUP([.E553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11H00M34S" calcext:value-type="time">
            <text:p>11:00:34</text:p>
          </table:table-cell>
          <table:table-cell table:style-name="ce9" office:value-type="float" office:value="11" calcext:value-type="float">
            <text:p>11</text:p>
          </table:table-cell>
          <table:table-cell table:style-name="ce11" office:value-type="string" calcext:value-type="string">
            <text:p>A62</text:p>
          </table:table-cell>
          <table:table-cell office:value-type="float" office:value="15" calcext:value-type="float">
            <text:p>15</text:p>
          </table:table-cell>
          <table:table-cell office:value-type="float" office:value="149" calcext:value-type="float">
            <text:p>149</text:p>
          </table:table-cell>
          <table:table-cell table:style-name="ce10" table:formula="of:=VLOOKUP([.F554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554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54" calcext:value-type="float">
            <text:p>554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11H01M32S" calcext:value-type="time">
            <text:p>11:01:32</text:p>
          </table:table-cell>
          <table:table-cell table:style-name="ce9" office:value-type="float" office:value="33" calcext:value-type="float">
            <text:p>33</text:p>
          </table:table-cell>
          <table:table-cell table:style-name="ce11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354" calcext:value-type="float">
            <text:p>354</text:p>
          </table:table-cell>
          <table:table-cell table:style-name="ce10" table:formula="of:=VLOOKUP([.F555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555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55" calcext:value-type="float">
            <text:p>555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11H51M10S" calcext:value-type="time">
            <text:p>11:51:10</text:p>
          </table:table-cell>
          <table:table-cell table:style-name="ce9" office:value-type="float" office:value="15" calcext:value-type="float">
            <text:p>15</text:p>
          </table:table-cell>
          <table:table-cell table:style-name="ce11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179" calcext:value-type="float">
            <text:p>179</text:p>
          </table:table-cell>
          <table:table-cell table:style-name="ce10" table:formula="of:=VLOOKUP([.F556];[$Клиенты.A:.D];4;0)" office:value-type="string" office:string-value="нет" calcext:value-type="string">
            <text:p>нет</text:p>
          </table:table-cell>
          <table:table-cell table:formula="of:=VLOOKUP([.E55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56" calcext:value-type="float">
            <text:p>556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13H04M52S" calcext:value-type="time">
            <text:p>13:04:52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  <table:table-cell table:style-name="ce10" table:formula="of:=VLOOKUP([.F557];[$Клиенты.A:.D];4;0)" office:value-type="string" office:string-value="нет" calcext:value-type="string">
            <text:p>нет</text:p>
          </table:table-cell>
          <table:table-cell table:formula="of:=VLOOKUP([.E55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57" calcext:value-type="float">
            <text:p>557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13H12M01S" calcext:value-type="time">
            <text:p>13:12:01</text:p>
          </table:table-cell>
          <table:table-cell table:style-name="ce9" office:value-type="float" office:value="22" calcext:value-type="float">
            <text:p>22</text:p>
          </table:table-cell>
          <table:table-cell table:style-name="ce11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277" calcext:value-type="float">
            <text:p>277</text:p>
          </table:table-cell>
          <table:table-cell table:style-name="ce10" table:formula="of:=VLOOKUP([.F558];[$Клиенты.A:.D];4;0)" office:value-type="string" office:string-value="нет" calcext:value-type="string">
            <text:p>нет</text:p>
          </table:table-cell>
          <table:table-cell table:formula="of:=VLOOKUP([.E55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58" calcext:value-type="float">
            <text:p>558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13H19M37S" calcext:value-type="time">
            <text:p>13:19:37</text:p>
          </table:table-cell>
          <table:table-cell table:style-name="ce9" office:value-type="float" office:value="24" calcext:value-type="float">
            <text:p>24</text:p>
          </table:table-cell>
          <table:table-cell table:style-name="ce11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316" calcext:value-type="float">
            <text:p>316</text:p>
          </table:table-cell>
          <table:table-cell table:style-name="ce10" table:formula="of:=VLOOKUP([.F559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55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59" calcext:value-type="float">
            <text:p>559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13H53M38S" calcext:value-type="time">
            <text:p>13:53:38</text:p>
          </table:table-cell>
          <table:table-cell table:style-name="ce9" office:value-type="float" office:value="20" calcext:value-type="float">
            <text:p>20</text:p>
          </table:table-cell>
          <table:table-cell table:style-name="ce11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199" calcext:value-type="float">
            <text:p>199</text:p>
          </table:table-cell>
          <table:table-cell table:style-name="ce10" table:formula="of:=VLOOKUP([.F560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560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60" calcext:value-type="float">
            <text:p>560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14H32M37S" calcext:value-type="time">
            <text:p>14:32:37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table:style-name="ce10" table:formula="of:=VLOOKUP([.F561];[$Клиенты.A:.D];4;0)" office:value-type="string" office:string-value="нет" calcext:value-type="string">
            <text:p>нет</text:p>
          </table:table-cell>
          <table:table-cell table:formula="of:=VLOOKUP([.E561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14H33M39S" calcext:value-type="time">
            <text:p>14:33:39</text:p>
          </table:table-cell>
          <table:table-cell table:style-name="ce9" office:value-type="float" office:value="31" calcext:value-type="float">
            <text:p>31</text:p>
          </table:table-cell>
          <table:table-cell table:style-name="ce11" office:value-type="string" calcext:value-type="string">
            <text:p>A59</text:p>
          </table:table-cell>
          <table:table-cell office:value-type="float" office:value="15" calcext:value-type="float">
            <text:p>15</text:p>
          </table:table-cell>
          <table:table-cell office:value-type="float" office:value="326" calcext:value-type="float">
            <text:p>326</text:p>
          </table:table-cell>
          <table:table-cell table:style-name="ce10" table:formula="of:=VLOOKUP([.F562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562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62" calcext:value-type="float">
            <text:p>562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14H40M33S" calcext:value-type="time">
            <text:p>14:40:33</text:p>
          </table:table-cell>
          <table:table-cell table:style-name="ce9" office:value-type="float" office:value="22" calcext:value-type="float">
            <text:p>22</text:p>
          </table:table-cell>
          <table:table-cell table:style-name="ce11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table:style-name="ce10" table:formula="of:=VLOOKUP([.F563];[$Клиенты.A:.D];4;0)" office:value-type="string" office:string-value="нет" calcext:value-type="string">
            <text:p>нет</text:p>
          </table:table-cell>
          <table:table-cell table:formula="of:=VLOOKUP([.E563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63" calcext:value-type="float">
            <text:p>563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14H49M04S" calcext:value-type="time">
            <text:p>14:49:04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558" calcext:value-type="float">
            <text:p>558</text:p>
          </table:table-cell>
          <table:table-cell table:style-name="ce10" table:formula="of:=VLOOKUP([.F564];[$Клиенты.A:.D];4;0)" office:value-type="string" office:string-value="нет" calcext:value-type="string">
            <text:p>нет</text:p>
          </table:table-cell>
          <table:table-cell table:formula="of:=VLOOKUP([.E564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64" calcext:value-type="float">
            <text:p>564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15H25M51S" calcext:value-type="time">
            <text:p>15:25:51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491" calcext:value-type="float">
            <text:p>491</text:p>
          </table:table-cell>
          <table:table-cell table:style-name="ce10" table:formula="of:=VLOOKUP([.F565];[$Клиенты.A:.D];4;0)" office:value-type="string" office:string-value="нет" calcext:value-type="string">
            <text:p>нет</text:p>
          </table:table-cell>
          <table:table-cell table:formula="of:=VLOOKUP([.E56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65" calcext:value-type="float">
            <text:p>565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15H30M28S" calcext:value-type="time">
            <text:p>15:30:28</text:p>
          </table:table-cell>
          <table:table-cell table:style-name="ce9" office:value-type="float" office:value="8" calcext:value-type="float">
            <text:p>8</text:p>
          </table:table-cell>
          <table:table-cell table:style-name="ce11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style-name="ce10" table:formula="of:=VLOOKUP([.F566];[$Клиенты.A:.D];4;0)" office:value-type="string" office:string-value="нет" calcext:value-type="string">
            <text:p>нет</text:p>
          </table:table-cell>
          <table:table-cell table:formula="of:=VLOOKUP([.E56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66" calcext:value-type="float">
            <text:p>566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15H35M43S" calcext:value-type="time">
            <text:p>15:35:43</text:p>
          </table:table-cell>
          <table:table-cell table:style-name="ce9" office:value-type="float" office:value="33" calcext:value-type="float">
            <text:p>33</text:p>
          </table:table-cell>
          <table:table-cell table:style-name="ce11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  <table:table-cell table:style-name="ce10" table:formula="of:=VLOOKUP([.F567];[$Клиенты.A:.D];4;0)" office:value-type="string" office:string-value="нет" calcext:value-type="string">
            <text:p>нет</text:p>
          </table:table-cell>
          <table:table-cell table:formula="of:=VLOOKUP([.E567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67" calcext:value-type="float">
            <text:p>567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15H44M42S" calcext:value-type="time">
            <text:p>15:44:42</text:p>
          </table:table-cell>
          <table:table-cell table:style-name="ce9" office:value-type="float" office:value="14" calcext:value-type="float">
            <text:p>14</text:p>
          </table:table-cell>
          <table:table-cell table:style-name="ce11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table:style-name="ce10" table:formula="of:=VLOOKUP([.F568];[$Клиенты.A:.D];4;0)" office:value-type="string" office:string-value="нет" calcext:value-type="string">
            <text:p>нет</text:p>
          </table:table-cell>
          <table:table-cell table:formula="of:=VLOOKUP([.E568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68" calcext:value-type="float">
            <text:p>568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15H47M18S" calcext:value-type="time">
            <text:p>15:47:18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table:style-name="ce10" table:formula="of:=VLOOKUP([.F569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569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69" calcext:value-type="float">
            <text:p>569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15H49M12S" calcext:value-type="time">
            <text:p>15:49:12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291" calcext:value-type="float">
            <text:p>291</text:p>
          </table:table-cell>
          <table:table-cell table:style-name="ce10" table:formula="of:=VLOOKUP([.F570];[$Клиенты.A:.D];4;0)" office:value-type="string" office:string-value="нет" calcext:value-type="string">
            <text:p>нет</text:p>
          </table:table-cell>
          <table:table-cell table:formula="of:=VLOOKUP([.E570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70" calcext:value-type="float">
            <text:p>570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15H50M38S" calcext:value-type="time">
            <text:p>15:50:38</text:p>
          </table:table-cell>
          <table:table-cell table:style-name="ce9" office:value-type="float" office:value="36" calcext:value-type="float">
            <text:p>36</text:p>
          </table:table-cell>
          <table:table-cell table:style-name="ce11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343" calcext:value-type="float">
            <text:p>343</text:p>
          </table:table-cell>
          <table:table-cell table:style-name="ce10" table:formula="of:=VLOOKUP([.F571];[$Клиенты.A:.D];4;0)" office:value-type="string" office:string-value="нет" calcext:value-type="string">
            <text:p>нет</text:p>
          </table:table-cell>
          <table:table-cell table:formula="of:=VLOOKUP([.E57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71" calcext:value-type="float">
            <text:p>571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17H04M39S" calcext:value-type="time">
            <text:p>17:04:39</text:p>
          </table:table-cell>
          <table:table-cell table:style-name="ce9" office:value-type="float" office:value="5" calcext:value-type="float">
            <text:p>5</text:p>
          </table:table-cell>
          <table:table-cell table:style-name="ce11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table:style-name="ce10" table:formula="of:=VLOOKUP([.F572];[$Клиенты.A:.D];4;0)" office:value-type="string" office:string-value="нет" calcext:value-type="string">
            <text:p>нет</text:p>
          </table:table-cell>
          <table:table-cell table:formula="of:=VLOOKUP([.E572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72" calcext:value-type="float">
            <text:p>572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17H17M55S" calcext:value-type="time">
            <text:p>17:17:55</text:p>
          </table:table-cell>
          <table:table-cell table:style-name="ce9" office:value-type="float" office:value="27" calcext:value-type="float">
            <text:p>27</text:p>
          </table:table-cell>
          <table:table-cell table:style-name="ce11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288" calcext:value-type="float">
            <text:p>288</text:p>
          </table:table-cell>
          <table:table-cell table:style-name="ce10" table:formula="of:=VLOOKUP([.F573];[$Клиенты.A:.D];4;0)" office:value-type="string" office:string-value="нет" calcext:value-type="string">
            <text:p>нет</text:p>
          </table:table-cell>
          <table:table-cell table:formula="of:=VLOOKUP([.E57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73" calcext:value-type="float">
            <text:p>573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17H26M55S" calcext:value-type="time">
            <text:p>17:26:55</text:p>
          </table:table-cell>
          <table:table-cell table:style-name="ce9" office:value-type="float" office:value="14" calcext:value-type="float">
            <text:p>14</text:p>
          </table:table-cell>
          <table:table-cell table:style-name="ce11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140" calcext:value-type="float">
            <text:p>140</text:p>
          </table:table-cell>
          <table:table-cell table:style-name="ce10" table:formula="of:=VLOOKUP([.F574];[$Клиенты.A:.D];4;0)" office:value-type="string" office:string-value="нет" calcext:value-type="string">
            <text:p>нет</text:p>
          </table:table-cell>
          <table:table-cell table:formula="of:=VLOOKUP([.E574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74" calcext:value-type="float">
            <text:p>574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17H42M16S" calcext:value-type="time">
            <text:p>17:42:16</text:p>
          </table:table-cell>
          <table:table-cell table:style-name="ce9" office:value-type="float" office:value="29" calcext:value-type="float">
            <text:p>29</text:p>
          </table:table-cell>
          <table:table-cell table:style-name="ce11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332" calcext:value-type="float">
            <text:p>332</text:p>
          </table:table-cell>
          <table:table-cell table:style-name="ce10" table:formula="of:=VLOOKUP([.F575];[$Клиенты.A:.D];4;0)" office:value-type="string" office:string-value="нет" calcext:value-type="string">
            <text:p>нет</text:p>
          </table:table-cell>
          <table:table-cell table:formula="of:=VLOOKUP([.E575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75" calcext:value-type="float">
            <text:p>575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17H50M44S" calcext:value-type="time">
            <text:p>17:50:44</text:p>
          </table:table-cell>
          <table:table-cell table:style-name="ce9" office:value-type="float" office:value="18" calcext:value-type="float">
            <text:p>18</text:p>
          </table:table-cell>
          <table:table-cell table:style-name="ce11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190" calcext:value-type="float">
            <text:p>190</text:p>
          </table:table-cell>
          <table:table-cell table:style-name="ce10" table:formula="of:=VLOOKUP([.F576];[$Клиенты.A:.D];4;0)" office:value-type="string" office:string-value="нет" calcext:value-type="string">
            <text:p>нет</text:p>
          </table:table-cell>
          <table:table-cell table:formula="of:=VLOOKUP([.E576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76" calcext:value-type="float">
            <text:p>576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18H05M47S" calcext:value-type="time">
            <text:p>18:05:47</text:p>
          </table:table-cell>
          <table:table-cell table:style-name="ce9" office:value-type="float" office:value="17" calcext:value-type="float">
            <text:p>17</text:p>
          </table:table-cell>
          <table:table-cell table:style-name="ce11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table:style-name="ce10" table:formula="of:=VLOOKUP([.F577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57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77" calcext:value-type="float">
            <text:p>577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18H28M06S" calcext:value-type="time">
            <text:p>18:28:06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261" calcext:value-type="float">
            <text:p>261</text:p>
          </table:table-cell>
          <table:table-cell table:style-name="ce10" table:formula="of:=VLOOKUP([.F578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578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78" calcext:value-type="float">
            <text:p>578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19H12M35S" calcext:value-type="time">
            <text:p>19:12:35</text:p>
          </table:table-cell>
          <table:table-cell table:style-name="ce9" office:value-type="float" office:value="29" calcext:value-type="float">
            <text:p>29</text:p>
          </table:table-cell>
          <table:table-cell table:style-name="ce11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304" calcext:value-type="float">
            <text:p>304</text:p>
          </table:table-cell>
          <table:table-cell table:style-name="ce10" table:formula="of:=VLOOKUP([.F579];[$Клиенты.A:.D];4;0)" office:value-type="string" office:string-value="нет" calcext:value-type="string">
            <text:p>нет</text:p>
          </table:table-cell>
          <table:table-cell table:formula="of:=VLOOKUP([.E579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79" calcext:value-type="float">
            <text:p>579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19H14M20S" calcext:value-type="time">
            <text:p>19:14:20</text:p>
          </table:table-cell>
          <table:table-cell table:style-name="ce9" office:value-type="float" office:value="33" calcext:value-type="float">
            <text:p>33</text:p>
          </table:table-cell>
          <table:table-cell table:style-name="ce11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417" calcext:value-type="float">
            <text:p>417</text:p>
          </table:table-cell>
          <table:table-cell table:style-name="ce10" table:formula="of:=VLOOKUP([.F580];[$Клиенты.A:.D];4;0)" office:value-type="string" office:string-value="нет" calcext:value-type="string">
            <text:p>нет</text:p>
          </table:table-cell>
          <table:table-cell table:formula="of:=VLOOKUP([.E580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19H19M18S" calcext:value-type="time">
            <text:p>19:19:18</text:p>
          </table:table-cell>
          <table:table-cell table:style-name="ce9" office:value-type="float" office:value="48" calcext:value-type="float">
            <text:p>48</text:p>
          </table:table-cell>
          <table:table-cell table:style-name="ce11" office:value-type="string" calcext:value-type="string">
            <text:p>A62</text:p>
          </table:table-cell>
          <table:table-cell office:value-type="float" office:value="15" calcext:value-type="float">
            <text:p>15</text:p>
          </table:table-cell>
          <table:table-cell office:value-type="float" office:value="586" calcext:value-type="float">
            <text:p>586</text:p>
          </table:table-cell>
          <table:table-cell table:style-name="ce10" table:formula="of:=VLOOKUP([.F581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581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81" calcext:value-type="float">
            <text:p>581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19H25M51S" calcext:value-type="time">
            <text:p>19:25:51</text:p>
          </table:table-cell>
          <table:table-cell table:style-name="ce9" office:value-type="float" office:value="11" calcext:value-type="float">
            <text:p>11</text:p>
          </table:table-cell>
          <table:table-cell table:style-name="ce11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141" calcext:value-type="float">
            <text:p>141</text:p>
          </table:table-cell>
          <table:table-cell table:style-name="ce10" table:formula="of:=VLOOKUP([.F582];[$Клиенты.A:.D];4;0)" office:value-type="string" office:string-value="нет" calcext:value-type="string">
            <text:p>нет</text:p>
          </table:table-cell>
          <table:table-cell table:formula="of:=VLOOKUP([.E58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82" calcext:value-type="float">
            <text:p>582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19H27M21S" calcext:value-type="time">
            <text:p>19:27:21</text:p>
          </table:table-cell>
          <table:table-cell table:style-name="ce9" office:value-type="float" office:value="8" calcext:value-type="float">
            <text:p>8</text:p>
          </table:table-cell>
          <table:table-cell table:style-name="ce11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138" calcext:value-type="float">
            <text:p>138</text:p>
          </table:table-cell>
          <table:table-cell table:style-name="ce10" table:formula="of:=VLOOKUP([.F583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583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83" calcext:value-type="float">
            <text:p>583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19H31M34S" calcext:value-type="time">
            <text:p>19:31:34</text:p>
          </table:table-cell>
          <table:table-cell table:style-name="ce9" office:value-type="float" office:value="25" calcext:value-type="float">
            <text:p>25</text:p>
          </table:table-cell>
          <table:table-cell table:style-name="ce11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332" calcext:value-type="float">
            <text:p>332</text:p>
          </table:table-cell>
          <table:table-cell table:style-name="ce10" table:formula="of:=VLOOKUP([.F584];[$Клиенты.A:.D];4;0)" office:value-type="string" office:string-value="нет" calcext:value-type="string">
            <text:p>нет</text:p>
          </table:table-cell>
          <table:table-cell table:formula="of:=VLOOKUP([.E58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84" calcext:value-type="float">
            <text:p>584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19H51M23S" calcext:value-type="time">
            <text:p>19:51:23</text:p>
          </table:table-cell>
          <table:table-cell table:style-name="ce9" office:value-type="float" office:value="20" calcext:value-type="float">
            <text:p>20</text:p>
          </table:table-cell>
          <table:table-cell table:style-name="ce11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275" calcext:value-type="float">
            <text:p>275</text:p>
          </table:table-cell>
          <table:table-cell table:style-name="ce10" table:formula="of:=VLOOKUP([.F585];[$Клиенты.A:.D];4;0)" office:value-type="string" office:string-value="нет" calcext:value-type="string">
            <text:p>нет</text:p>
          </table:table-cell>
          <table:table-cell table:formula="of:=VLOOKUP([.E58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85" calcext:value-type="float">
            <text:p>585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19H59M52S" calcext:value-type="time">
            <text:p>19:59:52</text:p>
          </table:table-cell>
          <table:table-cell table:style-name="ce9" office:value-type="float" office:value="31" calcext:value-type="float">
            <text:p>31</text:p>
          </table:table-cell>
          <table:table-cell table:style-name="ce11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308" calcext:value-type="float">
            <text:p>308</text:p>
          </table:table-cell>
          <table:table-cell table:style-name="ce10" table:formula="of:=VLOOKUP([.F586];[$Клиенты.A:.D];4;0)" office:value-type="string" office:string-value="нет" calcext:value-type="string">
            <text:p>нет</text:p>
          </table:table-cell>
          <table:table-cell table:formula="of:=VLOOKUP([.E586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86" calcext:value-type="float">
            <text:p>586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21H16M37S" calcext:value-type="time">
            <text:p>21:16:37</text:p>
          </table:table-cell>
          <table:table-cell table:style-name="ce9" office:value-type="float" office:value="20" calcext:value-type="float">
            <text:p>20</text:p>
          </table:table-cell>
          <table:table-cell table:style-name="ce11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205" calcext:value-type="float">
            <text:p>205</text:p>
          </table:table-cell>
          <table:table-cell table:style-name="ce10" table:formula="of:=VLOOKUP([.F587];[$Клиенты.A:.D];4;0)" office:value-type="string" office:string-value="нет" calcext:value-type="string">
            <text:p>нет</text:p>
          </table:table-cell>
          <table:table-cell table:formula="of:=VLOOKUP([.E587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>
          <table:table-cell office:value-type="float" office:value="587" calcext:value-type="float">
            <text:p>587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21H26M03S" calcext:value-type="time">
            <text:p>21:26:03</text:p>
          </table:table-cell>
          <table:table-cell table:style-name="ce9" office:value-type="float" office:value="44" calcext:value-type="float">
            <text:p>44</text:p>
          </table:table-cell>
          <table:table-cell table:style-name="ce11" office:value-type="string" calcext:value-type="string">
            <text:p>A58</text:p>
          </table:table-cell>
          <table:table-cell office:value-type="float" office:value="15" calcext:value-type="float">
            <text:p>15</text:p>
          </table:table-cell>
          <table:table-cell office:value-type="float" office:value="359" calcext:value-type="float">
            <text:p>359</text:p>
          </table:table-cell>
          <table:table-cell table:style-name="ce10" table:formula="of:=VLOOKUP([.F588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588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88" calcext:value-type="float">
            <text:p>588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21H35M51S" calcext:value-type="time">
            <text:p>21:35:51</text:p>
          </table:table-cell>
          <table:table-cell table:style-name="ce9" office:value-type="float" office:value="11" calcext:value-type="float">
            <text:p>11</text:p>
          </table:table-cell>
          <table:table-cell table:style-name="ce11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table:style-name="ce10" table:formula="of:=VLOOKUP([.F589];[$Клиенты.A:.D];4;0)" office:value-type="string" office:string-value="нет" calcext:value-type="string">
            <text:p>нет</text:p>
          </table:table-cell>
          <table:table-cell table:formula="of:=VLOOKUP([.E589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89" calcext:value-type="float">
            <text:p>589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21H40M55S" calcext:value-type="time">
            <text:p>21:40:55</text:p>
          </table:table-cell>
          <table:table-cell table:style-name="ce9" office:value-type="float" office:value="27" calcext:value-type="float">
            <text:p>27</text:p>
          </table:table-cell>
          <table:table-cell table:style-name="ce11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247" calcext:value-type="float">
            <text:p>247</text:p>
          </table:table-cell>
          <table:table-cell table:style-name="ce10" table:formula="of:=VLOOKUP([.F590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590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90" calcext:value-type="float">
            <text:p>590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21H46M22S" calcext:value-type="time">
            <text:p>21:46:22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364" calcext:value-type="float">
            <text:p>364</text:p>
          </table:table-cell>
          <table:table-cell table:style-name="ce10" table:formula="of:=VLOOKUP([.F591];[$Клиенты.A:.D];4;0)" office:value-type="string" office:string-value="нет" calcext:value-type="string">
            <text:p>нет</text:p>
          </table:table-cell>
          <table:table-cell table:formula="of:=VLOOKUP([.E59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91" calcext:value-type="float">
            <text:p>591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21H48M28S" calcext:value-type="time">
            <text:p>21:48:28</text:p>
          </table:table-cell>
          <table:table-cell table:style-name="ce9" office:value-type="float" office:value="46" calcext:value-type="float">
            <text:p>46</text:p>
          </table:table-cell>
          <table:table-cell table:style-name="ce11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368" calcext:value-type="float">
            <text:p>368</text:p>
          </table:table-cell>
          <table:table-cell table:style-name="ce10" table:formula="of:=VLOOKUP([.F592];[$Клиенты.A:.D];4;0)" office:value-type="string" office:string-value="нет" calcext:value-type="string">
            <text:p>нет</text:p>
          </table:table-cell>
          <table:table-cell table:formula="of:=VLOOKUP([.E592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92" calcext:value-type="float">
            <text:p>592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21H54M08S" calcext:value-type="time">
            <text:p>21:54:08</text:p>
          </table:table-cell>
          <table:table-cell table:style-name="ce9" office:value-type="float" office:value="5" calcext:value-type="float">
            <text:p>5</text:p>
          </table:table-cell>
          <table:table-cell table:style-name="ce11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table:style-name="ce10" table:formula="of:=VLOOKUP([.F593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59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93" calcext:value-type="float">
            <text:p>593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21H56M35S" calcext:value-type="time">
            <text:p>21:56:35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style-name="ce10" table:formula="of:=VLOOKUP([.F594];[$Клиенты.A:.D];4;0)" office:value-type="string" office:string-value="нет" calcext:value-type="string">
            <text:p>нет</text:p>
          </table:table-cell>
          <table:table-cell table:formula="of:=VLOOKUP([.E594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94" calcext:value-type="float">
            <text:p>594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22H00M59S" calcext:value-type="time">
            <text:p>22:00:59</text:p>
          </table:table-cell>
          <table:table-cell table:style-name="ce9" office:value-type="float" office:value="35" calcext:value-type="float">
            <text:p>35</text:p>
          </table:table-cell>
          <table:table-cell table:style-name="ce11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364" calcext:value-type="float">
            <text:p>364</text:p>
          </table:table-cell>
          <table:table-cell table:style-name="ce10" table:formula="of:=VLOOKUP([.F595];[$Клиенты.A:.D];4;0)" office:value-type="string" office:string-value="нет" calcext:value-type="string">
            <text:p>нет</text:p>
          </table:table-cell>
          <table:table-cell table:formula="of:=VLOOKUP([.E59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95" calcext:value-type="float">
            <text:p>595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22H21M04S" calcext:value-type="time">
            <text:p>22:21:04</text:p>
          </table:table-cell>
          <table:table-cell table:style-name="ce9" office:value-type="float" office:value="37" calcext:value-type="float">
            <text:p>37</text:p>
          </table:table-cell>
          <table:table-cell table:style-name="ce11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392" calcext:value-type="float">
            <text:p>392</text:p>
          </table:table-cell>
          <table:table-cell table:style-name="ce10" table:formula="of:=VLOOKUP([.F596];[$Клиенты.A:.D];4;0)" office:value-type="string" office:string-value="нет" calcext:value-type="string">
            <text:p>нет</text:p>
          </table:table-cell>
          <table:table-cell table:formula="of:=VLOOKUP([.E59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96" calcext:value-type="float">
            <text:p>596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22H25M31S" calcext:value-type="time">
            <text:p>22:25:31</text:p>
          </table:table-cell>
          <table:table-cell table:style-name="ce9" office:value-type="float" office:value="27" calcext:value-type="float">
            <text:p>27</text:p>
          </table:table-cell>
          <table:table-cell table:style-name="ce11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table:style-name="ce10" table:formula="of:=VLOOKUP([.F597];[$Клиенты.A:.D];4;0)" office:value-type="string" office:string-value="нет" calcext:value-type="string">
            <text:p>нет</text:p>
          </table:table-cell>
          <table:table-cell table:formula="of:=VLOOKUP([.E59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97" calcext:value-type="float">
            <text:p>597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22H37M54S" calcext:value-type="time">
            <text:p>22:37:54</text:p>
          </table:table-cell>
          <table:table-cell table:style-name="ce9" office:value-type="float" office:value="34" calcext:value-type="float">
            <text:p>34</text:p>
          </table:table-cell>
          <table:table-cell table:style-name="ce11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312" calcext:value-type="float">
            <text:p>312</text:p>
          </table:table-cell>
          <table:table-cell table:style-name="ce10" table:formula="of:=VLOOKUP([.F598];[$Клиенты.A:.D];4;0)" office:value-type="string" office:string-value="нет" calcext:value-type="string">
            <text:p>нет</text:p>
          </table:table-cell>
          <table:table-cell table:formula="of:=VLOOKUP([.E598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98" calcext:value-type="float">
            <text:p>598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22H40M54S" calcext:value-type="time">
            <text:p>22:40:54</text:p>
          </table:table-cell>
          <table:table-cell table:style-name="ce9" office:value-type="float" office:value="17" calcext:value-type="float">
            <text:p>17</text:p>
          </table:table-cell>
          <table:table-cell table:style-name="ce11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207" calcext:value-type="float">
            <text:p>207</text:p>
          </table:table-cell>
          <table:table-cell table:style-name="ce10" table:formula="of:=VLOOKUP([.F599];[$Клиенты.A:.D];4;0)" office:value-type="string" office:string-value="нет" calcext:value-type="string">
            <text:p>нет</text:p>
          </table:table-cell>
          <table:table-cell table:formula="of:=VLOOKUP([.E599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599" calcext:value-type="float">
            <text:p>599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22H52M57S" calcext:value-type="time">
            <text:p>22:52:57</text:p>
          </table:table-cell>
          <table:table-cell table:style-name="ce9" office:value-type="float" office:value="45" calcext:value-type="float">
            <text:p>45</text:p>
          </table:table-cell>
          <table:table-cell table:style-name="ce11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355" calcext:value-type="float">
            <text:p>355</text:p>
          </table:table-cell>
          <table:table-cell table:style-name="ce10" table:formula="of:=VLOOKUP([.F600];[$Клиенты.A:.D];4;0)" office:value-type="string" office:string-value="нет" calcext:value-type="string">
            <text:p>нет</text:p>
          </table:table-cell>
          <table:table-cell table:formula="of:=VLOOKUP([.E600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00" calcext:value-type="float">
            <text:p>600</text:p>
          </table:table-cell>
          <table:table-cell office:value-type="date" office:date-value="2025-06-10" calcext:value-type="date">
            <text:p>10.06.25</text:p>
          </table:table-cell>
          <table:table-cell table:style-name="ce8" office:value-type="time" office:time-value="PT22H54M10S" calcext:value-type="time">
            <text:p>22:54:10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265" calcext:value-type="float">
            <text:p>265</text:p>
          </table:table-cell>
          <table:table-cell table:style-name="ce10" table:formula="of:=VLOOKUP([.F601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601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01" calcext:value-type="float">
            <text:p>601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06H10M53S" calcext:value-type="time">
            <text:p>6:10:53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164" calcext:value-type="float">
            <text:p>164</text:p>
          </table:table-cell>
          <table:table-cell table:style-name="ce10" table:formula="of:=VLOOKUP([.F602];[$Клиенты.A:.D];4;0)" office:value-type="string" office:string-value="нет" calcext:value-type="string">
            <text:p>нет</text:p>
          </table:table-cell>
          <table:table-cell table:formula="of:=VLOOKUP([.E602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02" calcext:value-type="float">
            <text:p>602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06H53M50S" calcext:value-type="time">
            <text:p>6:53:50</text:p>
          </table:table-cell>
          <table:table-cell table:style-name="ce9" office:value-type="float" office:value="39" calcext:value-type="float">
            <text:p>39</text:p>
          </table:table-cell>
          <table:table-cell table:style-name="ce11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406" calcext:value-type="float">
            <text:p>406</text:p>
          </table:table-cell>
          <table:table-cell table:style-name="ce10" table:formula="of:=VLOOKUP([.F603];[$Клиенты.A:.D];4;0)" office:value-type="string" office:string-value="нет" calcext:value-type="string">
            <text:p>нет</text:p>
          </table:table-cell>
          <table:table-cell table:formula="of:=VLOOKUP([.E603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07H06M19S" calcext:value-type="time">
            <text:p>7:06:19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string" calcext:value-type="string">
            <text:p>A61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table:style-name="ce10" table:formula="of:=VLOOKUP([.F604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604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04" calcext:value-type="float">
            <text:p>604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07H22M29S" calcext:value-type="time">
            <text:p>7:22:29</text:p>
          </table:table-cell>
          <table:table-cell table:style-name="ce9" office:value-type="float" office:value="49" calcext:value-type="float">
            <text:p>49</text:p>
          </table:table-cell>
          <table:table-cell table:style-name="ce11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596" calcext:value-type="float">
            <text:p>596</text:p>
          </table:table-cell>
          <table:table-cell table:style-name="ce10" table:formula="of:=VLOOKUP([.F605];[$Клиенты.A:.D];4;0)" office:value-type="string" office:string-value="нет" calcext:value-type="string">
            <text:p>нет</text:p>
          </table:table-cell>
          <table:table-cell table:formula="of:=VLOOKUP([.E605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05" calcext:value-type="float">
            <text:p>605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07H46M33S" calcext:value-type="time">
            <text:p>7:46:33</text:p>
          </table:table-cell>
          <table:table-cell table:style-name="ce9" office:value-type="float" office:value="18" calcext:value-type="float">
            <text:p>18</text:p>
          </table:table-cell>
          <table:table-cell table:style-name="ce11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218" calcext:value-type="float">
            <text:p>218</text:p>
          </table:table-cell>
          <table:table-cell table:style-name="ce10" table:formula="of:=VLOOKUP([.F606];[$Клиенты.A:.D];4;0)" office:value-type="string" office:string-value="нет" calcext:value-type="string">
            <text:p>нет</text:p>
          </table:table-cell>
          <table:table-cell table:formula="of:=VLOOKUP([.E60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06" calcext:value-type="float">
            <text:p>606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08H02M35S" calcext:value-type="time">
            <text:p>8:02:35</text:p>
          </table:table-cell>
          <table:table-cell table:style-name="ce9" office:value-type="float" office:value="21" calcext:value-type="float">
            <text:p>21</text:p>
          </table:table-cell>
          <table:table-cell table:style-name="ce11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192" calcext:value-type="float">
            <text:p>192</text:p>
          </table:table-cell>
          <table:table-cell table:style-name="ce10" table:formula="of:=VLOOKUP([.F607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60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07" calcext:value-type="float">
            <text:p>607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08H05M53S" calcext:value-type="time">
            <text:p>8:05:53</text:p>
          </table:table-cell>
          <table:table-cell table:style-name="ce9" office:value-type="float" office:value="44" calcext:value-type="float">
            <text:p>44</text:p>
          </table:table-cell>
          <table:table-cell table:style-name="ce11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539" calcext:value-type="float">
            <text:p>539</text:p>
          </table:table-cell>
          <table:table-cell table:style-name="ce10" table:formula="of:=VLOOKUP([.F608];[$Клиенты.A:.D];4;0)" office:value-type="string" office:string-value="нет" calcext:value-type="string">
            <text:p>нет</text:p>
          </table:table-cell>
          <table:table-cell table:formula="of:=VLOOKUP([.E608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08" calcext:value-type="float">
            <text:p>608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08H35M11S" calcext:value-type="time">
            <text:p>8:35:11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339" calcext:value-type="float">
            <text:p>339</text:p>
          </table:table-cell>
          <table:table-cell table:style-name="ce10" table:formula="of:=VLOOKUP([.F609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609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09" calcext:value-type="float">
            <text:p>609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09H23M08S" calcext:value-type="time">
            <text:p>9:23:08</text:p>
          </table:table-cell>
          <table:table-cell table:style-name="ce9" office:value-type="float" office:value="13" calcext:value-type="float">
            <text:p>13</text:p>
          </table:table-cell>
          <table:table-cell table:style-name="ce11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198" calcext:value-type="float">
            <text:p>198</text:p>
          </table:table-cell>
          <table:table-cell table:style-name="ce10" table:formula="of:=VLOOKUP([.F610];[$Клиенты.A:.D];4;0)" office:value-type="string" office:string-value="нет" calcext:value-type="string">
            <text:p>нет</text:p>
          </table:table-cell>
          <table:table-cell table:formula="of:=VLOOKUP([.E61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10" calcext:value-type="float">
            <text:p>610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09H24M26S" calcext:value-type="time">
            <text:p>9:24:26</text:p>
          </table:table-cell>
          <table:table-cell table:style-name="ce9" office:value-type="float" office:value="22" calcext:value-type="float">
            <text:p>22</text:p>
          </table:table-cell>
          <table:table-cell table:style-name="ce11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280" calcext:value-type="float">
            <text:p>280</text:p>
          </table:table-cell>
          <table:table-cell table:style-name="ce10" table:formula="of:=VLOOKUP([.F611];[$Клиенты.A:.D];4;0)" office:value-type="string" office:string-value="нет" calcext:value-type="string">
            <text:p>нет</text:p>
          </table:table-cell>
          <table:table-cell table:formula="of:=VLOOKUP([.E611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11" calcext:value-type="float">
            <text:p>611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09H58M14S" calcext:value-type="time">
            <text:p>9:58:14</text:p>
          </table:table-cell>
          <table:table-cell table:style-name="ce9" office:value-type="float" office:value="35" calcext:value-type="float">
            <text:p>35</text:p>
          </table:table-cell>
          <table:table-cell table:style-name="ce11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392" calcext:value-type="float">
            <text:p>392</text:p>
          </table:table-cell>
          <table:table-cell table:style-name="ce10" table:formula="of:=VLOOKUP([.F612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612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12" calcext:value-type="float">
            <text:p>612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10H13M30S" calcext:value-type="time">
            <text:p>10:13:30</text:p>
          </table:table-cell>
          <table:table-cell table:style-name="ce9" office:value-type="float" office:value="47" calcext:value-type="float">
            <text:p>47</text:p>
          </table:table-cell>
          <table:table-cell table:style-name="ce11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430" calcext:value-type="float">
            <text:p>430</text:p>
          </table:table-cell>
          <table:table-cell table:style-name="ce10" table:formula="of:=VLOOKUP([.F613];[$Клиенты.A:.D];4;0)" office:value-type="string" office:string-value="нет" calcext:value-type="string">
            <text:p>нет</text:p>
          </table:table-cell>
          <table:table-cell table:formula="of:=VLOOKUP([.E613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13" calcext:value-type="float">
            <text:p>613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10H25M56S" calcext:value-type="time">
            <text:p>10:25:56</text:p>
          </table:table-cell>
          <table:table-cell table:style-name="ce9" office:value-type="float" office:value="15" calcext:value-type="float">
            <text:p>15</text:p>
          </table:table-cell>
          <table:table-cell table:style-name="ce11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173" calcext:value-type="float">
            <text:p>173</text:p>
          </table:table-cell>
          <table:table-cell table:style-name="ce10" table:formula="of:=VLOOKUP([.F614];[$Клиенты.A:.D];4;0)" office:value-type="string" office:string-value="нет" calcext:value-type="string">
            <text:p>нет</text:p>
          </table:table-cell>
          <table:table-cell table:formula="of:=VLOOKUP([.E61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14" calcext:value-type="float">
            <text:p>614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10H42M19S" calcext:value-type="time">
            <text:p>10:42:19</text:p>
          </table:table-cell>
          <table:table-cell table:style-name="ce9" office:value-type="float" office:value="45" calcext:value-type="float">
            <text:p>45</text:p>
          </table:table-cell>
          <table:table-cell table:style-name="ce11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416" calcext:value-type="float">
            <text:p>416</text:p>
          </table:table-cell>
          <table:table-cell table:style-name="ce10" table:formula="of:=VLOOKUP([.F615];[$Клиенты.A:.D];4;0)" office:value-type="string" office:string-value="нет" calcext:value-type="string">
            <text:p>нет</text:p>
          </table:table-cell>
          <table:table-cell table:formula="of:=VLOOKUP([.E61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15" calcext:value-type="float">
            <text:p>615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10H55M37S" calcext:value-type="time">
            <text:p>10:55:37</text:p>
          </table:table-cell>
          <table:table-cell table:style-name="ce9" office:value-type="float" office:value="15" calcext:value-type="float">
            <text:p>15</text:p>
          </table:table-cell>
          <table:table-cell table:style-name="ce11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table:style-name="ce10" table:formula="of:=VLOOKUP([.F616];[$Клиенты.A:.D];4;0)" office:value-type="string" office:string-value="нет" calcext:value-type="string">
            <text:p>нет</text:p>
          </table:table-cell>
          <table:table-cell table:formula="of:=VLOOKUP([.E616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16" calcext:value-type="float">
            <text:p>616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13H01M20S" calcext:value-type="time">
            <text:p>13:01:20</text:p>
          </table:table-cell>
          <table:table-cell table:style-name="ce9" office:value-type="float" office:value="16" calcext:value-type="float">
            <text:p>16</text:p>
          </table:table-cell>
          <table:table-cell table:style-name="ce11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table:style-name="ce10" table:formula="of:=VLOOKUP([.F617];[$Клиенты.A:.D];4;0)" office:value-type="string" office:string-value="нет" calcext:value-type="string">
            <text:p>нет</text:p>
          </table:table-cell>
          <table:table-cell table:formula="of:=VLOOKUP([.E61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17" calcext:value-type="float">
            <text:p>617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13H18M53S" calcext:value-type="time">
            <text:p>13:18:53</text:p>
          </table:table-cell>
          <table:table-cell table:style-name="ce9" office:value-type="float" office:value="36" calcext:value-type="float">
            <text:p>36</text:p>
          </table:table-cell>
          <table:table-cell table:style-name="ce11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445" calcext:value-type="float">
            <text:p>445</text:p>
          </table:table-cell>
          <table:table-cell table:style-name="ce10" table:formula="of:=VLOOKUP([.F618];[$Клиенты.A:.D];4;0)" office:value-type="string" office:string-value="нет" calcext:value-type="string">
            <text:p>нет</text:p>
          </table:table-cell>
          <table:table-cell table:formula="of:=VLOOKUP([.E61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18" calcext:value-type="float">
            <text:p>618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13H25M08S" calcext:value-type="time">
            <text:p>13:25:08</text:p>
          </table:table-cell>
          <table:table-cell table:style-name="ce9" office:value-type="float" office:value="49" calcext:value-type="float">
            <text:p>49</text:p>
          </table:table-cell>
          <table:table-cell table:style-name="ce11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545" calcext:value-type="float">
            <text:p>545</text:p>
          </table:table-cell>
          <table:table-cell table:style-name="ce10" table:formula="of:=VLOOKUP([.F619];[$Клиенты.A:.D];4;0)" office:value-type="string" office:string-value="нет" calcext:value-type="string">
            <text:p>нет</text:p>
          </table:table-cell>
          <table:table-cell table:formula="of:=VLOOKUP([.E619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13H37M36S" calcext:value-type="time">
            <text:p>13:37:36</text:p>
          </table:table-cell>
          <table:table-cell table:style-name="ce9" office:value-type="float" office:value="46" calcext:value-type="float">
            <text:p>46</text:p>
          </table:table-cell>
          <table:table-cell table:style-name="ce11" office:value-type="string" calcext:value-type="string">
            <text:p>A61</text:p>
          </table:table-cell>
          <table:table-cell office:value-type="float" office:value="15" calcext:value-type="float">
            <text:p>15</text:p>
          </table:table-cell>
          <table:table-cell office:value-type="float" office:value="551" calcext:value-type="float">
            <text:p>551</text:p>
          </table:table-cell>
          <table:table-cell table:style-name="ce10" table:formula="of:=VLOOKUP([.F620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620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20" calcext:value-type="float">
            <text:p>620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13H52M31S" calcext:value-type="time">
            <text:p>13:52:31</text:p>
          </table:table-cell>
          <table:table-cell table:style-name="ce9" office:value-type="float" office:value="18" calcext:value-type="float">
            <text:p>18</text:p>
          </table:table-cell>
          <table:table-cell table:style-name="ce11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238" calcext:value-type="float">
            <text:p>238</text:p>
          </table:table-cell>
          <table:table-cell table:style-name="ce10" table:formula="of:=VLOOKUP([.F621];[$Клиенты.A:.D];4;0)" office:value-type="string" office:string-value="нет" calcext:value-type="string">
            <text:p>нет</text:p>
          </table:table-cell>
          <table:table-cell table:formula="of:=VLOOKUP([.E621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21" calcext:value-type="float">
            <text:p>621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13H53M02S" calcext:value-type="time">
            <text:p>13:53:02</text:p>
          </table:table-cell>
          <table:table-cell table:style-name="ce9" office:value-type="float" office:value="37" calcext:value-type="float">
            <text:p>37</text:p>
          </table:table-cell>
          <table:table-cell table:style-name="ce11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386" calcext:value-type="float">
            <text:p>386</text:p>
          </table:table-cell>
          <table:table-cell table:style-name="ce10" table:formula="of:=VLOOKUP([.F622];[$Клиенты.A:.D];4;0)" office:value-type="string" office:string-value="нет" calcext:value-type="string">
            <text:p>нет</text:p>
          </table:table-cell>
          <table:table-cell table:formula="of:=VLOOKUP([.E622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22" calcext:value-type="float">
            <text:p>622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13H56M40S" calcext:value-type="time">
            <text:p>13:56:40</text:p>
          </table:table-cell>
          <table:table-cell table:style-name="ce9" office:value-type="float" office:value="35" calcext:value-type="float">
            <text:p>35</text:p>
          </table:table-cell>
          <table:table-cell table:style-name="ce11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table:style-name="ce10" table:formula="of:=VLOOKUP([.F623];[$Клиенты.A:.D];4;0)" office:value-type="string" office:string-value="нет" calcext:value-type="string">
            <text:p>нет</text:p>
          </table:table-cell>
          <table:table-cell table:formula="of:=VLOOKUP([.E623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23" calcext:value-type="float">
            <text:p>623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13H59M55S" calcext:value-type="time">
            <text:p>13:59:55</text:p>
          </table:table-cell>
          <table:table-cell table:style-name="ce9" office:value-type="float" office:value="41" calcext:value-type="float">
            <text:p>41</text:p>
          </table:table-cell>
          <table:table-cell table:style-name="ce11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459" calcext:value-type="float">
            <text:p>459</text:p>
          </table:table-cell>
          <table:table-cell table:style-name="ce10" table:formula="of:=VLOOKUP([.F624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62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24" calcext:value-type="float">
            <text:p>624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14H12M28S" calcext:value-type="time">
            <text:p>14:12:28</text:p>
          </table:table-cell>
          <table:table-cell table:style-name="ce9" office:value-type="float" office:value="25" calcext:value-type="float">
            <text:p>25</text:p>
          </table:table-cell>
          <table:table-cell table:style-name="ce11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315" calcext:value-type="float">
            <text:p>315</text:p>
          </table:table-cell>
          <table:table-cell table:style-name="ce10" table:formula="of:=VLOOKUP([.F625];[$Клиенты.A:.D];4;0)" office:value-type="string" office:string-value="нет" calcext:value-type="string">
            <text:p>нет</text:p>
          </table:table-cell>
          <table:table-cell table:formula="of:=VLOOKUP([.E62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25" calcext:value-type="float">
            <text:p>625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14H15M30S" calcext:value-type="time">
            <text:p>14:15:30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table:style-name="ce10" table:formula="of:=VLOOKUP([.F626];[$Клиенты.A:.D];4;0)" office:value-type="string" office:string-value="нет" calcext:value-type="string">
            <text:p>нет</text:p>
          </table:table-cell>
          <table:table-cell table:formula="of:=VLOOKUP([.E626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26" calcext:value-type="float">
            <text:p>626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14H24M26S" calcext:value-type="time">
            <text:p>14:24:26</text:p>
          </table:table-cell>
          <table:table-cell table:style-name="ce9" office:value-type="float" office:value="17" calcext:value-type="float">
            <text:p>17</text:p>
          </table:table-cell>
          <table:table-cell table:style-name="ce11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192" calcext:value-type="float">
            <text:p>192</text:p>
          </table:table-cell>
          <table:table-cell table:style-name="ce10" table:formula="of:=VLOOKUP([.F627];[$Клиенты.A:.D];4;0)" office:value-type="string" office:string-value="нет" calcext:value-type="string">
            <text:p>нет</text:p>
          </table:table-cell>
          <table:table-cell table:formula="of:=VLOOKUP([.E62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27" calcext:value-type="float">
            <text:p>627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14H26M34S" calcext:value-type="time">
            <text:p>14:26:34</text:p>
          </table:table-cell>
          <table:table-cell table:style-name="ce9" office:value-type="float" office:value="9" calcext:value-type="float">
            <text:p>9</text:p>
          </table:table-cell>
          <table:table-cell table:style-name="ce11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table:style-name="ce10" table:formula="of:=VLOOKUP([.F628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628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28" calcext:value-type="float">
            <text:p>628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14H58M52S" calcext:value-type="time">
            <text:p>14:58:52</text:p>
          </table:table-cell>
          <table:table-cell table:style-name="ce9" office:value-type="float" office:value="49" calcext:value-type="float">
            <text:p>49</text:p>
          </table:table-cell>
          <table:table-cell table:style-name="ce11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388" calcext:value-type="float">
            <text:p>388</text:p>
          </table:table-cell>
          <table:table-cell table:style-name="ce10" table:formula="of:=VLOOKUP([.F629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629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29" calcext:value-type="float">
            <text:p>629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15H28M09S" calcext:value-type="time">
            <text:p>15:28:09</text:p>
          </table:table-cell>
          <table:table-cell table:style-name="ce9" office:value-type="float" office:value="49" calcext:value-type="float">
            <text:p>49</text:p>
          </table:table-cell>
          <table:table-cell table:style-name="ce11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399" calcext:value-type="float">
            <text:p>399</text:p>
          </table:table-cell>
          <table:table-cell table:style-name="ce10" table:formula="of:=VLOOKUP([.F630];[$Клиенты.A:.D];4;0)" office:value-type="string" office:string-value="нет" calcext:value-type="string">
            <text:p>нет</text:p>
          </table:table-cell>
          <table:table-cell table:formula="of:=VLOOKUP([.E630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30" calcext:value-type="float">
            <text:p>630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15H45M05S" calcext:value-type="time">
            <text:p>15:45:05</text:p>
          </table:table-cell>
          <table:table-cell table:style-name="ce9" office:value-type="float" office:value="9" calcext:value-type="float">
            <text:p>9</text:p>
          </table:table-cell>
          <table:table-cell table:style-name="ce11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  <table:table-cell table:style-name="ce10" table:formula="of:=VLOOKUP([.F631];[$Клиенты.A:.D];4;0)" office:value-type="string" office:string-value="нет" calcext:value-type="string">
            <text:p>нет</text:p>
          </table:table-cell>
          <table:table-cell table:formula="of:=VLOOKUP([.E63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31" calcext:value-type="float">
            <text:p>631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17H18M00S" calcext:value-type="time">
            <text:p>17:18:00</text:p>
          </table:table-cell>
          <table:table-cell table:style-name="ce9" office:value-type="float" office:value="29" calcext:value-type="float">
            <text:p>29</text:p>
          </table:table-cell>
          <table:table-cell table:style-name="ce11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304" calcext:value-type="float">
            <text:p>304</text:p>
          </table:table-cell>
          <table:table-cell table:style-name="ce10" table:formula="of:=VLOOKUP([.F632];[$Клиенты.A:.D];4;0)" office:value-type="string" office:string-value="нет" calcext:value-type="string">
            <text:p>нет</text:p>
          </table:table-cell>
          <table:table-cell table:formula="of:=VLOOKUP([.E63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32" calcext:value-type="float">
            <text:p>632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17H21M29S" calcext:value-type="time">
            <text:p>17:21:29</text:p>
          </table:table-cell>
          <table:table-cell table:style-name="ce9" office:value-type="float" office:value="41" calcext:value-type="float">
            <text:p>41</text:p>
          </table:table-cell>
          <table:table-cell table:style-name="ce11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table:style-name="ce10" table:formula="of:=VLOOKUP([.F633];[$Клиенты.A:.D];4;0)" office:value-type="string" office:string-value="нет" calcext:value-type="string">
            <text:p>нет</text:p>
          </table:table-cell>
          <table:table-cell table:formula="of:=VLOOKUP([.E633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33" calcext:value-type="float">
            <text:p>633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17H26M43S" calcext:value-type="time">
            <text:p>17:26:43</text:p>
          </table:table-cell>
          <table:table-cell table:style-name="ce9" office:value-type="float" office:value="43" calcext:value-type="float">
            <text:p>43</text:p>
          </table:table-cell>
          <table:table-cell table:style-name="ce11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522" calcext:value-type="float">
            <text:p>522</text:p>
          </table:table-cell>
          <table:table-cell table:style-name="ce10" table:formula="of:=VLOOKUP([.F634];[$Клиенты.A:.D];4;0)" office:value-type="string" office:string-value="нет" calcext:value-type="string">
            <text:p>нет</text:p>
          </table:table-cell>
          <table:table-cell table:formula="of:=VLOOKUP([.E63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34" calcext:value-type="float">
            <text:p>634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17H29M09S" calcext:value-type="time">
            <text:p>17:29:09</text:p>
          </table:table-cell>
          <table:table-cell table:style-name="ce9" office:value-type="float" office:value="44" calcext:value-type="float">
            <text:p>44</text:p>
          </table:table-cell>
          <table:table-cell table:style-name="ce11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</text:p>
          </table:table-cell>
          <table:table-cell table:style-name="ce10" table:formula="of:=VLOOKUP([.F635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635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35" calcext:value-type="float">
            <text:p>635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17H35M27S" calcext:value-type="time">
            <text:p>17:35:27</text:p>
          </table:table-cell>
          <table:table-cell table:style-name="ce9" office:value-type="float" office:value="45" calcext:value-type="float">
            <text:p>45</text:p>
          </table:table-cell>
          <table:table-cell table:style-name="ce11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table:style-name="ce10" table:formula="of:=VLOOKUP([.F636];[$Клиенты.A:.D];4;0)" office:value-type="string" office:string-value="нет" calcext:value-type="string">
            <text:p>нет</text:p>
          </table:table-cell>
          <table:table-cell table:formula="of:=VLOOKUP([.E636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36" calcext:value-type="float">
            <text:p>636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17H59M40S" calcext:value-type="time">
            <text:p>17:59:40</text:p>
          </table:table-cell>
          <table:table-cell table:style-name="ce9" office:value-type="float" office:value="22" calcext:value-type="float">
            <text:p>22</text:p>
          </table:table-cell>
          <table:table-cell table:style-name="ce11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286" calcext:value-type="float">
            <text:p>286</text:p>
          </table:table-cell>
          <table:table-cell table:style-name="ce10" table:formula="of:=VLOOKUP([.F637];[$Клиенты.A:.D];4;0)" office:value-type="string" office:string-value="нет" calcext:value-type="string">
            <text:p>нет</text:p>
          </table:table-cell>
          <table:table-cell table:formula="of:=VLOOKUP([.E637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37" calcext:value-type="float">
            <text:p>637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18H02M23S" calcext:value-type="time">
            <text:p>18:02:23</text:p>
          </table:table-cell>
          <table:table-cell table:style-name="ce9" office:value-type="float" office:value="29" calcext:value-type="float">
            <text:p>29</text:p>
          </table:table-cell>
          <table:table-cell table:style-name="ce11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359" calcext:value-type="float">
            <text:p>359</text:p>
          </table:table-cell>
          <table:table-cell table:style-name="ce10" table:formula="of:=VLOOKUP([.F638];[$Клиенты.A:.D];4;0)" office:value-type="string" office:string-value="нет" calcext:value-type="string">
            <text:p>нет</text:p>
          </table:table-cell>
          <table:table-cell table:formula="of:=VLOOKUP([.E63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38" calcext:value-type="float">
            <text:p>638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18H40M19S" calcext:value-type="time">
            <text:p>18:40:19</text:p>
          </table:table-cell>
          <table:table-cell table:style-name="ce9" office:value-type="float" office:value="7" calcext:value-type="float">
            <text:p>7</text:p>
          </table:table-cell>
          <table:table-cell table:style-name="ce11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style-name="ce10" table:formula="of:=VLOOKUP([.F639];[$Клиенты.A:.D];4;0)" office:value-type="string" office:string-value="нет" calcext:value-type="string">
            <text:p>нет</text:p>
          </table:table-cell>
          <table:table-cell table:formula="of:=VLOOKUP([.E63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18H52M11S" calcext:value-type="time">
            <text:p>18:52:11</text:p>
          </table:table-cell>
          <table:table-cell table:style-name="ce9" office:value-type="float" office:value="48" calcext:value-type="float">
            <text:p>48</text:p>
          </table:table-cell>
          <table:table-cell table:style-name="ce11" office:value-type="string" calcext:value-type="string">
            <text:p>A58</text:p>
          </table:table-cell>
          <table:table-cell office:value-type="float" office:value="15" calcext:value-type="float">
            <text:p>15</text:p>
          </table:table-cell>
          <table:table-cell office:value-type="float" office:value="521" calcext:value-type="float">
            <text:p>521</text:p>
          </table:table-cell>
          <table:table-cell table:style-name="ce10" table:formula="of:=VLOOKUP([.F640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640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40" calcext:value-type="float">
            <text:p>640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18H54M51S" calcext:value-type="time">
            <text:p>18:54:51</text:p>
          </table:table-cell>
          <table:table-cell table:style-name="ce9" office:value-type="float" office:value="45" calcext:value-type="float">
            <text:p>45</text:p>
          </table:table-cell>
          <table:table-cell table:style-name="ce11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462" calcext:value-type="float">
            <text:p>462</text:p>
          </table:table-cell>
          <table:table-cell table:style-name="ce10" table:formula="of:=VLOOKUP([.F641];[$Клиенты.A:.D];4;0)" office:value-type="string" office:string-value="нет" calcext:value-type="string">
            <text:p>нет</text:p>
          </table:table-cell>
          <table:table-cell table:formula="of:=VLOOKUP([.E641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41" calcext:value-type="float">
            <text:p>641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19H11M30S" calcext:value-type="time">
            <text:p>19:11:30</text:p>
          </table:table-cell>
          <table:table-cell table:style-name="ce9" office:value-type="float" office:value="22" calcext:value-type="float">
            <text:p>22</text:p>
          </table:table-cell>
          <table:table-cell table:style-name="ce11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293" calcext:value-type="float">
            <text:p>293</text:p>
          </table:table-cell>
          <table:table-cell table:style-name="ce10" table:formula="of:=VLOOKUP([.F642];[$Клиенты.A:.D];4;0)" office:value-type="string" office:string-value="нет" calcext:value-type="string">
            <text:p>нет</text:p>
          </table:table-cell>
          <table:table-cell table:formula="of:=VLOOKUP([.E642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42" calcext:value-type="float">
            <text:p>642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19H13M53S" calcext:value-type="time">
            <text:p>19:13:53</text:p>
          </table:table-cell>
          <table:table-cell table:style-name="ce9" office:value-type="float" office:value="27" calcext:value-type="float">
            <text:p>27</text:p>
          </table:table-cell>
          <table:table-cell table:style-name="ce11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301" calcext:value-type="float">
            <text:p>301</text:p>
          </table:table-cell>
          <table:table-cell table:style-name="ce10" table:formula="of:=VLOOKUP([.F643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64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43" calcext:value-type="float">
            <text:p>643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19H27M23S" calcext:value-type="time">
            <text:p>19:27:23</text:p>
          </table:table-cell>
          <table:table-cell table:style-name="ce9" office:value-type="float" office:value="38" calcext:value-type="float">
            <text:p>38</text:p>
          </table:table-cell>
          <table:table-cell table:style-name="ce11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468" calcext:value-type="float">
            <text:p>468</text:p>
          </table:table-cell>
          <table:table-cell table:style-name="ce10" table:formula="of:=VLOOKUP([.F644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644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44" calcext:value-type="float">
            <text:p>644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19H40M19S" calcext:value-type="time">
            <text:p>19:40:19</text:p>
          </table:table-cell>
          <table:table-cell table:style-name="ce9" office:value-type="float" office:value="23" calcext:value-type="float">
            <text:p>23</text:p>
          </table:table-cell>
          <table:table-cell table:style-name="ce11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296" calcext:value-type="float">
            <text:p>296</text:p>
          </table:table-cell>
          <table:table-cell table:style-name="ce10" table:formula="of:=VLOOKUP([.F645];[$Клиенты.A:.D];4;0)" office:value-type="string" office:string-value="нет" calcext:value-type="string">
            <text:p>нет</text:p>
          </table:table-cell>
          <table:table-cell table:formula="of:=VLOOKUP([.E645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45" calcext:value-type="float">
            <text:p>645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19H42M38S" calcext:value-type="time">
            <text:p>19:42:38</text:p>
          </table:table-cell>
          <table:table-cell table:style-name="ce9" office:value-type="float" office:value="47" calcext:value-type="float">
            <text:p>47</text:p>
          </table:table-cell>
          <table:table-cell table:style-name="ce11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530" calcext:value-type="float">
            <text:p>530</text:p>
          </table:table-cell>
          <table:table-cell table:style-name="ce10" table:formula="of:=VLOOKUP([.F646];[$Клиенты.A:.D];4;0)" office:value-type="string" office:string-value="нет" calcext:value-type="string">
            <text:p>нет</text:p>
          </table:table-cell>
          <table:table-cell table:formula="of:=VLOOKUP([.E64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46" calcext:value-type="float">
            <text:p>646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21H01M48S" calcext:value-type="time">
            <text:p>21:01:48</text:p>
          </table:table-cell>
          <table:table-cell table:style-name="ce9" office:value-type="float" office:value="21" calcext:value-type="float">
            <text:p>21</text:p>
          </table:table-cell>
          <table:table-cell table:style-name="ce11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199" calcext:value-type="float">
            <text:p>199</text:p>
          </table:table-cell>
          <table:table-cell table:style-name="ce10" table:formula="of:=VLOOKUP([.F647];[$Клиенты.A:.D];4;0)" office:value-type="string" office:string-value="нет" calcext:value-type="string">
            <text:p>нет</text:p>
          </table:table-cell>
          <table:table-cell table:formula="of:=VLOOKUP([.E64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47" calcext:value-type="float">
            <text:p>647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21H36M32S" calcext:value-type="time">
            <text:p>21:36:32</text:p>
          </table:table-cell>
          <table:table-cell table:style-name="ce9" office:value-type="float" office:value="43" calcext:value-type="float">
            <text:p>43</text:p>
          </table:table-cell>
          <table:table-cell table:style-name="ce11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433" calcext:value-type="float">
            <text:p>433</text:p>
          </table:table-cell>
          <table:table-cell table:style-name="ce10" table:formula="of:=VLOOKUP([.F648];[$Клиенты.A:.D];4;0)" office:value-type="string" office:string-value="нет" calcext:value-type="string">
            <text:p>нет</text:p>
          </table:table-cell>
          <table:table-cell table:formula="of:=VLOOKUP([.E648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48" calcext:value-type="float">
            <text:p>648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21H40M39S" calcext:value-type="time">
            <text:p>21:40:39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table:style-name="ce10" table:formula="of:=VLOOKUP([.F649];[$Клиенты.A:.D];4;0)" office:value-type="string" office:string-value="нет" calcext:value-type="string">
            <text:p>нет</text:p>
          </table:table-cell>
          <table:table-cell table:formula="of:=VLOOKUP([.E649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49" calcext:value-type="float">
            <text:p>649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21H43M15S" calcext:value-type="time">
            <text:p>21:43:15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349" calcext:value-type="float">
            <text:p>349</text:p>
          </table:table-cell>
          <table:table-cell table:style-name="ce10" table:formula="of:=VLOOKUP([.F650];[$Клиенты.A:.D];4;0)" office:value-type="string" office:string-value="нет" calcext:value-type="string">
            <text:p>нет</text:p>
          </table:table-cell>
          <table:table-cell table:formula="of:=VLOOKUP([.E650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50" calcext:value-type="float">
            <text:p>650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21H53M01S" calcext:value-type="time">
            <text:p>21:53:01</text:p>
          </table:table-cell>
          <table:table-cell table:style-name="ce9" office:value-type="float" office:value="20" calcext:value-type="float">
            <text:p>20</text:p>
          </table:table-cell>
          <table:table-cell table:style-name="ce11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203" calcext:value-type="float">
            <text:p>203</text:p>
          </table:table-cell>
          <table:table-cell table:style-name="ce10" table:formula="of:=VLOOKUP([.F651];[$Клиенты.A:.D];4;0)" office:value-type="string" office:string-value="нет" calcext:value-type="string">
            <text:p>нет</text:p>
          </table:table-cell>
          <table:table-cell table:formula="of:=VLOOKUP([.E65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51" calcext:value-type="float">
            <text:p>651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21H58M12S" calcext:value-type="time">
            <text:p>21:58:12</text:p>
          </table:table-cell>
          <table:table-cell table:style-name="ce9" office:value-type="float" office:value="24" calcext:value-type="float">
            <text:p>24</text:p>
          </table:table-cell>
          <table:table-cell table:style-name="ce11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317" calcext:value-type="float">
            <text:p>317</text:p>
          </table:table-cell>
          <table:table-cell table:style-name="ce10" table:formula="of:=VLOOKUP([.F652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65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52" calcext:value-type="float">
            <text:p>652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22H00M06S" calcext:value-type="time">
            <text:p>22:00:06</text:p>
          </table:table-cell>
          <table:table-cell table:style-name="ce9" office:value-type="float" office:value="22" calcext:value-type="float">
            <text:p>22</text:p>
          </table:table-cell>
          <table:table-cell table:style-name="ce11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219" calcext:value-type="float">
            <text:p>219</text:p>
          </table:table-cell>
          <table:table-cell table:style-name="ce10" table:formula="of:=VLOOKUP([.F653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653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53" calcext:value-type="float">
            <text:p>653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22H01M51S" calcext:value-type="time">
            <text:p>22:01:51</text:p>
          </table:table-cell>
          <table:table-cell table:style-name="ce9" office:value-type="float" office:value="7" calcext:value-type="float">
            <text:p>7</text:p>
          </table:table-cell>
          <table:table-cell table:style-name="ce11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  <table:table-cell table:style-name="ce10" table:formula="of:=VLOOKUP([.F654];[$Клиенты.A:.D];4;0)" office:value-type="string" office:string-value="нет" calcext:value-type="string">
            <text:p>нет</text:p>
          </table:table-cell>
          <table:table-cell table:formula="of:=VLOOKUP([.E65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54" calcext:value-type="float">
            <text:p>654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22H08M24S" calcext:value-type="time">
            <text:p>22:08:24</text:p>
          </table:table-cell>
          <table:table-cell table:style-name="ce9" office:value-type="float" office:value="49" calcext:value-type="float">
            <text:p>49</text:p>
          </table:table-cell>
          <table:table-cell table:style-name="ce11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  <table:table-cell table:style-name="ce10" table:formula="of:=VLOOKUP([.F655];[$Клиенты.A:.D];4;0)" office:value-type="string" office:string-value="нет" calcext:value-type="string">
            <text:p>нет</text:p>
          </table:table-cell>
          <table:table-cell table:formula="of:=VLOOKUP([.E655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55" calcext:value-type="float">
            <text:p>655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22H09M48S" calcext:value-type="time">
            <text:p>22:09:48</text:p>
          </table:table-cell>
          <table:table-cell table:style-name="ce9" office:value-type="float" office:value="42" calcext:value-type="float">
            <text:p>42</text:p>
          </table:table-cell>
          <table:table-cell table:style-name="ce11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393" calcext:value-type="float">
            <text:p>393</text:p>
          </table:table-cell>
          <table:table-cell table:style-name="ce10" table:formula="of:=VLOOKUP([.F656];[$Клиенты.A:.D];4;0)" office:value-type="string" office:string-value="нет" calcext:value-type="string">
            <text:p>нет</text:p>
          </table:table-cell>
          <table:table-cell table:formula="of:=VLOOKUP([.E65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56" calcext:value-type="float">
            <text:p>656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22H16M13S" calcext:value-type="time">
            <text:p>22:16:13</text:p>
          </table:table-cell>
          <table:table-cell table:style-name="ce9" office:value-type="float" office:value="45" calcext:value-type="float">
            <text:p>45</text:p>
          </table:table-cell>
          <table:table-cell table:style-name="ce11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507" calcext:value-type="float">
            <text:p>507</text:p>
          </table:table-cell>
          <table:table-cell table:style-name="ce10" table:formula="of:=VLOOKUP([.F657];[$Клиенты.A:.D];4;0)" office:value-type="string" office:string-value="нет" calcext:value-type="string">
            <text:p>нет</text:p>
          </table:table-cell>
          <table:table-cell table:formula="of:=VLOOKUP([.E657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57" calcext:value-type="float">
            <text:p>657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22H34M03S" calcext:value-type="time">
            <text:p>22:34:03</text:p>
          </table:table-cell>
          <table:table-cell table:style-name="ce9" office:value-type="float" office:value="35" calcext:value-type="float">
            <text:p>35</text:p>
          </table:table-cell>
          <table:table-cell table:style-name="ce11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441" calcext:value-type="float">
            <text:p>441</text:p>
          </table:table-cell>
          <table:table-cell table:style-name="ce10" table:formula="of:=VLOOKUP([.F658];[$Клиенты.A:.D];4;0)" office:value-type="string" office:string-value="нет" calcext:value-type="string">
            <text:p>нет</text:p>
          </table:table-cell>
          <table:table-cell table:formula="of:=VLOOKUP([.E658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22H54M33S" calcext:value-type="time">
            <text:p>22:54:33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A63</text:p>
          </table:table-cell>
          <table:table-cell office:value-type="float" office:value="15" calcext:value-type="float">
            <text:p>15</text:p>
          </table:table-cell>
          <table:table-cell office:value-type="float" office:value="309" calcext:value-type="float">
            <text:p>309</text:p>
          </table:table-cell>
          <table:table-cell table:style-name="ce10" table:formula="of:=VLOOKUP([.F659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659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59" calcext:value-type="float">
            <text:p>659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22H56M24S" calcext:value-type="time">
            <text:p>22:56:24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344" calcext:value-type="float">
            <text:p>344</text:p>
          </table:table-cell>
          <table:table-cell table:style-name="ce10" table:formula="of:=VLOOKUP([.F660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660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60" calcext:value-type="float">
            <text:p>660</text:p>
          </table:table-cell>
          <table:table-cell office:value-type="date" office:date-value="2025-06-11" calcext:value-type="date">
            <text:p>11.06.25</text:p>
          </table:table-cell>
          <table:table-cell table:style-name="ce8" office:value-type="time" office:time-value="PT22H59M57S" calcext:value-type="time">
            <text:p>22:59:57</text:p>
          </table:table-cell>
          <table:table-cell table:style-name="ce9" office:value-type="float" office:value="38" calcext:value-type="float">
            <text:p>38</text:p>
          </table:table-cell>
          <table:table-cell table:style-name="ce11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322" calcext:value-type="float">
            <text:p>322</text:p>
          </table:table-cell>
          <table:table-cell table:style-name="ce10" table:formula="of:=VLOOKUP([.F661];[$Клиенты.A:.D];4;0)" office:value-type="string" office:string-value="нет" calcext:value-type="string">
            <text:p>нет</text:p>
          </table:table-cell>
          <table:table-cell table:formula="of:=VLOOKUP([.E66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61" calcext:value-type="float">
            <text:p>661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06H01M17S" calcext:value-type="time">
            <text:p>6:01:17</text:p>
          </table:table-cell>
          <table:table-cell table:style-name="ce9" office:value-type="float" office:value="35" calcext:value-type="float">
            <text:p>35</text:p>
          </table:table-cell>
          <table:table-cell table:style-name="ce11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402" calcext:value-type="float">
            <text:p>402</text:p>
          </table:table-cell>
          <table:table-cell table:style-name="ce10" table:formula="of:=VLOOKUP([.F662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662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62" calcext:value-type="float">
            <text:p>662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06H05M03S" calcext:value-type="time">
            <text:p>6:05:03</text:p>
          </table:table-cell>
          <table:table-cell table:style-name="ce9" office:value-type="float" office:value="21" calcext:value-type="float">
            <text:p>21</text:p>
          </table:table-cell>
          <table:table-cell table:style-name="ce11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style-name="ce10" table:formula="of:=VLOOKUP([.F663];[$Клиенты.A:.D];4;0)" office:value-type="string" office:string-value="нет" calcext:value-type="string">
            <text:p>нет</text:p>
          </table:table-cell>
          <table:table-cell table:formula="of:=VLOOKUP([.E66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63" calcext:value-type="float">
            <text:p>663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06H06M28S" calcext:value-type="time">
            <text:p>6:06:28</text:p>
          </table:table-cell>
          <table:table-cell table:style-name="ce9" office:value-type="float" office:value="45" calcext:value-type="float">
            <text:p>45</text:p>
          </table:table-cell>
          <table:table-cell table:style-name="ce11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498" calcext:value-type="float">
            <text:p>498</text:p>
          </table:table-cell>
          <table:table-cell table:style-name="ce10" table:formula="of:=VLOOKUP([.F664];[$Клиенты.A:.D];4;0)" office:value-type="string" office:string-value="нет" calcext:value-type="string">
            <text:p>нет</text:p>
          </table:table-cell>
          <table:table-cell table:formula="of:=VLOOKUP([.E664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64" calcext:value-type="float">
            <text:p>664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06H14M11S" calcext:value-type="time">
            <text:p>6:14:11</text:p>
          </table:table-cell>
          <table:table-cell table:style-name="ce9" office:value-type="float" office:value="37" calcext:value-type="float">
            <text:p>37</text:p>
          </table:table-cell>
          <table:table-cell table:style-name="ce11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414" calcext:value-type="float">
            <text:p>414</text:p>
          </table:table-cell>
          <table:table-cell table:style-name="ce10" table:formula="of:=VLOOKUP([.F665];[$Клиенты.A:.D];4;0)" office:value-type="string" office:string-value="нет" calcext:value-type="string">
            <text:p>нет</text:p>
          </table:table-cell>
          <table:table-cell table:formula="of:=VLOOKUP([.E66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65" calcext:value-type="float">
            <text:p>665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06H49M30S" calcext:value-type="time">
            <text:p>6:49:30</text:p>
          </table:table-cell>
          <table:table-cell table:style-name="ce9" office:value-type="float" office:value="48" calcext:value-type="float">
            <text:p>48</text:p>
          </table:table-cell>
          <table:table-cell table:style-name="ce11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473" calcext:value-type="float">
            <text:p>473</text:p>
          </table:table-cell>
          <table:table-cell table:style-name="ce10" table:formula="of:=VLOOKUP([.F666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66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66" calcext:value-type="float">
            <text:p>666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07H41M14S" calcext:value-type="time">
            <text:p>7:41:14</text:p>
          </table:table-cell>
          <table:table-cell table:style-name="ce9" office:value-type="float" office:value="14" calcext:value-type="float">
            <text:p>14</text:p>
          </table:table-cell>
          <table:table-cell table:style-name="ce11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  <table:table-cell table:style-name="ce10" table:formula="of:=VLOOKUP([.F667];[$Клиенты.A:.D];4;0)" office:value-type="string" office:string-value="нет" calcext:value-type="string">
            <text:p>нет</text:p>
          </table:table-cell>
          <table:table-cell table:formula="of:=VLOOKUP([.E66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67" calcext:value-type="float">
            <text:p>667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07H43M15S" calcext:value-type="time">
            <text:p>7:43:15</text:p>
          </table:table-cell>
          <table:table-cell table:style-name="ce9" office:value-type="float" office:value="46" calcext:value-type="float">
            <text:p>46</text:p>
          </table:table-cell>
          <table:table-cell table:style-name="ce11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413" calcext:value-type="float">
            <text:p>413</text:p>
          </table:table-cell>
          <table:table-cell table:style-name="ce10" table:formula="of:=VLOOKUP([.F668];[$Клиенты.A:.D];4;0)" office:value-type="string" office:string-value="нет" calcext:value-type="string">
            <text:p>нет</text:p>
          </table:table-cell>
          <table:table-cell table:formula="of:=VLOOKUP([.E66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68" calcext:value-type="float">
            <text:p>668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07H46M11S" calcext:value-type="time">
            <text:p>7:46:11</text:p>
          </table:table-cell>
          <table:table-cell table:style-name="ce9" office:value-type="float" office:value="48" calcext:value-type="float">
            <text:p>48</text:p>
          </table:table-cell>
          <table:table-cell table:style-name="ce11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table:style-name="ce10" table:formula="of:=VLOOKUP([.F669];[$Клиенты.A:.D];4;0)" office:value-type="string" office:string-value="нет" calcext:value-type="string">
            <text:p>нет</text:p>
          </table:table-cell>
          <table:table-cell table:formula="of:=VLOOKUP([.E669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69" calcext:value-type="float">
            <text:p>669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08H47M35S" calcext:value-type="time">
            <text:p>8:47:35</text:p>
          </table:table-cell>
          <table:table-cell table:style-name="ce9" office:value-type="float" office:value="24" calcext:value-type="float">
            <text:p>24</text:p>
          </table:table-cell>
          <table:table-cell table:style-name="ce11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293" calcext:value-type="float">
            <text:p>293</text:p>
          </table:table-cell>
          <table:table-cell table:style-name="ce10" table:formula="of:=VLOOKUP([.F670];[$Клиенты.A:.D];4;0)" office:value-type="string" office:string-value="нет" calcext:value-type="string">
            <text:p>нет</text:p>
          </table:table-cell>
          <table:table-cell table:formula="of:=VLOOKUP([.E67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70" calcext:value-type="float">
            <text:p>670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09H43M24S" calcext:value-type="time">
            <text:p>9:43:24</text:p>
          </table:table-cell>
          <table:table-cell table:style-name="ce9" office:value-type="float" office:value="29" calcext:value-type="float">
            <text:p>29</text:p>
          </table:table-cell>
          <table:table-cell table:style-name="ce11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255" calcext:value-type="float">
            <text:p>255</text:p>
          </table:table-cell>
          <table:table-cell table:style-name="ce10" table:formula="of:=VLOOKUP([.F671];[$Клиенты.A:.D];4;0)" office:value-type="string" office:string-value="нет" calcext:value-type="string">
            <text:p>нет</text:p>
          </table:table-cell>
          <table:table-cell table:formula="of:=VLOOKUP([.E671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71" calcext:value-type="float">
            <text:p>671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10H02M25S" calcext:value-type="time">
            <text:p>10:02:25</text:p>
          </table:table-cell>
          <table:table-cell table:style-name="ce9" office:value-type="float" office:value="20" calcext:value-type="float">
            <text:p>20</text:p>
          </table:table-cell>
          <table:table-cell table:style-name="ce11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190" calcext:value-type="float">
            <text:p>190</text:p>
          </table:table-cell>
          <table:table-cell table:style-name="ce10" table:formula="of:=VLOOKUP([.F672];[$Клиенты.A:.D];4;0)" office:value-type="string" office:string-value="нет" calcext:value-type="string">
            <text:p>нет</text:p>
          </table:table-cell>
          <table:table-cell table:formula="of:=VLOOKUP([.E672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72" calcext:value-type="float">
            <text:p>672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10H13M56S" calcext:value-type="time">
            <text:p>10:13:56</text:p>
          </table:table-cell>
          <table:table-cell table:style-name="ce9" office:value-type="float" office:value="43" calcext:value-type="float">
            <text:p>43</text:p>
          </table:table-cell>
          <table:table-cell table:style-name="ce11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435" calcext:value-type="float">
            <text:p>435</text:p>
          </table:table-cell>
          <table:table-cell table:style-name="ce10" table:formula="of:=VLOOKUP([.F673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673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10H54M45S" calcext:value-type="time">
            <text:p>10:54:45</text:p>
          </table:table-cell>
          <table:table-cell table:style-name="ce9" office:value-type="float" office:value="12" calcext:value-type="float">
            <text:p>12</text:p>
          </table:table-cell>
          <table:table-cell table:style-name="ce11" office:value-type="string" calcext:value-type="string">
            <text:p>A65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table:style-name="ce10" table:formula="of:=VLOOKUP([.F674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674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74" calcext:value-type="float">
            <text:p>674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11H14M04S" calcext:value-type="time">
            <text:p>11:14:04</text:p>
          </table:table-cell>
          <table:table-cell table:style-name="ce9" office:value-type="float" office:value="7" calcext:value-type="float">
            <text:p>7</text:p>
          </table:table-cell>
          <table:table-cell table:style-name="ce11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style-name="ce10" table:formula="of:=VLOOKUP([.F675];[$Клиенты.A:.D];4;0)" office:value-type="string" office:string-value="нет" calcext:value-type="string">
            <text:p>нет</text:p>
          </table:table-cell>
          <table:table-cell table:formula="of:=VLOOKUP([.E67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75" calcext:value-type="float">
            <text:p>675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11H27M39S" calcext:value-type="time">
            <text:p>11:27:39</text:p>
          </table:table-cell>
          <table:table-cell table:style-name="ce9" office:value-type="float" office:value="15" calcext:value-type="float">
            <text:p>15</text:p>
          </table:table-cell>
          <table:table-cell table:style-name="ce11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table:style-name="ce10" table:formula="of:=VLOOKUP([.F676];[$Клиенты.A:.D];4;0)" office:value-type="string" office:string-value="нет" calcext:value-type="string">
            <text:p>нет</text:p>
          </table:table-cell>
          <table:table-cell table:formula="of:=VLOOKUP([.E676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76" calcext:value-type="float">
            <text:p>676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13H06M40S" calcext:value-type="time">
            <text:p>13:06:40</text:p>
          </table:table-cell>
          <table:table-cell table:style-name="ce9" office:value-type="float" office:value="35" calcext:value-type="float">
            <text:p>35</text:p>
          </table:table-cell>
          <table:table-cell table:style-name="ce11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table:style-name="ce10" table:formula="of:=VLOOKUP([.F677];[$Клиенты.A:.D];4;0)" office:value-type="string" office:string-value="нет" calcext:value-type="string">
            <text:p>нет</text:p>
          </table:table-cell>
          <table:table-cell table:formula="of:=VLOOKUP([.E677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77" calcext:value-type="float">
            <text:p>677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13H56M10S" calcext:value-type="time">
            <text:p>13:56:10</text:p>
          </table:table-cell>
          <table:table-cell table:style-name="ce9" office:value-type="float" office:value="11" calcext:value-type="float">
            <text:p>11</text:p>
          </table:table-cell>
          <table:table-cell table:style-name="ce11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157" calcext:value-type="float">
            <text:p>157</text:p>
          </table:table-cell>
          <table:table-cell table:style-name="ce10" table:formula="of:=VLOOKUP([.F678];[$Клиенты.A:.D];4;0)" office:value-type="string" office:string-value="нет" calcext:value-type="string">
            <text:p>нет</text:p>
          </table:table-cell>
          <table:table-cell table:formula="of:=VLOOKUP([.E678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78" calcext:value-type="float">
            <text:p>678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14H08M52S" calcext:value-type="time">
            <text:p>14:08:52</text:p>
          </table:table-cell>
          <table:table-cell table:style-name="ce9" office:value-type="float" office:value="15" calcext:value-type="float">
            <text:p>15</text:p>
          </table:table-cell>
          <table:table-cell table:style-name="ce11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146" calcext:value-type="float">
            <text:p>146</text:p>
          </table:table-cell>
          <table:table-cell table:style-name="ce10" table:formula="of:=VLOOKUP([.F679];[$Клиенты.A:.D];4;0)" office:value-type="string" office:string-value="нет" calcext:value-type="string">
            <text:p>нет</text:p>
          </table:table-cell>
          <table:table-cell table:formula="of:=VLOOKUP([.E67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79" calcext:value-type="float">
            <text:p>679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14H17M16S" calcext:value-type="time">
            <text:p>14:17:16</text:p>
          </table:table-cell>
          <table:table-cell table:style-name="ce9" office:value-type="float" office:value="12" calcext:value-type="float">
            <text:p>12</text:p>
          </table:table-cell>
          <table:table-cell table:style-name="ce11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table:style-name="ce10" table:formula="of:=VLOOKUP([.F680];[$Клиенты.A:.D];4;0)" office:value-type="string" office:string-value="нет" calcext:value-type="string">
            <text:p>нет</text:p>
          </table:table-cell>
          <table:table-cell table:formula="of:=VLOOKUP([.E68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80" calcext:value-type="float">
            <text:p>680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14H27M52S" calcext:value-type="time">
            <text:p>14:27:52</text:p>
          </table:table-cell>
          <table:table-cell table:style-name="ce9" office:value-type="float" office:value="8" calcext:value-type="float">
            <text:p>8</text:p>
          </table:table-cell>
          <table:table-cell table:style-name="ce11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table:style-name="ce10" table:formula="of:=VLOOKUP([.F681];[$Клиенты.A:.D];4;0)" office:value-type="string" office:string-value="нет" calcext:value-type="string">
            <text:p>нет</text:p>
          </table:table-cell>
          <table:table-cell table:formula="of:=VLOOKUP([.E681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81" calcext:value-type="float">
            <text:p>681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14H36M32S" calcext:value-type="time">
            <text:p>14:36:32</text:p>
          </table:table-cell>
          <table:table-cell table:style-name="ce9" office:value-type="float" office:value="31" calcext:value-type="float">
            <text:p>31</text:p>
          </table:table-cell>
          <table:table-cell table:style-name="ce11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table:style-name="ce10" table:formula="of:=VLOOKUP([.F682];[$Клиенты.A:.D];4;0)" office:value-type="string" office:string-value="нет" calcext:value-type="string">
            <text:p>нет</text:p>
          </table:table-cell>
          <table:table-cell table:formula="of:=VLOOKUP([.E68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14H52M48S" calcext:value-type="time">
            <text:p>14:52:48</text:p>
          </table:table-cell>
          <table:table-cell table:style-name="ce9" office:value-type="float" office:value="5" calcext:value-type="float">
            <text:p>5</text:p>
          </table:table-cell>
          <table:table-cell table:style-name="ce11" office:value-type="string" calcext:value-type="string">
            <text:p>A58</text:p>
          </table:table-cell>
          <table:table-cell office:value-type="float" office:value="15" calcext:value-type="float">
            <text:p>15</text:p>
          </table:table-cell>
          <table:table-cell office:value-type="float" office:value="112" calcext:value-type="float">
            <text:p>112</text:p>
          </table:table-cell>
          <table:table-cell table:style-name="ce10" table:formula="of:=VLOOKUP([.F683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683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83" calcext:value-type="float">
            <text:p>683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14H54M51S" calcext:value-type="time">
            <text:p>14:54:51</text:p>
          </table:table-cell>
          <table:table-cell table:style-name="ce9" office:value-type="float" office:value="13" calcext:value-type="float">
            <text:p>13</text:p>
          </table:table-cell>
          <table:table-cell table:style-name="ce11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146" calcext:value-type="float">
            <text:p>146</text:p>
          </table:table-cell>
          <table:table-cell table:style-name="ce10" table:formula="of:=VLOOKUP([.F684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684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84" calcext:value-type="float">
            <text:p>684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14H59M39S" calcext:value-type="time">
            <text:p>14:59:39</text:p>
          </table:table-cell>
          <table:table-cell table:style-name="ce9" office:value-type="float" office:value="45" calcext:value-type="float">
            <text:p>45</text:p>
          </table:table-cell>
          <table:table-cell table:style-name="ce11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410" calcext:value-type="float">
            <text:p>410</text:p>
          </table:table-cell>
          <table:table-cell table:style-name="ce10" table:formula="of:=VLOOKUP([.F685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68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85" calcext:value-type="float">
            <text:p>685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15H06M34S" calcext:value-type="time">
            <text:p>15:06:34</text:p>
          </table:table-cell>
          <table:table-cell table:style-name="ce9" office:value-type="float" office:value="27" calcext:value-type="float">
            <text:p>27</text:p>
          </table:table-cell>
          <table:table-cell table:style-name="ce11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312" calcext:value-type="float">
            <text:p>312</text:p>
          </table:table-cell>
          <table:table-cell table:style-name="ce10" table:formula="of:=VLOOKUP([.F686];[$Клиенты.A:.D];4;0)" office:value-type="string" office:string-value="нет" calcext:value-type="string">
            <text:p>нет</text:p>
          </table:table-cell>
          <table:table-cell table:formula="of:=VLOOKUP([.E68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86" calcext:value-type="float">
            <text:p>686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15H19M11S" calcext:value-type="time">
            <text:p>15:19:11</text:p>
          </table:table-cell>
          <table:table-cell table:style-name="ce9" office:value-type="float" office:value="45" calcext:value-type="float">
            <text:p>45</text:p>
          </table:table-cell>
          <table:table-cell table:style-name="ce11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410" calcext:value-type="float">
            <text:p>410</text:p>
          </table:table-cell>
          <table:table-cell table:style-name="ce10" table:formula="of:=VLOOKUP([.F687];[$Клиенты.A:.D];4;0)" office:value-type="string" office:string-value="нет" calcext:value-type="string">
            <text:p>нет</text:p>
          </table:table-cell>
          <table:table-cell table:formula="of:=VLOOKUP([.E687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87" calcext:value-type="float">
            <text:p>687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15H23M17S" calcext:value-type="time">
            <text:p>15:23:17</text:p>
          </table:table-cell>
          <table:table-cell table:style-name="ce9" office:value-type="float" office:value="9" calcext:value-type="float">
            <text:p>9</text:p>
          </table:table-cell>
          <table:table-cell table:style-name="ce11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table:style-name="ce10" table:formula="of:=VLOOKUP([.F688];[$Клиенты.A:.D];4;0)" office:value-type="string" office:string-value="нет" calcext:value-type="string">
            <text:p>нет</text:p>
          </table:table-cell>
          <table:table-cell table:formula="of:=VLOOKUP([.E688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88" calcext:value-type="float">
            <text:p>688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15H28M27S" calcext:value-type="time">
            <text:p>15:28:27</text:p>
          </table:table-cell>
          <table:table-cell table:style-name="ce9" office:value-type="float" office:value="21" calcext:value-type="float">
            <text:p>21</text:p>
          </table:table-cell>
          <table:table-cell table:style-name="ce11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252" calcext:value-type="float">
            <text:p>252</text:p>
          </table:table-cell>
          <table:table-cell table:style-name="ce10" table:formula="of:=VLOOKUP([.F689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689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89" calcext:value-type="float">
            <text:p>689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15H37M30S" calcext:value-type="time">
            <text:p>15:37:30</text:p>
          </table:table-cell>
          <table:table-cell table:style-name="ce9" office:value-type="float" office:value="39" calcext:value-type="float">
            <text:p>39</text:p>
          </table:table-cell>
          <table:table-cell table:style-name="ce11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315" calcext:value-type="float">
            <text:p>315</text:p>
          </table:table-cell>
          <table:table-cell table:style-name="ce10" table:formula="of:=VLOOKUP([.F690];[$Клиенты.A:.D];4;0)" office:value-type="string" office:string-value="нет" calcext:value-type="string">
            <text:p>нет</text:p>
          </table:table-cell>
          <table:table-cell table:formula="of:=VLOOKUP([.E69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90" calcext:value-type="float">
            <text:p>690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15H57M21S" calcext:value-type="time">
            <text:p>15:57:21</text:p>
          </table:table-cell>
          <table:table-cell table:style-name="ce9" office:value-type="float" office:value="28" calcext:value-type="float">
            <text:p>28</text:p>
          </table:table-cell>
          <table:table-cell table:style-name="ce11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 table:style-name="ce10" table:formula="of:=VLOOKUP([.F691];[$Клиенты.A:.D];4;0)" office:value-type="string" office:string-value="нет" calcext:value-type="string">
            <text:p>нет</text:p>
          </table:table-cell>
          <table:table-cell table:formula="of:=VLOOKUP([.E691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91" calcext:value-type="float">
            <text:p>691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17H09M28S" calcext:value-type="time">
            <text:p>17:09:28</text:p>
          </table:table-cell>
          <table:table-cell table:style-name="ce9" office:value-type="float" office:value="15" calcext:value-type="float">
            <text:p>15</text:p>
          </table:table-cell>
          <table:table-cell table:style-name="ce11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158" calcext:value-type="float">
            <text:p>158</text:p>
          </table:table-cell>
          <table:table-cell table:style-name="ce10" table:formula="of:=VLOOKUP([.F692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69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92" calcext:value-type="float">
            <text:p>692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17H16M22S" calcext:value-type="time">
            <text:p>17:16:22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table:style-name="ce10" table:formula="of:=VLOOKUP([.F693];[$Клиенты.A:.D];4;0)" office:value-type="string" office:string-value="нет" calcext:value-type="string">
            <text:p>нет</text:p>
          </table:table-cell>
          <table:table-cell table:formula="of:=VLOOKUP([.E693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93" calcext:value-type="float">
            <text:p>693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17H19M11S" calcext:value-type="time">
            <text:p>17:19:11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table:style-name="ce10" table:formula="of:=VLOOKUP([.F694];[$Клиенты.A:.D];4;0)" office:value-type="string" office:string-value="нет" calcext:value-type="string">
            <text:p>нет</text:p>
          </table:table-cell>
          <table:table-cell table:formula="of:=VLOOKUP([.E694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94" calcext:value-type="float">
            <text:p>694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17H24M21S" calcext:value-type="time">
            <text:p>17:24:21</text:p>
          </table:table-cell>
          <table:table-cell table:style-name="ce9" office:value-type="float" office:value="24" calcext:value-type="float">
            <text:p>24</text:p>
          </table:table-cell>
          <table:table-cell table:style-name="ce11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298" calcext:value-type="float">
            <text:p>298</text:p>
          </table:table-cell>
          <table:table-cell table:style-name="ce10" table:formula="of:=VLOOKUP([.F695];[$Клиенты.A:.D];4;0)" office:value-type="string" office:string-value="нет" calcext:value-type="string">
            <text:p>нет</text:p>
          </table:table-cell>
          <table:table-cell table:formula="of:=VLOOKUP([.E69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95" calcext:value-type="float">
            <text:p>695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17H40M27S" calcext:value-type="time">
            <text:p>17:40:27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style-name="ce10" table:formula="of:=VLOOKUP([.F696];[$Клиенты.A:.D];4;0)" office:value-type="string" office:string-value="нет" calcext:value-type="string">
            <text:p>нет</text:p>
          </table:table-cell>
          <table:table-cell table:formula="of:=VLOOKUP([.E696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96" calcext:value-type="float">
            <text:p>696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17H42M42S" calcext:value-type="time">
            <text:p>17:42:42</text:p>
          </table:table-cell>
          <table:table-cell table:style-name="ce9" office:value-type="float" office:value="7" calcext:value-type="float">
            <text:p>7</text:p>
          </table:table-cell>
          <table:table-cell table:style-name="ce11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table:style-name="ce10" table:formula="of:=VLOOKUP([.F697];[$Клиенты.A:.D];4;0)" office:value-type="string" office:string-value="нет" calcext:value-type="string">
            <text:p>нет</text:p>
          </table:table-cell>
          <table:table-cell table:formula="of:=VLOOKUP([.E69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97" calcext:value-type="float">
            <text:p>697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18H19M58S" calcext:value-type="time">
            <text:p>18:19:58</text:p>
          </table:table-cell>
          <table:table-cell table:style-name="ce9" office:value-type="float" office:value="23" calcext:value-type="float">
            <text:p>23</text:p>
          </table:table-cell>
          <table:table-cell table:style-name="ce11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table:style-name="ce10" table:formula="of:=VLOOKUP([.F698];[$Клиенты.A:.D];4;0)" office:value-type="string" office:string-value="нет" calcext:value-type="string">
            <text:p>нет</text:p>
          </table:table-cell>
          <table:table-cell table:formula="of:=VLOOKUP([.E69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98" calcext:value-type="float">
            <text:p>698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18H35M20S" calcext:value-type="time">
            <text:p>18:35:20</text:p>
          </table:table-cell>
          <table:table-cell table:style-name="ce9" office:value-type="float" office:value="37" calcext:value-type="float">
            <text:p>37</text:p>
          </table:table-cell>
          <table:table-cell table:style-name="ce11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351" calcext:value-type="float">
            <text:p>351</text:p>
          </table:table-cell>
          <table:table-cell table:style-name="ce10" table:formula="of:=VLOOKUP([.F699];[$Клиенты.A:.D];4;0)" office:value-type="string" office:string-value="нет" calcext:value-type="string">
            <text:p>нет</text:p>
          </table:table-cell>
          <table:table-cell table:formula="of:=VLOOKUP([.E699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699" calcext:value-type="float">
            <text:p>699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19H32M03S" calcext:value-type="time">
            <text:p>19:32:03</text:p>
          </table:table-cell>
          <table:table-cell table:style-name="ce9" office:value-type="float" office:value="20" calcext:value-type="float">
            <text:p>20</text:p>
          </table:table-cell>
          <table:table-cell table:style-name="ce11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style-name="ce10" table:formula="of:=VLOOKUP([.F700];[$Клиенты.A:.D];4;0)" office:value-type="string" office:string-value="нет" calcext:value-type="string">
            <text:p>нет</text:p>
          </table:table-cell>
          <table:table-cell table:formula="of:=VLOOKUP([.E70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00" calcext:value-type="float">
            <text:p>700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19H33M27S" calcext:value-type="time">
            <text:p>19:33:27</text:p>
          </table:table-cell>
          <table:table-cell table:style-name="ce9" office:value-type="float" office:value="16" calcext:value-type="float">
            <text:p>16</text:p>
          </table:table-cell>
          <table:table-cell table:style-name="ce11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188" calcext:value-type="float">
            <text:p>188</text:p>
          </table:table-cell>
          <table:table-cell table:style-name="ce10" table:formula="of:=VLOOKUP([.F701];[$Клиенты.A:.D];4;0)" office:value-type="string" office:string-value="нет" calcext:value-type="string">
            <text:p>нет</text:p>
          </table:table-cell>
          <table:table-cell table:formula="of:=VLOOKUP([.E70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19H41M35S" calcext:value-type="time">
            <text:p>19:41:35</text:p>
          </table:table-cell>
          <table:table-cell table:style-name="ce9" office:value-type="float" office:value="35" calcext:value-type="float">
            <text:p>35</text:p>
          </table:table-cell>
          <table:table-cell table:style-name="ce11" office:value-type="string" calcext:value-type="string">
            <text:p>A62</text:p>
          </table:table-cell>
          <table:table-cell office:value-type="float" office:value="15" calcext:value-type="float">
            <text:p>15</text:p>
          </table:table-cell>
          <table:table-cell office:value-type="float" office:value="366" calcext:value-type="float">
            <text:p>366</text:p>
          </table:table-cell>
          <table:table-cell table:style-name="ce10" table:formula="of:=VLOOKUP([.F702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702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02" calcext:value-type="float">
            <text:p>702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19H44M17S" calcext:value-type="time">
            <text:p>19:44:17</text:p>
          </table:table-cell>
          <table:table-cell table:style-name="ce9" office:value-type="float" office:value="14" calcext:value-type="float">
            <text:p>14</text:p>
          </table:table-cell>
          <table:table-cell table:style-name="ce11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152" calcext:value-type="float">
            <text:p>152</text:p>
          </table:table-cell>
          <table:table-cell table:style-name="ce10" table:formula="of:=VLOOKUP([.F703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703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03" calcext:value-type="float">
            <text:p>703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19H44M36S" calcext:value-type="time">
            <text:p>19:44:36</text:p>
          </table:table-cell>
          <table:table-cell table:style-name="ce9" office:value-type="float" office:value="43" calcext:value-type="float">
            <text:p>43</text:p>
          </table:table-cell>
          <table:table-cell table:style-name="ce11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358" calcext:value-type="float">
            <text:p>358</text:p>
          </table:table-cell>
          <table:table-cell table:style-name="ce10" table:formula="of:=VLOOKUP([.F704];[$Клиенты.A:.D];4;0)" office:value-type="string" office:string-value="нет" calcext:value-type="string">
            <text:p>нет</text:p>
          </table:table-cell>
          <table:table-cell table:formula="of:=VLOOKUP([.E704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04" calcext:value-type="float">
            <text:p>704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19H49M21S" calcext:value-type="time">
            <text:p>19:49:21</text:p>
          </table:table-cell>
          <table:table-cell table:style-name="ce9" office:value-type="float" office:value="49" calcext:value-type="float">
            <text:p>49</text:p>
          </table:table-cell>
          <table:table-cell table:style-name="ce11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485" calcext:value-type="float">
            <text:p>485</text:p>
          </table:table-cell>
          <table:table-cell table:style-name="ce10" table:formula="of:=VLOOKUP([.F705];[$Клиенты.A:.D];4;0)" office:value-type="string" office:string-value="нет" calcext:value-type="string">
            <text:p>нет</text:p>
          </table:table-cell>
          <table:table-cell table:formula="of:=VLOOKUP([.E705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05" calcext:value-type="float">
            <text:p>705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19H58M51S" calcext:value-type="time">
            <text:p>19:58:51</text:p>
          </table:table-cell>
          <table:table-cell table:style-name="ce9" office:value-type="float" office:value="35" calcext:value-type="float">
            <text:p>35</text:p>
          </table:table-cell>
          <table:table-cell table:style-name="ce11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427" calcext:value-type="float">
            <text:p>427</text:p>
          </table:table-cell>
          <table:table-cell table:style-name="ce10" table:formula="of:=VLOOKUP([.F706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706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06" calcext:value-type="float">
            <text:p>706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21H03M38S" calcext:value-type="time">
            <text:p>21:03:38</text:p>
          </table:table-cell>
          <table:table-cell table:style-name="ce9" office:value-type="float" office:value="6" calcext:value-type="float">
            <text:p>6</text:p>
          </table:table-cell>
          <table:table-cell table:style-name="ce11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style-name="ce10" table:formula="of:=VLOOKUP([.F707];[$Клиенты.A:.D];4;0)" office:value-type="string" office:string-value="нет" calcext:value-type="string">
            <text:p>нет</text:p>
          </table:table-cell>
          <table:table-cell table:formula="of:=VLOOKUP([.E70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07" calcext:value-type="float">
            <text:p>707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21H05M10S" calcext:value-type="time">
            <text:p>21:05:10</text:p>
          </table:table-cell>
          <table:table-cell table:style-name="ce9" office:value-type="float" office:value="6" calcext:value-type="float">
            <text:p>6</text:p>
          </table:table-cell>
          <table:table-cell table:style-name="ce11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table:style-name="ce10" table:formula="of:=VLOOKUP([.F708];[$Клиенты.A:.D];4;0)" office:value-type="string" office:string-value="нет" calcext:value-type="string">
            <text:p>нет</text:p>
          </table:table-cell>
          <table:table-cell table:formula="of:=VLOOKUP([.E70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08" calcext:value-type="float">
            <text:p>708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21H07M35S" calcext:value-type="time">
            <text:p>21:07:35</text:p>
          </table:table-cell>
          <table:table-cell table:style-name="ce9" office:value-type="float" office:value="19" calcext:value-type="float">
            <text:p>19</text:p>
          </table:table-cell>
          <table:table-cell table:style-name="ce11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225" calcext:value-type="float">
            <text:p>225</text:p>
          </table:table-cell>
          <table:table-cell table:style-name="ce10" table:formula="of:=VLOOKUP([.F709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709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09" calcext:value-type="float">
            <text:p>709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21H09M54S" calcext:value-type="time">
            <text:p>21:09:54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295" calcext:value-type="float">
            <text:p>295</text:p>
          </table:table-cell>
          <table:table-cell table:style-name="ce10" table:formula="of:=VLOOKUP([.F710];[$Клиенты.A:.D];4;0)" office:value-type="string" office:string-value="нет" calcext:value-type="string">
            <text:p>нет</text:p>
          </table:table-cell>
          <table:table-cell table:formula="of:=VLOOKUP([.E71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10" calcext:value-type="float">
            <text:p>710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21H10M41S" calcext:value-type="time">
            <text:p>21:10:41</text:p>
          </table:table-cell>
          <table:table-cell table:style-name="ce9" office:value-type="float" office:value="47" calcext:value-type="float">
            <text:p>47</text:p>
          </table:table-cell>
          <table:table-cell table:style-name="ce11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481" calcext:value-type="float">
            <text:p>481</text:p>
          </table:table-cell>
          <table:table-cell table:style-name="ce10" table:formula="of:=VLOOKUP([.F711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711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11" calcext:value-type="float">
            <text:p>711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21H22M36S" calcext:value-type="time">
            <text:p>21:22:36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277" calcext:value-type="float">
            <text:p>277</text:p>
          </table:table-cell>
          <table:table-cell table:style-name="ce10" table:formula="of:=VLOOKUP([.F712];[$Клиенты.A:.D];4;0)" office:value-type="string" office:string-value="нет" calcext:value-type="string">
            <text:p>нет</text:p>
          </table:table-cell>
          <table:table-cell table:formula="of:=VLOOKUP([.E712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12" calcext:value-type="float">
            <text:p>712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21H39M52S" calcext:value-type="time">
            <text:p>21:39:52</text:p>
          </table:table-cell>
          <table:table-cell table:style-name="ce9" office:value-type="float" office:value="41" calcext:value-type="float">
            <text:p>41</text:p>
          </table:table-cell>
          <table:table-cell table:style-name="ce11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table:style-name="ce10" table:formula="of:=VLOOKUP([.F713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71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13" calcext:value-type="float">
            <text:p>713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21H43M33S" calcext:value-type="time">
            <text:p>21:43:33</text:p>
          </table:table-cell>
          <table:table-cell table:style-name="ce9" office:value-type="float" office:value="6" calcext:value-type="float">
            <text:p>6</text:p>
          </table:table-cell>
          <table:table-cell table:style-name="ce11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style-name="ce10" table:formula="of:=VLOOKUP([.F714];[$Клиенты.A:.D];4;0)" office:value-type="string" office:string-value="нет" calcext:value-type="string">
            <text:p>нет</text:p>
          </table:table-cell>
          <table:table-cell table:formula="of:=VLOOKUP([.E714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14" calcext:value-type="float">
            <text:p>714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21H45M27S" calcext:value-type="time">
            <text:p>21:45:27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style-name="ce10" table:formula="of:=VLOOKUP([.F715];[$Клиенты.A:.D];4;0)" office:value-type="string" office:string-value="нет" calcext:value-type="string">
            <text:p>нет</text:p>
          </table:table-cell>
          <table:table-cell table:formula="of:=VLOOKUP([.E71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15" calcext:value-type="float">
            <text:p>715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21H54M25S" calcext:value-type="time">
            <text:p>21:54:25</text:p>
          </table:table-cell>
          <table:table-cell table:style-name="ce9" office:value-type="float" office:value="35" calcext:value-type="float">
            <text:p>35</text:p>
          </table:table-cell>
          <table:table-cell table:style-name="ce11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table:style-name="ce10" table:formula="of:=VLOOKUP([.F716];[$Клиенты.A:.D];4;0)" office:value-type="string" office:string-value="нет" calcext:value-type="string">
            <text:p>нет</text:p>
          </table:table-cell>
          <table:table-cell table:formula="of:=VLOOKUP([.E716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16" calcext:value-type="float">
            <text:p>716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21H57M09S" calcext:value-type="time">
            <text:p>21:57:09</text:p>
          </table:table-cell>
          <table:table-cell table:style-name="ce9" office:value-type="float" office:value="49" calcext:value-type="float">
            <text:p>49</text:p>
          </table:table-cell>
          <table:table-cell table:style-name="ce11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446" calcext:value-type="float">
            <text:p>446</text:p>
          </table:table-cell>
          <table:table-cell table:style-name="ce10" table:formula="of:=VLOOKUP([.F717];[$Клиенты.A:.D];4;0)" office:value-type="string" office:string-value="нет" calcext:value-type="string">
            <text:p>нет</text:p>
          </table:table-cell>
          <table:table-cell table:formula="of:=VLOOKUP([.E71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17" calcext:value-type="float">
            <text:p>717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21H57M10S" calcext:value-type="time">
            <text:p>21:57:10</text:p>
          </table:table-cell>
          <table:table-cell table:style-name="ce9" office:value-type="float" office:value="29" calcext:value-type="float">
            <text:p>29</text:p>
          </table:table-cell>
          <table:table-cell table:style-name="ce11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259" calcext:value-type="float">
            <text:p>259</text:p>
          </table:table-cell>
          <table:table-cell table:style-name="ce10" table:formula="of:=VLOOKUP([.F718];[$Клиенты.A:.D];4;0)" office:value-type="string" office:string-value="нет" calcext:value-type="string">
            <text:p>нет</text:p>
          </table:table-cell>
          <table:table-cell table:formula="of:=VLOOKUP([.E718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>
          <table:table-cell office:value-type="float" office:value="718" calcext:value-type="float">
            <text:p>718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22H22M27S" calcext:value-type="time">
            <text:p>22:22:27</text:p>
          </table:table-cell>
          <table:table-cell table:style-name="ce9" office:value-type="float" office:value="11" calcext:value-type="float">
            <text:p>11</text:p>
          </table:table-cell>
          <table:table-cell table:style-name="ce11" office:value-type="string" calcext:value-type="string">
            <text:p>A59</text:p>
          </table:table-cell>
          <table:table-cell office:value-type="float" office:value="15" calcext:value-type="float">
            <text:p>15</text:p>
          </table:table-cell>
          <table:table-cell office:value-type="float" office:value="160" calcext:value-type="float">
            <text:p>160</text:p>
          </table:table-cell>
          <table:table-cell table:style-name="ce10" table:formula="of:=VLOOKUP([.F719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719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19" calcext:value-type="float">
            <text:p>719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22H32M54S" calcext:value-type="time">
            <text:p>22:32:54</text:p>
          </table:table-cell>
          <table:table-cell table:style-name="ce9" office:value-type="float" office:value="25" calcext:value-type="float">
            <text:p>25</text:p>
          </table:table-cell>
          <table:table-cell table:style-name="ce11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298" calcext:value-type="float">
            <text:p>298</text:p>
          </table:table-cell>
          <table:table-cell table:style-name="ce10" table:formula="of:=VLOOKUP([.F720];[$Клиенты.A:.D];4;0)" office:value-type="string" office:string-value="нет" calcext:value-type="string">
            <text:p>нет</text:p>
          </table:table-cell>
          <table:table-cell table:formula="of:=VLOOKUP([.E720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20" calcext:value-type="float">
            <text:p>720</text:p>
          </table:table-cell>
          <table:table-cell office:value-type="date" office:date-value="2025-06-12" calcext:value-type="date">
            <text:p>12.06.25</text:p>
          </table:table-cell>
          <table:table-cell table:style-name="ce8" office:value-type="time" office:time-value="PT22H50M55S" calcext:value-type="time">
            <text:p>22:50:55</text:p>
          </table:table-cell>
          <table:table-cell table:style-name="ce9" office:value-type="float" office:value="21" calcext:value-type="float">
            <text:p>21</text:p>
          </table:table-cell>
          <table:table-cell table:style-name="ce11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table:style-name="ce10" table:formula="of:=VLOOKUP([.F721];[$Клиенты.A:.D];4;0)" office:value-type="string" office:string-value="нет" calcext:value-type="string">
            <text:p>нет</text:p>
          </table:table-cell>
          <table:table-cell table:formula="of:=VLOOKUP([.E721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21" calcext:value-type="float">
            <text:p>721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06H59M52S" calcext:value-type="time">
            <text:p>6:59:52</text:p>
          </table:table-cell>
          <table:table-cell table:style-name="ce9" office:value-type="float" office:value="27" calcext:value-type="float">
            <text:p>27</text:p>
          </table:table-cell>
          <table:table-cell table:style-name="ce11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table:style-name="ce10" table:formula="of:=VLOOKUP([.F722];[$Клиенты.A:.D];4;0)" office:value-type="string" office:string-value="нет" calcext:value-type="string">
            <text:p>нет</text:p>
          </table:table-cell>
          <table:table-cell table:formula="of:=VLOOKUP([.E722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22" calcext:value-type="float">
            <text:p>722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07H04M00S" calcext:value-type="time">
            <text:p>7:04:00</text:p>
          </table:table-cell>
          <table:table-cell table:style-name="ce9" office:value-type="float" office:value="33" calcext:value-type="float">
            <text:p>33</text:p>
          </table:table-cell>
          <table:table-cell table:style-name="ce11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412" calcext:value-type="float">
            <text:p>412</text:p>
          </table:table-cell>
          <table:table-cell table:style-name="ce10" table:formula="of:=VLOOKUP([.F723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723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23" calcext:value-type="float">
            <text:p>723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07H10M55S" calcext:value-type="time">
            <text:p>7:10:55</text:p>
          </table:table-cell>
          <table:table-cell table:style-name="ce9" office:value-type="float" office:value="16" calcext:value-type="float">
            <text:p>16</text:p>
          </table:table-cell>
          <table:table-cell table:style-name="ce11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style-name="ce10" table:formula="of:=VLOOKUP([.F724];[$Клиенты.A:.D];4;0)" office:value-type="string" office:string-value="нет" calcext:value-type="string">
            <text:p>нет</text:p>
          </table:table-cell>
          <table:table-cell table:formula="of:=VLOOKUP([.E72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24" calcext:value-type="float">
            <text:p>724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08H42M50S" calcext:value-type="time">
            <text:p>8:42:50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table:style-name="ce10" table:formula="of:=VLOOKUP([.F725];[$Клиенты.A:.D];4;0)" office:value-type="string" office:string-value="нет" calcext:value-type="string">
            <text:p>нет</text:p>
          </table:table-cell>
          <table:table-cell table:formula="of:=VLOOKUP([.E725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25" calcext:value-type="float">
            <text:p>725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08H49M54S" calcext:value-type="time">
            <text:p>8:49:54</text:p>
          </table:table-cell>
          <table:table-cell table:style-name="ce9" office:value-type="float" office:value="49" calcext:value-type="float">
            <text:p>49</text:p>
          </table:table-cell>
          <table:table-cell table:style-name="ce11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450" calcext:value-type="float">
            <text:p>450</text:p>
          </table:table-cell>
          <table:table-cell table:style-name="ce10" table:formula="of:=VLOOKUP([.F726];[$Клиенты.A:.D];4;0)" office:value-type="string" office:string-value="нет" calcext:value-type="string">
            <text:p>нет</text:p>
          </table:table-cell>
          <table:table-cell table:formula="of:=VLOOKUP([.E72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26" calcext:value-type="float">
            <text:p>726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09H30M03S" calcext:value-type="time">
            <text:p>9:30:03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457" calcext:value-type="float">
            <text:p>457</text:p>
          </table:table-cell>
          <table:table-cell table:style-name="ce10" table:formula="of:=VLOOKUP([.F727];[$Клиенты.A:.D];4;0)" office:value-type="string" office:string-value="нет" calcext:value-type="string">
            <text:p>нет</text:p>
          </table:table-cell>
          <table:table-cell table:formula="of:=VLOOKUP([.E727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27" calcext:value-type="float">
            <text:p>727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09H59M32S" calcext:value-type="time">
            <text:p>9:59:32</text:p>
          </table:table-cell>
          <table:table-cell table:style-name="ce9" office:value-type="float" office:value="9" calcext:value-type="float">
            <text:p>9</text:p>
          </table:table-cell>
          <table:table-cell table:style-name="ce11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table:style-name="ce10" table:formula="of:=VLOOKUP([.F728];[$Клиенты.A:.D];4;0)" office:value-type="string" office:string-value="нет" calcext:value-type="string">
            <text:p>нет</text:p>
          </table:table-cell>
          <table:table-cell table:formula="of:=VLOOKUP([.E72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28" calcext:value-type="float">
            <text:p>728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10H08M42S" calcext:value-type="time">
            <text:p>10:08:42</text:p>
          </table:table-cell>
          <table:table-cell table:style-name="ce9" office:value-type="float" office:value="16" calcext:value-type="float">
            <text:p>16</text:p>
          </table:table-cell>
          <table:table-cell table:style-name="ce11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229" calcext:value-type="float">
            <text:p>229</text:p>
          </table:table-cell>
          <table:table-cell table:style-name="ce10" table:formula="of:=VLOOKUP([.F729];[$Клиенты.A:.D];4;0)" office:value-type="string" office:string-value="нет" calcext:value-type="string">
            <text:p>нет</text:p>
          </table:table-cell>
          <table:table-cell table:formula="of:=VLOOKUP([.E729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29" calcext:value-type="float">
            <text:p>729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10H19M02S" calcext:value-type="time">
            <text:p>10:19:02</text:p>
          </table:table-cell>
          <table:table-cell table:style-name="ce9" office:value-type="float" office:value="48" calcext:value-type="float">
            <text:p>48</text:p>
          </table:table-cell>
          <table:table-cell table:style-name="ce11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576" calcext:value-type="float">
            <text:p>576</text:p>
          </table:table-cell>
          <table:table-cell table:style-name="ce10" table:formula="of:=VLOOKUP([.F730];[$Клиенты.A:.D];4;0)" office:value-type="string" office:string-value="нет" calcext:value-type="string">
            <text:p>нет</text:p>
          </table:table-cell>
          <table:table-cell table:formula="of:=VLOOKUP([.E73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30" calcext:value-type="float">
            <text:p>730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10H30M14S" calcext:value-type="time">
            <text:p>10:30:14</text:p>
          </table:table-cell>
          <table:table-cell table:style-name="ce9" office:value-type="float" office:value="49" calcext:value-type="float">
            <text:p>49</text:p>
          </table:table-cell>
          <table:table-cell table:style-name="ce11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538" calcext:value-type="float">
            <text:p>538</text:p>
          </table:table-cell>
          <table:table-cell table:style-name="ce10" table:formula="of:=VLOOKUP([.F731];[$Клиенты.A:.D];4;0)" office:value-type="string" office:string-value="нет" calcext:value-type="string">
            <text:p>нет</text:p>
          </table:table-cell>
          <table:table-cell table:formula="of:=VLOOKUP([.E731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>
          <table:table-cell office:value-type="float" office:value="731" calcext:value-type="float">
            <text:p>731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10H38M03S" calcext:value-type="time">
            <text:p>10:38:03</text:p>
          </table:table-cell>
          <table:table-cell table:style-name="ce9" office:value-type="float" office:value="25" calcext:value-type="float">
            <text:p>25</text:p>
          </table:table-cell>
          <table:table-cell table:style-name="ce11" office:value-type="string" calcext:value-type="string">
            <text:p>A63</text:p>
          </table:table-cell>
          <table:table-cell office:value-type="float" office:value="15" calcext:value-type="float">
            <text:p>15</text:p>
          </table:table-cell>
          <table:table-cell office:value-type="float" office:value="248" calcext:value-type="float">
            <text:p>248</text:p>
          </table:table-cell>
          <table:table-cell table:style-name="ce10" table:formula="of:=VLOOKUP([.F732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732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32" calcext:value-type="float">
            <text:p>732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10H39M33S" calcext:value-type="time">
            <text:p>10:39:33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348" calcext:value-type="float">
            <text:p>348</text:p>
          </table:table-cell>
          <table:table-cell table:style-name="ce10" table:formula="of:=VLOOKUP([.F733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73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33" calcext:value-type="float">
            <text:p>733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10H50M35S" calcext:value-type="time">
            <text:p>10:50:35</text:p>
          </table:table-cell>
          <table:table-cell table:style-name="ce9" office:value-type="float" office:value="43" calcext:value-type="float">
            <text:p>43</text:p>
          </table:table-cell>
          <table:table-cell table:style-name="ce11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402" calcext:value-type="float">
            <text:p>402</text:p>
          </table:table-cell>
          <table:table-cell table:style-name="ce10" table:formula="of:=VLOOKUP([.F734];[$Клиенты.A:.D];4;0)" office:value-type="string" office:string-value="нет" calcext:value-type="string">
            <text:p>нет</text:p>
          </table:table-cell>
          <table:table-cell table:formula="of:=VLOOKUP([.E734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34" calcext:value-type="float">
            <text:p>734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10H59M36S" calcext:value-type="time">
            <text:p>10:59:36</text:p>
          </table:table-cell>
          <table:table-cell table:style-name="ce9" office:value-type="float" office:value="23" calcext:value-type="float">
            <text:p>23</text:p>
          </table:table-cell>
          <table:table-cell table:style-name="ce11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297" calcext:value-type="float">
            <text:p>297</text:p>
          </table:table-cell>
          <table:table-cell table:style-name="ce10" table:formula="of:=VLOOKUP([.F735];[$Клиенты.A:.D];4;0)" office:value-type="string" office:string-value="нет" calcext:value-type="string">
            <text:p>нет</text:p>
          </table:table-cell>
          <table:table-cell table:formula="of:=VLOOKUP([.E735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35" calcext:value-type="float">
            <text:p>735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11H09M21S" calcext:value-type="time">
            <text:p>11:09:21</text:p>
          </table:table-cell>
          <table:table-cell table:style-name="ce9" office:value-type="float" office:value="33" calcext:value-type="float">
            <text:p>33</text:p>
          </table:table-cell>
          <table:table-cell table:style-name="ce11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373" calcext:value-type="float">
            <text:p>373</text:p>
          </table:table-cell>
          <table:table-cell table:style-name="ce10" table:formula="of:=VLOOKUP([.F736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736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36" calcext:value-type="float">
            <text:p>736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13H06M28S" calcext:value-type="time">
            <text:p>13:06:28</text:p>
          </table:table-cell>
          <table:table-cell table:style-name="ce9" office:value-type="float" office:value="22" calcext:value-type="float">
            <text:p>22</text:p>
          </table:table-cell>
          <table:table-cell table:style-name="ce11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233" calcext:value-type="float">
            <text:p>233</text:p>
          </table:table-cell>
          <table:table-cell table:style-name="ce10" table:formula="of:=VLOOKUP([.F737];[$Клиенты.A:.D];4;0)" office:value-type="string" office:string-value="нет" calcext:value-type="string">
            <text:p>нет</text:p>
          </table:table-cell>
          <table:table-cell table:formula="of:=VLOOKUP([.E737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37" calcext:value-type="float">
            <text:p>737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13H30M50S" calcext:value-type="time">
            <text:p>13:30:50</text:p>
          </table:table-cell>
          <table:table-cell table:style-name="ce9" office:value-type="float" office:value="23" calcext:value-type="float">
            <text:p>23</text:p>
          </table:table-cell>
          <table:table-cell table:style-name="ce11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263" calcext:value-type="float">
            <text:p>263</text:p>
          </table:table-cell>
          <table:table-cell table:style-name="ce10" table:formula="of:=VLOOKUP([.F738];[$Клиенты.A:.D];4;0)" office:value-type="string" office:string-value="нет" calcext:value-type="string">
            <text:p>нет</text:p>
          </table:table-cell>
          <table:table-cell table:formula="of:=VLOOKUP([.E73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13H35M55S" calcext:value-type="time">
            <text:p>13:35:55</text:p>
          </table:table-cell>
          <table:table-cell table:style-name="ce9" office:value-type="float" office:value="8" calcext:value-type="float">
            <text:p>8</text:p>
          </table:table-cell>
          <table:table-cell table:style-name="ce11" office:value-type="string" calcext:value-type="string">
            <text:p>A5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table:style-name="ce10" table:formula="of:=VLOOKUP([.F739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739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39" calcext:value-type="float">
            <text:p>739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13H44M44S" calcext:value-type="time">
            <text:p>13:44:44</text:p>
          </table:table-cell>
          <table:table-cell table:style-name="ce9" office:value-type="float" office:value="39" calcext:value-type="float">
            <text:p>39</text:p>
          </table:table-cell>
          <table:table-cell table:style-name="ce11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433" calcext:value-type="float">
            <text:p>433</text:p>
          </table:table-cell>
          <table:table-cell table:style-name="ce10" table:formula="of:=VLOOKUP([.F740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740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40" calcext:value-type="float">
            <text:p>740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14H00M29S" calcext:value-type="time">
            <text:p>14:00:29</text:p>
          </table:table-cell>
          <table:table-cell table:style-name="ce9" office:value-type="float" office:value="7" calcext:value-type="float">
            <text:p>7</text:p>
          </table:table-cell>
          <table:table-cell table:style-name="ce11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table:style-name="ce10" table:formula="of:=VLOOKUP([.F741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741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41" calcext:value-type="float">
            <text:p>741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14H17M33S" calcext:value-type="time">
            <text:p>14:17:33</text:p>
          </table:table-cell>
          <table:table-cell table:style-name="ce9" office:value-type="float" office:value="33" calcext:value-type="float">
            <text:p>33</text:p>
          </table:table-cell>
          <table:table-cell table:style-name="ce11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table:style-name="ce10" table:formula="of:=VLOOKUP([.F742];[$Клиенты.A:.D];4;0)" office:value-type="string" office:string-value="нет" calcext:value-type="string">
            <text:p>нет</text:p>
          </table:table-cell>
          <table:table-cell table:formula="of:=VLOOKUP([.E742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42" calcext:value-type="float">
            <text:p>742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14H19M04S" calcext:value-type="time">
            <text:p>14:19:04</text:p>
          </table:table-cell>
          <table:table-cell table:style-name="ce9" office:value-type="float" office:value="5" calcext:value-type="float">
            <text:p>5</text:p>
          </table:table-cell>
          <table:table-cell table:style-name="ce11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table:style-name="ce10" table:formula="of:=VLOOKUP([.F743];[$Клиенты.A:.D];4;0)" office:value-type="string" office:string-value="нет" calcext:value-type="string">
            <text:p>нет</text:p>
          </table:table-cell>
          <table:table-cell table:formula="of:=VLOOKUP([.E743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43" calcext:value-type="float">
            <text:p>743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14H57M21S" calcext:value-type="time">
            <text:p>14:57:21</text:p>
          </table:table-cell>
          <table:table-cell table:style-name="ce9" office:value-type="float" office:value="23" calcext:value-type="float">
            <text:p>23</text:p>
          </table:table-cell>
          <table:table-cell table:style-name="ce11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287" calcext:value-type="float">
            <text:p>287</text:p>
          </table:table-cell>
          <table:table-cell table:style-name="ce10" table:formula="of:=VLOOKUP([.F744];[$Клиенты.A:.D];4;0)" office:value-type="string" office:string-value="нет" calcext:value-type="string">
            <text:p>нет</text:p>
          </table:table-cell>
          <table:table-cell table:formula="of:=VLOOKUP([.E74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44" calcext:value-type="float">
            <text:p>744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15H17M31S" calcext:value-type="time">
            <text:p>15:17:31</text:p>
          </table:table-cell>
          <table:table-cell table:style-name="ce9" office:value-type="float" office:value="17" calcext:value-type="float">
            <text:p>17</text:p>
          </table:table-cell>
          <table:table-cell table:style-name="ce11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table:style-name="ce10" table:formula="of:=VLOOKUP([.F745];[$Клиенты.A:.D];4;0)" office:value-type="string" office:string-value="нет" calcext:value-type="string">
            <text:p>нет</text:p>
          </table:table-cell>
          <table:table-cell table:formula="of:=VLOOKUP([.E745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45" calcext:value-type="float">
            <text:p>745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15H19M29S" calcext:value-type="time">
            <text:p>15:19:29</text:p>
          </table:table-cell>
          <table:table-cell table:style-name="ce9" office:value-type="float" office:value="49" calcext:value-type="float">
            <text:p>49</text:p>
          </table:table-cell>
          <table:table-cell table:style-name="ce11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495" calcext:value-type="float">
            <text:p>495</text:p>
          </table:table-cell>
          <table:table-cell table:style-name="ce10" table:formula="of:=VLOOKUP([.F746];[$Клиенты.A:.D];4;0)" office:value-type="string" office:string-value="нет" calcext:value-type="string">
            <text:p>нет</text:p>
          </table:table-cell>
          <table:table-cell table:formula="of:=VLOOKUP([.E74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46" calcext:value-type="float">
            <text:p>746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15H21M10S" calcext:value-type="time">
            <text:p>15:21:10</text:p>
          </table:table-cell>
          <table:table-cell table:style-name="ce9" office:value-type="float" office:value="16" calcext:value-type="float">
            <text:p>16</text:p>
          </table:table-cell>
          <table:table-cell table:style-name="ce11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176" calcext:value-type="float">
            <text:p>176</text:p>
          </table:table-cell>
          <table:table-cell table:style-name="ce10" table:formula="of:=VLOOKUP([.F747];[$Клиенты.A:.D];4;0)" office:value-type="string" office:string-value="нет" calcext:value-type="string">
            <text:p>нет</text:p>
          </table:table-cell>
          <table:table-cell table:formula="of:=VLOOKUP([.E747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47" calcext:value-type="float">
            <text:p>747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15H21M48S" calcext:value-type="time">
            <text:p>15:21:48</text:p>
          </table:table-cell>
          <table:table-cell table:style-name="ce9" office:value-type="float" office:value="22" calcext:value-type="float">
            <text:p>22</text:p>
          </table:table-cell>
          <table:table-cell table:style-name="ce11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table:style-name="ce10" table:formula="of:=VLOOKUP([.F748];[$Клиенты.A:.D];4;0)" office:value-type="string" office:string-value="нет" calcext:value-type="string">
            <text:p>нет</text:p>
          </table:table-cell>
          <table:table-cell table:formula="of:=VLOOKUP([.E74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48" calcext:value-type="float">
            <text:p>748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15H41M24S" calcext:value-type="time">
            <text:p>15:41:24</text:p>
          </table:table-cell>
          <table:table-cell table:style-name="ce9" office:value-type="float" office:value="27" calcext:value-type="float">
            <text:p>27</text:p>
          </table:table-cell>
          <table:table-cell table:style-name="ce11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table:style-name="ce10" table:formula="of:=VLOOKUP([.F749];[$Клиенты.A:.D];4;0)" office:value-type="string" office:string-value="нет" calcext:value-type="string">
            <text:p>нет</text:p>
          </table:table-cell>
          <table:table-cell table:formula="of:=VLOOKUP([.E74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49" calcext:value-type="float">
            <text:p>749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15H47M25S" calcext:value-type="time">
            <text:p>15:47:25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table:style-name="ce10" table:formula="of:=VLOOKUP([.F750];[$Клиенты.A:.D];4;0)" office:value-type="string" office:string-value="нет" calcext:value-type="string">
            <text:p>нет</text:p>
          </table:table-cell>
          <table:table-cell table:formula="of:=VLOOKUP([.E750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50" calcext:value-type="float">
            <text:p>750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15H59M07S" calcext:value-type="time">
            <text:p>15:59:07</text:p>
          </table:table-cell>
          <table:table-cell table:style-name="ce9" office:value-type="float" office:value="16" calcext:value-type="float">
            <text:p>16</text:p>
          </table:table-cell>
          <table:table-cell table:style-name="ce11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184" calcext:value-type="float">
            <text:p>184</text:p>
          </table:table-cell>
          <table:table-cell table:style-name="ce10" table:formula="of:=VLOOKUP([.F751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75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51" calcext:value-type="float">
            <text:p>751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17H31M03S" calcext:value-type="time">
            <text:p>17:31:03</text:p>
          </table:table-cell>
          <table:table-cell table:style-name="ce9" office:value-type="float" office:value="22" calcext:value-type="float">
            <text:p>22</text:p>
          </table:table-cell>
          <table:table-cell table:style-name="ce11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  <table:table-cell table:style-name="ce10" table:formula="of:=VLOOKUP([.F752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752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52" calcext:value-type="float">
            <text:p>752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17H45M48S" calcext:value-type="time">
            <text:p>17:45:48</text:p>
          </table:table-cell>
          <table:table-cell table:style-name="ce9" office:value-type="float" office:value="6" calcext:value-type="float">
            <text:p>6</text:p>
          </table:table-cell>
          <table:table-cell table:style-name="ce11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table:style-name="ce10" table:formula="of:=VLOOKUP([.F753];[$Клиенты.A:.D];4;0)" office:value-type="string" office:string-value="нет" calcext:value-type="string">
            <text:p>нет</text:p>
          </table:table-cell>
          <table:table-cell table:formula="of:=VLOOKUP([.E753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53" calcext:value-type="float">
            <text:p>753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17H57M49S" calcext:value-type="time">
            <text:p>17:57:49</text:p>
          </table:table-cell>
          <table:table-cell table:style-name="ce9" office:value-type="float" office:value="48" calcext:value-type="float">
            <text:p>48</text:p>
          </table:table-cell>
          <table:table-cell table:style-name="ce11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526" calcext:value-type="float">
            <text:p>526</text:p>
          </table:table-cell>
          <table:table-cell table:style-name="ce10" table:formula="of:=VLOOKUP([.F754];[$Клиенты.A:.D];4;0)" office:value-type="string" office:string-value="нет" calcext:value-type="string">
            <text:p>нет</text:p>
          </table:table-cell>
          <table:table-cell table:formula="of:=VLOOKUP([.E75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54" calcext:value-type="float">
            <text:p>754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18H11M44S" calcext:value-type="time">
            <text:p>18:11:44</text:p>
          </table:table-cell>
          <table:table-cell table:style-name="ce9" office:value-type="float" office:value="49" calcext:value-type="float">
            <text:p>49</text:p>
          </table:table-cell>
          <table:table-cell table:style-name="ce11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395" calcext:value-type="float">
            <text:p>395</text:p>
          </table:table-cell>
          <table:table-cell table:style-name="ce10" table:formula="of:=VLOOKUP([.F755];[$Клиенты.A:.D];4;0)" office:value-type="string" office:string-value="нет" calcext:value-type="string">
            <text:p>нет</text:p>
          </table:table-cell>
          <table:table-cell table:formula="of:=VLOOKUP([.E755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55" calcext:value-type="float">
            <text:p>755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18H13M23S" calcext:value-type="time">
            <text:p>18:13:23</text:p>
          </table:table-cell>
          <table:table-cell table:style-name="ce9" office:value-type="float" office:value="37" calcext:value-type="float">
            <text:p>37</text:p>
          </table:table-cell>
          <table:table-cell table:style-name="ce11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411" calcext:value-type="float">
            <text:p>411</text:p>
          </table:table-cell>
          <table:table-cell table:style-name="ce10" table:formula="of:=VLOOKUP([.F756];[$Клиенты.A:.D];4;0)" office:value-type="string" office:string-value="нет" calcext:value-type="string">
            <text:p>нет</text:p>
          </table:table-cell>
          <table:table-cell table:formula="of:=VLOOKUP([.E756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56" calcext:value-type="float">
            <text:p>756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18H13M44S" calcext:value-type="time">
            <text:p>18:13:44</text:p>
          </table:table-cell>
          <table:table-cell table:style-name="ce9" office:value-type="float" office:value="33" calcext:value-type="float">
            <text:p>33</text:p>
          </table:table-cell>
          <table:table-cell table:style-name="ce11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279" calcext:value-type="float">
            <text:p>279</text:p>
          </table:table-cell>
          <table:table-cell table:style-name="ce10" table:formula="of:=VLOOKUP([.F757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75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18H25M16S" calcext:value-type="time">
            <text:p>18:25:16</text:p>
          </table:table-cell>
          <table:table-cell table:style-name="ce9" office:value-type="float" office:value="34" calcext:value-type="float">
            <text:p>34</text:p>
          </table:table-cell>
          <table:table-cell table:style-name="ce11" office:value-type="string" calcext:value-type="string">
            <text:p>A65</text:p>
          </table:table-cell>
          <table:table-cell office:value-type="float" office:value="15" calcext:value-type="float">
            <text:p>15</text:p>
          </table:table-cell>
          <table:table-cell office:value-type="float" office:value="383" calcext:value-type="float">
            <text:p>383</text:p>
          </table:table-cell>
          <table:table-cell table:style-name="ce10" table:formula="of:=VLOOKUP([.F758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758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58" calcext:value-type="float">
            <text:p>758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18H33M26S" calcext:value-type="time">
            <text:p>18:33:26</text:p>
          </table:table-cell>
          <table:table-cell table:style-name="ce9" office:value-type="float" office:value="49" calcext:value-type="float">
            <text:p>49</text:p>
          </table:table-cell>
          <table:table-cell table:style-name="ce11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590" calcext:value-type="float">
            <text:p>590</text:p>
          </table:table-cell>
          <table:table-cell table:style-name="ce10" table:formula="of:=VLOOKUP([.F759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759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59" calcext:value-type="float">
            <text:p>759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18H37M24S" calcext:value-type="time">
            <text:p>18:37:24</text:p>
          </table:table-cell>
          <table:table-cell table:style-name="ce9" office:value-type="float" office:value="47" calcext:value-type="float">
            <text:p>47</text:p>
          </table:table-cell>
          <table:table-cell table:style-name="ce11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524" calcext:value-type="float">
            <text:p>524</text:p>
          </table:table-cell>
          <table:table-cell table:style-name="ce10" table:formula="of:=VLOOKUP([.F760];[$Клиенты.A:.D];4;0)" office:value-type="string" office:string-value="нет" calcext:value-type="string">
            <text:p>нет</text:p>
          </table:table-cell>
          <table:table-cell table:formula="of:=VLOOKUP([.E760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60" calcext:value-type="float">
            <text:p>760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18H38M48S" calcext:value-type="time">
            <text:p>18:38:48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316" calcext:value-type="float">
            <text:p>316</text:p>
          </table:table-cell>
          <table:table-cell table:style-name="ce10" table:formula="of:=VLOOKUP([.F761];[$Клиенты.A:.D];4;0)" office:value-type="string" office:string-value="нет" calcext:value-type="string">
            <text:p>нет</text:p>
          </table:table-cell>
          <table:table-cell table:formula="of:=VLOOKUP([.E761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61" calcext:value-type="float">
            <text:p>761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18H42M56S" calcext:value-type="time">
            <text:p>18:42:56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335" calcext:value-type="float">
            <text:p>335</text:p>
          </table:table-cell>
          <table:table-cell table:style-name="ce10" table:formula="of:=VLOOKUP([.F762];[$Клиенты.A:.D];4;0)" office:value-type="string" office:string-value="нет" calcext:value-type="string">
            <text:p>нет</text:p>
          </table:table-cell>
          <table:table-cell table:formula="of:=VLOOKUP([.E76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62" calcext:value-type="float">
            <text:p>762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18H52M13S" calcext:value-type="time">
            <text:p>18:52:13</text:p>
          </table:table-cell>
          <table:table-cell table:style-name="ce9" office:value-type="float" office:value="47" calcext:value-type="float">
            <text:p>47</text:p>
          </table:table-cell>
          <table:table-cell table:style-name="ce11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515" calcext:value-type="float">
            <text:p>515</text:p>
          </table:table-cell>
          <table:table-cell table:style-name="ce10" table:formula="of:=VLOOKUP([.F763];[$Клиенты.A:.D];4;0)" office:value-type="string" office:string-value="нет" calcext:value-type="string">
            <text:p>нет</text:p>
          </table:table-cell>
          <table:table-cell table:formula="of:=VLOOKUP([.E76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63" calcext:value-type="float">
            <text:p>763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18H58M58S" calcext:value-type="time">
            <text:p>18:58:58</text:p>
          </table:table-cell>
          <table:table-cell table:style-name="ce9" office:value-type="float" office:value="34" calcext:value-type="float">
            <text:p>34</text:p>
          </table:table-cell>
          <table:table-cell table:style-name="ce11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392" calcext:value-type="float">
            <text:p>392</text:p>
          </table:table-cell>
          <table:table-cell table:style-name="ce10" table:formula="of:=VLOOKUP([.F764];[$Клиенты.A:.D];4;0)" office:value-type="string" office:string-value="нет" calcext:value-type="string">
            <text:p>нет</text:p>
          </table:table-cell>
          <table:table-cell table:formula="of:=VLOOKUP([.E76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64" calcext:value-type="float">
            <text:p>764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19H01M55S" calcext:value-type="time">
            <text:p>19:01:55</text:p>
          </table:table-cell>
          <table:table-cell table:style-name="ce9" office:value-type="float" office:value="22" calcext:value-type="float">
            <text:p>22</text:p>
          </table:table-cell>
          <table:table-cell table:style-name="ce11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206" calcext:value-type="float">
            <text:p>206</text:p>
          </table:table-cell>
          <table:table-cell table:style-name="ce10" table:formula="of:=VLOOKUP([.F765];[$Клиенты.A:.D];4;0)" office:value-type="string" office:string-value="нет" calcext:value-type="string">
            <text:p>нет</text:p>
          </table:table-cell>
          <table:table-cell table:formula="of:=VLOOKUP([.E76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65" calcext:value-type="float">
            <text:p>765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19H52M37S" calcext:value-type="time">
            <text:p>19:52:37</text:p>
          </table:table-cell>
          <table:table-cell table:style-name="ce9" office:value-type="float" office:value="34" calcext:value-type="float">
            <text:p>34</text:p>
          </table:table-cell>
          <table:table-cell table:style-name="ce11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422" calcext:value-type="float">
            <text:p>422</text:p>
          </table:table-cell>
          <table:table-cell table:style-name="ce10" table:formula="of:=VLOOKUP([.F766];[$Клиенты.A:.D];4;0)" office:value-type="string" office:string-value="нет" calcext:value-type="string">
            <text:p>нет</text:p>
          </table:table-cell>
          <table:table-cell table:formula="of:=VLOOKUP([.E766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66" calcext:value-type="float">
            <text:p>766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21H03M03S" calcext:value-type="time">
            <text:p>21:03:03</text:p>
          </table:table-cell>
          <table:table-cell table:style-name="ce9" office:value-type="float" office:value="36" calcext:value-type="float">
            <text:p>36</text:p>
          </table:table-cell>
          <table:table-cell table:style-name="ce11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297" calcext:value-type="float">
            <text:p>297</text:p>
          </table:table-cell>
          <table:table-cell table:style-name="ce10" table:formula="of:=VLOOKUP([.F767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767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67" calcext:value-type="float">
            <text:p>767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21H03M10S" calcext:value-type="time">
            <text:p>21:03:10</text:p>
          </table:table-cell>
          <table:table-cell table:style-name="ce9" office:value-type="float" office:value="35" calcext:value-type="float">
            <text:p>35</text:p>
          </table:table-cell>
          <table:table-cell table:style-name="ce11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288" calcext:value-type="float">
            <text:p>288</text:p>
          </table:table-cell>
          <table:table-cell table:style-name="ce10" table:formula="of:=VLOOKUP([.F768];[$Клиенты.A:.D];4;0)" office:value-type="string" office:string-value="нет" calcext:value-type="string">
            <text:p>нет</text:p>
          </table:table-cell>
          <table:table-cell table:formula="of:=VLOOKUP([.E76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68" calcext:value-type="float">
            <text:p>768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21H18M36S" calcext:value-type="time">
            <text:p>21:18:36</text:p>
          </table:table-cell>
          <table:table-cell table:style-name="ce9" office:value-type="float" office:value="35" calcext:value-type="float">
            <text:p>35</text:p>
          </table:table-cell>
          <table:table-cell table:style-name="ce11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292" calcext:value-type="float">
            <text:p>292</text:p>
          </table:table-cell>
          <table:table-cell table:style-name="ce10" table:formula="of:=VLOOKUP([.F769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76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69" calcext:value-type="float">
            <text:p>769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21H18M44S" calcext:value-type="time">
            <text:p>21:18:44</text:p>
          </table:table-cell>
          <table:table-cell table:style-name="ce9" office:value-type="float" office:value="23" calcext:value-type="float">
            <text:p>23</text:p>
          </table:table-cell>
          <table:table-cell table:style-name="ce11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table:style-name="ce10" table:formula="of:=VLOOKUP([.F770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770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70" calcext:value-type="float">
            <text:p>770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21H31M43S" calcext:value-type="time">
            <text:p>21:31:43</text:p>
          </table:table-cell>
          <table:table-cell table:style-name="ce9" office:value-type="float" office:value="7" calcext:value-type="float">
            <text:p>7</text:p>
          </table:table-cell>
          <table:table-cell table:style-name="ce11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table:style-name="ce10" table:formula="of:=VLOOKUP([.F771];[$Клиенты.A:.D];4;0)" office:value-type="string" office:string-value="нет" calcext:value-type="string">
            <text:p>нет</text:p>
          </table:table-cell>
          <table:table-cell table:formula="of:=VLOOKUP([.E771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71" calcext:value-type="float">
            <text:p>771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21H38M06S" calcext:value-type="time">
            <text:p>21:38:06</text:p>
          </table:table-cell>
          <table:table-cell table:style-name="ce9" office:value-type="float" office:value="36" calcext:value-type="float">
            <text:p>36</text:p>
          </table:table-cell>
          <table:table-cell table:style-name="ce11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406" calcext:value-type="float">
            <text:p>406</text:p>
          </table:table-cell>
          <table:table-cell table:style-name="ce10" table:formula="of:=VLOOKUP([.F772];[$Клиенты.A:.D];4;0)" office:value-type="string" office:string-value="нет" calcext:value-type="string">
            <text:p>нет</text:p>
          </table:table-cell>
          <table:table-cell table:formula="of:=VLOOKUP([.E77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72" calcext:value-type="float">
            <text:p>772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21H41M44S" calcext:value-type="time">
            <text:p>21:41:44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166" calcext:value-type="float">
            <text:p>166</text:p>
          </table:table-cell>
          <table:table-cell table:style-name="ce10" table:formula="of:=VLOOKUP([.F773];[$Клиенты.A:.D];4;0)" office:value-type="string" office:string-value="нет" calcext:value-type="string">
            <text:p>нет</text:p>
          </table:table-cell>
          <table:table-cell table:formula="of:=VLOOKUP([.E77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73" calcext:value-type="float">
            <text:p>773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21H51M32S" calcext:value-type="time">
            <text:p>21:51:32</text:p>
          </table:table-cell>
          <table:table-cell table:style-name="ce9" office:value-type="float" office:value="7" calcext:value-type="float">
            <text:p>7</text:p>
          </table:table-cell>
          <table:table-cell table:style-name="ce11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table:style-name="ce10" table:formula="of:=VLOOKUP([.F774];[$Клиенты.A:.D];4;0)" office:value-type="string" office:string-value="нет" calcext:value-type="string">
            <text:p>нет</text:p>
          </table:table-cell>
          <table:table-cell table:formula="of:=VLOOKUP([.E774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74" calcext:value-type="float">
            <text:p>774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22H15M02S" calcext:value-type="time">
            <text:p>22:15:02</text:p>
          </table:table-cell>
          <table:table-cell table:style-name="ce9" office:value-type="float" office:value="47" calcext:value-type="float">
            <text:p>47</text:p>
          </table:table-cell>
          <table:table-cell table:style-name="ce11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561" calcext:value-type="float">
            <text:p>561</text:p>
          </table:table-cell>
          <table:table-cell table:style-name="ce10" table:formula="of:=VLOOKUP([.F775];[$Клиенты.A:.D];4;0)" office:value-type="string" office:string-value="нет" calcext:value-type="string">
            <text:p>нет</text:p>
          </table:table-cell>
          <table:table-cell table:formula="of:=VLOOKUP([.E77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75" calcext:value-type="float">
            <text:p>775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22H16M41S" calcext:value-type="time">
            <text:p>22:16:41</text:p>
          </table:table-cell>
          <table:table-cell table:style-name="ce9" office:value-type="float" office:value="5" calcext:value-type="float">
            <text:p>5</text:p>
          </table:table-cell>
          <table:table-cell table:style-name="ce11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table:style-name="ce10" table:formula="of:=VLOOKUP([.F776];[$Клиенты.A:.D];4;0)" office:value-type="string" office:string-value="нет" calcext:value-type="string">
            <text:p>нет</text:p>
          </table:table-cell>
          <table:table-cell table:formula="of:=VLOOKUP([.E77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76" calcext:value-type="float">
            <text:p>776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22H37M31S" calcext:value-type="time">
            <text:p>22:37:31</text:p>
          </table:table-cell>
          <table:table-cell table:style-name="ce9" office:value-type="float" office:value="20" calcext:value-type="float">
            <text:p>20</text:p>
          </table:table-cell>
          <table:table-cell table:style-name="ce11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251" calcext:value-type="float">
            <text:p>251</text:p>
          </table:table-cell>
          <table:table-cell table:style-name="ce10" table:formula="of:=VLOOKUP([.F777];[$Клиенты.A:.D];4;0)" office:value-type="string" office:string-value="нет" calcext:value-type="string">
            <text:p>нет</text:p>
          </table:table-cell>
          <table:table-cell table:formula="of:=VLOOKUP([.E777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77" calcext:value-type="float">
            <text:p>777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22H41M11S" calcext:value-type="time">
            <text:p>22:41:11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336" calcext:value-type="float">
            <text:p>336</text:p>
          </table:table-cell>
          <table:table-cell table:style-name="ce10" table:formula="of:=VLOOKUP([.F778];[$Клиенты.A:.D];4;0)" office:value-type="string" office:string-value="нет" calcext:value-type="string">
            <text:p>нет</text:p>
          </table:table-cell>
          <table:table-cell table:formula="of:=VLOOKUP([.E77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78" calcext:value-type="float">
            <text:p>778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22H48M53S" calcext:value-type="time">
            <text:p>22:48:53</text:p>
          </table:table-cell>
          <table:table-cell table:style-name="ce9" office:value-type="float" office:value="22" calcext:value-type="float">
            <text:p>22</text:p>
          </table:table-cell>
          <table:table-cell table:style-name="ce11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227" calcext:value-type="float">
            <text:p>227</text:p>
          </table:table-cell>
          <table:table-cell table:style-name="ce10" table:formula="of:=VLOOKUP([.F779];[$Клиенты.A:.D];4;0)" office:value-type="string" office:string-value="нет" calcext:value-type="string">
            <text:p>нет</text:p>
          </table:table-cell>
          <table:table-cell table:formula="of:=VLOOKUP([.E779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79" calcext:value-type="float">
            <text:p>779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22H55M54S" calcext:value-type="time">
            <text:p>22:55:54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table:style-name="ce10" table:formula="of:=VLOOKUP([.F780];[$Клиенты.A:.D];4;0)" office:value-type="string" office:string-value="нет" calcext:value-type="string">
            <text:p>нет</text:p>
          </table:table-cell>
          <table:table-cell table:formula="of:=VLOOKUP([.E780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>
          <table:table-cell office:value-type="float" office:value="780" calcext:value-type="float">
            <text:p>780</text:p>
          </table:table-cell>
          <table:table-cell office:value-type="date" office:date-value="2025-06-13" calcext:value-type="date">
            <text:p>13.06.25</text:p>
          </table:table-cell>
          <table:table-cell table:style-name="ce8" office:value-type="time" office:time-value="PT22H58M48S" calcext:value-type="time">
            <text:p>22:58:48</text:p>
          </table:table-cell>
          <table:table-cell table:style-name="ce9" office:value-type="float" office:value="20" calcext:value-type="float">
            <text:p>20</text:p>
          </table:table-cell>
          <table:table-cell table:style-name="ce11" office:value-type="string" calcext:value-type="string">
            <text:p>A62</text:p>
          </table:table-cell>
          <table:table-cell office:value-type="float" office:value="15" calcext:value-type="float">
            <text:p>15</text:p>
          </table:table-cell>
          <table:table-cell office:value-type="float" office:value="198" calcext:value-type="float">
            <text:p>198</text:p>
          </table:table-cell>
          <table:table-cell table:style-name="ce10" table:formula="of:=VLOOKUP([.F781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781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81" calcext:value-type="float">
            <text:p>781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06H35M04S" calcext:value-type="time">
            <text:p>6:35:04</text:p>
          </table:table-cell>
          <table:table-cell table:style-name="ce9" office:value-type="float" office:value="36" calcext:value-type="float">
            <text:p>36</text:p>
          </table:table-cell>
          <table:table-cell table:style-name="ce11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410" calcext:value-type="float">
            <text:p>410</text:p>
          </table:table-cell>
          <table:table-cell table:style-name="ce10" table:formula="of:=VLOOKUP([.F782];[$Клиенты.A:.D];4;0)" office:value-type="string" office:string-value="нет" calcext:value-type="string">
            <text:p>нет</text:p>
          </table:table-cell>
          <table:table-cell table:formula="of:=VLOOKUP([.E78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82" calcext:value-type="float">
            <text:p>782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07H11M28S" calcext:value-type="time">
            <text:p>7:11:28</text:p>
          </table:table-cell>
          <table:table-cell table:style-name="ce9" office:value-type="float" office:value="43" calcext:value-type="float">
            <text:p>43</text:p>
          </table:table-cell>
          <table:table-cell table:style-name="ce11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427" calcext:value-type="float">
            <text:p>427</text:p>
          </table:table-cell>
          <table:table-cell table:style-name="ce10" table:formula="of:=VLOOKUP([.F783];[$Клиенты.A:.D];4;0)" office:value-type="string" office:string-value="нет" calcext:value-type="string">
            <text:p>нет</text:p>
          </table:table-cell>
          <table:table-cell table:formula="of:=VLOOKUP([.E783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07H14M06S" calcext:value-type="time">
            <text:p>7:14:06</text:p>
          </table:table-cell>
          <table:table-cell table:style-name="ce9" office:value-type="float" office:value="18" calcext:value-type="float">
            <text:p>18</text:p>
          </table:table-cell>
          <table:table-cell table:style-name="ce11" office:value-type="string" calcext:value-type="string">
            <text:p>A59</text:p>
          </table:table-cell>
          <table:table-cell office:value-type="float" office:value="15" calcext:value-type="float">
            <text:p>15</text:p>
          </table:table-cell>
          <table:table-cell office:value-type="float" office:value="205" calcext:value-type="float">
            <text:p>205</text:p>
          </table:table-cell>
          <table:table-cell table:style-name="ce10" table:formula="of:=VLOOKUP([.F784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784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84" calcext:value-type="float">
            <text:p>784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08H24M54S" calcext:value-type="time">
            <text:p>8:24:54</text:p>
          </table:table-cell>
          <table:table-cell table:style-name="ce9" office:value-type="float" office:value="47" calcext:value-type="float">
            <text:p>47</text:p>
          </table:table-cell>
          <table:table-cell table:style-name="ce11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429" calcext:value-type="float">
            <text:p>429</text:p>
          </table:table-cell>
          <table:table-cell table:style-name="ce10" table:formula="of:=VLOOKUP([.F785];[$Клиенты.A:.D];4;0)" office:value-type="string" office:string-value="нет" calcext:value-type="string">
            <text:p>нет</text:p>
          </table:table-cell>
          <table:table-cell table:formula="of:=VLOOKUP([.E78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85" calcext:value-type="float">
            <text:p>785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08H33M24S" calcext:value-type="time">
            <text:p>8:33:24</text:p>
          </table:table-cell>
          <table:table-cell table:style-name="ce9" office:value-type="float" office:value="14" calcext:value-type="float">
            <text:p>14</text:p>
          </table:table-cell>
          <table:table-cell table:style-name="ce11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table:style-name="ce10" table:formula="of:=VLOOKUP([.F786];[$Клиенты.A:.D];4;0)" office:value-type="string" office:string-value="нет" calcext:value-type="string">
            <text:p>нет</text:p>
          </table:table-cell>
          <table:table-cell table:formula="of:=VLOOKUP([.E786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86" calcext:value-type="float">
            <text:p>786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08H43M39S" calcext:value-type="time">
            <text:p>8:43:39</text:p>
          </table:table-cell>
          <table:table-cell table:style-name="ce9" office:value-type="float" office:value="46" calcext:value-type="float">
            <text:p>46</text:p>
          </table:table-cell>
          <table:table-cell table:style-name="ce11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table:style-name="ce10" table:formula="of:=VLOOKUP([.F787];[$Клиенты.A:.D];4;0)" office:value-type="string" office:string-value="нет" calcext:value-type="string">
            <text:p>нет</text:p>
          </table:table-cell>
          <table:table-cell table:formula="of:=VLOOKUP([.E787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87" calcext:value-type="float">
            <text:p>787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09H22M01S" calcext:value-type="time">
            <text:p>9:22:01</text:p>
          </table:table-cell>
          <table:table-cell table:style-name="ce9" office:value-type="float" office:value="18" calcext:value-type="float">
            <text:p>18</text:p>
          </table:table-cell>
          <table:table-cell table:style-name="ce11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253" calcext:value-type="float">
            <text:p>253</text:p>
          </table:table-cell>
          <table:table-cell table:style-name="ce10" table:formula="of:=VLOOKUP([.F788];[$Клиенты.A:.D];4;0)" office:value-type="string" office:string-value="нет" calcext:value-type="string">
            <text:p>нет</text:p>
          </table:table-cell>
          <table:table-cell table:formula="of:=VLOOKUP([.E78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88" calcext:value-type="float">
            <text:p>788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09H22M53S" calcext:value-type="time">
            <text:p>9:22:53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table:style-name="ce10" table:formula="of:=VLOOKUP([.F789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789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89" calcext:value-type="float">
            <text:p>789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09H52M22S" calcext:value-type="time">
            <text:p>9:52:22</text:p>
          </table:table-cell>
          <table:table-cell table:style-name="ce9" office:value-type="float" office:value="15" calcext:value-type="float">
            <text:p>15</text:p>
          </table:table-cell>
          <table:table-cell table:style-name="ce11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163" calcext:value-type="float">
            <text:p>163</text:p>
          </table:table-cell>
          <table:table-cell table:style-name="ce10" table:formula="of:=VLOOKUP([.F790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79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90" calcext:value-type="float">
            <text:p>790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10H15M42S" calcext:value-type="time">
            <text:p>10:15:42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table:style-name="ce10" table:formula="of:=VLOOKUP([.F791];[$Клиенты.A:.D];4;0)" office:value-type="string" office:string-value="нет" calcext:value-type="string">
            <text:p>нет</text:p>
          </table:table-cell>
          <table:table-cell table:formula="of:=VLOOKUP([.E791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91" calcext:value-type="float">
            <text:p>791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10H20M52S" calcext:value-type="time">
            <text:p>10:20:52</text:p>
          </table:table-cell>
          <table:table-cell table:style-name="ce9" office:value-type="float" office:value="27" calcext:value-type="float">
            <text:p>27</text:p>
          </table:table-cell>
          <table:table-cell table:style-name="ce11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301" calcext:value-type="float">
            <text:p>301</text:p>
          </table:table-cell>
          <table:table-cell table:style-name="ce10" table:formula="of:=VLOOKUP([.F792];[$Клиенты.A:.D];4;0)" office:value-type="string" office:string-value="нет" calcext:value-type="string">
            <text:p>нет</text:p>
          </table:table-cell>
          <table:table-cell table:formula="of:=VLOOKUP([.E792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92" calcext:value-type="float">
            <text:p>792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10H27M42S" calcext:value-type="time">
            <text:p>10:27:42</text:p>
          </table:table-cell>
          <table:table-cell table:style-name="ce9" office:value-type="float" office:value="36" calcext:value-type="float">
            <text:p>36</text:p>
          </table:table-cell>
          <table:table-cell table:style-name="ce11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346" calcext:value-type="float">
            <text:p>346</text:p>
          </table:table-cell>
          <table:table-cell table:style-name="ce10" table:formula="of:=VLOOKUP([.F793];[$Клиенты.A:.D];4;0)" office:value-type="string" office:string-value="нет" calcext:value-type="string">
            <text:p>нет</text:p>
          </table:table-cell>
          <table:table-cell table:formula="of:=VLOOKUP([.E79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93" calcext:value-type="float">
            <text:p>793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10H58M09S" calcext:value-type="time">
            <text:p>10:58:09</text:p>
          </table:table-cell>
          <table:table-cell table:style-name="ce9" office:value-type="float" office:value="23" calcext:value-type="float">
            <text:p>23</text:p>
          </table:table-cell>
          <table:table-cell table:style-name="ce11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260" calcext:value-type="float">
            <text:p>260</text:p>
          </table:table-cell>
          <table:table-cell table:style-name="ce10" table:formula="of:=VLOOKUP([.F794];[$Клиенты.A:.D];4;0)" office:value-type="string" office:string-value="нет" calcext:value-type="string">
            <text:p>нет</text:p>
          </table:table-cell>
          <table:table-cell table:formula="of:=VLOOKUP([.E79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94" calcext:value-type="float">
            <text:p>794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11H01M59S" calcext:value-type="time">
            <text:p>11:01:59</text:p>
          </table:table-cell>
          <table:table-cell table:style-name="ce9" office:value-type="float" office:value="34" calcext:value-type="float">
            <text:p>34</text:p>
          </table:table-cell>
          <table:table-cell table:style-name="ce11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316" calcext:value-type="float">
            <text:p>316</text:p>
          </table:table-cell>
          <table:table-cell table:style-name="ce10" table:formula="of:=VLOOKUP([.F795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795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95" calcext:value-type="float">
            <text:p>795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11H25M18S" calcext:value-type="time">
            <text:p>11:25:18</text:p>
          </table:table-cell>
          <table:table-cell table:style-name="ce9" office:value-type="float" office:value="39" calcext:value-type="float">
            <text:p>39</text:p>
          </table:table-cell>
          <table:table-cell table:style-name="ce11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444" calcext:value-type="float">
            <text:p>444</text:p>
          </table:table-cell>
          <table:table-cell table:style-name="ce10" table:formula="of:=VLOOKUP([.F796];[$Клиенты.A:.D];4;0)" office:value-type="string" office:string-value="нет" calcext:value-type="string">
            <text:p>нет</text:p>
          </table:table-cell>
          <table:table-cell table:formula="of:=VLOOKUP([.E79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96" calcext:value-type="float">
            <text:p>796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13H25M33S" calcext:value-type="time">
            <text:p>13:25:33</text:p>
          </table:table-cell>
          <table:table-cell table:style-name="ce9" office:value-type="float" office:value="5" calcext:value-type="float">
            <text:p>5</text:p>
          </table:table-cell>
          <table:table-cell table:style-name="ce11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table:style-name="ce10" table:formula="of:=VLOOKUP([.F797];[$Клиенты.A:.D];4;0)" office:value-type="string" office:string-value="нет" calcext:value-type="string">
            <text:p>нет</text:p>
          </table:table-cell>
          <table:table-cell table:formula="of:=VLOOKUP([.E797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97" calcext:value-type="float">
            <text:p>797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13H37M15S" calcext:value-type="time">
            <text:p>13:37:15</text:p>
          </table:table-cell>
          <table:table-cell table:style-name="ce9" office:value-type="float" office:value="15" calcext:value-type="float">
            <text:p>15</text:p>
          </table:table-cell>
          <table:table-cell table:style-name="ce11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191" calcext:value-type="float">
            <text:p>191</text:p>
          </table:table-cell>
          <table:table-cell table:style-name="ce10" table:formula="of:=VLOOKUP([.F798];[$Клиенты.A:.D];4;0)" office:value-type="string" office:string-value="нет" calcext:value-type="string">
            <text:p>нет</text:p>
          </table:table-cell>
          <table:table-cell table:formula="of:=VLOOKUP([.E79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98" calcext:value-type="float">
            <text:p>798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13H39M32S" calcext:value-type="time">
            <text:p>13:39:32</text:p>
          </table:table-cell>
          <table:table-cell table:style-name="ce9" office:value-type="float" office:value="39" calcext:value-type="float">
            <text:p>39</text:p>
          </table:table-cell>
          <table:table-cell table:style-name="ce11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  <table:table-cell table:style-name="ce10" table:formula="of:=VLOOKUP([.F799];[$Клиенты.A:.D];4;0)" office:value-type="string" office:string-value="нет" calcext:value-type="string">
            <text:p>нет</text:p>
          </table:table-cell>
          <table:table-cell table:formula="of:=VLOOKUP([.E799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799" calcext:value-type="float">
            <text:p>799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13H39M38S" calcext:value-type="time">
            <text:p>13:39:38</text:p>
          </table:table-cell>
          <table:table-cell table:style-name="ce9" office:value-type="float" office:value="6" calcext:value-type="float">
            <text:p>6</text:p>
          </table:table-cell>
          <table:table-cell table:style-name="ce11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table:style-name="ce10" table:formula="of:=VLOOKUP([.F800];[$Клиенты.A:.D];4;0)" office:value-type="string" office:string-value="нет" calcext:value-type="string">
            <text:p>нет</text:p>
          </table:table-cell>
          <table:table-cell table:formula="of:=VLOOKUP([.E80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00" calcext:value-type="float">
            <text:p>800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14H07M57S" calcext:value-type="time">
            <text:p>14:07:57</text:p>
          </table:table-cell>
          <table:table-cell table:style-name="ce9" office:value-type="float" office:value="5" calcext:value-type="float">
            <text:p>5</text:p>
          </table:table-cell>
          <table:table-cell table:style-name="ce11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table:style-name="ce10" table:formula="of:=VLOOKUP([.F801];[$Клиенты.A:.D];4;0)" office:value-type="string" office:string-value="нет" calcext:value-type="string">
            <text:p>нет</text:p>
          </table:table-cell>
          <table:table-cell table:formula="of:=VLOOKUP([.E801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01" calcext:value-type="float">
            <text:p>801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14H14M06S" calcext:value-type="time">
            <text:p>14:14:06</text:p>
          </table:table-cell>
          <table:table-cell table:style-name="ce9" office:value-type="float" office:value="14" calcext:value-type="float">
            <text:p>14</text:p>
          </table:table-cell>
          <table:table-cell table:style-name="ce11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186" calcext:value-type="float">
            <text:p>186</text:p>
          </table:table-cell>
          <table:table-cell table:style-name="ce10" table:formula="of:=VLOOKUP([.F802];[$Клиенты.A:.D];4;0)" office:value-type="string" office:string-value="нет" calcext:value-type="string">
            <text:p>нет</text:p>
          </table:table-cell>
          <table:table-cell table:formula="of:=VLOOKUP([.E802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02" calcext:value-type="float">
            <text:p>802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14H24M25S" calcext:value-type="time">
            <text:p>14:24:25</text:p>
          </table:table-cell>
          <table:table-cell table:style-name="ce9" office:value-type="float" office:value="29" calcext:value-type="float">
            <text:p>29</text:p>
          </table:table-cell>
          <table:table-cell table:style-name="ce11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0" table:formula="of:=VLOOKUP([.F803];[$Клиенты.A:.D];4;0)" office:value-type="string" office:string-value="нет" calcext:value-type="string">
            <text:p>нет</text:p>
          </table:table-cell>
          <table:table-cell table:formula="of:=VLOOKUP([.E80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03" calcext:value-type="float">
            <text:p>803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14H29M15S" calcext:value-type="time">
            <text:p>14:29:15</text:p>
          </table:table-cell>
          <table:table-cell table:style-name="ce9" office:value-type="float" office:value="9" calcext:value-type="float">
            <text:p>9</text:p>
          </table:table-cell>
          <table:table-cell table:style-name="ce11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table:style-name="ce10" table:formula="of:=VLOOKUP([.F804];[$Клиенты.A:.D];4;0)" office:value-type="string" office:string-value="нет" calcext:value-type="string">
            <text:p>нет</text:p>
          </table:table-cell>
          <table:table-cell table:formula="of:=VLOOKUP([.E804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04" calcext:value-type="float">
            <text:p>804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14H46M11S" calcext:value-type="time">
            <text:p>14:46:11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style-name="ce10" table:formula="of:=VLOOKUP([.F805];[$Клиенты.A:.D];4;0)" office:value-type="string" office:string-value="нет" calcext:value-type="string">
            <text:p>нет</text:p>
          </table:table-cell>
          <table:table-cell table:formula="of:=VLOOKUP([.E805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05" calcext:value-type="float">
            <text:p>805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14H48M29S" calcext:value-type="time">
            <text:p>14:48:29</text:p>
          </table:table-cell>
          <table:table-cell table:style-name="ce9" office:value-type="float" office:value="14" calcext:value-type="float">
            <text:p>14</text:p>
          </table:table-cell>
          <table:table-cell table:style-name="ce11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181" calcext:value-type="float">
            <text:p>181</text:p>
          </table:table-cell>
          <table:table-cell table:style-name="ce10" table:formula="of:=VLOOKUP([.F806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80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06" calcext:value-type="float">
            <text:p>806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14H58M07S" calcext:value-type="time">
            <text:p>14:58:07</text:p>
          </table:table-cell>
          <table:table-cell table:style-name="ce9" office:value-type="float" office:value="39" calcext:value-type="float">
            <text:p>39</text:p>
          </table:table-cell>
          <table:table-cell table:style-name="ce11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393" calcext:value-type="float">
            <text:p>393</text:p>
          </table:table-cell>
          <table:table-cell table:style-name="ce10" table:formula="of:=VLOOKUP([.F807];[$Клиенты.A:.D];4;0)" office:value-type="string" office:string-value="нет" calcext:value-type="string">
            <text:p>нет</text:p>
          </table:table-cell>
          <table:table-cell table:formula="of:=VLOOKUP([.E80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07" calcext:value-type="float">
            <text:p>807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15H09M13S" calcext:value-type="time">
            <text:p>15:09:13</text:p>
          </table:table-cell>
          <table:table-cell table:style-name="ce9" office:value-type="float" office:value="6" calcext:value-type="float">
            <text:p>6</text:p>
          </table:table-cell>
          <table:table-cell table:style-name="ce11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table:style-name="ce10" table:formula="of:=VLOOKUP([.F808];[$Клиенты.A:.D];4;0)" office:value-type="string" office:string-value="нет" calcext:value-type="string">
            <text:p>нет</text:p>
          </table:table-cell>
          <table:table-cell table:formula="of:=VLOOKUP([.E80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15H54M18S" calcext:value-type="time">
            <text:p>15:54:18</text:p>
          </table:table-cell>
          <table:table-cell table:style-name="ce9" office:value-type="float" office:value="28" calcext:value-type="float">
            <text:p>28</text:p>
          </table:table-cell>
          <table:table-cell table:style-name="ce11" office:value-type="string" calcext:value-type="string">
            <text:p>A58</text:p>
          </table:table-cell>
          <table:table-cell office:value-type="float" office:value="15" calcext:value-type="float">
            <text:p>15</text:p>
          </table:table-cell>
          <table:table-cell office:value-type="float" office:value="245" calcext:value-type="float">
            <text:p>245</text:p>
          </table:table-cell>
          <table:table-cell table:style-name="ce10" table:formula="of:=VLOOKUP([.F809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809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09" calcext:value-type="float">
            <text:p>809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15H55M43S" calcext:value-type="time">
            <text:p>15:55:43</text:p>
          </table:table-cell>
          <table:table-cell table:style-name="ce9" office:value-type="float" office:value="44" calcext:value-type="float">
            <text:p>44</text:p>
          </table:table-cell>
          <table:table-cell table:style-name="ce11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table:style-name="ce10" table:formula="of:=VLOOKUP([.F810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810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10" calcext:value-type="float">
            <text:p>810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15H59M06S" calcext:value-type="time">
            <text:p>15:59:06</text:p>
          </table:table-cell>
          <table:table-cell table:style-name="ce9" office:value-type="float" office:value="35" calcext:value-type="float">
            <text:p>35</text:p>
          </table:table-cell>
          <table:table-cell table:style-name="ce11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404" calcext:value-type="float">
            <text:p>404</text:p>
          </table:table-cell>
          <table:table-cell table:style-name="ce10" table:formula="of:=VLOOKUP([.F811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811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11" calcext:value-type="float">
            <text:p>811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17H34M11S" calcext:value-type="time">
            <text:p>17:34:11</text:p>
          </table:table-cell>
          <table:table-cell table:style-name="ce9" office:value-type="float" office:value="12" calcext:value-type="float">
            <text:p>12</text:p>
          </table:table-cell>
          <table:table-cell table:style-name="ce11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table:style-name="ce10" table:formula="of:=VLOOKUP([.F812];[$Клиенты.A:.D];4;0)" office:value-type="string" office:string-value="нет" calcext:value-type="string">
            <text:p>нет</text:p>
          </table:table-cell>
          <table:table-cell table:formula="of:=VLOOKUP([.E81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>
          <table:table-cell office:value-type="float" office:value="812" calcext:value-type="float">
            <text:p>812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17H37M23S" calcext:value-type="time">
            <text:p>17:37:23</text:p>
          </table:table-cell>
          <table:table-cell table:style-name="ce9" office:value-type="float" office:value="12" calcext:value-type="float">
            <text:p>12</text:p>
          </table:table-cell>
          <table:table-cell table:style-name="ce11" office:value-type="string" calcext:value-type="string">
            <text:p>A64</text:p>
          </table:table-cell>
          <table:table-cell office:value-type="float" office:value="15" calcext:value-type="float">
            <text:p>15</text:p>
          </table:table-cell>
          <table:table-cell office:value-type="float" office:value="137" calcext:value-type="float">
            <text:p>137</text:p>
          </table:table-cell>
          <table:table-cell table:style-name="ce10" table:formula="of:=VLOOKUP([.F813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813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13" calcext:value-type="float">
            <text:p>813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17H45M58S" calcext:value-type="time">
            <text:p>17:45:58</text:p>
          </table:table-cell>
          <table:table-cell table:style-name="ce9" office:value-type="float" office:value="27" calcext:value-type="float">
            <text:p>27</text:p>
          </table:table-cell>
          <table:table-cell table:style-name="ce11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319" calcext:value-type="float">
            <text:p>319</text:p>
          </table:table-cell>
          <table:table-cell table:style-name="ce10" table:formula="of:=VLOOKUP([.F814];[$Клиенты.A:.D];4;0)" office:value-type="string" office:string-value="нет" calcext:value-type="string">
            <text:p>нет</text:p>
          </table:table-cell>
          <table:table-cell table:formula="of:=VLOOKUP([.E81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14" calcext:value-type="float">
            <text:p>814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17H46M08S" calcext:value-type="time">
            <text:p>17:46:08</text:p>
          </table:table-cell>
          <table:table-cell table:style-name="ce9" office:value-type="float" office:value="48" calcext:value-type="float">
            <text:p>48</text:p>
          </table:table-cell>
          <table:table-cell table:style-name="ce11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442" calcext:value-type="float">
            <text:p>442</text:p>
          </table:table-cell>
          <table:table-cell table:style-name="ce10" table:formula="of:=VLOOKUP([.F815];[$Клиенты.A:.D];4;0)" office:value-type="string" office:string-value="нет" calcext:value-type="string">
            <text:p>нет</text:p>
          </table:table-cell>
          <table:table-cell table:formula="of:=VLOOKUP([.E81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15" calcext:value-type="float">
            <text:p>815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17H49M50S" calcext:value-type="time">
            <text:p>17:49:50</text:p>
          </table:table-cell>
          <table:table-cell table:style-name="ce9" office:value-type="float" office:value="27" calcext:value-type="float">
            <text:p>27</text:p>
          </table:table-cell>
          <table:table-cell table:style-name="ce11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  <table:table-cell table:style-name="ce10" table:formula="of:=VLOOKUP([.F816];[$Клиенты.A:.D];4;0)" office:value-type="string" office:string-value="нет" calcext:value-type="string">
            <text:p>нет</text:p>
          </table:table-cell>
          <table:table-cell table:formula="of:=VLOOKUP([.E816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16" calcext:value-type="float">
            <text:p>816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17H52M06S" calcext:value-type="time">
            <text:p>17:52:06</text:p>
          </table:table-cell>
          <table:table-cell table:style-name="ce9" office:value-type="float" office:value="34" calcext:value-type="float">
            <text:p>34</text:p>
          </table:table-cell>
          <table:table-cell table:style-name="ce11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391" calcext:value-type="float">
            <text:p>391</text:p>
          </table:table-cell>
          <table:table-cell table:style-name="ce10" table:formula="of:=VLOOKUP([.F817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81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17" calcext:value-type="float">
            <text:p>817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17H55M54S" calcext:value-type="time">
            <text:p>17:55:54</text:p>
          </table:table-cell>
          <table:table-cell table:style-name="ce9" office:value-type="float" office:value="31" calcext:value-type="float">
            <text:p>31</text:p>
          </table:table-cell>
          <table:table-cell table:style-name="ce11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370" calcext:value-type="float">
            <text:p>370</text:p>
          </table:table-cell>
          <table:table-cell table:style-name="ce10" table:formula="of:=VLOOKUP([.F818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818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18" calcext:value-type="float">
            <text:p>818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18H07M37S" calcext:value-type="time">
            <text:p>18:07:37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131" calcext:value-type="float">
            <text:p>131</text:p>
          </table:table-cell>
          <table:table-cell table:style-name="ce10" table:formula="of:=VLOOKUP([.F819];[$Клиенты.A:.D];4;0)" office:value-type="string" office:string-value="нет" calcext:value-type="string">
            <text:p>нет</text:p>
          </table:table-cell>
          <table:table-cell table:formula="of:=VLOOKUP([.E81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19" calcext:value-type="float">
            <text:p>819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18H11M40S" calcext:value-type="time">
            <text:p>18:11:40</text:p>
          </table:table-cell>
          <table:table-cell table:style-name="ce9" office:value-type="float" office:value="39" calcext:value-type="float">
            <text:p>39</text:p>
          </table:table-cell>
          <table:table-cell table:style-name="ce11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332" calcext:value-type="float">
            <text:p>332</text:p>
          </table:table-cell>
          <table:table-cell table:style-name="ce10" table:formula="of:=VLOOKUP([.F820];[$Клиенты.A:.D];4;0)" office:value-type="string" office:string-value="нет" calcext:value-type="string">
            <text:p>нет</text:p>
          </table:table-cell>
          <table:table-cell table:formula="of:=VLOOKUP([.E82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20" calcext:value-type="float">
            <text:p>820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18H29M28S" calcext:value-type="time">
            <text:p>18:29:28</text:p>
          </table:table-cell>
          <table:table-cell table:style-name="ce9" office:value-type="float" office:value="13" calcext:value-type="float">
            <text:p>13</text:p>
          </table:table-cell>
          <table:table-cell table:style-name="ce11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  <table:table-cell table:style-name="ce10" table:formula="of:=VLOOKUP([.F821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821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21" calcext:value-type="float">
            <text:p>821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18H40M20S" calcext:value-type="time">
            <text:p>18:40:20</text:p>
          </table:table-cell>
          <table:table-cell table:style-name="ce9" office:value-type="float" office:value="11" calcext:value-type="float">
            <text:p>11</text:p>
          </table:table-cell>
          <table:table-cell table:style-name="ce11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161" calcext:value-type="float">
            <text:p>161</text:p>
          </table:table-cell>
          <table:table-cell table:style-name="ce10" table:formula="of:=VLOOKUP([.F822];[$Клиенты.A:.D];4;0)" office:value-type="string" office:string-value="нет" calcext:value-type="string">
            <text:p>нет</text:p>
          </table:table-cell>
          <table:table-cell table:formula="of:=VLOOKUP([.E822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22" calcext:value-type="float">
            <text:p>822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19H00M24S" calcext:value-type="time">
            <text:p>19:00:24</text:p>
          </table:table-cell>
          <table:table-cell table:style-name="ce9" office:value-type="float" office:value="19" calcext:value-type="float">
            <text:p>19</text:p>
          </table:table-cell>
          <table:table-cell table:style-name="ce11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table:style-name="ce10" table:formula="of:=VLOOKUP([.F823];[$Клиенты.A:.D];4;0)" office:value-type="string" office:string-value="нет" calcext:value-type="string">
            <text:p>нет</text:p>
          </table:table-cell>
          <table:table-cell table:formula="of:=VLOOKUP([.E823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23" calcext:value-type="float">
            <text:p>823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19H33M40S" calcext:value-type="time">
            <text:p>19:33:40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154" calcext:value-type="float">
            <text:p>154</text:p>
          </table:table-cell>
          <table:table-cell table:style-name="ce10" table:formula="of:=VLOOKUP([.F824];[$Клиенты.A:.D];4;0)" office:value-type="string" office:string-value="нет" calcext:value-type="string">
            <text:p>нет</text:p>
          </table:table-cell>
          <table:table-cell table:formula="of:=VLOOKUP([.E824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24" calcext:value-type="float">
            <text:p>824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19H50M46S" calcext:value-type="time">
            <text:p>19:50:46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table:style-name="ce10" table:formula="of:=VLOOKUP([.F825];[$Клиенты.A:.D];4;0)" office:value-type="string" office:string-value="нет" calcext:value-type="string">
            <text:p>нет</text:p>
          </table:table-cell>
          <table:table-cell table:formula="of:=VLOOKUP([.E825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25" calcext:value-type="float">
            <text:p>825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19H57M35S" calcext:value-type="time">
            <text:p>19:57:35</text:p>
          </table:table-cell>
          <table:table-cell table:style-name="ce9" office:value-type="float" office:value="45" calcext:value-type="float">
            <text:p>45</text:p>
          </table:table-cell>
          <table:table-cell table:style-name="ce11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451" calcext:value-type="float">
            <text:p>451</text:p>
          </table:table-cell>
          <table:table-cell table:style-name="ce10" table:formula="of:=VLOOKUP([.F826];[$Клиенты.A:.D];4;0)" office:value-type="string" office:string-value="нет" calcext:value-type="string">
            <text:p>нет</text:p>
          </table:table-cell>
          <table:table-cell table:formula="of:=VLOOKUP([.E826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26" calcext:value-type="float">
            <text:p>826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21H00M26S" calcext:value-type="time">
            <text:p>21:00:26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table:style-name="ce10" table:formula="of:=VLOOKUP([.F827];[$Клиенты.A:.D];4;0)" office:value-type="string" office:string-value="нет" calcext:value-type="string">
            <text:p>нет</text:p>
          </table:table-cell>
          <table:table-cell table:formula="of:=VLOOKUP([.E827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27" calcext:value-type="float">
            <text:p>827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21H10M03S" calcext:value-type="time">
            <text:p>21:10:03</text:p>
          </table:table-cell>
          <table:table-cell table:style-name="ce9" office:value-type="float" office:value="9" calcext:value-type="float">
            <text:p>9</text:p>
          </table:table-cell>
          <table:table-cell table:style-name="ce11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table:style-name="ce10" table:formula="of:=VLOOKUP([.F828];[$Клиенты.A:.D];4;0)" office:value-type="string" office:string-value="нет" calcext:value-type="string">
            <text:p>нет</text:p>
          </table:table-cell>
          <table:table-cell table:formula="of:=VLOOKUP([.E82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28" calcext:value-type="float">
            <text:p>828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21H16M15S" calcext:value-type="time">
            <text:p>21:16:15</text:p>
          </table:table-cell>
          <table:table-cell table:style-name="ce9" office:value-type="float" office:value="45" calcext:value-type="float">
            <text:p>45</text:p>
          </table:table-cell>
          <table:table-cell table:style-name="ce11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450" calcext:value-type="float">
            <text:p>450</text:p>
          </table:table-cell>
          <table:table-cell table:style-name="ce10" table:formula="of:=VLOOKUP([.F829];[$Клиенты.A:.D];4;0)" office:value-type="string" office:string-value="нет" calcext:value-type="string">
            <text:p>нет</text:p>
          </table:table-cell>
          <table:table-cell table:formula="of:=VLOOKUP([.E82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29" calcext:value-type="float">
            <text:p>829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21H19M23S" calcext:value-type="time">
            <text:p>21:19:23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table:style-name="ce10" table:formula="of:=VLOOKUP([.F830];[$Клиенты.A:.D];4;0)" office:value-type="string" office:string-value="нет" calcext:value-type="string">
            <text:p>нет</text:p>
          </table:table-cell>
          <table:table-cell table:formula="of:=VLOOKUP([.E83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30" calcext:value-type="float">
            <text:p>830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21H37M38S" calcext:value-type="time">
            <text:p>21:37:38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table:style-name="ce10" table:formula="of:=VLOOKUP([.F831];[$Клиенты.A:.D];4;0)" office:value-type="string" office:string-value="нет" calcext:value-type="string">
            <text:p>нет</text:p>
          </table:table-cell>
          <table:table-cell table:formula="of:=VLOOKUP([.E831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31" calcext:value-type="float">
            <text:p>831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21H42M15S" calcext:value-type="time">
            <text:p>21:42:15</text:p>
          </table:table-cell>
          <table:table-cell table:style-name="ce9" office:value-type="float" office:value="11" calcext:value-type="float">
            <text:p>11</text:p>
          </table:table-cell>
          <table:table-cell table:style-name="ce11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135" calcext:value-type="float">
            <text:p>135</text:p>
          </table:table-cell>
          <table:table-cell table:style-name="ce10" table:formula="of:=VLOOKUP([.F832];[$Клиенты.A:.D];4;0)" office:value-type="string" office:string-value="нет" calcext:value-type="string">
            <text:p>нет</text:p>
          </table:table-cell>
          <table:table-cell table:formula="of:=VLOOKUP([.E832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32" calcext:value-type="float">
            <text:p>832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21H54M40S" calcext:value-type="time">
            <text:p>21:54:40</text:p>
          </table:table-cell>
          <table:table-cell table:style-name="ce9" office:value-type="float" office:value="14" calcext:value-type="float">
            <text:p>14</text:p>
          </table:table-cell>
          <table:table-cell table:style-name="ce11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189" calcext:value-type="float">
            <text:p>189</text:p>
          </table:table-cell>
          <table:table-cell table:style-name="ce10" table:formula="of:=VLOOKUP([.F833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833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33" calcext:value-type="float">
            <text:p>833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22H09M32S" calcext:value-type="time">
            <text:p>22:09:32</text:p>
          </table:table-cell>
          <table:table-cell table:style-name="ce9" office:value-type="float" office:value="21" calcext:value-type="float">
            <text:p>21</text:p>
          </table:table-cell>
          <table:table-cell table:style-name="ce11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199" calcext:value-type="float">
            <text:p>199</text:p>
          </table:table-cell>
          <table:table-cell table:style-name="ce10" table:formula="of:=VLOOKUP([.F834];[$Клиенты.A:.D];4;0)" office:value-type="string" office:string-value="нет" calcext:value-type="string">
            <text:p>нет</text:p>
          </table:table-cell>
          <table:table-cell table:formula="of:=VLOOKUP([.E834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34" calcext:value-type="float">
            <text:p>834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22H11M37S" calcext:value-type="time">
            <text:p>22:11:37</text:p>
          </table:table-cell>
          <table:table-cell table:style-name="ce9" office:value-type="float" office:value="25" calcext:value-type="float">
            <text:p>25</text:p>
          </table:table-cell>
          <table:table-cell table:style-name="ce11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table:style-name="ce10" table:formula="of:=VLOOKUP([.F835];[$Клиенты.A:.D];4;0)" office:value-type="string" office:string-value="нет" calcext:value-type="string">
            <text:p>нет</text:p>
          </table:table-cell>
          <table:table-cell table:formula="of:=VLOOKUP([.E835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35" calcext:value-type="float">
            <text:p>835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22H17M21S" calcext:value-type="time">
            <text:p>22:17:21</text:p>
          </table:table-cell>
          <table:table-cell table:style-name="ce9" office:value-type="float" office:value="39" calcext:value-type="float">
            <text:p>39</text:p>
          </table:table-cell>
          <table:table-cell table:style-name="ce11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409" calcext:value-type="float">
            <text:p>409</text:p>
          </table:table-cell>
          <table:table-cell table:style-name="ce10" table:formula="of:=VLOOKUP([.F836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836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36" calcext:value-type="float">
            <text:p>836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22H26M26S" calcext:value-type="time">
            <text:p>22:26:26</text:p>
          </table:table-cell>
          <table:table-cell table:style-name="ce9" office:value-type="float" office:value="23" calcext:value-type="float">
            <text:p>23</text:p>
          </table:table-cell>
          <table:table-cell table:style-name="ce11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table:style-name="ce10" table:formula="of:=VLOOKUP([.F837];[$Клиенты.A:.D];4;0)" office:value-type="string" office:string-value="нет" calcext:value-type="string">
            <text:p>нет</text:p>
          </table:table-cell>
          <table:table-cell table:formula="of:=VLOOKUP([.E83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37" calcext:value-type="float">
            <text:p>837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22H27M15S" calcext:value-type="time">
            <text:p>22:27:15</text:p>
          </table:table-cell>
          <table:table-cell table:style-name="ce9" office:value-type="float" office:value="45" calcext:value-type="float">
            <text:p>45</text:p>
          </table:table-cell>
          <table:table-cell table:style-name="ce11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446" calcext:value-type="float">
            <text:p>446</text:p>
          </table:table-cell>
          <table:table-cell table:style-name="ce10" table:formula="of:=VLOOKUP([.F838];[$Клиенты.A:.D];4;0)" office:value-type="string" office:string-value="нет" calcext:value-type="string">
            <text:p>нет</text:p>
          </table:table-cell>
          <table:table-cell table:formula="of:=VLOOKUP([.E83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38" calcext:value-type="float">
            <text:p>838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22H51M06S" calcext:value-type="time">
            <text:p>22:51:06</text:p>
          </table:table-cell>
          <table:table-cell table:style-name="ce9" office:value-type="float" office:value="11" calcext:value-type="float">
            <text:p>11</text:p>
          </table:table-cell>
          <table:table-cell table:style-name="ce11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139" calcext:value-type="float">
            <text:p>139</text:p>
          </table:table-cell>
          <table:table-cell table:style-name="ce10" table:formula="of:=VLOOKUP([.F839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83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39" calcext:value-type="float">
            <text:p>839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22H55M14S" calcext:value-type="time">
            <text:p>22:55:14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503" calcext:value-type="float">
            <text:p>503</text:p>
          </table:table-cell>
          <table:table-cell table:style-name="ce10" table:formula="of:=VLOOKUP([.F840];[$Клиенты.A:.D];4;0)" office:value-type="string" office:string-value="нет" calcext:value-type="string">
            <text:p>нет</text:p>
          </table:table-cell>
          <table:table-cell table:formula="of:=VLOOKUP([.E84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>
          <table:table-cell office:value-type="float" office:value="840" calcext:value-type="float">
            <text:p>840</text:p>
          </table:table-cell>
          <table:table-cell office:value-type="date" office:date-value="2025-06-14" calcext:value-type="date">
            <text:p>14.06.25</text:p>
          </table:table-cell>
          <table:table-cell table:style-name="ce8" office:value-type="time" office:time-value="PT22H57M02S" calcext:value-type="time">
            <text:p>22:57:02</text:p>
          </table:table-cell>
          <table:table-cell table:style-name="ce9" office:value-type="float" office:value="7" calcext:value-type="float">
            <text:p>7</text:p>
          </table:table-cell>
          <table:table-cell table:style-name="ce11" office:value-type="string" calcext:value-type="string">
            <text:p>A64</text:p>
          </table:table-cell>
          <table:table-cell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  <table:table-cell table:style-name="ce10" table:formula="of:=VLOOKUP([.F841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841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41" calcext:value-type="float">
            <text:p>841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06H21M35S" calcext:value-type="time">
            <text:p>6:21:35</text:p>
          </table:table-cell>
          <table:table-cell table:style-name="ce9" office:value-type="float" office:value="45" calcext:value-type="float">
            <text:p>45</text:p>
          </table:table-cell>
          <table:table-cell table:style-name="ce11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462" calcext:value-type="float">
            <text:p>462</text:p>
          </table:table-cell>
          <table:table-cell table:style-name="ce10" table:formula="of:=VLOOKUP([.F842];[$Клиенты.A:.D];4;0)" office:value-type="string" office:string-value="нет" calcext:value-type="string">
            <text:p>нет</text:p>
          </table:table-cell>
          <table:table-cell table:formula="of:=VLOOKUP([.E842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42" calcext:value-type="float">
            <text:p>842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06H22M10S" calcext:value-type="time">
            <text:p>6:22:10</text:p>
          </table:table-cell>
          <table:table-cell table:style-name="ce9" office:value-type="float" office:value="17" calcext:value-type="float">
            <text:p>17</text:p>
          </table:table-cell>
          <table:table-cell table:style-name="ce11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235" calcext:value-type="float">
            <text:p>235</text:p>
          </table:table-cell>
          <table:table-cell table:style-name="ce10" table:formula="of:=VLOOKUP([.F843];[$Клиенты.A:.D];4;0)" office:value-type="string" office:string-value="нет" calcext:value-type="string">
            <text:p>нет</text:p>
          </table:table-cell>
          <table:table-cell table:formula="of:=VLOOKUP([.E84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43" calcext:value-type="float">
            <text:p>843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06H31M16S" calcext:value-type="time">
            <text:p>6:31:16</text:p>
          </table:table-cell>
          <table:table-cell table:style-name="ce9" office:value-type="float" office:value="28" calcext:value-type="float">
            <text:p>28</text:p>
          </table:table-cell>
          <table:table-cell table:style-name="ce11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295" calcext:value-type="float">
            <text:p>295</text:p>
          </table:table-cell>
          <table:table-cell table:style-name="ce10" table:formula="of:=VLOOKUP([.F844];[$Клиенты.A:.D];4;0)" office:value-type="string" office:string-value="нет" calcext:value-type="string">
            <text:p>нет</text:p>
          </table:table-cell>
          <table:table-cell table:formula="of:=VLOOKUP([.E84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44" calcext:value-type="float">
            <text:p>844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06H31M57S" calcext:value-type="time">
            <text:p>6:31:57</text:p>
          </table:table-cell>
          <table:table-cell table:style-name="ce9" office:value-type="float" office:value="44" calcext:value-type="float">
            <text:p>44</text:p>
          </table:table-cell>
          <table:table-cell table:style-name="ce11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444" calcext:value-type="float">
            <text:p>444</text:p>
          </table:table-cell>
          <table:table-cell table:style-name="ce10" table:formula="of:=VLOOKUP([.F845];[$Клиенты.A:.D];4;0)" office:value-type="string" office:string-value="нет" calcext:value-type="string">
            <text:p>нет</text:p>
          </table:table-cell>
          <table:table-cell table:formula="of:=VLOOKUP([.E84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45" calcext:value-type="float">
            <text:p>845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06H46M56S" calcext:value-type="time">
            <text:p>6:46:56</text:p>
          </table:table-cell>
          <table:table-cell table:style-name="ce9" office:value-type="float" office:value="43" calcext:value-type="float">
            <text:p>43</text:p>
          </table:table-cell>
          <table:table-cell table:style-name="ce11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396" calcext:value-type="float">
            <text:p>396</text:p>
          </table:table-cell>
          <table:table-cell table:style-name="ce10" table:formula="of:=VLOOKUP([.F846];[$Клиенты.A:.D];4;0)" office:value-type="string" office:string-value="нет" calcext:value-type="string">
            <text:p>нет</text:p>
          </table:table-cell>
          <table:table-cell table:formula="of:=VLOOKUP([.E84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46" calcext:value-type="float">
            <text:p>846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07H23M34S" calcext:value-type="time">
            <text:p>7:23:34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329" calcext:value-type="float">
            <text:p>329</text:p>
          </table:table-cell>
          <table:table-cell table:style-name="ce10" table:formula="of:=VLOOKUP([.F847];[$Клиенты.A:.D];4;0)" office:value-type="string" office:string-value="нет" calcext:value-type="string">
            <text:p>нет</text:p>
          </table:table-cell>
          <table:table-cell table:formula="of:=VLOOKUP([.E84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47" calcext:value-type="float">
            <text:p>847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07H41M04S" calcext:value-type="time">
            <text:p>7:41:04</text:p>
          </table:table-cell>
          <table:table-cell table:style-name="ce9" office:value-type="float" office:value="20" calcext:value-type="float">
            <text:p>20</text:p>
          </table:table-cell>
          <table:table-cell table:style-name="ce11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221" calcext:value-type="float">
            <text:p>221</text:p>
          </table:table-cell>
          <table:table-cell table:style-name="ce10" table:formula="of:=VLOOKUP([.F848];[$Клиенты.A:.D];4;0)" office:value-type="string" office:string-value="нет" calcext:value-type="string">
            <text:p>нет</text:p>
          </table:table-cell>
          <table:table-cell table:formula="of:=VLOOKUP([.E84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48" calcext:value-type="float">
            <text:p>848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07H43M29S" calcext:value-type="time">
            <text:p>7:43:29</text:p>
          </table:table-cell>
          <table:table-cell table:style-name="ce9" office:value-type="float" office:value="28" calcext:value-type="float">
            <text:p>28</text:p>
          </table:table-cell>
          <table:table-cell table:style-name="ce11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table:style-name="ce10" table:formula="of:=VLOOKUP([.F849];[$Клиенты.A:.D];4;0)" office:value-type="string" office:string-value="нет" calcext:value-type="string">
            <text:p>нет</text:p>
          </table:table-cell>
          <table:table-cell table:formula="of:=VLOOKUP([.E849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49" calcext:value-type="float">
            <text:p>849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08H17M49S" calcext:value-type="time">
            <text:p>8:17:49</text:p>
          </table:table-cell>
          <table:table-cell table:style-name="ce9" office:value-type="float" office:value="29" calcext:value-type="float">
            <text:p>29</text:p>
          </table:table-cell>
          <table:table-cell table:style-name="ce11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306" calcext:value-type="float">
            <text:p>306</text:p>
          </table:table-cell>
          <table:table-cell table:style-name="ce10" table:formula="of:=VLOOKUP([.F850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850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50" calcext:value-type="float">
            <text:p>850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08H47M28S" calcext:value-type="time">
            <text:p>8:47:28</text:p>
          </table:table-cell>
          <table:table-cell table:style-name="ce9" office:value-type="float" office:value="37" calcext:value-type="float">
            <text:p>37</text:p>
          </table:table-cell>
          <table:table-cell table:style-name="ce11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459" calcext:value-type="float">
            <text:p>459</text:p>
          </table:table-cell>
          <table:table-cell table:style-name="ce10" table:formula="of:=VLOOKUP([.F851];[$Клиенты.A:.D];4;0)" office:value-type="string" office:string-value="нет" calcext:value-type="string">
            <text:p>нет</text:p>
          </table:table-cell>
          <table:table-cell table:formula="of:=VLOOKUP([.E851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51" calcext:value-type="float">
            <text:p>851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09H51M02S" calcext:value-type="time">
            <text:p>9:51:02</text:p>
          </table:table-cell>
          <table:table-cell table:style-name="ce9" office:value-type="float" office:value="34" calcext:value-type="float">
            <text:p>34</text:p>
          </table:table-cell>
          <table:table-cell table:style-name="ce11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361" calcext:value-type="float">
            <text:p>361</text:p>
          </table:table-cell>
          <table:table-cell table:style-name="ce10" table:formula="of:=VLOOKUP([.F852];[$Клиенты.A:.D];4;0)" office:value-type="string" office:string-value="нет" calcext:value-type="string">
            <text:p>нет</text:p>
          </table:table-cell>
          <table:table-cell table:formula="of:=VLOOKUP([.E852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52" calcext:value-type="float">
            <text:p>852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10H12M50S" calcext:value-type="time">
            <text:p>10:12:50</text:p>
          </table:table-cell>
          <table:table-cell table:style-name="ce9" office:value-type="float" office:value="47" calcext:value-type="float">
            <text:p>47</text:p>
          </table:table-cell>
          <table:table-cell table:style-name="ce11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379" calcext:value-type="float">
            <text:p>379</text:p>
          </table:table-cell>
          <table:table-cell table:style-name="ce10" table:formula="of:=VLOOKUP([.F853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853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53" calcext:value-type="float">
            <text:p>853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11H04M21S" calcext:value-type="time">
            <text:p>11:04:21</text:p>
          </table:table-cell>
          <table:table-cell table:style-name="ce9" office:value-type="float" office:value="8" calcext:value-type="float">
            <text:p>8</text:p>
          </table:table-cell>
          <table:table-cell table:style-name="ce11" office:value-type="string" calcext:value-type="string">
            <text:p>A62</text:p>
          </table:table-cell>
          <table:table-cell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table:style-name="ce10" table:formula="of:=VLOOKUP([.F854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854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54" calcext:value-type="float">
            <text:p>854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11H09M15S" calcext:value-type="time">
            <text:p>11:09:15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table:style-name="ce10" table:formula="of:=VLOOKUP([.F855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85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55" calcext:value-type="float">
            <text:p>855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11H53M05S" calcext:value-type="time">
            <text:p>11:53:05</text:p>
          </table:table-cell>
          <table:table-cell table:style-name="ce9" office:value-type="float" office:value="38" calcext:value-type="float">
            <text:p>38</text:p>
          </table:table-cell>
          <table:table-cell table:style-name="ce11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434" calcext:value-type="float">
            <text:p>434</text:p>
          </table:table-cell>
          <table:table-cell table:style-name="ce10" table:formula="of:=VLOOKUP([.F856];[$Клиенты.A:.D];4;0)" office:value-type="string" office:string-value="нет" calcext:value-type="string">
            <text:p>нет</text:p>
          </table:table-cell>
          <table:table-cell table:formula="of:=VLOOKUP([.E856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56" calcext:value-type="float">
            <text:p>856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13H12M22S" calcext:value-type="time">
            <text:p>13:12:22</text:p>
          </table:table-cell>
          <table:table-cell table:style-name="ce9" office:value-type="float" office:value="21" calcext:value-type="float">
            <text:p>21</text:p>
          </table:table-cell>
          <table:table-cell table:style-name="ce11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ce10" table:formula="of:=VLOOKUP([.F857];[$Клиенты.A:.D];4;0)" office:value-type="string" office:string-value="нет" calcext:value-type="string">
            <text:p>нет</text:p>
          </table:table-cell>
          <table:table-cell table:formula="of:=VLOOKUP([.E857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57" calcext:value-type="float">
            <text:p>857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13H40M39S" calcext:value-type="time">
            <text:p>13:40:39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595" calcext:value-type="float">
            <text:p>595</text:p>
          </table:table-cell>
          <table:table-cell table:style-name="ce10" table:formula="of:=VLOOKUP([.F858];[$Клиенты.A:.D];4;0)" office:value-type="string" office:string-value="нет" calcext:value-type="string">
            <text:p>нет</text:p>
          </table:table-cell>
          <table:table-cell table:formula="of:=VLOOKUP([.E858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58" calcext:value-type="float">
            <text:p>858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13H52M30S" calcext:value-type="time">
            <text:p>13:52:30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601" calcext:value-type="float">
            <text:p>601</text:p>
          </table:table-cell>
          <table:table-cell table:style-name="ce10" table:formula="of:=VLOOKUP([.F859];[$Клиенты.A:.D];4;0)" office:value-type="string" office:string-value="нет" calcext:value-type="string">
            <text:p>нет</text:p>
          </table:table-cell>
          <table:table-cell table:formula="of:=VLOOKUP([.E85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59" calcext:value-type="float">
            <text:p>859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14H25M30S" calcext:value-type="time">
            <text:p>14:25:30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337" calcext:value-type="float">
            <text:p>337</text:p>
          </table:table-cell>
          <table:table-cell table:style-name="ce10" table:formula="of:=VLOOKUP([.F860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860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60" calcext:value-type="float">
            <text:p>860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14H37M43S" calcext:value-type="time">
            <text:p>14:37:43</text:p>
          </table:table-cell>
          <table:table-cell table:style-name="ce9" office:value-type="float" office:value="43" calcext:value-type="float">
            <text:p>43</text:p>
          </table:table-cell>
          <table:table-cell table:style-name="ce11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532" calcext:value-type="float">
            <text:p>532</text:p>
          </table:table-cell>
          <table:table-cell table:style-name="ce10" table:formula="of:=VLOOKUP([.F861];[$Клиенты.A:.D];4;0)" office:value-type="string" office:string-value="нет" calcext:value-type="string">
            <text:p>нет</text:p>
          </table:table-cell>
          <table:table-cell table:formula="of:=VLOOKUP([.E86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61" calcext:value-type="float">
            <text:p>861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14H44M48S" calcext:value-type="time">
            <text:p>14:44:48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table:style-name="ce10" table:formula="of:=VLOOKUP([.F862];[$Клиенты.A:.D];4;0)" office:value-type="string" office:string-value="нет" calcext:value-type="string">
            <text:p>нет</text:p>
          </table:table-cell>
          <table:table-cell table:formula="of:=VLOOKUP([.E86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62" calcext:value-type="float">
            <text:p>862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14H56M37S" calcext:value-type="time">
            <text:p>14:56:37</text:p>
          </table:table-cell>
          <table:table-cell table:style-name="ce9" office:value-type="float" office:value="46" calcext:value-type="float">
            <text:p>46</text:p>
          </table:table-cell>
          <table:table-cell table:style-name="ce11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551" calcext:value-type="float">
            <text:p>551</text:p>
          </table:table-cell>
          <table:table-cell table:style-name="ce10" table:formula="of:=VLOOKUP([.F863];[$Клиенты.A:.D];4;0)" office:value-type="string" office:string-value="нет" calcext:value-type="string">
            <text:p>нет</text:p>
          </table:table-cell>
          <table:table-cell table:formula="of:=VLOOKUP([.E863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63" calcext:value-type="float">
            <text:p>863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15H14M50S" calcext:value-type="time">
            <text:p>15:14:50</text:p>
          </table:table-cell>
          <table:table-cell table:style-name="ce9" office:value-type="float" office:value="22" calcext:value-type="float">
            <text:p>22</text:p>
          </table:table-cell>
          <table:table-cell table:style-name="ce11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table:style-name="ce10" table:formula="of:=VLOOKUP([.F864];[$Клиенты.A:.D];4;0)" office:value-type="string" office:string-value="нет" calcext:value-type="string">
            <text:p>нет</text:p>
          </table:table-cell>
          <table:table-cell table:formula="of:=VLOOKUP([.E86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64" calcext:value-type="float">
            <text:p>864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15H23M12S" calcext:value-type="time">
            <text:p>15:23:12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table:style-name="ce10" table:formula="of:=VLOOKUP([.F865];[$Клиенты.A:.D];4;0)" office:value-type="string" office:string-value="нет" calcext:value-type="string">
            <text:p>нет</text:p>
          </table:table-cell>
          <table:table-cell table:formula="of:=VLOOKUP([.E865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65" calcext:value-type="float">
            <text:p>865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15H27M36S" calcext:value-type="time">
            <text:p>15:27:36</text:p>
          </table:table-cell>
          <table:table-cell table:style-name="ce9" office:value-type="float" office:value="13" calcext:value-type="float">
            <text:p>13</text:p>
          </table:table-cell>
          <table:table-cell table:style-name="ce11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table:style-name="ce10" table:formula="of:=VLOOKUP([.F866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866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66" calcext:value-type="float">
            <text:p>866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15H27M57S" calcext:value-type="time">
            <text:p>15:27:57</text:p>
          </table:table-cell>
          <table:table-cell table:style-name="ce9" office:value-type="float" office:value="13" calcext:value-type="float">
            <text:p>13</text:p>
          </table:table-cell>
          <table:table-cell table:style-name="ce11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148" calcext:value-type="float">
            <text:p>148</text:p>
          </table:table-cell>
          <table:table-cell table:style-name="ce10" table:formula="of:=VLOOKUP([.F867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86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67" calcext:value-type="float">
            <text:p>867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15H32M56S" calcext:value-type="time">
            <text:p>15:32:56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table:style-name="ce10" table:formula="of:=VLOOKUP([.F868];[$Клиенты.A:.D];4;0)" office:value-type="string" office:string-value="нет" calcext:value-type="string">
            <text:p>нет</text:p>
          </table:table-cell>
          <table:table-cell table:formula="of:=VLOOKUP([.E868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68" calcext:value-type="float">
            <text:p>868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15H41M52S" calcext:value-type="time">
            <text:p>15:41:52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A59</text:p>
          </table:table-cell>
          <table:table-cell office:value-type="float" office:value="15" calcext:value-type="float">
            <text:p>15</text:p>
          </table:table-cell>
          <table:table-cell office:value-type="float" office:value="498" calcext:value-type="float">
            <text:p>498</text:p>
          </table:table-cell>
          <table:table-cell table:style-name="ce10" table:formula="of:=VLOOKUP([.F869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869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69" calcext:value-type="float">
            <text:p>869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15H45M13S" calcext:value-type="time">
            <text:p>15:45:13</text:p>
          </table:table-cell>
          <table:table-cell table:style-name="ce9" office:value-type="float" office:value="8" calcext:value-type="float">
            <text:p>8</text:p>
          </table:table-cell>
          <table:table-cell table:style-name="ce11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table:style-name="ce10" table:formula="of:=VLOOKUP([.F870];[$Клиенты.A:.D];4;0)" office:value-type="string" office:string-value="нет" calcext:value-type="string">
            <text:p>нет</text:p>
          </table:table-cell>
          <table:table-cell table:formula="of:=VLOOKUP([.E870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70" calcext:value-type="float">
            <text:p>870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15H55M56S" calcext:value-type="time">
            <text:p>15:55:56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style-name="ce10" table:formula="of:=VLOOKUP([.F871];[$Клиенты.A:.D];4;0)" office:value-type="string" office:string-value="нет" calcext:value-type="string">
            <text:p>нет</text:p>
          </table:table-cell>
          <table:table-cell table:formula="of:=VLOOKUP([.E871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71" calcext:value-type="float">
            <text:p>871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17H52M09S" calcext:value-type="time">
            <text:p>17:52:09</text:p>
          </table:table-cell>
          <table:table-cell table:style-name="ce9" office:value-type="float" office:value="43" calcext:value-type="float">
            <text:p>43</text:p>
          </table:table-cell>
          <table:table-cell table:style-name="ce11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343" calcext:value-type="float">
            <text:p>343</text:p>
          </table:table-cell>
          <table:table-cell table:style-name="ce10" table:formula="of:=VLOOKUP([.F872];[$Клиенты.A:.D];4;0)" office:value-type="string" office:string-value="нет" calcext:value-type="string">
            <text:p>нет</text:p>
          </table:table-cell>
          <table:table-cell table:formula="of:=VLOOKUP([.E87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72" calcext:value-type="float">
            <text:p>872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18H05M52S" calcext:value-type="time">
            <text:p>18:05:52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328" calcext:value-type="float">
            <text:p>328</text:p>
          </table:table-cell>
          <table:table-cell table:style-name="ce10" table:formula="of:=VLOOKUP([.F873];[$Клиенты.A:.D];4;0)" office:value-type="string" office:string-value="нет" calcext:value-type="string">
            <text:p>нет</text:p>
          </table:table-cell>
          <table:table-cell table:formula="of:=VLOOKUP([.E87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73" calcext:value-type="float">
            <text:p>873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18H08M01S" calcext:value-type="time">
            <text:p>18:08:01</text:p>
          </table:table-cell>
          <table:table-cell table:style-name="ce9" office:value-type="float" office:value="27" calcext:value-type="float">
            <text:p>27</text:p>
          </table:table-cell>
          <table:table-cell table:style-name="ce11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348" calcext:value-type="float">
            <text:p>348</text:p>
          </table:table-cell>
          <table:table-cell table:style-name="ce10" table:formula="of:=VLOOKUP([.F874];[$Клиенты.A:.D];4;0)" office:value-type="string" office:string-value="нет" calcext:value-type="string">
            <text:p>нет</text:p>
          </table:table-cell>
          <table:table-cell table:formula="of:=VLOOKUP([.E87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74" calcext:value-type="float">
            <text:p>874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18H20M20S" calcext:value-type="time">
            <text:p>18:20:20</text:p>
          </table:table-cell>
          <table:table-cell table:style-name="ce9" office:value-type="float" office:value="13" calcext:value-type="float">
            <text:p>13</text:p>
          </table:table-cell>
          <table:table-cell table:style-name="ce11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178" calcext:value-type="float">
            <text:p>178</text:p>
          </table:table-cell>
          <table:table-cell table:style-name="ce10" table:formula="of:=VLOOKUP([.F875];[$Клиенты.A:.D];4;0)" office:value-type="string" office:string-value="нет" calcext:value-type="string">
            <text:p>нет</text:p>
          </table:table-cell>
          <table:table-cell table:formula="of:=VLOOKUP([.E87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75" calcext:value-type="float">
            <text:p>875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18H20M25S" calcext:value-type="time">
            <text:p>18:20:25</text:p>
          </table:table-cell>
          <table:table-cell table:style-name="ce9" office:value-type="float" office:value="35" calcext:value-type="float">
            <text:p>35</text:p>
          </table:table-cell>
          <table:table-cell table:style-name="ce11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390" calcext:value-type="float">
            <text:p>390</text:p>
          </table:table-cell>
          <table:table-cell table:style-name="ce10" table:formula="of:=VLOOKUP([.F876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876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76" calcext:value-type="float">
            <text:p>876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18H20M46S" calcext:value-type="time">
            <text:p>18:20:46</text:p>
          </table:table-cell>
          <table:table-cell table:style-name="ce9" office:value-type="float" office:value="44" calcext:value-type="float">
            <text:p>44</text:p>
          </table:table-cell>
          <table:table-cell table:style-name="ce11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360" calcext:value-type="float">
            <text:p>360</text:p>
          </table:table-cell>
          <table:table-cell table:style-name="ce10" table:formula="of:=VLOOKUP([.F877];[$Клиенты.A:.D];4;0)" office:value-type="string" office:string-value="нет" calcext:value-type="string">
            <text:p>нет</text:p>
          </table:table-cell>
          <table:table-cell table:formula="of:=VLOOKUP([.E877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77" calcext:value-type="float">
            <text:p>877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18H25M14S" calcext:value-type="time">
            <text:p>18:25:14</text:p>
          </table:table-cell>
          <table:table-cell table:style-name="ce9" office:value-type="float" office:value="19" calcext:value-type="float">
            <text:p>19</text:p>
          </table:table-cell>
          <table:table-cell table:style-name="ce11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229" calcext:value-type="float">
            <text:p>229</text:p>
          </table:table-cell>
          <table:table-cell table:style-name="ce10" table:formula="of:=VLOOKUP([.F878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878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78" calcext:value-type="float">
            <text:p>878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18H44M27S" calcext:value-type="time">
            <text:p>18:44:27</text:p>
          </table:table-cell>
          <table:table-cell table:style-name="ce9" office:value-type="float" office:value="45" calcext:value-type="float">
            <text:p>45</text:p>
          </table:table-cell>
          <table:table-cell table:style-name="ce11" office:value-type="string" calcext:value-type="string">
            <text:p>A64</text:p>
          </table:table-cell>
          <table:table-cell office:value-type="float" office:value="15" calcext:value-type="float">
            <text:p>15</text:p>
          </table:table-cell>
          <table:table-cell office:value-type="float" office:value="363" calcext:value-type="float">
            <text:p>363</text:p>
          </table:table-cell>
          <table:table-cell table:style-name="ce10" table:formula="of:=VLOOKUP([.F879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879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79" calcext:value-type="float">
            <text:p>879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18H52M47S" calcext:value-type="time">
            <text:p>18:52:47</text:p>
          </table:table-cell>
          <table:table-cell table:style-name="ce9" office:value-type="float" office:value="37" calcext:value-type="float">
            <text:p>37</text:p>
          </table:table-cell>
          <table:table-cell table:style-name="ce11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412" calcext:value-type="float">
            <text:p>412</text:p>
          </table:table-cell>
          <table:table-cell table:style-name="ce10" table:formula="of:=VLOOKUP([.F880];[$Клиенты.A:.D];4;0)" office:value-type="string" office:string-value="нет" calcext:value-type="string">
            <text:p>нет</text:p>
          </table:table-cell>
          <table:table-cell table:formula="of:=VLOOKUP([.E88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80" calcext:value-type="float">
            <text:p>880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18H58M18S" calcext:value-type="time">
            <text:p>18:58:18</text:p>
          </table:table-cell>
          <table:table-cell table:style-name="ce9" office:value-type="float" office:value="26" calcext:value-type="float">
            <text:p>26</text:p>
          </table:table-cell>
          <table:table-cell table:style-name="ce11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328" calcext:value-type="float">
            <text:p>328</text:p>
          </table:table-cell>
          <table:table-cell table:style-name="ce10" table:formula="of:=VLOOKUP([.F881];[$Клиенты.A:.D];4;0)" office:value-type="string" office:string-value="нет" calcext:value-type="string">
            <text:p>нет</text:p>
          </table:table-cell>
          <table:table-cell table:formula="of:=VLOOKUP([.E88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81" calcext:value-type="float">
            <text:p>881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19H01M13S" calcext:value-type="time">
            <text:p>19:01:13</text:p>
          </table:table-cell>
          <table:table-cell table:style-name="ce9" office:value-type="float" office:value="8" calcext:value-type="float">
            <text:p>8</text:p>
          </table:table-cell>
          <table:table-cell table:style-name="ce11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table:style-name="ce10" table:formula="of:=VLOOKUP([.F882];[$Клиенты.A:.D];4;0)" office:value-type="string" office:string-value="нет" calcext:value-type="string">
            <text:p>нет</text:p>
          </table:table-cell>
          <table:table-cell table:formula="of:=VLOOKUP([.E882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82" calcext:value-type="float">
            <text:p>882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19H02M07S" calcext:value-type="time">
            <text:p>19:02:07</text:p>
          </table:table-cell>
          <table:table-cell table:style-name="ce9" office:value-type="float" office:value="46" calcext:value-type="float">
            <text:p>46</text:p>
          </table:table-cell>
          <table:table-cell table:style-name="ce11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505" calcext:value-type="float">
            <text:p>505</text:p>
          </table:table-cell>
          <table:table-cell table:style-name="ce10" table:formula="of:=VLOOKUP([.F883];[$Клиенты.A:.D];4;0)" office:value-type="string" office:string-value="нет" calcext:value-type="string">
            <text:p>нет</text:p>
          </table:table-cell>
          <table:table-cell table:formula="of:=VLOOKUP([.E883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83" calcext:value-type="float">
            <text:p>883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19H04M25S" calcext:value-type="time">
            <text:p>19:04:25</text:p>
          </table:table-cell>
          <table:table-cell table:style-name="ce9" office:value-type="float" office:value="49" calcext:value-type="float">
            <text:p>49</text:p>
          </table:table-cell>
          <table:table-cell table:style-name="ce11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383" calcext:value-type="float">
            <text:p>383</text:p>
          </table:table-cell>
          <table:table-cell table:style-name="ce10" table:formula="of:=VLOOKUP([.F884];[$Клиенты.A:.D];4;0)" office:value-type="string" office:string-value="нет" calcext:value-type="string">
            <text:p>нет</text:p>
          </table:table-cell>
          <table:table-cell table:formula="of:=VLOOKUP([.E884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84" calcext:value-type="float">
            <text:p>884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19H13M44S" calcext:value-type="time">
            <text:p>19:13:44</text:p>
          </table:table-cell>
          <table:table-cell table:style-name="ce9" office:value-type="float" office:value="8" calcext:value-type="float">
            <text:p>8</text:p>
          </table:table-cell>
          <table:table-cell table:style-name="ce11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124" calcext:value-type="float">
            <text:p>124</text:p>
          </table:table-cell>
          <table:table-cell table:style-name="ce10" table:formula="of:=VLOOKUP([.F885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88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85" calcext:value-type="float">
            <text:p>885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19H18M48S" calcext:value-type="time">
            <text:p>19:18:48</text:p>
          </table:table-cell>
          <table:table-cell table:style-name="ce9" office:value-type="float" office:value="47" calcext:value-type="float">
            <text:p>47</text:p>
          </table:table-cell>
          <table:table-cell table:style-name="ce11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561" calcext:value-type="float">
            <text:p>561</text:p>
          </table:table-cell>
          <table:table-cell table:style-name="ce10" table:formula="of:=VLOOKUP([.F886];[$Клиенты.A:.D];4;0)" office:value-type="string" office:string-value="нет" calcext:value-type="string">
            <text:p>нет</text:p>
          </table:table-cell>
          <table:table-cell table:formula="of:=VLOOKUP([.E886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86" calcext:value-type="float">
            <text:p>886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21H02M30S" calcext:value-type="time">
            <text:p>21:02:30</text:p>
          </table:table-cell>
          <table:table-cell table:style-name="ce9" office:value-type="float" office:value="43" calcext:value-type="float">
            <text:p>43</text:p>
          </table:table-cell>
          <table:table-cell table:style-name="ce11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529" calcext:value-type="float">
            <text:p>529</text:p>
          </table:table-cell>
          <table:table-cell table:style-name="ce10" table:formula="of:=VLOOKUP([.F887];[$Клиенты.A:.D];4;0)" office:value-type="string" office:string-value="нет" calcext:value-type="string">
            <text:p>нет</text:p>
          </table:table-cell>
          <table:table-cell table:formula="of:=VLOOKUP([.E887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87" calcext:value-type="float">
            <text:p>887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21H06M09S" calcext:value-type="time">
            <text:p>21:06:09</text:p>
          </table:table-cell>
          <table:table-cell table:style-name="ce9" office:value-type="float" office:value="38" calcext:value-type="float">
            <text:p>38</text:p>
          </table:table-cell>
          <table:table-cell table:style-name="ce11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346" calcext:value-type="float">
            <text:p>346</text:p>
          </table:table-cell>
          <table:table-cell table:style-name="ce10" table:formula="of:=VLOOKUP([.F888];[$Клиенты.A:.D];4;0)" office:value-type="string" office:string-value="нет" calcext:value-type="string">
            <text:p>нет</text:p>
          </table:table-cell>
          <table:table-cell table:formula="of:=VLOOKUP([.E888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88" calcext:value-type="float">
            <text:p>888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21H12M17S" calcext:value-type="time">
            <text:p>21:12:17</text:p>
          </table:table-cell>
          <table:table-cell table:style-name="ce9" office:value-type="float" office:value="49" calcext:value-type="float">
            <text:p>49</text:p>
          </table:table-cell>
          <table:table-cell table:style-name="ce11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489" calcext:value-type="float">
            <text:p>489</text:p>
          </table:table-cell>
          <table:table-cell table:style-name="ce10" table:formula="of:=VLOOKUP([.F889];[$Клиенты.A:.D];4;0)" office:value-type="string" office:string-value="нет" calcext:value-type="string">
            <text:p>нет</text:p>
          </table:table-cell>
          <table:table-cell table:formula="of:=VLOOKUP([.E88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89" calcext:value-type="float">
            <text:p>889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21H21M31S" calcext:value-type="time">
            <text:p>21:21:31</text:p>
          </table:table-cell>
          <table:table-cell table:style-name="ce9" office:value-type="float" office:value="28" calcext:value-type="float">
            <text:p>28</text:p>
          </table:table-cell>
          <table:table-cell table:style-name="ce11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305" calcext:value-type="float">
            <text:p>305</text:p>
          </table:table-cell>
          <table:table-cell table:style-name="ce10" table:formula="of:=VLOOKUP([.F890];[$Клиенты.A:.D];4;0)" office:value-type="string" office:string-value="нет" calcext:value-type="string">
            <text:p>нет</text:p>
          </table:table-cell>
          <table:table-cell table:formula="of:=VLOOKUP([.E890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90" calcext:value-type="float">
            <text:p>890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21H39M13S" calcext:value-type="time">
            <text:p>21:39:13</text:p>
          </table:table-cell>
          <table:table-cell table:style-name="ce9" office:value-type="float" office:value="22" calcext:value-type="float">
            <text:p>22</text:p>
          </table:table-cell>
          <table:table-cell table:style-name="ce11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275" calcext:value-type="float">
            <text:p>275</text:p>
          </table:table-cell>
          <table:table-cell table:style-name="ce10" table:formula="of:=VLOOKUP([.F891];[$Клиенты.A:.D];4;0)" office:value-type="string" office:string-value="нет" calcext:value-type="string">
            <text:p>нет</text:p>
          </table:table-cell>
          <table:table-cell table:formula="of:=VLOOKUP([.E891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91" calcext:value-type="float">
            <text:p>891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21H47M26S" calcext:value-type="time">
            <text:p>21:47:26</text:p>
          </table:table-cell>
          <table:table-cell table:style-name="ce9" office:value-type="float" office:value="34" calcext:value-type="float">
            <text:p>34</text:p>
          </table:table-cell>
          <table:table-cell table:style-name="ce11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346" calcext:value-type="float">
            <text:p>346</text:p>
          </table:table-cell>
          <table:table-cell table:style-name="ce10" table:formula="of:=VLOOKUP([.F892];[$Клиенты.A:.D];4;0)" office:value-type="string" office:string-value="нет" calcext:value-type="string">
            <text:p>нет</text:p>
          </table:table-cell>
          <table:table-cell table:formula="of:=VLOOKUP([.E892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92" calcext:value-type="float">
            <text:p>892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21H58M17S" calcext:value-type="time">
            <text:p>21:58:17</text:p>
          </table:table-cell>
          <table:table-cell table:style-name="ce9" office:value-type="float" office:value="39" calcext:value-type="float">
            <text:p>39</text:p>
          </table:table-cell>
          <table:table-cell table:style-name="ce11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363" calcext:value-type="float">
            <text:p>363</text:p>
          </table:table-cell>
          <table:table-cell table:style-name="ce10" table:formula="of:=VLOOKUP([.F893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893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93" calcext:value-type="float">
            <text:p>893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21H59M49S" calcext:value-type="time">
            <text:p>21:59:49</text:p>
          </table:table-cell>
          <table:table-cell table:style-name="ce9" office:value-type="float" office:value="26" calcext:value-type="float">
            <text:p>26</text:p>
          </table:table-cell>
          <table:table-cell table:style-name="ce11" office:value-type="string" calcext:value-type="string">
            <text:p>A65</text:p>
          </table:table-cell>
          <table:table-cell office:value-type="float" office:value="15" calcext:value-type="float">
            <text:p>15</text:p>
          </table:table-cell>
          <table:table-cell office:value-type="float" office:value="231" calcext:value-type="float">
            <text:p>231</text:p>
          </table:table-cell>
          <table:table-cell table:style-name="ce10" table:formula="of:=VLOOKUP([.F894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894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94" calcext:value-type="float">
            <text:p>894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22H07M32S" calcext:value-type="time">
            <text:p>22:07:32</text:p>
          </table:table-cell>
          <table:table-cell table:style-name="ce9" office:value-type="float" office:value="19" calcext:value-type="float">
            <text:p>19</text:p>
          </table:table-cell>
          <table:table-cell table:style-name="ce11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table:style-name="ce10" table:formula="of:=VLOOKUP([.F895];[$Клиенты.A:.D];4;0)" office:value-type="string" office:string-value="нет" calcext:value-type="string">
            <text:p>нет</text:p>
          </table:table-cell>
          <table:table-cell table:formula="of:=VLOOKUP([.E89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95" calcext:value-type="float">
            <text:p>895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22H14M30S" calcext:value-type="time">
            <text:p>22:14:30</text:p>
          </table:table-cell>
          <table:table-cell table:style-name="ce9" office:value-type="float" office:value="49" calcext:value-type="float">
            <text:p>49</text:p>
          </table:table-cell>
          <table:table-cell table:style-name="ce11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395" calcext:value-type="float">
            <text:p>395</text:p>
          </table:table-cell>
          <table:table-cell table:style-name="ce10" table:formula="of:=VLOOKUP([.F896];[$Клиенты.A:.D];4;0)" office:value-type="string" office:string-value="нет" calcext:value-type="string">
            <text:p>нет</text:p>
          </table:table-cell>
          <table:table-cell table:formula="of:=VLOOKUP([.E89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96" calcext:value-type="float">
            <text:p>896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22H26M32S" calcext:value-type="time">
            <text:p>22:26:32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554" calcext:value-type="float">
            <text:p>554</text:p>
          </table:table-cell>
          <table:table-cell table:style-name="ce10" table:formula="of:=VLOOKUP([.F897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897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97" calcext:value-type="float">
            <text:p>897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22H35M00S" calcext:value-type="time">
            <text:p>22:35:00</text:p>
          </table:table-cell>
          <table:table-cell table:style-name="ce9" office:value-type="float" office:value="18" calcext:value-type="float">
            <text:p>18</text:p>
          </table:table-cell>
          <table:table-cell table:style-name="ce11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table:style-name="ce10" table:formula="of:=VLOOKUP([.F898];[$Клиенты.A:.D];4;0)" office:value-type="string" office:string-value="нет" calcext:value-type="string">
            <text:p>нет</text:p>
          </table:table-cell>
          <table:table-cell table:formula="of:=VLOOKUP([.E898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98" calcext:value-type="float">
            <text:p>898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22H46M26S" calcext:value-type="time">
            <text:p>22:46:26</text:p>
          </table:table-cell>
          <table:table-cell table:style-name="ce9" office:value-type="float" office:value="21" calcext:value-type="float">
            <text:p>21</text:p>
          </table:table-cell>
          <table:table-cell table:style-name="ce11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271" calcext:value-type="float">
            <text:p>271</text:p>
          </table:table-cell>
          <table:table-cell table:style-name="ce10" table:formula="of:=VLOOKUP([.F899];[$Клиенты.A:.D];4;0)" office:value-type="string" office:string-value="нет" calcext:value-type="string">
            <text:p>нет</text:p>
          </table:table-cell>
          <table:table-cell table:formula="of:=VLOOKUP([.E899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899" calcext:value-type="float">
            <text:p>899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22H50M01S" calcext:value-type="time">
            <text:p>22:50:01</text:p>
          </table:table-cell>
          <table:table-cell table:style-name="ce9" office:value-type="float" office:value="24" calcext:value-type="float">
            <text:p>24</text:p>
          </table:table-cell>
          <table:table-cell table:style-name="ce11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261" calcext:value-type="float">
            <text:p>261</text:p>
          </table:table-cell>
          <table:table-cell table:style-name="ce10" table:formula="of:=VLOOKUP([.F900];[$Клиенты.A:.D];4;0)" office:value-type="string" office:string-value="нет" calcext:value-type="string">
            <text:p>нет</text:p>
          </table:table-cell>
          <table:table-cell table:formula="of:=VLOOKUP([.E90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00" calcext:value-type="float">
            <text:p>900</text:p>
          </table:table-cell>
          <table:table-cell office:value-type="date" office:date-value="2025-06-15" calcext:value-type="date">
            <text:p>15.06.25</text:p>
          </table:table-cell>
          <table:table-cell table:style-name="ce8" office:value-type="time" office:time-value="PT22H52M51S" calcext:value-type="time">
            <text:p>22:52:51</text:p>
          </table:table-cell>
          <table:table-cell table:style-name="ce9" office:value-type="float" office:value="27" calcext:value-type="float">
            <text:p>27</text:p>
          </table:table-cell>
          <table:table-cell table:style-name="ce11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table:style-name="ce10" table:formula="of:=VLOOKUP([.F901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90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01" calcext:value-type="float">
            <text:p>901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06H06M56S" calcext:value-type="time">
            <text:p>6:06:56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494" calcext:value-type="float">
            <text:p>494</text:p>
          </table:table-cell>
          <table:table-cell table:style-name="ce10" table:formula="of:=VLOOKUP([.F902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902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02" calcext:value-type="float">
            <text:p>902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06H26M39S" calcext:value-type="time">
            <text:p>6:26:39</text:p>
          </table:table-cell>
          <table:table-cell table:style-name="ce9" office:value-type="float" office:value="9" calcext:value-type="float">
            <text:p>9</text:p>
          </table:table-cell>
          <table:table-cell table:style-name="ce11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table:style-name="ce10" table:formula="of:=VLOOKUP([.F903];[$Клиенты.A:.D];4;0)" office:value-type="string" office:string-value="нет" calcext:value-type="string">
            <text:p>нет</text:p>
          </table:table-cell>
          <table:table-cell table:formula="of:=VLOOKUP([.E903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03" calcext:value-type="float">
            <text:p>903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06H52M41S" calcext:value-type="time">
            <text:p>6:52:41</text:p>
          </table:table-cell>
          <table:table-cell table:style-name="ce9" office:value-type="float" office:value="17" calcext:value-type="float">
            <text:p>17</text:p>
          </table:table-cell>
          <table:table-cell table:style-name="ce11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236" calcext:value-type="float">
            <text:p>236</text:p>
          </table:table-cell>
          <table:table-cell table:style-name="ce10" table:formula="of:=VLOOKUP([.F904];[$Клиенты.A:.D];4;0)" office:value-type="string" office:string-value="нет" calcext:value-type="string">
            <text:p>нет</text:p>
          </table:table-cell>
          <table:table-cell table:formula="of:=VLOOKUP([.E90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04" calcext:value-type="float">
            <text:p>904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07H03M15S" calcext:value-type="time">
            <text:p>7:03:15</text:p>
          </table:table-cell>
          <table:table-cell table:style-name="ce9" office:value-type="float" office:value="47" calcext:value-type="float">
            <text:p>47</text:p>
          </table:table-cell>
          <table:table-cell table:style-name="ce11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525" calcext:value-type="float">
            <text:p>525</text:p>
          </table:table-cell>
          <table:table-cell table:style-name="ce10" table:formula="of:=VLOOKUP([.F905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90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05" calcext:value-type="float">
            <text:p>905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07H18M23S" calcext:value-type="time">
            <text:p>7:18:23</text:p>
          </table:table-cell>
          <table:table-cell table:style-name="ce9" office:value-type="float" office:value="34" calcext:value-type="float">
            <text:p>34</text:p>
          </table:table-cell>
          <table:table-cell table:style-name="ce11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table:style-name="ce10" table:formula="of:=VLOOKUP([.F906];[$Клиенты.A:.D];4;0)" office:value-type="string" office:string-value="нет" calcext:value-type="string">
            <text:p>нет</text:p>
          </table:table-cell>
          <table:table-cell table:formula="of:=VLOOKUP([.E90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06" calcext:value-type="float">
            <text:p>906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07H30M25S" calcext:value-type="time">
            <text:p>7:30:25</text:p>
          </table:table-cell>
          <table:table-cell table:style-name="ce9" office:value-type="float" office:value="29" calcext:value-type="float">
            <text:p>29</text:p>
          </table:table-cell>
          <table:table-cell table:style-name="ce11" office:value-type="string" calcext:value-type="string">
            <text:p>A61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table:style-name="ce10" table:formula="of:=VLOOKUP([.F907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907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07" calcext:value-type="float">
            <text:p>907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07H51M01S" calcext:value-type="time">
            <text:p>7:51:01</text:p>
          </table:table-cell>
          <table:table-cell table:style-name="ce9" office:value-type="float" office:value="17" calcext:value-type="float">
            <text:p>17</text:p>
          </table:table-cell>
          <table:table-cell table:style-name="ce11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190" calcext:value-type="float">
            <text:p>190</text:p>
          </table:table-cell>
          <table:table-cell table:style-name="ce10" table:formula="of:=VLOOKUP([.F908];[$Клиенты.A:.D];4;0)" office:value-type="string" office:string-value="нет" calcext:value-type="string">
            <text:p>нет</text:p>
          </table:table-cell>
          <table:table-cell table:formula="of:=VLOOKUP([.E90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08" calcext:value-type="float">
            <text:p>908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08H56M33S" calcext:value-type="time">
            <text:p>8:56:33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 table:style-name="ce10" table:formula="of:=VLOOKUP([.F909];[$Клиенты.A:.D];4;0)" office:value-type="string" office:string-value="нет" calcext:value-type="string">
            <text:p>нет</text:p>
          </table:table-cell>
          <table:table-cell table:formula="of:=VLOOKUP([.E909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09" calcext:value-type="float">
            <text:p>909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09H15M35S" calcext:value-type="time">
            <text:p>9:15:35</text:p>
          </table:table-cell>
          <table:table-cell table:style-name="ce9" office:value-type="float" office:value="49" calcext:value-type="float">
            <text:p>49</text:p>
          </table:table-cell>
          <table:table-cell table:style-name="ce11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540" calcext:value-type="float">
            <text:p>540</text:p>
          </table:table-cell>
          <table:table-cell table:style-name="ce10" table:formula="of:=VLOOKUP([.F910];[$Клиенты.A:.D];4;0)" office:value-type="string" office:string-value="нет" calcext:value-type="string">
            <text:p>нет</text:p>
          </table:table-cell>
          <table:table-cell table:formula="of:=VLOOKUP([.E910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10" calcext:value-type="float">
            <text:p>910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09H22M47S" calcext:value-type="time">
            <text:p>9:22:47</text:p>
          </table:table-cell>
          <table:table-cell table:style-name="ce9" office:value-type="float" office:value="47" calcext:value-type="float">
            <text:p>47</text:p>
          </table:table-cell>
          <table:table-cell table:style-name="ce11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514" calcext:value-type="float">
            <text:p>514</text:p>
          </table:table-cell>
          <table:table-cell table:style-name="ce10" table:formula="of:=VLOOKUP([.F911];[$Клиенты.A:.D];4;0)" office:value-type="string" office:string-value="нет" calcext:value-type="string">
            <text:p>нет</text:p>
          </table:table-cell>
          <table:table-cell table:formula="of:=VLOOKUP([.E91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11" calcext:value-type="float">
            <text:p>911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10H26M28S" calcext:value-type="time">
            <text:p>10:26:28</text:p>
          </table:table-cell>
          <table:table-cell table:style-name="ce9" office:value-type="float" office:value="27" calcext:value-type="float">
            <text:p>27</text:p>
          </table:table-cell>
          <table:table-cell table:style-name="ce11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289" calcext:value-type="float">
            <text:p>289</text:p>
          </table:table-cell>
          <table:table-cell table:style-name="ce10" table:formula="of:=VLOOKUP([.F912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912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12" calcext:value-type="float">
            <text:p>912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10H40M53S" calcext:value-type="time">
            <text:p>10:40:53</text:p>
          </table:table-cell>
          <table:table-cell table:style-name="ce9" office:value-type="float" office:value="46" calcext:value-type="float">
            <text:p>46</text:p>
          </table:table-cell>
          <table:table-cell table:style-name="ce11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464" calcext:value-type="float">
            <text:p>464</text:p>
          </table:table-cell>
          <table:table-cell table:style-name="ce10" table:formula="of:=VLOOKUP([.F913];[$Клиенты.A:.D];4;0)" office:value-type="string" office:string-value="нет" calcext:value-type="string">
            <text:p>нет</text:p>
          </table:table-cell>
          <table:table-cell table:formula="of:=VLOOKUP([.E913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13" calcext:value-type="float">
            <text:p>913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10H48M02S" calcext:value-type="time">
            <text:p>10:48:02</text:p>
          </table:table-cell>
          <table:table-cell table:style-name="ce9" office:value-type="float" office:value="34" calcext:value-type="float">
            <text:p>34</text:p>
          </table:table-cell>
          <table:table-cell table:style-name="ce11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383" calcext:value-type="float">
            <text:p>383</text:p>
          </table:table-cell>
          <table:table-cell table:style-name="ce10" table:formula="of:=VLOOKUP([.F914];[$Клиенты.A:.D];4;0)" office:value-type="string" office:string-value="нет" calcext:value-type="string">
            <text:p>нет</text:p>
          </table:table-cell>
          <table:table-cell table:formula="of:=VLOOKUP([.E914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14" calcext:value-type="float">
            <text:p>914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10H56M29S" calcext:value-type="time">
            <text:p>10:56:29</text:p>
          </table:table-cell>
          <table:table-cell table:style-name="ce9" office:value-type="float" office:value="7" calcext:value-type="float">
            <text:p>7</text:p>
          </table:table-cell>
          <table:table-cell table:style-name="ce11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126" calcext:value-type="float">
            <text:p>126</text:p>
          </table:table-cell>
          <table:table-cell table:style-name="ce10" table:formula="of:=VLOOKUP([.F915];[$Клиенты.A:.D];4;0)" office:value-type="string" office:string-value="нет" calcext:value-type="string">
            <text:p>нет</text:p>
          </table:table-cell>
          <table:table-cell table:formula="of:=VLOOKUP([.E915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15" calcext:value-type="float">
            <text:p>915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11H26M36S" calcext:value-type="time">
            <text:p>11:26:36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table:style-name="ce10" table:formula="of:=VLOOKUP([.F916];[$Клиенты.A:.D];4;0)" office:value-type="string" office:string-value="нет" calcext:value-type="string">
            <text:p>нет</text:p>
          </table:table-cell>
          <table:table-cell table:formula="of:=VLOOKUP([.E916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16" calcext:value-type="float">
            <text:p>916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13H54M30S" calcext:value-type="time">
            <text:p>13:54:30</text:p>
          </table:table-cell>
          <table:table-cell table:style-name="ce9" office:value-type="float" office:value="7" calcext:value-type="float">
            <text:p>7</text:p>
          </table:table-cell>
          <table:table-cell table:style-name="ce11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124" calcext:value-type="float">
            <text:p>124</text:p>
          </table:table-cell>
          <table:table-cell table:style-name="ce10" table:formula="of:=VLOOKUP([.F917];[$Клиенты.A:.D];4;0)" office:value-type="string" office:string-value="нет" calcext:value-type="string">
            <text:p>нет</text:p>
          </table:table-cell>
          <table:table-cell table:formula="of:=VLOOKUP([.E917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17" calcext:value-type="float">
            <text:p>917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14H00M06S" calcext:value-type="time">
            <text:p>14:00:06</text:p>
          </table:table-cell>
          <table:table-cell table:style-name="ce9" office:value-type="float" office:value="31" calcext:value-type="float">
            <text:p>31</text:p>
          </table:table-cell>
          <table:table-cell table:style-name="ce11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table:style-name="ce10" table:formula="of:=VLOOKUP([.F918];[$Клиенты.A:.D];4;0)" office:value-type="string" office:string-value="нет" calcext:value-type="string">
            <text:p>нет</text:p>
          </table:table-cell>
          <table:table-cell table:formula="of:=VLOOKUP([.E91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18" calcext:value-type="float">
            <text:p>918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14H06M05S" calcext:value-type="time">
            <text:p>14:06:05</text:p>
          </table:table-cell>
          <table:table-cell table:style-name="ce9" office:value-type="float" office:value="38" calcext:value-type="float">
            <text:p>38</text:p>
          </table:table-cell>
          <table:table-cell table:style-name="ce11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476" calcext:value-type="float">
            <text:p>476</text:p>
          </table:table-cell>
          <table:table-cell table:style-name="ce10" table:formula="of:=VLOOKUP([.F919];[$Клиенты.A:.D];4;0)" office:value-type="string" office:string-value="нет" calcext:value-type="string">
            <text:p>нет</text:p>
          </table:table-cell>
          <table:table-cell table:formula="of:=VLOOKUP([.E91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19" calcext:value-type="float">
            <text:p>919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14H12M22S" calcext:value-type="time">
            <text:p>14:12:22</text:p>
          </table:table-cell>
          <table:table-cell table:style-name="ce9" office:value-type="float" office:value="21" calcext:value-type="float">
            <text:p>21</text:p>
          </table:table-cell>
          <table:table-cell table:style-name="ce11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207" calcext:value-type="float">
            <text:p>207</text:p>
          </table:table-cell>
          <table:table-cell table:style-name="ce10" table:formula="of:=VLOOKUP([.F920];[$Клиенты.A:.D];4;0)" office:value-type="string" office:string-value="нет" calcext:value-type="string">
            <text:p>нет</text:p>
          </table:table-cell>
          <table:table-cell table:formula="of:=VLOOKUP([.E92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20" calcext:value-type="float">
            <text:p>920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14H20M47S" calcext:value-type="time">
            <text:p>14:20:47</text:p>
          </table:table-cell>
          <table:table-cell table:style-name="ce9" office:value-type="float" office:value="39" calcext:value-type="float">
            <text:p>39</text:p>
          </table:table-cell>
          <table:table-cell table:style-name="ce11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396" calcext:value-type="float">
            <text:p>396</text:p>
          </table:table-cell>
          <table:table-cell table:style-name="ce10" table:formula="of:=VLOOKUP([.F921];[$Клиенты.A:.D];4;0)" office:value-type="string" office:string-value="нет" calcext:value-type="string">
            <text:p>нет</text:p>
          </table:table-cell>
          <table:table-cell table:formula="of:=VLOOKUP([.E921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21" calcext:value-type="float">
            <text:p>921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14H23M19S" calcext:value-type="time">
            <text:p>14:23:19</text:p>
          </table:table-cell>
          <table:table-cell table:style-name="ce9" office:value-type="float" office:value="21" calcext:value-type="float">
            <text:p>21</text:p>
          </table:table-cell>
          <table:table-cell table:style-name="ce11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256" calcext:value-type="float">
            <text:p>256</text:p>
          </table:table-cell>
          <table:table-cell table:style-name="ce10" table:formula="of:=VLOOKUP([.F922];[$Клиенты.A:.D];4;0)" office:value-type="string" office:string-value="нет" calcext:value-type="string">
            <text:p>нет</text:p>
          </table:table-cell>
          <table:table-cell table:formula="of:=VLOOKUP([.E92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22" calcext:value-type="float">
            <text:p>922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14H59M05S" calcext:value-type="time">
            <text:p>14:59:05</text:p>
          </table:table-cell>
          <table:table-cell table:style-name="ce9" office:value-type="float" office:value="31" calcext:value-type="float">
            <text:p>31</text:p>
          </table:table-cell>
          <table:table-cell table:style-name="ce11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274" calcext:value-type="float">
            <text:p>274</text:p>
          </table:table-cell>
          <table:table-cell table:style-name="ce10" table:formula="of:=VLOOKUP([.F923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923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23" calcext:value-type="float">
            <text:p>923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15H07M39S" calcext:value-type="time">
            <text:p>15:07:39</text:p>
          </table:table-cell>
          <table:table-cell table:style-name="ce9" office:value-type="float" office:value="39" calcext:value-type="float">
            <text:p>39</text:p>
          </table:table-cell>
          <table:table-cell table:style-name="ce11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471" calcext:value-type="float">
            <text:p>471</text:p>
          </table:table-cell>
          <table:table-cell table:style-name="ce10" table:formula="of:=VLOOKUP([.F924];[$Клиенты.A:.D];4;0)" office:value-type="string" office:string-value="нет" calcext:value-type="string">
            <text:p>нет</text:p>
          </table:table-cell>
          <table:table-cell table:formula="of:=VLOOKUP([.E92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24" calcext:value-type="float">
            <text:p>924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15H14M26S" calcext:value-type="time">
            <text:p>15:14:26</text:p>
          </table:table-cell>
          <table:table-cell table:style-name="ce9" office:value-type="float" office:value="19" calcext:value-type="float">
            <text:p>19</text:p>
          </table:table-cell>
          <table:table-cell table:style-name="ce11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style-name="ce10" table:formula="of:=VLOOKUP([.F925];[$Клиенты.A:.D];4;0)" office:value-type="string" office:string-value="нет" calcext:value-type="string">
            <text:p>нет</text:p>
          </table:table-cell>
          <table:table-cell table:formula="of:=VLOOKUP([.E925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25" calcext:value-type="float">
            <text:p>925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15H14M52S" calcext:value-type="time">
            <text:p>15:14:52</text:p>
          </table:table-cell>
          <table:table-cell table:style-name="ce9" office:value-type="float" office:value="38" calcext:value-type="float">
            <text:p>38</text:p>
          </table:table-cell>
          <table:table-cell table:style-name="ce11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423" calcext:value-type="float">
            <text:p>423</text:p>
          </table:table-cell>
          <table:table-cell table:style-name="ce10" table:formula="of:=VLOOKUP([.F926];[$Клиенты.A:.D];4;0)" office:value-type="string" office:string-value="нет" calcext:value-type="string">
            <text:p>нет</text:p>
          </table:table-cell>
          <table:table-cell table:formula="of:=VLOOKUP([.E926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26" calcext:value-type="float">
            <text:p>926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15H20M14S" calcext:value-type="time">
            <text:p>15:20:14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281" calcext:value-type="float">
            <text:p>281</text:p>
          </table:table-cell>
          <table:table-cell table:style-name="ce10" table:formula="of:=VLOOKUP([.F927];[$Клиенты.A:.D];4;0)" office:value-type="string" office:string-value="нет" calcext:value-type="string">
            <text:p>нет</text:p>
          </table:table-cell>
          <table:table-cell table:formula="of:=VLOOKUP([.E927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27" calcext:value-type="float">
            <text:p>927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15H33M18S" calcext:value-type="time">
            <text:p>15:33:18</text:p>
          </table:table-cell>
          <table:table-cell table:style-name="ce9" office:value-type="float" office:value="5" calcext:value-type="float">
            <text:p>5</text:p>
          </table:table-cell>
          <table:table-cell table:style-name="ce11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table:style-name="ce10" table:formula="of:=VLOOKUP([.F928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928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28" calcext:value-type="float">
            <text:p>928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15H34M41S" calcext:value-type="time">
            <text:p>15:34:41</text:p>
          </table:table-cell>
          <table:table-cell table:style-name="ce9" office:value-type="float" office:value="49" calcext:value-type="float">
            <text:p>49</text:p>
          </table:table-cell>
          <table:table-cell table:style-name="ce11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403" calcext:value-type="float">
            <text:p>403</text:p>
          </table:table-cell>
          <table:table-cell table:style-name="ce10" table:formula="of:=VLOOKUP([.F929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92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29" calcext:value-type="float">
            <text:p>929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15H36M11S" calcext:value-type="time">
            <text:p>15:36:11</text:p>
          </table:table-cell>
          <table:table-cell table:style-name="ce9" office:value-type="float" office:value="33" calcext:value-type="float">
            <text:p>33</text:p>
          </table:table-cell>
          <table:table-cell table:style-name="ce11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311" calcext:value-type="float">
            <text:p>311</text:p>
          </table:table-cell>
          <table:table-cell table:style-name="ce10" table:formula="of:=VLOOKUP([.F930];[$Клиенты.A:.D];4;0)" office:value-type="string" office:string-value="нет" calcext:value-type="string">
            <text:p>нет</text:p>
          </table:table-cell>
          <table:table-cell table:formula="of:=VLOOKUP([.E930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30" calcext:value-type="float">
            <text:p>930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15H54M35S" calcext:value-type="time">
            <text:p>15:54:35</text:p>
          </table:table-cell>
          <table:table-cell table:style-name="ce9" office:value-type="float" office:value="11" calcext:value-type="float">
            <text:p>11</text:p>
          </table:table-cell>
          <table:table-cell table:style-name="ce11" office:value-type="string" calcext:value-type="string">
            <text:p>A63</text:p>
          </table:table-cell>
          <table:table-cell office:value-type="float" office:value="15" calcext:value-type="float">
            <text:p>15</text:p>
          </table:table-cell>
          <table:table-cell office:value-type="float" office:value="118" calcext:value-type="float">
            <text:p>118</text:p>
          </table:table-cell>
          <table:table-cell table:style-name="ce10" table:formula="of:=VLOOKUP([.F931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931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31" calcext:value-type="float">
            <text:p>931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17H12M54S" calcext:value-type="time">
            <text:p>17:12:54</text:p>
          </table:table-cell>
          <table:table-cell table:style-name="ce9" office:value-type="float" office:value="23" calcext:value-type="float">
            <text:p>23</text:p>
          </table:table-cell>
          <table:table-cell table:style-name="ce11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297" calcext:value-type="float">
            <text:p>297</text:p>
          </table:table-cell>
          <table:table-cell table:style-name="ce10" table:formula="of:=VLOOKUP([.F932];[$Клиенты.A:.D];4;0)" office:value-type="string" office:string-value="нет" calcext:value-type="string">
            <text:p>нет</text:p>
          </table:table-cell>
          <table:table-cell table:formula="of:=VLOOKUP([.E93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32" calcext:value-type="float">
            <text:p>932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17H15M13S" calcext:value-type="time">
            <text:p>17:15:13</text:p>
          </table:table-cell>
          <table:table-cell table:style-name="ce9" office:value-type="float" office:value="19" calcext:value-type="float">
            <text:p>19</text:p>
          </table:table-cell>
          <table:table-cell table:style-name="ce11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191" calcext:value-type="float">
            <text:p>191</text:p>
          </table:table-cell>
          <table:table-cell table:style-name="ce10" table:formula="of:=VLOOKUP([.F933];[$Клиенты.A:.D];4;0)" office:value-type="string" office:string-value="нет" calcext:value-type="string">
            <text:p>нет</text:p>
          </table:table-cell>
          <table:table-cell table:formula="of:=VLOOKUP([.E933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33" calcext:value-type="float">
            <text:p>933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17H40M55S" calcext:value-type="time">
            <text:p>17:40:55</text:p>
          </table:table-cell>
          <table:table-cell table:style-name="ce9" office:value-type="float" office:value="7" calcext:value-type="float">
            <text:p>7</text:p>
          </table:table-cell>
          <table:table-cell table:style-name="ce11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table:style-name="ce10" table:formula="of:=VLOOKUP([.F934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934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34" calcext:value-type="float">
            <text:p>934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18H03M20S" calcext:value-type="time">
            <text:p>18:03:20</text:p>
          </table:table-cell>
          <table:table-cell table:style-name="ce9" office:value-type="float" office:value="14" calcext:value-type="float">
            <text:p>14</text:p>
          </table:table-cell>
          <table:table-cell table:style-name="ce11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155" calcext:value-type="float">
            <text:p>155</text:p>
          </table:table-cell>
          <table:table-cell table:style-name="ce10" table:formula="of:=VLOOKUP([.F935];[$Клиенты.A:.D];4;0)" office:value-type="string" office:string-value="нет" calcext:value-type="string">
            <text:p>нет</text:p>
          </table:table-cell>
          <table:table-cell table:formula="of:=VLOOKUP([.E935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35" calcext:value-type="float">
            <text:p>935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18H04M05S" calcext:value-type="time">
            <text:p>18:04:05</text:p>
          </table:table-cell>
          <table:table-cell table:style-name="ce9" office:value-type="float" office:value="11" calcext:value-type="float">
            <text:p>11</text:p>
          </table:table-cell>
          <table:table-cell table:style-name="ce11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table:style-name="ce10" table:formula="of:=VLOOKUP([.F936];[$Клиенты.A:.D];4;0)" office:value-type="string" office:string-value="нет" calcext:value-type="string">
            <text:p>нет</text:p>
          </table:table-cell>
          <table:table-cell table:formula="of:=VLOOKUP([.E93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36" calcext:value-type="float">
            <text:p>936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18H22M45S" calcext:value-type="time">
            <text:p>18:22:45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408" calcext:value-type="float">
            <text:p>408</text:p>
          </table:table-cell>
          <table:table-cell table:style-name="ce10" table:formula="of:=VLOOKUP([.F937];[$Клиенты.A:.D];4;0)" office:value-type="string" office:string-value="нет" calcext:value-type="string">
            <text:p>нет</text:p>
          </table:table-cell>
          <table:table-cell table:formula="of:=VLOOKUP([.E937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37" calcext:value-type="float">
            <text:p>937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18H27M12S" calcext:value-type="time">
            <text:p>18:27:12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style-name="ce10" table:formula="of:=VLOOKUP([.F938];[$Клиенты.A:.D];4;0)" office:value-type="string" office:string-value="нет" calcext:value-type="string">
            <text:p>нет</text:p>
          </table:table-cell>
          <table:table-cell table:formula="of:=VLOOKUP([.E938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38" calcext:value-type="float">
            <text:p>938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19H08M26S" calcext:value-type="time">
            <text:p>19:08:26</text:p>
          </table:table-cell>
          <table:table-cell table:style-name="ce9" office:value-type="float" office:value="37" calcext:value-type="float">
            <text:p>37</text:p>
          </table:table-cell>
          <table:table-cell table:style-name="ce11" office:value-type="string" calcext:value-type="string">
            <text:p>A61</text:p>
          </table:table-cell>
          <table:table-cell office:value-type="float" office:value="15" calcext:value-type="float">
            <text:p>15</text:p>
          </table:table-cell>
          <table:table-cell office:value-type="float" office:value="306" calcext:value-type="float">
            <text:p>306</text:p>
          </table:table-cell>
          <table:table-cell table:style-name="ce10" table:formula="of:=VLOOKUP([.F939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939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39" calcext:value-type="float">
            <text:p>939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19H16M02S" calcext:value-type="time">
            <text:p>19:16:02</text:p>
          </table:table-cell>
          <table:table-cell table:style-name="ce9" office:value-type="float" office:value="5" calcext:value-type="float">
            <text:p>5</text:p>
          </table:table-cell>
          <table:table-cell table:style-name="ce11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table:style-name="ce10" table:formula="of:=VLOOKUP([.F940];[$Клиенты.A:.D];4;0)" office:value-type="string" office:string-value="нет" calcext:value-type="string">
            <text:p>нет</text:p>
          </table:table-cell>
          <table:table-cell table:formula="of:=VLOOKUP([.E940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40" calcext:value-type="float">
            <text:p>940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19H17M02S" calcext:value-type="time">
            <text:p>19:17:02</text:p>
          </table:table-cell>
          <table:table-cell table:style-name="ce9" office:value-type="float" office:value="29" calcext:value-type="float">
            <text:p>29</text:p>
          </table:table-cell>
          <table:table-cell table:style-name="ce11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261" calcext:value-type="float">
            <text:p>261</text:p>
          </table:table-cell>
          <table:table-cell table:style-name="ce10" table:formula="of:=VLOOKUP([.F941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94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41" calcext:value-type="float">
            <text:p>941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19H25M51S" calcext:value-type="time">
            <text:p>19:25:51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594" calcext:value-type="float">
            <text:p>594</text:p>
          </table:table-cell>
          <table:table-cell table:style-name="ce10" table:formula="of:=VLOOKUP([.F942];[$Клиенты.A:.D];4;0)" office:value-type="string" office:string-value="нет" calcext:value-type="string">
            <text:p>нет</text:p>
          </table:table-cell>
          <table:table-cell table:formula="of:=VLOOKUP([.E94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42" calcext:value-type="float">
            <text:p>942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19H30M07S" calcext:value-type="time">
            <text:p>19:30:07</text:p>
          </table:table-cell>
          <table:table-cell table:style-name="ce9" office:value-type="float" office:value="29" calcext:value-type="float">
            <text:p>29</text:p>
          </table:table-cell>
          <table:table-cell table:style-name="ce11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248" calcext:value-type="float">
            <text:p>248</text:p>
          </table:table-cell>
          <table:table-cell table:style-name="ce10" table:formula="of:=VLOOKUP([.F943];[$Клиенты.A:.D];4;0)" office:value-type="string" office:string-value="нет" calcext:value-type="string">
            <text:p>нет</text:p>
          </table:table-cell>
          <table:table-cell table:formula="of:=VLOOKUP([.E94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43" calcext:value-type="float">
            <text:p>943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19H37M38S" calcext:value-type="time">
            <text:p>19:37:38</text:p>
          </table:table-cell>
          <table:table-cell table:style-name="ce9" office:value-type="float" office:value="21" calcext:value-type="float">
            <text:p>21</text:p>
          </table:table-cell>
          <table:table-cell table:style-name="ce11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276" calcext:value-type="float">
            <text:p>276</text:p>
          </table:table-cell>
          <table:table-cell table:style-name="ce10" table:formula="of:=VLOOKUP([.F944];[$Клиенты.A:.D];4;0)" office:value-type="string" office:string-value="нет" calcext:value-type="string">
            <text:p>нет</text:p>
          </table:table-cell>
          <table:table-cell table:formula="of:=VLOOKUP([.E944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44" calcext:value-type="float">
            <text:p>944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19H41M59S" calcext:value-type="time">
            <text:p>19:41:59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125" calcext:value-type="float">
            <text:p>125</text:p>
          </table:table-cell>
          <table:table-cell table:style-name="ce10" table:formula="of:=VLOOKUP([.F945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945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45" calcext:value-type="float">
            <text:p>945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19H57M09S" calcext:value-type="time">
            <text:p>19:57:09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152" calcext:value-type="float">
            <text:p>152</text:p>
          </table:table-cell>
          <table:table-cell table:style-name="ce10" table:formula="of:=VLOOKUP([.F946];[$Клиенты.A:.D];4;0)" office:value-type="string" office:string-value="нет" calcext:value-type="string">
            <text:p>нет</text:p>
          </table:table-cell>
          <table:table-cell table:formula="of:=VLOOKUP([.E94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46" calcext:value-type="float">
            <text:p>946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21H10M21S" calcext:value-type="time">
            <text:p>21:10:21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445" calcext:value-type="float">
            <text:p>445</text:p>
          </table:table-cell>
          <table:table-cell table:style-name="ce10" table:formula="of:=VLOOKUP([.F947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947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47" calcext:value-type="float">
            <text:p>947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21H25M29S" calcext:value-type="time">
            <text:p>21:25:29</text:p>
          </table:table-cell>
          <table:table-cell table:style-name="ce9" office:value-type="float" office:value="16" calcext:value-type="float">
            <text:p>16</text:p>
          </table:table-cell>
          <table:table-cell table:style-name="ce11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table:style-name="ce10" table:formula="of:=VLOOKUP([.F948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948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48" calcext:value-type="float">
            <text:p>948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21H28M42S" calcext:value-type="time">
            <text:p>21:28:42</text:p>
          </table:table-cell>
          <table:table-cell table:style-name="ce9" office:value-type="float" office:value="43" calcext:value-type="float">
            <text:p>43</text:p>
          </table:table-cell>
          <table:table-cell table:style-name="ce11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404" calcext:value-type="float">
            <text:p>404</text:p>
          </table:table-cell>
          <table:table-cell table:style-name="ce10" table:formula="of:=VLOOKUP([.F949];[$Клиенты.A:.D];4;0)" office:value-type="string" office:string-value="нет" calcext:value-type="string">
            <text:p>нет</text:p>
          </table:table-cell>
          <table:table-cell table:formula="of:=VLOOKUP([.E949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49" calcext:value-type="float">
            <text:p>949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21H41M37S" calcext:value-type="time">
            <text:p>21:41:37</text:p>
          </table:table-cell>
          <table:table-cell table:style-name="ce9" office:value-type="float" office:value="23" calcext:value-type="float">
            <text:p>23</text:p>
          </table:table-cell>
          <table:table-cell table:style-name="ce11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table:style-name="ce10" table:formula="of:=VLOOKUP([.F950];[$Клиенты.A:.D];4;0)" office:value-type="string" office:string-value="нет" calcext:value-type="string">
            <text:p>нет</text:p>
          </table:table-cell>
          <table:table-cell table:formula="of:=VLOOKUP([.E950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50" calcext:value-type="float">
            <text:p>950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21H44M49S" calcext:value-type="time">
            <text:p>21:44:49</text:p>
          </table:table-cell>
          <table:table-cell table:style-name="ce9" office:value-type="float" office:value="28" calcext:value-type="float">
            <text:p>28</text:p>
          </table:table-cell>
          <table:table-cell table:style-name="ce11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333" calcext:value-type="float">
            <text:p>333</text:p>
          </table:table-cell>
          <table:table-cell table:style-name="ce10" table:formula="of:=VLOOKUP([.F951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95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51" calcext:value-type="float">
            <text:p>951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21H46M50S" calcext:value-type="time">
            <text:p>21:46:50</text:p>
          </table:table-cell>
          <table:table-cell table:style-name="ce9" office:value-type="float" office:value="34" calcext:value-type="float">
            <text:p>34</text:p>
          </table:table-cell>
          <table:table-cell table:style-name="ce11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361" calcext:value-type="float">
            <text:p>361</text:p>
          </table:table-cell>
          <table:table-cell table:style-name="ce10" table:formula="of:=VLOOKUP([.F952];[$Клиенты.A:.D];4;0)" office:value-type="string" office:string-value="нет" calcext:value-type="string">
            <text:p>нет</text:p>
          </table:table-cell>
          <table:table-cell table:formula="of:=VLOOKUP([.E95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52" calcext:value-type="float">
            <text:p>952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21H56M48S" calcext:value-type="time">
            <text:p>21:56:48</text:p>
          </table:table-cell>
          <table:table-cell table:style-name="ce9" office:value-type="float" office:value="42" calcext:value-type="float">
            <text:p>42</text:p>
          </table:table-cell>
          <table:table-cell table:style-name="ce11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430" calcext:value-type="float">
            <text:p>430</text:p>
          </table:table-cell>
          <table:table-cell table:style-name="ce10" table:formula="of:=VLOOKUP([.F953];[$Клиенты.A:.D];4;0)" office:value-type="string" office:string-value="нет" calcext:value-type="string">
            <text:p>нет</text:p>
          </table:table-cell>
          <table:table-cell table:formula="of:=VLOOKUP([.E95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53" calcext:value-type="float">
            <text:p>953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22H04M14S" calcext:value-type="time">
            <text:p>22:04:14</text:p>
          </table:table-cell>
          <table:table-cell table:style-name="ce9" office:value-type="float" office:value="29" calcext:value-type="float">
            <text:p>29</text:p>
          </table:table-cell>
          <table:table-cell table:style-name="ce11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305" calcext:value-type="float">
            <text:p>305</text:p>
          </table:table-cell>
          <table:table-cell table:style-name="ce10" table:formula="of:=VLOOKUP([.F954];[$Клиенты.A:.D];4;0)" office:value-type="string" office:string-value="нет" calcext:value-type="string">
            <text:p>нет</text:p>
          </table:table-cell>
          <table:table-cell table:formula="of:=VLOOKUP([.E95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54" calcext:value-type="float">
            <text:p>954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22H05M40S" calcext:value-type="time">
            <text:p>22:05:40</text:p>
          </table:table-cell>
          <table:table-cell table:style-name="ce9" office:value-type="float" office:value="12" calcext:value-type="float">
            <text:p>12</text:p>
          </table:table-cell>
          <table:table-cell table:style-name="ce11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  <table:table-cell table:style-name="ce10" table:formula="of:=VLOOKUP([.F955];[$Клиенты.A:.D];4;0)" office:value-type="string" office:string-value="нет" calcext:value-type="string">
            <text:p>нет</text:p>
          </table:table-cell>
          <table:table-cell table:formula="of:=VLOOKUP([.E95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55" calcext:value-type="float">
            <text:p>955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22H20M57S" calcext:value-type="time">
            <text:p>22:20:57</text:p>
          </table:table-cell>
          <table:table-cell table:style-name="ce9" office:value-type="float" office:value="20" calcext:value-type="float">
            <text:p>20</text:p>
          </table:table-cell>
          <table:table-cell table:style-name="ce11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187" calcext:value-type="float">
            <text:p>187</text:p>
          </table:table-cell>
          <table:table-cell table:style-name="ce10" table:formula="of:=VLOOKUP([.F956];[$Клиенты.A:.D];4;0)" office:value-type="string" office:string-value="нет" calcext:value-type="string">
            <text:p>нет</text:p>
          </table:table-cell>
          <table:table-cell table:formula="of:=VLOOKUP([.E95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56" calcext:value-type="float">
            <text:p>956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22H23M02S" calcext:value-type="time">
            <text:p>22:23:02</text:p>
          </table:table-cell>
          <table:table-cell table:style-name="ce9" office:value-type="float" office:value="18" calcext:value-type="float">
            <text:p>18</text:p>
          </table:table-cell>
          <table:table-cell table:style-name="ce11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table:style-name="ce10" table:formula="of:=VLOOKUP([.F957];[$Клиенты.A:.D];4;0)" office:value-type="string" office:string-value="нет" calcext:value-type="string">
            <text:p>нет</text:p>
          </table:table-cell>
          <table:table-cell table:formula="of:=VLOOKUP([.E957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57" calcext:value-type="float">
            <text:p>957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22H29M07S" calcext:value-type="time">
            <text:p>22:29:07</text:p>
          </table:table-cell>
          <table:table-cell table:style-name="ce9" office:value-type="float" office:value="35" calcext:value-type="float">
            <text:p>35</text:p>
          </table:table-cell>
          <table:table-cell table:style-name="ce11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444" calcext:value-type="float">
            <text:p>444</text:p>
          </table:table-cell>
          <table:table-cell table:style-name="ce10" table:formula="of:=VLOOKUP([.F958];[$Клиенты.A:.D];4;0)" office:value-type="string" office:string-value="нет" calcext:value-type="string">
            <text:p>нет</text:p>
          </table:table-cell>
          <table:table-cell table:formula="of:=VLOOKUP([.E958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58" calcext:value-type="float">
            <text:p>958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22H31M08S" calcext:value-type="time">
            <text:p>22:31:08</text:p>
          </table:table-cell>
          <table:table-cell table:style-name="ce9" office:value-type="float" office:value="35" calcext:value-type="float">
            <text:p>35</text:p>
          </table:table-cell>
          <table:table-cell table:style-name="ce11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10" table:formula="of:=VLOOKUP([.F959];[$Клиенты.A:.D];4;0)" office:value-type="string" office:string-value="нет" calcext:value-type="string">
            <text:p>нет</text:p>
          </table:table-cell>
          <table:table-cell table:formula="of:=VLOOKUP([.E959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59" calcext:value-type="float">
            <text:p>959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22H48M43S" calcext:value-type="time">
            <text:p>22:48:43</text:p>
          </table:table-cell>
          <table:table-cell table:style-name="ce9" office:value-type="float" office:value="15" calcext:value-type="float">
            <text:p>15</text:p>
          </table:table-cell>
          <table:table-cell table:style-name="ce11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223" calcext:value-type="float">
            <text:p>223</text:p>
          </table:table-cell>
          <table:table-cell table:style-name="ce10" table:formula="of:=VLOOKUP([.F960];[$Клиенты.A:.D];4;0)" office:value-type="string" office:string-value="нет" calcext:value-type="string">
            <text:p>нет</text:p>
          </table:table-cell>
          <table:table-cell table:formula="of:=VLOOKUP([.E96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60" calcext:value-type="float">
            <text:p>960</text:p>
          </table:table-cell>
          <table:table-cell office:value-type="date" office:date-value="2025-06-16" calcext:value-type="date">
            <text:p>16.06.25</text:p>
          </table:table-cell>
          <table:table-cell table:style-name="ce8" office:value-type="time" office:time-value="PT22H51M26S" calcext:value-type="time">
            <text:p>22:51:26</text:p>
          </table:table-cell>
          <table:table-cell table:style-name="ce9" office:value-type="float" office:value="7" calcext:value-type="float">
            <text:p>7</text:p>
          </table:table-cell>
          <table:table-cell table:style-name="ce11" office:value-type="string" calcext:value-type="string">
            <text:p>A65</text:p>
          </table:table-cell>
          <table:table-cell office:value-type="float" office:value="15" calcext:value-type="float">
            <text:p>15</text:p>
          </table:table-cell>
          <table:table-cell office:value-type="float" office:value="134" calcext:value-type="float">
            <text:p>134</text:p>
          </table:table-cell>
          <table:table-cell table:style-name="ce10" table:formula="of:=VLOOKUP([.F961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961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61" calcext:value-type="float">
            <text:p>961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06H18M40S" calcext:value-type="time">
            <text:p>6:18:40</text:p>
          </table:table-cell>
          <table:table-cell table:style-name="ce9" office:value-type="float" office:value="17" calcext:value-type="float">
            <text:p>17</text:p>
          </table:table-cell>
          <table:table-cell table:style-name="ce11" office:value-type="string" calcext:value-type="string">
            <text:p>A58</text:p>
          </table:table-cell>
          <table:table-cell office:value-type="float" office:value="15" calcext:value-type="float">
            <text:p>15</text:p>
          </table:table-cell>
          <table:table-cell office:value-type="float" office:value="209" calcext:value-type="float">
            <text:p>209</text:p>
          </table:table-cell>
          <table:table-cell table:style-name="ce10" table:formula="of:=VLOOKUP([.F962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962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62" calcext:value-type="float">
            <text:p>962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06H19M27S" calcext:value-type="time">
            <text:p>6:19:27</text:p>
          </table:table-cell>
          <table:table-cell table:style-name="ce9" office:value-type="float" office:value="29" calcext:value-type="float">
            <text:p>29</text:p>
          </table:table-cell>
          <table:table-cell table:style-name="ce11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373" calcext:value-type="float">
            <text:p>373</text:p>
          </table:table-cell>
          <table:table-cell table:style-name="ce10" table:formula="of:=VLOOKUP([.F963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96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63" calcext:value-type="float">
            <text:p>963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06H32M34S" calcext:value-type="time">
            <text:p>6:32:34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376" calcext:value-type="float">
            <text:p>376</text:p>
          </table:table-cell>
          <table:table-cell table:style-name="ce10" table:formula="of:=VLOOKUP([.F964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964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64" calcext:value-type="float">
            <text:p>964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06H37M19S" calcext:value-type="time">
            <text:p>6:37:19</text:p>
          </table:table-cell>
          <table:table-cell table:style-name="ce9" office:value-type="float" office:value="15" calcext:value-type="float">
            <text:p>15</text:p>
          </table:table-cell>
          <table:table-cell table:style-name="ce11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174" calcext:value-type="float">
            <text:p>174</text:p>
          </table:table-cell>
          <table:table-cell table:style-name="ce10" table:formula="of:=VLOOKUP([.F965];[$Клиенты.A:.D];4;0)" office:value-type="string" office:string-value="нет" calcext:value-type="string">
            <text:p>нет</text:p>
          </table:table-cell>
          <table:table-cell table:formula="of:=VLOOKUP([.E965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65" calcext:value-type="float">
            <text:p>965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06H59M42S" calcext:value-type="time">
            <text:p>6:59:42</text:p>
          </table:table-cell>
          <table:table-cell table:style-name="ce9" office:value-type="float" office:value="36" calcext:value-type="float">
            <text:p>36</text:p>
          </table:table-cell>
          <table:table-cell table:style-name="ce11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295" calcext:value-type="float">
            <text:p>295</text:p>
          </table:table-cell>
          <table:table-cell table:style-name="ce10" table:formula="of:=VLOOKUP([.F966];[$Клиенты.A:.D];4;0)" office:value-type="string" office:string-value="нет" calcext:value-type="string">
            <text:p>нет</text:p>
          </table:table-cell>
          <table:table-cell table:formula="of:=VLOOKUP([.E96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66" calcext:value-type="float">
            <text:p>966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07H42M34S" calcext:value-type="time">
            <text:p>7:42:34</text:p>
          </table:table-cell>
          <table:table-cell table:style-name="ce9" office:value-type="float" office:value="11" calcext:value-type="float">
            <text:p>11</text:p>
          </table:table-cell>
          <table:table-cell table:style-name="ce11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style-name="ce10" table:formula="of:=VLOOKUP([.F967];[$Клиенты.A:.D];4;0)" office:value-type="string" office:string-value="нет" calcext:value-type="string">
            <text:p>нет</text:p>
          </table:table-cell>
          <table:table-cell table:formula="of:=VLOOKUP([.E96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67" calcext:value-type="float">
            <text:p>967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08H04M02S" calcext:value-type="time">
            <text:p>8:04:02</text:p>
          </table:table-cell>
          <table:table-cell table:style-name="ce9" office:value-type="float" office:value="47" calcext:value-type="float">
            <text:p>47</text:p>
          </table:table-cell>
          <table:table-cell table:style-name="ce11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423" calcext:value-type="float">
            <text:p>423</text:p>
          </table:table-cell>
          <table:table-cell table:style-name="ce10" table:formula="of:=VLOOKUP([.F968];[$Клиенты.A:.D];4;0)" office:value-type="string" office:string-value="нет" calcext:value-type="string">
            <text:p>нет</text:p>
          </table:table-cell>
          <table:table-cell table:formula="of:=VLOOKUP([.E96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68" calcext:value-type="float">
            <text:p>968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09H16M03S" calcext:value-type="time">
            <text:p>9:16:03</text:p>
          </table:table-cell>
          <table:table-cell table:style-name="ce9" office:value-type="float" office:value="43" calcext:value-type="float">
            <text:p>43</text:p>
          </table:table-cell>
          <table:table-cell table:style-name="ce11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476" calcext:value-type="float">
            <text:p>476</text:p>
          </table:table-cell>
          <table:table-cell table:style-name="ce10" table:formula="of:=VLOOKUP([.F969];[$Клиенты.A:.D];4;0)" office:value-type="string" office:string-value="нет" calcext:value-type="string">
            <text:p>нет</text:p>
          </table:table-cell>
          <table:table-cell table:formula="of:=VLOOKUP([.E969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69" calcext:value-type="float">
            <text:p>969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09H26M38S" calcext:value-type="time">
            <text:p>9:26:38</text:p>
          </table:table-cell>
          <table:table-cell table:style-name="ce9" office:value-type="float" office:value="20" calcext:value-type="float">
            <text:p>20</text:p>
          </table:table-cell>
          <table:table-cell table:style-name="ce11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272" calcext:value-type="float">
            <text:p>272</text:p>
          </table:table-cell>
          <table:table-cell table:style-name="ce10" table:formula="of:=VLOOKUP([.F970];[$Клиенты.A:.D];4;0)" office:value-type="string" office:string-value="нет" calcext:value-type="string">
            <text:p>нет</text:p>
          </table:table-cell>
          <table:table-cell table:formula="of:=VLOOKUP([.E97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70" calcext:value-type="float">
            <text:p>970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09H35M58S" calcext:value-type="time">
            <text:p>9:35:58</text:p>
          </table:table-cell>
          <table:table-cell table:style-name="ce9" office:value-type="float" office:value="47" calcext:value-type="float">
            <text:p>47</text:p>
          </table:table-cell>
          <table:table-cell table:style-name="ce11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416" calcext:value-type="float">
            <text:p>416</text:p>
          </table:table-cell>
          <table:table-cell table:style-name="ce10" table:formula="of:=VLOOKUP([.F971];[$Клиенты.A:.D];4;0)" office:value-type="string" office:string-value="нет" calcext:value-type="string">
            <text:p>нет</text:p>
          </table:table-cell>
          <table:table-cell table:formula="of:=VLOOKUP([.E97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71" calcext:value-type="float">
            <text:p>971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09H39M32S" calcext:value-type="time">
            <text:p>9:39:32</text:p>
          </table:table-cell>
          <table:table-cell table:style-name="ce9" office:value-type="float" office:value="27" calcext:value-type="float">
            <text:p>27</text:p>
          </table:table-cell>
          <table:table-cell table:style-name="ce11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288" calcext:value-type="float">
            <text:p>288</text:p>
          </table:table-cell>
          <table:table-cell table:style-name="ce10" table:formula="of:=VLOOKUP([.F972];[$Клиенты.A:.D];4;0)" office:value-type="string" office:string-value="нет" calcext:value-type="string">
            <text:p>нет</text:p>
          </table:table-cell>
          <table:table-cell table:formula="of:=VLOOKUP([.E972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72" calcext:value-type="float">
            <text:p>972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10H15M23S" calcext:value-type="time">
            <text:p>10:15:23</text:p>
          </table:table-cell>
          <table:table-cell table:style-name="ce9" office:value-type="float" office:value="20" calcext:value-type="float">
            <text:p>20</text:p>
          </table:table-cell>
          <table:table-cell table:style-name="ce11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265" calcext:value-type="float">
            <text:p>265</text:p>
          </table:table-cell>
          <table:table-cell table:style-name="ce10" table:formula="of:=VLOOKUP([.F973];[$Клиенты.A:.D];4;0)" office:value-type="string" office:string-value="нет" calcext:value-type="string">
            <text:p>нет</text:p>
          </table:table-cell>
          <table:table-cell table:formula="of:=VLOOKUP([.E97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73" calcext:value-type="float">
            <text:p>973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10H40M27S" calcext:value-type="time">
            <text:p>10:40:27</text:p>
          </table:table-cell>
          <table:table-cell table:style-name="ce9" office:value-type="float" office:value="15" calcext:value-type="float">
            <text:p>15</text:p>
          </table:table-cell>
          <table:table-cell table:style-name="ce11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table:style-name="ce10" table:formula="of:=VLOOKUP([.F974];[$Клиенты.A:.D];4;0)" office:value-type="string" office:string-value="нет" calcext:value-type="string">
            <text:p>нет</text:p>
          </table:table-cell>
          <table:table-cell table:formula="of:=VLOOKUP([.E974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74" calcext:value-type="float">
            <text:p>974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11H25M20S" calcext:value-type="time">
            <text:p>11:25:20</text:p>
          </table:table-cell>
          <table:table-cell table:style-name="ce9" office:value-type="float" office:value="43" calcext:value-type="float">
            <text:p>43</text:p>
          </table:table-cell>
          <table:table-cell table:style-name="ce11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388" calcext:value-type="float">
            <text:p>388</text:p>
          </table:table-cell>
          <table:table-cell table:style-name="ce10" table:formula="of:=VLOOKUP([.F975];[$Клиенты.A:.D];4;0)" office:value-type="string" office:string-value="нет" calcext:value-type="string">
            <text:p>нет</text:p>
          </table:table-cell>
          <table:table-cell table:formula="of:=VLOOKUP([.E975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75" calcext:value-type="float">
            <text:p>975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11H48M32S" calcext:value-type="time">
            <text:p>11:48:32</text:p>
          </table:table-cell>
          <table:table-cell table:style-name="ce9" office:value-type="float" office:value="35" calcext:value-type="float">
            <text:p>35</text:p>
          </table:table-cell>
          <table:table-cell table:style-name="ce11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428" calcext:value-type="float">
            <text:p>428</text:p>
          </table:table-cell>
          <table:table-cell table:style-name="ce10" table:formula="of:=VLOOKUP([.F976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976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76" calcext:value-type="float">
            <text:p>976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13H18M00S" calcext:value-type="time">
            <text:p>13:18:00</text:p>
          </table:table-cell>
          <table:table-cell table:style-name="ce9" office:value-type="float" office:value="24" calcext:value-type="float">
            <text:p>24</text:p>
          </table:table-cell>
          <table:table-cell table:style-name="ce11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259" calcext:value-type="float">
            <text:p>259</text:p>
          </table:table-cell>
          <table:table-cell table:style-name="ce10" table:formula="of:=VLOOKUP([.F977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977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77" calcext:value-type="float">
            <text:p>977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13H56M37S" calcext:value-type="time">
            <text:p>13:56:37</text:p>
          </table:table-cell>
          <table:table-cell table:style-name="ce9" office:value-type="float" office:value="21" calcext:value-type="float">
            <text:p>21</text:p>
          </table:table-cell>
          <table:table-cell table:style-name="ce11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251" calcext:value-type="float">
            <text:p>251</text:p>
          </table:table-cell>
          <table:table-cell table:style-name="ce10" table:formula="of:=VLOOKUP([.F978];[$Клиенты.A:.D];4;0)" office:value-type="string" office:string-value="нет" calcext:value-type="string">
            <text:p>нет</text:p>
          </table:table-cell>
          <table:table-cell table:formula="of:=VLOOKUP([.E978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78" calcext:value-type="float">
            <text:p>978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14H01M47S" calcext:value-type="time">
            <text:p>14:01:47</text:p>
          </table:table-cell>
          <table:table-cell table:style-name="ce9" office:value-type="float" office:value="5" calcext:value-type="float">
            <text:p>5</text:p>
          </table:table-cell>
          <table:table-cell table:style-name="ce11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style-name="ce10" table:formula="of:=VLOOKUP([.F979];[$Клиенты.A:.D];4;0)" office:value-type="string" office:string-value="нет" calcext:value-type="string">
            <text:p>нет</text:p>
          </table:table-cell>
          <table:table-cell table:formula="of:=VLOOKUP([.E979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79" calcext:value-type="float">
            <text:p>979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14H02M50S" calcext:value-type="time">
            <text:p>14:02:50</text:p>
          </table:table-cell>
          <table:table-cell table:style-name="ce9" office:value-type="float" office:value="33" calcext:value-type="float">
            <text:p>33</text:p>
          </table:table-cell>
          <table:table-cell table:style-name="ce11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377" calcext:value-type="float">
            <text:p>377</text:p>
          </table:table-cell>
          <table:table-cell table:style-name="ce10" table:formula="of:=VLOOKUP([.F980];[$Клиенты.A:.D];4;0)" office:value-type="string" office:string-value="нет" calcext:value-type="string">
            <text:p>нет</text:p>
          </table:table-cell>
          <table:table-cell table:formula="of:=VLOOKUP([.E98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80" calcext:value-type="float">
            <text:p>980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14H07M15S" calcext:value-type="time">
            <text:p>14:07:15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style-name="ce10" table:formula="of:=VLOOKUP([.F981];[$Клиенты.A:.D];4;0)" office:value-type="string" office:string-value="нет" calcext:value-type="string">
            <text:p>нет</text:p>
          </table:table-cell>
          <table:table-cell table:formula="of:=VLOOKUP([.E981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81" calcext:value-type="float">
            <text:p>981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14H17M05S" calcext:value-type="time">
            <text:p>14:17:05</text:p>
          </table:table-cell>
          <table:table-cell table:style-name="ce9" office:value-type="float" office:value="49" calcext:value-type="float">
            <text:p>49</text:p>
          </table:table-cell>
          <table:table-cell table:style-name="ce11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592" calcext:value-type="float">
            <text:p>592</text:p>
          </table:table-cell>
          <table:table-cell table:style-name="ce10" table:formula="of:=VLOOKUP([.F982];[$Клиенты.A:.D];4;0)" office:value-type="string" office:string-value="нет" calcext:value-type="string">
            <text:p>нет</text:p>
          </table:table-cell>
          <table:table-cell table:formula="of:=VLOOKUP([.E982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82" calcext:value-type="float">
            <text:p>982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14H36M46S" calcext:value-type="time">
            <text:p>14:36:46</text:p>
          </table:table-cell>
          <table:table-cell table:style-name="ce9" office:value-type="float" office:value="22" calcext:value-type="float">
            <text:p>22</text:p>
          </table:table-cell>
          <table:table-cell table:style-name="ce11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239" calcext:value-type="float">
            <text:p>239</text:p>
          </table:table-cell>
          <table:table-cell table:style-name="ce10" table:formula="of:=VLOOKUP([.F983];[$Клиенты.A:.D];4;0)" office:value-type="string" office:string-value="нет" calcext:value-type="string">
            <text:p>нет</text:p>
          </table:table-cell>
          <table:table-cell table:formula="of:=VLOOKUP([.E98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83" calcext:value-type="float">
            <text:p>983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14H37M16S" calcext:value-type="time">
            <text:p>14:37:16</text:p>
          </table:table-cell>
          <table:table-cell table:style-name="ce9" office:value-type="float" office:value="17" calcext:value-type="float">
            <text:p>17</text:p>
          </table:table-cell>
          <table:table-cell table:style-name="ce11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211" calcext:value-type="float">
            <text:p>211</text:p>
          </table:table-cell>
          <table:table-cell table:style-name="ce10" table:formula="of:=VLOOKUP([.F984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98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84" calcext:value-type="float">
            <text:p>984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14H41M54S" calcext:value-type="time">
            <text:p>14:41:54</text:p>
          </table:table-cell>
          <table:table-cell table:style-name="ce9" office:value-type="float" office:value="48" calcext:value-type="float">
            <text:p>48</text:p>
          </table:table-cell>
          <table:table-cell table:style-name="ce11" office:value-type="string" calcext:value-type="string">
            <text:p>A58</text:p>
          </table:table-cell>
          <table:table-cell office:value-type="float" office:value="15" calcext:value-type="float">
            <text:p>15</text:p>
          </table:table-cell>
          <table:table-cell office:value-type="float" office:value="583" calcext:value-type="float">
            <text:p>583</text:p>
          </table:table-cell>
          <table:table-cell table:style-name="ce10" table:formula="of:=VLOOKUP([.F985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985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85" calcext:value-type="float">
            <text:p>985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14H46M49S" calcext:value-type="time">
            <text:p>14:46:49</text:p>
          </table:table-cell>
          <table:table-cell table:style-name="ce9" office:value-type="float" office:value="6" calcext:value-type="float">
            <text:p>6</text:p>
          </table:table-cell>
          <table:table-cell table:style-name="ce11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table:style-name="ce10" table:formula="of:=VLOOKUP([.F986];[$Клиенты.A:.D];4;0)" office:value-type="string" office:string-value="нет" calcext:value-type="string">
            <text:p>нет</text:p>
          </table:table-cell>
          <table:table-cell table:formula="of:=VLOOKUP([.E986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86" calcext:value-type="float">
            <text:p>986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15H05M20S" calcext:value-type="time">
            <text:p>15:05:20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table:style-name="ce10" table:formula="of:=VLOOKUP([.F987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987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87" calcext:value-type="float">
            <text:p>987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15H29M31S" calcext:value-type="time">
            <text:p>15:29:31</text:p>
          </table:table-cell>
          <table:table-cell table:style-name="ce9" office:value-type="float" office:value="12" calcext:value-type="float">
            <text:p>12</text:p>
          </table:table-cell>
          <table:table-cell table:style-name="ce11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table:style-name="ce10" table:formula="of:=VLOOKUP([.F988];[$Клиенты.A:.D];4;0)" office:value-type="string" office:string-value="нет" calcext:value-type="string">
            <text:p>нет</text:p>
          </table:table-cell>
          <table:table-cell table:formula="of:=VLOOKUP([.E98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88" calcext:value-type="float">
            <text:p>988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15H46M49S" calcext:value-type="time">
            <text:p>15:46:49</text:p>
          </table:table-cell>
          <table:table-cell table:style-name="ce9" office:value-type="float" office:value="47" calcext:value-type="float">
            <text:p>47</text:p>
          </table:table-cell>
          <table:table-cell table:style-name="ce11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477" calcext:value-type="float">
            <text:p>477</text:p>
          </table:table-cell>
          <table:table-cell table:style-name="ce10" table:formula="of:=VLOOKUP([.F989];[$Клиенты.A:.D];4;0)" office:value-type="string" office:string-value="нет" calcext:value-type="string">
            <text:p>нет</text:p>
          </table:table-cell>
          <table:table-cell table:formula="of:=VLOOKUP([.E98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89" calcext:value-type="float">
            <text:p>989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15H51M26S" calcext:value-type="time">
            <text:p>15:51:26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398" calcext:value-type="float">
            <text:p>398</text:p>
          </table:table-cell>
          <table:table-cell table:style-name="ce10" table:formula="of:=VLOOKUP([.F990];[$Клиенты.A:.D];4;0)" office:value-type="string" office:string-value="нет" calcext:value-type="string">
            <text:p>нет</text:p>
          </table:table-cell>
          <table:table-cell table:formula="of:=VLOOKUP([.E99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90" calcext:value-type="float">
            <text:p>990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15H59M13S" calcext:value-type="time">
            <text:p>15:59:13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style-name="ce10" table:formula="of:=VLOOKUP([.F991];[$Клиенты.A:.D];4;0)" office:value-type="string" office:string-value="нет" calcext:value-type="string">
            <text:p>нет</text:p>
          </table:table-cell>
          <table:table-cell table:formula="of:=VLOOKUP([.E99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91" calcext:value-type="float">
            <text:p>991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17H11M44S" calcext:value-type="time">
            <text:p>17:11:44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table:style-name="ce10" table:formula="of:=VLOOKUP([.F992];[$Клиенты.A:.D];4;0)" office:value-type="string" office:string-value="нет" calcext:value-type="string">
            <text:p>нет</text:p>
          </table:table-cell>
          <table:table-cell table:formula="of:=VLOOKUP([.E992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92" calcext:value-type="float">
            <text:p>992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17H12M05S" calcext:value-type="time">
            <text:p>17:12:05</text:p>
          </table:table-cell>
          <table:table-cell table:style-name="ce9" office:value-type="float" office:value="18" calcext:value-type="float">
            <text:p>18</text:p>
          </table:table-cell>
          <table:table-cell table:style-name="ce11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193" calcext:value-type="float">
            <text:p>193</text:p>
          </table:table-cell>
          <table:table-cell table:style-name="ce10" table:formula="of:=VLOOKUP([.F993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993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93" calcext:value-type="float">
            <text:p>993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17H29M44S" calcext:value-type="time">
            <text:p>17:29:44</text:p>
          </table:table-cell>
          <table:table-cell table:style-name="ce9" office:value-type="float" office:value="14" calcext:value-type="float">
            <text:p>14</text:p>
          </table:table-cell>
          <table:table-cell table:style-name="ce11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style-name="ce10" table:formula="of:=VLOOKUP([.F994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994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94" calcext:value-type="float">
            <text:p>994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17H49M14S" calcext:value-type="time">
            <text:p>17:49:14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 table:style-name="ce10" table:formula="of:=VLOOKUP([.F995];[$Клиенты.A:.D];4;0)" office:value-type="string" office:string-value="нет" calcext:value-type="string">
            <text:p>нет</text:p>
          </table:table-cell>
          <table:table-cell table:formula="of:=VLOOKUP([.E99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95" calcext:value-type="float">
            <text:p>995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17H58M52S" calcext:value-type="time">
            <text:p>17:58:52</text:p>
          </table:table-cell>
          <table:table-cell table:style-name="ce9" office:value-type="float" office:value="15" calcext:value-type="float">
            <text:p>15</text:p>
          </table:table-cell>
          <table:table-cell table:style-name="ce11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210" calcext:value-type="float">
            <text:p>210</text:p>
          </table:table-cell>
          <table:table-cell table:style-name="ce10" table:formula="of:=VLOOKUP([.F996];[$Клиенты.A:.D];4;0)" office:value-type="string" office:string-value="нет" calcext:value-type="string">
            <text:p>нет</text:p>
          </table:table-cell>
          <table:table-cell table:formula="of:=VLOOKUP([.E996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96" calcext:value-type="float">
            <text:p>996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18H27M10S" calcext:value-type="time">
            <text:p>18:27:10</text:p>
          </table:table-cell>
          <table:table-cell table:style-name="ce9" office:value-type="float" office:value="39" calcext:value-type="float">
            <text:p>39</text:p>
          </table:table-cell>
          <table:table-cell table:style-name="ce11" office:value-type="string" calcext:value-type="string">
            <text:p>A65</text:p>
          </table:table-cell>
          <table:table-cell office:value-type="float" office:value="15" calcext:value-type="float">
            <text:p>15</text:p>
          </table:table-cell>
          <table:table-cell office:value-type="float" office:value="400" calcext:value-type="float">
            <text:p>400</text:p>
          </table:table-cell>
          <table:table-cell table:style-name="ce10" table:formula="of:=VLOOKUP([.F997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997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97" calcext:value-type="float">
            <text:p>997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18H53M06S" calcext:value-type="time">
            <text:p>18:53:06</text:p>
          </table:table-cell>
          <table:table-cell table:style-name="ce9" office:value-type="float" office:value="34" calcext:value-type="float">
            <text:p>34</text:p>
          </table:table-cell>
          <table:table-cell table:style-name="ce11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323" calcext:value-type="float">
            <text:p>323</text:p>
          </table:table-cell>
          <table:table-cell table:style-name="ce10" table:formula="of:=VLOOKUP([.F998];[$Клиенты.A:.D];4;0)" office:value-type="string" office:string-value="нет" calcext:value-type="string">
            <text:p>нет</text:p>
          </table:table-cell>
          <table:table-cell table:formula="of:=VLOOKUP([.E998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98" calcext:value-type="float">
            <text:p>998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18H57M03S" calcext:value-type="time">
            <text:p>18:57:03</text:p>
          </table:table-cell>
          <table:table-cell table:style-name="ce9" office:value-type="float" office:value="15" calcext:value-type="float">
            <text:p>15</text:p>
          </table:table-cell>
          <table:table-cell table:style-name="ce11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table:style-name="ce10" table:formula="of:=VLOOKUP([.F999];[$Клиенты.A:.D];4;0)" office:value-type="string" office:string-value="нет" calcext:value-type="string">
            <text:p>нет</text:p>
          </table:table-cell>
          <table:table-cell table:formula="of:=VLOOKUP([.E999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999" calcext:value-type="float">
            <text:p>999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19H14M37S" calcext:value-type="time">
            <text:p>19:14:37</text:p>
          </table:table-cell>
          <table:table-cell table:style-name="ce9" office:value-type="float" office:value="13" calcext:value-type="float">
            <text:p>13</text:p>
          </table:table-cell>
          <table:table-cell table:style-name="ce11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table:style-name="ce10" table:formula="of:=VLOOKUP([.F1000];[$Клиенты.A:.D];4;0)" office:value-type="string" office:string-value="нет" calcext:value-type="string">
            <text:p>нет</text:p>
          </table:table-cell>
          <table:table-cell table:formula="of:=VLOOKUP([.E1000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00" calcext:value-type="float">
            <text:p>1000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19H22M55S" calcext:value-type="time">
            <text:p>19:22:55</text:p>
          </table:table-cell>
          <table:table-cell table:style-name="ce9" office:value-type="float" office:value="44" calcext:value-type="float">
            <text:p>44</text:p>
          </table:table-cell>
          <table:table-cell table:style-name="ce11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446" calcext:value-type="float">
            <text:p>446</text:p>
          </table:table-cell>
          <table:table-cell table:style-name="ce10" table:formula="of:=VLOOKUP([.F1001];[$Клиенты.A:.D];4;0)" office:value-type="string" office:string-value="нет" calcext:value-type="string">
            <text:p>нет</text:p>
          </table:table-cell>
          <table:table-cell table:formula="of:=VLOOKUP([.E100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01" calcext:value-type="float">
            <text:p>1001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19H32M30S" calcext:value-type="time">
            <text:p>19:32:30</text:p>
          </table:table-cell>
          <table:table-cell table:style-name="ce9" office:value-type="float" office:value="24" calcext:value-type="float">
            <text:p>24</text:p>
          </table:table-cell>
          <table:table-cell table:style-name="ce11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215" calcext:value-type="float">
            <text:p>215</text:p>
          </table:table-cell>
          <table:table-cell table:style-name="ce10" table:formula="of:=VLOOKUP([.F1002];[$Клиенты.A:.D];4;0)" office:value-type="string" office:string-value="нет" calcext:value-type="string">
            <text:p>нет</text:p>
          </table:table-cell>
          <table:table-cell table:formula="of:=VLOOKUP([.E100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02" calcext:value-type="float">
            <text:p>1002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19H33M10S" calcext:value-type="time">
            <text:p>19:33:10</text:p>
          </table:table-cell>
          <table:table-cell table:style-name="ce9" office:value-type="float" office:value="7" calcext:value-type="float">
            <text:p>7</text:p>
          </table:table-cell>
          <table:table-cell table:style-name="ce11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table:style-name="ce10" table:formula="of:=VLOOKUP([.F1003];[$Клиенты.A:.D];4;0)" office:value-type="string" office:string-value="нет" calcext:value-type="string">
            <text:p>нет</text:p>
          </table:table-cell>
          <table:table-cell table:formula="of:=VLOOKUP([.E1003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03" calcext:value-type="float">
            <text:p>1003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19H33M23S" calcext:value-type="time">
            <text:p>19:33:23</text:p>
          </table:table-cell>
          <table:table-cell table:style-name="ce9" office:value-type="float" office:value="13" calcext:value-type="float">
            <text:p>13</text:p>
          </table:table-cell>
          <table:table-cell table:style-name="ce11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151" calcext:value-type="float">
            <text:p>151</text:p>
          </table:table-cell>
          <table:table-cell table:style-name="ce10" table:formula="of:=VLOOKUP([.F1004];[$Клиенты.A:.D];4;0)" office:value-type="string" office:string-value="нет" calcext:value-type="string">
            <text:p>нет</text:p>
          </table:table-cell>
          <table:table-cell table:formula="of:=VLOOKUP([.E100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04" calcext:value-type="float">
            <text:p>1004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19H49M48S" calcext:value-type="time">
            <text:p>19:49:48</text:p>
          </table:table-cell>
          <table:table-cell table:style-name="ce9" office:value-type="float" office:value="24" calcext:value-type="float">
            <text:p>24</text:p>
          </table:table-cell>
          <table:table-cell table:style-name="ce11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238" calcext:value-type="float">
            <text:p>238</text:p>
          </table:table-cell>
          <table:table-cell table:style-name="ce10" table:formula="of:=VLOOKUP([.F1005];[$Клиенты.A:.D];4;0)" office:value-type="string" office:string-value="нет" calcext:value-type="string">
            <text:p>нет</text:p>
          </table:table-cell>
          <table:table-cell table:formula="of:=VLOOKUP([.E100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05" calcext:value-type="float">
            <text:p>1005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19H59M53S" calcext:value-type="time">
            <text:p>19:59:53</text:p>
          </table:table-cell>
          <table:table-cell table:style-name="ce9" office:value-type="float" office:value="41" calcext:value-type="float">
            <text:p>41</text:p>
          </table:table-cell>
          <table:table-cell table:style-name="ce11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465" calcext:value-type="float">
            <text:p>465</text:p>
          </table:table-cell>
          <table:table-cell table:style-name="ce10" table:formula="of:=VLOOKUP([.F1006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00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06" calcext:value-type="float">
            <text:p>1006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21H09M01S" calcext:value-type="time">
            <text:p>21:09:01</text:p>
          </table:table-cell>
          <table:table-cell table:style-name="ce9" office:value-type="float" office:value="31" calcext:value-type="float">
            <text:p>31</text:p>
          </table:table-cell>
          <table:table-cell table:style-name="ce11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384" calcext:value-type="float">
            <text:p>384</text:p>
          </table:table-cell>
          <table:table-cell table:style-name="ce10" table:formula="of:=VLOOKUP([.F1007];[$Клиенты.A:.D];4;0)" office:value-type="string" office:string-value="нет" calcext:value-type="string">
            <text:p>нет</text:p>
          </table:table-cell>
          <table:table-cell table:formula="of:=VLOOKUP([.E100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07" calcext:value-type="float">
            <text:p>1007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21H24M13S" calcext:value-type="time">
            <text:p>21:24:13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317" calcext:value-type="float">
            <text:p>317</text:p>
          </table:table-cell>
          <table:table-cell table:style-name="ce10" table:formula="of:=VLOOKUP([.F1008];[$Клиенты.A:.D];4;0)" office:value-type="string" office:string-value="нет" calcext:value-type="string">
            <text:p>нет</text:p>
          </table:table-cell>
          <table:table-cell table:formula="of:=VLOOKUP([.E1008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08" calcext:value-type="float">
            <text:p>1008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21H32M02S" calcext:value-type="time">
            <text:p>21:32:02</text:p>
          </table:table-cell>
          <table:table-cell table:style-name="ce9" office:value-type="float" office:value="21" calcext:value-type="float">
            <text:p>21</text:p>
          </table:table-cell>
          <table:table-cell table:style-name="ce11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233" calcext:value-type="float">
            <text:p>233</text:p>
          </table:table-cell>
          <table:table-cell table:style-name="ce10" table:formula="of:=VLOOKUP([.F1009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00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09" calcext:value-type="float">
            <text:p>1009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21H37M51S" calcext:value-type="time">
            <text:p>21:37:51</text:p>
          </table:table-cell>
          <table:table-cell table:style-name="ce9" office:value-type="float" office:value="39" calcext:value-type="float">
            <text:p>39</text:p>
          </table:table-cell>
          <table:table-cell table:style-name="ce11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439" calcext:value-type="float">
            <text:p>439</text:p>
          </table:table-cell>
          <table:table-cell table:style-name="ce10" table:formula="of:=VLOOKUP([.F1010];[$Клиенты.A:.D];4;0)" office:value-type="string" office:string-value="нет" calcext:value-type="string">
            <text:p>нет</text:p>
          </table:table-cell>
          <table:table-cell table:formula="of:=VLOOKUP([.E101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10" calcext:value-type="float">
            <text:p>1010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21H38M54S" calcext:value-type="time">
            <text:p>21:38:54</text:p>
          </table:table-cell>
          <table:table-cell table:style-name="ce9" office:value-type="float" office:value="31" calcext:value-type="float">
            <text:p>31</text:p>
          </table:table-cell>
          <table:table-cell table:style-name="ce11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301" calcext:value-type="float">
            <text:p>301</text:p>
          </table:table-cell>
          <table:table-cell table:style-name="ce10" table:formula="of:=VLOOKUP([.F1011];[$Клиенты.A:.D];4;0)" office:value-type="string" office:string-value="нет" calcext:value-type="string">
            <text:p>нет</text:p>
          </table:table-cell>
          <table:table-cell table:formula="of:=VLOOKUP([.E101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11" calcext:value-type="float">
            <text:p>1011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21H42M31S" calcext:value-type="time">
            <text:p>21:42:31</text:p>
          </table:table-cell>
          <table:table-cell table:style-name="ce9" office:value-type="float" office:value="46" calcext:value-type="float">
            <text:p>46</text:p>
          </table:table-cell>
          <table:table-cell table:style-name="ce11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  <table:table-cell table:style-name="ce10" table:formula="of:=VLOOKUP([.F1012];[$Клиенты.A:.D];4;0)" office:value-type="string" office:string-value="нет" calcext:value-type="string">
            <text:p>нет</text:p>
          </table:table-cell>
          <table:table-cell table:formula="of:=VLOOKUP([.E101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12" calcext:value-type="float">
            <text:p>1012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21H44M26S" calcext:value-type="time">
            <text:p>21:44:26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string" calcext:value-type="string">
            <text:p>A63</text:p>
          </table:table-cell>
          <table:table-cell office:value-type="float" office:value="15" calcext:value-type="float">
            <text:p>15</text:p>
          </table:table-cell>
          <table:table-cell office:value-type="float" office:value="340" calcext:value-type="float">
            <text:p>340</text:p>
          </table:table-cell>
          <table:table-cell table:style-name="ce10" table:formula="of:=VLOOKUP([.F1013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013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13" calcext:value-type="float">
            <text:p>1013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22H06M15S" calcext:value-type="time">
            <text:p>22:06:15</text:p>
          </table:table-cell>
          <table:table-cell table:style-name="ce9" office:value-type="float" office:value="15" calcext:value-type="float">
            <text:p>15</text:p>
          </table:table-cell>
          <table:table-cell table:style-name="ce11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205" calcext:value-type="float">
            <text:p>205</text:p>
          </table:table-cell>
          <table:table-cell table:style-name="ce10" table:formula="of:=VLOOKUP([.F1014];[$Клиенты.A:.D];4;0)" office:value-type="string" office:string-value="нет" calcext:value-type="string">
            <text:p>нет</text:p>
          </table:table-cell>
          <table:table-cell table:formula="of:=VLOOKUP([.E1014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14" calcext:value-type="float">
            <text:p>1014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22H10M11S" calcext:value-type="time">
            <text:p>22:10:11</text:p>
          </table:table-cell>
          <table:table-cell table:style-name="ce9" office:value-type="float" office:value="45" calcext:value-type="float">
            <text:p>45</text:p>
          </table:table-cell>
          <table:table-cell table:style-name="ce11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552" calcext:value-type="float">
            <text:p>552</text:p>
          </table:table-cell>
          <table:table-cell table:style-name="ce10" table:formula="of:=VLOOKUP([.F1015];[$Клиенты.A:.D];4;0)" office:value-type="string" office:string-value="нет" calcext:value-type="string">
            <text:p>нет</text:p>
          </table:table-cell>
          <table:table-cell table:formula="of:=VLOOKUP([.E1015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15" calcext:value-type="float">
            <text:p>1015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22H29M04S" calcext:value-type="time">
            <text:p>22:29:04</text:p>
          </table:table-cell>
          <table:table-cell table:style-name="ce9" office:value-type="float" office:value="37" calcext:value-type="float">
            <text:p>37</text:p>
          </table:table-cell>
          <table:table-cell table:style-name="ce11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table:style-name="ce10" table:formula="of:=VLOOKUP([.F1016];[$Клиенты.A:.D];4;0)" office:value-type="string" office:string-value="нет" calcext:value-type="string">
            <text:p>нет</text:p>
          </table:table-cell>
          <table:table-cell table:formula="of:=VLOOKUP([.E1016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16" calcext:value-type="float">
            <text:p>1016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22H36M11S" calcext:value-type="time">
            <text:p>22:36:11</text:p>
          </table:table-cell>
          <table:table-cell table:style-name="ce9" office:value-type="float" office:value="35" calcext:value-type="float">
            <text:p>35</text:p>
          </table:table-cell>
          <table:table-cell table:style-name="ce11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434" calcext:value-type="float">
            <text:p>434</text:p>
          </table:table-cell>
          <table:table-cell table:style-name="ce10" table:formula="of:=VLOOKUP([.F1017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1017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17" calcext:value-type="float">
            <text:p>1017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22H36M52S" calcext:value-type="time">
            <text:p>22:36:52</text:p>
          </table:table-cell>
          <table:table-cell table:style-name="ce9" office:value-type="float" office:value="47" calcext:value-type="float">
            <text:p>47</text:p>
          </table:table-cell>
          <table:table-cell table:style-name="ce11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575" calcext:value-type="float">
            <text:p>575</text:p>
          </table:table-cell>
          <table:table-cell table:style-name="ce10" table:formula="of:=VLOOKUP([.F1018];[$Клиенты.A:.D];4;0)" office:value-type="string" office:string-value="нет" calcext:value-type="string">
            <text:p>нет</text:p>
          </table:table-cell>
          <table:table-cell table:formula="of:=VLOOKUP([.E101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18" calcext:value-type="float">
            <text:p>1018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22H43M54S" calcext:value-type="time">
            <text:p>22:43:54</text:p>
          </table:table-cell>
          <table:table-cell table:style-name="ce9" office:value-type="float" office:value="28" calcext:value-type="float">
            <text:p>28</text:p>
          </table:table-cell>
          <table:table-cell table:style-name="ce11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312" calcext:value-type="float">
            <text:p>312</text:p>
          </table:table-cell>
          <table:table-cell table:style-name="ce10" table:formula="of:=VLOOKUP([.F1019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019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19" calcext:value-type="float">
            <text:p>1019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22H49M41S" calcext:value-type="time">
            <text:p>22:49:41</text:p>
          </table:table-cell>
          <table:table-cell table:style-name="ce9" office:value-type="float" office:value="26" calcext:value-type="float">
            <text:p>26</text:p>
          </table:table-cell>
          <table:table-cell table:style-name="ce11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264" calcext:value-type="float">
            <text:p>264</text:p>
          </table:table-cell>
          <table:table-cell table:style-name="ce10" table:formula="of:=VLOOKUP([.F1020];[$Клиенты.A:.D];4;0)" office:value-type="string" office:string-value="нет" calcext:value-type="string">
            <text:p>нет</text:p>
          </table:table-cell>
          <table:table-cell table:formula="of:=VLOOKUP([.E102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20" calcext:value-type="float">
            <text:p>1020</text:p>
          </table:table-cell>
          <table:table-cell office:value-type="date" office:date-value="2025-06-17" calcext:value-type="date">
            <text:p>17.06.25</text:p>
          </table:table-cell>
          <table:table-cell table:style-name="ce8" office:value-type="time" office:time-value="PT22H53M49S" calcext:value-type="time">
            <text:p>22:53:49</text:p>
          </table:table-cell>
          <table:table-cell table:style-name="ce9" office:value-type="float" office:value="27" calcext:value-type="float">
            <text:p>27</text:p>
          </table:table-cell>
          <table:table-cell table:style-name="ce11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table:style-name="ce10" table:formula="of:=VLOOKUP([.F1021];[$Клиенты.A:.D];4;0)" office:value-type="string" office:string-value="нет" calcext:value-type="string">
            <text:p>нет</text:p>
          </table:table-cell>
          <table:table-cell table:formula="of:=VLOOKUP([.E1021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21" calcext:value-type="float">
            <text:p>1021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06H03M32S" calcext:value-type="time">
            <text:p>6:03:32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  <table:table-cell table:style-name="ce10" table:formula="of:=VLOOKUP([.F1022];[$Клиенты.A:.D];4;0)" office:value-type="string" office:string-value="нет" calcext:value-type="string">
            <text:p>нет</text:p>
          </table:table-cell>
          <table:table-cell table:formula="of:=VLOOKUP([.E1022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22" calcext:value-type="float">
            <text:p>1022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06H19M21S" calcext:value-type="time">
            <text:p>6:19:21</text:p>
          </table:table-cell>
          <table:table-cell table:style-name="ce9" office:value-type="float" office:value="31" calcext:value-type="float">
            <text:p>31</text:p>
          </table:table-cell>
          <table:table-cell table:style-name="ce11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table:style-name="ce10" table:formula="of:=VLOOKUP([.F1023];[$Клиенты.A:.D];4;0)" office:value-type="string" office:string-value="нет" calcext:value-type="string">
            <text:p>нет</text:p>
          </table:table-cell>
          <table:table-cell table:formula="of:=VLOOKUP([.E102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23" calcext:value-type="float">
            <text:p>1023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06H33M40S" calcext:value-type="time">
            <text:p>6:33:40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441" calcext:value-type="float">
            <text:p>441</text:p>
          </table:table-cell>
          <table:table-cell table:style-name="ce10" table:formula="of:=VLOOKUP([.F1024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024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24" calcext:value-type="float">
            <text:p>1024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06H40M35S" calcext:value-type="time">
            <text:p>6:40:35</text:p>
          </table:table-cell>
          <table:table-cell table:style-name="ce9" office:value-type="float" office:value="27" calcext:value-type="float">
            <text:p>27</text:p>
          </table:table-cell>
          <table:table-cell table:style-name="ce11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293" calcext:value-type="float">
            <text:p>293</text:p>
          </table:table-cell>
          <table:table-cell table:style-name="ce10" table:formula="of:=VLOOKUP([.F1025];[$Клиенты.A:.D];4;0)" office:value-type="string" office:string-value="нет" calcext:value-type="string">
            <text:p>нет</text:p>
          </table:table-cell>
          <table:table-cell table:formula="of:=VLOOKUP([.E1025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25" calcext:value-type="float">
            <text:p>1025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06H44M13S" calcext:value-type="time">
            <text:p>6:44:13</text:p>
          </table:table-cell>
          <table:table-cell table:style-name="ce9" office:value-type="float" office:value="11" calcext:value-type="float">
            <text:p>11</text:p>
          </table:table-cell>
          <table:table-cell table:style-name="ce11" office:value-type="string" calcext:value-type="string">
            <text:p>A60</text:p>
          </table:table-cell>
          <table:table-cell office:value-type="float" office:value="15" calcext:value-type="float">
            <text:p>15</text:p>
          </table:table-cell>
          <table:table-cell office:value-type="float" office:value="118" calcext:value-type="float">
            <text:p>118</text:p>
          </table:table-cell>
          <table:table-cell table:style-name="ce10" table:formula="of:=VLOOKUP([.F1026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026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26" calcext:value-type="float">
            <text:p>1026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07H15M28S" calcext:value-type="time">
            <text:p>7:15:28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159" calcext:value-type="float">
            <text:p>159</text:p>
          </table:table-cell>
          <table:table-cell table:style-name="ce10" table:formula="of:=VLOOKUP([.F1027];[$Клиенты.A:.D];4;0)" office:value-type="string" office:string-value="нет" calcext:value-type="string">
            <text:p>нет</text:p>
          </table:table-cell>
          <table:table-cell table:formula="of:=VLOOKUP([.E102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27" calcext:value-type="float">
            <text:p>1027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08H03M55S" calcext:value-type="time">
            <text:p>8:03:55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130" calcext:value-type="float">
            <text:p>130</text:p>
          </table:table-cell>
          <table:table-cell table:style-name="ce10" table:formula="of:=VLOOKUP([.F1028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02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28" calcext:value-type="float">
            <text:p>1028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08H15M47S" calcext:value-type="time">
            <text:p>8:15:47</text:p>
          </table:table-cell>
          <table:table-cell table:style-name="ce9" office:value-type="float" office:value="47" calcext:value-type="float">
            <text:p>47</text:p>
          </table:table-cell>
          <table:table-cell table:style-name="ce11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465" calcext:value-type="float">
            <text:p>465</text:p>
          </table:table-cell>
          <table:table-cell table:style-name="ce10" table:formula="of:=VLOOKUP([.F1029];[$Клиенты.A:.D];4;0)" office:value-type="string" office:string-value="нет" calcext:value-type="string">
            <text:p>нет</text:p>
          </table:table-cell>
          <table:table-cell table:formula="of:=VLOOKUP([.E1029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29" calcext:value-type="float">
            <text:p>1029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08H45M52S" calcext:value-type="time">
            <text:p>8:45:52</text:p>
          </table:table-cell>
          <table:table-cell table:style-name="ce9" office:value-type="float" office:value="8" calcext:value-type="float">
            <text:p>8</text:p>
          </table:table-cell>
          <table:table-cell table:style-name="ce11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table:style-name="ce10" table:formula="of:=VLOOKUP([.F1030];[$Клиенты.A:.D];4;0)" office:value-type="string" office:string-value="нет" calcext:value-type="string">
            <text:p>нет</text:p>
          </table:table-cell>
          <table:table-cell table:formula="of:=VLOOKUP([.E103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30" calcext:value-type="float">
            <text:p>1030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09H20M33S" calcext:value-type="time">
            <text:p>9:20:33</text:p>
          </table:table-cell>
          <table:table-cell table:style-name="ce9" office:value-type="float" office:value="34" calcext:value-type="float">
            <text:p>34</text:p>
          </table:table-cell>
          <table:table-cell table:style-name="ce11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329" calcext:value-type="float">
            <text:p>329</text:p>
          </table:table-cell>
          <table:table-cell table:style-name="ce10" table:formula="of:=VLOOKUP([.F1031];[$Клиенты.A:.D];4;0)" office:value-type="string" office:string-value="нет" calcext:value-type="string">
            <text:p>нет</text:p>
          </table:table-cell>
          <table:table-cell table:formula="of:=VLOOKUP([.E1031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31" calcext:value-type="float">
            <text:p>1031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10H28M47S" calcext:value-type="time">
            <text:p>10:28:47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table:style-name="ce10" table:formula="of:=VLOOKUP([.F1032];[$Клиенты.A:.D];4;0)" office:value-type="string" office:string-value="нет" calcext:value-type="string">
            <text:p>нет</text:p>
          </table:table-cell>
          <table:table-cell table:formula="of:=VLOOKUP([.E103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32" calcext:value-type="float">
            <text:p>1032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10H48M46S" calcext:value-type="time">
            <text:p>10:48:46</text:p>
          </table:table-cell>
          <table:table-cell table:style-name="ce9" office:value-type="float" office:value="24" calcext:value-type="float">
            <text:p>24</text:p>
          </table:table-cell>
          <table:table-cell table:style-name="ce11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299" calcext:value-type="float">
            <text:p>299</text:p>
          </table:table-cell>
          <table:table-cell table:style-name="ce10" table:formula="of:=VLOOKUP([.F1033];[$Клиенты.A:.D];4;0)" office:value-type="string" office:string-value="нет" calcext:value-type="string">
            <text:p>нет</text:p>
          </table:table-cell>
          <table:table-cell table:formula="of:=VLOOKUP([.E1033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33" calcext:value-type="float">
            <text:p>1033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11H03M48S" calcext:value-type="time">
            <text:p>11:03:48</text:p>
          </table:table-cell>
          <table:table-cell table:style-name="ce9" office:value-type="float" office:value="15" calcext:value-type="float">
            <text:p>15</text:p>
          </table:table-cell>
          <table:table-cell table:style-name="ce11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187" calcext:value-type="float">
            <text:p>187</text:p>
          </table:table-cell>
          <table:table-cell table:style-name="ce10" table:formula="of:=VLOOKUP([.F1034];[$Клиенты.A:.D];4;0)" office:value-type="string" office:string-value="нет" calcext:value-type="string">
            <text:p>нет</text:p>
          </table:table-cell>
          <table:table-cell table:formula="of:=VLOOKUP([.E103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34" calcext:value-type="float">
            <text:p>1034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11H23M08S" calcext:value-type="time">
            <text:p>11:23:08</text:p>
          </table:table-cell>
          <table:table-cell table:style-name="ce9" office:value-type="float" office:value="20" calcext:value-type="float">
            <text:p>20</text:p>
          </table:table-cell>
          <table:table-cell table:style-name="ce11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213" calcext:value-type="float">
            <text:p>213</text:p>
          </table:table-cell>
          <table:table-cell table:style-name="ce10" table:formula="of:=VLOOKUP([.F1035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1035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35" calcext:value-type="float">
            <text:p>1035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11H43M01S" calcext:value-type="time">
            <text:p>11:43:01</text:p>
          </table:table-cell>
          <table:table-cell table:style-name="ce9" office:value-type="float" office:value="14" calcext:value-type="float">
            <text:p>14</text:p>
          </table:table-cell>
          <table:table-cell table:style-name="ce11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141" calcext:value-type="float">
            <text:p>141</text:p>
          </table:table-cell>
          <table:table-cell table:style-name="ce10" table:formula="of:=VLOOKUP([.F1036];[$Клиенты.A:.D];4;0)" office:value-type="string" office:string-value="нет" calcext:value-type="string">
            <text:p>нет</text:p>
          </table:table-cell>
          <table:table-cell table:formula="of:=VLOOKUP([.E1036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36" calcext:value-type="float">
            <text:p>1036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13H05M26S" calcext:value-type="time">
            <text:p>13:05:26</text:p>
          </table:table-cell>
          <table:table-cell table:style-name="ce9" office:value-type="float" office:value="48" calcext:value-type="float">
            <text:p>48</text:p>
          </table:table-cell>
          <table:table-cell table:style-name="ce11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443" calcext:value-type="float">
            <text:p>443</text:p>
          </table:table-cell>
          <table:table-cell table:style-name="ce10" table:formula="of:=VLOOKUP([.F1037];[$Клиенты.A:.D];4;0)" office:value-type="string" office:string-value="нет" calcext:value-type="string">
            <text:p>нет</text:p>
          </table:table-cell>
          <table:table-cell table:formula="of:=VLOOKUP([.E103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37" calcext:value-type="float">
            <text:p>1037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13H10M31S" calcext:value-type="time">
            <text:p>13:10:31</text:p>
          </table:table-cell>
          <table:table-cell table:style-name="ce9" office:value-type="float" office:value="36" calcext:value-type="float">
            <text:p>36</text:p>
          </table:table-cell>
          <table:table-cell table:style-name="ce11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370" calcext:value-type="float">
            <text:p>370</text:p>
          </table:table-cell>
          <table:table-cell table:style-name="ce10" table:formula="of:=VLOOKUP([.F1038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038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38" calcext:value-type="float">
            <text:p>1038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13H13M20S" calcext:value-type="time">
            <text:p>13:13:20</text:p>
          </table:table-cell>
          <table:table-cell table:style-name="ce9" office:value-type="float" office:value="44" calcext:value-type="float">
            <text:p>44</text:p>
          </table:table-cell>
          <table:table-cell table:style-name="ce11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443" calcext:value-type="float">
            <text:p>443</text:p>
          </table:table-cell>
          <table:table-cell table:style-name="ce10" table:formula="of:=VLOOKUP([.F1039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03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39" calcext:value-type="float">
            <text:p>1039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13H22M34S" calcext:value-type="time">
            <text:p>13:22:34</text:p>
          </table:table-cell>
          <table:table-cell table:style-name="ce9" office:value-type="float" office:value="11" calcext:value-type="float">
            <text:p>11</text:p>
          </table:table-cell>
          <table:table-cell table:style-name="ce11" office:value-type="string" calcext:value-type="string">
            <text:p>A58</text:p>
          </table:table-cell>
          <table:table-cell office:value-type="float" office:value="15" calcext:value-type="float">
            <text:p>15</text:p>
          </table:table-cell>
          <table:table-cell office:value-type="float" office:value="168" calcext:value-type="float">
            <text:p>168</text:p>
          </table:table-cell>
          <table:table-cell table:style-name="ce10" table:formula="of:=VLOOKUP([.F1040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040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40" calcext:value-type="float">
            <text:p>1040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13H32M37S" calcext:value-type="time">
            <text:p>13:32:37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543" calcext:value-type="float">
            <text:p>543</text:p>
          </table:table-cell>
          <table:table-cell table:style-name="ce10" table:formula="of:=VLOOKUP([.F1041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1041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41" calcext:value-type="float">
            <text:p>1041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13H49M32S" calcext:value-type="time">
            <text:p>13:49:32</text:p>
          </table:table-cell>
          <table:table-cell table:style-name="ce9" office:value-type="float" office:value="43" calcext:value-type="float">
            <text:p>43</text:p>
          </table:table-cell>
          <table:table-cell table:style-name="ce11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440" calcext:value-type="float">
            <text:p>440</text:p>
          </table:table-cell>
          <table:table-cell table:style-name="ce10" table:formula="of:=VLOOKUP([.F1042];[$Клиенты.A:.D];4;0)" office:value-type="string" office:string-value="нет" calcext:value-type="string">
            <text:p>нет</text:p>
          </table:table-cell>
          <table:table-cell table:formula="of:=VLOOKUP([.E1042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42" calcext:value-type="float">
            <text:p>1042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13H50M25S" calcext:value-type="time">
            <text:p>13:50:25</text:p>
          </table:table-cell>
          <table:table-cell table:style-name="ce9" office:value-type="float" office:value="33" calcext:value-type="float">
            <text:p>33</text:p>
          </table:table-cell>
          <table:table-cell table:style-name="ce11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311" calcext:value-type="float">
            <text:p>311</text:p>
          </table:table-cell>
          <table:table-cell table:style-name="ce10" table:formula="of:=VLOOKUP([.F1043];[$Клиенты.A:.D];4;0)" office:value-type="string" office:string-value="нет" calcext:value-type="string">
            <text:p>нет</text:p>
          </table:table-cell>
          <table:table-cell table:formula="of:=VLOOKUP([.E1043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43" calcext:value-type="float">
            <text:p>1043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14H10M14S" calcext:value-type="time">
            <text:p>14:10:14</text:p>
          </table:table-cell>
          <table:table-cell table:style-name="ce9" office:value-type="float" office:value="18" calcext:value-type="float">
            <text:p>18</text:p>
          </table:table-cell>
          <table:table-cell table:style-name="ce11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table:style-name="ce10" table:formula="of:=VLOOKUP([.F1044];[$Клиенты.A:.D];4;0)" office:value-type="string" office:string-value="нет" calcext:value-type="string">
            <text:p>нет</text:p>
          </table:table-cell>
          <table:table-cell table:formula="of:=VLOOKUP([.E1044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44" calcext:value-type="float">
            <text:p>1044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14H19M08S" calcext:value-type="time">
            <text:p>14:19:08</text:p>
          </table:table-cell>
          <table:table-cell table:style-name="ce9" office:value-type="float" office:value="16" calcext:value-type="float">
            <text:p>16</text:p>
          </table:table-cell>
          <table:table-cell table:style-name="ce11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style-name="ce10" table:formula="of:=VLOOKUP([.F1045];[$Клиенты.A:.D];4;0)" office:value-type="string" office:string-value="нет" calcext:value-type="string">
            <text:p>нет</text:p>
          </table:table-cell>
          <table:table-cell table:formula="of:=VLOOKUP([.E104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45" calcext:value-type="float">
            <text:p>1045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14H24M19S" calcext:value-type="time">
            <text:p>14:24:19</text:p>
          </table:table-cell>
          <table:table-cell table:style-name="ce9" office:value-type="float" office:value="17" calcext:value-type="float">
            <text:p>17</text:p>
          </table:table-cell>
          <table:table-cell table:style-name="ce11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table:style-name="ce10" table:formula="of:=VLOOKUP([.F1046];[$Клиенты.A:.D];4;0)" office:value-type="string" office:string-value="нет" calcext:value-type="string">
            <text:p>нет</text:p>
          </table:table-cell>
          <table:table-cell table:formula="of:=VLOOKUP([.E104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46" calcext:value-type="float">
            <text:p>1046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15H03M00S" calcext:value-type="time">
            <text:p>15:03:00</text:p>
          </table:table-cell>
          <table:table-cell table:style-name="ce9" office:value-type="float" office:value="22" calcext:value-type="float">
            <text:p>22</text:p>
          </table:table-cell>
          <table:table-cell table:style-name="ce11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249" calcext:value-type="float">
            <text:p>249</text:p>
          </table:table-cell>
          <table:table-cell table:style-name="ce10" table:formula="of:=VLOOKUP([.F1047];[$Клиенты.A:.D];4;0)" office:value-type="string" office:string-value="нет" calcext:value-type="string">
            <text:p>нет</text:p>
          </table:table-cell>
          <table:table-cell table:formula="of:=VLOOKUP([.E104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47" calcext:value-type="float">
            <text:p>1047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15H03M12S" calcext:value-type="time">
            <text:p>15:03:12</text:p>
          </table:table-cell>
          <table:table-cell table:style-name="ce9" office:value-type="float" office:value="46" calcext:value-type="float">
            <text:p>46</text:p>
          </table:table-cell>
          <table:table-cell table:style-name="ce11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518" calcext:value-type="float">
            <text:p>518</text:p>
          </table:table-cell>
          <table:table-cell table:style-name="ce10" table:formula="of:=VLOOKUP([.F1048];[$Клиенты.A:.D];4;0)" office:value-type="string" office:string-value="нет" calcext:value-type="string">
            <text:p>нет</text:p>
          </table:table-cell>
          <table:table-cell table:formula="of:=VLOOKUP([.E104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48" calcext:value-type="float">
            <text:p>1048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15H19M02S" calcext:value-type="time">
            <text:p>15:19:02</text:p>
          </table:table-cell>
          <table:table-cell table:style-name="ce9" office:value-type="float" office:value="20" calcext:value-type="float">
            <text:p>20</text:p>
          </table:table-cell>
          <table:table-cell table:style-name="ce11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table:style-name="ce10" table:formula="of:=VLOOKUP([.F1049];[$Клиенты.A:.D];4;0)" office:value-type="string" office:string-value="нет" calcext:value-type="string">
            <text:p>нет</text:p>
          </table:table-cell>
          <table:table-cell table:formula="of:=VLOOKUP([.E1049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49" calcext:value-type="float">
            <text:p>1049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15H30M26S" calcext:value-type="time">
            <text:p>15:30:26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326" calcext:value-type="float">
            <text:p>326</text:p>
          </table:table-cell>
          <table:table-cell table:style-name="ce10" table:formula="of:=VLOOKUP([.F1050];[$Клиенты.A:.D];4;0)" office:value-type="string" office:string-value="нет" calcext:value-type="string">
            <text:p>нет</text:p>
          </table:table-cell>
          <table:table-cell table:formula="of:=VLOOKUP([.E105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50" calcext:value-type="float">
            <text:p>1050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15H34M57S" calcext:value-type="time">
            <text:p>15:34:57</text:p>
          </table:table-cell>
          <table:table-cell table:style-name="ce9" office:value-type="float" office:value="25" calcext:value-type="float">
            <text:p>25</text:p>
          </table:table-cell>
          <table:table-cell table:style-name="ce11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308" calcext:value-type="float">
            <text:p>308</text:p>
          </table:table-cell>
          <table:table-cell table:style-name="ce10" table:formula="of:=VLOOKUP([.F1051];[$Клиенты.A:.D];4;0)" office:value-type="string" office:string-value="нет" calcext:value-type="string">
            <text:p>нет</text:p>
          </table:table-cell>
          <table:table-cell table:formula="of:=VLOOKUP([.E1051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51" calcext:value-type="float">
            <text:p>1051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17H00M34S" calcext:value-type="time">
            <text:p>17:00:34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404" calcext:value-type="float">
            <text:p>404</text:p>
          </table:table-cell>
          <table:table-cell table:style-name="ce10" table:formula="of:=VLOOKUP([.F1052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05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52" calcext:value-type="float">
            <text:p>1052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17H07M04S" calcext:value-type="time">
            <text:p>17:07:04</text:p>
          </table:table-cell>
          <table:table-cell table:style-name="ce9" office:value-type="float" office:value="18" calcext:value-type="float">
            <text:p>18</text:p>
          </table:table-cell>
          <table:table-cell table:style-name="ce11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table:style-name="ce10" table:formula="of:=VLOOKUP([.F1053];[$Клиенты.A:.D];4;0)" office:value-type="string" office:string-value="нет" calcext:value-type="string">
            <text:p>нет</text:p>
          </table:table-cell>
          <table:table-cell table:formula="of:=VLOOKUP([.E105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53" calcext:value-type="float">
            <text:p>1053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17H22M24S" calcext:value-type="time">
            <text:p>17:22:24</text:p>
          </table:table-cell>
          <table:table-cell table:style-name="ce9" office:value-type="float" office:value="27" calcext:value-type="float">
            <text:p>27</text:p>
          </table:table-cell>
          <table:table-cell table:style-name="ce11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344" calcext:value-type="float">
            <text:p>344</text:p>
          </table:table-cell>
          <table:table-cell table:style-name="ce10" table:formula="of:=VLOOKUP([.F1054];[$Клиенты.A:.D];4;0)" office:value-type="string" office:string-value="нет" calcext:value-type="string">
            <text:p>нет</text:p>
          </table:table-cell>
          <table:table-cell table:formula="of:=VLOOKUP([.E105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54" calcext:value-type="float">
            <text:p>1054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17H22M49S" calcext:value-type="time">
            <text:p>17:22:49</text:p>
          </table:table-cell>
          <table:table-cell table:style-name="ce9" office:value-type="float" office:value="48" calcext:value-type="float">
            <text:p>48</text:p>
          </table:table-cell>
          <table:table-cell table:style-name="ce11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586" calcext:value-type="float">
            <text:p>586</text:p>
          </table:table-cell>
          <table:table-cell table:style-name="ce10" table:formula="of:=VLOOKUP([.F1055];[$Клиенты.A:.D];4;0)" office:value-type="string" office:string-value="нет" calcext:value-type="string">
            <text:p>нет</text:p>
          </table:table-cell>
          <table:table-cell table:formula="of:=VLOOKUP([.E1055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55" calcext:value-type="float">
            <text:p>1055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17H23M11S" calcext:value-type="time">
            <text:p>17:23:11</text:p>
          </table:table-cell>
          <table:table-cell table:style-name="ce9" office:value-type="float" office:value="37" calcext:value-type="float">
            <text:p>37</text:p>
          </table:table-cell>
          <table:table-cell table:style-name="ce11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453" calcext:value-type="float">
            <text:p>453</text:p>
          </table:table-cell>
          <table:table-cell table:style-name="ce10" table:formula="of:=VLOOKUP([.F1056];[$Клиенты.A:.D];4;0)" office:value-type="string" office:string-value="нет" calcext:value-type="string">
            <text:p>нет</text:p>
          </table:table-cell>
          <table:table-cell table:formula="of:=VLOOKUP([.E105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56" calcext:value-type="float">
            <text:p>1056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17H28M15S" calcext:value-type="time">
            <text:p>17:28:15</text:p>
          </table:table-cell>
          <table:table-cell table:style-name="ce9" office:value-type="float" office:value="8" calcext:value-type="float">
            <text:p>8</text:p>
          </table:table-cell>
          <table:table-cell table:style-name="ce11" office:value-type="string" calcext:value-type="string">
            <text:p>A59</text:p>
          </table:table-cell>
          <table:table-cell office:value-type="float" office:value="15" calcext:value-type="float">
            <text:p>15</text:p>
          </table:table-cell>
          <table:table-cell office:value-type="float" office:value="123" calcext:value-type="float">
            <text:p>123</text:p>
          </table:table-cell>
          <table:table-cell table:style-name="ce10" table:formula="of:=VLOOKUP([.F1057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057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57" calcext:value-type="float">
            <text:p>1057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17H29M02S" calcext:value-type="time">
            <text:p>17:29:02</text:p>
          </table:table-cell>
          <table:table-cell table:style-name="ce9" office:value-type="float" office:value="29" calcext:value-type="float">
            <text:p>29</text:p>
          </table:table-cell>
          <table:table-cell table:style-name="ce11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253" calcext:value-type="float">
            <text:p>253</text:p>
          </table:table-cell>
          <table:table-cell table:style-name="ce10" table:formula="of:=VLOOKUP([.F1058];[$Клиенты.A:.D];4;0)" office:value-type="string" office:string-value="нет" calcext:value-type="string">
            <text:p>нет</text:p>
          </table:table-cell>
          <table:table-cell table:formula="of:=VLOOKUP([.E105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58" calcext:value-type="float">
            <text:p>1058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17H43M24S" calcext:value-type="time">
            <text:p>17:43:24</text:p>
          </table:table-cell>
          <table:table-cell table:style-name="ce9" office:value-type="float" office:value="9" calcext:value-type="float">
            <text:p>9</text:p>
          </table:table-cell>
          <table:table-cell table:style-name="ce11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131" calcext:value-type="float">
            <text:p>131</text:p>
          </table:table-cell>
          <table:table-cell table:style-name="ce10" table:formula="of:=VLOOKUP([.F1059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1059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59" calcext:value-type="float">
            <text:p>1059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18H03M34S" calcext:value-type="time">
            <text:p>18:03:34</text:p>
          </table:table-cell>
          <table:table-cell table:style-name="ce9" office:value-type="float" office:value="16" calcext:value-type="float">
            <text:p>16</text:p>
          </table:table-cell>
          <table:table-cell table:style-name="ce11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  <table:table-cell table:style-name="ce10" table:formula="of:=VLOOKUP([.F1060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060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60" calcext:value-type="float">
            <text:p>1060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18H06M32S" calcext:value-type="time">
            <text:p>18:06:32</text:p>
          </table:table-cell>
          <table:table-cell table:style-name="ce9" office:value-type="float" office:value="9" calcext:value-type="float">
            <text:p>9</text:p>
          </table:table-cell>
          <table:table-cell table:style-name="ce11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149" calcext:value-type="float">
            <text:p>149</text:p>
          </table:table-cell>
          <table:table-cell table:style-name="ce10" table:formula="of:=VLOOKUP([.F1061];[$Клиенты.A:.D];4;0)" office:value-type="string" office:string-value="нет" calcext:value-type="string">
            <text:p>нет</text:p>
          </table:table-cell>
          <table:table-cell table:formula="of:=VLOOKUP([.E1061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61" calcext:value-type="float">
            <text:p>1061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18H22M54S" calcext:value-type="time">
            <text:p>18:22:54</text:p>
          </table:table-cell>
          <table:table-cell table:style-name="ce9" office:value-type="float" office:value="16" calcext:value-type="float">
            <text:p>16</text:p>
          </table:table-cell>
          <table:table-cell table:style-name="ce11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206" calcext:value-type="float">
            <text:p>206</text:p>
          </table:table-cell>
          <table:table-cell table:style-name="ce10" table:formula="of:=VLOOKUP([.F1062];[$Клиенты.A:.D];4;0)" office:value-type="string" office:string-value="нет" calcext:value-type="string">
            <text:p>нет</text:p>
          </table:table-cell>
          <table:table-cell table:formula="of:=VLOOKUP([.E1062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62" calcext:value-type="float">
            <text:p>1062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18H48M27S" calcext:value-type="time">
            <text:p>18:48:27</text:p>
          </table:table-cell>
          <table:table-cell table:style-name="ce9" office:value-type="float" office:value="12" calcext:value-type="float">
            <text:p>12</text:p>
          </table:table-cell>
          <table:table-cell table:style-name="ce11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156" calcext:value-type="float">
            <text:p>156</text:p>
          </table:table-cell>
          <table:table-cell table:style-name="ce10" table:formula="of:=VLOOKUP([.F1063];[$Клиенты.A:.D];4;0)" office:value-type="string" office:string-value="нет" calcext:value-type="string">
            <text:p>нет</text:p>
          </table:table-cell>
          <table:table-cell table:formula="of:=VLOOKUP([.E1063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63" calcext:value-type="float">
            <text:p>1063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19H13M07S" calcext:value-type="time">
            <text:p>19:13:07</text:p>
          </table:table-cell>
          <table:table-cell table:style-name="ce9" office:value-type="float" office:value="35" calcext:value-type="float">
            <text:p>35</text:p>
          </table:table-cell>
          <table:table-cell table:style-name="ce11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301" calcext:value-type="float">
            <text:p>301</text:p>
          </table:table-cell>
          <table:table-cell table:style-name="ce10" table:formula="of:=VLOOKUP([.F1064];[$Клиенты.A:.D];4;0)" office:value-type="string" office:string-value="нет" calcext:value-type="string">
            <text:p>нет</text:p>
          </table:table-cell>
          <table:table-cell table:formula="of:=VLOOKUP([.E1064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64" calcext:value-type="float">
            <text:p>1064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19H24M06S" calcext:value-type="time">
            <text:p>19:24:06</text:p>
          </table:table-cell>
          <table:table-cell table:style-name="ce9" office:value-type="float" office:value="49" calcext:value-type="float">
            <text:p>49</text:p>
          </table:table-cell>
          <table:table-cell table:style-name="ce11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445" calcext:value-type="float">
            <text:p>445</text:p>
          </table:table-cell>
          <table:table-cell table:style-name="ce10" table:formula="of:=VLOOKUP([.F1065];[$Клиенты.A:.D];4;0)" office:value-type="string" office:string-value="нет" calcext:value-type="string">
            <text:p>нет</text:p>
          </table:table-cell>
          <table:table-cell table:formula="of:=VLOOKUP([.E106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65" calcext:value-type="float">
            <text:p>1065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19H30M57S" calcext:value-type="time">
            <text:p>19:30:57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444" calcext:value-type="float">
            <text:p>444</text:p>
          </table:table-cell>
          <table:table-cell table:style-name="ce10" table:formula="of:=VLOOKUP([.F1066];[$Клиенты.A:.D];4;0)" office:value-type="string" office:string-value="нет" calcext:value-type="string">
            <text:p>нет</text:p>
          </table:table-cell>
          <table:table-cell table:formula="of:=VLOOKUP([.E1066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66" calcext:value-type="float">
            <text:p>1066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21H04M06S" calcext:value-type="time">
            <text:p>21:04:06</text:p>
          </table:table-cell>
          <table:table-cell table:style-name="ce9" office:value-type="float" office:value="12" calcext:value-type="float">
            <text:p>12</text:p>
          </table:table-cell>
          <table:table-cell table:style-name="ce11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142" calcext:value-type="float">
            <text:p>142</text:p>
          </table:table-cell>
          <table:table-cell table:style-name="ce10" table:formula="of:=VLOOKUP([.F1067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1067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67" calcext:value-type="float">
            <text:p>1067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21H14M59S" calcext:value-type="time">
            <text:p>21:14:59</text:p>
          </table:table-cell>
          <table:table-cell table:style-name="ce9" office:value-type="float" office:value="26" calcext:value-type="float">
            <text:p>26</text:p>
          </table:table-cell>
          <table:table-cell table:style-name="ce11" office:value-type="string" calcext:value-type="string">
            <text:p>A63</text:p>
          </table:table-cell>
          <table:table-cell office:value-type="float" office:value="15" calcext:value-type="float">
            <text:p>15</text:p>
          </table:table-cell>
          <table:table-cell office:value-type="float" office:value="227" calcext:value-type="float">
            <text:p>227</text:p>
          </table:table-cell>
          <table:table-cell table:style-name="ce10" table:formula="of:=VLOOKUP([.F1068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068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68" calcext:value-type="float">
            <text:p>1068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21H23M13S" calcext:value-type="time">
            <text:p>21:23:13</text:p>
          </table:table-cell>
          <table:table-cell table:style-name="ce9" office:value-type="float" office:value="28" calcext:value-type="float">
            <text:p>28</text:p>
          </table:table-cell>
          <table:table-cell table:style-name="ce11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368" calcext:value-type="float">
            <text:p>368</text:p>
          </table:table-cell>
          <table:table-cell table:style-name="ce10" table:formula="of:=VLOOKUP([.F1069];[$Клиенты.A:.D];4;0)" office:value-type="string" office:string-value="нет" calcext:value-type="string">
            <text:p>нет</text:p>
          </table:table-cell>
          <table:table-cell table:formula="of:=VLOOKUP([.E106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69" calcext:value-type="float">
            <text:p>1069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21H37M51S" calcext:value-type="time">
            <text:p>21:37:51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table:style-name="ce10" table:formula="of:=VLOOKUP([.F1070];[$Клиенты.A:.D];4;0)" office:value-type="string" office:string-value="нет" calcext:value-type="string">
            <text:p>нет</text:p>
          </table:table-cell>
          <table:table-cell table:formula="of:=VLOOKUP([.E107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70" calcext:value-type="float">
            <text:p>1070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21H39M05S" calcext:value-type="time">
            <text:p>21:39:05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table:style-name="ce10" table:formula="of:=VLOOKUP([.F1071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071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71" calcext:value-type="float">
            <text:p>1071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21H39M53S" calcext:value-type="time">
            <text:p>21:39:53</text:p>
          </table:table-cell>
          <table:table-cell table:style-name="ce9" office:value-type="float" office:value="20" calcext:value-type="float">
            <text:p>20</text:p>
          </table:table-cell>
          <table:table-cell table:style-name="ce11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207" calcext:value-type="float">
            <text:p>207</text:p>
          </table:table-cell>
          <table:table-cell table:style-name="ce10" table:formula="of:=VLOOKUP([.F1072];[$Клиенты.A:.D];4;0)" office:value-type="string" office:string-value="нет" calcext:value-type="string">
            <text:p>нет</text:p>
          </table:table-cell>
          <table:table-cell table:formula="of:=VLOOKUP([.E107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72" calcext:value-type="float">
            <text:p>1072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21H40M41S" calcext:value-type="time">
            <text:p>21:40:41</text:p>
          </table:table-cell>
          <table:table-cell table:style-name="ce9" office:value-type="float" office:value="38" calcext:value-type="float">
            <text:p>38</text:p>
          </table:table-cell>
          <table:table-cell table:style-name="ce11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397" calcext:value-type="float">
            <text:p>397</text:p>
          </table:table-cell>
          <table:table-cell table:style-name="ce10" table:formula="of:=VLOOKUP([.F1073];[$Клиенты.A:.D];4;0)" office:value-type="string" office:string-value="нет" calcext:value-type="string">
            <text:p>нет</text:p>
          </table:table-cell>
          <table:table-cell table:formula="of:=VLOOKUP([.E107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73" calcext:value-type="float">
            <text:p>1073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21H50M10S" calcext:value-type="time">
            <text:p>21:50:10</text:p>
          </table:table-cell>
          <table:table-cell table:style-name="ce9" office:value-type="float" office:value="7" calcext:value-type="float">
            <text:p>7</text:p>
          </table:table-cell>
          <table:table-cell table:style-name="ce11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table:style-name="ce10" table:formula="of:=VLOOKUP([.F1074];[$Клиенты.A:.D];4;0)" office:value-type="string" office:string-value="нет" calcext:value-type="string">
            <text:p>нет</text:p>
          </table:table-cell>
          <table:table-cell table:formula="of:=VLOOKUP([.E1074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74" calcext:value-type="float">
            <text:p>1074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21H50M15S" calcext:value-type="time">
            <text:p>21:50:15</text:p>
          </table:table-cell>
          <table:table-cell table:style-name="ce9" office:value-type="float" office:value="5" calcext:value-type="float">
            <text:p>5</text:p>
          </table:table-cell>
          <table:table-cell table:style-name="ce11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style-name="ce10" table:formula="of:=VLOOKUP([.F1075];[$Клиенты.A:.D];4;0)" office:value-type="string" office:string-value="нет" calcext:value-type="string">
            <text:p>нет</text:p>
          </table:table-cell>
          <table:table-cell table:formula="of:=VLOOKUP([.E107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75" calcext:value-type="float">
            <text:p>1075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22H10M32S" calcext:value-type="time">
            <text:p>22:10:32</text:p>
          </table:table-cell>
          <table:table-cell table:style-name="ce9" office:value-type="float" office:value="43" calcext:value-type="float">
            <text:p>43</text:p>
          </table:table-cell>
          <table:table-cell table:style-name="ce11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table:style-name="ce10" table:formula="of:=VLOOKUP([.F1076];[$Клиенты.A:.D];4;0)" office:value-type="string" office:string-value="нет" calcext:value-type="string">
            <text:p>нет</text:p>
          </table:table-cell>
          <table:table-cell table:formula="of:=VLOOKUP([.E1076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76" calcext:value-type="float">
            <text:p>1076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22H19M03S" calcext:value-type="time">
            <text:p>22:19:03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table:style-name="ce10" table:formula="of:=VLOOKUP([.F1077];[$Клиенты.A:.D];4;0)" office:value-type="string" office:string-value="нет" calcext:value-type="string">
            <text:p>нет</text:p>
          </table:table-cell>
          <table:table-cell table:formula="of:=VLOOKUP([.E1077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77" calcext:value-type="float">
            <text:p>1077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22H45M46S" calcext:value-type="time">
            <text:p>22:45:46</text:p>
          </table:table-cell>
          <table:table-cell table:style-name="ce9" office:value-type="float" office:value="7" calcext:value-type="float">
            <text:p>7</text:p>
          </table:table-cell>
          <table:table-cell table:style-name="ce11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table:style-name="ce10" table:formula="of:=VLOOKUP([.F1078];[$Клиенты.A:.D];4;0)" office:value-type="string" office:string-value="нет" calcext:value-type="string">
            <text:p>нет</text:p>
          </table:table-cell>
          <table:table-cell table:formula="of:=VLOOKUP([.E1078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78" calcext:value-type="float">
            <text:p>1078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22H46M09S" calcext:value-type="time">
            <text:p>22:46:09</text:p>
          </table:table-cell>
          <table:table-cell table:style-name="ce9" office:value-type="float" office:value="24" calcext:value-type="float">
            <text:p>24</text:p>
          </table:table-cell>
          <table:table-cell table:style-name="ce11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242" calcext:value-type="float">
            <text:p>242</text:p>
          </table:table-cell>
          <table:table-cell table:style-name="ce10" table:formula="of:=VLOOKUP([.F1079];[$Клиенты.A:.D];4;0)" office:value-type="string" office:string-value="нет" calcext:value-type="string">
            <text:p>нет</text:p>
          </table:table-cell>
          <table:table-cell table:formula="of:=VLOOKUP([.E1079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79" calcext:value-type="float">
            <text:p>1079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22H57M14S" calcext:value-type="time">
            <text:p>22:57:14</text:p>
          </table:table-cell>
          <table:table-cell table:style-name="ce9" office:value-type="float" office:value="26" calcext:value-type="float">
            <text:p>26</text:p>
          </table:table-cell>
          <table:table-cell table:style-name="ce11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267" calcext:value-type="float">
            <text:p>267</text:p>
          </table:table-cell>
          <table:table-cell table:style-name="ce10" table:formula="of:=VLOOKUP([.F1080];[$Клиенты.A:.D];4;0)" office:value-type="string" office:string-value="нет" calcext:value-type="string">
            <text:p>нет</text:p>
          </table:table-cell>
          <table:table-cell table:formula="of:=VLOOKUP([.E1080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80" calcext:value-type="float">
            <text:p>1080</text:p>
          </table:table-cell>
          <table:table-cell office:value-type="date" office:date-value="2025-06-18" calcext:value-type="date">
            <text:p>18.06.25</text:p>
          </table:table-cell>
          <table:table-cell table:style-name="ce8" office:value-type="time" office:time-value="PT22H58M01S" calcext:value-type="time">
            <text:p>22:58:01</text:p>
          </table:table-cell>
          <table:table-cell table:style-name="ce9" office:value-type="float" office:value="20" calcext:value-type="float">
            <text:p>20</text:p>
          </table:table-cell>
          <table:table-cell table:style-name="ce11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226" calcext:value-type="float">
            <text:p>226</text:p>
          </table:table-cell>
          <table:table-cell table:style-name="ce10" table:formula="of:=VLOOKUP([.F1081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08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81" calcext:value-type="float">
            <text:p>1081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06H01M57S" calcext:value-type="time">
            <text:p>6:01:57</text:p>
          </table:table-cell>
          <table:table-cell table:style-name="ce9" office:value-type="float" office:value="38" calcext:value-type="float">
            <text:p>38</text:p>
          </table:table-cell>
          <table:table-cell table:style-name="ce11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table:style-name="ce10" table:formula="of:=VLOOKUP([.F1082];[$Клиенты.A:.D];4;0)" office:value-type="string" office:string-value="нет" calcext:value-type="string">
            <text:p>нет</text:p>
          </table:table-cell>
          <table:table-cell table:formula="of:=VLOOKUP([.E1082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82" calcext:value-type="float">
            <text:p>1082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06H02M02S" calcext:value-type="time">
            <text:p>6:02:02</text:p>
          </table:table-cell>
          <table:table-cell table:style-name="ce9" office:value-type="float" office:value="35" calcext:value-type="float">
            <text:p>35</text:p>
          </table:table-cell>
          <table:table-cell table:style-name="ce11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409" calcext:value-type="float">
            <text:p>409</text:p>
          </table:table-cell>
          <table:table-cell table:style-name="ce10" table:formula="of:=VLOOKUP([.F1083];[$Клиенты.A:.D];4;0)" office:value-type="string" office:string-value="нет" calcext:value-type="string">
            <text:p>нет</text:p>
          </table:table-cell>
          <table:table-cell table:formula="of:=VLOOKUP([.E1083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83" calcext:value-type="float">
            <text:p>1083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06H47M56S" calcext:value-type="time">
            <text:p>6:47:56</text:p>
          </table:table-cell>
          <table:table-cell table:style-name="ce9" office:value-type="float" office:value="43" calcext:value-type="float">
            <text:p>43</text:p>
          </table:table-cell>
          <table:table-cell table:style-name="ce11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477" calcext:value-type="float">
            <text:p>477</text:p>
          </table:table-cell>
          <table:table-cell table:style-name="ce10" table:formula="of:=VLOOKUP([.F1084];[$Клиенты.A:.D];4;0)" office:value-type="string" office:string-value="нет" calcext:value-type="string">
            <text:p>нет</text:p>
          </table:table-cell>
          <table:table-cell table:formula="of:=VLOOKUP([.E1084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84" calcext:value-type="float">
            <text:p>1084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06H57M59S" calcext:value-type="time">
            <text:p>6:57:59</text:p>
          </table:table-cell>
          <table:table-cell table:style-name="ce9" office:value-type="float" office:value="48" calcext:value-type="float">
            <text:p>48</text:p>
          </table:table-cell>
          <table:table-cell table:style-name="ce11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533" calcext:value-type="float">
            <text:p>533</text:p>
          </table:table-cell>
          <table:table-cell table:style-name="ce10" table:formula="of:=VLOOKUP([.F1085];[$Клиенты.A:.D];4;0)" office:value-type="string" office:string-value="нет" calcext:value-type="string">
            <text:p>нет</text:p>
          </table:table-cell>
          <table:table-cell table:formula="of:=VLOOKUP([.E108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85" calcext:value-type="float">
            <text:p>1085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07H03M21S" calcext:value-type="time">
            <text:p>7:03:21</text:p>
          </table:table-cell>
          <table:table-cell table:style-name="ce9" office:value-type="float" office:value="37" calcext:value-type="float">
            <text:p>37</text:p>
          </table:table-cell>
          <table:table-cell table:style-name="ce11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336" calcext:value-type="float">
            <text:p>336</text:p>
          </table:table-cell>
          <table:table-cell table:style-name="ce10" table:formula="of:=VLOOKUP([.F1086];[$Клиенты.A:.D];4;0)" office:value-type="string" office:string-value="нет" calcext:value-type="string">
            <text:p>нет</text:p>
          </table:table-cell>
          <table:table-cell table:formula="of:=VLOOKUP([.E1086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86" calcext:value-type="float">
            <text:p>1086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07H26M53S" calcext:value-type="time">
            <text:p>7:26:53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341" calcext:value-type="float">
            <text:p>341</text:p>
          </table:table-cell>
          <table:table-cell table:style-name="ce10" table:formula="of:=VLOOKUP([.F1087];[$Клиенты.A:.D];4;0)" office:value-type="string" office:string-value="нет" calcext:value-type="string">
            <text:p>нет</text:p>
          </table:table-cell>
          <table:table-cell table:formula="of:=VLOOKUP([.E108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87" calcext:value-type="float">
            <text:p>1087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07H48M59S" calcext:value-type="time">
            <text:p>7:48:59</text:p>
          </table:table-cell>
          <table:table-cell table:style-name="ce9" office:value-type="float" office:value="26" calcext:value-type="float">
            <text:p>26</text:p>
          </table:table-cell>
          <table:table-cell table:style-name="ce11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320" calcext:value-type="float">
            <text:p>320</text:p>
          </table:table-cell>
          <table:table-cell table:style-name="ce10" table:formula="of:=VLOOKUP([.F1088];[$Клиенты.A:.D];4;0)" office:value-type="string" office:string-value="нет" calcext:value-type="string">
            <text:p>нет</text:p>
          </table:table-cell>
          <table:table-cell table:formula="of:=VLOOKUP([.E1088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88" calcext:value-type="float">
            <text:p>1088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08H41M02S" calcext:value-type="time">
            <text:p>8:41:02</text:p>
          </table:table-cell>
          <table:table-cell table:style-name="ce9" office:value-type="float" office:value="28" calcext:value-type="float">
            <text:p>28</text:p>
          </table:table-cell>
          <table:table-cell table:style-name="ce11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281" calcext:value-type="float">
            <text:p>281</text:p>
          </table:table-cell>
          <table:table-cell table:style-name="ce10" table:formula="of:=VLOOKUP([.F1089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1089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89" calcext:value-type="float">
            <text:p>1089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08H42M04S" calcext:value-type="time">
            <text:p>8:42:04</text:p>
          </table:table-cell>
          <table:table-cell table:style-name="ce9" office:value-type="float" office:value="26" calcext:value-type="float">
            <text:p>26</text:p>
          </table:table-cell>
          <table:table-cell table:style-name="ce11" office:value-type="string" calcext:value-type="string">
            <text:p>A57</text:p>
          </table:table-cell>
          <table:table-cell office:value-type="float" office:value="15" calcext:value-type="float">
            <text:p>15</text:p>
          </table:table-cell>
          <table:table-cell office:value-type="float" office:value="345" calcext:value-type="float">
            <text:p>345</text:p>
          </table:table-cell>
          <table:table-cell table:style-name="ce10" table:formula="of:=VLOOKUP([.F1090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090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90" calcext:value-type="float">
            <text:p>1090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09H58M46S" calcext:value-type="time">
            <text:p>9:58:46</text:p>
          </table:table-cell>
          <table:table-cell table:style-name="ce9" office:value-type="float" office:value="7" calcext:value-type="float">
            <text:p>7</text:p>
          </table:table-cell>
          <table:table-cell table:style-name="ce11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122" calcext:value-type="float">
            <text:p>122</text:p>
          </table:table-cell>
          <table:table-cell table:style-name="ce10" table:formula="of:=VLOOKUP([.F1091];[$Клиенты.A:.D];4;0)" office:value-type="string" office:string-value="нет" calcext:value-type="string">
            <text:p>нет</text:p>
          </table:table-cell>
          <table:table-cell table:formula="of:=VLOOKUP([.E1091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91" calcext:value-type="float">
            <text:p>1091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10H22M16S" calcext:value-type="time">
            <text:p>10:22:16</text:p>
          </table:table-cell>
          <table:table-cell table:style-name="ce9" office:value-type="float" office:value="46" calcext:value-type="float">
            <text:p>46</text:p>
          </table:table-cell>
          <table:table-cell table:style-name="ce11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470" calcext:value-type="float">
            <text:p>470</text:p>
          </table:table-cell>
          <table:table-cell table:style-name="ce10" table:formula="of:=VLOOKUP([.F1092];[$Клиенты.A:.D];4;0)" office:value-type="string" office:string-value="нет" calcext:value-type="string">
            <text:p>нет</text:p>
          </table:table-cell>
          <table:table-cell table:formula="of:=VLOOKUP([.E109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92" calcext:value-type="float">
            <text:p>1092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10H56M10S" calcext:value-type="time">
            <text:p>10:56:10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table:style-name="ce10" table:formula="of:=VLOOKUP([.F1093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093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93" calcext:value-type="float">
            <text:p>1093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11H01M45S" calcext:value-type="time">
            <text:p>11:01:45</text:p>
          </table:table-cell>
          <table:table-cell table:style-name="ce9" office:value-type="float" office:value="48" calcext:value-type="float">
            <text:p>48</text:p>
          </table:table-cell>
          <table:table-cell table:style-name="ce11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434" calcext:value-type="float">
            <text:p>434</text:p>
          </table:table-cell>
          <table:table-cell table:style-name="ce10" table:formula="of:=VLOOKUP([.F1094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09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94" calcext:value-type="float">
            <text:p>1094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11H13M40S" calcext:value-type="time">
            <text:p>11:13:40</text:p>
          </table:table-cell>
          <table:table-cell table:style-name="ce9" office:value-type="float" office:value="43" calcext:value-type="float">
            <text:p>43</text:p>
          </table:table-cell>
          <table:table-cell table:style-name="ce11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394" calcext:value-type="float">
            <text:p>394</text:p>
          </table:table-cell>
          <table:table-cell table:style-name="ce10" table:formula="of:=VLOOKUP([.F1095];[$Клиенты.A:.D];4;0)" office:value-type="string" office:string-value="нет" calcext:value-type="string">
            <text:p>нет</text:p>
          </table:table-cell>
          <table:table-cell table:formula="of:=VLOOKUP([.E109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95" calcext:value-type="float">
            <text:p>1095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11H45M11S" calcext:value-type="time">
            <text:p>11:45:11</text:p>
          </table:table-cell>
          <table:table-cell table:style-name="ce9" office:value-type="float" office:value="46" calcext:value-type="float">
            <text:p>46</text:p>
          </table:table-cell>
          <table:table-cell table:style-name="ce11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565" calcext:value-type="float">
            <text:p>565</text:p>
          </table:table-cell>
          <table:table-cell table:style-name="ce10" table:formula="of:=VLOOKUP([.F1096];[$Клиенты.A:.D];4;0)" office:value-type="string" office:string-value="нет" calcext:value-type="string">
            <text:p>нет</text:p>
          </table:table-cell>
          <table:table-cell table:formula="of:=VLOOKUP([.E109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96" calcext:value-type="float">
            <text:p>1096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13H23M39S" calcext:value-type="time">
            <text:p>13:23:39</text:p>
          </table:table-cell>
          <table:table-cell table:style-name="ce9" office:value-type="float" office:value="18" calcext:value-type="float">
            <text:p>18</text:p>
          </table:table-cell>
          <table:table-cell table:style-name="ce11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206" calcext:value-type="float">
            <text:p>206</text:p>
          </table:table-cell>
          <table:table-cell table:style-name="ce10" table:formula="of:=VLOOKUP([.F1097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09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97" calcext:value-type="float">
            <text:p>1097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13H41M40S" calcext:value-type="time">
            <text:p>13:41:40</text:p>
          </table:table-cell>
          <table:table-cell table:style-name="ce9" office:value-type="float" office:value="33" calcext:value-type="float">
            <text:p>33</text:p>
          </table:table-cell>
          <table:table-cell table:style-name="ce11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403" calcext:value-type="float">
            <text:p>403</text:p>
          </table:table-cell>
          <table:table-cell table:style-name="ce10" table:formula="of:=VLOOKUP([.F1098];[$Клиенты.A:.D];4;0)" office:value-type="string" office:string-value="нет" calcext:value-type="string">
            <text:p>нет</text:p>
          </table:table-cell>
          <table:table-cell table:formula="of:=VLOOKUP([.E109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98" calcext:value-type="float">
            <text:p>1098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13H50M18S" calcext:value-type="time">
            <text:p>13:50:18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377" calcext:value-type="float">
            <text:p>377</text:p>
          </table:table-cell>
          <table:table-cell table:style-name="ce10" table:formula="of:=VLOOKUP([.F1099];[$Клиенты.A:.D];4;0)" office:value-type="string" office:string-value="нет" calcext:value-type="string">
            <text:p>нет</text:p>
          </table:table-cell>
          <table:table-cell table:formula="of:=VLOOKUP([.E1099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099" calcext:value-type="float">
            <text:p>1099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14H01M36S" calcext:value-type="time">
            <text:p>14:01:36</text:p>
          </table:table-cell>
          <table:table-cell table:style-name="ce9" office:value-type="float" office:value="9" calcext:value-type="float">
            <text:p>9</text:p>
          </table:table-cell>
          <table:table-cell table:style-name="ce11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table:style-name="ce10" table:formula="of:=VLOOKUP([.F1100];[$Клиенты.A:.D];4;0)" office:value-type="string" office:string-value="нет" calcext:value-type="string">
            <text:p>нет</text:p>
          </table:table-cell>
          <table:table-cell table:formula="of:=VLOOKUP([.E110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00" calcext:value-type="float">
            <text:p>1100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14H09M07S" calcext:value-type="time">
            <text:p>14:09:07</text:p>
          </table:table-cell>
          <table:table-cell table:style-name="ce9" office:value-type="float" office:value="31" calcext:value-type="float">
            <text:p>31</text:p>
          </table:table-cell>
          <table:table-cell table:style-name="ce11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table:style-name="ce10" table:formula="of:=VLOOKUP([.F1101];[$Клиенты.A:.D];4;0)" office:value-type="string" office:string-value="нет" calcext:value-type="string">
            <text:p>нет</text:p>
          </table:table-cell>
          <table:table-cell table:formula="of:=VLOOKUP([.E110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01" calcext:value-type="float">
            <text:p>1101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14H09M26S" calcext:value-type="time">
            <text:p>14:09:26</text:p>
          </table:table-cell>
          <table:table-cell table:style-name="ce9" office:value-type="float" office:value="15" calcext:value-type="float">
            <text:p>15</text:p>
          </table:table-cell>
          <table:table-cell table:style-name="ce11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212" calcext:value-type="float">
            <text:p>212</text:p>
          </table:table-cell>
          <table:table-cell table:style-name="ce10" table:formula="of:=VLOOKUP([.F1102];[$Клиенты.A:.D];4;0)" office:value-type="string" office:string-value="нет" calcext:value-type="string">
            <text:p>нет</text:p>
          </table:table-cell>
          <table:table-cell table:formula="of:=VLOOKUP([.E1102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02" calcext:value-type="float">
            <text:p>1102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14H26M30S" calcext:value-type="time">
            <text:p>14:26:30</text:p>
          </table:table-cell>
          <table:table-cell table:style-name="ce9" office:value-type="float" office:value="34" calcext:value-type="float">
            <text:p>34</text:p>
          </table:table-cell>
          <table:table-cell table:style-name="ce11" office:value-type="string" calcext:value-type="string">
            <text:p>A63</text:p>
          </table:table-cell>
          <table:table-cell office:value-type="float" office:value="15" calcext:value-type="float">
            <text:p>15</text:p>
          </table:table-cell>
          <table:table-cell office:value-type="float" office:value="384" calcext:value-type="float">
            <text:p>384</text:p>
          </table:table-cell>
          <table:table-cell table:style-name="ce10" table:formula="of:=VLOOKUP([.F1103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103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03" calcext:value-type="float">
            <text:p>1103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14H35M53S" calcext:value-type="time">
            <text:p>14:35:53</text:p>
          </table:table-cell>
          <table:table-cell table:style-name="ce9" office:value-type="float" office:value="9" calcext:value-type="float">
            <text:p>9</text:p>
          </table:table-cell>
          <table:table-cell table:style-name="ce11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style-name="ce10" table:formula="of:=VLOOKUP([.F1104];[$Клиенты.A:.D];4;0)" office:value-type="string" office:string-value="нет" calcext:value-type="string">
            <text:p>нет</text:p>
          </table:table-cell>
          <table:table-cell table:formula="of:=VLOOKUP([.E1104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04" calcext:value-type="float">
            <text:p>1104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14H53M38S" calcext:value-type="time">
            <text:p>14:53:38</text:p>
          </table:table-cell>
          <table:table-cell table:style-name="ce9" office:value-type="float" office:value="29" calcext:value-type="float">
            <text:p>29</text:p>
          </table:table-cell>
          <table:table-cell table:style-name="ce11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320" calcext:value-type="float">
            <text:p>320</text:p>
          </table:table-cell>
          <table:table-cell table:style-name="ce10" table:formula="of:=VLOOKUP([.F1105];[$Клиенты.A:.D];4;0)" office:value-type="string" office:string-value="нет" calcext:value-type="string">
            <text:p>нет</text:p>
          </table:table-cell>
          <table:table-cell table:formula="of:=VLOOKUP([.E1105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05" calcext:value-type="float">
            <text:p>1105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15H00M57S" calcext:value-type="time">
            <text:p>15:00:57</text:p>
          </table:table-cell>
          <table:table-cell table:style-name="ce9" office:value-type="float" office:value="15" calcext:value-type="float">
            <text:p>15</text:p>
          </table:table-cell>
          <table:table-cell table:style-name="ce11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style-name="ce10" table:formula="of:=VLOOKUP([.F1106];[$Клиенты.A:.D];4;0)" office:value-type="string" office:string-value="нет" calcext:value-type="string">
            <text:p>нет</text:p>
          </table:table-cell>
          <table:table-cell table:formula="of:=VLOOKUP([.E1106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06" calcext:value-type="float">
            <text:p>1106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15H04M30S" calcext:value-type="time">
            <text:p>15:04:30</text:p>
          </table:table-cell>
          <table:table-cell table:style-name="ce9" office:value-type="float" office:value="13" calcext:value-type="float">
            <text:p>13</text:p>
          </table:table-cell>
          <table:table-cell table:style-name="ce11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table:style-name="ce10" table:formula="of:=VLOOKUP([.F1107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107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07" calcext:value-type="float">
            <text:p>1107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15H42M36S" calcext:value-type="time">
            <text:p>15:42:36</text:p>
          </table:table-cell>
          <table:table-cell table:style-name="ce9" office:value-type="float" office:value="7" calcext:value-type="float">
            <text:p>7</text:p>
          </table:table-cell>
          <table:table-cell table:style-name="ce11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125" calcext:value-type="float">
            <text:p>125</text:p>
          </table:table-cell>
          <table:table-cell table:style-name="ce10" table:formula="of:=VLOOKUP([.F1108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1108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08" calcext:value-type="float">
            <text:p>1108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15H50M34S" calcext:value-type="time">
            <text:p>15:50:34</text:p>
          </table:table-cell>
          <table:table-cell table:style-name="ce9" office:value-type="float" office:value="23" calcext:value-type="float">
            <text:p>23</text:p>
          </table:table-cell>
          <table:table-cell table:style-name="ce11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288" calcext:value-type="float">
            <text:p>288</text:p>
          </table:table-cell>
          <table:table-cell table:style-name="ce10" table:formula="of:=VLOOKUP([.F1109];[$Клиенты.A:.D];4;0)" office:value-type="string" office:string-value="нет" calcext:value-type="string">
            <text:p>нет</text:p>
          </table:table-cell>
          <table:table-cell table:formula="of:=VLOOKUP([.E110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09" calcext:value-type="float">
            <text:p>1109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15H54M37S" calcext:value-type="time">
            <text:p>15:54:37</text:p>
          </table:table-cell>
          <table:table-cell table:style-name="ce9" office:value-type="float" office:value="47" calcext:value-type="float">
            <text:p>47</text:p>
          </table:table-cell>
          <table:table-cell table:style-name="ce11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576" calcext:value-type="float">
            <text:p>576</text:p>
          </table:table-cell>
          <table:table-cell table:style-name="ce10" table:formula="of:=VLOOKUP([.F1110];[$Клиенты.A:.D];4;0)" office:value-type="string" office:string-value="нет" calcext:value-type="string">
            <text:p>нет</text:p>
          </table:table-cell>
          <table:table-cell table:formula="of:=VLOOKUP([.E1110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10" calcext:value-type="float">
            <text:p>1110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15H56M25S" calcext:value-type="time">
            <text:p>15:56:25</text:p>
          </table:table-cell>
          <table:table-cell table:style-name="ce9" office:value-type="float" office:value="5" calcext:value-type="float">
            <text:p>5</text:p>
          </table:table-cell>
          <table:table-cell table:style-name="ce11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table:style-name="ce10" table:formula="of:=VLOOKUP([.F1111];[$Клиенты.A:.D];4;0)" office:value-type="string" office:string-value="нет" calcext:value-type="string">
            <text:p>нет</text:p>
          </table:table-cell>
          <table:table-cell table:formula="of:=VLOOKUP([.E111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11" calcext:value-type="float">
            <text:p>1111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17H03M38S" calcext:value-type="time">
            <text:p>17:03:38</text:p>
          </table:table-cell>
          <table:table-cell table:style-name="ce9" office:value-type="float" office:value="23" calcext:value-type="float">
            <text:p>23</text:p>
          </table:table-cell>
          <table:table-cell table:style-name="ce11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309" calcext:value-type="float">
            <text:p>309</text:p>
          </table:table-cell>
          <table:table-cell table:style-name="ce10" table:formula="of:=VLOOKUP([.F1112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11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12" calcext:value-type="float">
            <text:p>1112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17H06M53S" calcext:value-type="time">
            <text:p>17:06:53</text:p>
          </table:table-cell>
          <table:table-cell table:style-name="ce9" office:value-type="float" office:value="45" calcext:value-type="float">
            <text:p>45</text:p>
          </table:table-cell>
          <table:table-cell table:style-name="ce11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542" calcext:value-type="float">
            <text:p>542</text:p>
          </table:table-cell>
          <table:table-cell table:style-name="ce10" table:formula="of:=VLOOKUP([.F1113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113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13" calcext:value-type="float">
            <text:p>1113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17H23M51S" calcext:value-type="time">
            <text:p>17:23:51</text:p>
          </table:table-cell>
          <table:table-cell table:style-name="ce9" office:value-type="float" office:value="47" calcext:value-type="float">
            <text:p>47</text:p>
          </table:table-cell>
          <table:table-cell table:style-name="ce11" office:value-type="string" calcext:value-type="string">
            <text:p>A59</text:p>
          </table:table-cell>
          <table:table-cell office:value-type="float" office:value="15" calcext:value-type="float">
            <text:p>15</text:p>
          </table:table-cell>
          <table:table-cell office:value-type="float" office:value="570" calcext:value-type="float">
            <text:p>570</text:p>
          </table:table-cell>
          <table:table-cell table:style-name="ce10" table:formula="of:=VLOOKUP([.F1114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114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14" calcext:value-type="float">
            <text:p>1114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17H28M10S" calcext:value-type="time">
            <text:p>17:28:10</text:p>
          </table:table-cell>
          <table:table-cell table:style-name="ce9" office:value-type="float" office:value="43" calcext:value-type="float">
            <text:p>43</text:p>
          </table:table-cell>
          <table:table-cell table:style-name="ce11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389" calcext:value-type="float">
            <text:p>389</text:p>
          </table:table-cell>
          <table:table-cell table:style-name="ce10" table:formula="of:=VLOOKUP([.F1115];[$Клиенты.A:.D];4;0)" office:value-type="string" office:string-value="нет" calcext:value-type="string">
            <text:p>нет</text:p>
          </table:table-cell>
          <table:table-cell table:formula="of:=VLOOKUP([.E1115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15" calcext:value-type="float">
            <text:p>1115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17H31M09S" calcext:value-type="time">
            <text:p>17:31:09</text:p>
          </table:table-cell>
          <table:table-cell table:style-name="ce9" office:value-type="float" office:value="46" calcext:value-type="float">
            <text:p>46</text:p>
          </table:table-cell>
          <table:table-cell table:style-name="ce11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517" calcext:value-type="float">
            <text:p>517</text:p>
          </table:table-cell>
          <table:table-cell table:style-name="ce10" table:formula="of:=VLOOKUP([.F1116];[$Клиенты.A:.D];4;0)" office:value-type="string" office:string-value="нет" calcext:value-type="string">
            <text:p>нет</text:p>
          </table:table-cell>
          <table:table-cell table:formula="of:=VLOOKUP([.E1116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16" calcext:value-type="float">
            <text:p>1116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17H44M26S" calcext:value-type="time">
            <text:p>17:44:26</text:p>
          </table:table-cell>
          <table:table-cell table:style-name="ce9" office:value-type="float" office:value="18" calcext:value-type="float">
            <text:p>18</text:p>
          </table:table-cell>
          <table:table-cell table:style-name="ce11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216" calcext:value-type="float">
            <text:p>216</text:p>
          </table:table-cell>
          <table:table-cell table:style-name="ce10" table:formula="of:=VLOOKUP([.F1117];[$Клиенты.A:.D];4;0)" office:value-type="string" office:string-value="нет" calcext:value-type="string">
            <text:p>нет</text:p>
          </table:table-cell>
          <table:table-cell table:formula="of:=VLOOKUP([.E1117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17" calcext:value-type="float">
            <text:p>1117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17H46M10S" calcext:value-type="time">
            <text:p>17:46:10</text:p>
          </table:table-cell>
          <table:table-cell table:style-name="ce9" office:value-type="float" office:value="8" calcext:value-type="float">
            <text:p>8</text:p>
          </table:table-cell>
          <table:table-cell table:style-name="ce11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table:style-name="ce10" table:formula="of:=VLOOKUP([.F1118];[$Клиенты.A:.D];4;0)" office:value-type="string" office:string-value="нет" calcext:value-type="string">
            <text:p>нет</text:p>
          </table:table-cell>
          <table:table-cell table:formula="of:=VLOOKUP([.E111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18" calcext:value-type="float">
            <text:p>1118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18H12M25S" calcext:value-type="time">
            <text:p>18:12:25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table:style-name="ce10" table:formula="of:=VLOOKUP([.F1119];[$Клиенты.A:.D];4;0)" office:value-type="string" office:string-value="нет" calcext:value-type="string">
            <text:p>нет</text:p>
          </table:table-cell>
          <table:table-cell table:formula="of:=VLOOKUP([.E111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19" calcext:value-type="float">
            <text:p>1119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18H31M36S" calcext:value-type="time">
            <text:p>18:31:36</text:p>
          </table:table-cell>
          <table:table-cell table:style-name="ce9" office:value-type="float" office:value="24" calcext:value-type="float">
            <text:p>24</text:p>
          </table:table-cell>
          <table:table-cell table:style-name="ce11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table:style-name="ce10" table:formula="of:=VLOOKUP([.F1120];[$Клиенты.A:.D];4;0)" office:value-type="string" office:string-value="нет" calcext:value-type="string">
            <text:p>нет</text:p>
          </table:table-cell>
          <table:table-cell table:formula="of:=VLOOKUP([.E1120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20" calcext:value-type="float">
            <text:p>1120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18H36M16S" calcext:value-type="time">
            <text:p>18:36:16</text:p>
          </table:table-cell>
          <table:table-cell table:style-name="ce9" office:value-type="float" office:value="16" calcext:value-type="float">
            <text:p>16</text:p>
          </table:table-cell>
          <table:table-cell table:style-name="ce11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178" calcext:value-type="float">
            <text:p>178</text:p>
          </table:table-cell>
          <table:table-cell table:style-name="ce10" table:formula="of:=VLOOKUP([.F1121];[$Клиенты.A:.D];4;0)" office:value-type="string" office:string-value="нет" calcext:value-type="string">
            <text:p>нет</text:p>
          </table:table-cell>
          <table:table-cell table:formula="of:=VLOOKUP([.E112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21" calcext:value-type="float">
            <text:p>1121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18H40M02S" calcext:value-type="time">
            <text:p>18:40:02</text:p>
          </table:table-cell>
          <table:table-cell table:style-name="ce9" office:value-type="float" office:value="24" calcext:value-type="float">
            <text:p>24</text:p>
          </table:table-cell>
          <table:table-cell table:style-name="ce11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245" calcext:value-type="float">
            <text:p>245</text:p>
          </table:table-cell>
          <table:table-cell table:style-name="ce10" table:formula="of:=VLOOKUP([.F1122];[$Клиенты.A:.D];4;0)" office:value-type="string" office:string-value="нет" calcext:value-type="string">
            <text:p>нет</text:p>
          </table:table-cell>
          <table:table-cell table:formula="of:=VLOOKUP([.E112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22" calcext:value-type="float">
            <text:p>1122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19H11M37S" calcext:value-type="time">
            <text:p>19:11:37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415" calcext:value-type="float">
            <text:p>415</text:p>
          </table:table-cell>
          <table:table-cell table:style-name="ce10" table:formula="of:=VLOOKUP([.F1123];[$Клиенты.A:.D];4;0)" office:value-type="string" office:string-value="нет" calcext:value-type="string">
            <text:p>нет</text:p>
          </table:table-cell>
          <table:table-cell table:formula="of:=VLOOKUP([.E112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23" calcext:value-type="float">
            <text:p>1123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19H22M31S" calcext:value-type="time">
            <text:p>19:22:31</text:p>
          </table:table-cell>
          <table:table-cell table:style-name="ce9" office:value-type="float" office:value="21" calcext:value-type="float">
            <text:p>21</text:p>
          </table:table-cell>
          <table:table-cell table:style-name="ce11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table:style-name="ce10" table:formula="of:=VLOOKUP([.F1124];[$Клиенты.A:.D];4;0)" office:value-type="string" office:string-value="нет" calcext:value-type="string">
            <text:p>нет</text:p>
          </table:table-cell>
          <table:table-cell table:formula="of:=VLOOKUP([.E1124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24" calcext:value-type="float">
            <text:p>1124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19H58M27S" calcext:value-type="time">
            <text:p>19:58:27</text:p>
          </table:table-cell>
          <table:table-cell table:style-name="ce9" office:value-type="float" office:value="17" calcext:value-type="float">
            <text:p>17</text:p>
          </table:table-cell>
          <table:table-cell table:style-name="ce11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232" calcext:value-type="float">
            <text:p>232</text:p>
          </table:table-cell>
          <table:table-cell table:style-name="ce10" table:formula="of:=VLOOKUP([.F1125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1125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25" calcext:value-type="float">
            <text:p>1125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19H59M08S" calcext:value-type="time">
            <text:p>19:59:08</text:p>
          </table:table-cell>
          <table:table-cell table:style-name="ce9" office:value-type="float" office:value="44" calcext:value-type="float">
            <text:p>44</text:p>
          </table:table-cell>
          <table:table-cell table:style-name="ce11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499" calcext:value-type="float">
            <text:p>499</text:p>
          </table:table-cell>
          <table:table-cell table:style-name="ce10" table:formula="of:=VLOOKUP([.F1126];[$Клиенты.A:.D];4;0)" office:value-type="string" office:string-value="нет" calcext:value-type="string">
            <text:p>нет</text:p>
          </table:table-cell>
          <table:table-cell table:formula="of:=VLOOKUP([.E1126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26" calcext:value-type="float">
            <text:p>1126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21H12M26S" calcext:value-type="time">
            <text:p>21:12:26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440" calcext:value-type="float">
            <text:p>440</text:p>
          </table:table-cell>
          <table:table-cell table:style-name="ce10" table:formula="of:=VLOOKUP([.F1127];[$Клиенты.A:.D];4;0)" office:value-type="string" office:string-value="нет" calcext:value-type="string">
            <text:p>нет</text:p>
          </table:table-cell>
          <table:table-cell table:formula="of:=VLOOKUP([.E112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27" calcext:value-type="float">
            <text:p>1127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21H24M25S" calcext:value-type="time">
            <text:p>21:24:25</text:p>
          </table:table-cell>
          <table:table-cell table:style-name="ce9" office:value-type="float" office:value="7" calcext:value-type="float">
            <text:p>7</text:p>
          </table:table-cell>
          <table:table-cell table:style-name="ce11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table:style-name="ce10" table:formula="of:=VLOOKUP([.F1128];[$Клиенты.A:.D];4;0)" office:value-type="string" office:string-value="нет" calcext:value-type="string">
            <text:p>нет</text:p>
          </table:table-cell>
          <table:table-cell table:formula="of:=VLOOKUP([.E112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28" calcext:value-type="float">
            <text:p>1128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21H38M17S" calcext:value-type="time">
            <text:p>21:38:17</text:p>
          </table:table-cell>
          <table:table-cell table:style-name="ce9" office:value-type="float" office:value="25" calcext:value-type="float">
            <text:p>25</text:p>
          </table:table-cell>
          <table:table-cell table:style-name="ce11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293" calcext:value-type="float">
            <text:p>293</text:p>
          </table:table-cell>
          <table:table-cell table:style-name="ce10" table:formula="of:=VLOOKUP([.F1129];[$Клиенты.A:.D];4;0)" office:value-type="string" office:string-value="нет" calcext:value-type="string">
            <text:p>нет</text:p>
          </table:table-cell>
          <table:table-cell table:formula="of:=VLOOKUP([.E112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29" calcext:value-type="float">
            <text:p>1129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21H39M12S" calcext:value-type="time">
            <text:p>21:39:12</text:p>
          </table:table-cell>
          <table:table-cell table:style-name="ce9" office:value-type="float" office:value="29" calcext:value-type="float">
            <text:p>29</text:p>
          </table:table-cell>
          <table:table-cell table:style-name="ce11" office:value-type="string" calcext:value-type="string">
            <text:p>A63</text:p>
          </table:table-cell>
          <table:table-cell office:value-type="float" office:value="15" calcext:value-type="float">
            <text:p>15</text:p>
          </table:table-cell>
          <table:table-cell office:value-type="float" office:value="366" calcext:value-type="float">
            <text:p>366</text:p>
          </table:table-cell>
          <table:table-cell table:style-name="ce10" table:formula="of:=VLOOKUP([.F1130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130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30" calcext:value-type="float">
            <text:p>1130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21H41M27S" calcext:value-type="time">
            <text:p>21:41:27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492" calcext:value-type="float">
            <text:p>492</text:p>
          </table:table-cell>
          <table:table-cell table:style-name="ce10" table:formula="of:=VLOOKUP([.F1131];[$Клиенты.A:.D];4;0)" office:value-type="string" office:string-value="нет" calcext:value-type="string">
            <text:p>нет</text:p>
          </table:table-cell>
          <table:table-cell table:formula="of:=VLOOKUP([.E1131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31" calcext:value-type="float">
            <text:p>1131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21H48M59S" calcext:value-type="time">
            <text:p>21:48:59</text:p>
          </table:table-cell>
          <table:table-cell table:style-name="ce9" office:value-type="float" office:value="34" calcext:value-type="float">
            <text:p>34</text:p>
          </table:table-cell>
          <table:table-cell table:style-name="ce11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283" calcext:value-type="float">
            <text:p>283</text:p>
          </table:table-cell>
          <table:table-cell table:style-name="ce10" table:formula="of:=VLOOKUP([.F1132];[$Клиенты.A:.D];4;0)" office:value-type="string" office:string-value="нет" calcext:value-type="string">
            <text:p>нет</text:p>
          </table:table-cell>
          <table:table-cell table:formula="of:=VLOOKUP([.E113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32" calcext:value-type="float">
            <text:p>1132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22H06M01S" calcext:value-type="time">
            <text:p>22:06:01</text:p>
          </table:table-cell>
          <table:table-cell table:style-name="ce9" office:value-type="float" office:value="25" calcext:value-type="float">
            <text:p>25</text:p>
          </table:table-cell>
          <table:table-cell table:style-name="ce11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259" calcext:value-type="float">
            <text:p>259</text:p>
          </table:table-cell>
          <table:table-cell table:style-name="ce10" table:formula="of:=VLOOKUP([.F1133];[$Клиенты.A:.D];4;0)" office:value-type="string" office:string-value="нет" calcext:value-type="string">
            <text:p>нет</text:p>
          </table:table-cell>
          <table:table-cell table:formula="of:=VLOOKUP([.E1133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33" calcext:value-type="float">
            <text:p>1133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22H10M22S" calcext:value-type="time">
            <text:p>22:10:22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384" calcext:value-type="float">
            <text:p>384</text:p>
          </table:table-cell>
          <table:table-cell table:style-name="ce10" table:formula="of:=VLOOKUP([.F1134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13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34" calcext:value-type="float">
            <text:p>1134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22H16M20S" calcext:value-type="time">
            <text:p>22:16:20</text:p>
          </table:table-cell>
          <table:table-cell table:style-name="ce9" office:value-type="float" office:value="38" calcext:value-type="float">
            <text:p>38</text:p>
          </table:table-cell>
          <table:table-cell table:style-name="ce11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313" calcext:value-type="float">
            <text:p>313</text:p>
          </table:table-cell>
          <table:table-cell table:style-name="ce10" table:formula="of:=VLOOKUP([.F1135];[$Клиенты.A:.D];4;0)" office:value-type="string" office:string-value="нет" calcext:value-type="string">
            <text:p>нет</text:p>
          </table:table-cell>
          <table:table-cell table:formula="of:=VLOOKUP([.E1135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35" calcext:value-type="float">
            <text:p>1135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22H16M28S" calcext:value-type="time">
            <text:p>22:16:28</text:p>
          </table:table-cell>
          <table:table-cell table:style-name="ce9" office:value-type="float" office:value="23" calcext:value-type="float">
            <text:p>23</text:p>
          </table:table-cell>
          <table:table-cell table:style-name="ce11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274" calcext:value-type="float">
            <text:p>274</text:p>
          </table:table-cell>
          <table:table-cell table:style-name="ce10" table:formula="of:=VLOOKUP([.F1136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1136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36" calcext:value-type="float">
            <text:p>1136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22H36M54S" calcext:value-type="time">
            <text:p>22:36:54</text:p>
          </table:table-cell>
          <table:table-cell table:style-name="ce9" office:value-type="float" office:value="36" calcext:value-type="float">
            <text:p>36</text:p>
          </table:table-cell>
          <table:table-cell table:style-name="ce11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407" calcext:value-type="float">
            <text:p>407</text:p>
          </table:table-cell>
          <table:table-cell table:style-name="ce10" table:formula="of:=VLOOKUP([.F1137];[$Клиенты.A:.D];4;0)" office:value-type="string" office:string-value="нет" calcext:value-type="string">
            <text:p>нет</text:p>
          </table:table-cell>
          <table:table-cell table:formula="of:=VLOOKUP([.E1137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37" calcext:value-type="float">
            <text:p>1137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22H38M37S" calcext:value-type="time">
            <text:p>22:38:37</text:p>
          </table:table-cell>
          <table:table-cell table:style-name="ce9" office:value-type="float" office:value="49" calcext:value-type="float">
            <text:p>49</text:p>
          </table:table-cell>
          <table:table-cell table:style-name="ce11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434" calcext:value-type="float">
            <text:p>434</text:p>
          </table:table-cell>
          <table:table-cell table:style-name="ce10" table:formula="of:=VLOOKUP([.F1138];[$Клиенты.A:.D];4;0)" office:value-type="string" office:string-value="нет" calcext:value-type="string">
            <text:p>нет</text:p>
          </table:table-cell>
          <table:table-cell table:formula="of:=VLOOKUP([.E1138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38" calcext:value-type="float">
            <text:p>1138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22H45M31S" calcext:value-type="time">
            <text:p>22:45:31</text:p>
          </table:table-cell>
          <table:table-cell table:style-name="ce9" office:value-type="float" office:value="15" calcext:value-type="float">
            <text:p>15</text:p>
          </table:table-cell>
          <table:table-cell table:style-name="ce11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table:style-name="ce10" table:formula="of:=VLOOKUP([.F1139];[$Клиенты.A:.D];4;0)" office:value-type="string" office:string-value="нет" calcext:value-type="string">
            <text:p>нет</text:p>
          </table:table-cell>
          <table:table-cell table:formula="of:=VLOOKUP([.E113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39" calcext:value-type="float">
            <text:p>1139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22H49M56S" calcext:value-type="time">
            <text:p>22:49:56</text:p>
          </table:table-cell>
          <table:table-cell table:style-name="ce9" office:value-type="float" office:value="27" calcext:value-type="float">
            <text:p>27</text:p>
          </table:table-cell>
          <table:table-cell table:style-name="ce11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353" calcext:value-type="float">
            <text:p>353</text:p>
          </table:table-cell>
          <table:table-cell table:style-name="ce10" table:formula="of:=VLOOKUP([.F1140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140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40" calcext:value-type="float">
            <text:p>1140</text:p>
          </table:table-cell>
          <table:table-cell office:value-type="date" office:date-value="2025-06-19" calcext:value-type="date">
            <text:p>19.06.25</text:p>
          </table:table-cell>
          <table:table-cell table:style-name="ce8" office:value-type="time" office:time-value="PT22H59M44S" calcext:value-type="time">
            <text:p>22:59:44</text:p>
          </table:table-cell>
          <table:table-cell table:style-name="ce9" office:value-type="float" office:value="43" calcext:value-type="float">
            <text:p>43</text:p>
          </table:table-cell>
          <table:table-cell table:style-name="ce11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443" calcext:value-type="float">
            <text:p>443</text:p>
          </table:table-cell>
          <table:table-cell table:style-name="ce10" table:formula="of:=VLOOKUP([.F1141];[$Клиенты.A:.D];4;0)" office:value-type="string" office:string-value="нет" calcext:value-type="string">
            <text:p>нет</text:p>
          </table:table-cell>
          <table:table-cell table:formula="of:=VLOOKUP([.E114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41" calcext:value-type="float">
            <text:p>1141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07H23M15S" calcext:value-type="time">
            <text:p>7:23:15</text:p>
          </table:table-cell>
          <table:table-cell table:style-name="ce9" office:value-type="float" office:value="6" calcext:value-type="float">
            <text:p>6</text:p>
          </table:table-cell>
          <table:table-cell table:style-name="ce11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 table:style-name="ce10" table:formula="of:=VLOOKUP([.F1142];[$Клиенты.A:.D];4;0)" office:value-type="string" office:string-value="нет" calcext:value-type="string">
            <text:p>нет</text:p>
          </table:table-cell>
          <table:table-cell table:formula="of:=VLOOKUP([.E1142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42" calcext:value-type="float">
            <text:p>1142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08H18M37S" calcext:value-type="time">
            <text:p>8:18:37</text:p>
          </table:table-cell>
          <table:table-cell table:style-name="ce9" office:value-type="float" office:value="31" calcext:value-type="float">
            <text:p>31</text:p>
          </table:table-cell>
          <table:table-cell table:style-name="ce11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321" calcext:value-type="float">
            <text:p>321</text:p>
          </table:table-cell>
          <table:table-cell table:style-name="ce10" table:formula="of:=VLOOKUP([.F1143];[$Клиенты.A:.D];4;0)" office:value-type="string" office:string-value="нет" calcext:value-type="string">
            <text:p>нет</text:p>
          </table:table-cell>
          <table:table-cell table:formula="of:=VLOOKUP([.E114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43" calcext:value-type="float">
            <text:p>1143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08H31M48S" calcext:value-type="time">
            <text:p>8:31:48</text:p>
          </table:table-cell>
          <table:table-cell table:style-name="ce9" office:value-type="float" office:value="34" calcext:value-type="float">
            <text:p>34</text:p>
          </table:table-cell>
          <table:table-cell table:style-name="ce11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351" calcext:value-type="float">
            <text:p>351</text:p>
          </table:table-cell>
          <table:table-cell table:style-name="ce10" table:formula="of:=VLOOKUP([.F1144];[$Клиенты.A:.D];4;0)" office:value-type="string" office:string-value="нет" calcext:value-type="string">
            <text:p>нет</text:p>
          </table:table-cell>
          <table:table-cell table:formula="of:=VLOOKUP([.E1144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44" calcext:value-type="float">
            <text:p>1144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08H35M15S" calcext:value-type="time">
            <text:p>8:35:15</text:p>
          </table:table-cell>
          <table:table-cell table:style-name="ce9" office:value-type="float" office:value="21" calcext:value-type="float">
            <text:p>21</text:p>
          </table:table-cell>
          <table:table-cell table:style-name="ce11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253" calcext:value-type="float">
            <text:p>253</text:p>
          </table:table-cell>
          <table:table-cell table:style-name="ce10" table:formula="of:=VLOOKUP([.F1145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14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45" calcext:value-type="float">
            <text:p>1145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09H01M51S" calcext:value-type="time">
            <text:p>9:01:51</text:p>
          </table:table-cell>
          <table:table-cell table:style-name="ce9" office:value-type="float" office:value="47" calcext:value-type="float">
            <text:p>47</text:p>
          </table:table-cell>
          <table:table-cell table:style-name="ce11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572" calcext:value-type="float">
            <text:p>572</text:p>
          </table:table-cell>
          <table:table-cell table:style-name="ce10" table:formula="of:=VLOOKUP([.F1146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1146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46" calcext:value-type="float">
            <text:p>1146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09H02M35S" calcext:value-type="time">
            <text:p>9:02:35</text:p>
          </table:table-cell>
          <table:table-cell table:style-name="ce9" office:value-type="float" office:value="29" calcext:value-type="float">
            <text:p>29</text:p>
          </table:table-cell>
          <table:table-cell table:style-name="ce11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367" calcext:value-type="float">
            <text:p>367</text:p>
          </table:table-cell>
          <table:table-cell table:style-name="ce10" table:formula="of:=VLOOKUP([.F1147];[$Клиенты.A:.D];4;0)" office:value-type="string" office:string-value="нет" calcext:value-type="string">
            <text:p>нет</text:p>
          </table:table-cell>
          <table:table-cell table:formula="of:=VLOOKUP([.E114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47" calcext:value-type="float">
            <text:p>1147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09H09M17S" calcext:value-type="time">
            <text:p>9:09:17</text:p>
          </table:table-cell>
          <table:table-cell table:style-name="ce9" office:value-type="float" office:value="26" calcext:value-type="float">
            <text:p>26</text:p>
          </table:table-cell>
          <table:table-cell table:style-name="ce11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319" calcext:value-type="float">
            <text:p>319</text:p>
          </table:table-cell>
          <table:table-cell table:style-name="ce10" table:formula="of:=VLOOKUP([.F1148];[$Клиенты.A:.D];4;0)" office:value-type="string" office:string-value="нет" calcext:value-type="string">
            <text:p>нет</text:p>
          </table:table-cell>
          <table:table-cell table:formula="of:=VLOOKUP([.E1148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48" calcext:value-type="float">
            <text:p>1148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09H39M15S" calcext:value-type="time">
            <text:p>9:39:15</text:p>
          </table:table-cell>
          <table:table-cell table:style-name="ce9" office:value-type="float" office:value="23" calcext:value-type="float">
            <text:p>23</text:p>
          </table:table-cell>
          <table:table-cell table:style-name="ce11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287" calcext:value-type="float">
            <text:p>287</text:p>
          </table:table-cell>
          <table:table-cell table:style-name="ce10" table:formula="of:=VLOOKUP([.F1149];[$Клиенты.A:.D];4;0)" office:value-type="string" office:string-value="нет" calcext:value-type="string">
            <text:p>нет</text:p>
          </table:table-cell>
          <table:table-cell table:formula="of:=VLOOKUP([.E1149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49" calcext:value-type="float">
            <text:p>1149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09H48M10S" calcext:value-type="time">
            <text:p>9:48:10</text:p>
          </table:table-cell>
          <table:table-cell table:style-name="ce9" office:value-type="float" office:value="27" calcext:value-type="float">
            <text:p>27</text:p>
          </table:table-cell>
          <table:table-cell table:style-name="ce11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262" calcext:value-type="float">
            <text:p>262</text:p>
          </table:table-cell>
          <table:table-cell table:style-name="ce10" table:formula="of:=VLOOKUP([.F1150];[$Клиенты.A:.D];4;0)" office:value-type="string" office:string-value="нет" calcext:value-type="string">
            <text:p>нет</text:p>
          </table:table-cell>
          <table:table-cell table:formula="of:=VLOOKUP([.E115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50" calcext:value-type="float">
            <text:p>1150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09H50M14S" calcext:value-type="time">
            <text:p>9:50:14</text:p>
          </table:table-cell>
          <table:table-cell table:style-name="ce9" office:value-type="float" office:value="20" calcext:value-type="float">
            <text:p>20</text:p>
          </table:table-cell>
          <table:table-cell table:style-name="ce11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table:style-name="ce10" table:formula="of:=VLOOKUP([.F1151];[$Клиенты.A:.D];4;0)" office:value-type="string" office:string-value="нет" calcext:value-type="string">
            <text:p>нет</text:p>
          </table:table-cell>
          <table:table-cell table:formula="of:=VLOOKUP([.E1151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51" calcext:value-type="float">
            <text:p>1151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10H15M23S" calcext:value-type="time">
            <text:p>10:15:23</text:p>
          </table:table-cell>
          <table:table-cell table:style-name="ce9" office:value-type="float" office:value="16" calcext:value-type="float">
            <text:p>16</text:p>
          </table:table-cell>
          <table:table-cell table:style-name="ce11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154" calcext:value-type="float">
            <text:p>154</text:p>
          </table:table-cell>
          <table:table-cell table:style-name="ce10" table:formula="of:=VLOOKUP([.F1152];[$Клиенты.A:.D];4;0)" office:value-type="string" office:string-value="нет" calcext:value-type="string">
            <text:p>нет</text:p>
          </table:table-cell>
          <table:table-cell table:formula="of:=VLOOKUP([.E115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52" calcext:value-type="float">
            <text:p>1152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10H48M50S" calcext:value-type="time">
            <text:p>10:48:50</text:p>
          </table:table-cell>
          <table:table-cell table:style-name="ce9" office:value-type="float" office:value="19" calcext:value-type="float">
            <text:p>19</text:p>
          </table:table-cell>
          <table:table-cell table:style-name="ce11" office:value-type="string" calcext:value-type="string">
            <text:p>A59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table:style-name="ce10" table:formula="of:=VLOOKUP([.F1153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153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53" calcext:value-type="float">
            <text:p>1153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10H59M16S" calcext:value-type="time">
            <text:p>10:59:16</text:p>
          </table:table-cell>
          <table:table-cell table:style-name="ce9" office:value-type="float" office:value="19" calcext:value-type="float">
            <text:p>19</text:p>
          </table:table-cell>
          <table:table-cell table:style-name="ce11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235" calcext:value-type="float">
            <text:p>235</text:p>
          </table:table-cell>
          <table:table-cell table:style-name="ce10" table:formula="of:=VLOOKUP([.F1154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154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54" calcext:value-type="float">
            <text:p>1154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11H18M22S" calcext:value-type="time">
            <text:p>11:18:22</text:p>
          </table:table-cell>
          <table:table-cell table:style-name="ce9" office:value-type="float" office:value="22" calcext:value-type="float">
            <text:p>22</text:p>
          </table:table-cell>
          <table:table-cell table:style-name="ce11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270" calcext:value-type="float">
            <text:p>270</text:p>
          </table:table-cell>
          <table:table-cell table:style-name="ce10" table:formula="of:=VLOOKUP([.F1155];[$Клиенты.A:.D];4;0)" office:value-type="string" office:string-value="нет" calcext:value-type="string">
            <text:p>нет</text:p>
          </table:table-cell>
          <table:table-cell table:formula="of:=VLOOKUP([.E115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55" calcext:value-type="float">
            <text:p>1155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11H23M34S" calcext:value-type="time">
            <text:p>11:23:34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452" calcext:value-type="float">
            <text:p>452</text:p>
          </table:table-cell>
          <table:table-cell table:style-name="ce10" table:formula="of:=VLOOKUP([.F1156];[$Клиенты.A:.D];4;0)" office:value-type="string" office:string-value="нет" calcext:value-type="string">
            <text:p>нет</text:p>
          </table:table-cell>
          <table:table-cell table:formula="of:=VLOOKUP([.E1156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56" calcext:value-type="float">
            <text:p>1156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13H18M34S" calcext:value-type="time">
            <text:p>13:18:34</text:p>
          </table:table-cell>
          <table:table-cell table:style-name="ce9" office:value-type="float" office:value="26" calcext:value-type="float">
            <text:p>26</text:p>
          </table:table-cell>
          <table:table-cell table:style-name="ce11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table:style-name="ce10" table:formula="of:=VLOOKUP([.F1157];[$Клиенты.A:.D];4;0)" office:value-type="string" office:string-value="нет" calcext:value-type="string">
            <text:p>нет</text:p>
          </table:table-cell>
          <table:table-cell table:formula="of:=VLOOKUP([.E115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57" calcext:value-type="float">
            <text:p>1157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13H27M07S" calcext:value-type="time">
            <text:p>13:27:07</text:p>
          </table:table-cell>
          <table:table-cell table:style-name="ce9" office:value-type="float" office:value="36" calcext:value-type="float">
            <text:p>36</text:p>
          </table:table-cell>
          <table:table-cell table:style-name="ce11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381" calcext:value-type="float">
            <text:p>381</text:p>
          </table:table-cell>
          <table:table-cell table:style-name="ce10" table:formula="of:=VLOOKUP([.F1158];[$Клиенты.A:.D];4;0)" office:value-type="string" office:string-value="нет" calcext:value-type="string">
            <text:p>нет</text:p>
          </table:table-cell>
          <table:table-cell table:formula="of:=VLOOKUP([.E115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58" calcext:value-type="float">
            <text:p>1158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13H39M14S" calcext:value-type="time">
            <text:p>13:39:14</text:p>
          </table:table-cell>
          <table:table-cell table:style-name="ce9" office:value-type="float" office:value="26" calcext:value-type="float">
            <text:p>26</text:p>
          </table:table-cell>
          <table:table-cell table:style-name="ce11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337" calcext:value-type="float">
            <text:p>337</text:p>
          </table:table-cell>
          <table:table-cell table:style-name="ce10" table:formula="of:=VLOOKUP([.F1159];[$Клиенты.A:.D];4;0)" office:value-type="string" office:string-value="нет" calcext:value-type="string">
            <text:p>нет</text:p>
          </table:table-cell>
          <table:table-cell table:formula="of:=VLOOKUP([.E115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59" calcext:value-type="float">
            <text:p>1159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13H41M04S" calcext:value-type="time">
            <text:p>13:41:04</text:p>
          </table:table-cell>
          <table:table-cell table:style-name="ce9" office:value-type="float" office:value="31" calcext:value-type="float">
            <text:p>31</text:p>
          </table:table-cell>
          <table:table-cell table:style-name="ce11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381" calcext:value-type="float">
            <text:p>381</text:p>
          </table:table-cell>
          <table:table-cell table:style-name="ce10" table:formula="of:=VLOOKUP([.F1160];[$Клиенты.A:.D];4;0)" office:value-type="string" office:string-value="нет" calcext:value-type="string">
            <text:p>нет</text:p>
          </table:table-cell>
          <table:table-cell table:formula="of:=VLOOKUP([.E1160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60" calcext:value-type="float">
            <text:p>1160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13H51M31S" calcext:value-type="time">
            <text:p>13:51:31</text:p>
          </table:table-cell>
          <table:table-cell table:style-name="ce9" office:value-type="float" office:value="38" calcext:value-type="float">
            <text:p>38</text:p>
          </table:table-cell>
          <table:table-cell table:style-name="ce11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460" calcext:value-type="float">
            <text:p>460</text:p>
          </table:table-cell>
          <table:table-cell table:style-name="ce10" table:formula="of:=VLOOKUP([.F1161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1161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61" calcext:value-type="float">
            <text:p>1161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13H58M38S" calcext:value-type="time">
            <text:p>13:58:38</text:p>
          </table:table-cell>
          <table:table-cell table:style-name="ce9" office:value-type="float" office:value="14" calcext:value-type="float">
            <text:p>14</text:p>
          </table:table-cell>
          <table:table-cell table:style-name="ce11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191" calcext:value-type="float">
            <text:p>191</text:p>
          </table:table-cell>
          <table:table-cell table:style-name="ce10" table:formula="of:=VLOOKUP([.F1162];[$Клиенты.A:.D];4;0)" office:value-type="string" office:string-value="нет" calcext:value-type="string">
            <text:p>нет</text:p>
          </table:table-cell>
          <table:table-cell table:formula="of:=VLOOKUP([.E116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62" calcext:value-type="float">
            <text:p>1162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14H03M23S" calcext:value-type="time">
            <text:p>14:03:23</text:p>
          </table:table-cell>
          <table:table-cell table:style-name="ce9" office:value-type="float" office:value="15" calcext:value-type="float">
            <text:p>15</text:p>
          </table:table-cell>
          <table:table-cell table:style-name="ce11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207" calcext:value-type="float">
            <text:p>207</text:p>
          </table:table-cell>
          <table:table-cell table:style-name="ce10" table:formula="of:=VLOOKUP([.F1163];[$Клиенты.A:.D];4;0)" office:value-type="string" office:string-value="нет" calcext:value-type="string">
            <text:p>нет</text:p>
          </table:table-cell>
          <table:table-cell table:formula="of:=VLOOKUP([.E1163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63" calcext:value-type="float">
            <text:p>1163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14H17M46S" calcext:value-type="time">
            <text:p>14:17:46</text:p>
          </table:table-cell>
          <table:table-cell table:style-name="ce9" office:value-type="float" office:value="16" calcext:value-type="float">
            <text:p>16</text:p>
          </table:table-cell>
          <table:table-cell table:style-name="ce11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210" calcext:value-type="float">
            <text:p>210</text:p>
          </table:table-cell>
          <table:table-cell table:style-name="ce10" table:formula="of:=VLOOKUP([.F1164];[$Клиенты.A:.D];4;0)" office:value-type="string" office:string-value="нет" calcext:value-type="string">
            <text:p>нет</text:p>
          </table:table-cell>
          <table:table-cell table:formula="of:=VLOOKUP([.E116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64" calcext:value-type="float">
            <text:p>1164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14H42M54S" calcext:value-type="time">
            <text:p>14:42:54</text:p>
          </table:table-cell>
          <table:table-cell table:style-name="ce9" office:value-type="float" office:value="47" calcext:value-type="float">
            <text:p>47</text:p>
          </table:table-cell>
          <table:table-cell table:style-name="ce11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564" calcext:value-type="float">
            <text:p>564</text:p>
          </table:table-cell>
          <table:table-cell table:style-name="ce10" table:formula="of:=VLOOKUP([.F1165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165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65" calcext:value-type="float">
            <text:p>1165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14H53M17S" calcext:value-type="time">
            <text:p>14:53:17</text:p>
          </table:table-cell>
          <table:table-cell table:style-name="ce9" office:value-type="float" office:value="47" calcext:value-type="float">
            <text:p>47</text:p>
          </table:table-cell>
          <table:table-cell table:style-name="ce11" office:value-type="string" calcext:value-type="string">
            <text:p>A57</text:p>
          </table:table-cell>
          <table:table-cell office:value-type="float" office:value="15" calcext:value-type="float">
            <text:p>15</text:p>
          </table:table-cell>
          <table:table-cell office:value-type="float" office:value="466" calcext:value-type="float">
            <text:p>466</text:p>
          </table:table-cell>
          <table:table-cell table:style-name="ce10" table:formula="of:=VLOOKUP([.F1166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166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66" calcext:value-type="float">
            <text:p>1166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15H10M11S" calcext:value-type="time">
            <text:p>15:10:11</text:p>
          </table:table-cell>
          <table:table-cell table:style-name="ce9" office:value-type="float" office:value="35" calcext:value-type="float">
            <text:p>35</text:p>
          </table:table-cell>
          <table:table-cell table:style-name="ce11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table:style-name="ce10" table:formula="of:=VLOOKUP([.F1167];[$Клиенты.A:.D];4;0)" office:value-type="string" office:string-value="нет" calcext:value-type="string">
            <text:p>нет</text:p>
          </table:table-cell>
          <table:table-cell table:formula="of:=VLOOKUP([.E1167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67" calcext:value-type="float">
            <text:p>1167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15H10M52S" calcext:value-type="time">
            <text:p>15:10:52</text:p>
          </table:table-cell>
          <table:table-cell table:style-name="ce9" office:value-type="float" office:value="28" calcext:value-type="float">
            <text:p>28</text:p>
          </table:table-cell>
          <table:table-cell table:style-name="ce11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283" calcext:value-type="float">
            <text:p>283</text:p>
          </table:table-cell>
          <table:table-cell table:style-name="ce10" table:formula="of:=VLOOKUP([.F1168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16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68" calcext:value-type="float">
            <text:p>1168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15H13M19S" calcext:value-type="time">
            <text:p>15:13:19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style-name="ce10" table:formula="of:=VLOOKUP([.F1169];[$Клиенты.A:.D];4;0)" office:value-type="string" office:string-value="нет" calcext:value-type="string">
            <text:p>нет</text:p>
          </table:table-cell>
          <table:table-cell table:formula="of:=VLOOKUP([.E1169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69" calcext:value-type="float">
            <text:p>1169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15H21M22S" calcext:value-type="time">
            <text:p>15:21:22</text:p>
          </table:table-cell>
          <table:table-cell table:style-name="ce9" office:value-type="float" office:value="26" calcext:value-type="float">
            <text:p>26</text:p>
          </table:table-cell>
          <table:table-cell table:style-name="ce11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334" calcext:value-type="float">
            <text:p>334</text:p>
          </table:table-cell>
          <table:table-cell table:style-name="ce10" table:formula="of:=VLOOKUP([.F1170];[$Клиенты.A:.D];4;0)" office:value-type="string" office:string-value="нет" calcext:value-type="string">
            <text:p>нет</text:p>
          </table:table-cell>
          <table:table-cell table:formula="of:=VLOOKUP([.E1170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70" calcext:value-type="float">
            <text:p>1170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15H54M46S" calcext:value-type="time">
            <text:p>15:54:46</text:p>
          </table:table-cell>
          <table:table-cell table:style-name="ce9" office:value-type="float" office:value="28" calcext:value-type="float">
            <text:p>28</text:p>
          </table:table-cell>
          <table:table-cell table:style-name="ce11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330" calcext:value-type="float">
            <text:p>330</text:p>
          </table:table-cell>
          <table:table-cell table:style-name="ce10" table:formula="of:=VLOOKUP([.F1171];[$Клиенты.A:.D];4;0)" office:value-type="string" office:string-value="нет" calcext:value-type="string">
            <text:p>нет</text:p>
          </table:table-cell>
          <table:table-cell table:formula="of:=VLOOKUP([.E1171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71" calcext:value-type="float">
            <text:p>1171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17H05M43S" calcext:value-type="time">
            <text:p>17:05:43</text:p>
          </table:table-cell>
          <table:table-cell table:style-name="ce9" office:value-type="float" office:value="20" calcext:value-type="float">
            <text:p>20</text:p>
          </table:table-cell>
          <table:table-cell table:style-name="ce11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265" calcext:value-type="float">
            <text:p>265</text:p>
          </table:table-cell>
          <table:table-cell table:style-name="ce10" table:formula="of:=VLOOKUP([.F1172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172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72" calcext:value-type="float">
            <text:p>1172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17H08M09S" calcext:value-type="time">
            <text:p>17:08:09</text:p>
          </table:table-cell>
          <table:table-cell table:style-name="ce9" office:value-type="float" office:value="14" calcext:value-type="float">
            <text:p>14</text:p>
          </table:table-cell>
          <table:table-cell table:style-name="ce11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206" calcext:value-type="float">
            <text:p>206</text:p>
          </table:table-cell>
          <table:table-cell table:style-name="ce10" table:formula="of:=VLOOKUP([.F1173];[$Клиенты.A:.D];4;0)" office:value-type="string" office:string-value="нет" calcext:value-type="string">
            <text:p>нет</text:p>
          </table:table-cell>
          <table:table-cell table:formula="of:=VLOOKUP([.E1173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73" calcext:value-type="float">
            <text:p>1173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17H34M38S" calcext:value-type="time">
            <text:p>17:34:38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table:style-name="ce10" table:formula="of:=VLOOKUP([.F1174];[$Клиенты.A:.D];4;0)" office:value-type="string" office:string-value="нет" calcext:value-type="string">
            <text:p>нет</text:p>
          </table:table-cell>
          <table:table-cell table:formula="of:=VLOOKUP([.E117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74" calcext:value-type="float">
            <text:p>1174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17H41M19S" calcext:value-type="time">
            <text:p>17:41:19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style-name="ce10" table:formula="of:=VLOOKUP([.F1175];[$Клиенты.A:.D];4;0)" office:value-type="string" office:string-value="нет" calcext:value-type="string">
            <text:p>нет</text:p>
          </table:table-cell>
          <table:table-cell table:formula="of:=VLOOKUP([.E1175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75" calcext:value-type="float">
            <text:p>1175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17H50M30S" calcext:value-type="time">
            <text:p>17:50:30</text:p>
          </table:table-cell>
          <table:table-cell table:style-name="ce9" office:value-type="float" office:value="22" calcext:value-type="float">
            <text:p>22</text:p>
          </table:table-cell>
          <table:table-cell table:style-name="ce11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table:style-name="ce10" table:formula="of:=VLOOKUP([.F1176];[$Клиенты.A:.D];4;0)" office:value-type="string" office:string-value="нет" calcext:value-type="string">
            <text:p>нет</text:p>
          </table:table-cell>
          <table:table-cell table:formula="of:=VLOOKUP([.E1176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76" calcext:value-type="float">
            <text:p>1176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17H51M48S" calcext:value-type="time">
            <text:p>17:51:48</text:p>
          </table:table-cell>
          <table:table-cell table:style-name="ce9" office:value-type="float" office:value="15" calcext:value-type="float">
            <text:p>15</text:p>
          </table:table-cell>
          <table:table-cell table:style-name="ce11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table:style-name="ce10" table:formula="of:=VLOOKUP([.F1177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17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77" calcext:value-type="float">
            <text:p>1177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17H55M51S" calcext:value-type="time">
            <text:p>17:55:51</text:p>
          </table:table-cell>
          <table:table-cell table:style-name="ce9" office:value-type="float" office:value="18" calcext:value-type="float">
            <text:p>18</text:p>
          </table:table-cell>
          <table:table-cell table:style-name="ce11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249" calcext:value-type="float">
            <text:p>249</text:p>
          </table:table-cell>
          <table:table-cell table:style-name="ce10" table:formula="of:=VLOOKUP([.F1178];[$Клиенты.A:.D];4;0)" office:value-type="string" office:string-value="нет" calcext:value-type="string">
            <text:p>нет</text:p>
          </table:table-cell>
          <table:table-cell table:formula="of:=VLOOKUP([.E117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78" calcext:value-type="float">
            <text:p>1178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18H06M22S" calcext:value-type="time">
            <text:p>18:06:22</text:p>
          </table:table-cell>
          <table:table-cell table:style-name="ce9" office:value-type="float" office:value="27" calcext:value-type="float">
            <text:p>27</text:p>
          </table:table-cell>
          <table:table-cell table:style-name="ce11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table:style-name="ce10" table:formula="of:=VLOOKUP([.F1179];[$Клиенты.A:.D];4;0)" office:value-type="string" office:string-value="нет" calcext:value-type="string">
            <text:p>нет</text:p>
          </table:table-cell>
          <table:table-cell table:formula="of:=VLOOKUP([.E117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79" calcext:value-type="float">
            <text:p>1179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18H24M10S" calcext:value-type="time">
            <text:p>18:24:10</text:p>
          </table:table-cell>
          <table:table-cell table:style-name="ce9" office:value-type="float" office:value="47" calcext:value-type="float">
            <text:p>47</text:p>
          </table:table-cell>
          <table:table-cell table:style-name="ce11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478" calcext:value-type="float">
            <text:p>478</text:p>
          </table:table-cell>
          <table:table-cell table:style-name="ce10" table:formula="of:=VLOOKUP([.F1180];[$Клиенты.A:.D];4;0)" office:value-type="string" office:string-value="нет" calcext:value-type="string">
            <text:p>нет</text:p>
          </table:table-cell>
          <table:table-cell table:formula="of:=VLOOKUP([.E1180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80" calcext:value-type="float">
            <text:p>1180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18H49M04S" calcext:value-type="time">
            <text:p>18:49:04</text:p>
          </table:table-cell>
          <table:table-cell table:style-name="ce9" office:value-type="float" office:value="20" calcext:value-type="float">
            <text:p>20</text:p>
          </table:table-cell>
          <table:table-cell table:style-name="ce11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223" calcext:value-type="float">
            <text:p>223</text:p>
          </table:table-cell>
          <table:table-cell table:style-name="ce10" table:formula="of:=VLOOKUP([.F1181];[$Клиенты.A:.D];4;0)" office:value-type="string" office:string-value="нет" calcext:value-type="string">
            <text:p>нет</text:p>
          </table:table-cell>
          <table:table-cell table:formula="of:=VLOOKUP([.E118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81" calcext:value-type="float">
            <text:p>1181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19H01M15S" calcext:value-type="time">
            <text:p>19:01:15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style-name="ce10" table:formula="of:=VLOOKUP([.F1182];[$Клиенты.A:.D];4;0)" office:value-type="string" office:string-value="нет" calcext:value-type="string">
            <text:p>нет</text:p>
          </table:table-cell>
          <table:table-cell table:formula="of:=VLOOKUP([.E118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82" calcext:value-type="float">
            <text:p>1182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19H05M48S" calcext:value-type="time">
            <text:p>19:05:48</text:p>
          </table:table-cell>
          <table:table-cell table:style-name="ce9" office:value-type="float" office:value="11" calcext:value-type="float">
            <text:p>11</text:p>
          </table:table-cell>
          <table:table-cell table:style-name="ce11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style-name="ce10" table:formula="of:=VLOOKUP([.F1183];[$Клиенты.A:.D];4;0)" office:value-type="string" office:string-value="нет" calcext:value-type="string">
            <text:p>нет</text:p>
          </table:table-cell>
          <table:table-cell table:formula="of:=VLOOKUP([.E118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83" calcext:value-type="float">
            <text:p>1183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19H16M26S" calcext:value-type="time">
            <text:p>19:16:26</text:p>
          </table:table-cell>
          <table:table-cell table:style-name="ce9" office:value-type="float" office:value="47" calcext:value-type="float">
            <text:p>47</text:p>
          </table:table-cell>
          <table:table-cell table:style-name="ce11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465" calcext:value-type="float">
            <text:p>465</text:p>
          </table:table-cell>
          <table:table-cell table:style-name="ce10" table:formula="of:=VLOOKUP([.F1184];[$Клиенты.A:.D];4;0)" office:value-type="string" office:string-value="нет" calcext:value-type="string">
            <text:p>нет</text:p>
          </table:table-cell>
          <table:table-cell table:formula="of:=VLOOKUP([.E1184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84" calcext:value-type="float">
            <text:p>1184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19H29M00S" calcext:value-type="time">
            <text:p>19:29:00</text:p>
          </table:table-cell>
          <table:table-cell table:style-name="ce9" office:value-type="float" office:value="34" calcext:value-type="float">
            <text:p>34</text:p>
          </table:table-cell>
          <table:table-cell table:style-name="ce11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393" calcext:value-type="float">
            <text:p>393</text:p>
          </table:table-cell>
          <table:table-cell table:style-name="ce10" table:formula="of:=VLOOKUP([.F1185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1185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85" calcext:value-type="float">
            <text:p>1185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19H41M19S" calcext:value-type="time">
            <text:p>19:41:19</text:p>
          </table:table-cell>
          <table:table-cell table:style-name="ce9" office:value-type="float" office:value="41" calcext:value-type="float">
            <text:p>41</text:p>
          </table:table-cell>
          <table:table-cell table:style-name="ce11" office:value-type="string" calcext:value-type="string">
            <text:p>A58</text:p>
          </table:table-cell>
          <table:table-cell office:value-type="float" office:value="15" calcext:value-type="float">
            <text:p>15</text:p>
          </table:table-cell>
          <table:table-cell office:value-type="float" office:value="501" calcext:value-type="float">
            <text:p>501</text:p>
          </table:table-cell>
          <table:table-cell table:style-name="ce10" table:formula="of:=VLOOKUP([.F1186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186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86" calcext:value-type="float">
            <text:p>1186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21H08M10S" calcext:value-type="time">
            <text:p>21:08:10</text:p>
          </table:table-cell>
          <table:table-cell table:style-name="ce9" office:value-type="float" office:value="5" calcext:value-type="float">
            <text:p>5</text:p>
          </table:table-cell>
          <table:table-cell table:style-name="ce11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table:style-name="ce10" table:formula="of:=VLOOKUP([.F1187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1187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87" calcext:value-type="float">
            <text:p>1187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21H22M40S" calcext:value-type="time">
            <text:p>21:22:40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string" calcext:value-type="string">
            <text:p>A57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style-name="ce10" table:formula="of:=VLOOKUP([.F1188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188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88" calcext:value-type="float">
            <text:p>1188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21H40M07S" calcext:value-type="time">
            <text:p>21:40:07</text:p>
          </table:table-cell>
          <table:table-cell table:style-name="ce9" office:value-type="float" office:value="5" calcext:value-type="float">
            <text:p>5</text:p>
          </table:table-cell>
          <table:table-cell table:style-name="ce11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table:style-name="ce10" table:formula="of:=VLOOKUP([.F1189];[$Клиенты.A:.D];4;0)" office:value-type="string" office:string-value="нет" calcext:value-type="string">
            <text:p>нет</text:p>
          </table:table-cell>
          <table:table-cell table:formula="of:=VLOOKUP([.E118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89" calcext:value-type="float">
            <text:p>1189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21H50M03S" calcext:value-type="time">
            <text:p>21:50:03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504" calcext:value-type="float">
            <text:p>504</text:p>
          </table:table-cell>
          <table:table-cell table:style-name="ce10" table:formula="of:=VLOOKUP([.F1190];[$Клиенты.A:.D];4;0)" office:value-type="string" office:string-value="нет" calcext:value-type="string">
            <text:p>нет</text:p>
          </table:table-cell>
          <table:table-cell table:formula="of:=VLOOKUP([.E119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90" calcext:value-type="float">
            <text:p>1190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21H57M20S" calcext:value-type="time">
            <text:p>21:57:20</text:p>
          </table:table-cell>
          <table:table-cell table:style-name="ce9" office:value-type="float" office:value="8" calcext:value-type="float">
            <text:p>8</text:p>
          </table:table-cell>
          <table:table-cell table:style-name="ce11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table:style-name="ce10" table:formula="of:=VLOOKUP([.F1191];[$Клиенты.A:.D];4;0)" office:value-type="string" office:string-value="нет" calcext:value-type="string">
            <text:p>нет</text:p>
          </table:table-cell>
          <table:table-cell table:formula="of:=VLOOKUP([.E1191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91" calcext:value-type="float">
            <text:p>1191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22H04M43S" calcext:value-type="time">
            <text:p>22:04:43</text:p>
          </table:table-cell>
          <table:table-cell table:style-name="ce9" office:value-type="float" office:value="7" calcext:value-type="float">
            <text:p>7</text:p>
          </table:table-cell>
          <table:table-cell table:style-name="ce11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table:style-name="ce10" table:formula="of:=VLOOKUP([.F1192];[$Клиенты.A:.D];4;0)" office:value-type="string" office:string-value="нет" calcext:value-type="string">
            <text:p>нет</text:p>
          </table:table-cell>
          <table:table-cell table:formula="of:=VLOOKUP([.E119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92" calcext:value-type="float">
            <text:p>1192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22H05M05S" calcext:value-type="time">
            <text:p>22:05:05</text:p>
          </table:table-cell>
          <table:table-cell table:style-name="ce9" office:value-type="float" office:value="5" calcext:value-type="float">
            <text:p>5</text:p>
          </table:table-cell>
          <table:table-cell table:style-name="ce11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table:style-name="ce10" table:formula="of:=VLOOKUP([.F1193];[$Клиенты.A:.D];4;0)" office:value-type="string" office:string-value="нет" calcext:value-type="string">
            <text:p>нет</text:p>
          </table:table-cell>
          <table:table-cell table:formula="of:=VLOOKUP([.E1193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93" calcext:value-type="float">
            <text:p>1193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22H13M06S" calcext:value-type="time">
            <text:p>22:13:06</text:p>
          </table:table-cell>
          <table:table-cell table:style-name="ce9" office:value-type="float" office:value="26" calcext:value-type="float">
            <text:p>26</text:p>
          </table:table-cell>
          <table:table-cell table:style-name="ce11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228" calcext:value-type="float">
            <text:p>228</text:p>
          </table:table-cell>
          <table:table-cell table:style-name="ce10" table:formula="of:=VLOOKUP([.F1194];[$Клиенты.A:.D];4;0)" office:value-type="string" office:string-value="нет" calcext:value-type="string">
            <text:p>нет</text:p>
          </table:table-cell>
          <table:table-cell table:formula="of:=VLOOKUP([.E1194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94" calcext:value-type="float">
            <text:p>1194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22H15M39S" calcext:value-type="time">
            <text:p>22:15:39</text:p>
          </table:table-cell>
          <table:table-cell table:style-name="ce9" office:value-type="float" office:value="42" calcext:value-type="float">
            <text:p>42</text:p>
          </table:table-cell>
          <table:table-cell table:style-name="ce11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390" calcext:value-type="float">
            <text:p>390</text:p>
          </table:table-cell>
          <table:table-cell table:style-name="ce10" table:formula="of:=VLOOKUP([.F1195];[$Клиенты.A:.D];4;0)" office:value-type="string" office:string-value="нет" calcext:value-type="string">
            <text:p>нет</text:p>
          </table:table-cell>
          <table:table-cell table:formula="of:=VLOOKUP([.E119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95" calcext:value-type="float">
            <text:p>1195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22H19M12S" calcext:value-type="time">
            <text:p>22:19:12</text:p>
          </table:table-cell>
          <table:table-cell table:style-name="ce9" office:value-type="float" office:value="8" calcext:value-type="float">
            <text:p>8</text:p>
          </table:table-cell>
          <table:table-cell table:style-name="ce11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table:style-name="ce10" table:formula="of:=VLOOKUP([.F1196];[$Клиенты.A:.D];4;0)" office:value-type="string" office:string-value="нет" calcext:value-type="string">
            <text:p>нет</text:p>
          </table:table-cell>
          <table:table-cell table:formula="of:=VLOOKUP([.E1196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96" calcext:value-type="float">
            <text:p>1196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22H26M14S" calcext:value-type="time">
            <text:p>22:26:14</text:p>
          </table:table-cell>
          <table:table-cell table:style-name="ce9" office:value-type="float" office:value="11" calcext:value-type="float">
            <text:p>11</text:p>
          </table:table-cell>
          <table:table-cell table:style-name="ce11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table:style-name="ce10" table:formula="of:=VLOOKUP([.F1197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197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97" calcext:value-type="float">
            <text:p>1197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22H28M21S" calcext:value-type="time">
            <text:p>22:28:21</text:p>
          </table:table-cell>
          <table:table-cell table:style-name="ce9" office:value-type="float" office:value="48" calcext:value-type="float">
            <text:p>48</text:p>
          </table:table-cell>
          <table:table-cell table:style-name="ce11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443" calcext:value-type="float">
            <text:p>443</text:p>
          </table:table-cell>
          <table:table-cell table:style-name="ce10" table:formula="of:=VLOOKUP([.F1198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19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98" calcext:value-type="float">
            <text:p>1198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22H29M54S" calcext:value-type="time">
            <text:p>22:29:54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545" calcext:value-type="float">
            <text:p>545</text:p>
          </table:table-cell>
          <table:table-cell table:style-name="ce10" table:formula="of:=VLOOKUP([.F1199];[$Клиенты.A:.D];4;0)" office:value-type="string" office:string-value="нет" calcext:value-type="string">
            <text:p>нет</text:p>
          </table:table-cell>
          <table:table-cell table:formula="of:=VLOOKUP([.E1199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199" calcext:value-type="float">
            <text:p>1199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22H40M47S" calcext:value-type="time">
            <text:p>22:40:47</text:p>
          </table:table-cell>
          <table:table-cell table:style-name="ce9" office:value-type="float" office:value="11" calcext:value-type="float">
            <text:p>11</text:p>
          </table:table-cell>
          <table:table-cell table:style-name="ce11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  <table:table-cell table:style-name="ce10" table:formula="of:=VLOOKUP([.F1200];[$Клиенты.A:.D];4;0)" office:value-type="string" office:string-value="нет" calcext:value-type="string">
            <text:p>нет</text:p>
          </table:table-cell>
          <table:table-cell table:formula="of:=VLOOKUP([.E120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00" calcext:value-type="float">
            <text:p>1200</text:p>
          </table:table-cell>
          <table:table-cell office:value-type="date" office:date-value="2025-06-20" calcext:value-type="date">
            <text:p>20.06.25</text:p>
          </table:table-cell>
          <table:table-cell table:style-name="ce8" office:value-type="time" office:time-value="PT22H40M58S" calcext:value-type="time">
            <text:p>22:40:58</text:p>
          </table:table-cell>
          <table:table-cell table:style-name="ce9" office:value-type="float" office:value="8" calcext:value-type="float">
            <text:p>8</text:p>
          </table:table-cell>
          <table:table-cell table:style-name="ce11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table:style-name="ce10" table:formula="of:=VLOOKUP([.F1201];[$Клиенты.A:.D];4;0)" office:value-type="string" office:string-value="нет" calcext:value-type="string">
            <text:p>нет</text:p>
          </table:table-cell>
          <table:table-cell table:formula="of:=VLOOKUP([.E1201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01" calcext:value-type="float">
            <text:p>1201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06H43M14S" calcext:value-type="time">
            <text:p>6:43:14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table:style-name="ce10" table:formula="of:=VLOOKUP([.F1202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20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02" calcext:value-type="float">
            <text:p>1202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07H23M57S" calcext:value-type="time">
            <text:p>7:23:57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348" calcext:value-type="float">
            <text:p>348</text:p>
          </table:table-cell>
          <table:table-cell table:style-name="ce10" table:formula="of:=VLOOKUP([.F1203];[$Клиенты.A:.D];4;0)" office:value-type="string" office:string-value="нет" calcext:value-type="string">
            <text:p>нет</text:p>
          </table:table-cell>
          <table:table-cell table:formula="of:=VLOOKUP([.E1203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03" calcext:value-type="float">
            <text:p>1203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08H42M56S" calcext:value-type="time">
            <text:p>8:42:56</text:p>
          </table:table-cell>
          <table:table-cell table:style-name="ce9" office:value-type="float" office:value="31" calcext:value-type="float">
            <text:p>31</text:p>
          </table:table-cell>
          <table:table-cell table:style-name="ce11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table:style-name="ce10" table:formula="of:=VLOOKUP([.F1204];[$Клиенты.A:.D];4;0)" office:value-type="string" office:string-value="нет" calcext:value-type="string">
            <text:p>нет</text:p>
          </table:table-cell>
          <table:table-cell table:formula="of:=VLOOKUP([.E1204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04" calcext:value-type="float">
            <text:p>1204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09H25M45S" calcext:value-type="time">
            <text:p>9:25:45</text:p>
          </table:table-cell>
          <table:table-cell table:style-name="ce9" office:value-type="float" office:value="5" calcext:value-type="float">
            <text:p>5</text:p>
          </table:table-cell>
          <table:table-cell table:style-name="ce11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table:style-name="ce10" table:formula="of:=VLOOKUP([.F1205];[$Клиенты.A:.D];4;0)" office:value-type="string" office:string-value="нет" calcext:value-type="string">
            <text:p>нет</text:p>
          </table:table-cell>
          <table:table-cell table:formula="of:=VLOOKUP([.E1205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05" calcext:value-type="float">
            <text:p>1205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09H34M12S" calcext:value-type="time">
            <text:p>9:34:12</text:p>
          </table:table-cell>
          <table:table-cell table:style-name="ce9" office:value-type="float" office:value="41" calcext:value-type="float">
            <text:p>41</text:p>
          </table:table-cell>
          <table:table-cell table:style-name="ce11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388" calcext:value-type="float">
            <text:p>388</text:p>
          </table:table-cell>
          <table:table-cell table:style-name="ce10" table:formula="of:=VLOOKUP([.F1206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1206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06" calcext:value-type="float">
            <text:p>1206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09H52M31S" calcext:value-type="time">
            <text:p>9:52:31</text:p>
          </table:table-cell>
          <table:table-cell table:style-name="ce9" office:value-type="float" office:value="25" calcext:value-type="float">
            <text:p>25</text:p>
          </table:table-cell>
          <table:table-cell table:style-name="ce11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331" calcext:value-type="float">
            <text:p>331</text:p>
          </table:table-cell>
          <table:table-cell table:style-name="ce10" table:formula="of:=VLOOKUP([.F1207];[$Клиенты.A:.D];4;0)" office:value-type="string" office:string-value="нет" calcext:value-type="string">
            <text:p>нет</text:p>
          </table:table-cell>
          <table:table-cell table:formula="of:=VLOOKUP([.E120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07" calcext:value-type="float">
            <text:p>1207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09H58M47S" calcext:value-type="time">
            <text:p>9:58:47</text:p>
          </table:table-cell>
          <table:table-cell table:style-name="ce9" office:value-type="float" office:value="19" calcext:value-type="float">
            <text:p>19</text:p>
          </table:table-cell>
          <table:table-cell table:style-name="ce11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176" calcext:value-type="float">
            <text:p>176</text:p>
          </table:table-cell>
          <table:table-cell table:style-name="ce10" table:formula="of:=VLOOKUP([.F1208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208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08" calcext:value-type="float">
            <text:p>1208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10H15M05S" calcext:value-type="time">
            <text:p>10:15:05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453" calcext:value-type="float">
            <text:p>453</text:p>
          </table:table-cell>
          <table:table-cell table:style-name="ce10" table:formula="of:=VLOOKUP([.F1209];[$Клиенты.A:.D];4;0)" office:value-type="string" office:string-value="нет" calcext:value-type="string">
            <text:p>нет</text:p>
          </table:table-cell>
          <table:table-cell table:formula="of:=VLOOKUP([.E1209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09" calcext:value-type="float">
            <text:p>1209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11H28M16S" calcext:value-type="time">
            <text:p>11:28:16</text:p>
          </table:table-cell>
          <table:table-cell table:style-name="ce9" office:value-type="float" office:value="43" calcext:value-type="float">
            <text:p>43</text:p>
          </table:table-cell>
          <table:table-cell table:style-name="ce11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522" calcext:value-type="float">
            <text:p>522</text:p>
          </table:table-cell>
          <table:table-cell table:style-name="ce10" table:formula="of:=VLOOKUP([.F1210];[$Клиенты.A:.D];4;0)" office:value-type="string" office:string-value="нет" calcext:value-type="string">
            <text:p>нет</text:p>
          </table:table-cell>
          <table:table-cell table:formula="of:=VLOOKUP([.E121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10" calcext:value-type="float">
            <text:p>1210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11H28M29S" calcext:value-type="time">
            <text:p>11:28:29</text:p>
          </table:table-cell>
          <table:table-cell table:style-name="ce9" office:value-type="float" office:value="23" calcext:value-type="float">
            <text:p>23</text:p>
          </table:table-cell>
          <table:table-cell table:style-name="ce11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279" calcext:value-type="float">
            <text:p>279</text:p>
          </table:table-cell>
          <table:table-cell table:style-name="ce10" table:formula="of:=VLOOKUP([.F1211];[$Клиенты.A:.D];4;0)" office:value-type="string" office:string-value="нет" calcext:value-type="string">
            <text:p>нет</text:p>
          </table:table-cell>
          <table:table-cell table:formula="of:=VLOOKUP([.E121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11" calcext:value-type="float">
            <text:p>1211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11H28M41S" calcext:value-type="time">
            <text:p>11:28:41</text:p>
          </table:table-cell>
          <table:table-cell table:style-name="ce9" office:value-type="float" office:value="23" calcext:value-type="float">
            <text:p>23</text:p>
          </table:table-cell>
          <table:table-cell table:style-name="ce11" office:value-type="string" calcext:value-type="string">
            <text:p>A57</text:p>
          </table:table-cell>
          <table:table-cell office:value-type="float" office:value="15" calcext:value-type="float">
            <text:p>15</text:p>
          </table:table-cell>
          <table:table-cell office:value-type="float" office:value="265" calcext:value-type="float">
            <text:p>265</text:p>
          </table:table-cell>
          <table:table-cell table:style-name="ce10" table:formula="of:=VLOOKUP([.F1212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212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12" calcext:value-type="float">
            <text:p>1212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11H33M16S" calcext:value-type="time">
            <text:p>11:33:16</text:p>
          </table:table-cell>
          <table:table-cell table:style-name="ce9" office:value-type="float" office:value="8" calcext:value-type="float">
            <text:p>8</text:p>
          </table:table-cell>
          <table:table-cell table:style-name="ce11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table:style-name="ce10" table:formula="of:=VLOOKUP([.F1213];[$Клиенты.A:.D];4;0)" office:value-type="string" office:string-value="нет" calcext:value-type="string">
            <text:p>нет</text:p>
          </table:table-cell>
          <table:table-cell table:formula="of:=VLOOKUP([.E121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13" calcext:value-type="float">
            <text:p>1213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11H40M53S" calcext:value-type="time">
            <text:p>11:40:53</text:p>
          </table:table-cell>
          <table:table-cell table:style-name="ce9" office:value-type="float" office:value="39" calcext:value-type="float">
            <text:p>39</text:p>
          </table:table-cell>
          <table:table-cell table:style-name="ce11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446" calcext:value-type="float">
            <text:p>446</text:p>
          </table:table-cell>
          <table:table-cell table:style-name="ce10" table:formula="of:=VLOOKUP([.F1214];[$Клиенты.A:.D];4;0)" office:value-type="string" office:string-value="нет" calcext:value-type="string">
            <text:p>нет</text:p>
          </table:table-cell>
          <table:table-cell table:formula="of:=VLOOKUP([.E121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14" calcext:value-type="float">
            <text:p>1214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11H55M35S" calcext:value-type="time">
            <text:p>11:55:35</text:p>
          </table:table-cell>
          <table:table-cell table:style-name="ce9" office:value-type="float" office:value="15" calcext:value-type="float">
            <text:p>15</text:p>
          </table:table-cell>
          <table:table-cell table:style-name="ce11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table:style-name="ce10" table:formula="of:=VLOOKUP([.F1215];[$Клиенты.A:.D];4;0)" office:value-type="string" office:string-value="нет" calcext:value-type="string">
            <text:p>нет</text:p>
          </table:table-cell>
          <table:table-cell table:formula="of:=VLOOKUP([.E1215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15" calcext:value-type="float">
            <text:p>1215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11H57M49S" calcext:value-type="time">
            <text:p>11:57:49</text:p>
          </table:table-cell>
          <table:table-cell table:style-name="ce9" office:value-type="float" office:value="18" calcext:value-type="float">
            <text:p>18</text:p>
          </table:table-cell>
          <table:table-cell table:style-name="ce11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201" calcext:value-type="float">
            <text:p>201</text:p>
          </table:table-cell>
          <table:table-cell table:style-name="ce10" table:formula="of:=VLOOKUP([.F1216];[$Клиенты.A:.D];4;0)" office:value-type="string" office:string-value="нет" calcext:value-type="string">
            <text:p>нет</text:p>
          </table:table-cell>
          <table:table-cell table:formula="of:=VLOOKUP([.E1216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16" calcext:value-type="float">
            <text:p>1216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13H07M11S" calcext:value-type="time">
            <text:p>13:07:11</text:p>
          </table:table-cell>
          <table:table-cell table:style-name="ce9" office:value-type="float" office:value="8" calcext:value-type="float">
            <text:p>8</text:p>
          </table:table-cell>
          <table:table-cell table:style-name="ce11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style-name="ce10" table:formula="of:=VLOOKUP([.F1217];[$Клиенты.A:.D];4;0)" office:value-type="string" office:string-value="нет" calcext:value-type="string">
            <text:p>нет</text:p>
          </table:table-cell>
          <table:table-cell table:formula="of:=VLOOKUP([.E1217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17" calcext:value-type="float">
            <text:p>1217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13H21M28S" calcext:value-type="time">
            <text:p>13:21:28</text:p>
          </table:table-cell>
          <table:table-cell table:style-name="ce9" office:value-type="float" office:value="14" calcext:value-type="float">
            <text:p>14</text:p>
          </table:table-cell>
          <table:table-cell table:style-name="ce11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table:style-name="ce10" table:formula="of:=VLOOKUP([.F1218];[$Клиенты.A:.D];4;0)" office:value-type="string" office:string-value="нет" calcext:value-type="string">
            <text:p>нет</text:p>
          </table:table-cell>
          <table:table-cell table:formula="of:=VLOOKUP([.E121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18" calcext:value-type="float">
            <text:p>1218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13H38M24S" calcext:value-type="time">
            <text:p>13:38:24</text:p>
          </table:table-cell>
          <table:table-cell table:style-name="ce9" office:value-type="float" office:value="36" calcext:value-type="float">
            <text:p>36</text:p>
          </table:table-cell>
          <table:table-cell table:style-name="ce11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407" calcext:value-type="float">
            <text:p>407</text:p>
          </table:table-cell>
          <table:table-cell table:style-name="ce10" table:formula="of:=VLOOKUP([.F1219];[$Клиенты.A:.D];4;0)" office:value-type="string" office:string-value="нет" calcext:value-type="string">
            <text:p>нет</text:p>
          </table:table-cell>
          <table:table-cell table:formula="of:=VLOOKUP([.E121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19" calcext:value-type="float">
            <text:p>1219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13H53M33S" calcext:value-type="time">
            <text:p>13:53:33</text:p>
          </table:table-cell>
          <table:table-cell table:style-name="ce9" office:value-type="float" office:value="19" calcext:value-type="float">
            <text:p>19</text:p>
          </table:table-cell>
          <table:table-cell table:style-name="ce11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258" calcext:value-type="float">
            <text:p>258</text:p>
          </table:table-cell>
          <table:table-cell table:style-name="ce10" table:formula="of:=VLOOKUP([.F1220];[$Клиенты.A:.D];4;0)" office:value-type="string" office:string-value="нет" calcext:value-type="string">
            <text:p>нет</text:p>
          </table:table-cell>
          <table:table-cell table:formula="of:=VLOOKUP([.E122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20" calcext:value-type="float">
            <text:p>1220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14H00M58S" calcext:value-type="time">
            <text:p>14:00:58</text:p>
          </table:table-cell>
          <table:table-cell table:style-name="ce9" office:value-type="float" office:value="39" calcext:value-type="float">
            <text:p>39</text:p>
          </table:table-cell>
          <table:table-cell table:style-name="ce11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396" calcext:value-type="float">
            <text:p>396</text:p>
          </table:table-cell>
          <table:table-cell table:style-name="ce10" table:formula="of:=VLOOKUP([.F1221];[$Клиенты.A:.D];4;0)" office:value-type="string" office:string-value="нет" calcext:value-type="string">
            <text:p>нет</text:p>
          </table:table-cell>
          <table:table-cell table:formula="of:=VLOOKUP([.E122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21" calcext:value-type="float">
            <text:p>1221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14H04M18S" calcext:value-type="time">
            <text:p>14:04:18</text:p>
          </table:table-cell>
          <table:table-cell table:style-name="ce9" office:value-type="float" office:value="9" calcext:value-type="float">
            <text:p>9</text:p>
          </table:table-cell>
          <table:table-cell table:style-name="ce11" office:value-type="string" calcext:value-type="string">
            <text:p>A63</text:p>
          </table:table-cell>
          <table:table-cell office:value-type="float" office:value="15" calcext:value-type="float">
            <text:p>15</text:p>
          </table:table-cell>
          <table:table-cell office:value-type="float" office:value="118" calcext:value-type="float">
            <text:p>118</text:p>
          </table:table-cell>
          <table:table-cell table:style-name="ce10" table:formula="of:=VLOOKUP([.F1222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222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22" calcext:value-type="float">
            <text:p>1222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14H25M12S" calcext:value-type="time">
            <text:p>14:25:12</text:p>
          </table:table-cell>
          <table:table-cell table:style-name="ce9" office:value-type="float" office:value="28" calcext:value-type="float">
            <text:p>28</text:p>
          </table:table-cell>
          <table:table-cell table:style-name="ce11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  <table:table-cell table:style-name="ce10" table:formula="of:=VLOOKUP([.F1223];[$Клиенты.A:.D];4;0)" office:value-type="string" office:string-value="нет" calcext:value-type="string">
            <text:p>нет</text:p>
          </table:table-cell>
          <table:table-cell table:formula="of:=VLOOKUP([.E122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23" calcext:value-type="float">
            <text:p>1223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14H33M23S" calcext:value-type="time">
            <text:p>14:33:23</text:p>
          </table:table-cell>
          <table:table-cell table:style-name="ce9" office:value-type="float" office:value="27" calcext:value-type="float">
            <text:p>27</text:p>
          </table:table-cell>
          <table:table-cell table:style-name="ce11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297" calcext:value-type="float">
            <text:p>297</text:p>
          </table:table-cell>
          <table:table-cell table:style-name="ce10" table:formula="of:=VLOOKUP([.F1224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224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24" calcext:value-type="float">
            <text:p>1224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14H42M49S" calcext:value-type="time">
            <text:p>14:42:49</text:p>
          </table:table-cell>
          <table:table-cell table:style-name="ce9" office:value-type="float" office:value="24" calcext:value-type="float">
            <text:p>24</text:p>
          </table:table-cell>
          <table:table-cell table:style-name="ce11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table:style-name="ce10" table:formula="of:=VLOOKUP([.F1225];[$Клиенты.A:.D];4;0)" office:value-type="string" office:string-value="нет" calcext:value-type="string">
            <text:p>нет</text:p>
          </table:table-cell>
          <table:table-cell table:formula="of:=VLOOKUP([.E1225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25" calcext:value-type="float">
            <text:p>1225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14H43M47S" calcext:value-type="time">
            <text:p>14:43:47</text:p>
          </table:table-cell>
          <table:table-cell table:style-name="ce9" office:value-type="float" office:value="21" calcext:value-type="float">
            <text:p>21</text:p>
          </table:table-cell>
          <table:table-cell table:style-name="ce11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226" calcext:value-type="float">
            <text:p>226</text:p>
          </table:table-cell>
          <table:table-cell table:style-name="ce10" table:formula="of:=VLOOKUP([.F1226];[$Клиенты.A:.D];4;0)" office:value-type="string" office:string-value="нет" calcext:value-type="string">
            <text:p>нет</text:p>
          </table:table-cell>
          <table:table-cell table:formula="of:=VLOOKUP([.E1226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26" calcext:value-type="float">
            <text:p>1226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14H49M54S" calcext:value-type="time">
            <text:p>14:49:54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284" calcext:value-type="float">
            <text:p>284</text:p>
          </table:table-cell>
          <table:table-cell table:style-name="ce10" table:formula="of:=VLOOKUP([.F1227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22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27" calcext:value-type="float">
            <text:p>1227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15H18M48S" calcext:value-type="time">
            <text:p>15:18:48</text:p>
          </table:table-cell>
          <table:table-cell table:style-name="ce9" office:value-type="float" office:value="42" calcext:value-type="float">
            <text:p>42</text:p>
          </table:table-cell>
          <table:table-cell table:style-name="ce11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474" calcext:value-type="float">
            <text:p>474</text:p>
          </table:table-cell>
          <table:table-cell table:style-name="ce10" table:formula="of:=VLOOKUP([.F1228];[$Клиенты.A:.D];4;0)" office:value-type="string" office:string-value="нет" calcext:value-type="string">
            <text:p>нет</text:p>
          </table:table-cell>
          <table:table-cell table:formula="of:=VLOOKUP([.E122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28" calcext:value-type="float">
            <text:p>1228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15H22M43S" calcext:value-type="time">
            <text:p>15:22:43</text:p>
          </table:table-cell>
          <table:table-cell table:style-name="ce9" office:value-type="float" office:value="11" calcext:value-type="float">
            <text:p>11</text:p>
          </table:table-cell>
          <table:table-cell table:style-name="ce11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158" calcext:value-type="float">
            <text:p>158</text:p>
          </table:table-cell>
          <table:table-cell table:style-name="ce10" table:formula="of:=VLOOKUP([.F1229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1229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29" calcext:value-type="float">
            <text:p>1229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15H50M39S" calcext:value-type="time">
            <text:p>15:50:39</text:p>
          </table:table-cell>
          <table:table-cell table:style-name="ce9" office:value-type="float" office:value="18" calcext:value-type="float">
            <text:p>18</text:p>
          </table:table-cell>
          <table:table-cell table:style-name="ce11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table:style-name="ce10" table:formula="of:=VLOOKUP([.F1230];[$Клиенты.A:.D];4;0)" office:value-type="string" office:string-value="нет" calcext:value-type="string">
            <text:p>нет</text:p>
          </table:table-cell>
          <table:table-cell table:formula="of:=VLOOKUP([.E1230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30" calcext:value-type="float">
            <text:p>1230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15H58M26S" calcext:value-type="time">
            <text:p>15:58:26</text:p>
          </table:table-cell>
          <table:table-cell table:style-name="ce9" office:value-type="float" office:value="6" calcext:value-type="float">
            <text:p>6</text:p>
          </table:table-cell>
          <table:table-cell table:style-name="ce11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table:style-name="ce10" table:formula="of:=VLOOKUP([.F1231];[$Клиенты.A:.D];4;0)" office:value-type="string" office:string-value="нет" calcext:value-type="string">
            <text:p>нет</text:p>
          </table:table-cell>
          <table:table-cell table:formula="of:=VLOOKUP([.E1231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31" calcext:value-type="float">
            <text:p>1231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17H03M12S" calcext:value-type="time">
            <text:p>17:03:12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string" calcext:value-type="string">
            <text:p>A60</text:p>
          </table:table-cell>
          <table:table-cell office:value-type="float" office:value="15" calcext:value-type="float">
            <text:p>15</text:p>
          </table:table-cell>
          <table:table-cell office:value-type="float" office:value="447" calcext:value-type="float">
            <text:p>447</text:p>
          </table:table-cell>
          <table:table-cell table:style-name="ce10" table:formula="of:=VLOOKUP([.F1232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232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32" calcext:value-type="float">
            <text:p>1232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17H07M39S" calcext:value-type="time">
            <text:p>17:07:39</text:p>
          </table:table-cell>
          <table:table-cell table:style-name="ce9" office:value-type="float" office:value="41" calcext:value-type="float">
            <text:p>41</text:p>
          </table:table-cell>
          <table:table-cell table:style-name="ce11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494" calcext:value-type="float">
            <text:p>494</text:p>
          </table:table-cell>
          <table:table-cell table:style-name="ce10" table:formula="of:=VLOOKUP([.F1233];[$Клиенты.A:.D];4;0)" office:value-type="string" office:string-value="нет" calcext:value-type="string">
            <text:p>нет</text:p>
          </table:table-cell>
          <table:table-cell table:formula="of:=VLOOKUP([.E123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33" calcext:value-type="float">
            <text:p>1233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17H15M53S" calcext:value-type="time">
            <text:p>17:15:53</text:p>
          </table:table-cell>
          <table:table-cell table:style-name="ce9" office:value-type="float" office:value="42" calcext:value-type="float">
            <text:p>42</text:p>
          </table:table-cell>
          <table:table-cell table:style-name="ce11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334" calcext:value-type="float">
            <text:p>334</text:p>
          </table:table-cell>
          <table:table-cell table:style-name="ce10" table:formula="of:=VLOOKUP([.F1234];[$Клиенты.A:.D];4;0)" office:value-type="string" office:string-value="нет" calcext:value-type="string">
            <text:p>нет</text:p>
          </table:table-cell>
          <table:table-cell table:formula="of:=VLOOKUP([.E123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34" calcext:value-type="float">
            <text:p>1234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17H25M38S" calcext:value-type="time">
            <text:p>17:25:38</text:p>
          </table:table-cell>
          <table:table-cell table:style-name="ce9" office:value-type="float" office:value="31" calcext:value-type="float">
            <text:p>31</text:p>
          </table:table-cell>
          <table:table-cell table:style-name="ce11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369" calcext:value-type="float">
            <text:p>369</text:p>
          </table:table-cell>
          <table:table-cell table:style-name="ce10" table:formula="of:=VLOOKUP([.F1235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235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35" calcext:value-type="float">
            <text:p>1235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17H55M54S" calcext:value-type="time">
            <text:p>17:55:54</text:p>
          </table:table-cell>
          <table:table-cell table:style-name="ce9" office:value-type="float" office:value="17" calcext:value-type="float">
            <text:p>17</text:p>
          </table:table-cell>
          <table:table-cell table:style-name="ce11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166" calcext:value-type="float">
            <text:p>166</text:p>
          </table:table-cell>
          <table:table-cell table:style-name="ce10" table:formula="of:=VLOOKUP([.F1236];[$Клиенты.A:.D];4;0)" office:value-type="string" office:string-value="нет" calcext:value-type="string">
            <text:p>нет</text:p>
          </table:table-cell>
          <table:table-cell table:formula="of:=VLOOKUP([.E1236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36" calcext:value-type="float">
            <text:p>1236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18H35M39S" calcext:value-type="time">
            <text:p>18:35:39</text:p>
          </table:table-cell>
          <table:table-cell table:style-name="ce9" office:value-type="float" office:value="24" calcext:value-type="float">
            <text:p>24</text:p>
          </table:table-cell>
          <table:table-cell table:style-name="ce11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table:style-name="ce10" table:formula="of:=VLOOKUP([.F1237];[$Клиенты.A:.D];4;0)" office:value-type="string" office:string-value="нет" calcext:value-type="string">
            <text:p>нет</text:p>
          </table:table-cell>
          <table:table-cell table:formula="of:=VLOOKUP([.E1237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37" calcext:value-type="float">
            <text:p>1237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18H49M22S" calcext:value-type="time">
            <text:p>18:49:22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  <table:table-cell table:style-name="ce10" table:formula="of:=VLOOKUP([.F1238];[$Клиенты.A:.D];4;0)" office:value-type="string" office:string-value="нет" calcext:value-type="string">
            <text:p>нет</text:p>
          </table:table-cell>
          <table:table-cell table:formula="of:=VLOOKUP([.E1238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38" calcext:value-type="float">
            <text:p>1238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18H55M25S" calcext:value-type="time">
            <text:p>18:55:25</text:p>
          </table:table-cell>
          <table:table-cell table:style-name="ce9" office:value-type="float" office:value="44" calcext:value-type="float">
            <text:p>44</text:p>
          </table:table-cell>
          <table:table-cell table:style-name="ce11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410" calcext:value-type="float">
            <text:p>410</text:p>
          </table:table-cell>
          <table:table-cell table:style-name="ce10" table:formula="of:=VLOOKUP([.F1239];[$Клиенты.A:.D];4;0)" office:value-type="string" office:string-value="нет" calcext:value-type="string">
            <text:p>нет</text:p>
          </table:table-cell>
          <table:table-cell table:formula="of:=VLOOKUP([.E1239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39" calcext:value-type="float">
            <text:p>1239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19H08M42S" calcext:value-type="time">
            <text:p>19:08:42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129" calcext:value-type="float">
            <text:p>129</text:p>
          </table:table-cell>
          <table:table-cell table:style-name="ce10" table:formula="of:=VLOOKUP([.F1240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1240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40" calcext:value-type="float">
            <text:p>1240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19H20M01S" calcext:value-type="time">
            <text:p>19:20:01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table:style-name="ce10" table:formula="of:=VLOOKUP([.F1241];[$Клиенты.A:.D];4;0)" office:value-type="string" office:string-value="нет" calcext:value-type="string">
            <text:p>нет</text:p>
          </table:table-cell>
          <table:table-cell table:formula="of:=VLOOKUP([.E124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41" calcext:value-type="float">
            <text:p>1241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19H21M16S" calcext:value-type="time">
            <text:p>19:21:16</text:p>
          </table:table-cell>
          <table:table-cell table:style-name="ce9" office:value-type="float" office:value="44" calcext:value-type="float">
            <text:p>44</text:p>
          </table:table-cell>
          <table:table-cell table:style-name="ce11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406" calcext:value-type="float">
            <text:p>406</text:p>
          </table:table-cell>
          <table:table-cell table:style-name="ce10" table:formula="of:=VLOOKUP([.F1242];[$Клиенты.A:.D];4;0)" office:value-type="string" office:string-value="нет" calcext:value-type="string">
            <text:p>нет</text:p>
          </table:table-cell>
          <table:table-cell table:formula="of:=VLOOKUP([.E1242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42" calcext:value-type="float">
            <text:p>1242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19H24M12S" calcext:value-type="time">
            <text:p>19:24:12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460" calcext:value-type="float">
            <text:p>460</text:p>
          </table:table-cell>
          <table:table-cell table:style-name="ce10" table:formula="of:=VLOOKUP([.F1243];[$Клиенты.A:.D];4;0)" office:value-type="string" office:string-value="нет" calcext:value-type="string">
            <text:p>нет</text:p>
          </table:table-cell>
          <table:table-cell table:formula="of:=VLOOKUP([.E124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43" calcext:value-type="float">
            <text:p>1243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19H35M37S" calcext:value-type="time">
            <text:p>19:35:37</text:p>
          </table:table-cell>
          <table:table-cell table:style-name="ce9" office:value-type="float" office:value="47" calcext:value-type="float">
            <text:p>47</text:p>
          </table:table-cell>
          <table:table-cell table:style-name="ce11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519" calcext:value-type="float">
            <text:p>519</text:p>
          </table:table-cell>
          <table:table-cell table:style-name="ce10" table:formula="of:=VLOOKUP([.F1244];[$Клиенты.A:.D];4;0)" office:value-type="string" office:string-value="нет" calcext:value-type="string">
            <text:p>нет</text:p>
          </table:table-cell>
          <table:table-cell table:formula="of:=VLOOKUP([.E124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44" calcext:value-type="float">
            <text:p>1244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19H54M32S" calcext:value-type="time">
            <text:p>19:54:32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494" calcext:value-type="float">
            <text:p>494</text:p>
          </table:table-cell>
          <table:table-cell table:style-name="ce10" table:formula="of:=VLOOKUP([.F1245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24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45" calcext:value-type="float">
            <text:p>1245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19H55M38S" calcext:value-type="time">
            <text:p>19:55:38</text:p>
          </table:table-cell>
          <table:table-cell table:style-name="ce9" office:value-type="float" office:value="21" calcext:value-type="float">
            <text:p>21</text:p>
          </table:table-cell>
          <table:table-cell table:style-name="ce11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213" calcext:value-type="float">
            <text:p>213</text:p>
          </table:table-cell>
          <table:table-cell table:style-name="ce10" table:formula="of:=VLOOKUP([.F1246];[$Клиенты.A:.D];4;0)" office:value-type="string" office:string-value="нет" calcext:value-type="string">
            <text:p>нет</text:p>
          </table:table-cell>
          <table:table-cell table:formula="of:=VLOOKUP([.E1246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46" calcext:value-type="float">
            <text:p>1246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21H03M36S" calcext:value-type="time">
            <text:p>21:03:36</text:p>
          </table:table-cell>
          <table:table-cell table:style-name="ce9" office:value-type="float" office:value="38" calcext:value-type="float">
            <text:p>38</text:p>
          </table:table-cell>
          <table:table-cell table:style-name="ce11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358" calcext:value-type="float">
            <text:p>358</text:p>
          </table:table-cell>
          <table:table-cell table:style-name="ce10" table:formula="of:=VLOOKUP([.F1247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247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47" calcext:value-type="float">
            <text:p>1247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21H04M46S" calcext:value-type="time">
            <text:p>21:04:46</text:p>
          </table:table-cell>
          <table:table-cell table:style-name="ce9" office:value-type="float" office:value="16" calcext:value-type="float">
            <text:p>16</text:p>
          </table:table-cell>
          <table:table-cell table:style-name="ce11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227" calcext:value-type="float">
            <text:p>227</text:p>
          </table:table-cell>
          <table:table-cell table:style-name="ce10" table:formula="of:=VLOOKUP([.F1248];[$Клиенты.A:.D];4;0)" office:value-type="string" office:string-value="нет" calcext:value-type="string">
            <text:p>нет</text:p>
          </table:table-cell>
          <table:table-cell table:formula="of:=VLOOKUP([.E124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48" calcext:value-type="float">
            <text:p>1248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21H06M55S" calcext:value-type="time">
            <text:p>21:06:55</text:p>
          </table:table-cell>
          <table:table-cell table:style-name="ce9" office:value-type="float" office:value="49" calcext:value-type="float">
            <text:p>49</text:p>
          </table:table-cell>
          <table:table-cell table:style-name="ce11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399" calcext:value-type="float">
            <text:p>399</text:p>
          </table:table-cell>
          <table:table-cell table:style-name="ce10" table:formula="of:=VLOOKUP([.F1249];[$Клиенты.A:.D];4;0)" office:value-type="string" office:string-value="нет" calcext:value-type="string">
            <text:p>нет</text:p>
          </table:table-cell>
          <table:table-cell table:formula="of:=VLOOKUP([.E1249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49" calcext:value-type="float">
            <text:p>1249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21H10M24S" calcext:value-type="time">
            <text:p>21:10:24</text:p>
          </table:table-cell>
          <table:table-cell table:style-name="ce9" office:value-type="float" office:value="33" calcext:value-type="float">
            <text:p>33</text:p>
          </table:table-cell>
          <table:table-cell table:style-name="ce11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343" calcext:value-type="float">
            <text:p>343</text:p>
          </table:table-cell>
          <table:table-cell table:style-name="ce10" table:formula="of:=VLOOKUP([.F1250];[$Клиенты.A:.D];4;0)" office:value-type="string" office:string-value="нет" calcext:value-type="string">
            <text:p>нет</text:p>
          </table:table-cell>
          <table:table-cell table:formula="of:=VLOOKUP([.E125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50" calcext:value-type="float">
            <text:p>1250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21H24M36S" calcext:value-type="time">
            <text:p>21:24:36</text:p>
          </table:table-cell>
          <table:table-cell table:style-name="ce9" office:value-type="float" office:value="42" calcext:value-type="float">
            <text:p>42</text:p>
          </table:table-cell>
          <table:table-cell table:style-name="ce11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354" calcext:value-type="float">
            <text:p>354</text:p>
          </table:table-cell>
          <table:table-cell table:style-name="ce10" table:formula="of:=VLOOKUP([.F1251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25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51" calcext:value-type="float">
            <text:p>1251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21H28M36S" calcext:value-type="time">
            <text:p>21:28:36</text:p>
          </table:table-cell>
          <table:table-cell table:style-name="ce9" office:value-type="float" office:value="37" calcext:value-type="float">
            <text:p>37</text:p>
          </table:table-cell>
          <table:table-cell table:style-name="ce11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311" calcext:value-type="float">
            <text:p>311</text:p>
          </table:table-cell>
          <table:table-cell table:style-name="ce10" table:formula="of:=VLOOKUP([.F1252];[$Клиенты.A:.D];4;0)" office:value-type="string" office:string-value="нет" calcext:value-type="string">
            <text:p>нет</text:p>
          </table:table-cell>
          <table:table-cell table:formula="of:=VLOOKUP([.E125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52" calcext:value-type="float">
            <text:p>1252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21H33M32S" calcext:value-type="time">
            <text:p>21:33:32</text:p>
          </table:table-cell>
          <table:table-cell table:style-name="ce9" office:value-type="float" office:value="22" calcext:value-type="float">
            <text:p>22</text:p>
          </table:table-cell>
          <table:table-cell table:style-name="ce11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table:style-name="ce10" table:formula="of:=VLOOKUP([.F1253];[$Клиенты.A:.D];4;0)" office:value-type="string" office:string-value="нет" calcext:value-type="string">
            <text:p>нет</text:p>
          </table:table-cell>
          <table:table-cell table:formula="of:=VLOOKUP([.E1253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53" calcext:value-type="float">
            <text:p>1253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21H48M42S" calcext:value-type="time">
            <text:p>21:48:42</text:p>
          </table:table-cell>
          <table:table-cell table:style-name="ce9" office:value-type="float" office:value="9" calcext:value-type="float">
            <text:p>9</text:p>
          </table:table-cell>
          <table:table-cell table:style-name="ce11" office:value-type="string" calcext:value-type="string">
            <text:p>A65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table:style-name="ce10" table:formula="of:=VLOOKUP([.F1254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254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54" calcext:value-type="float">
            <text:p>1254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21H58M19S" calcext:value-type="time">
            <text:p>21:58:19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342" calcext:value-type="float">
            <text:p>342</text:p>
          </table:table-cell>
          <table:table-cell table:style-name="ce10" table:formula="of:=VLOOKUP([.F1255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1255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55" calcext:value-type="float">
            <text:p>1255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22H01M42S" calcext:value-type="time">
            <text:p>22:01:42</text:p>
          </table:table-cell>
          <table:table-cell table:style-name="ce9" office:value-type="float" office:value="28" calcext:value-type="float">
            <text:p>28</text:p>
          </table:table-cell>
          <table:table-cell table:style-name="ce11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253" calcext:value-type="float">
            <text:p>253</text:p>
          </table:table-cell>
          <table:table-cell table:style-name="ce10" table:formula="of:=VLOOKUP([.F1256];[$Клиенты.A:.D];4;0)" office:value-type="string" office:string-value="нет" calcext:value-type="string">
            <text:p>нет</text:p>
          </table:table-cell>
          <table:table-cell table:formula="of:=VLOOKUP([.E1256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56" calcext:value-type="float">
            <text:p>1256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22H03M08S" calcext:value-type="time">
            <text:p>22:03:08</text:p>
          </table:table-cell>
          <table:table-cell table:style-name="ce9" office:value-type="float" office:value="13" calcext:value-type="float">
            <text:p>13</text:p>
          </table:table-cell>
          <table:table-cell table:style-name="ce11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151" calcext:value-type="float">
            <text:p>151</text:p>
          </table:table-cell>
          <table:table-cell table:style-name="ce10" table:formula="of:=VLOOKUP([.F1257];[$Клиенты.A:.D];4;0)" office:value-type="string" office:string-value="нет" calcext:value-type="string">
            <text:p>нет</text:p>
          </table:table-cell>
          <table:table-cell table:formula="of:=VLOOKUP([.E1257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57" calcext:value-type="float">
            <text:p>1257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22H10M22S" calcext:value-type="time">
            <text:p>22:10:22</text:p>
          </table:table-cell>
          <table:table-cell table:style-name="ce9" office:value-type="float" office:value="21" calcext:value-type="float">
            <text:p>21</text:p>
          </table:table-cell>
          <table:table-cell table:style-name="ce11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 table:style-name="ce10" table:formula="of:=VLOOKUP([.F1258];[$Клиенты.A:.D];4;0)" office:value-type="string" office:string-value="нет" calcext:value-type="string">
            <text:p>нет</text:p>
          </table:table-cell>
          <table:table-cell table:formula="of:=VLOOKUP([.E1258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58" calcext:value-type="float">
            <text:p>1258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22H22M46S" calcext:value-type="time">
            <text:p>22:22:46</text:p>
          </table:table-cell>
          <table:table-cell table:style-name="ce9" office:value-type="float" office:value="11" calcext:value-type="float">
            <text:p>11</text:p>
          </table:table-cell>
          <table:table-cell table:style-name="ce11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table:style-name="ce10" table:formula="of:=VLOOKUP([.F1259];[$Клиенты.A:.D];4;0)" office:value-type="string" office:string-value="нет" calcext:value-type="string">
            <text:p>нет</text:p>
          </table:table-cell>
          <table:table-cell table:formula="of:=VLOOKUP([.E125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59" calcext:value-type="float">
            <text:p>1259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22H38M47S" calcext:value-type="time">
            <text:p>22:38:47</text:p>
          </table:table-cell>
          <table:table-cell table:style-name="ce9" office:value-type="float" office:value="41" calcext:value-type="float">
            <text:p>41</text:p>
          </table:table-cell>
          <table:table-cell table:style-name="ce11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469" calcext:value-type="float">
            <text:p>469</text:p>
          </table:table-cell>
          <table:table-cell table:style-name="ce10" table:formula="of:=VLOOKUP([.F1260];[$Клиенты.A:.D];4;0)" office:value-type="string" office:string-value="нет" calcext:value-type="string">
            <text:p>нет</text:p>
          </table:table-cell>
          <table:table-cell table:formula="of:=VLOOKUP([.E1260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60" calcext:value-type="float">
            <text:p>1260</text:p>
          </table:table-cell>
          <table:table-cell office:value-type="date" office:date-value="2025-06-21" calcext:value-type="date">
            <text:p>21.06.25</text:p>
          </table:table-cell>
          <table:table-cell table:style-name="ce8" office:value-type="time" office:time-value="PT22H59M29S" calcext:value-type="time">
            <text:p>22:59:29</text:p>
          </table:table-cell>
          <table:table-cell table:style-name="ce9" office:value-type="float" office:value="45" calcext:value-type="float">
            <text:p>45</text:p>
          </table:table-cell>
          <table:table-cell table:style-name="ce11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498" calcext:value-type="float">
            <text:p>498</text:p>
          </table:table-cell>
          <table:table-cell table:style-name="ce10" table:formula="of:=VLOOKUP([.F1261];[$Клиенты.A:.D];4;0)" office:value-type="string" office:string-value="нет" calcext:value-type="string">
            <text:p>нет</text:p>
          </table:table-cell>
          <table:table-cell table:formula="of:=VLOOKUP([.E1261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61" calcext:value-type="float">
            <text:p>1261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06H27M48S" calcext:value-type="time">
            <text:p>6:27:48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267" calcext:value-type="float">
            <text:p>267</text:p>
          </table:table-cell>
          <table:table-cell table:style-name="ce10" table:formula="of:=VLOOKUP([.F1262];[$Клиенты.A:.D];4;0)" office:value-type="string" office:string-value="нет" calcext:value-type="string">
            <text:p>нет</text:p>
          </table:table-cell>
          <table:table-cell table:formula="of:=VLOOKUP([.E1262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62" calcext:value-type="float">
            <text:p>1262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06H32M22S" calcext:value-type="time">
            <text:p>6:32:22</text:p>
          </table:table-cell>
          <table:table-cell table:style-name="ce9" office:value-type="float" office:value="43" calcext:value-type="float">
            <text:p>43</text:p>
          </table:table-cell>
          <table:table-cell table:style-name="ce11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472" calcext:value-type="float">
            <text:p>472</text:p>
          </table:table-cell>
          <table:table-cell table:style-name="ce10" table:formula="of:=VLOOKUP([.F1263];[$Клиенты.A:.D];4;0)" office:value-type="string" office:string-value="нет" calcext:value-type="string">
            <text:p>нет</text:p>
          </table:table-cell>
          <table:table-cell table:formula="of:=VLOOKUP([.E1263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63" calcext:value-type="float">
            <text:p>1263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07H21M22S" calcext:value-type="time">
            <text:p>7:21:22</text:p>
          </table:table-cell>
          <table:table-cell table:style-name="ce9" office:value-type="float" office:value="49" calcext:value-type="float">
            <text:p>49</text:p>
          </table:table-cell>
          <table:table-cell table:style-name="ce11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table:style-name="ce10" table:formula="of:=VLOOKUP([.F1264];[$Клиенты.A:.D];4;0)" office:value-type="string" office:string-value="нет" calcext:value-type="string">
            <text:p>нет</text:p>
          </table:table-cell>
          <table:table-cell table:formula="of:=VLOOKUP([.E1264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64" calcext:value-type="float">
            <text:p>1264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07H53M25S" calcext:value-type="time">
            <text:p>7:53:25</text:p>
          </table:table-cell>
          <table:table-cell table:style-name="ce9" office:value-type="float" office:value="35" calcext:value-type="float">
            <text:p>35</text:p>
          </table:table-cell>
          <table:table-cell table:style-name="ce11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427" calcext:value-type="float">
            <text:p>427</text:p>
          </table:table-cell>
          <table:table-cell table:style-name="ce10" table:formula="of:=VLOOKUP([.F1265];[$Клиенты.A:.D];4;0)" office:value-type="string" office:string-value="нет" calcext:value-type="string">
            <text:p>нет</text:p>
          </table:table-cell>
          <table:table-cell table:formula="of:=VLOOKUP([.E1265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65" calcext:value-type="float">
            <text:p>1265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08H11M31S" calcext:value-type="time">
            <text:p>8:11:31</text:p>
          </table:table-cell>
          <table:table-cell table:style-name="ce9" office:value-type="float" office:value="17" calcext:value-type="float">
            <text:p>17</text:p>
          </table:table-cell>
          <table:table-cell table:style-name="ce11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196" calcext:value-type="float">
            <text:p>196</text:p>
          </table:table-cell>
          <table:table-cell table:style-name="ce10" table:formula="of:=VLOOKUP([.F1266];[$Клиенты.A:.D];4;0)" office:value-type="string" office:string-value="нет" calcext:value-type="string">
            <text:p>нет</text:p>
          </table:table-cell>
          <table:table-cell table:formula="of:=VLOOKUP([.E1266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66" calcext:value-type="float">
            <text:p>1266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08H15M38S" calcext:value-type="time">
            <text:p>8:15:38</text:p>
          </table:table-cell>
          <table:table-cell table:style-name="ce9" office:value-type="float" office:value="12" calcext:value-type="float">
            <text:p>12</text:p>
          </table:table-cell>
          <table:table-cell table:style-name="ce11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table:style-name="ce10" table:formula="of:=VLOOKUP([.F1267];[$Клиенты.A:.D];4;0)" office:value-type="string" office:string-value="нет" calcext:value-type="string">
            <text:p>нет</text:p>
          </table:table-cell>
          <table:table-cell table:formula="of:=VLOOKUP([.E126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67" calcext:value-type="float">
            <text:p>1267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08H22M58S" calcext:value-type="time">
            <text:p>8:22:58</text:p>
          </table:table-cell>
          <table:table-cell table:style-name="ce9" office:value-type="float" office:value="12" calcext:value-type="float">
            <text:p>12</text:p>
          </table:table-cell>
          <table:table-cell table:style-name="ce11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133" calcext:value-type="float">
            <text:p>133</text:p>
          </table:table-cell>
          <table:table-cell table:style-name="ce10" table:formula="of:=VLOOKUP([.F1268];[$Клиенты.A:.D];4;0)" office:value-type="string" office:string-value="нет" calcext:value-type="string">
            <text:p>нет</text:p>
          </table:table-cell>
          <table:table-cell table:formula="of:=VLOOKUP([.E1268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68" calcext:value-type="float">
            <text:p>1268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08H37M13S" calcext:value-type="time">
            <text:p>8:37:13</text:p>
          </table:table-cell>
          <table:table-cell table:style-name="ce9" office:value-type="float" office:value="35" calcext:value-type="float">
            <text:p>35</text:p>
          </table:table-cell>
          <table:table-cell table:style-name="ce11" office:value-type="string" calcext:value-type="string">
            <text:p>A65</text:p>
          </table:table-cell>
          <table:table-cell office:value-type="float" office:value="15" calcext:value-type="float">
            <text:p>15</text:p>
          </table:table-cell>
          <table:table-cell office:value-type="float" office:value="326" calcext:value-type="float">
            <text:p>326</text:p>
          </table:table-cell>
          <table:table-cell table:style-name="ce10" table:formula="of:=VLOOKUP([.F1269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269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69" calcext:value-type="float">
            <text:p>1269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08H48M42S" calcext:value-type="time">
            <text:p>8:48:42</text:p>
          </table:table-cell>
          <table:table-cell table:style-name="ce9" office:value-type="float" office:value="13" calcext:value-type="float">
            <text:p>13</text:p>
          </table:table-cell>
          <table:table-cell table:style-name="ce11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179" calcext:value-type="float">
            <text:p>179</text:p>
          </table:table-cell>
          <table:table-cell table:style-name="ce10" table:formula="of:=VLOOKUP([.F1270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270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70" calcext:value-type="float">
            <text:p>1270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09H13M15S" calcext:value-type="time">
            <text:p>9:13:15</text:p>
          </table:table-cell>
          <table:table-cell table:style-name="ce9" office:value-type="float" office:value="26" calcext:value-type="float">
            <text:p>26</text:p>
          </table:table-cell>
          <table:table-cell table:style-name="ce11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251" calcext:value-type="float">
            <text:p>251</text:p>
          </table:table-cell>
          <table:table-cell table:style-name="ce10" table:formula="of:=VLOOKUP([.F1271];[$Клиенты.A:.D];4;0)" office:value-type="string" office:string-value="нет" calcext:value-type="string">
            <text:p>нет</text:p>
          </table:table-cell>
          <table:table-cell table:formula="of:=VLOOKUP([.E127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71" calcext:value-type="float">
            <text:p>1271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09H16M23S" calcext:value-type="time">
            <text:p>9:16:23</text:p>
          </table:table-cell>
          <table:table-cell table:style-name="ce9" office:value-type="float" office:value="22" calcext:value-type="float">
            <text:p>22</text:p>
          </table:table-cell>
          <table:table-cell table:style-name="ce11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table:style-name="ce10" table:formula="of:=VLOOKUP([.F1272];[$Клиенты.A:.D];4;0)" office:value-type="string" office:string-value="нет" calcext:value-type="string">
            <text:p>нет</text:p>
          </table:table-cell>
          <table:table-cell table:formula="of:=VLOOKUP([.E127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72" calcext:value-type="float">
            <text:p>1272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09H46M25S" calcext:value-type="time">
            <text:p>9:46:25</text:p>
          </table:table-cell>
          <table:table-cell table:style-name="ce9" office:value-type="float" office:value="18" calcext:value-type="float">
            <text:p>18</text:p>
          </table:table-cell>
          <table:table-cell table:style-name="ce11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195" calcext:value-type="float">
            <text:p>195</text:p>
          </table:table-cell>
          <table:table-cell table:style-name="ce10" table:formula="of:=VLOOKUP([.F1273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1273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73" calcext:value-type="float">
            <text:p>1273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10H56M24S" calcext:value-type="time">
            <text:p>10:56:24</text:p>
          </table:table-cell>
          <table:table-cell table:style-name="ce9" office:value-type="float" office:value="15" calcext:value-type="float">
            <text:p>15</text:p>
          </table:table-cell>
          <table:table-cell table:style-name="ce11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189" calcext:value-type="float">
            <text:p>189</text:p>
          </table:table-cell>
          <table:table-cell table:style-name="ce10" table:formula="of:=VLOOKUP([.F1274];[$Клиенты.A:.D];4;0)" office:value-type="string" office:string-value="нет" calcext:value-type="string">
            <text:p>нет</text:p>
          </table:table-cell>
          <table:table-cell table:formula="of:=VLOOKUP([.E127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74" calcext:value-type="float">
            <text:p>1274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11H54M33S" calcext:value-type="time">
            <text:p>11:54:33</text:p>
          </table:table-cell>
          <table:table-cell table:style-name="ce9" office:value-type="float" office:value="46" calcext:value-type="float">
            <text:p>46</text:p>
          </table:table-cell>
          <table:table-cell table:style-name="ce11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424" calcext:value-type="float">
            <text:p>424</text:p>
          </table:table-cell>
          <table:table-cell table:style-name="ce10" table:formula="of:=VLOOKUP([.F1275];[$Клиенты.A:.D];4;0)" office:value-type="string" office:string-value="нет" calcext:value-type="string">
            <text:p>нет</text:p>
          </table:table-cell>
          <table:table-cell table:formula="of:=VLOOKUP([.E127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75" calcext:value-type="float">
            <text:p>1275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11H54M48S" calcext:value-type="time">
            <text:p>11:54:48</text:p>
          </table:table-cell>
          <table:table-cell table:style-name="ce9" office:value-type="float" office:value="29" calcext:value-type="float">
            <text:p>29</text:p>
          </table:table-cell>
          <table:table-cell table:style-name="ce11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318" calcext:value-type="float">
            <text:p>318</text:p>
          </table:table-cell>
          <table:table-cell table:style-name="ce10" table:formula="of:=VLOOKUP([.F1276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27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76" calcext:value-type="float">
            <text:p>1276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13H03M37S" calcext:value-type="time">
            <text:p>13:03:37</text:p>
          </table:table-cell>
          <table:table-cell table:style-name="ce9" office:value-type="float" office:value="26" calcext:value-type="float">
            <text:p>26</text:p>
          </table:table-cell>
          <table:table-cell table:style-name="ce11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329" calcext:value-type="float">
            <text:p>329</text:p>
          </table:table-cell>
          <table:table-cell table:style-name="ce10" table:formula="of:=VLOOKUP([.F1277];[$Клиенты.A:.D];4;0)" office:value-type="string" office:string-value="нет" calcext:value-type="string">
            <text:p>нет</text:p>
          </table:table-cell>
          <table:table-cell table:formula="of:=VLOOKUP([.E1277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77" calcext:value-type="float">
            <text:p>1277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13H20M36S" calcext:value-type="time">
            <text:p>13:20:36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table:style-name="ce10" table:formula="of:=VLOOKUP([.F1278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27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78" calcext:value-type="float">
            <text:p>1278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13H45M41S" calcext:value-type="time">
            <text:p>13:45:41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363" calcext:value-type="float">
            <text:p>363</text:p>
          </table:table-cell>
          <table:table-cell table:style-name="ce10" table:formula="of:=VLOOKUP([.F1279];[$Клиенты.A:.D];4;0)" office:value-type="string" office:string-value="нет" calcext:value-type="string">
            <text:p>нет</text:p>
          </table:table-cell>
          <table:table-cell table:formula="of:=VLOOKUP([.E1279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79" calcext:value-type="float">
            <text:p>1279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14H24M50S" calcext:value-type="time">
            <text:p>14:24:50</text:p>
          </table:table-cell>
          <table:table-cell table:style-name="ce9" office:value-type="float" office:value="45" calcext:value-type="float">
            <text:p>45</text:p>
          </table:table-cell>
          <table:table-cell table:style-name="ce11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table:style-name="ce10" table:formula="of:=VLOOKUP([.F1280];[$Клиенты.A:.D];4;0)" office:value-type="string" office:string-value="нет" calcext:value-type="string">
            <text:p>нет</text:p>
          </table:table-cell>
          <table:table-cell table:formula="of:=VLOOKUP([.E1280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80" calcext:value-type="float">
            <text:p>1280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14H33M58S" calcext:value-type="time">
            <text:p>14:33:58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string" calcext:value-type="string">
            <text:p>A61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style-name="ce10" table:formula="of:=VLOOKUP([.F1281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281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81" calcext:value-type="float">
            <text:p>1281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14H43M00S" calcext:value-type="time">
            <text:p>14:43:00</text:p>
          </table:table-cell>
          <table:table-cell table:style-name="ce9" office:value-type="float" office:value="34" calcext:value-type="float">
            <text:p>34</text:p>
          </table:table-cell>
          <table:table-cell table:style-name="ce11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295" calcext:value-type="float">
            <text:p>295</text:p>
          </table:table-cell>
          <table:table-cell table:style-name="ce10" table:formula="of:=VLOOKUP([.F1282];[$Клиенты.A:.D];4;0)" office:value-type="string" office:string-value="нет" calcext:value-type="string">
            <text:p>нет</text:p>
          </table:table-cell>
          <table:table-cell table:formula="of:=VLOOKUP([.E128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82" calcext:value-type="float">
            <text:p>1282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14H56M21S" calcext:value-type="time">
            <text:p>14:56:21</text:p>
          </table:table-cell>
          <table:table-cell table:style-name="ce9" office:value-type="float" office:value="8" calcext:value-type="float">
            <text:p>8</text:p>
          </table:table-cell>
          <table:table-cell table:style-name="ce11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table:style-name="ce10" table:formula="of:=VLOOKUP([.F1283];[$Клиенты.A:.D];4;0)" office:value-type="string" office:string-value="нет" calcext:value-type="string">
            <text:p>нет</text:p>
          </table:table-cell>
          <table:table-cell table:formula="of:=VLOOKUP([.E128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83" calcext:value-type="float">
            <text:p>1283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15H03M23S" calcext:value-type="time">
            <text:p>15:03:23</text:p>
          </table:table-cell>
          <table:table-cell table:style-name="ce9" office:value-type="float" office:value="41" calcext:value-type="float">
            <text:p>41</text:p>
          </table:table-cell>
          <table:table-cell table:style-name="ce11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table:style-name="ce10" table:formula="of:=VLOOKUP([.F1284];[$Клиенты.A:.D];4;0)" office:value-type="string" office:string-value="нет" calcext:value-type="string">
            <text:p>нет</text:p>
          </table:table-cell>
          <table:table-cell table:formula="of:=VLOOKUP([.E128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84" calcext:value-type="float">
            <text:p>1284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15H11M29S" calcext:value-type="time">
            <text:p>15:11:29</text:p>
          </table:table-cell>
          <table:table-cell table:style-name="ce9" office:value-type="float" office:value="44" calcext:value-type="float">
            <text:p>44</text:p>
          </table:table-cell>
          <table:table-cell table:style-name="ce11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364" calcext:value-type="float">
            <text:p>364</text:p>
          </table:table-cell>
          <table:table-cell table:style-name="ce10" table:formula="of:=VLOOKUP([.F1285];[$Клиенты.A:.D];4;0)" office:value-type="string" office:string-value="нет" calcext:value-type="string">
            <text:p>нет</text:p>
          </table:table-cell>
          <table:table-cell table:formula="of:=VLOOKUP([.E1285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85" calcext:value-type="float">
            <text:p>1285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15H14M11S" calcext:value-type="time">
            <text:p>15:14:11</text:p>
          </table:table-cell>
          <table:table-cell table:style-name="ce9" office:value-type="float" office:value="42" calcext:value-type="float">
            <text:p>42</text:p>
          </table:table-cell>
          <table:table-cell table:style-name="ce11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522" calcext:value-type="float">
            <text:p>522</text:p>
          </table:table-cell>
          <table:table-cell table:style-name="ce10" table:formula="of:=VLOOKUP([.F1286];[$Клиенты.A:.D];4;0)" office:value-type="string" office:string-value="нет" calcext:value-type="string">
            <text:p>нет</text:p>
          </table:table-cell>
          <table:table-cell table:formula="of:=VLOOKUP([.E128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86" calcext:value-type="float">
            <text:p>1286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15H22M06S" calcext:value-type="time">
            <text:p>15:22:06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556" calcext:value-type="float">
            <text:p>556</text:p>
          </table:table-cell>
          <table:table-cell table:style-name="ce10" table:formula="of:=VLOOKUP([.F1287];[$Клиенты.A:.D];4;0)" office:value-type="string" office:string-value="нет" calcext:value-type="string">
            <text:p>нет</text:p>
          </table:table-cell>
          <table:table-cell table:formula="of:=VLOOKUP([.E1287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87" calcext:value-type="float">
            <text:p>1287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15H30M53S" calcext:value-type="time">
            <text:p>15:30:53</text:p>
          </table:table-cell>
          <table:table-cell table:style-name="ce9" office:value-type="float" office:value="12" calcext:value-type="float">
            <text:p>12</text:p>
          </table:table-cell>
          <table:table-cell table:style-name="ce11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151" calcext:value-type="float">
            <text:p>151</text:p>
          </table:table-cell>
          <table:table-cell table:style-name="ce10" table:formula="of:=VLOOKUP([.F1288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1288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88" calcext:value-type="float">
            <text:p>1288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15H31M14S" calcext:value-type="time">
            <text:p>15:31:14</text:p>
          </table:table-cell>
          <table:table-cell table:style-name="ce9" office:value-type="float" office:value="13" calcext:value-type="float">
            <text:p>13</text:p>
          </table:table-cell>
          <table:table-cell table:style-name="ce11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162" calcext:value-type="float">
            <text:p>162</text:p>
          </table:table-cell>
          <table:table-cell table:style-name="ce10" table:formula="of:=VLOOKUP([.F1289];[$Клиенты.A:.D];4;0)" office:value-type="string" office:string-value="нет" calcext:value-type="string">
            <text:p>нет</text:p>
          </table:table-cell>
          <table:table-cell table:formula="of:=VLOOKUP([.E128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89" calcext:value-type="float">
            <text:p>1289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15H46M56S" calcext:value-type="time">
            <text:p>15:46:56</text:p>
          </table:table-cell>
          <table:table-cell table:style-name="ce9" office:value-type="float" office:value="33" calcext:value-type="float">
            <text:p>33</text:p>
          </table:table-cell>
          <table:table-cell table:style-name="ce11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383" calcext:value-type="float">
            <text:p>383</text:p>
          </table:table-cell>
          <table:table-cell table:style-name="ce10" table:formula="of:=VLOOKUP([.F1290];[$Клиенты.A:.D];4;0)" office:value-type="string" office:string-value="нет" calcext:value-type="string">
            <text:p>нет</text:p>
          </table:table-cell>
          <table:table-cell table:formula="of:=VLOOKUP([.E1290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90" calcext:value-type="float">
            <text:p>1290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15H50M55S" calcext:value-type="time">
            <text:p>15:50:55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table:style-name="ce10" table:formula="of:=VLOOKUP([.F1291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291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91" calcext:value-type="float">
            <text:p>1291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17H14M12S" calcext:value-type="time">
            <text:p>17:14:12</text:p>
          </table:table-cell>
          <table:table-cell table:style-name="ce9" office:value-type="float" office:value="25" calcext:value-type="float">
            <text:p>25</text:p>
          </table:table-cell>
          <table:table-cell table:style-name="ce11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222" calcext:value-type="float">
            <text:p>222</text:p>
          </table:table-cell>
          <table:table-cell table:style-name="ce10" table:formula="of:=VLOOKUP([.F1292];[$Клиенты.A:.D];4;0)" office:value-type="string" office:string-value="нет" calcext:value-type="string">
            <text:p>нет</text:p>
          </table:table-cell>
          <table:table-cell table:formula="of:=VLOOKUP([.E129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92" calcext:value-type="float">
            <text:p>1292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17H14M19S" calcext:value-type="time">
            <text:p>17:14:19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table:style-name="ce10" table:formula="of:=VLOOKUP([.F1293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1293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93" calcext:value-type="float">
            <text:p>1293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17H23M19S" calcext:value-type="time">
            <text:p>17:23:19</text:p>
          </table:table-cell>
          <table:table-cell table:style-name="ce9" office:value-type="float" office:value="7" calcext:value-type="float">
            <text:p>7</text:p>
          </table:table-cell>
          <table:table-cell table:style-name="ce11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table:style-name="ce10" table:formula="of:=VLOOKUP([.F1294];[$Клиенты.A:.D];4;0)" office:value-type="string" office:string-value="нет" calcext:value-type="string">
            <text:p>нет</text:p>
          </table:table-cell>
          <table:table-cell table:formula="of:=VLOOKUP([.E1294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94" calcext:value-type="float">
            <text:p>1294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17H35M58S" calcext:value-type="time">
            <text:p>17:35:58</text:p>
          </table:table-cell>
          <table:table-cell table:style-name="ce9" office:value-type="float" office:value="31" calcext:value-type="float">
            <text:p>31</text:p>
          </table:table-cell>
          <table:table-cell table:style-name="ce11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306" calcext:value-type="float">
            <text:p>306</text:p>
          </table:table-cell>
          <table:table-cell table:style-name="ce10" table:formula="of:=VLOOKUP([.F1295];[$Клиенты.A:.D];4;0)" office:value-type="string" office:string-value="нет" calcext:value-type="string">
            <text:p>нет</text:p>
          </table:table-cell>
          <table:table-cell table:formula="of:=VLOOKUP([.E129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95" calcext:value-type="float">
            <text:p>1295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17H43M01S" calcext:value-type="time">
            <text:p>17:43:01</text:p>
          </table:table-cell>
          <table:table-cell table:style-name="ce9" office:value-type="float" office:value="23" calcext:value-type="float">
            <text:p>23</text:p>
          </table:table-cell>
          <table:table-cell table:style-name="ce11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264" calcext:value-type="float">
            <text:p>264</text:p>
          </table:table-cell>
          <table:table-cell table:style-name="ce10" table:formula="of:=VLOOKUP([.F1296];[$Клиенты.A:.D];4;0)" office:value-type="string" office:string-value="нет" calcext:value-type="string">
            <text:p>нет</text:p>
          </table:table-cell>
          <table:table-cell table:formula="of:=VLOOKUP([.E1296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96" calcext:value-type="float">
            <text:p>1296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17H56M46S" calcext:value-type="time">
            <text:p>17:56:46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table:style-name="ce10" table:formula="of:=VLOOKUP([.F1297];[$Клиенты.A:.D];4;0)" office:value-type="string" office:string-value="нет" calcext:value-type="string">
            <text:p>нет</text:p>
          </table:table-cell>
          <table:table-cell table:formula="of:=VLOOKUP([.E1297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97" calcext:value-type="float">
            <text:p>1297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18H05M55S" calcext:value-type="time">
            <text:p>18:05:55</text:p>
          </table:table-cell>
          <table:table-cell table:style-name="ce9" office:value-type="float" office:value="8" calcext:value-type="float">
            <text:p>8</text:p>
          </table:table-cell>
          <table:table-cell table:style-name="ce11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 table:style-name="ce10" table:formula="of:=VLOOKUP([.F1298];[$Клиенты.A:.D];4;0)" office:value-type="string" office:string-value="нет" calcext:value-type="string">
            <text:p>нет</text:p>
          </table:table-cell>
          <table:table-cell table:formula="of:=VLOOKUP([.E129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98" calcext:value-type="float">
            <text:p>1298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18H16M30S" calcext:value-type="time">
            <text:p>18:16:30</text:p>
          </table:table-cell>
          <table:table-cell table:style-name="ce9" office:value-type="float" office:value="12" calcext:value-type="float">
            <text:p>12</text:p>
          </table:table-cell>
          <table:table-cell table:style-name="ce11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125" calcext:value-type="float">
            <text:p>125</text:p>
          </table:table-cell>
          <table:table-cell table:style-name="ce10" table:formula="of:=VLOOKUP([.F1299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29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299" calcext:value-type="float">
            <text:p>1299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18H20M08S" calcext:value-type="time">
            <text:p>18:20:08</text:p>
          </table:table-cell>
          <table:table-cell table:style-name="ce9" office:value-type="float" office:value="22" calcext:value-type="float">
            <text:p>22</text:p>
          </table:table-cell>
          <table:table-cell table:style-name="ce11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235" calcext:value-type="float">
            <text:p>235</text:p>
          </table:table-cell>
          <table:table-cell table:style-name="ce10" table:formula="of:=VLOOKUP([.F1300];[$Клиенты.A:.D];4;0)" office:value-type="string" office:string-value="нет" calcext:value-type="string">
            <text:p>нет</text:p>
          </table:table-cell>
          <table:table-cell table:formula="of:=VLOOKUP([.E130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00" calcext:value-type="float">
            <text:p>1300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18H27M56S" calcext:value-type="time">
            <text:p>18:27:56</text:p>
          </table:table-cell>
          <table:table-cell table:style-name="ce9" office:value-type="float" office:value="25" calcext:value-type="float">
            <text:p>25</text:p>
          </table:table-cell>
          <table:table-cell table:style-name="ce11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266" calcext:value-type="float">
            <text:p>266</text:p>
          </table:table-cell>
          <table:table-cell table:style-name="ce10" table:formula="of:=VLOOKUP([.F1301];[$Клиенты.A:.D];4;0)" office:value-type="string" office:string-value="нет" calcext:value-type="string">
            <text:p>нет</text:p>
          </table:table-cell>
          <table:table-cell table:formula="of:=VLOOKUP([.E1301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01" calcext:value-type="float">
            <text:p>1301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18H33M18S" calcext:value-type="time">
            <text:p>18:33:18</text:p>
          </table:table-cell>
          <table:table-cell table:style-name="ce9" office:value-type="float" office:value="11" calcext:value-type="float">
            <text:p>11</text:p>
          </table:table-cell>
          <table:table-cell table:style-name="ce11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table:style-name="ce10" table:formula="of:=VLOOKUP([.F1302];[$Клиенты.A:.D];4;0)" office:value-type="string" office:string-value="нет" calcext:value-type="string">
            <text:p>нет</text:p>
          </table:table-cell>
          <table:table-cell table:formula="of:=VLOOKUP([.E130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02" calcext:value-type="float">
            <text:p>1302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18H54M38S" calcext:value-type="time">
            <text:p>18:54:38</text:p>
          </table:table-cell>
          <table:table-cell table:style-name="ce9" office:value-type="float" office:value="43" calcext:value-type="float">
            <text:p>43</text:p>
          </table:table-cell>
          <table:table-cell table:style-name="ce11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349" calcext:value-type="float">
            <text:p>349</text:p>
          </table:table-cell>
          <table:table-cell table:style-name="ce10" table:formula="of:=VLOOKUP([.F1303];[$Клиенты.A:.D];4;0)" office:value-type="string" office:string-value="нет" calcext:value-type="string">
            <text:p>нет</text:p>
          </table:table-cell>
          <table:table-cell table:formula="of:=VLOOKUP([.E1303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03" calcext:value-type="float">
            <text:p>1303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19H21M52S" calcext:value-type="time">
            <text:p>19:21:52</text:p>
          </table:table-cell>
          <table:table-cell table:style-name="ce9" office:value-type="float" office:value="31" calcext:value-type="float">
            <text:p>31</text:p>
          </table:table-cell>
          <table:table-cell table:style-name="ce11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308" calcext:value-type="float">
            <text:p>308</text:p>
          </table:table-cell>
          <table:table-cell table:style-name="ce10" table:formula="of:=VLOOKUP([.F1304];[$Клиенты.A:.D];4;0)" office:value-type="string" office:string-value="нет" calcext:value-type="string">
            <text:p>нет</text:p>
          </table:table-cell>
          <table:table-cell table:formula="of:=VLOOKUP([.E1304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04" calcext:value-type="float">
            <text:p>1304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19H42M37S" calcext:value-type="time">
            <text:p>19:42:37</text:p>
          </table:table-cell>
          <table:table-cell table:style-name="ce9" office:value-type="float" office:value="23" calcext:value-type="float">
            <text:p>23</text:p>
          </table:table-cell>
          <table:table-cell table:style-name="ce11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301" calcext:value-type="float">
            <text:p>301</text:p>
          </table:table-cell>
          <table:table-cell table:style-name="ce10" table:formula="of:=VLOOKUP([.F1305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305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05" calcext:value-type="float">
            <text:p>1305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19H57M47S" calcext:value-type="time">
            <text:p>19:57:47</text:p>
          </table:table-cell>
          <table:table-cell table:style-name="ce9" office:value-type="float" office:value="15" calcext:value-type="float">
            <text:p>15</text:p>
          </table:table-cell>
          <table:table-cell table:style-name="ce11" office:value-type="string" calcext:value-type="string">
            <text:p>A59</text:p>
          </table:table-cell>
          <table:table-cell office:value-type="float" office:value="15" calcext:value-type="float">
            <text:p>15</text:p>
          </table:table-cell>
          <table:table-cell office:value-type="float" office:value="192" calcext:value-type="float">
            <text:p>192</text:p>
          </table:table-cell>
          <table:table-cell table:style-name="ce10" table:formula="of:=VLOOKUP([.F1306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306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06" calcext:value-type="float">
            <text:p>1306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21H03M39S" calcext:value-type="time">
            <text:p>21:03:39</text:p>
          </table:table-cell>
          <table:table-cell table:style-name="ce9" office:value-type="float" office:value="45" calcext:value-type="float">
            <text:p>45</text:p>
          </table:table-cell>
          <table:table-cell table:style-name="ce11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405" calcext:value-type="float">
            <text:p>405</text:p>
          </table:table-cell>
          <table:table-cell table:style-name="ce10" table:formula="of:=VLOOKUP([.F1307];[$Клиенты.A:.D];4;0)" office:value-type="string" office:string-value="нет" calcext:value-type="string">
            <text:p>нет</text:p>
          </table:table-cell>
          <table:table-cell table:formula="of:=VLOOKUP([.E1307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07" calcext:value-type="float">
            <text:p>1307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21H12M01S" calcext:value-type="time">
            <text:p>21:12:01</text:p>
          </table:table-cell>
          <table:table-cell table:style-name="ce9" office:value-type="float" office:value="8" calcext:value-type="float">
            <text:p>8</text:p>
          </table:table-cell>
          <table:table-cell table:style-name="ce11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table:style-name="ce10" table:formula="of:=VLOOKUP([.F1308];[$Клиенты.A:.D];4;0)" office:value-type="string" office:string-value="нет" calcext:value-type="string">
            <text:p>нет</text:p>
          </table:table-cell>
          <table:table-cell table:formula="of:=VLOOKUP([.E130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08" calcext:value-type="float">
            <text:p>1308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21H14M34S" calcext:value-type="time">
            <text:p>21:14:34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table:style-name="ce10" table:formula="of:=VLOOKUP([.F1309];[$Клиенты.A:.D];4;0)" office:value-type="string" office:string-value="нет" calcext:value-type="string">
            <text:p>нет</text:p>
          </table:table-cell>
          <table:table-cell table:formula="of:=VLOOKUP([.E130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09" calcext:value-type="float">
            <text:p>1309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21H15M16S" calcext:value-type="time">
            <text:p>21:15:16</text:p>
          </table:table-cell>
          <table:table-cell table:style-name="ce9" office:value-type="float" office:value="36" calcext:value-type="float">
            <text:p>36</text:p>
          </table:table-cell>
          <table:table-cell table:style-name="ce11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296" calcext:value-type="float">
            <text:p>296</text:p>
          </table:table-cell>
          <table:table-cell table:style-name="ce10" table:formula="of:=VLOOKUP([.F1310];[$Клиенты.A:.D];4;0)" office:value-type="string" office:string-value="нет" calcext:value-type="string">
            <text:p>нет</text:p>
          </table:table-cell>
          <table:table-cell table:formula="of:=VLOOKUP([.E131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10" calcext:value-type="float">
            <text:p>1310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21H18M52S" calcext:value-type="time">
            <text:p>21:18:52</text:p>
          </table:table-cell>
          <table:table-cell table:style-name="ce9" office:value-type="float" office:value="42" calcext:value-type="float">
            <text:p>42</text:p>
          </table:table-cell>
          <table:table-cell table:style-name="ce11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476" calcext:value-type="float">
            <text:p>476</text:p>
          </table:table-cell>
          <table:table-cell table:style-name="ce10" table:formula="of:=VLOOKUP([.F1311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311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11" calcext:value-type="float">
            <text:p>1311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21H39M56S" calcext:value-type="time">
            <text:p>21:39:56</text:p>
          </table:table-cell>
          <table:table-cell table:style-name="ce9" office:value-type="float" office:value="21" calcext:value-type="float">
            <text:p>21</text:p>
          </table:table-cell>
          <table:table-cell table:style-name="ce11" office:value-type="string" calcext:value-type="string">
            <text:p>A65</text:p>
          </table:table-cell>
          <table:table-cell office:value-type="float" office:value="15" calcext:value-type="float">
            <text:p>15</text:p>
          </table:table-cell>
          <table:table-cell office:value-type="float" office:value="246" calcext:value-type="float">
            <text:p>246</text:p>
          </table:table-cell>
          <table:table-cell table:style-name="ce10" table:formula="of:=VLOOKUP([.F1312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312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12" calcext:value-type="float">
            <text:p>1312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21H41M17S" calcext:value-type="time">
            <text:p>21:41:17</text:p>
          </table:table-cell>
          <table:table-cell table:style-name="ce9" office:value-type="float" office:value="17" calcext:value-type="float">
            <text:p>17</text:p>
          </table:table-cell>
          <table:table-cell table:style-name="ce11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233" calcext:value-type="float">
            <text:p>233</text:p>
          </table:table-cell>
          <table:table-cell table:style-name="ce10" table:formula="of:=VLOOKUP([.F1313];[$Клиенты.A:.D];4;0)" office:value-type="string" office:string-value="нет" calcext:value-type="string">
            <text:p>нет</text:p>
          </table:table-cell>
          <table:table-cell table:formula="of:=VLOOKUP([.E1313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13" calcext:value-type="float">
            <text:p>1313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21H42M06S" calcext:value-type="time">
            <text:p>21:42:06</text:p>
          </table:table-cell>
          <table:table-cell table:style-name="ce9" office:value-type="float" office:value="5" calcext:value-type="float">
            <text:p>5</text:p>
          </table:table-cell>
          <table:table-cell table:style-name="ce11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table:style-name="ce10" table:formula="of:=VLOOKUP([.F1314];[$Клиенты.A:.D];4;0)" office:value-type="string" office:string-value="нет" calcext:value-type="string">
            <text:p>нет</text:p>
          </table:table-cell>
          <table:table-cell table:formula="of:=VLOOKUP([.E1314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14" calcext:value-type="float">
            <text:p>1314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21H55M25S" calcext:value-type="time">
            <text:p>21:55:25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table:style-name="ce10" table:formula="of:=VLOOKUP([.F1315];[$Клиенты.A:.D];4;0)" office:value-type="string" office:string-value="нет" calcext:value-type="string">
            <text:p>нет</text:p>
          </table:table-cell>
          <table:table-cell table:formula="of:=VLOOKUP([.E1315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15" calcext:value-type="float">
            <text:p>1315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22H01M54S" calcext:value-type="time">
            <text:p>22:01:54</text:p>
          </table:table-cell>
          <table:table-cell table:style-name="ce9" office:value-type="float" office:value="29" calcext:value-type="float">
            <text:p>29</text:p>
          </table:table-cell>
          <table:table-cell table:style-name="ce11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  <table:table-cell table:style-name="ce10" table:formula="of:=VLOOKUP([.F1316];[$Клиенты.A:.D];4;0)" office:value-type="string" office:string-value="нет" calcext:value-type="string">
            <text:p>нет</text:p>
          </table:table-cell>
          <table:table-cell table:formula="of:=VLOOKUP([.E1316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16" calcext:value-type="float">
            <text:p>1316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22H02M49S" calcext:value-type="time">
            <text:p>22:02:49</text:p>
          </table:table-cell>
          <table:table-cell table:style-name="ce9" office:value-type="float" office:value="17" calcext:value-type="float">
            <text:p>17</text:p>
          </table:table-cell>
          <table:table-cell table:style-name="ce11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style-name="ce10" table:formula="of:=VLOOKUP([.F1317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1317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17" calcext:value-type="float">
            <text:p>1317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22H14M48S" calcext:value-type="time">
            <text:p>22:14:48</text:p>
          </table:table-cell>
          <table:table-cell table:style-name="ce9" office:value-type="float" office:value="28" calcext:value-type="float">
            <text:p>28</text:p>
          </table:table-cell>
          <table:table-cell table:style-name="ce11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312" calcext:value-type="float">
            <text:p>312</text:p>
          </table:table-cell>
          <table:table-cell table:style-name="ce10" table:formula="of:=VLOOKUP([.F1318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31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18" calcext:value-type="float">
            <text:p>1318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22H19M05S" calcext:value-type="time">
            <text:p>22:19:05</text:p>
          </table:table-cell>
          <table:table-cell table:style-name="ce9" office:value-type="float" office:value="39" calcext:value-type="float">
            <text:p>39</text:p>
          </table:table-cell>
          <table:table-cell table:style-name="ce11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362" calcext:value-type="float">
            <text:p>362</text:p>
          </table:table-cell>
          <table:table-cell table:style-name="ce10" table:formula="of:=VLOOKUP([.F1319];[$Клиенты.A:.D];4;0)" office:value-type="string" office:string-value="нет" calcext:value-type="string">
            <text:p>нет</text:p>
          </table:table-cell>
          <table:table-cell table:formula="of:=VLOOKUP([.E1319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19" calcext:value-type="float">
            <text:p>1319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22H48M35S" calcext:value-type="time">
            <text:p>22:48:35</text:p>
          </table:table-cell>
          <table:table-cell table:style-name="ce9" office:value-type="float" office:value="12" calcext:value-type="float">
            <text:p>12</text:p>
          </table:table-cell>
          <table:table-cell table:style-name="ce11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149" calcext:value-type="float">
            <text:p>149</text:p>
          </table:table-cell>
          <table:table-cell table:style-name="ce10" table:formula="of:=VLOOKUP([.F1320];[$Клиенты.A:.D];4;0)" office:value-type="string" office:string-value="нет" calcext:value-type="string">
            <text:p>нет</text:p>
          </table:table-cell>
          <table:table-cell table:formula="of:=VLOOKUP([.E132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20" calcext:value-type="float">
            <text:p>1320</text:p>
          </table:table-cell>
          <table:table-cell office:value-type="date" office:date-value="2025-06-22" calcext:value-type="date">
            <text:p>22.06.25</text:p>
          </table:table-cell>
          <table:table-cell table:style-name="ce8" office:value-type="time" office:time-value="PT22H57M09S" calcext:value-type="time">
            <text:p>22:57:09</text:p>
          </table:table-cell>
          <table:table-cell table:style-name="ce9" office:value-type="float" office:value="6" calcext:value-type="float">
            <text:p>6</text:p>
          </table:table-cell>
          <table:table-cell table:style-name="ce11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style-name="ce10" table:formula="of:=VLOOKUP([.F1321];[$Клиенты.A:.D];4;0)" office:value-type="string" office:string-value="нет" calcext:value-type="string">
            <text:p>нет</text:p>
          </table:table-cell>
          <table:table-cell table:formula="of:=VLOOKUP([.E1321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21" calcext:value-type="float">
            <text:p>1321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06H12M58S" calcext:value-type="time">
            <text:p>6:12:58</text:p>
          </table:table-cell>
          <table:table-cell table:style-name="ce9" office:value-type="float" office:value="41" calcext:value-type="float">
            <text:p>41</text:p>
          </table:table-cell>
          <table:table-cell table:style-name="ce11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507" calcext:value-type="float">
            <text:p>507</text:p>
          </table:table-cell>
          <table:table-cell table:style-name="ce10" table:formula="of:=VLOOKUP([.F1322];[$Клиенты.A:.D];4;0)" office:value-type="string" office:string-value="нет" calcext:value-type="string">
            <text:p>нет</text:p>
          </table:table-cell>
          <table:table-cell table:formula="of:=VLOOKUP([.E132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22" calcext:value-type="float">
            <text:p>1322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06H25M57S" calcext:value-type="time">
            <text:p>6:25:57</text:p>
          </table:table-cell>
          <table:table-cell table:style-name="ce9" office:value-type="float" office:value="28" calcext:value-type="float">
            <text:p>28</text:p>
          </table:table-cell>
          <table:table-cell table:style-name="ce11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253" calcext:value-type="float">
            <text:p>253</text:p>
          </table:table-cell>
          <table:table-cell table:style-name="ce10" table:formula="of:=VLOOKUP([.F1323];[$Клиенты.A:.D];4;0)" office:value-type="string" office:string-value="нет" calcext:value-type="string">
            <text:p>нет</text:p>
          </table:table-cell>
          <table:table-cell table:formula="of:=VLOOKUP([.E1323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23" calcext:value-type="float">
            <text:p>1323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06H31M37S" calcext:value-type="time">
            <text:p>6:31:37</text:p>
          </table:table-cell>
          <table:table-cell table:style-name="ce9" office:value-type="float" office:value="26" calcext:value-type="float">
            <text:p>26</text:p>
          </table:table-cell>
          <table:table-cell table:style-name="ce11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315" calcext:value-type="float">
            <text:p>315</text:p>
          </table:table-cell>
          <table:table-cell table:style-name="ce10" table:formula="of:=VLOOKUP([.F1324];[$Клиенты.A:.D];4;0)" office:value-type="string" office:string-value="нет" calcext:value-type="string">
            <text:p>нет</text:p>
          </table:table-cell>
          <table:table-cell table:formula="of:=VLOOKUP([.E132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24" calcext:value-type="float">
            <text:p>1324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06H45M49S" calcext:value-type="time">
            <text:p>6:45:49</text:p>
          </table:table-cell>
          <table:table-cell table:style-name="ce9" office:value-type="float" office:value="17" calcext:value-type="float">
            <text:p>17</text:p>
          </table:table-cell>
          <table:table-cell table:style-name="ce11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table:style-name="ce10" table:formula="of:=VLOOKUP([.F1325];[$Клиенты.A:.D];4;0)" office:value-type="string" office:string-value="нет" calcext:value-type="string">
            <text:p>нет</text:p>
          </table:table-cell>
          <table:table-cell table:formula="of:=VLOOKUP([.E1325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25" calcext:value-type="float">
            <text:p>1325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07H43M50S" calcext:value-type="time">
            <text:p>7:43:50</text:p>
          </table:table-cell>
          <table:table-cell table:style-name="ce9" office:value-type="float" office:value="46" calcext:value-type="float">
            <text:p>46</text:p>
          </table:table-cell>
          <table:table-cell table:style-name="ce11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559" calcext:value-type="float">
            <text:p>559</text:p>
          </table:table-cell>
          <table:table-cell table:style-name="ce10" table:formula="of:=VLOOKUP([.F1326];[$Клиенты.A:.D];4;0)" office:value-type="string" office:string-value="нет" calcext:value-type="string">
            <text:p>нет</text:p>
          </table:table-cell>
          <table:table-cell table:formula="of:=VLOOKUP([.E1326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26" calcext:value-type="float">
            <text:p>1326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08H09M12S" calcext:value-type="time">
            <text:p>8:09:12</text:p>
          </table:table-cell>
          <table:table-cell table:style-name="ce9" office:value-type="float" office:value="5" calcext:value-type="float">
            <text:p>5</text:p>
          </table:table-cell>
          <table:table-cell table:style-name="ce11" office:value-type="string" calcext:value-type="string">
            <text:p>A63</text:p>
          </table:table-cell>
          <table:table-cell office:value-type="float" office:value="15" calcext:value-type="float">
            <text:p>15</text:p>
          </table:table-cell>
          <table:table-cell office:value-type="float" office:value="94" calcext:value-type="float">
            <text:p>94</text:p>
          </table:table-cell>
          <table:table-cell table:style-name="ce10" table:formula="of:=VLOOKUP([.F1327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327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27" calcext:value-type="float">
            <text:p>1327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08H14M10S" calcext:value-type="time">
            <text:p>8:14:10</text:p>
          </table:table-cell>
          <table:table-cell table:style-name="ce9" office:value-type="float" office:value="36" calcext:value-type="float">
            <text:p>36</text:p>
          </table:table-cell>
          <table:table-cell table:style-name="ce11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296" calcext:value-type="float">
            <text:p>296</text:p>
          </table:table-cell>
          <table:table-cell table:style-name="ce10" table:formula="of:=VLOOKUP([.F1328];[$Клиенты.A:.D];4;0)" office:value-type="string" office:string-value="нет" calcext:value-type="string">
            <text:p>нет</text:p>
          </table:table-cell>
          <table:table-cell table:formula="of:=VLOOKUP([.E132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28" calcext:value-type="float">
            <text:p>1328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08H32M28S" calcext:value-type="time">
            <text:p>8:32:28</text:p>
          </table:table-cell>
          <table:table-cell table:style-name="ce9" office:value-type="float" office:value="27" calcext:value-type="float">
            <text:p>27</text:p>
          </table:table-cell>
          <table:table-cell table:style-name="ce11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table:style-name="ce10" table:formula="of:=VLOOKUP([.F1329];[$Клиенты.A:.D];4;0)" office:value-type="string" office:string-value="нет" calcext:value-type="string">
            <text:p>нет</text:p>
          </table:table-cell>
          <table:table-cell table:formula="of:=VLOOKUP([.E1329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29" calcext:value-type="float">
            <text:p>1329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08H45M22S" calcext:value-type="time">
            <text:p>8:45:22</text:p>
          </table:table-cell>
          <table:table-cell table:style-name="ce9" office:value-type="float" office:value="24" calcext:value-type="float">
            <text:p>24</text:p>
          </table:table-cell>
          <table:table-cell table:style-name="ce11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299" calcext:value-type="float">
            <text:p>299</text:p>
          </table:table-cell>
          <table:table-cell table:style-name="ce10" table:formula="of:=VLOOKUP([.F1330];[$Клиенты.A:.D];4;0)" office:value-type="string" office:string-value="нет" calcext:value-type="string">
            <text:p>нет</text:p>
          </table:table-cell>
          <table:table-cell table:formula="of:=VLOOKUP([.E1330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30" calcext:value-type="float">
            <text:p>1330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09H06M08S" calcext:value-type="time">
            <text:p>9:06:08</text:p>
          </table:table-cell>
          <table:table-cell table:style-name="ce9" office:value-type="float" office:value="16" calcext:value-type="float">
            <text:p>16</text:p>
          </table:table-cell>
          <table:table-cell table:style-name="ce11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197" calcext:value-type="float">
            <text:p>197</text:p>
          </table:table-cell>
          <table:table-cell table:style-name="ce10" table:formula="of:=VLOOKUP([.F1331];[$Клиенты.A:.D];4;0)" office:value-type="string" office:string-value="нет" calcext:value-type="string">
            <text:p>нет</text:p>
          </table:table-cell>
          <table:table-cell table:formula="of:=VLOOKUP([.E1331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31" calcext:value-type="float">
            <text:p>1331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09H26M18S" calcext:value-type="time">
            <text:p>9:26:18</text:p>
          </table:table-cell>
          <table:table-cell table:style-name="ce9" office:value-type="float" office:value="11" calcext:value-type="float">
            <text:p>11</text:p>
          </table:table-cell>
          <table:table-cell table:style-name="ce11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table:style-name="ce10" table:formula="of:=VLOOKUP([.F1332];[$Клиенты.A:.D];4;0)" office:value-type="string" office:string-value="нет" calcext:value-type="string">
            <text:p>нет</text:p>
          </table:table-cell>
          <table:table-cell table:formula="of:=VLOOKUP([.E133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32" calcext:value-type="float">
            <text:p>1332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10H33M31S" calcext:value-type="time">
            <text:p>10:33:31</text:p>
          </table:table-cell>
          <table:table-cell table:style-name="ce9" office:value-type="float" office:value="45" calcext:value-type="float">
            <text:p>45</text:p>
          </table:table-cell>
          <table:table-cell table:style-name="ce11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536" calcext:value-type="float">
            <text:p>536</text:p>
          </table:table-cell>
          <table:table-cell table:style-name="ce10" table:formula="of:=VLOOKUP([.F1333];[$Клиенты.A:.D];4;0)" office:value-type="string" office:string-value="нет" calcext:value-type="string">
            <text:p>нет</text:p>
          </table:table-cell>
          <table:table-cell table:formula="of:=VLOOKUP([.E133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33" calcext:value-type="float">
            <text:p>1333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10H58M01S" calcext:value-type="time">
            <text:p>10:58:01</text:p>
          </table:table-cell>
          <table:table-cell table:style-name="ce9" office:value-type="float" office:value="47" calcext:value-type="float">
            <text:p>47</text:p>
          </table:table-cell>
          <table:table-cell table:style-name="ce11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525" calcext:value-type="float">
            <text:p>525</text:p>
          </table:table-cell>
          <table:table-cell table:style-name="ce10" table:formula="of:=VLOOKUP([.F1334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1334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34" calcext:value-type="float">
            <text:p>1334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11H32M58S" calcext:value-type="time">
            <text:p>11:32:58</text:p>
          </table:table-cell>
          <table:table-cell table:style-name="ce9" office:value-type="float" office:value="33" calcext:value-type="float">
            <text:p>33</text:p>
          </table:table-cell>
          <table:table-cell table:style-name="ce11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table:style-name="ce10" table:formula="of:=VLOOKUP([.F1335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335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35" calcext:value-type="float">
            <text:p>1335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11H56M50S" calcext:value-type="time">
            <text:p>11:56:50</text:p>
          </table:table-cell>
          <table:table-cell table:style-name="ce9" office:value-type="float" office:value="27" calcext:value-type="float">
            <text:p>27</text:p>
          </table:table-cell>
          <table:table-cell table:style-name="ce11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271" calcext:value-type="float">
            <text:p>271</text:p>
          </table:table-cell>
          <table:table-cell table:style-name="ce10" table:formula="of:=VLOOKUP([.F1336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33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36" calcext:value-type="float">
            <text:p>1336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13H37M57S" calcext:value-type="time">
            <text:p>13:37:57</text:p>
          </table:table-cell>
          <table:table-cell table:style-name="ce9" office:value-type="float" office:value="45" calcext:value-type="float">
            <text:p>45</text:p>
          </table:table-cell>
          <table:table-cell table:style-name="ce11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460" calcext:value-type="float">
            <text:p>460</text:p>
          </table:table-cell>
          <table:table-cell table:style-name="ce10" table:formula="of:=VLOOKUP([.F1337];[$Клиенты.A:.D];4;0)" office:value-type="string" office:string-value="нет" calcext:value-type="string">
            <text:p>нет</text:p>
          </table:table-cell>
          <table:table-cell table:formula="of:=VLOOKUP([.E133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37" calcext:value-type="float">
            <text:p>1337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13H41M34S" calcext:value-type="time">
            <text:p>13:41:34</text:p>
          </table:table-cell>
          <table:table-cell table:style-name="ce9" office:value-type="float" office:value="48" calcext:value-type="float">
            <text:p>48</text:p>
          </table:table-cell>
          <table:table-cell table:style-name="ce11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427" calcext:value-type="float">
            <text:p>427</text:p>
          </table:table-cell>
          <table:table-cell table:style-name="ce10" table:formula="of:=VLOOKUP([.F1338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1338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38" calcext:value-type="float">
            <text:p>1338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14H14M31S" calcext:value-type="time">
            <text:p>14:14:31</text:p>
          </table:table-cell>
          <table:table-cell table:style-name="ce9" office:value-type="float" office:value="44" calcext:value-type="float">
            <text:p>44</text:p>
          </table:table-cell>
          <table:table-cell table:style-name="ce11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441" calcext:value-type="float">
            <text:p>441</text:p>
          </table:table-cell>
          <table:table-cell table:style-name="ce10" table:formula="of:=VLOOKUP([.F1339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339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39" calcext:value-type="float">
            <text:p>1339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14H15M14S" calcext:value-type="time">
            <text:p>14:15:14</text:p>
          </table:table-cell>
          <table:table-cell table:style-name="ce9" office:value-type="float" office:value="45" calcext:value-type="float">
            <text:p>45</text:p>
          </table:table-cell>
          <table:table-cell table:style-name="ce11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366" calcext:value-type="float">
            <text:p>366</text:p>
          </table:table-cell>
          <table:table-cell table:style-name="ce10" table:formula="of:=VLOOKUP([.F1340];[$Клиенты.A:.D];4;0)" office:value-type="string" office:string-value="нет" calcext:value-type="string">
            <text:p>нет</text:p>
          </table:table-cell>
          <table:table-cell table:formula="of:=VLOOKUP([.E134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40" calcext:value-type="float">
            <text:p>1340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14H25M59S" calcext:value-type="time">
            <text:p>14:25:59</text:p>
          </table:table-cell>
          <table:table-cell table:style-name="ce9" office:value-type="float" office:value="13" calcext:value-type="float">
            <text:p>13</text:p>
          </table:table-cell>
          <table:table-cell table:style-name="ce11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183" calcext:value-type="float">
            <text:p>183</text:p>
          </table:table-cell>
          <table:table-cell table:style-name="ce10" table:formula="of:=VLOOKUP([.F1341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34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41" calcext:value-type="float">
            <text:p>1341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14H44M26S" calcext:value-type="time">
            <text:p>14:44:26</text:p>
          </table:table-cell>
          <table:table-cell table:style-name="ce9" office:value-type="float" office:value="39" calcext:value-type="float">
            <text:p>39</text:p>
          </table:table-cell>
          <table:table-cell table:style-name="ce11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368" calcext:value-type="float">
            <text:p>368</text:p>
          </table:table-cell>
          <table:table-cell table:style-name="ce10" table:formula="of:=VLOOKUP([.F1342];[$Клиенты.A:.D];4;0)" office:value-type="string" office:string-value="нет" calcext:value-type="string">
            <text:p>нет</text:p>
          </table:table-cell>
          <table:table-cell table:formula="of:=VLOOKUP([.E134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42" calcext:value-type="float">
            <text:p>1342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15H06M24S" calcext:value-type="time">
            <text:p>15:06:24</text:p>
          </table:table-cell>
          <table:table-cell table:style-name="ce9" office:value-type="float" office:value="47" calcext:value-type="float">
            <text:p>47</text:p>
          </table:table-cell>
          <table:table-cell table:style-name="ce11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463" calcext:value-type="float">
            <text:p>463</text:p>
          </table:table-cell>
          <table:table-cell table:style-name="ce10" table:formula="of:=VLOOKUP([.F1343];[$Клиенты.A:.D];4;0)" office:value-type="string" office:string-value="нет" calcext:value-type="string">
            <text:p>нет</text:p>
          </table:table-cell>
          <table:table-cell table:formula="of:=VLOOKUP([.E1343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43" calcext:value-type="float">
            <text:p>1343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15H16M37S" calcext:value-type="time">
            <text:p>15:16:37</text:p>
          </table:table-cell>
          <table:table-cell table:style-name="ce9" office:value-type="float" office:value="44" calcext:value-type="float">
            <text:p>44</text:p>
          </table:table-cell>
          <table:table-cell table:style-name="ce11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482" calcext:value-type="float">
            <text:p>482</text:p>
          </table:table-cell>
          <table:table-cell table:style-name="ce10" table:formula="of:=VLOOKUP([.F1344];[$Клиенты.A:.D];4;0)" office:value-type="string" office:string-value="нет" calcext:value-type="string">
            <text:p>нет</text:p>
          </table:table-cell>
          <table:table-cell table:formula="of:=VLOOKUP([.E1344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44" calcext:value-type="float">
            <text:p>1344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15H17M21S" calcext:value-type="time">
            <text:p>15:17:21</text:p>
          </table:table-cell>
          <table:table-cell table:style-name="ce9" office:value-type="float" office:value="28" calcext:value-type="float">
            <text:p>28</text:p>
          </table:table-cell>
          <table:table-cell table:style-name="ce11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363" calcext:value-type="float">
            <text:p>363</text:p>
          </table:table-cell>
          <table:table-cell table:style-name="ce10" table:formula="of:=VLOOKUP([.F1345];[$Клиенты.A:.D];4;0)" office:value-type="string" office:string-value="нет" calcext:value-type="string">
            <text:p>нет</text:p>
          </table:table-cell>
          <table:table-cell table:formula="of:=VLOOKUP([.E1345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45" calcext:value-type="float">
            <text:p>1345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15H23M16S" calcext:value-type="time">
            <text:p>15:23:16</text:p>
          </table:table-cell>
          <table:table-cell table:style-name="ce9" office:value-type="float" office:value="25" calcext:value-type="float">
            <text:p>25</text:p>
          </table:table-cell>
          <table:table-cell table:style-name="ce11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254" calcext:value-type="float">
            <text:p>254</text:p>
          </table:table-cell>
          <table:table-cell table:style-name="ce10" table:formula="of:=VLOOKUP([.F1346];[$Клиенты.A:.D];4;0)" office:value-type="string" office:string-value="нет" calcext:value-type="string">
            <text:p>нет</text:p>
          </table:table-cell>
          <table:table-cell table:formula="of:=VLOOKUP([.E134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46" calcext:value-type="float">
            <text:p>1346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15H33M34S" calcext:value-type="time">
            <text:p>15:33:34</text:p>
          </table:table-cell>
          <table:table-cell table:style-name="ce9" office:value-type="float" office:value="31" calcext:value-type="float">
            <text:p>31</text:p>
          </table:table-cell>
          <table:table-cell table:style-name="ce11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 table:style-name="ce10" table:formula="of:=VLOOKUP([.F1347];[$Клиенты.A:.D];4;0)" office:value-type="string" office:string-value="нет" calcext:value-type="string">
            <text:p>нет</text:p>
          </table:table-cell>
          <table:table-cell table:formula="of:=VLOOKUP([.E1347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47" calcext:value-type="float">
            <text:p>1347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15H35M08S" calcext:value-type="time">
            <text:p>15:35:08</text:p>
          </table:table-cell>
          <table:table-cell table:style-name="ce9" office:value-type="float" office:value="16" calcext:value-type="float">
            <text:p>16</text:p>
          </table:table-cell>
          <table:table-cell table:style-name="ce11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161" calcext:value-type="float">
            <text:p>161</text:p>
          </table:table-cell>
          <table:table-cell table:style-name="ce10" table:formula="of:=VLOOKUP([.F1348];[$Клиенты.A:.D];4;0)" office:value-type="string" office:string-value="нет" calcext:value-type="string">
            <text:p>нет</text:p>
          </table:table-cell>
          <table:table-cell table:formula="of:=VLOOKUP([.E1348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48" calcext:value-type="float">
            <text:p>1348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15H42M52S" calcext:value-type="time">
            <text:p>15:42:52</text:p>
          </table:table-cell>
          <table:table-cell table:style-name="ce9" office:value-type="float" office:value="5" calcext:value-type="float">
            <text:p>5</text:p>
          </table:table-cell>
          <table:table-cell table:style-name="ce11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table:style-name="ce10" table:formula="of:=VLOOKUP([.F1349];[$Клиенты.A:.D];4;0)" office:value-type="string" office:string-value="нет" calcext:value-type="string">
            <text:p>нет</text:p>
          </table:table-cell>
          <table:table-cell table:formula="of:=VLOOKUP([.E134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49" calcext:value-type="float">
            <text:p>1349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15H44M48S" calcext:value-type="time">
            <text:p>15:44:48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string" calcext:value-type="string">
            <text:p>A59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table:style-name="ce10" table:formula="of:=VLOOKUP([.F1350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350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50" calcext:value-type="float">
            <text:p>1350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15H49M24S" calcext:value-type="time">
            <text:p>15:49:24</text:p>
          </table:table-cell>
          <table:table-cell table:style-name="ce9" office:value-type="float" office:value="37" calcext:value-type="float">
            <text:p>37</text:p>
          </table:table-cell>
          <table:table-cell table:style-name="ce11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339" calcext:value-type="float">
            <text:p>339</text:p>
          </table:table-cell>
          <table:table-cell table:style-name="ce10" table:formula="of:=VLOOKUP([.F1351];[$Клиенты.A:.D];4;0)" office:value-type="string" office:string-value="нет" calcext:value-type="string">
            <text:p>нет</text:p>
          </table:table-cell>
          <table:table-cell table:formula="of:=VLOOKUP([.E135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51" calcext:value-type="float">
            <text:p>1351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17H10M35S" calcext:value-type="time">
            <text:p>17:10:35</text:p>
          </table:table-cell>
          <table:table-cell table:style-name="ce9" office:value-type="float" office:value="38" calcext:value-type="float">
            <text:p>38</text:p>
          </table:table-cell>
          <table:table-cell table:style-name="ce11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353" calcext:value-type="float">
            <text:p>353</text:p>
          </table:table-cell>
          <table:table-cell table:style-name="ce10" table:formula="of:=VLOOKUP([.F1352];[$Клиенты.A:.D];4;0)" office:value-type="string" office:string-value="нет" calcext:value-type="string">
            <text:p>нет</text:p>
          </table:table-cell>
          <table:table-cell table:formula="of:=VLOOKUP([.E1352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52" calcext:value-type="float">
            <text:p>1352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17H18M51S" calcext:value-type="time">
            <text:p>17:18:51</text:p>
          </table:table-cell>
          <table:table-cell table:style-name="ce9" office:value-type="float" office:value="12" calcext:value-type="float">
            <text:p>12</text:p>
          </table:table-cell>
          <table:table-cell table:style-name="ce11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  <table:table-cell table:style-name="ce10" table:formula="of:=VLOOKUP([.F1353];[$Клиенты.A:.D];4;0)" office:value-type="string" office:string-value="нет" calcext:value-type="string">
            <text:p>нет</text:p>
          </table:table-cell>
          <table:table-cell table:formula="of:=VLOOKUP([.E1353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53" calcext:value-type="float">
            <text:p>1353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17H44M34S" calcext:value-type="time">
            <text:p>17:44:34</text:p>
          </table:table-cell>
          <table:table-cell table:style-name="ce9" office:value-type="float" office:value="18" calcext:value-type="float">
            <text:p>18</text:p>
          </table:table-cell>
          <table:table-cell table:style-name="ce11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258" calcext:value-type="float">
            <text:p>258</text:p>
          </table:table-cell>
          <table:table-cell table:style-name="ce10" table:formula="of:=VLOOKUP([.F1354];[$Клиенты.A:.D];4;0)" office:value-type="string" office:string-value="нет" calcext:value-type="string">
            <text:p>нет</text:p>
          </table:table-cell>
          <table:table-cell table:formula="of:=VLOOKUP([.E1354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54" calcext:value-type="float">
            <text:p>1354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17H45M13S" calcext:value-type="time">
            <text:p>17:45:13</text:p>
          </table:table-cell>
          <table:table-cell table:style-name="ce9" office:value-type="float" office:value="14" calcext:value-type="float">
            <text:p>14</text:p>
          </table:table-cell>
          <table:table-cell table:style-name="ce11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199" calcext:value-type="float">
            <text:p>199</text:p>
          </table:table-cell>
          <table:table-cell table:style-name="ce10" table:formula="of:=VLOOKUP([.F1355];[$Клиенты.A:.D];4;0)" office:value-type="string" office:string-value="нет" calcext:value-type="string">
            <text:p>нет</text:p>
          </table:table-cell>
          <table:table-cell table:formula="of:=VLOOKUP([.E135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55" calcext:value-type="float">
            <text:p>1355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17H57M16S" calcext:value-type="time">
            <text:p>17:57:16</text:p>
          </table:table-cell>
          <table:table-cell table:style-name="ce9" office:value-type="float" office:value="18" calcext:value-type="float">
            <text:p>18</text:p>
          </table:table-cell>
          <table:table-cell table:style-name="ce11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table:style-name="ce10" table:formula="of:=VLOOKUP([.F1356];[$Клиенты.A:.D];4;0)" office:value-type="string" office:string-value="нет" calcext:value-type="string">
            <text:p>нет</text:p>
          </table:table-cell>
          <table:table-cell table:formula="of:=VLOOKUP([.E135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56" calcext:value-type="float">
            <text:p>1356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18H04M16S" calcext:value-type="time">
            <text:p>18:04:16</text:p>
          </table:table-cell>
          <table:table-cell table:style-name="ce9" office:value-type="float" office:value="21" calcext:value-type="float">
            <text:p>21</text:p>
          </table:table-cell>
          <table:table-cell table:style-name="ce11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208" calcext:value-type="float">
            <text:p>208</text:p>
          </table:table-cell>
          <table:table-cell table:style-name="ce10" table:formula="of:=VLOOKUP([.F1357];[$Клиенты.A:.D];4;0)" office:value-type="string" office:string-value="нет" calcext:value-type="string">
            <text:p>нет</text:p>
          </table:table-cell>
          <table:table-cell table:formula="of:=VLOOKUP([.E1357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57" calcext:value-type="float">
            <text:p>1357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18H06M42S" calcext:value-type="time">
            <text:p>18:06:42</text:p>
          </table:table-cell>
          <table:table-cell table:style-name="ce9" office:value-type="float" office:value="39" calcext:value-type="float">
            <text:p>39</text:p>
          </table:table-cell>
          <table:table-cell table:style-name="ce11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354" calcext:value-type="float">
            <text:p>354</text:p>
          </table:table-cell>
          <table:table-cell table:style-name="ce10" table:formula="of:=VLOOKUP([.F1358];[$Клиенты.A:.D];4;0)" office:value-type="string" office:string-value="нет" calcext:value-type="string">
            <text:p>нет</text:p>
          </table:table-cell>
          <table:table-cell table:formula="of:=VLOOKUP([.E1358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58" calcext:value-type="float">
            <text:p>1358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19H04M29S" calcext:value-type="time">
            <text:p>19:04:29</text:p>
          </table:table-cell>
          <table:table-cell table:style-name="ce9" office:value-type="float" office:value="11" calcext:value-type="float">
            <text:p>11</text:p>
          </table:table-cell>
          <table:table-cell table:style-name="ce11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table:style-name="ce10" table:formula="of:=VLOOKUP([.F1359];[$Клиенты.A:.D];4;0)" office:value-type="string" office:string-value="нет" calcext:value-type="string">
            <text:p>нет</text:p>
          </table:table-cell>
          <table:table-cell table:formula="of:=VLOOKUP([.E135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59" calcext:value-type="float">
            <text:p>1359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19H06M55S" calcext:value-type="time">
            <text:p>19:06:55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string" calcext:value-type="string">
            <text:p>A65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table:style-name="ce10" table:formula="of:=VLOOKUP([.F1360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360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60" calcext:value-type="float">
            <text:p>1360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19H08M32S" calcext:value-type="time">
            <text:p>19:08:32</text:p>
          </table:table-cell>
          <table:table-cell table:style-name="ce9" office:value-type="float" office:value="31" calcext:value-type="float">
            <text:p>31</text:p>
          </table:table-cell>
          <table:table-cell table:style-name="ce11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396" calcext:value-type="float">
            <text:p>396</text:p>
          </table:table-cell>
          <table:table-cell table:style-name="ce10" table:formula="of:=VLOOKUP([.F1361];[$Клиенты.A:.D];4;0)" office:value-type="string" office:string-value="нет" calcext:value-type="string">
            <text:p>нет</text:p>
          </table:table-cell>
          <table:table-cell table:formula="of:=VLOOKUP([.E136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61" calcext:value-type="float">
            <text:p>1361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19H16M44S" calcext:value-type="time">
            <text:p>19:16:44</text:p>
          </table:table-cell>
          <table:table-cell table:style-name="ce9" office:value-type="float" office:value="29" calcext:value-type="float">
            <text:p>29</text:p>
          </table:table-cell>
          <table:table-cell table:style-name="ce11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359" calcext:value-type="float">
            <text:p>359</text:p>
          </table:table-cell>
          <table:table-cell table:style-name="ce10" table:formula="of:=VLOOKUP([.F1362];[$Клиенты.A:.D];4;0)" office:value-type="string" office:string-value="нет" calcext:value-type="string">
            <text:p>нет</text:p>
          </table:table-cell>
          <table:table-cell table:formula="of:=VLOOKUP([.E1362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62" calcext:value-type="float">
            <text:p>1362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19H30M51S" calcext:value-type="time">
            <text:p>19:30:51</text:p>
          </table:table-cell>
          <table:table-cell table:style-name="ce9" office:value-type="float" office:value="33" calcext:value-type="float">
            <text:p>33</text:p>
          </table:table-cell>
          <table:table-cell table:style-name="ce11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319" calcext:value-type="float">
            <text:p>319</text:p>
          </table:table-cell>
          <table:table-cell table:style-name="ce10" table:formula="of:=VLOOKUP([.F1363];[$Клиенты.A:.D];4;0)" office:value-type="string" office:string-value="нет" calcext:value-type="string">
            <text:p>нет</text:p>
          </table:table-cell>
          <table:table-cell table:formula="of:=VLOOKUP([.E136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63" calcext:value-type="float">
            <text:p>1363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19H37M47S" calcext:value-type="time">
            <text:p>19:37:47</text:p>
          </table:table-cell>
          <table:table-cell table:style-name="ce9" office:value-type="float" office:value="38" calcext:value-type="float">
            <text:p>38</text:p>
          </table:table-cell>
          <table:table-cell table:style-name="ce11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353" calcext:value-type="float">
            <text:p>353</text:p>
          </table:table-cell>
          <table:table-cell table:style-name="ce10" table:formula="of:=VLOOKUP([.F1364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364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64" calcext:value-type="float">
            <text:p>1364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19H44M19S" calcext:value-type="time">
            <text:p>19:44:19</text:p>
          </table:table-cell>
          <table:table-cell table:style-name="ce9" office:value-type="float" office:value="35" calcext:value-type="float">
            <text:p>35</text:p>
          </table:table-cell>
          <table:table-cell table:style-name="ce11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431" calcext:value-type="float">
            <text:p>431</text:p>
          </table:table-cell>
          <table:table-cell table:style-name="ce10" table:formula="of:=VLOOKUP([.F1365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36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65" calcext:value-type="float">
            <text:p>1365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19H51M41S" calcext:value-type="time">
            <text:p>19:51:41</text:p>
          </table:table-cell>
          <table:table-cell table:style-name="ce9" office:value-type="float" office:value="18" calcext:value-type="float">
            <text:p>18</text:p>
          </table:table-cell>
          <table:table-cell table:style-name="ce11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242" calcext:value-type="float">
            <text:p>242</text:p>
          </table:table-cell>
          <table:table-cell table:style-name="ce10" table:formula="of:=VLOOKUP([.F1366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1366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66" calcext:value-type="float">
            <text:p>1366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21H02M57S" calcext:value-type="time">
            <text:p>21:02:57</text:p>
          </table:table-cell>
          <table:table-cell table:style-name="ce9" office:value-type="float" office:value="38" calcext:value-type="float">
            <text:p>38</text:p>
          </table:table-cell>
          <table:table-cell table:style-name="ce11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386" calcext:value-type="float">
            <text:p>386</text:p>
          </table:table-cell>
          <table:table-cell table:style-name="ce10" table:formula="of:=VLOOKUP([.F1367];[$Клиенты.A:.D];4;0)" office:value-type="string" office:string-value="нет" calcext:value-type="string">
            <text:p>нет</text:p>
          </table:table-cell>
          <table:table-cell table:formula="of:=VLOOKUP([.E1367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67" calcext:value-type="float">
            <text:p>1367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21H06M15S" calcext:value-type="time">
            <text:p>21:06:15</text:p>
          </table:table-cell>
          <table:table-cell table:style-name="ce9" office:value-type="float" office:value="27" calcext:value-type="float">
            <text:p>27</text:p>
          </table:table-cell>
          <table:table-cell table:style-name="ce11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354" calcext:value-type="float">
            <text:p>354</text:p>
          </table:table-cell>
          <table:table-cell table:style-name="ce10" table:formula="of:=VLOOKUP([.F1368];[$Клиенты.A:.D];4;0)" office:value-type="string" office:string-value="нет" calcext:value-type="string">
            <text:p>нет</text:p>
          </table:table-cell>
          <table:table-cell table:formula="of:=VLOOKUP([.E1368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68" calcext:value-type="float">
            <text:p>1368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21H07M39S" calcext:value-type="time">
            <text:p>21:07:39</text:p>
          </table:table-cell>
          <table:table-cell table:style-name="ce9" office:value-type="float" office:value="18" calcext:value-type="float">
            <text:p>18</text:p>
          </table:table-cell>
          <table:table-cell table:style-name="ce11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table:style-name="ce10" table:formula="of:=VLOOKUP([.F1369];[$Клиенты.A:.D];4;0)" office:value-type="string" office:string-value="нет" calcext:value-type="string">
            <text:p>нет</text:p>
          </table:table-cell>
          <table:table-cell table:formula="of:=VLOOKUP([.E1369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69" calcext:value-type="float">
            <text:p>1369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21H12M38S" calcext:value-type="time">
            <text:p>21:12:38</text:p>
          </table:table-cell>
          <table:table-cell table:style-name="ce9" office:value-type="float" office:value="42" calcext:value-type="float">
            <text:p>42</text:p>
          </table:table-cell>
          <table:table-cell table:style-name="ce11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344" calcext:value-type="float">
            <text:p>344</text:p>
          </table:table-cell>
          <table:table-cell table:style-name="ce10" table:formula="of:=VLOOKUP([.F1370];[$Клиенты.A:.D];4;0)" office:value-type="string" office:string-value="нет" calcext:value-type="string">
            <text:p>нет</text:p>
          </table:table-cell>
          <table:table-cell table:formula="of:=VLOOKUP([.E1370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70" calcext:value-type="float">
            <text:p>1370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21H44M38S" calcext:value-type="time">
            <text:p>21:44:38</text:p>
          </table:table-cell>
          <table:table-cell table:style-name="ce9" office:value-type="float" office:value="13" calcext:value-type="float">
            <text:p>13</text:p>
          </table:table-cell>
          <table:table-cell table:style-name="ce11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197" calcext:value-type="float">
            <text:p>197</text:p>
          </table:table-cell>
          <table:table-cell table:style-name="ce10" table:formula="of:=VLOOKUP([.F1371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1371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71" calcext:value-type="float">
            <text:p>1371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21H53M52S" calcext:value-type="time">
            <text:p>21:53:52</text:p>
          </table:table-cell>
          <table:table-cell table:style-name="ce9" office:value-type="float" office:value="26" calcext:value-type="float">
            <text:p>26</text:p>
          </table:table-cell>
          <table:table-cell table:style-name="ce11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279" calcext:value-type="float">
            <text:p>279</text:p>
          </table:table-cell>
          <table:table-cell table:style-name="ce10" table:formula="of:=VLOOKUP([.F1372];[$Клиенты.A:.D];4;0)" office:value-type="string" office:string-value="нет" calcext:value-type="string">
            <text:p>нет</text:p>
          </table:table-cell>
          <table:table-cell table:formula="of:=VLOOKUP([.E1372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72" calcext:value-type="float">
            <text:p>1372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22H02M32S" calcext:value-type="time">
            <text:p>22:02:32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458" calcext:value-type="float">
            <text:p>458</text:p>
          </table:table-cell>
          <table:table-cell table:style-name="ce10" table:formula="of:=VLOOKUP([.F1373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373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73" calcext:value-type="float">
            <text:p>1373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22H04M31S" calcext:value-type="time">
            <text:p>22:04:31</text:p>
          </table:table-cell>
          <table:table-cell table:style-name="ce9" office:value-type="float" office:value="5" calcext:value-type="float">
            <text:p>5</text:p>
          </table:table-cell>
          <table:table-cell table:style-name="ce11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table:style-name="ce10" table:formula="of:=VLOOKUP([.F1374];[$Клиенты.A:.D];4;0)" office:value-type="string" office:string-value="нет" calcext:value-type="string">
            <text:p>нет</text:p>
          </table:table-cell>
          <table:table-cell table:formula="of:=VLOOKUP([.E137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74" calcext:value-type="float">
            <text:p>1374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22H08M53S" calcext:value-type="time">
            <text:p>22:08:53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498" calcext:value-type="float">
            <text:p>498</text:p>
          </table:table-cell>
          <table:table-cell table:style-name="ce10" table:formula="of:=VLOOKUP([.F1375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37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75" calcext:value-type="float">
            <text:p>1375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22H10M37S" calcext:value-type="time">
            <text:p>22:10:37</text:p>
          </table:table-cell>
          <table:table-cell table:style-name="ce9" office:value-type="float" office:value="22" calcext:value-type="float">
            <text:p>22</text:p>
          </table:table-cell>
          <table:table-cell table:style-name="ce11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257" calcext:value-type="float">
            <text:p>257</text:p>
          </table:table-cell>
          <table:table-cell table:style-name="ce10" table:formula="of:=VLOOKUP([.F1376];[$Клиенты.A:.D];4;0)" office:value-type="string" office:string-value="нет" calcext:value-type="string">
            <text:p>нет</text:p>
          </table:table-cell>
          <table:table-cell table:formula="of:=VLOOKUP([.E137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76" calcext:value-type="float">
            <text:p>1376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22H23M12S" calcext:value-type="time">
            <text:p>22:23:12</text:p>
          </table:table-cell>
          <table:table-cell table:style-name="ce9" office:value-type="float" office:value="16" calcext:value-type="float">
            <text:p>16</text:p>
          </table:table-cell>
          <table:table-cell table:style-name="ce11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202" calcext:value-type="float">
            <text:p>202</text:p>
          </table:table-cell>
          <table:table-cell table:style-name="ce10" table:formula="of:=VLOOKUP([.F1377];[$Клиенты.A:.D];4;0)" office:value-type="string" office:string-value="нет" calcext:value-type="string">
            <text:p>нет</text:p>
          </table:table-cell>
          <table:table-cell table:formula="of:=VLOOKUP([.E137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77" calcext:value-type="float">
            <text:p>1377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22H32M44S" calcext:value-type="time">
            <text:p>22:32:44</text:p>
          </table:table-cell>
          <table:table-cell table:style-name="ce9" office:value-type="float" office:value="19" calcext:value-type="float">
            <text:p>19</text:p>
          </table:table-cell>
          <table:table-cell table:style-name="ce11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266" calcext:value-type="float">
            <text:p>266</text:p>
          </table:table-cell>
          <table:table-cell table:style-name="ce10" table:formula="of:=VLOOKUP([.F1378];[$Клиенты.A:.D];4;0)" office:value-type="string" office:string-value="нет" calcext:value-type="string">
            <text:p>нет</text:p>
          </table:table-cell>
          <table:table-cell table:formula="of:=VLOOKUP([.E1378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78" calcext:value-type="float">
            <text:p>1378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22H51M40S" calcext:value-type="time">
            <text:p>22:51:40</text:p>
          </table:table-cell>
          <table:table-cell table:style-name="ce9" office:value-type="float" office:value="49" calcext:value-type="float">
            <text:p>49</text:p>
          </table:table-cell>
          <table:table-cell table:style-name="ce11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449" calcext:value-type="float">
            <text:p>449</text:p>
          </table:table-cell>
          <table:table-cell table:style-name="ce10" table:formula="of:=VLOOKUP([.F1379];[$Клиенты.A:.D];4;0)" office:value-type="string" office:string-value="нет" calcext:value-type="string">
            <text:p>нет</text:p>
          </table:table-cell>
          <table:table-cell table:formula="of:=VLOOKUP([.E1379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79" calcext:value-type="float">
            <text:p>1379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22H52M24S" calcext:value-type="time">
            <text:p>22:52:24</text:p>
          </table:table-cell>
          <table:table-cell table:style-name="ce9" office:value-type="float" office:value="5" calcext:value-type="float">
            <text:p>5</text:p>
          </table:table-cell>
          <table:table-cell table:style-name="ce11" office:value-type="string" calcext:value-type="string">
            <text:p>A58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style-name="ce10" table:formula="of:=VLOOKUP([.F1380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380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80" calcext:value-type="float">
            <text:p>1380</text:p>
          </table:table-cell>
          <table:table-cell office:value-type="date" office:date-value="2025-06-23" calcext:value-type="date">
            <text:p>23.06.25</text:p>
          </table:table-cell>
          <table:table-cell table:style-name="ce8" office:value-type="time" office:time-value="PT22H56M02S" calcext:value-type="time">
            <text:p>22:56:02</text:p>
          </table:table-cell>
          <table:table-cell table:style-name="ce9" office:value-type="float" office:value="34" calcext:value-type="float">
            <text:p>34</text:p>
          </table:table-cell>
          <table:table-cell table:style-name="ce11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422" calcext:value-type="float">
            <text:p>422</text:p>
          </table:table-cell>
          <table:table-cell table:style-name="ce10" table:formula="of:=VLOOKUP([.F1381];[$Клиенты.A:.D];4;0)" office:value-type="string" office:string-value="нет" calcext:value-type="string">
            <text:p>нет</text:p>
          </table:table-cell>
          <table:table-cell table:formula="of:=VLOOKUP([.E138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81" calcext:value-type="float">
            <text:p>1381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07H08M34S" calcext:value-type="time">
            <text:p>7:08:34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284" calcext:value-type="float">
            <text:p>284</text:p>
          </table:table-cell>
          <table:table-cell table:style-name="ce10" table:formula="of:=VLOOKUP([.F1382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382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82" calcext:value-type="float">
            <text:p>1382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07H12M55S" calcext:value-type="time">
            <text:p>7:12:55</text:p>
          </table:table-cell>
          <table:table-cell table:style-name="ce9" office:value-type="float" office:value="48" calcext:value-type="float">
            <text:p>48</text:p>
          </table:table-cell>
          <table:table-cell table:style-name="ce11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441" calcext:value-type="float">
            <text:p>441</text:p>
          </table:table-cell>
          <table:table-cell table:style-name="ce10" table:formula="of:=VLOOKUP([.F1383];[$Клиенты.A:.D];4;0)" office:value-type="string" office:string-value="нет" calcext:value-type="string">
            <text:p>нет</text:p>
          </table:table-cell>
          <table:table-cell table:formula="of:=VLOOKUP([.E1383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83" calcext:value-type="float">
            <text:p>1383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07H56M26S" calcext:value-type="time">
            <text:p>7:56:26</text:p>
          </table:table-cell>
          <table:table-cell table:style-name="ce9" office:value-type="float" office:value="37" calcext:value-type="float">
            <text:p>37</text:p>
          </table:table-cell>
          <table:table-cell table:style-name="ce11" office:value-type="string" calcext:value-type="string">
            <text:p>A63</text:p>
          </table:table-cell>
          <table:table-cell office:value-type="float" office:value="15" calcext:value-type="float">
            <text:p>15</text:p>
          </table:table-cell>
          <table:table-cell office:value-type="float" office:value="337" calcext:value-type="float">
            <text:p>337</text:p>
          </table:table-cell>
          <table:table-cell table:style-name="ce10" table:formula="of:=VLOOKUP([.F1384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384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84" calcext:value-type="float">
            <text:p>1384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08H29M57S" calcext:value-type="time">
            <text:p>8:29:57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410" calcext:value-type="float">
            <text:p>410</text:p>
          </table:table-cell>
          <table:table-cell table:style-name="ce10" table:formula="of:=VLOOKUP([.F1385];[$Клиенты.A:.D];4;0)" office:value-type="string" office:string-value="нет" calcext:value-type="string">
            <text:p>нет</text:p>
          </table:table-cell>
          <table:table-cell table:formula="of:=VLOOKUP([.E1385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85" calcext:value-type="float">
            <text:p>1385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08H36M22S" calcext:value-type="time">
            <text:p>8:36:22</text:p>
          </table:table-cell>
          <table:table-cell table:style-name="ce9" office:value-type="float" office:value="27" calcext:value-type="float">
            <text:p>27</text:p>
          </table:table-cell>
          <table:table-cell table:style-name="ce11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258" calcext:value-type="float">
            <text:p>258</text:p>
          </table:table-cell>
          <table:table-cell table:style-name="ce10" table:formula="of:=VLOOKUP([.F1386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38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86" calcext:value-type="float">
            <text:p>1386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09H49M02S" calcext:value-type="time">
            <text:p>9:49:02</text:p>
          </table:table-cell>
          <table:table-cell table:style-name="ce9" office:value-type="float" office:value="25" calcext:value-type="float">
            <text:p>25</text:p>
          </table:table-cell>
          <table:table-cell table:style-name="ce11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table:style-name="ce10" table:formula="of:=VLOOKUP([.F1387];[$Клиенты.A:.D];4;0)" office:value-type="string" office:string-value="нет" calcext:value-type="string">
            <text:p>нет</text:p>
          </table:table-cell>
          <table:table-cell table:formula="of:=VLOOKUP([.E1387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87" calcext:value-type="float">
            <text:p>1387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09H58M08S" calcext:value-type="time">
            <text:p>9:58:08</text:p>
          </table:table-cell>
          <table:table-cell table:style-name="ce9" office:value-type="float" office:value="35" calcext:value-type="float">
            <text:p>35</text:p>
          </table:table-cell>
          <table:table-cell table:style-name="ce11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364" calcext:value-type="float">
            <text:p>364</text:p>
          </table:table-cell>
          <table:table-cell table:style-name="ce10" table:formula="of:=VLOOKUP([.F1388];[$Клиенты.A:.D];4;0)" office:value-type="string" office:string-value="нет" calcext:value-type="string">
            <text:p>нет</text:p>
          </table:table-cell>
          <table:table-cell table:formula="of:=VLOOKUP([.E1388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88" calcext:value-type="float">
            <text:p>1388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10H36M03S" calcext:value-type="time">
            <text:p>10:36:03</text:p>
          </table:table-cell>
          <table:table-cell table:style-name="ce9" office:value-type="float" office:value="6" calcext:value-type="float">
            <text:p>6</text:p>
          </table:table-cell>
          <table:table-cell table:style-name="ce11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table:style-name="ce10" table:formula="of:=VLOOKUP([.F1389];[$Клиенты.A:.D];4;0)" office:value-type="string" office:string-value="нет" calcext:value-type="string">
            <text:p>нет</text:p>
          </table:table-cell>
          <table:table-cell table:formula="of:=VLOOKUP([.E138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89" calcext:value-type="float">
            <text:p>1389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10H52M30S" calcext:value-type="time">
            <text:p>10:52:30</text:p>
          </table:table-cell>
          <table:table-cell table:style-name="ce9" office:value-type="float" office:value="41" calcext:value-type="float">
            <text:p>41</text:p>
          </table:table-cell>
          <table:table-cell table:style-name="ce11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505" calcext:value-type="float">
            <text:p>505</text:p>
          </table:table-cell>
          <table:table-cell table:style-name="ce10" table:formula="of:=VLOOKUP([.F1390];[$Клиенты.A:.D];4;0)" office:value-type="string" office:string-value="нет" calcext:value-type="string">
            <text:p>нет</text:p>
          </table:table-cell>
          <table:table-cell table:formula="of:=VLOOKUP([.E139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90" calcext:value-type="float">
            <text:p>1390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10H55M49S" calcext:value-type="time">
            <text:p>10:55:49</text:p>
          </table:table-cell>
          <table:table-cell table:style-name="ce9" office:value-type="float" office:value="35" calcext:value-type="float">
            <text:p>35</text:p>
          </table:table-cell>
          <table:table-cell table:style-name="ce11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431" calcext:value-type="float">
            <text:p>431</text:p>
          </table:table-cell>
          <table:table-cell table:style-name="ce10" table:formula="of:=VLOOKUP([.F1391];[$Клиенты.A:.D];4;0)" office:value-type="string" office:string-value="нет" calcext:value-type="string">
            <text:p>нет</text:p>
          </table:table-cell>
          <table:table-cell table:formula="of:=VLOOKUP([.E139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91" calcext:value-type="float">
            <text:p>1391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11H08M53S" calcext:value-type="time">
            <text:p>11:08:53</text:p>
          </table:table-cell>
          <table:table-cell table:style-name="ce9" office:value-type="float" office:value="39" calcext:value-type="float">
            <text:p>39</text:p>
          </table:table-cell>
          <table:table-cell table:style-name="ce11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table:style-name="ce10" table:formula="of:=VLOOKUP([.F1392];[$Клиенты.A:.D];4;0)" office:value-type="string" office:string-value="нет" calcext:value-type="string">
            <text:p>нет</text:p>
          </table:table-cell>
          <table:table-cell table:formula="of:=VLOOKUP([.E1392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92" calcext:value-type="float">
            <text:p>1392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11H12M12S" calcext:value-type="time">
            <text:p>11:12:12</text:p>
          </table:table-cell>
          <table:table-cell table:style-name="ce9" office:value-type="float" office:value="29" calcext:value-type="float">
            <text:p>29</text:p>
          </table:table-cell>
          <table:table-cell table:style-name="ce11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257" calcext:value-type="float">
            <text:p>257</text:p>
          </table:table-cell>
          <table:table-cell table:style-name="ce10" table:formula="of:=VLOOKUP([.F1393];[$Клиенты.A:.D];4;0)" office:value-type="string" office:string-value="нет" calcext:value-type="string">
            <text:p>нет</text:p>
          </table:table-cell>
          <table:table-cell table:formula="of:=VLOOKUP([.E1393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93" calcext:value-type="float">
            <text:p>1393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11H35M58S" calcext:value-type="time">
            <text:p>11:35:58</text:p>
          </table:table-cell>
          <table:table-cell table:style-name="ce9" office:value-type="float" office:value="33" calcext:value-type="float">
            <text:p>33</text:p>
          </table:table-cell>
          <table:table-cell table:style-name="ce11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310" calcext:value-type="float">
            <text:p>310</text:p>
          </table:table-cell>
          <table:table-cell table:style-name="ce10" table:formula="of:=VLOOKUP([.F1394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1394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94" calcext:value-type="float">
            <text:p>1394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11H49M44S" calcext:value-type="time">
            <text:p>11:49:44</text:p>
          </table:table-cell>
          <table:table-cell table:style-name="ce9" office:value-type="float" office:value="35" calcext:value-type="float">
            <text:p>35</text:p>
          </table:table-cell>
          <table:table-cell table:style-name="ce11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362" calcext:value-type="float">
            <text:p>362</text:p>
          </table:table-cell>
          <table:table-cell table:style-name="ce10" table:formula="of:=VLOOKUP([.F1395];[$Клиенты.A:.D];4;0)" office:value-type="string" office:string-value="нет" calcext:value-type="string">
            <text:p>нет</text:p>
          </table:table-cell>
          <table:table-cell table:formula="of:=VLOOKUP([.E139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95" calcext:value-type="float">
            <text:p>1395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11H50M42S" calcext:value-type="time">
            <text:p>11:50:42</text:p>
          </table:table-cell>
          <table:table-cell table:style-name="ce9" office:value-type="float" office:value="39" calcext:value-type="float">
            <text:p>39</text:p>
          </table:table-cell>
          <table:table-cell table:style-name="ce11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449" calcext:value-type="float">
            <text:p>449</text:p>
          </table:table-cell>
          <table:table-cell table:style-name="ce10" table:formula="of:=VLOOKUP([.F1396];[$Клиенты.A:.D];4;0)" office:value-type="string" office:string-value="нет" calcext:value-type="string">
            <text:p>нет</text:p>
          </table:table-cell>
          <table:table-cell table:formula="of:=VLOOKUP([.E1396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96" calcext:value-type="float">
            <text:p>1396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13H15M05S" calcext:value-type="time">
            <text:p>13:15:05</text:p>
          </table:table-cell>
          <table:table-cell table:style-name="ce9" office:value-type="float" office:value="12" calcext:value-type="float">
            <text:p>12</text:p>
          </table:table-cell>
          <table:table-cell table:style-name="ce11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table:style-name="ce10" table:formula="of:=VLOOKUP([.F1397];[$Клиенты.A:.D];4;0)" office:value-type="string" office:string-value="нет" calcext:value-type="string">
            <text:p>нет</text:p>
          </table:table-cell>
          <table:table-cell table:formula="of:=VLOOKUP([.E139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97" calcext:value-type="float">
            <text:p>1397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13H17M49S" calcext:value-type="time">
            <text:p>13:17:49</text:p>
          </table:table-cell>
          <table:table-cell table:style-name="ce9" office:value-type="float" office:value="45" calcext:value-type="float">
            <text:p>45</text:p>
          </table:table-cell>
          <table:table-cell table:style-name="ce11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549" calcext:value-type="float">
            <text:p>549</text:p>
          </table:table-cell>
          <table:table-cell table:style-name="ce10" table:formula="of:=VLOOKUP([.F1398];[$Клиенты.A:.D];4;0)" office:value-type="string" office:string-value="нет" calcext:value-type="string">
            <text:p>нет</text:p>
          </table:table-cell>
          <table:table-cell table:formula="of:=VLOOKUP([.E1398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98" calcext:value-type="float">
            <text:p>1398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13H58M27S" calcext:value-type="time">
            <text:p>13:58:27</text:p>
          </table:table-cell>
          <table:table-cell table:style-name="ce9" office:value-type="float" office:value="11" calcext:value-type="float">
            <text:p>11</text:p>
          </table:table-cell>
          <table:table-cell table:style-name="ce11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table:style-name="ce10" table:formula="of:=VLOOKUP([.F1399];[$Клиенты.A:.D];4;0)" office:value-type="string" office:string-value="нет" calcext:value-type="string">
            <text:p>нет</text:p>
          </table:table-cell>
          <table:table-cell table:formula="of:=VLOOKUP([.E139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399" calcext:value-type="float">
            <text:p>1399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14H14M06S" calcext:value-type="time">
            <text:p>14:14:06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504" calcext:value-type="float">
            <text:p>504</text:p>
          </table:table-cell>
          <table:table-cell table:style-name="ce10" table:formula="of:=VLOOKUP([.F1400];[$Клиенты.A:.D];4;0)" office:value-type="string" office:string-value="нет" calcext:value-type="string">
            <text:p>нет</text:p>
          </table:table-cell>
          <table:table-cell table:formula="of:=VLOOKUP([.E140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00" calcext:value-type="float">
            <text:p>1400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14H32M11S" calcext:value-type="time">
            <text:p>14:32:11</text:p>
          </table:table-cell>
          <table:table-cell table:style-name="ce9" office:value-type="float" office:value="44" calcext:value-type="float">
            <text:p>44</text:p>
          </table:table-cell>
          <table:table-cell table:style-name="ce11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table:style-name="ce10" table:formula="of:=VLOOKUP([.F1401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40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01" calcext:value-type="float">
            <text:p>1401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14H37M27S" calcext:value-type="time">
            <text:p>14:37:27</text:p>
          </table:table-cell>
          <table:table-cell table:style-name="ce9" office:value-type="float" office:value="18" calcext:value-type="float">
            <text:p>18</text:p>
          </table:table-cell>
          <table:table-cell table:style-name="ce11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table:style-name="ce10" table:formula="of:=VLOOKUP([.F1402];[$Клиенты.A:.D];4;0)" office:value-type="string" office:string-value="нет" calcext:value-type="string">
            <text:p>нет</text:p>
          </table:table-cell>
          <table:table-cell table:formula="of:=VLOOKUP([.E1402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02" calcext:value-type="float">
            <text:p>1402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14H45M23S" calcext:value-type="time">
            <text:p>14:45:23</text:p>
          </table:table-cell>
          <table:table-cell table:style-name="ce9" office:value-type="float" office:value="45" calcext:value-type="float">
            <text:p>45</text:p>
          </table:table-cell>
          <table:table-cell table:style-name="ce11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412" calcext:value-type="float">
            <text:p>412</text:p>
          </table:table-cell>
          <table:table-cell table:style-name="ce10" table:formula="of:=VLOOKUP([.F1403];[$Клиенты.A:.D];4;0)" office:value-type="string" office:string-value="нет" calcext:value-type="string">
            <text:p>нет</text:p>
          </table:table-cell>
          <table:table-cell table:formula="of:=VLOOKUP([.E140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03" calcext:value-type="float">
            <text:p>1403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15H06M12S" calcext:value-type="time">
            <text:p>15:06:12</text:p>
          </table:table-cell>
          <table:table-cell table:style-name="ce9" office:value-type="float" office:value="35" calcext:value-type="float">
            <text:p>35</text:p>
          </table:table-cell>
          <table:table-cell table:style-name="ce11" office:value-type="string" calcext:value-type="string">
            <text:p>A65</text:p>
          </table:table-cell>
          <table:table-cell office:value-type="float" office:value="15" calcext:value-type="float">
            <text:p>15</text:p>
          </table:table-cell>
          <table:table-cell office:value-type="float" office:value="408" calcext:value-type="float">
            <text:p>408</text:p>
          </table:table-cell>
          <table:table-cell table:style-name="ce10" table:formula="of:=VLOOKUP([.F1404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404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04" calcext:value-type="float">
            <text:p>1404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15H30M13S" calcext:value-type="time">
            <text:p>15:30:13</text:p>
          </table:table-cell>
          <table:table-cell table:style-name="ce9" office:value-type="float" office:value="9" calcext:value-type="float">
            <text:p>9</text:p>
          </table:table-cell>
          <table:table-cell table:style-name="ce11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 table:style-name="ce10" table:formula="of:=VLOOKUP([.F1405];[$Клиенты.A:.D];4;0)" office:value-type="string" office:string-value="нет" calcext:value-type="string">
            <text:p>нет</text:p>
          </table:table-cell>
          <table:table-cell table:formula="of:=VLOOKUP([.E1405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05" calcext:value-type="float">
            <text:p>1405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15H37M41S" calcext:value-type="time">
            <text:p>15:37:41</text:p>
          </table:table-cell>
          <table:table-cell table:style-name="ce9" office:value-type="float" office:value="48" calcext:value-type="float">
            <text:p>48</text:p>
          </table:table-cell>
          <table:table-cell table:style-name="ce11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568" calcext:value-type="float">
            <text:p>568</text:p>
          </table:table-cell>
          <table:table-cell table:style-name="ce10" table:formula="of:=VLOOKUP([.F1406];[$Клиенты.A:.D];4;0)" office:value-type="string" office:string-value="нет" calcext:value-type="string">
            <text:p>нет</text:p>
          </table:table-cell>
          <table:table-cell table:formula="of:=VLOOKUP([.E140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06" calcext:value-type="float">
            <text:p>1406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15H38M41S" calcext:value-type="time">
            <text:p>15:38:41</text:p>
          </table:table-cell>
          <table:table-cell table:style-name="ce9" office:value-type="float" office:value="38" calcext:value-type="float">
            <text:p>38</text:p>
          </table:table-cell>
          <table:table-cell table:style-name="ce11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  <table:table-cell table:style-name="ce10" table:formula="of:=VLOOKUP([.F1407];[$Клиенты.A:.D];4;0)" office:value-type="string" office:string-value="нет" calcext:value-type="string">
            <text:p>нет</text:p>
          </table:table-cell>
          <table:table-cell table:formula="of:=VLOOKUP([.E1407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07" calcext:value-type="float">
            <text:p>1407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15H48M23S" calcext:value-type="time">
            <text:p>15:48:23</text:p>
          </table:table-cell>
          <table:table-cell table:style-name="ce9" office:value-type="float" office:value="35" calcext:value-type="float">
            <text:p>35</text:p>
          </table:table-cell>
          <table:table-cell table:style-name="ce11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374" calcext:value-type="float">
            <text:p>374</text:p>
          </table:table-cell>
          <table:table-cell table:style-name="ce10" table:formula="of:=VLOOKUP([.F1408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408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08" calcext:value-type="float">
            <text:p>1408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15H53M25S" calcext:value-type="time">
            <text:p>15:53:25</text:p>
          </table:table-cell>
          <table:table-cell table:style-name="ce9" office:value-type="float" office:value="39" calcext:value-type="float">
            <text:p>39</text:p>
          </table:table-cell>
          <table:table-cell table:style-name="ce11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446" calcext:value-type="float">
            <text:p>446</text:p>
          </table:table-cell>
          <table:table-cell table:style-name="ce10" table:formula="of:=VLOOKUP([.F1409];[$Клиенты.A:.D];4;0)" office:value-type="string" office:string-value="нет" calcext:value-type="string">
            <text:p>нет</text:p>
          </table:table-cell>
          <table:table-cell table:formula="of:=VLOOKUP([.E1409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09" calcext:value-type="float">
            <text:p>1409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15H58M09S" calcext:value-type="time">
            <text:p>15:58:09</text:p>
          </table:table-cell>
          <table:table-cell table:style-name="ce9" office:value-type="float" office:value="43" calcext:value-type="float">
            <text:p>43</text:p>
          </table:table-cell>
          <table:table-cell table:style-name="ce11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523" calcext:value-type="float">
            <text:p>523</text:p>
          </table:table-cell>
          <table:table-cell table:style-name="ce10" table:formula="of:=VLOOKUP([.F1410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1410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10" calcext:value-type="float">
            <text:p>1410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15H59M55S" calcext:value-type="time">
            <text:p>15:59:55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style-name="ce10" table:formula="of:=VLOOKUP([.F1411];[$Клиенты.A:.D];4;0)" office:value-type="string" office:string-value="нет" calcext:value-type="string">
            <text:p>нет</text:p>
          </table:table-cell>
          <table:table-cell table:formula="of:=VLOOKUP([.E1411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11" calcext:value-type="float">
            <text:p>1411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17H02M16S" calcext:value-type="time">
            <text:p>17:02:16</text:p>
          </table:table-cell>
          <table:table-cell table:style-name="ce9" office:value-type="float" office:value="43" calcext:value-type="float">
            <text:p>43</text:p>
          </table:table-cell>
          <table:table-cell table:style-name="ce11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386" calcext:value-type="float">
            <text:p>386</text:p>
          </table:table-cell>
          <table:table-cell table:style-name="ce10" table:formula="of:=VLOOKUP([.F1412];[$Клиенты.A:.D];4;0)" office:value-type="string" office:string-value="нет" calcext:value-type="string">
            <text:p>нет</text:p>
          </table:table-cell>
          <table:table-cell table:formula="of:=VLOOKUP([.E1412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12" calcext:value-type="float">
            <text:p>1412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17H33M37S" calcext:value-type="time">
            <text:p>17:33:37</text:p>
          </table:table-cell>
          <table:table-cell table:style-name="ce9" office:value-type="float" office:value="43" calcext:value-type="float">
            <text:p>43</text:p>
          </table:table-cell>
          <table:table-cell table:style-name="ce11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394" calcext:value-type="float">
            <text:p>394</text:p>
          </table:table-cell>
          <table:table-cell table:style-name="ce10" table:formula="of:=VLOOKUP([.F1413];[$Клиенты.A:.D];4;0)" office:value-type="string" office:string-value="нет" calcext:value-type="string">
            <text:p>нет</text:p>
          </table:table-cell>
          <table:table-cell table:formula="of:=VLOOKUP([.E141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13" calcext:value-type="float">
            <text:p>1413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17H40M50S" calcext:value-type="time">
            <text:p>17:40:50</text:p>
          </table:table-cell>
          <table:table-cell table:style-name="ce9" office:value-type="float" office:value="42" calcext:value-type="float">
            <text:p>42</text:p>
          </table:table-cell>
          <table:table-cell table:style-name="ce11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table:style-name="ce10" table:formula="of:=VLOOKUP([.F1414];[$Клиенты.A:.D];4;0)" office:value-type="string" office:string-value="нет" calcext:value-type="string">
            <text:p>нет</text:p>
          </table:table-cell>
          <table:table-cell table:formula="of:=VLOOKUP([.E1414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14" calcext:value-type="float">
            <text:p>1414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17H57M12S" calcext:value-type="time">
            <text:p>17:57:12</text:p>
          </table:table-cell>
          <table:table-cell table:style-name="ce9" office:value-type="float" office:value="20" calcext:value-type="float">
            <text:p>20</text:p>
          </table:table-cell>
          <table:table-cell table:style-name="ce11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269" calcext:value-type="float">
            <text:p>269</text:p>
          </table:table-cell>
          <table:table-cell table:style-name="ce10" table:formula="of:=VLOOKUP([.F1415];[$Клиенты.A:.D];4;0)" office:value-type="string" office:string-value="нет" calcext:value-type="string">
            <text:p>нет</text:p>
          </table:table-cell>
          <table:table-cell table:formula="of:=VLOOKUP([.E1415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15" calcext:value-type="float">
            <text:p>1415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17H59M17S" calcext:value-type="time">
            <text:p>17:59:17</text:p>
          </table:table-cell>
          <table:table-cell table:style-name="ce9" office:value-type="float" office:value="20" calcext:value-type="float">
            <text:p>20</text:p>
          </table:table-cell>
          <table:table-cell table:style-name="ce11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188" calcext:value-type="float">
            <text:p>188</text:p>
          </table:table-cell>
          <table:table-cell table:style-name="ce10" table:formula="of:=VLOOKUP([.F1416];[$Клиенты.A:.D];4;0)" office:value-type="string" office:string-value="нет" calcext:value-type="string">
            <text:p>нет</text:p>
          </table:table-cell>
          <table:table-cell table:formula="of:=VLOOKUP([.E1416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16" calcext:value-type="float">
            <text:p>1416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18H25M29S" calcext:value-type="time">
            <text:p>18:25:29</text:p>
          </table:table-cell>
          <table:table-cell table:style-name="ce9" office:value-type="float" office:value="20" calcext:value-type="float">
            <text:p>20</text:p>
          </table:table-cell>
          <table:table-cell table:style-name="ce11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style-name="ce10" table:formula="of:=VLOOKUP([.F1417];[$Клиенты.A:.D];4;0)" office:value-type="string" office:string-value="нет" calcext:value-type="string">
            <text:p>нет</text:p>
          </table:table-cell>
          <table:table-cell table:formula="of:=VLOOKUP([.E141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17" calcext:value-type="float">
            <text:p>1417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18H29M13S" calcext:value-type="time">
            <text:p>18:29:13</text:p>
          </table:table-cell>
          <table:table-cell table:style-name="ce9" office:value-type="float" office:value="45" calcext:value-type="float">
            <text:p>45</text:p>
          </table:table-cell>
          <table:table-cell table:style-name="ce11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414" calcext:value-type="float">
            <text:p>414</text:p>
          </table:table-cell>
          <table:table-cell table:style-name="ce10" table:formula="of:=VLOOKUP([.F1418];[$Клиенты.A:.D];4;0)" office:value-type="string" office:string-value="нет" calcext:value-type="string">
            <text:p>нет</text:p>
          </table:table-cell>
          <table:table-cell table:formula="of:=VLOOKUP([.E1418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18" calcext:value-type="float">
            <text:p>1418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18H35M28S" calcext:value-type="time">
            <text:p>18:35:28</text:p>
          </table:table-cell>
          <table:table-cell table:style-name="ce9" office:value-type="float" office:value="21" calcext:value-type="float">
            <text:p>21</text:p>
          </table:table-cell>
          <table:table-cell table:style-name="ce11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195" calcext:value-type="float">
            <text:p>195</text:p>
          </table:table-cell>
          <table:table-cell table:style-name="ce10" table:formula="of:=VLOOKUP([.F1419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41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19" calcext:value-type="float">
            <text:p>1419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18H44M19S" calcext:value-type="time">
            <text:p>18:44:19</text:p>
          </table:table-cell>
          <table:table-cell table:style-name="ce9" office:value-type="float" office:value="39" calcext:value-type="float">
            <text:p>39</text:p>
          </table:table-cell>
          <table:table-cell table:style-name="ce11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397" calcext:value-type="float">
            <text:p>397</text:p>
          </table:table-cell>
          <table:table-cell table:style-name="ce10" table:formula="of:=VLOOKUP([.F1420];[$Клиенты.A:.D];4;0)" office:value-type="string" office:string-value="нет" calcext:value-type="string">
            <text:p>нет</text:p>
          </table:table-cell>
          <table:table-cell table:formula="of:=VLOOKUP([.E1420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20" calcext:value-type="float">
            <text:p>1420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18H54M34S" calcext:value-type="time">
            <text:p>18:54:34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table:style-name="ce10" table:formula="of:=VLOOKUP([.F1421];[$Клиенты.A:.D];4;0)" office:value-type="string" office:string-value="нет" calcext:value-type="string">
            <text:p>нет</text:p>
          </table:table-cell>
          <table:table-cell table:formula="of:=VLOOKUP([.E142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21" calcext:value-type="float">
            <text:p>1421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18H58M23S" calcext:value-type="time">
            <text:p>18:58:23</text:p>
          </table:table-cell>
          <table:table-cell table:style-name="ce9" office:value-type="float" office:value="17" calcext:value-type="float">
            <text:p>17</text:p>
          </table:table-cell>
          <table:table-cell table:style-name="ce11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224" calcext:value-type="float">
            <text:p>224</text:p>
          </table:table-cell>
          <table:table-cell table:style-name="ce10" table:formula="of:=VLOOKUP([.F1422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1422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22" calcext:value-type="float">
            <text:p>1422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18H59M23S" calcext:value-type="time">
            <text:p>18:59:23</text:p>
          </table:table-cell>
          <table:table-cell table:style-name="ce9" office:value-type="float" office:value="17" calcext:value-type="float">
            <text:p>17</text:p>
          </table:table-cell>
          <table:table-cell table:style-name="ce11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244" calcext:value-type="float">
            <text:p>244</text:p>
          </table:table-cell>
          <table:table-cell table:style-name="ce10" table:formula="of:=VLOOKUP([.F1423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423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23" calcext:value-type="float">
            <text:p>1423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19H12M51S" calcext:value-type="time">
            <text:p>19:12:51</text:p>
          </table:table-cell>
          <table:table-cell table:style-name="ce9" office:value-type="float" office:value="13" calcext:value-type="float">
            <text:p>13</text:p>
          </table:table-cell>
          <table:table-cell table:style-name="ce11" office:value-type="string" calcext:value-type="string">
            <text:p>A65</text:p>
          </table:table-cell>
          <table:table-cell office:value-type="float" office:value="15" calcext:value-type="float">
            <text:p>15</text:p>
          </table:table-cell>
          <table:table-cell office:value-type="float" office:value="189" calcext:value-type="float">
            <text:p>189</text:p>
          </table:table-cell>
          <table:table-cell table:style-name="ce10" table:formula="of:=VLOOKUP([.F1424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424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24" calcext:value-type="float">
            <text:p>1424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19H39M02S" calcext:value-type="time">
            <text:p>19:39:02</text:p>
          </table:table-cell>
          <table:table-cell table:style-name="ce9" office:value-type="float" office:value="36" calcext:value-type="float">
            <text:p>36</text:p>
          </table:table-cell>
          <table:table-cell table:style-name="ce11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448" calcext:value-type="float">
            <text:p>448</text:p>
          </table:table-cell>
          <table:table-cell table:style-name="ce10" table:formula="of:=VLOOKUP([.F1425];[$Клиенты.A:.D];4;0)" office:value-type="string" office:string-value="нет" calcext:value-type="string">
            <text:p>нет</text:p>
          </table:table-cell>
          <table:table-cell table:formula="of:=VLOOKUP([.E142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25" calcext:value-type="float">
            <text:p>1425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19H43M20S" calcext:value-type="time">
            <text:p>19:43:20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table:style-name="ce10" table:formula="of:=VLOOKUP([.F1426];[$Клиенты.A:.D];4;0)" office:value-type="string" office:string-value="нет" calcext:value-type="string">
            <text:p>нет</text:p>
          </table:table-cell>
          <table:table-cell table:formula="of:=VLOOKUP([.E142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26" calcext:value-type="float">
            <text:p>1426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21H01M27S" calcext:value-type="time">
            <text:p>21:01:27</text:p>
          </table:table-cell>
          <table:table-cell table:style-name="ce9" office:value-type="float" office:value="41" calcext:value-type="float">
            <text:p>41</text:p>
          </table:table-cell>
          <table:table-cell table:style-name="ce11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413" calcext:value-type="float">
            <text:p>413</text:p>
          </table:table-cell>
          <table:table-cell table:style-name="ce10" table:formula="of:=VLOOKUP([.F1427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1427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27" calcext:value-type="float">
            <text:p>1427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21H01M33S" calcext:value-type="time">
            <text:p>21:01:33</text:p>
          </table:table-cell>
          <table:table-cell table:style-name="ce9" office:value-type="float" office:value="24" calcext:value-type="float">
            <text:p>24</text:p>
          </table:table-cell>
          <table:table-cell table:style-name="ce11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324" calcext:value-type="float">
            <text:p>324</text:p>
          </table:table-cell>
          <table:table-cell table:style-name="ce10" table:formula="of:=VLOOKUP([.F1428];[$Клиенты.A:.D];4;0)" office:value-type="string" office:string-value="нет" calcext:value-type="string">
            <text:p>нет</text:p>
          </table:table-cell>
          <table:table-cell table:formula="of:=VLOOKUP([.E1428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28" calcext:value-type="float">
            <text:p>1428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21H06M05S" calcext:value-type="time">
            <text:p>21:06:05</text:p>
          </table:table-cell>
          <table:table-cell table:style-name="ce9" office:value-type="float" office:value="33" calcext:value-type="float">
            <text:p>33</text:p>
          </table:table-cell>
          <table:table-cell table:style-name="ce11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386" calcext:value-type="float">
            <text:p>386</text:p>
          </table:table-cell>
          <table:table-cell table:style-name="ce10" table:formula="of:=VLOOKUP([.F1429];[$Клиенты.A:.D];4;0)" office:value-type="string" office:string-value="нет" calcext:value-type="string">
            <text:p>нет</text:p>
          </table:table-cell>
          <table:table-cell table:formula="of:=VLOOKUP([.E142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29" calcext:value-type="float">
            <text:p>1429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21H11M42S" calcext:value-type="time">
            <text:p>21:11:42</text:p>
          </table:table-cell>
          <table:table-cell table:style-name="ce9" office:value-type="float" office:value="49" calcext:value-type="float">
            <text:p>49</text:p>
          </table:table-cell>
          <table:table-cell table:style-name="ce11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494" calcext:value-type="float">
            <text:p>494</text:p>
          </table:table-cell>
          <table:table-cell table:style-name="ce10" table:formula="of:=VLOOKUP([.F1430];[$Клиенты.A:.D];4;0)" office:value-type="string" office:string-value="нет" calcext:value-type="string">
            <text:p>нет</text:p>
          </table:table-cell>
          <table:table-cell table:formula="of:=VLOOKUP([.E143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30" calcext:value-type="float">
            <text:p>1430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21H16M40S" calcext:value-type="time">
            <text:p>21:16:40</text:p>
          </table:table-cell>
          <table:table-cell table:style-name="ce9" office:value-type="float" office:value="14" calcext:value-type="float">
            <text:p>14</text:p>
          </table:table-cell>
          <table:table-cell table:style-name="ce11" office:value-type="string" calcext:value-type="string">
            <text:p>A62</text:p>
          </table:table-cell>
          <table:table-cell office:value-type="float" office:value="15" calcext:value-type="float">
            <text:p>15</text:p>
          </table:table-cell>
          <table:table-cell office:value-type="float" office:value="160" calcext:value-type="float">
            <text:p>160</text:p>
          </table:table-cell>
          <table:table-cell table:style-name="ce10" table:formula="of:=VLOOKUP([.F1431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431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31" calcext:value-type="float">
            <text:p>1431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21H18M27S" calcext:value-type="time">
            <text:p>21:18:27</text:p>
          </table:table-cell>
          <table:table-cell table:style-name="ce9" office:value-type="float" office:value="44" calcext:value-type="float">
            <text:p>44</text:p>
          </table:table-cell>
          <table:table-cell table:style-name="ce11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498" calcext:value-type="float">
            <text:p>498</text:p>
          </table:table-cell>
          <table:table-cell table:style-name="ce10" table:formula="of:=VLOOKUP([.F1432];[$Клиенты.A:.D];4;0)" office:value-type="string" office:string-value="нет" calcext:value-type="string">
            <text:p>нет</text:p>
          </table:table-cell>
          <table:table-cell table:formula="of:=VLOOKUP([.E1432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32" calcext:value-type="float">
            <text:p>1432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21H20M39S" calcext:value-type="time">
            <text:p>21:20:39</text:p>
          </table:table-cell>
          <table:table-cell table:style-name="ce9" office:value-type="float" office:value="28" calcext:value-type="float">
            <text:p>28</text:p>
          </table:table-cell>
          <table:table-cell table:style-name="ce11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246" calcext:value-type="float">
            <text:p>246</text:p>
          </table:table-cell>
          <table:table-cell table:style-name="ce10" table:formula="of:=VLOOKUP([.F1433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43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33" calcext:value-type="float">
            <text:p>1433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21H33M29S" calcext:value-type="time">
            <text:p>21:33:29</text:p>
          </table:table-cell>
          <table:table-cell table:style-name="ce9" office:value-type="float" office:value="36" calcext:value-type="float">
            <text:p>36</text:p>
          </table:table-cell>
          <table:table-cell table:style-name="ce11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328" calcext:value-type="float">
            <text:p>328</text:p>
          </table:table-cell>
          <table:table-cell table:style-name="ce10" table:formula="of:=VLOOKUP([.F1434];[$Клиенты.A:.D];4;0)" office:value-type="string" office:string-value="нет" calcext:value-type="string">
            <text:p>нет</text:p>
          </table:table-cell>
          <table:table-cell table:formula="of:=VLOOKUP([.E143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34" calcext:value-type="float">
            <text:p>1434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21H38M22S" calcext:value-type="time">
            <text:p>21:38:22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440" calcext:value-type="float">
            <text:p>440</text:p>
          </table:table-cell>
          <table:table-cell table:style-name="ce10" table:formula="of:=VLOOKUP([.F1435];[$Клиенты.A:.D];4;0)" office:value-type="string" office:string-value="нет" calcext:value-type="string">
            <text:p>нет</text:p>
          </table:table-cell>
          <table:table-cell table:formula="of:=VLOOKUP([.E1435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35" calcext:value-type="float">
            <text:p>1435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21H42M48S" calcext:value-type="time">
            <text:p>21:42:48</text:p>
          </table:table-cell>
          <table:table-cell table:style-name="ce9" office:value-type="float" office:value="11" calcext:value-type="float">
            <text:p>11</text:p>
          </table:table-cell>
          <table:table-cell table:style-name="ce11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table:style-name="ce10" table:formula="of:=VLOOKUP([.F1436];[$Клиенты.A:.D];4;0)" office:value-type="string" office:string-value="нет" calcext:value-type="string">
            <text:p>нет</text:p>
          </table:table-cell>
          <table:table-cell table:formula="of:=VLOOKUP([.E1436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36" calcext:value-type="float">
            <text:p>1436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21H46M33S" calcext:value-type="time">
            <text:p>21:46:33</text:p>
          </table:table-cell>
          <table:table-cell table:style-name="ce9" office:value-type="float" office:value="34" calcext:value-type="float">
            <text:p>34</text:p>
          </table:table-cell>
          <table:table-cell table:style-name="ce11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420" calcext:value-type="float">
            <text:p>420</text:p>
          </table:table-cell>
          <table:table-cell table:style-name="ce10" table:formula="of:=VLOOKUP([.F1437];[$Клиенты.A:.D];4;0)" office:value-type="string" office:string-value="нет" calcext:value-type="string">
            <text:p>нет</text:p>
          </table:table-cell>
          <table:table-cell table:formula="of:=VLOOKUP([.E143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37" calcext:value-type="float">
            <text:p>1437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22H07M05S" calcext:value-type="time">
            <text:p>22:07:05</text:p>
          </table:table-cell>
          <table:table-cell table:style-name="ce9" office:value-type="float" office:value="21" calcext:value-type="float">
            <text:p>21</text:p>
          </table:table-cell>
          <table:table-cell table:style-name="ce11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267" calcext:value-type="float">
            <text:p>267</text:p>
          </table:table-cell>
          <table:table-cell table:style-name="ce10" table:formula="of:=VLOOKUP([.F1438];[$Клиенты.A:.D];4;0)" office:value-type="string" office:string-value="нет" calcext:value-type="string">
            <text:p>нет</text:p>
          </table:table-cell>
          <table:table-cell table:formula="of:=VLOOKUP([.E143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38" calcext:value-type="float">
            <text:p>1438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22H10M41S" calcext:value-type="time">
            <text:p>22:10:41</text:p>
          </table:table-cell>
          <table:table-cell table:style-name="ce9" office:value-type="float" office:value="12" calcext:value-type="float">
            <text:p>12</text:p>
          </table:table-cell>
          <table:table-cell table:style-name="ce11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table:style-name="ce10" table:formula="of:=VLOOKUP([.F1439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439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39" calcext:value-type="float">
            <text:p>1439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22H11M33S" calcext:value-type="time">
            <text:p>22:11:33</text:p>
          </table:table-cell>
          <table:table-cell table:style-name="ce9" office:value-type="float" office:value="23" calcext:value-type="float">
            <text:p>23</text:p>
          </table:table-cell>
          <table:table-cell table:style-name="ce11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276" calcext:value-type="float">
            <text:p>276</text:p>
          </table:table-cell>
          <table:table-cell table:style-name="ce10" table:formula="of:=VLOOKUP([.F1440];[$Клиенты.A:.D];4;0)" office:value-type="string" office:string-value="нет" calcext:value-type="string">
            <text:p>нет</text:p>
          </table:table-cell>
          <table:table-cell table:formula="of:=VLOOKUP([.E1440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40" calcext:value-type="float">
            <text:p>1440</text:p>
          </table:table-cell>
          <table:table-cell office:value-type="date" office:date-value="2025-06-24" calcext:value-type="date">
            <text:p>24.06.25</text:p>
          </table:table-cell>
          <table:table-cell table:style-name="ce8" office:value-type="time" office:time-value="PT22H54M48S" calcext:value-type="time">
            <text:p>22:54:48</text:p>
          </table:table-cell>
          <table:table-cell table:style-name="ce9" office:value-type="float" office:value="24" calcext:value-type="float">
            <text:p>24</text:p>
          </table:table-cell>
          <table:table-cell table:style-name="ce11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320" calcext:value-type="float">
            <text:p>320</text:p>
          </table:table-cell>
          <table:table-cell table:style-name="ce10" table:formula="of:=VLOOKUP([.F1441];[$Клиенты.A:.D];4;0)" office:value-type="string" office:string-value="нет" calcext:value-type="string">
            <text:p>нет</text:p>
          </table:table-cell>
          <table:table-cell table:formula="of:=VLOOKUP([.E1441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41" calcext:value-type="float">
            <text:p>1441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06H00M23S" calcext:value-type="time">
            <text:p>6:00:23</text:p>
          </table:table-cell>
          <table:table-cell table:style-name="ce9" office:value-type="float" office:value="28" calcext:value-type="float">
            <text:p>28</text:p>
          </table:table-cell>
          <table:table-cell table:style-name="ce11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table:style-name="ce10" table:formula="of:=VLOOKUP([.F1442];[$Клиенты.A:.D];4;0)" office:value-type="string" office:string-value="нет" calcext:value-type="string">
            <text:p>нет</text:p>
          </table:table-cell>
          <table:table-cell table:formula="of:=VLOOKUP([.E1442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42" calcext:value-type="float">
            <text:p>1442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06H03M37S" calcext:value-type="time">
            <text:p>6:03:37</text:p>
          </table:table-cell>
          <table:table-cell table:style-name="ce9" office:value-type="float" office:value="26" calcext:value-type="float">
            <text:p>26</text:p>
          </table:table-cell>
          <table:table-cell table:style-name="ce11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226" calcext:value-type="float">
            <text:p>226</text:p>
          </table:table-cell>
          <table:table-cell table:style-name="ce10" table:formula="of:=VLOOKUP([.F1443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44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43" calcext:value-type="float">
            <text:p>1443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06H21M29S" calcext:value-type="time">
            <text:p>6:21:29</text:p>
          </table:table-cell>
          <table:table-cell table:style-name="ce9" office:value-type="float" office:value="35" calcext:value-type="float">
            <text:p>35</text:p>
          </table:table-cell>
          <table:table-cell table:style-name="ce11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355" calcext:value-type="float">
            <text:p>355</text:p>
          </table:table-cell>
          <table:table-cell table:style-name="ce10" table:formula="of:=VLOOKUP([.F1444];[$Клиенты.A:.D];4;0)" office:value-type="string" office:string-value="нет" calcext:value-type="string">
            <text:p>нет</text:p>
          </table:table-cell>
          <table:table-cell table:formula="of:=VLOOKUP([.E144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44" calcext:value-type="float">
            <text:p>1444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07H20M06S" calcext:value-type="time">
            <text:p>7:20:06</text:p>
          </table:table-cell>
          <table:table-cell table:style-name="ce9" office:value-type="float" office:value="43" calcext:value-type="float">
            <text:p>43</text:p>
          </table:table-cell>
          <table:table-cell table:style-name="ce11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470" calcext:value-type="float">
            <text:p>470</text:p>
          </table:table-cell>
          <table:table-cell table:style-name="ce10" table:formula="of:=VLOOKUP([.F1445];[$Клиенты.A:.D];4;0)" office:value-type="string" office:string-value="нет" calcext:value-type="string">
            <text:p>нет</text:p>
          </table:table-cell>
          <table:table-cell table:formula="of:=VLOOKUP([.E144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45" calcext:value-type="float">
            <text:p>1445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07H23M55S" calcext:value-type="time">
            <text:p>7:23:55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string" calcext:value-type="string">
            <text:p>A65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table:style-name="ce10" table:formula="of:=VLOOKUP([.F1446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446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46" calcext:value-type="float">
            <text:p>1446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07H52M24S" calcext:value-type="time">
            <text:p>7:52:24</text:p>
          </table:table-cell>
          <table:table-cell table:style-name="ce9" office:value-type="float" office:value="21" calcext:value-type="float">
            <text:p>21</text:p>
          </table:table-cell>
          <table:table-cell table:style-name="ce11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253" calcext:value-type="float">
            <text:p>253</text:p>
          </table:table-cell>
          <table:table-cell table:style-name="ce10" table:formula="of:=VLOOKUP([.F1447];[$Клиенты.A:.D];4;0)" office:value-type="string" office:string-value="нет" calcext:value-type="string">
            <text:p>нет</text:p>
          </table:table-cell>
          <table:table-cell table:formula="of:=VLOOKUP([.E144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47" calcext:value-type="float">
            <text:p>1447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08H13M59S" calcext:value-type="time">
            <text:p>8:13:59</text:p>
          </table:table-cell>
          <table:table-cell table:style-name="ce9" office:value-type="float" office:value="24" calcext:value-type="float">
            <text:p>24</text:p>
          </table:table-cell>
          <table:table-cell table:style-name="ce11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264" calcext:value-type="float">
            <text:p>264</text:p>
          </table:table-cell>
          <table:table-cell table:style-name="ce10" table:formula="of:=VLOOKUP([.F1448];[$Клиенты.A:.D];4;0)" office:value-type="string" office:string-value="нет" calcext:value-type="string">
            <text:p>нет</text:p>
          </table:table-cell>
          <table:table-cell table:formula="of:=VLOOKUP([.E144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48" calcext:value-type="float">
            <text:p>1448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08H18M51S" calcext:value-type="time">
            <text:p>8:18:51</text:p>
          </table:table-cell>
          <table:table-cell table:style-name="ce9" office:value-type="float" office:value="45" calcext:value-type="float">
            <text:p>45</text:p>
          </table:table-cell>
          <table:table-cell table:style-name="ce11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420" calcext:value-type="float">
            <text:p>420</text:p>
          </table:table-cell>
          <table:table-cell table:style-name="ce10" table:formula="of:=VLOOKUP([.F1449];[$Клиенты.A:.D];4;0)" office:value-type="string" office:string-value="нет" calcext:value-type="string">
            <text:p>нет</text:p>
          </table:table-cell>
          <table:table-cell table:formula="of:=VLOOKUP([.E1449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49" calcext:value-type="float">
            <text:p>1449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08H22M59S" calcext:value-type="time">
            <text:p>8:22:59</text:p>
          </table:table-cell>
          <table:table-cell table:style-name="ce9" office:value-type="float" office:value="8" calcext:value-type="float">
            <text:p>8</text:p>
          </table:table-cell>
          <table:table-cell table:style-name="ce11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126" calcext:value-type="float">
            <text:p>126</text:p>
          </table:table-cell>
          <table:table-cell table:style-name="ce10" table:formula="of:=VLOOKUP([.F1450];[$Клиенты.A:.D];4;0)" office:value-type="string" office:string-value="нет" calcext:value-type="string">
            <text:p>нет</text:p>
          </table:table-cell>
          <table:table-cell table:formula="of:=VLOOKUP([.E1450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50" calcext:value-type="float">
            <text:p>1450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08H57M55S" calcext:value-type="time">
            <text:p>8:57:55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table:style-name="ce10" table:formula="of:=VLOOKUP([.F1451];[$Клиенты.A:.D];4;0)" office:value-type="string" office:string-value="нет" calcext:value-type="string">
            <text:p>нет</text:p>
          </table:table-cell>
          <table:table-cell table:formula="of:=VLOOKUP([.E1451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51" calcext:value-type="float">
            <text:p>1451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09H27M45S" calcext:value-type="time">
            <text:p>9:27:45</text:p>
          </table:table-cell>
          <table:table-cell table:style-name="ce9" office:value-type="float" office:value="48" calcext:value-type="float">
            <text:p>48</text:p>
          </table:table-cell>
          <table:table-cell table:style-name="ce11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377" calcext:value-type="float">
            <text:p>377</text:p>
          </table:table-cell>
          <table:table-cell table:style-name="ce10" table:formula="of:=VLOOKUP([.F1452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452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52" calcext:value-type="float">
            <text:p>1452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11H11M20S" calcext:value-type="time">
            <text:p>11:11:20</text:p>
          </table:table-cell>
          <table:table-cell table:style-name="ce9" office:value-type="float" office:value="45" calcext:value-type="float">
            <text:p>45</text:p>
          </table:table-cell>
          <table:table-cell table:style-name="ce11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363" calcext:value-type="float">
            <text:p>363</text:p>
          </table:table-cell>
          <table:table-cell table:style-name="ce10" table:formula="of:=VLOOKUP([.F1453];[$Клиенты.A:.D];4;0)" office:value-type="string" office:string-value="нет" calcext:value-type="string">
            <text:p>нет</text:p>
          </table:table-cell>
          <table:table-cell table:formula="of:=VLOOKUP([.E145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53" calcext:value-type="float">
            <text:p>1453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11H43M08S" calcext:value-type="time">
            <text:p>11:43:08</text:p>
          </table:table-cell>
          <table:table-cell table:style-name="ce9" office:value-type="float" office:value="38" calcext:value-type="float">
            <text:p>38</text:p>
          </table:table-cell>
          <table:table-cell table:style-name="ce11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316" calcext:value-type="float">
            <text:p>316</text:p>
          </table:table-cell>
          <table:table-cell table:style-name="ce10" table:formula="of:=VLOOKUP([.F1454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1454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54" calcext:value-type="float">
            <text:p>1454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11H51M11S" calcext:value-type="time">
            <text:p>11:51:11</text:p>
          </table:table-cell>
          <table:table-cell table:style-name="ce9" office:value-type="float" office:value="38" calcext:value-type="float">
            <text:p>38</text:p>
          </table:table-cell>
          <table:table-cell table:style-name="ce11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  <table:table-cell table:style-name="ce10" table:formula="of:=VLOOKUP([.F1455];[$Клиенты.A:.D];4;0)" office:value-type="string" office:string-value="нет" calcext:value-type="string">
            <text:p>нет</text:p>
          </table:table-cell>
          <table:table-cell table:formula="of:=VLOOKUP([.E145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55" calcext:value-type="float">
            <text:p>1455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11H52M58S" calcext:value-type="time">
            <text:p>11:52:58</text:p>
          </table:table-cell>
          <table:table-cell table:style-name="ce9" office:value-type="float" office:value="14" calcext:value-type="float">
            <text:p>14</text:p>
          </table:table-cell>
          <table:table-cell table:style-name="ce11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139" calcext:value-type="float">
            <text:p>139</text:p>
          </table:table-cell>
          <table:table-cell table:style-name="ce10" table:formula="of:=VLOOKUP([.F1456];[$Клиенты.A:.D];4;0)" office:value-type="string" office:string-value="нет" calcext:value-type="string">
            <text:p>нет</text:p>
          </table:table-cell>
          <table:table-cell table:formula="of:=VLOOKUP([.E1456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56" calcext:value-type="float">
            <text:p>1456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13H04M34S" calcext:value-type="time">
            <text:p>13:04:34</text:p>
          </table:table-cell>
          <table:table-cell table:style-name="ce9" office:value-type="float" office:value="26" calcext:value-type="float">
            <text:p>26</text:p>
          </table:table-cell>
          <table:table-cell table:style-name="ce11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249" calcext:value-type="float">
            <text:p>249</text:p>
          </table:table-cell>
          <table:table-cell table:style-name="ce10" table:formula="of:=VLOOKUP([.F1457];[$Клиенты.A:.D];4;0)" office:value-type="string" office:string-value="нет" calcext:value-type="string">
            <text:p>нет</text:p>
          </table:table-cell>
          <table:table-cell table:formula="of:=VLOOKUP([.E1457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57" calcext:value-type="float">
            <text:p>1457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13H12M23S" calcext:value-type="time">
            <text:p>13:12:23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312" calcext:value-type="float">
            <text:p>312</text:p>
          </table:table-cell>
          <table:table-cell table:style-name="ce10" table:formula="of:=VLOOKUP([.F1458];[$Клиенты.A:.D];4;0)" office:value-type="string" office:string-value="нет" calcext:value-type="string">
            <text:p>нет</text:p>
          </table:table-cell>
          <table:table-cell table:formula="of:=VLOOKUP([.E145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58" calcext:value-type="float">
            <text:p>1458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13H20M50S" calcext:value-type="time">
            <text:p>13:20:50</text:p>
          </table:table-cell>
          <table:table-cell table:style-name="ce9" office:value-type="float" office:value="25" calcext:value-type="float">
            <text:p>25</text:p>
          </table:table-cell>
          <table:table-cell table:style-name="ce11" office:value-type="string" calcext:value-type="string">
            <text:p>A57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table:style-name="ce10" table:formula="of:=VLOOKUP([.F1459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459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59" calcext:value-type="float">
            <text:p>1459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13H40M25S" calcext:value-type="time">
            <text:p>13:40:25</text:p>
          </table:table-cell>
          <table:table-cell table:style-name="ce9" office:value-type="float" office:value="39" calcext:value-type="float">
            <text:p>39</text:p>
          </table:table-cell>
          <table:table-cell table:style-name="ce11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330" calcext:value-type="float">
            <text:p>330</text:p>
          </table:table-cell>
          <table:table-cell table:style-name="ce10" table:formula="of:=VLOOKUP([.F1460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1460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60" calcext:value-type="float">
            <text:p>1460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13H59M59S" calcext:value-type="time">
            <text:p>13:59:59</text:p>
          </table:table-cell>
          <table:table-cell table:style-name="ce9" office:value-type="float" office:value="19" calcext:value-type="float">
            <text:p>19</text:p>
          </table:table-cell>
          <table:table-cell table:style-name="ce11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259" calcext:value-type="float">
            <text:p>259</text:p>
          </table:table-cell>
          <table:table-cell table:style-name="ce10" table:formula="of:=VLOOKUP([.F1461];[$Клиенты.A:.D];4;0)" office:value-type="string" office:string-value="нет" calcext:value-type="string">
            <text:p>нет</text:p>
          </table:table-cell>
          <table:table-cell table:formula="of:=VLOOKUP([.E146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61" calcext:value-type="float">
            <text:p>1461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14H06M19S" calcext:value-type="time">
            <text:p>14:06:19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346" calcext:value-type="float">
            <text:p>346</text:p>
          </table:table-cell>
          <table:table-cell table:style-name="ce10" table:formula="of:=VLOOKUP([.F1462];[$Клиенты.A:.D];4;0)" office:value-type="string" office:string-value="нет" calcext:value-type="string">
            <text:p>нет</text:p>
          </table:table-cell>
          <table:table-cell table:formula="of:=VLOOKUP([.E146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62" calcext:value-type="float">
            <text:p>1462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14H28M37S" calcext:value-type="time">
            <text:p>14:28:37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  <table:table-cell table:style-name="ce10" table:formula="of:=VLOOKUP([.F1463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46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63" calcext:value-type="float">
            <text:p>1463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14H39M55S" calcext:value-type="time">
            <text:p>14:39:55</text:p>
          </table:table-cell>
          <table:table-cell table:style-name="ce9" office:value-type="float" office:value="8" calcext:value-type="float">
            <text:p>8</text:p>
          </table:table-cell>
          <table:table-cell table:style-name="ce11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style-name="ce10" table:formula="of:=VLOOKUP([.F1464];[$Клиенты.A:.D];4;0)" office:value-type="string" office:string-value="нет" calcext:value-type="string">
            <text:p>нет</text:p>
          </table:table-cell>
          <table:table-cell table:formula="of:=VLOOKUP([.E1464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64" calcext:value-type="float">
            <text:p>1464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14H50M34S" calcext:value-type="time">
            <text:p>14:50:34</text:p>
          </table:table-cell>
          <table:table-cell table:style-name="ce9" office:value-type="float" office:value="26" calcext:value-type="float">
            <text:p>26</text:p>
          </table:table-cell>
          <table:table-cell table:style-name="ce11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table:style-name="ce10" table:formula="of:=VLOOKUP([.F1465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465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65" calcext:value-type="float">
            <text:p>1465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15H12M24S" calcext:value-type="time">
            <text:p>15:12:24</text:p>
          </table:table-cell>
          <table:table-cell table:style-name="ce9" office:value-type="float" office:value="33" calcext:value-type="float">
            <text:p>33</text:p>
          </table:table-cell>
          <table:table-cell table:style-name="ce11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354" calcext:value-type="float">
            <text:p>354</text:p>
          </table:table-cell>
          <table:table-cell table:style-name="ce10" table:formula="of:=VLOOKUP([.F1466];[$Клиенты.A:.D];4;0)" office:value-type="string" office:string-value="нет" calcext:value-type="string">
            <text:p>нет</text:p>
          </table:table-cell>
          <table:table-cell table:formula="of:=VLOOKUP([.E146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66" calcext:value-type="float">
            <text:p>1466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15H24M12S" calcext:value-type="time">
            <text:p>15:24:12</text:p>
          </table:table-cell>
          <table:table-cell table:style-name="ce9" office:value-type="float" office:value="6" calcext:value-type="float">
            <text:p>6</text:p>
          </table:table-cell>
          <table:table-cell table:style-name="ce11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table:style-name="ce10" table:formula="of:=VLOOKUP([.F1467];[$Клиенты.A:.D];4;0)" office:value-type="string" office:string-value="нет" calcext:value-type="string">
            <text:p>нет</text:p>
          </table:table-cell>
          <table:table-cell table:formula="of:=VLOOKUP([.E1467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67" calcext:value-type="float">
            <text:p>1467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15H38M09S" calcext:value-type="time">
            <text:p>15:38:09</text:p>
          </table:table-cell>
          <table:table-cell table:style-name="ce9" office:value-type="float" office:value="6" calcext:value-type="float">
            <text:p>6</text:p>
          </table:table-cell>
          <table:table-cell table:style-name="ce11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table:style-name="ce10" table:formula="of:=VLOOKUP([.F1468];[$Клиенты.A:.D];4;0)" office:value-type="string" office:string-value="нет" calcext:value-type="string">
            <text:p>нет</text:p>
          </table:table-cell>
          <table:table-cell table:formula="of:=VLOOKUP([.E1468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68" calcext:value-type="float">
            <text:p>1468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15H40M17S" calcext:value-type="time">
            <text:p>15:40:17</text:p>
          </table:table-cell>
          <table:table-cell table:style-name="ce9" office:value-type="float" office:value="16" calcext:value-type="float">
            <text:p>16</text:p>
          </table:table-cell>
          <table:table-cell table:style-name="ce11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table:style-name="ce10" table:formula="of:=VLOOKUP([.F1469];[$Клиенты.A:.D];4;0)" office:value-type="string" office:string-value="нет" calcext:value-type="string">
            <text:p>нет</text:p>
          </table:table-cell>
          <table:table-cell table:formula="of:=VLOOKUP([.E1469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69" calcext:value-type="float">
            <text:p>1469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15H42M20S" calcext:value-type="time">
            <text:p>15:42:20</text:p>
          </table:table-cell>
          <table:table-cell table:style-name="ce9" office:value-type="float" office:value="19" calcext:value-type="float">
            <text:p>19</text:p>
          </table:table-cell>
          <table:table-cell table:style-name="ce11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220" calcext:value-type="float">
            <text:p>220</text:p>
          </table:table-cell>
          <table:table-cell table:style-name="ce10" table:formula="of:=VLOOKUP([.F1470];[$Клиенты.A:.D];4;0)" office:value-type="string" office:string-value="нет" calcext:value-type="string">
            <text:p>нет</text:p>
          </table:table-cell>
          <table:table-cell table:formula="of:=VLOOKUP([.E147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70" calcext:value-type="float">
            <text:p>1470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15H51M40S" calcext:value-type="time">
            <text:p>15:51:40</text:p>
          </table:table-cell>
          <table:table-cell table:style-name="ce9" office:value-type="float" office:value="20" calcext:value-type="float">
            <text:p>20</text:p>
          </table:table-cell>
          <table:table-cell table:style-name="ce11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277" calcext:value-type="float">
            <text:p>277</text:p>
          </table:table-cell>
          <table:table-cell table:style-name="ce10" table:formula="of:=VLOOKUP([.F1471];[$Клиенты.A:.D];4;0)" office:value-type="string" office:string-value="нет" calcext:value-type="string">
            <text:p>нет</text:p>
          </table:table-cell>
          <table:table-cell table:formula="of:=VLOOKUP([.E1471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71" calcext:value-type="float">
            <text:p>1471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17H08M25S" calcext:value-type="time">
            <text:p>17:08:25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405" calcext:value-type="float">
            <text:p>405</text:p>
          </table:table-cell>
          <table:table-cell table:style-name="ce10" table:formula="of:=VLOOKUP([.F1472];[$Клиенты.A:.D];4;0)" office:value-type="string" office:string-value="нет" calcext:value-type="string">
            <text:p>нет</text:p>
          </table:table-cell>
          <table:table-cell table:formula="of:=VLOOKUP([.E1472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72" calcext:value-type="float">
            <text:p>1472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17H19M39S" calcext:value-type="time">
            <text:p>17:19:39</text:p>
          </table:table-cell>
          <table:table-cell table:style-name="ce9" office:value-type="float" office:value="23" calcext:value-type="float">
            <text:p>23</text:p>
          </table:table-cell>
          <table:table-cell table:style-name="ce11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234" calcext:value-type="float">
            <text:p>234</text:p>
          </table:table-cell>
          <table:table-cell table:style-name="ce10" table:formula="of:=VLOOKUP([.F1473];[$Клиенты.A:.D];4;0)" office:value-type="string" office:string-value="нет" calcext:value-type="string">
            <text:p>нет</text:p>
          </table:table-cell>
          <table:table-cell table:formula="of:=VLOOKUP([.E1473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73" calcext:value-type="float">
            <text:p>1473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17H28M22S" calcext:value-type="time">
            <text:p>17:28:22</text:p>
          </table:table-cell>
          <table:table-cell table:style-name="ce9" office:value-type="float" office:value="5" calcext:value-type="float">
            <text:p>5</text:p>
          </table:table-cell>
          <table:table-cell table:style-name="ce11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table:style-name="ce10" table:formula="of:=VLOOKUP([.F1474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474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74" calcext:value-type="float">
            <text:p>1474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18H35M53S" calcext:value-type="time">
            <text:p>18:35:53</text:p>
          </table:table-cell>
          <table:table-cell table:style-name="ce9" office:value-type="float" office:value="26" calcext:value-type="float">
            <text:p>26</text:p>
          </table:table-cell>
          <table:table-cell table:style-name="ce11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313" calcext:value-type="float">
            <text:p>313</text:p>
          </table:table-cell>
          <table:table-cell table:style-name="ce10" table:formula="of:=VLOOKUP([.F1475];[$Клиенты.A:.D];4;0)" office:value-type="string" office:string-value="нет" calcext:value-type="string">
            <text:p>нет</text:p>
          </table:table-cell>
          <table:table-cell table:formula="of:=VLOOKUP([.E147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75" calcext:value-type="float">
            <text:p>1475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18H37M41S" calcext:value-type="time">
            <text:p>18:37:41</text:p>
          </table:table-cell>
          <table:table-cell table:style-name="ce9" office:value-type="float" office:value="9" calcext:value-type="float">
            <text:p>9</text:p>
          </table:table-cell>
          <table:table-cell table:style-name="ce11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146" calcext:value-type="float">
            <text:p>146</text:p>
          </table:table-cell>
          <table:table-cell table:style-name="ce10" table:formula="of:=VLOOKUP([.F1476];[$Клиенты.A:.D];4;0)" office:value-type="string" office:string-value="нет" calcext:value-type="string">
            <text:p>нет</text:p>
          </table:table-cell>
          <table:table-cell table:formula="of:=VLOOKUP([.E147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76" calcext:value-type="float">
            <text:p>1476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18H40M50S" calcext:value-type="time">
            <text:p>18:40:50</text:p>
          </table:table-cell>
          <table:table-cell table:style-name="ce9" office:value-type="float" office:value="35" calcext:value-type="float">
            <text:p>35</text:p>
          </table:table-cell>
          <table:table-cell table:style-name="ce11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298" calcext:value-type="float">
            <text:p>298</text:p>
          </table:table-cell>
          <table:table-cell table:style-name="ce10" table:formula="of:=VLOOKUP([.F1477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1477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77" calcext:value-type="float">
            <text:p>1477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18H44M55S" calcext:value-type="time">
            <text:p>18:44:55</text:p>
          </table:table-cell>
          <table:table-cell table:style-name="ce9" office:value-type="float" office:value="47" calcext:value-type="float">
            <text:p>47</text:p>
          </table:table-cell>
          <table:table-cell table:style-name="ce11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466" calcext:value-type="float">
            <text:p>466</text:p>
          </table:table-cell>
          <table:table-cell table:style-name="ce10" table:formula="of:=VLOOKUP([.F1478];[$Клиенты.A:.D];4;0)" office:value-type="string" office:string-value="нет" calcext:value-type="string">
            <text:p>нет</text:p>
          </table:table-cell>
          <table:table-cell table:formula="of:=VLOOKUP([.E1478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78" calcext:value-type="float">
            <text:p>1478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18H46M08S" calcext:value-type="time">
            <text:p>18:46:08</text:p>
          </table:table-cell>
          <table:table-cell table:style-name="ce9" office:value-type="float" office:value="9" calcext:value-type="float">
            <text:p>9</text:p>
          </table:table-cell>
          <table:table-cell table:style-name="ce11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table:style-name="ce10" table:formula="of:=VLOOKUP([.F1479];[$Клиенты.A:.D];4;0)" office:value-type="string" office:string-value="нет" calcext:value-type="string">
            <text:p>нет</text:p>
          </table:table-cell>
          <table:table-cell table:formula="of:=VLOOKUP([.E1479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79" calcext:value-type="float">
            <text:p>1479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18H52M51S" calcext:value-type="time">
            <text:p>18:52:51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353" calcext:value-type="float">
            <text:p>353</text:p>
          </table:table-cell>
          <table:table-cell table:style-name="ce10" table:formula="of:=VLOOKUP([.F1480];[$Клиенты.A:.D];4;0)" office:value-type="string" office:string-value="нет" calcext:value-type="string">
            <text:p>нет</text:p>
          </table:table-cell>
          <table:table-cell table:formula="of:=VLOOKUP([.E148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80" calcext:value-type="float">
            <text:p>1480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18H57M33S" calcext:value-type="time">
            <text:p>18:57:33</text:p>
          </table:table-cell>
          <table:table-cell table:style-name="ce9" office:value-type="float" office:value="31" calcext:value-type="float">
            <text:p>31</text:p>
          </table:table-cell>
          <table:table-cell table:style-name="ce11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395" calcext:value-type="float">
            <text:p>395</text:p>
          </table:table-cell>
          <table:table-cell table:style-name="ce10" table:formula="of:=VLOOKUP([.F1481];[$Клиенты.A:.D];4;0)" office:value-type="string" office:string-value="нет" calcext:value-type="string">
            <text:p>нет</text:p>
          </table:table-cell>
          <table:table-cell table:formula="of:=VLOOKUP([.E148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81" calcext:value-type="float">
            <text:p>1481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19H01M04S" calcext:value-type="time">
            <text:p>19:01:04</text:p>
          </table:table-cell>
          <table:table-cell table:style-name="ce9" office:value-type="float" office:value="24" calcext:value-type="float">
            <text:p>24</text:p>
          </table:table-cell>
          <table:table-cell table:style-name="ce11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288" calcext:value-type="float">
            <text:p>288</text:p>
          </table:table-cell>
          <table:table-cell table:style-name="ce10" table:formula="of:=VLOOKUP([.F1482];[$Клиенты.A:.D];4;0)" office:value-type="string" office:string-value="нет" calcext:value-type="string">
            <text:p>нет</text:p>
          </table:table-cell>
          <table:table-cell table:formula="of:=VLOOKUP([.E148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82" calcext:value-type="float">
            <text:p>1482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19H04M25S" calcext:value-type="time">
            <text:p>19:04:25</text:p>
          </table:table-cell>
          <table:table-cell table:style-name="ce9" office:value-type="float" office:value="49" calcext:value-type="float">
            <text:p>49</text:p>
          </table:table-cell>
          <table:table-cell table:style-name="ce11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533" calcext:value-type="float">
            <text:p>533</text:p>
          </table:table-cell>
          <table:table-cell table:style-name="ce10" table:formula="of:=VLOOKUP([.F1483];[$Клиенты.A:.D];4;0)" office:value-type="string" office:string-value="нет" calcext:value-type="string">
            <text:p>нет</text:p>
          </table:table-cell>
          <table:table-cell table:formula="of:=VLOOKUP([.E148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83" calcext:value-type="float">
            <text:p>1483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19H39M31S" calcext:value-type="time">
            <text:p>19:39:31</text:p>
          </table:table-cell>
          <table:table-cell table:style-name="ce9" office:value-type="float" office:value="13" calcext:value-type="float">
            <text:p>13</text:p>
          </table:table-cell>
          <table:table-cell table:style-name="ce11" office:value-type="string" calcext:value-type="string">
            <text:p>A63</text:p>
          </table:table-cell>
          <table:table-cell office:value-type="float" office:value="15" calcext:value-type="float">
            <text:p>15</text:p>
          </table:table-cell>
          <table:table-cell office:value-type="float" office:value="171" calcext:value-type="float">
            <text:p>171</text:p>
          </table:table-cell>
          <table:table-cell table:style-name="ce10" table:formula="of:=VLOOKUP([.F1484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484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84" calcext:value-type="float">
            <text:p>1484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19H40M07S" calcext:value-type="time">
            <text:p>19:40:07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545" calcext:value-type="float">
            <text:p>545</text:p>
          </table:table-cell>
          <table:table-cell table:style-name="ce10" table:formula="of:=VLOOKUP([.F1485];[$Клиенты.A:.D];4;0)" office:value-type="string" office:string-value="нет" calcext:value-type="string">
            <text:p>нет</text:p>
          </table:table-cell>
          <table:table-cell table:formula="of:=VLOOKUP([.E1485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85" calcext:value-type="float">
            <text:p>1485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19H47M20S" calcext:value-type="time">
            <text:p>19:47:20</text:p>
          </table:table-cell>
          <table:table-cell table:style-name="ce9" office:value-type="float" office:value="7" calcext:value-type="float">
            <text:p>7</text:p>
          </table:table-cell>
          <table:table-cell table:style-name="ce11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table:style-name="ce10" table:formula="of:=VLOOKUP([.F1486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48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86" calcext:value-type="float">
            <text:p>1486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21H05M02S" calcext:value-type="time">
            <text:p>21:05:02</text:p>
          </table:table-cell>
          <table:table-cell table:style-name="ce9" office:value-type="float" office:value="18" calcext:value-type="float">
            <text:p>18</text:p>
          </table:table-cell>
          <table:table-cell table:style-name="ce11" office:value-type="string" calcext:value-type="string">
            <text:p>A60</text:p>
          </table:table-cell>
          <table:table-cell office:value-type="float" office:value="15" calcext:value-type="float">
            <text:p>15</text:p>
          </table:table-cell>
          <table:table-cell office:value-type="float" office:value="167" calcext:value-type="float">
            <text:p>167</text:p>
          </table:table-cell>
          <table:table-cell table:style-name="ce10" table:formula="of:=VLOOKUP([.F1487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487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87" calcext:value-type="float">
            <text:p>1487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21H19M06S" calcext:value-type="time">
            <text:p>21:19:06</text:p>
          </table:table-cell>
          <table:table-cell table:style-name="ce9" office:value-type="float" office:value="25" calcext:value-type="float">
            <text:p>25</text:p>
          </table:table-cell>
          <table:table-cell table:style-name="ce11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331" calcext:value-type="float">
            <text:p>331</text:p>
          </table:table-cell>
          <table:table-cell table:style-name="ce10" table:formula="of:=VLOOKUP([.F1488];[$Клиенты.A:.D];4;0)" office:value-type="string" office:string-value="нет" calcext:value-type="string">
            <text:p>нет</text:p>
          </table:table-cell>
          <table:table-cell table:formula="of:=VLOOKUP([.E148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88" calcext:value-type="float">
            <text:p>1488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21H34M26S" calcext:value-type="time">
            <text:p>21:34:26</text:p>
          </table:table-cell>
          <table:table-cell table:style-name="ce9" office:value-type="float" office:value="16" calcext:value-type="float">
            <text:p>16</text:p>
          </table:table-cell>
          <table:table-cell table:style-name="ce11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193" calcext:value-type="float">
            <text:p>193</text:p>
          </table:table-cell>
          <table:table-cell table:style-name="ce10" table:formula="of:=VLOOKUP([.F1489];[$Клиенты.A:.D];4;0)" office:value-type="string" office:string-value="нет" calcext:value-type="string">
            <text:p>нет</text:p>
          </table:table-cell>
          <table:table-cell table:formula="of:=VLOOKUP([.E1489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89" calcext:value-type="float">
            <text:p>1489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21H37M49S" calcext:value-type="time">
            <text:p>21:37:49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style-name="ce10" table:formula="of:=VLOOKUP([.F1490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490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90" calcext:value-type="float">
            <text:p>1490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21H49M10S" calcext:value-type="time">
            <text:p>21:49:10</text:p>
          </table:table-cell>
          <table:table-cell table:style-name="ce9" office:value-type="float" office:value="5" calcext:value-type="float">
            <text:p>5</text:p>
          </table:table-cell>
          <table:table-cell table:style-name="ce11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style-name="ce10" table:formula="of:=VLOOKUP([.F1491];[$Клиенты.A:.D];4;0)" office:value-type="string" office:string-value="нет" calcext:value-type="string">
            <text:p>нет</text:p>
          </table:table-cell>
          <table:table-cell table:formula="of:=VLOOKUP([.E1491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91" calcext:value-type="float">
            <text:p>1491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21H50M07S" calcext:value-type="time">
            <text:p>21:50:07</text:p>
          </table:table-cell>
          <table:table-cell table:style-name="ce9" office:value-type="float" office:value="49" calcext:value-type="float">
            <text:p>49</text:p>
          </table:table-cell>
          <table:table-cell table:style-name="ce11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447" calcext:value-type="float">
            <text:p>447</text:p>
          </table:table-cell>
          <table:table-cell table:style-name="ce10" table:formula="of:=VLOOKUP([.F1492];[$Клиенты.A:.D];4;0)" office:value-type="string" office:string-value="нет" calcext:value-type="string">
            <text:p>нет</text:p>
          </table:table-cell>
          <table:table-cell table:formula="of:=VLOOKUP([.E1492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92" calcext:value-type="float">
            <text:p>1492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21H53M47S" calcext:value-type="time">
            <text:p>21:53:47</text:p>
          </table:table-cell>
          <table:table-cell table:style-name="ce9" office:value-type="float" office:value="12" calcext:value-type="float">
            <text:p>12</text:p>
          </table:table-cell>
          <table:table-cell table:style-name="ce11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132" calcext:value-type="float">
            <text:p>132</text:p>
          </table:table-cell>
          <table:table-cell table:style-name="ce10" table:formula="of:=VLOOKUP([.F1493];[$Клиенты.A:.D];4;0)" office:value-type="string" office:string-value="нет" calcext:value-type="string">
            <text:p>нет</text:p>
          </table:table-cell>
          <table:table-cell table:formula="of:=VLOOKUP([.E1493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93" calcext:value-type="float">
            <text:p>1493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21H56M23S" calcext:value-type="time">
            <text:p>21:56:23</text:p>
          </table:table-cell>
          <table:table-cell table:style-name="ce9" office:value-type="float" office:value="6" calcext:value-type="float">
            <text:p>6</text:p>
          </table:table-cell>
          <table:table-cell table:style-name="ce11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table:style-name="ce10" table:formula="of:=VLOOKUP([.F1494];[$Клиенты.A:.D];4;0)" office:value-type="string" office:string-value="нет" calcext:value-type="string">
            <text:p>нет</text:p>
          </table:table-cell>
          <table:table-cell table:formula="of:=VLOOKUP([.E1494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94" calcext:value-type="float">
            <text:p>1494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21H57M11S" calcext:value-type="time">
            <text:p>21:57:11</text:p>
          </table:table-cell>
          <table:table-cell table:style-name="ce9" office:value-type="float" office:value="29" calcext:value-type="float">
            <text:p>29</text:p>
          </table:table-cell>
          <table:table-cell table:style-name="ce11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334" calcext:value-type="float">
            <text:p>334</text:p>
          </table:table-cell>
          <table:table-cell table:style-name="ce10" table:formula="of:=VLOOKUP([.F1495];[$Клиенты.A:.D];4;0)" office:value-type="string" office:string-value="нет" calcext:value-type="string">
            <text:p>нет</text:p>
          </table:table-cell>
          <table:table-cell table:formula="of:=VLOOKUP([.E1495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95" calcext:value-type="float">
            <text:p>1495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22H05M42S" calcext:value-type="time">
            <text:p>22:05:42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504" calcext:value-type="float">
            <text:p>504</text:p>
          </table:table-cell>
          <table:table-cell table:style-name="ce10" table:formula="of:=VLOOKUP([.F1496];[$Клиенты.A:.D];4;0)" office:value-type="string" office:string-value="нет" calcext:value-type="string">
            <text:p>нет</text:p>
          </table:table-cell>
          <table:table-cell table:formula="of:=VLOOKUP([.E149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96" calcext:value-type="float">
            <text:p>1496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22H07M26S" calcext:value-type="time">
            <text:p>22:07:26</text:p>
          </table:table-cell>
          <table:table-cell table:style-name="ce9" office:value-type="float" office:value="43" calcext:value-type="float">
            <text:p>43</text:p>
          </table:table-cell>
          <table:table-cell table:style-name="ce11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470" calcext:value-type="float">
            <text:p>470</text:p>
          </table:table-cell>
          <table:table-cell table:style-name="ce10" table:formula="of:=VLOOKUP([.F1497];[$Клиенты.A:.D];4;0)" office:value-type="string" office:string-value="нет" calcext:value-type="string">
            <text:p>нет</text:p>
          </table:table-cell>
          <table:table-cell table:formula="of:=VLOOKUP([.E149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97" calcext:value-type="float">
            <text:p>1497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22H21M54S" calcext:value-type="time">
            <text:p>22:21:54</text:p>
          </table:table-cell>
          <table:table-cell table:style-name="ce9" office:value-type="float" office:value="24" calcext:value-type="float">
            <text:p>24</text:p>
          </table:table-cell>
          <table:table-cell table:style-name="ce11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315" calcext:value-type="float">
            <text:p>315</text:p>
          </table:table-cell>
          <table:table-cell table:style-name="ce10" table:formula="of:=VLOOKUP([.F1498];[$Клиенты.A:.D];4;0)" office:value-type="string" office:string-value="нет" calcext:value-type="string">
            <text:p>нет</text:p>
          </table:table-cell>
          <table:table-cell table:formula="of:=VLOOKUP([.E1498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98" calcext:value-type="float">
            <text:p>1498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22H24M44S" calcext:value-type="time">
            <text:p>22:24:44</text:p>
          </table:table-cell>
          <table:table-cell table:style-name="ce9" office:value-type="float" office:value="47" calcext:value-type="float">
            <text:p>47</text:p>
          </table:table-cell>
          <table:table-cell table:style-name="ce11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527" calcext:value-type="float">
            <text:p>527</text:p>
          </table:table-cell>
          <table:table-cell table:style-name="ce10" table:formula="of:=VLOOKUP([.F1499];[$Клиенты.A:.D];4;0)" office:value-type="string" office:string-value="нет" calcext:value-type="string">
            <text:p>нет</text:p>
          </table:table-cell>
          <table:table-cell table:formula="of:=VLOOKUP([.E149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499" calcext:value-type="float">
            <text:p>1499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22H29M35S" calcext:value-type="time">
            <text:p>22:29:35</text:p>
          </table:table-cell>
          <table:table-cell table:style-name="ce9" office:value-type="float" office:value="36" calcext:value-type="float">
            <text:p>36</text:p>
          </table:table-cell>
          <table:table-cell table:style-name="ce11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297" calcext:value-type="float">
            <text:p>297</text:p>
          </table:table-cell>
          <table:table-cell table:style-name="ce10" table:formula="of:=VLOOKUP([.F1500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50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00" calcext:value-type="float">
            <text:p>1500</text:p>
          </table:table-cell>
          <table:table-cell office:value-type="date" office:date-value="2025-06-25" calcext:value-type="date">
            <text:p>25.06.25</text:p>
          </table:table-cell>
          <table:table-cell table:style-name="ce8" office:value-type="time" office:time-value="PT22H49M08S" calcext:value-type="time">
            <text:p>22:49:08</text:p>
          </table:table-cell>
          <table:table-cell table:style-name="ce9" office:value-type="float" office:value="21" calcext:value-type="float">
            <text:p>21</text:p>
          </table:table-cell>
          <table:table-cell table:style-name="ce11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269" calcext:value-type="float">
            <text:p>269</text:p>
          </table:table-cell>
          <table:table-cell table:style-name="ce10" table:formula="of:=VLOOKUP([.F1501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1501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01" calcext:value-type="float">
            <text:p>1501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06H11M48S" calcext:value-type="time">
            <text:p>6:11:48</text:p>
          </table:table-cell>
          <table:table-cell table:style-name="ce9" office:value-type="float" office:value="43" calcext:value-type="float">
            <text:p>43</text:p>
          </table:table-cell>
          <table:table-cell table:style-name="ce11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528" calcext:value-type="float">
            <text:p>528</text:p>
          </table:table-cell>
          <table:table-cell table:style-name="ce10" table:formula="of:=VLOOKUP([.F1502];[$Клиенты.A:.D];4;0)" office:value-type="string" office:string-value="нет" calcext:value-type="string">
            <text:p>нет</text:p>
          </table:table-cell>
          <table:table-cell table:formula="of:=VLOOKUP([.E150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02" calcext:value-type="float">
            <text:p>1502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07H23M01S" calcext:value-type="time">
            <text:p>7:23:01</text:p>
          </table:table-cell>
          <table:table-cell table:style-name="ce9" office:value-type="float" office:value="26" calcext:value-type="float">
            <text:p>26</text:p>
          </table:table-cell>
          <table:table-cell table:style-name="ce11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253" calcext:value-type="float">
            <text:p>253</text:p>
          </table:table-cell>
          <table:table-cell table:style-name="ce10" table:formula="of:=VLOOKUP([.F1503];[$Клиенты.A:.D];4;0)" office:value-type="string" office:string-value="нет" calcext:value-type="string">
            <text:p>нет</text:p>
          </table:table-cell>
          <table:table-cell table:formula="of:=VLOOKUP([.E1503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03" calcext:value-type="float">
            <text:p>1503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07H31M03S" calcext:value-type="time">
            <text:p>7:31:03</text:p>
          </table:table-cell>
          <table:table-cell table:style-name="ce9" office:value-type="float" office:value="9" calcext:value-type="float">
            <text:p>9</text:p>
          </table:table-cell>
          <table:table-cell table:style-name="ce11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table:style-name="ce10" table:formula="of:=VLOOKUP([.F1504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504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04" calcext:value-type="float">
            <text:p>1504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07H47M10S" calcext:value-type="time">
            <text:p>7:47:10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372" calcext:value-type="float">
            <text:p>372</text:p>
          </table:table-cell>
          <table:table-cell table:style-name="ce10" table:formula="of:=VLOOKUP([.F1505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1505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05" calcext:value-type="float">
            <text:p>1505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07H51M55S" calcext:value-type="time">
            <text:p>7:51:55</text:p>
          </table:table-cell>
          <table:table-cell table:style-name="ce9" office:value-type="float" office:value="39" calcext:value-type="float">
            <text:p>39</text:p>
          </table:table-cell>
          <table:table-cell table:style-name="ce11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482" calcext:value-type="float">
            <text:p>482</text:p>
          </table:table-cell>
          <table:table-cell table:style-name="ce10" table:formula="of:=VLOOKUP([.F1506];[$Клиенты.A:.D];4;0)" office:value-type="string" office:string-value="нет" calcext:value-type="string">
            <text:p>нет</text:p>
          </table:table-cell>
          <table:table-cell table:formula="of:=VLOOKUP([.E1506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06" calcext:value-type="float">
            <text:p>1506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08H12M28S" calcext:value-type="time">
            <text:p>8:12:28</text:p>
          </table:table-cell>
          <table:table-cell table:style-name="ce9" office:value-type="float" office:value="24" calcext:value-type="float">
            <text:p>24</text:p>
          </table:table-cell>
          <table:table-cell table:style-name="ce11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table:style-name="ce10" table:formula="of:=VLOOKUP([.F1507];[$Клиенты.A:.D];4;0)" office:value-type="string" office:string-value="нет" calcext:value-type="string">
            <text:p>нет</text:p>
          </table:table-cell>
          <table:table-cell table:formula="of:=VLOOKUP([.E1507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07" calcext:value-type="float">
            <text:p>1507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08H30M00S" calcext:value-type="time">
            <text:p>8:30:00</text:p>
          </table:table-cell>
          <table:table-cell table:style-name="ce9" office:value-type="float" office:value="8" calcext:value-type="float">
            <text:p>8</text:p>
          </table:table-cell>
          <table:table-cell table:style-name="ce11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123" calcext:value-type="float">
            <text:p>123</text:p>
          </table:table-cell>
          <table:table-cell table:style-name="ce10" table:formula="of:=VLOOKUP([.F1508];[$Клиенты.A:.D];4;0)" office:value-type="string" office:string-value="нет" calcext:value-type="string">
            <text:p>нет</text:p>
          </table:table-cell>
          <table:table-cell table:formula="of:=VLOOKUP([.E1508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08" calcext:value-type="float">
            <text:p>1508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08H41M52S" calcext:value-type="time">
            <text:p>8:41:52</text:p>
          </table:table-cell>
          <table:table-cell table:style-name="ce9" office:value-type="float" office:value="27" calcext:value-type="float">
            <text:p>27</text:p>
          </table:table-cell>
          <table:table-cell table:style-name="ce11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288" calcext:value-type="float">
            <text:p>288</text:p>
          </table:table-cell>
          <table:table-cell table:style-name="ce10" table:formula="of:=VLOOKUP([.F1509];[$Клиенты.A:.D];4;0)" office:value-type="string" office:string-value="нет" calcext:value-type="string">
            <text:p>нет</text:p>
          </table:table-cell>
          <table:table-cell table:formula="of:=VLOOKUP([.E150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09" calcext:value-type="float">
            <text:p>1509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08H44M41S" calcext:value-type="time">
            <text:p>8:44:41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string" calcext:value-type="string">
            <text:p>A62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style-name="ce10" table:formula="of:=VLOOKUP([.F1510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510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10" calcext:value-type="float">
            <text:p>1510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08H45M08S" calcext:value-type="time">
            <text:p>8:45:08</text:p>
          </table:table-cell>
          <table:table-cell table:style-name="ce9" office:value-type="float" office:value="47" calcext:value-type="float">
            <text:p>47</text:p>
          </table:table-cell>
          <table:table-cell table:style-name="ce11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373" calcext:value-type="float">
            <text:p>373</text:p>
          </table:table-cell>
          <table:table-cell table:style-name="ce10" table:formula="of:=VLOOKUP([.F1511];[$Клиенты.A:.D];4;0)" office:value-type="string" office:string-value="нет" calcext:value-type="string">
            <text:p>нет</text:p>
          </table:table-cell>
          <table:table-cell table:formula="of:=VLOOKUP([.E151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11" calcext:value-type="float">
            <text:p>1511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09H40M51S" calcext:value-type="time">
            <text:p>9:40:51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371" calcext:value-type="float">
            <text:p>371</text:p>
          </table:table-cell>
          <table:table-cell table:style-name="ce10" table:formula="of:=VLOOKUP([.F1512];[$Клиенты.A:.D];4;0)" office:value-type="string" office:string-value="нет" calcext:value-type="string">
            <text:p>нет</text:p>
          </table:table-cell>
          <table:table-cell table:formula="of:=VLOOKUP([.E151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12" calcext:value-type="float">
            <text:p>1512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11H02M33S" calcext:value-type="time">
            <text:p>11:02:33</text:p>
          </table:table-cell>
          <table:table-cell table:style-name="ce9" office:value-type="float" office:value="35" calcext:value-type="float">
            <text:p>35</text:p>
          </table:table-cell>
          <table:table-cell table:style-name="ce11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table:style-name="ce10" table:formula="of:=VLOOKUP([.F1513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51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13" calcext:value-type="float">
            <text:p>1513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11H14M57S" calcext:value-type="time">
            <text:p>11:14:57</text:p>
          </table:table-cell>
          <table:table-cell table:style-name="ce9" office:value-type="float" office:value="23" calcext:value-type="float">
            <text:p>23</text:p>
          </table:table-cell>
          <table:table-cell table:style-name="ce11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301" calcext:value-type="float">
            <text:p>301</text:p>
          </table:table-cell>
          <table:table-cell table:style-name="ce10" table:formula="of:=VLOOKUP([.F1514];[$Клиенты.A:.D];4;0)" office:value-type="string" office:string-value="нет" calcext:value-type="string">
            <text:p>нет</text:p>
          </table:table-cell>
          <table:table-cell table:formula="of:=VLOOKUP([.E1514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14" calcext:value-type="float">
            <text:p>1514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11H35M51S" calcext:value-type="time">
            <text:p>11:35:51</text:p>
          </table:table-cell>
          <table:table-cell table:style-name="ce9" office:value-type="float" office:value="22" calcext:value-type="float">
            <text:p>22</text:p>
          </table:table-cell>
          <table:table-cell table:style-name="ce11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table:style-name="ce10" table:formula="of:=VLOOKUP([.F1515];[$Клиенты.A:.D];4;0)" office:value-type="string" office:string-value="нет" calcext:value-type="string">
            <text:p>нет</text:p>
          </table:table-cell>
          <table:table-cell table:formula="of:=VLOOKUP([.E151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15" calcext:value-type="float">
            <text:p>1515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11H47M33S" calcext:value-type="time">
            <text:p>11:47:33</text:p>
          </table:table-cell>
          <table:table-cell table:style-name="ce9" office:value-type="float" office:value="42" calcext:value-type="float">
            <text:p>42</text:p>
          </table:table-cell>
          <table:table-cell table:style-name="ce11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508" calcext:value-type="float">
            <text:p>508</text:p>
          </table:table-cell>
          <table:table-cell table:style-name="ce10" table:formula="of:=VLOOKUP([.F1516];[$Клиенты.A:.D];4;0)" office:value-type="string" office:string-value="нет" calcext:value-type="string">
            <text:p>нет</text:p>
          </table:table-cell>
          <table:table-cell table:formula="of:=VLOOKUP([.E1516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16" calcext:value-type="float">
            <text:p>1516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13H22M50S" calcext:value-type="time">
            <text:p>13:22:50</text:p>
          </table:table-cell>
          <table:table-cell table:style-name="ce9" office:value-type="float" office:value="45" calcext:value-type="float">
            <text:p>45</text:p>
          </table:table-cell>
          <table:table-cell table:style-name="ce11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537" calcext:value-type="float">
            <text:p>537</text:p>
          </table:table-cell>
          <table:table-cell table:style-name="ce10" table:formula="of:=VLOOKUP([.F1517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1517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17" calcext:value-type="float">
            <text:p>1517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13H27M17S" calcext:value-type="time">
            <text:p>13:27:17</text:p>
          </table:table-cell>
          <table:table-cell table:style-name="ce9" office:value-type="float" office:value="38" calcext:value-type="float">
            <text:p>38</text:p>
          </table:table-cell>
          <table:table-cell table:style-name="ce11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436" calcext:value-type="float">
            <text:p>436</text:p>
          </table:table-cell>
          <table:table-cell table:style-name="ce10" table:formula="of:=VLOOKUP([.F1518];[$Клиенты.A:.D];4;0)" office:value-type="string" office:string-value="нет" calcext:value-type="string">
            <text:p>нет</text:p>
          </table:table-cell>
          <table:table-cell table:formula="of:=VLOOKUP([.E1518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18" calcext:value-type="float">
            <text:p>1518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13H33M11S" calcext:value-type="time">
            <text:p>13:33:11</text:p>
          </table:table-cell>
          <table:table-cell table:style-name="ce9" office:value-type="float" office:value="12" calcext:value-type="float">
            <text:p>12</text:p>
          </table:table-cell>
          <table:table-cell table:style-name="ce11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165" calcext:value-type="float">
            <text:p>165</text:p>
          </table:table-cell>
          <table:table-cell table:style-name="ce10" table:formula="of:=VLOOKUP([.F1519];[$Клиенты.A:.D];4;0)" office:value-type="string" office:string-value="нет" calcext:value-type="string">
            <text:p>нет</text:p>
          </table:table-cell>
          <table:table-cell table:formula="of:=VLOOKUP([.E151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19" calcext:value-type="float">
            <text:p>1519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13H38M09S" calcext:value-type="time">
            <text:p>13:38:09</text:p>
          </table:table-cell>
          <table:table-cell table:style-name="ce9" office:value-type="float" office:value="34" calcext:value-type="float">
            <text:p>34</text:p>
          </table:table-cell>
          <table:table-cell table:style-name="ce11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398" calcext:value-type="float">
            <text:p>398</text:p>
          </table:table-cell>
          <table:table-cell table:style-name="ce10" table:formula="of:=VLOOKUP([.F1520];[$Клиенты.A:.D];4;0)" office:value-type="string" office:string-value="нет" calcext:value-type="string">
            <text:p>нет</text:p>
          </table:table-cell>
          <table:table-cell table:formula="of:=VLOOKUP([.E152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20" calcext:value-type="float">
            <text:p>1520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13H39M40S" calcext:value-type="time">
            <text:p>13:39:40</text:p>
          </table:table-cell>
          <table:table-cell table:style-name="ce9" office:value-type="float" office:value="5" calcext:value-type="float">
            <text:p>5</text:p>
          </table:table-cell>
          <table:table-cell table:style-name="ce11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table:style-name="ce10" table:formula="of:=VLOOKUP([.F1521];[$Клиенты.A:.D];4;0)" office:value-type="string" office:string-value="нет" calcext:value-type="string">
            <text:p>нет</text:p>
          </table:table-cell>
          <table:table-cell table:formula="of:=VLOOKUP([.E1521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21" calcext:value-type="float">
            <text:p>1521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13H46M54S" calcext:value-type="time">
            <text:p>13:46:54</text:p>
          </table:table-cell>
          <table:table-cell table:style-name="ce9" office:value-type="float" office:value="49" calcext:value-type="float">
            <text:p>49</text:p>
          </table:table-cell>
          <table:table-cell table:style-name="ce11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399" calcext:value-type="float">
            <text:p>399</text:p>
          </table:table-cell>
          <table:table-cell table:style-name="ce10" table:formula="of:=VLOOKUP([.F1522];[$Клиенты.A:.D];4;0)" office:value-type="string" office:string-value="нет" calcext:value-type="string">
            <text:p>нет</text:p>
          </table:table-cell>
          <table:table-cell table:formula="of:=VLOOKUP([.E1522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22" calcext:value-type="float">
            <text:p>1522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14H08M35S" calcext:value-type="time">
            <text:p>14:08:35</text:p>
          </table:table-cell>
          <table:table-cell table:style-name="ce9" office:value-type="float" office:value="27" calcext:value-type="float">
            <text:p>27</text:p>
          </table:table-cell>
          <table:table-cell table:style-name="ce11" office:value-type="string" calcext:value-type="string">
            <text:p>A57</text:p>
          </table:table-cell>
          <table:table-cell office:value-type="float" office:value="15" calcext:value-type="float">
            <text:p>15</text:p>
          </table:table-cell>
          <table:table-cell office:value-type="float" office:value="261" calcext:value-type="float">
            <text:p>261</text:p>
          </table:table-cell>
          <table:table-cell table:style-name="ce10" table:formula="of:=VLOOKUP([.F1523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523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23" calcext:value-type="float">
            <text:p>1523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14H16M06S" calcext:value-type="time">
            <text:p>14:16:06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table:style-name="ce10" table:formula="of:=VLOOKUP([.F1524];[$Клиенты.A:.D];4;0)" office:value-type="string" office:string-value="нет" calcext:value-type="string">
            <text:p>нет</text:p>
          </table:table-cell>
          <table:table-cell table:formula="of:=VLOOKUP([.E152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24" calcext:value-type="float">
            <text:p>1524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14H40M22S" calcext:value-type="time">
            <text:p>14:40:22</text:p>
          </table:table-cell>
          <table:table-cell table:style-name="ce9" office:value-type="float" office:value="34" calcext:value-type="float">
            <text:p>34</text:p>
          </table:table-cell>
          <table:table-cell table:style-name="ce11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428" calcext:value-type="float">
            <text:p>428</text:p>
          </table:table-cell>
          <table:table-cell table:style-name="ce10" table:formula="of:=VLOOKUP([.F1525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52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25" calcext:value-type="float">
            <text:p>1525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15H17M57S" calcext:value-type="time">
            <text:p>15:17:57</text:p>
          </table:table-cell>
          <table:table-cell table:style-name="ce9" office:value-type="float" office:value="20" calcext:value-type="float">
            <text:p>20</text:p>
          </table:table-cell>
          <table:table-cell table:style-name="ce11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272" calcext:value-type="float">
            <text:p>272</text:p>
          </table:table-cell>
          <table:table-cell table:style-name="ce10" table:formula="of:=VLOOKUP([.F1526];[$Клиенты.A:.D];4;0)" office:value-type="string" office:string-value="нет" calcext:value-type="string">
            <text:p>нет</text:p>
          </table:table-cell>
          <table:table-cell table:formula="of:=VLOOKUP([.E1526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26" calcext:value-type="float">
            <text:p>1526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15H35M50S" calcext:value-type="time">
            <text:p>15:35:50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table:style-name="ce10" table:formula="of:=VLOOKUP([.F1527];[$Клиенты.A:.D];4;0)" office:value-type="string" office:string-value="нет" calcext:value-type="string">
            <text:p>нет</text:p>
          </table:table-cell>
          <table:table-cell table:formula="of:=VLOOKUP([.E152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27" calcext:value-type="float">
            <text:p>1527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15H36M26S" calcext:value-type="time">
            <text:p>15:36:26</text:p>
          </table:table-cell>
          <table:table-cell table:style-name="ce9" office:value-type="float" office:value="29" calcext:value-type="float">
            <text:p>29</text:p>
          </table:table-cell>
          <table:table-cell table:style-name="ce11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table:style-name="ce10" table:formula="of:=VLOOKUP([.F1528];[$Клиенты.A:.D];4;0)" office:value-type="string" office:string-value="нет" calcext:value-type="string">
            <text:p>нет</text:p>
          </table:table-cell>
          <table:table-cell table:formula="of:=VLOOKUP([.E1528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28" calcext:value-type="float">
            <text:p>1528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15H47M59S" calcext:value-type="time">
            <text:p>15:47:59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381" calcext:value-type="float">
            <text:p>381</text:p>
          </table:table-cell>
          <table:table-cell table:style-name="ce10" table:formula="of:=VLOOKUP([.F1529];[$Клиенты.A:.D];4;0)" office:value-type="string" office:string-value="нет" calcext:value-type="string">
            <text:p>нет</text:p>
          </table:table-cell>
          <table:table-cell table:formula="of:=VLOOKUP([.E1529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29" calcext:value-type="float">
            <text:p>1529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15H54M15S" calcext:value-type="time">
            <text:p>15:54:15</text:p>
          </table:table-cell>
          <table:table-cell table:style-name="ce9" office:value-type="float" office:value="9" calcext:value-type="float">
            <text:p>9</text:p>
          </table:table-cell>
          <table:table-cell table:style-name="ce11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table:style-name="ce10" table:formula="of:=VLOOKUP([.F1530];[$Клиенты.A:.D];4;0)" office:value-type="string" office:string-value="нет" calcext:value-type="string">
            <text:p>нет</text:p>
          </table:table-cell>
          <table:table-cell table:formula="of:=VLOOKUP([.E153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30" calcext:value-type="float">
            <text:p>1530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15H55M31S" calcext:value-type="time">
            <text:p>15:55:31</text:p>
          </table:table-cell>
          <table:table-cell table:style-name="ce9" office:value-type="float" office:value="49" calcext:value-type="float">
            <text:p>49</text:p>
          </table:table-cell>
          <table:table-cell table:style-name="ce11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547" calcext:value-type="float">
            <text:p>547</text:p>
          </table:table-cell>
          <table:table-cell table:style-name="ce10" table:formula="of:=VLOOKUP([.F1531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531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31" calcext:value-type="float">
            <text:p>1531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17H00M51S" calcext:value-type="time">
            <text:p>17:00:51</text:p>
          </table:table-cell>
          <table:table-cell table:style-name="ce9" office:value-type="float" office:value="47" calcext:value-type="float">
            <text:p>47</text:p>
          </table:table-cell>
          <table:table-cell table:style-name="ce11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572" calcext:value-type="float">
            <text:p>572</text:p>
          </table:table-cell>
          <table:table-cell table:style-name="ce10" table:formula="of:=VLOOKUP([.F1532];[$Клиенты.A:.D];4;0)" office:value-type="string" office:string-value="нет" calcext:value-type="string">
            <text:p>нет</text:p>
          </table:table-cell>
          <table:table-cell table:formula="of:=VLOOKUP([.E153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32" calcext:value-type="float">
            <text:p>1532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18H03M48S" calcext:value-type="time">
            <text:p>18:03:48</text:p>
          </table:table-cell>
          <table:table-cell table:style-name="ce9" office:value-type="float" office:value="38" calcext:value-type="float">
            <text:p>38</text:p>
          </table:table-cell>
          <table:table-cell table:style-name="ce11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348" calcext:value-type="float">
            <text:p>348</text:p>
          </table:table-cell>
          <table:table-cell table:style-name="ce10" table:formula="of:=VLOOKUP([.F1533];[$Клиенты.A:.D];4;0)" office:value-type="string" office:string-value="нет" calcext:value-type="string">
            <text:p>нет</text:p>
          </table:table-cell>
          <table:table-cell table:formula="of:=VLOOKUP([.E1533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33" calcext:value-type="float">
            <text:p>1533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18H07M11S" calcext:value-type="time">
            <text:p>18:07:11</text:p>
          </table:table-cell>
          <table:table-cell table:style-name="ce9" office:value-type="float" office:value="46" calcext:value-type="float">
            <text:p>46</text:p>
          </table:table-cell>
          <table:table-cell table:style-name="ce11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467" calcext:value-type="float">
            <text:p>467</text:p>
          </table:table-cell>
          <table:table-cell table:style-name="ce10" table:formula="of:=VLOOKUP([.F1534];[$Клиенты.A:.D];4;0)" office:value-type="string" office:string-value="нет" calcext:value-type="string">
            <text:p>нет</text:p>
          </table:table-cell>
          <table:table-cell table:formula="of:=VLOOKUP([.E1534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34" calcext:value-type="float">
            <text:p>1534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18H13M03S" calcext:value-type="time">
            <text:p>18:13:03</text:p>
          </table:table-cell>
          <table:table-cell table:style-name="ce9" office:value-type="float" office:value="31" calcext:value-type="float">
            <text:p>31</text:p>
          </table:table-cell>
          <table:table-cell table:style-name="ce11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369" calcext:value-type="float">
            <text:p>369</text:p>
          </table:table-cell>
          <table:table-cell table:style-name="ce10" table:formula="of:=VLOOKUP([.F1535];[$Клиенты.A:.D];4;0)" office:value-type="string" office:string-value="нет" calcext:value-type="string">
            <text:p>нет</text:p>
          </table:table-cell>
          <table:table-cell table:formula="of:=VLOOKUP([.E153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35" calcext:value-type="float">
            <text:p>1535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18H19M13S" calcext:value-type="time">
            <text:p>18:19:13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133" calcext:value-type="float">
            <text:p>133</text:p>
          </table:table-cell>
          <table:table-cell table:style-name="ce10" table:formula="of:=VLOOKUP([.F1536];[$Клиенты.A:.D];4;0)" office:value-type="string" office:string-value="нет" calcext:value-type="string">
            <text:p>нет</text:p>
          </table:table-cell>
          <table:table-cell table:formula="of:=VLOOKUP([.E1536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36" calcext:value-type="float">
            <text:p>1536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18H33M52S" calcext:value-type="time">
            <text:p>18:33:52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498" calcext:value-type="float">
            <text:p>498</text:p>
          </table:table-cell>
          <table:table-cell table:style-name="ce10" table:formula="of:=VLOOKUP([.F1537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1537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37" calcext:value-type="float">
            <text:p>1537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18H37M28S" calcext:value-type="time">
            <text:p>18:37:28</text:p>
          </table:table-cell>
          <table:table-cell table:style-name="ce9" office:value-type="float" office:value="33" calcext:value-type="float">
            <text:p>33</text:p>
          </table:table-cell>
          <table:table-cell table:style-name="ce11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388" calcext:value-type="float">
            <text:p>388</text:p>
          </table:table-cell>
          <table:table-cell table:style-name="ce10" table:formula="of:=VLOOKUP([.F1538];[$Клиенты.A:.D];4;0)" office:value-type="string" office:string-value="нет" calcext:value-type="string">
            <text:p>нет</text:p>
          </table:table-cell>
          <table:table-cell table:formula="of:=VLOOKUP([.E153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38" calcext:value-type="float">
            <text:p>1538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18H41M03S" calcext:value-type="time">
            <text:p>18:41:03</text:p>
          </table:table-cell>
          <table:table-cell table:style-name="ce9" office:value-type="float" office:value="33" calcext:value-type="float">
            <text:p>33</text:p>
          </table:table-cell>
          <table:table-cell table:style-name="ce11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414" calcext:value-type="float">
            <text:p>414</text:p>
          </table:table-cell>
          <table:table-cell table:style-name="ce10" table:formula="of:=VLOOKUP([.F1539];[$Клиенты.A:.D];4;0)" office:value-type="string" office:string-value="нет" calcext:value-type="string">
            <text:p>нет</text:p>
          </table:table-cell>
          <table:table-cell table:formula="of:=VLOOKUP([.E153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39" calcext:value-type="float">
            <text:p>1539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18H46M11S" calcext:value-type="time">
            <text:p>18:46:11</text:p>
          </table:table-cell>
          <table:table-cell table:style-name="ce9" office:value-type="float" office:value="49" calcext:value-type="float">
            <text:p>49</text:p>
          </table:table-cell>
          <table:table-cell table:style-name="ce11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434" calcext:value-type="float">
            <text:p>434</text:p>
          </table:table-cell>
          <table:table-cell table:style-name="ce10" table:formula="of:=VLOOKUP([.F1540];[$Клиенты.A:.D];4;0)" office:value-type="string" office:string-value="нет" calcext:value-type="string">
            <text:p>нет</text:p>
          </table:table-cell>
          <table:table-cell table:formula="of:=VLOOKUP([.E1540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40" calcext:value-type="float">
            <text:p>1540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18H59M05S" calcext:value-type="time">
            <text:p>18:59:05</text:p>
          </table:table-cell>
          <table:table-cell table:style-name="ce9" office:value-type="float" office:value="42" calcext:value-type="float">
            <text:p>42</text:p>
          </table:table-cell>
          <table:table-cell table:style-name="ce11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342" calcext:value-type="float">
            <text:p>342</text:p>
          </table:table-cell>
          <table:table-cell table:style-name="ce10" table:formula="of:=VLOOKUP([.F1541];[$Клиенты.A:.D];4;0)" office:value-type="string" office:string-value="нет" calcext:value-type="string">
            <text:p>нет</text:p>
          </table:table-cell>
          <table:table-cell table:formula="of:=VLOOKUP([.E154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41" calcext:value-type="float">
            <text:p>1541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19H05M38S" calcext:value-type="time">
            <text:p>19:05:38</text:p>
          </table:table-cell>
          <table:table-cell table:style-name="ce9" office:value-type="float" office:value="46" calcext:value-type="float">
            <text:p>46</text:p>
          </table:table-cell>
          <table:table-cell table:style-name="ce11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560" calcext:value-type="float">
            <text:p>560</text:p>
          </table:table-cell>
          <table:table-cell table:style-name="ce10" table:formula="of:=VLOOKUP([.F1542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542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42" calcext:value-type="float">
            <text:p>1542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19H17M17S" calcext:value-type="time">
            <text:p>19:17:17</text:p>
          </table:table-cell>
          <table:table-cell table:style-name="ce9" office:value-type="float" office:value="26" calcext:value-type="float">
            <text:p>26</text:p>
          </table:table-cell>
          <table:table-cell table:style-name="ce11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290" calcext:value-type="float">
            <text:p>290</text:p>
          </table:table-cell>
          <table:table-cell table:style-name="ce10" table:formula="of:=VLOOKUP([.F1543];[$Клиенты.A:.D];4;0)" office:value-type="string" office:string-value="нет" calcext:value-type="string">
            <text:p>нет</text:p>
          </table:table-cell>
          <table:table-cell table:formula="of:=VLOOKUP([.E1543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43" calcext:value-type="float">
            <text:p>1543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19H29M51S" calcext:value-type="time">
            <text:p>19:29:51</text:p>
          </table:table-cell>
          <table:table-cell table:style-name="ce9" office:value-type="float" office:value="28" calcext:value-type="float">
            <text:p>28</text:p>
          </table:table-cell>
          <table:table-cell table:style-name="ce11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303" calcext:value-type="float">
            <text:p>303</text:p>
          </table:table-cell>
          <table:table-cell table:style-name="ce10" table:formula="of:=VLOOKUP([.F1544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54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44" calcext:value-type="float">
            <text:p>1544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19H44M10S" calcext:value-type="time">
            <text:p>19:44:10</text:p>
          </table:table-cell>
          <table:table-cell table:style-name="ce9" office:value-type="float" office:value="14" calcext:value-type="float">
            <text:p>14</text:p>
          </table:table-cell>
          <table:table-cell table:style-name="ce11" office:value-type="string" calcext:value-type="string">
            <text:p>A59</text:p>
          </table:table-cell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table:style-name="ce10" table:formula="of:=VLOOKUP([.F1545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545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45" calcext:value-type="float">
            <text:p>1545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19H53M18S" calcext:value-type="time">
            <text:p>19:53:18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table:style-name="ce10" table:formula="of:=VLOOKUP([.F1546];[$Клиенты.A:.D];4;0)" office:value-type="string" office:string-value="нет" calcext:value-type="string">
            <text:p>нет</text:p>
          </table:table-cell>
          <table:table-cell table:formula="of:=VLOOKUP([.E1546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46" calcext:value-type="float">
            <text:p>1546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21H03M51S" calcext:value-type="time">
            <text:p>21:03:51</text:p>
          </table:table-cell>
          <table:table-cell table:style-name="ce9" office:value-type="float" office:value="23" calcext:value-type="float">
            <text:p>23</text:p>
          </table:table-cell>
          <table:table-cell table:style-name="ce11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304" calcext:value-type="float">
            <text:p>304</text:p>
          </table:table-cell>
          <table:table-cell table:style-name="ce10" table:formula="of:=VLOOKUP([.F1547];[$Клиенты.A:.D];4;0)" office:value-type="string" office:string-value="нет" calcext:value-type="string">
            <text:p>нет</text:p>
          </table:table-cell>
          <table:table-cell table:formula="of:=VLOOKUP([.E1547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47" calcext:value-type="float">
            <text:p>1547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21H11M25S" calcext:value-type="time">
            <text:p>21:11:25</text:p>
          </table:table-cell>
          <table:table-cell table:style-name="ce9" office:value-type="float" office:value="7" calcext:value-type="float">
            <text:p>7</text:p>
          </table:table-cell>
          <table:table-cell table:style-name="ce11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table:style-name="ce10" table:formula="of:=VLOOKUP([.F1548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548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48" calcext:value-type="float">
            <text:p>1548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21H14M10S" calcext:value-type="time">
            <text:p>21:14:10</text:p>
          </table:table-cell>
          <table:table-cell table:style-name="ce9" office:value-type="float" office:value="7" calcext:value-type="float">
            <text:p>7</text:p>
          </table:table-cell>
          <table:table-cell table:style-name="ce11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table:style-name="ce10" table:formula="of:=VLOOKUP([.F1549];[$Клиенты.A:.D];4;0)" office:value-type="string" office:string-value="нет" calcext:value-type="string">
            <text:p>нет</text:p>
          </table:table-cell>
          <table:table-cell table:formula="of:=VLOOKUP([.E1549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49" calcext:value-type="float">
            <text:p>1549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21H23M00S" calcext:value-type="time">
            <text:p>21:23:00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table:style-name="ce10" table:formula="of:=VLOOKUP([.F1550];[$Клиенты.A:.D];4;0)" office:value-type="string" office:string-value="нет" calcext:value-type="string">
            <text:p>нет</text:p>
          </table:table-cell>
          <table:table-cell table:formula="of:=VLOOKUP([.E1550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50" calcext:value-type="float">
            <text:p>1550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21H23M53S" calcext:value-type="time">
            <text:p>21:23:53</text:p>
          </table:table-cell>
          <table:table-cell table:style-name="ce9" office:value-type="float" office:value="19" calcext:value-type="float">
            <text:p>19</text:p>
          </table:table-cell>
          <table:table-cell table:style-name="ce11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192" calcext:value-type="float">
            <text:p>192</text:p>
          </table:table-cell>
          <table:table-cell table:style-name="ce10" table:formula="of:=VLOOKUP([.F1551];[$Клиенты.A:.D];4;0)" office:value-type="string" office:string-value="нет" calcext:value-type="string">
            <text:p>нет</text:p>
          </table:table-cell>
          <table:table-cell table:formula="of:=VLOOKUP([.E1551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51" calcext:value-type="float">
            <text:p>1551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21H40M15S" calcext:value-type="time">
            <text:p>21:40:15</text:p>
          </table:table-cell>
          <table:table-cell table:style-name="ce9" office:value-type="float" office:value="24" calcext:value-type="float">
            <text:p>24</text:p>
          </table:table-cell>
          <table:table-cell table:style-name="ce11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table:style-name="ce10" table:formula="of:=VLOOKUP([.F1552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1552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52" calcext:value-type="float">
            <text:p>1552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21H42M41S" calcext:value-type="time">
            <text:p>21:42:41</text:p>
          </table:table-cell>
          <table:table-cell table:style-name="ce9" office:value-type="float" office:value="37" calcext:value-type="float">
            <text:p>37</text:p>
          </table:table-cell>
          <table:table-cell table:style-name="ce11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411" calcext:value-type="float">
            <text:p>411</text:p>
          </table:table-cell>
          <table:table-cell table:style-name="ce10" table:formula="of:=VLOOKUP([.F1553];[$Клиенты.A:.D];4;0)" office:value-type="string" office:string-value="нет" calcext:value-type="string">
            <text:p>нет</text:p>
          </table:table-cell>
          <table:table-cell table:formula="of:=VLOOKUP([.E1553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53" calcext:value-type="float">
            <text:p>1553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21H46M52S" calcext:value-type="time">
            <text:p>21:46:52</text:p>
          </table:table-cell>
          <table:table-cell table:style-name="ce9" office:value-type="float" office:value="34" calcext:value-type="float">
            <text:p>34</text:p>
          </table:table-cell>
          <table:table-cell table:style-name="ce11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425" calcext:value-type="float">
            <text:p>425</text:p>
          </table:table-cell>
          <table:table-cell table:style-name="ce10" table:formula="of:=VLOOKUP([.F1554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55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54" calcext:value-type="float">
            <text:p>1554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21H52M22S" calcext:value-type="time">
            <text:p>21:52:22</text:p>
          </table:table-cell>
          <table:table-cell table:style-name="ce9" office:value-type="float" office:value="8" calcext:value-type="float">
            <text:p>8</text:p>
          </table:table-cell>
          <table:table-cell table:style-name="ce11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style-name="ce10" table:formula="of:=VLOOKUP([.F1555];[$Клиенты.A:.D];4;0)" office:value-type="string" office:string-value="нет" calcext:value-type="string">
            <text:p>нет</text:p>
          </table:table-cell>
          <table:table-cell table:formula="of:=VLOOKUP([.E1555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55" calcext:value-type="float">
            <text:p>1555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22H01M35S" calcext:value-type="time">
            <text:p>22:01:35</text:p>
          </table:table-cell>
          <table:table-cell table:style-name="ce9" office:value-type="float" office:value="33" calcext:value-type="float">
            <text:p>33</text:p>
          </table:table-cell>
          <table:table-cell table:style-name="ce11" office:value-type="string" calcext:value-type="string">
            <text:p>A64</text:p>
          </table:table-cell>
          <table:table-cell office:value-type="float" office:value="15" calcext:value-type="float">
            <text:p>15</text:p>
          </table:table-cell>
          <table:table-cell office:value-type="float" office:value="309" calcext:value-type="float">
            <text:p>309</text:p>
          </table:table-cell>
          <table:table-cell table:style-name="ce10" table:formula="of:=VLOOKUP([.F1556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556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56" calcext:value-type="float">
            <text:p>1556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22H03M04S" calcext:value-type="time">
            <text:p>22:03:04</text:p>
          </table:table-cell>
          <table:table-cell table:style-name="ce9" office:value-type="float" office:value="6" calcext:value-type="float">
            <text:p>6</text:p>
          </table:table-cell>
          <table:table-cell table:style-name="ce11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style-name="ce10" table:formula="of:=VLOOKUP([.F1557];[$Клиенты.A:.D];4;0)" office:value-type="string" office:string-value="нет" calcext:value-type="string">
            <text:p>нет</text:p>
          </table:table-cell>
          <table:table-cell table:formula="of:=VLOOKUP([.E1557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57" calcext:value-type="float">
            <text:p>1557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22H25M38S" calcext:value-type="time">
            <text:p>22:25:38</text:p>
          </table:table-cell>
          <table:table-cell table:style-name="ce9" office:value-type="float" office:value="35" calcext:value-type="float">
            <text:p>35</text:p>
          </table:table-cell>
          <table:table-cell table:style-name="ce11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391" calcext:value-type="float">
            <text:p>391</text:p>
          </table:table-cell>
          <table:table-cell table:style-name="ce10" table:formula="of:=VLOOKUP([.F1558];[$Клиенты.A:.D];4;0)" office:value-type="string" office:string-value="нет" calcext:value-type="string">
            <text:p>нет</text:p>
          </table:table-cell>
          <table:table-cell table:formula="of:=VLOOKUP([.E155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58" calcext:value-type="float">
            <text:p>1558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22H38M20S" calcext:value-type="time">
            <text:p>22:38:20</text:p>
          </table:table-cell>
          <table:table-cell table:style-name="ce9" office:value-type="float" office:value="43" calcext:value-type="float">
            <text:p>43</text:p>
          </table:table-cell>
          <table:table-cell table:style-name="ce11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389" calcext:value-type="float">
            <text:p>389</text:p>
          </table:table-cell>
          <table:table-cell table:style-name="ce10" table:formula="of:=VLOOKUP([.F1559];[$Клиенты.A:.D];4;0)" office:value-type="string" office:string-value="нет" calcext:value-type="string">
            <text:p>нет</text:p>
          </table:table-cell>
          <table:table-cell table:formula="of:=VLOOKUP([.E155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59" calcext:value-type="float">
            <text:p>1559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22H39M48S" calcext:value-type="time">
            <text:p>22:39:48</text:p>
          </table:table-cell>
          <table:table-cell table:style-name="ce9" office:value-type="float" office:value="27" calcext:value-type="float">
            <text:p>27</text:p>
          </table:table-cell>
          <table:table-cell table:style-name="ce11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259" calcext:value-type="float">
            <text:p>259</text:p>
          </table:table-cell>
          <table:table-cell table:style-name="ce10" table:formula="of:=VLOOKUP([.F1560];[$Клиенты.A:.D];4;0)" office:value-type="string" office:string-value="нет" calcext:value-type="string">
            <text:p>нет</text:p>
          </table:table-cell>
          <table:table-cell table:formula="of:=VLOOKUP([.E156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60" calcext:value-type="float">
            <text:p>1560</text:p>
          </table:table-cell>
          <table:table-cell office:value-type="date" office:date-value="2025-06-26" calcext:value-type="date">
            <text:p>26.06.25</text:p>
          </table:table-cell>
          <table:table-cell table:style-name="ce8" office:value-type="time" office:time-value="PT22H58M47S" calcext:value-type="time">
            <text:p>22:58:47</text:p>
          </table:table-cell>
          <table:table-cell table:style-name="ce9" office:value-type="float" office:value="9" calcext:value-type="float">
            <text:p>9</text:p>
          </table:table-cell>
          <table:table-cell table:style-name="ce11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147" calcext:value-type="float">
            <text:p>147</text:p>
          </table:table-cell>
          <table:table-cell table:style-name="ce10" table:formula="of:=VLOOKUP([.F1561];[$Клиенты.A:.D];4;0)" office:value-type="string" office:string-value="нет" calcext:value-type="string">
            <text:p>нет</text:p>
          </table:table-cell>
          <table:table-cell table:formula="of:=VLOOKUP([.E156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61" calcext:value-type="float">
            <text:p>1561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06H09M13S" calcext:value-type="time">
            <text:p>6:09:13</text:p>
          </table:table-cell>
          <table:table-cell table:style-name="ce9" office:value-type="float" office:value="43" calcext:value-type="float">
            <text:p>43</text:p>
          </table:table-cell>
          <table:table-cell table:style-name="ce11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443" calcext:value-type="float">
            <text:p>443</text:p>
          </table:table-cell>
          <table:table-cell table:style-name="ce10" table:formula="of:=VLOOKUP([.F1562];[$Клиенты.A:.D];4;0)" office:value-type="string" office:string-value="нет" calcext:value-type="string">
            <text:p>нет</text:p>
          </table:table-cell>
          <table:table-cell table:formula="of:=VLOOKUP([.E1562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62" calcext:value-type="float">
            <text:p>1562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06H19M15S" calcext:value-type="time">
            <text:p>6:19:15</text:p>
          </table:table-cell>
          <table:table-cell table:style-name="ce9" office:value-type="float" office:value="13" calcext:value-type="float">
            <text:p>13</text:p>
          </table:table-cell>
          <table:table-cell table:style-name="ce11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147" calcext:value-type="float">
            <text:p>147</text:p>
          </table:table-cell>
          <table:table-cell table:style-name="ce10" table:formula="of:=VLOOKUP([.F1563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563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63" calcext:value-type="float">
            <text:p>1563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06H40M35S" calcext:value-type="time">
            <text:p>6:40:35</text:p>
          </table:table-cell>
          <table:table-cell table:style-name="ce9" office:value-type="float" office:value="29" calcext:value-type="float">
            <text:p>29</text:p>
          </table:table-cell>
          <table:table-cell table:style-name="ce11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257" calcext:value-type="float">
            <text:p>257</text:p>
          </table:table-cell>
          <table:table-cell table:style-name="ce10" table:formula="of:=VLOOKUP([.F1564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1564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64" calcext:value-type="float">
            <text:p>1564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07H29M18S" calcext:value-type="time">
            <text:p>7:29:18</text:p>
          </table:table-cell>
          <table:table-cell table:style-name="ce9" office:value-type="float" office:value="49" calcext:value-type="float">
            <text:p>49</text:p>
          </table:table-cell>
          <table:table-cell table:style-name="ce11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442" calcext:value-type="float">
            <text:p>442</text:p>
          </table:table-cell>
          <table:table-cell table:style-name="ce10" table:formula="of:=VLOOKUP([.F1565];[$Клиенты.A:.D];4;0)" office:value-type="string" office:string-value="нет" calcext:value-type="string">
            <text:p>нет</text:p>
          </table:table-cell>
          <table:table-cell table:formula="of:=VLOOKUP([.E1565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65" calcext:value-type="float">
            <text:p>1565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07H30M43S" calcext:value-type="time">
            <text:p>7:30:43</text:p>
          </table:table-cell>
          <table:table-cell table:style-name="ce9" office:value-type="float" office:value="14" calcext:value-type="float">
            <text:p>14</text:p>
          </table:table-cell>
          <table:table-cell table:style-name="ce11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198" calcext:value-type="float">
            <text:p>198</text:p>
          </table:table-cell>
          <table:table-cell table:style-name="ce10" table:formula="of:=VLOOKUP([.F1566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56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66" calcext:value-type="float">
            <text:p>1566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07H38M35S" calcext:value-type="time">
            <text:p>7:38:35</text:p>
          </table:table-cell>
          <table:table-cell table:style-name="ce9" office:value-type="float" office:value="7" calcext:value-type="float">
            <text:p>7</text:p>
          </table:table-cell>
          <table:table-cell table:style-name="ce11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</text:p>
          </table:table-cell>
          <table:table-cell table:style-name="ce10" table:formula="of:=VLOOKUP([.F1567];[$Клиенты.A:.D];4;0)" office:value-type="string" office:string-value="нет" calcext:value-type="string">
            <text:p>нет</text:p>
          </table:table-cell>
          <table:table-cell table:formula="of:=VLOOKUP([.E156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67" calcext:value-type="float">
            <text:p>1567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07H49M32S" calcext:value-type="time">
            <text:p>7:49:32</text:p>
          </table:table-cell>
          <table:table-cell table:style-name="ce9" office:value-type="float" office:value="20" calcext:value-type="float">
            <text:p>20</text:p>
          </table:table-cell>
          <table:table-cell table:style-name="ce11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274" calcext:value-type="float">
            <text:p>274</text:p>
          </table:table-cell>
          <table:table-cell table:style-name="ce10" table:formula="of:=VLOOKUP([.F1568];[$Клиенты.A:.D];4;0)" office:value-type="string" office:string-value="нет" calcext:value-type="string">
            <text:p>нет</text:p>
          </table:table-cell>
          <table:table-cell table:formula="of:=VLOOKUP([.E156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68" calcext:value-type="float">
            <text:p>1568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08H08M14S" calcext:value-type="time">
            <text:p>8:08:14</text:p>
          </table:table-cell>
          <table:table-cell table:style-name="ce9" office:value-type="float" office:value="29" calcext:value-type="float">
            <text:p>29</text:p>
          </table:table-cell>
          <table:table-cell table:style-name="ce11" office:value-type="string" calcext:value-type="string">
            <text:p>A61</text:p>
          </table:table-cell>
          <table:table-cell office:value-type="float" office:value="15" calcext:value-type="float">
            <text:p>15</text:p>
          </table:table-cell>
          <table:table-cell office:value-type="float" office:value="377" calcext:value-type="float">
            <text:p>377</text:p>
          </table:table-cell>
          <table:table-cell table:style-name="ce10" table:formula="of:=VLOOKUP([.F1569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569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69" calcext:value-type="float">
            <text:p>1569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08H08M51S" calcext:value-type="time">
            <text:p>8:08:51</text:p>
          </table:table-cell>
          <table:table-cell table:style-name="ce9" office:value-type="float" office:value="5" calcext:value-type="float">
            <text:p>5</text:p>
          </table:table-cell>
          <table:table-cell table:style-name="ce11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table:style-name="ce10" table:formula="of:=VLOOKUP([.F1570];[$Клиенты.A:.D];4;0)" office:value-type="string" office:string-value="нет" calcext:value-type="string">
            <text:p>нет</text:p>
          </table:table-cell>
          <table:table-cell table:formula="of:=VLOOKUP([.E1570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70" calcext:value-type="float">
            <text:p>1570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08H19M13S" calcext:value-type="time">
            <text:p>8:19:13</text:p>
          </table:table-cell>
          <table:table-cell table:style-name="ce9" office:value-type="float" office:value="22" calcext:value-type="float">
            <text:p>22</text:p>
          </table:table-cell>
          <table:table-cell table:style-name="ce11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270" calcext:value-type="float">
            <text:p>270</text:p>
          </table:table-cell>
          <table:table-cell table:style-name="ce10" table:formula="of:=VLOOKUP([.F1571];[$Клиенты.A:.D];4;0)" office:value-type="string" office:string-value="нет" calcext:value-type="string">
            <text:p>нет</text:p>
          </table:table-cell>
          <table:table-cell table:formula="of:=VLOOKUP([.E157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71" calcext:value-type="float">
            <text:p>1571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08H51M03S" calcext:value-type="time">
            <text:p>8:51:03</text:p>
          </table:table-cell>
          <table:table-cell table:style-name="ce9" office:value-type="float" office:value="21" calcext:value-type="float">
            <text:p>21</text:p>
          </table:table-cell>
          <table:table-cell table:style-name="ce11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table:style-name="ce10" table:formula="of:=VLOOKUP([.F1572];[$Клиенты.A:.D];4;0)" office:value-type="string" office:string-value="нет" calcext:value-type="string">
            <text:p>нет</text:p>
          </table:table-cell>
          <table:table-cell table:formula="of:=VLOOKUP([.E1572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72" calcext:value-type="float">
            <text:p>1572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09H55M48S" calcext:value-type="time">
            <text:p>9:55:48</text:p>
          </table:table-cell>
          <table:table-cell table:style-name="ce9" office:value-type="float" office:value="35" calcext:value-type="float">
            <text:p>35</text:p>
          </table:table-cell>
          <table:table-cell table:style-name="ce11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288" calcext:value-type="float">
            <text:p>288</text:p>
          </table:table-cell>
          <table:table-cell table:style-name="ce10" table:formula="of:=VLOOKUP([.F1573];[$Клиенты.A:.D];4;0)" office:value-type="string" office:string-value="нет" calcext:value-type="string">
            <text:p>нет</text:p>
          </table:table-cell>
          <table:table-cell table:formula="of:=VLOOKUP([.E157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73" calcext:value-type="float">
            <text:p>1573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11H30M10S" calcext:value-type="time">
            <text:p>11:30:10</text:p>
          </table:table-cell>
          <table:table-cell table:style-name="ce9" office:value-type="float" office:value="25" calcext:value-type="float">
            <text:p>25</text:p>
          </table:table-cell>
          <table:table-cell table:style-name="ce11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304" calcext:value-type="float">
            <text:p>304</text:p>
          </table:table-cell>
          <table:table-cell table:style-name="ce10" table:formula="of:=VLOOKUP([.F1574];[$Клиенты.A:.D];4;0)" office:value-type="string" office:string-value="нет" calcext:value-type="string">
            <text:p>нет</text:p>
          </table:table-cell>
          <table:table-cell table:formula="of:=VLOOKUP([.E1574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74" calcext:value-type="float">
            <text:p>1574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11H32M58S" calcext:value-type="time">
            <text:p>11:32:58</text:p>
          </table:table-cell>
          <table:table-cell table:style-name="ce9" office:value-type="float" office:value="48" calcext:value-type="float">
            <text:p>48</text:p>
          </table:table-cell>
          <table:table-cell table:style-name="ce11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479" calcext:value-type="float">
            <text:p>479</text:p>
          </table:table-cell>
          <table:table-cell table:style-name="ce10" table:formula="of:=VLOOKUP([.F1575];[$Клиенты.A:.D];4;0)" office:value-type="string" office:string-value="нет" calcext:value-type="string">
            <text:p>нет</text:p>
          </table:table-cell>
          <table:table-cell table:formula="of:=VLOOKUP([.E157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75" calcext:value-type="float">
            <text:p>1575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11H51M15S" calcext:value-type="time">
            <text:p>11:51:15</text:p>
          </table:table-cell>
          <table:table-cell table:style-name="ce9" office:value-type="float" office:value="25" calcext:value-type="float">
            <text:p>25</text:p>
          </table:table-cell>
          <table:table-cell table:style-name="ce11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333" calcext:value-type="float">
            <text:p>333</text:p>
          </table:table-cell>
          <table:table-cell table:style-name="ce10" table:formula="of:=VLOOKUP([.F1576];[$Клиенты.A:.D];4;0)" office:value-type="string" office:string-value="нет" calcext:value-type="string">
            <text:p>нет</text:p>
          </table:table-cell>
          <table:table-cell table:formula="of:=VLOOKUP([.E1576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76" calcext:value-type="float">
            <text:p>1576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13H09M20S" calcext:value-type="time">
            <text:p>13:09:20</text:p>
          </table:table-cell>
          <table:table-cell table:style-name="ce9" office:value-type="float" office:value="20" calcext:value-type="float">
            <text:p>20</text:p>
          </table:table-cell>
          <table:table-cell table:style-name="ce11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208" calcext:value-type="float">
            <text:p>208</text:p>
          </table:table-cell>
          <table:table-cell table:style-name="ce10" table:formula="of:=VLOOKUP([.F1577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57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77" calcext:value-type="float">
            <text:p>1577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13H13M54S" calcext:value-type="time">
            <text:p>13:13:54</text:p>
          </table:table-cell>
          <table:table-cell table:style-name="ce9" office:value-type="float" office:value="34" calcext:value-type="float">
            <text:p>34</text:p>
          </table:table-cell>
          <table:table-cell table:style-name="ce11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 table:style-name="ce10" table:formula="of:=VLOOKUP([.F1578];[$Клиенты.A:.D];4;0)" office:value-type="string" office:string-value="нет" calcext:value-type="string">
            <text:p>нет</text:p>
          </table:table-cell>
          <table:table-cell table:formula="of:=VLOOKUP([.E1578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78" calcext:value-type="float">
            <text:p>1578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13H15M13S" calcext:value-type="time">
            <text:p>13:15:13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table:style-name="ce10" table:formula="of:=VLOOKUP([.F1579];[$Клиенты.A:.D];4;0)" office:value-type="string" office:string-value="нет" calcext:value-type="string">
            <text:p>нет</text:p>
          </table:table-cell>
          <table:table-cell table:formula="of:=VLOOKUP([.E157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79" calcext:value-type="float">
            <text:p>1579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13H38M32S" calcext:value-type="time">
            <text:p>13:38:32</text:p>
          </table:table-cell>
          <table:table-cell table:style-name="ce9" office:value-type="float" office:value="39" calcext:value-type="float">
            <text:p>39</text:p>
          </table:table-cell>
          <table:table-cell table:style-name="ce11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482" calcext:value-type="float">
            <text:p>482</text:p>
          </table:table-cell>
          <table:table-cell table:style-name="ce10" table:formula="of:=VLOOKUP([.F1580];[$Клиенты.A:.D];4;0)" office:value-type="string" office:string-value="нет" calcext:value-type="string">
            <text:p>нет</text:p>
          </table:table-cell>
          <table:table-cell table:formula="of:=VLOOKUP([.E158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80" calcext:value-type="float">
            <text:p>1580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13H46M15S" calcext:value-type="time">
            <text:p>13:46:15</text:p>
          </table:table-cell>
          <table:table-cell table:style-name="ce9" office:value-type="float" office:value="46" calcext:value-type="float">
            <text:p>46</text:p>
          </table:table-cell>
          <table:table-cell table:style-name="ce11" office:value-type="string" calcext:value-type="string">
            <text:p>A64</text:p>
          </table:table-cell>
          <table:table-cell office:value-type="float" office:value="15" calcext:value-type="float">
            <text:p>15</text:p>
          </table:table-cell>
          <table:table-cell office:value-type="float" office:value="461" calcext:value-type="float">
            <text:p>461</text:p>
          </table:table-cell>
          <table:table-cell table:style-name="ce10" table:formula="of:=VLOOKUP([.F1581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581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81" calcext:value-type="float">
            <text:p>1581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13H54M02S" calcext:value-type="time">
            <text:p>13:54:02</text:p>
          </table:table-cell>
          <table:table-cell table:style-name="ce9" office:value-type="float" office:value="29" calcext:value-type="float">
            <text:p>29</text:p>
          </table:table-cell>
          <table:table-cell table:style-name="ce11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table:style-name="ce10" table:formula="of:=VLOOKUP([.F1582];[$Клиенты.A:.D];4;0)" office:value-type="string" office:string-value="нет" calcext:value-type="string">
            <text:p>нет</text:p>
          </table:table-cell>
          <table:table-cell table:formula="of:=VLOOKUP([.E1582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82" calcext:value-type="float">
            <text:p>1582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13H57M10S" calcext:value-type="time">
            <text:p>13:57:10</text:p>
          </table:table-cell>
          <table:table-cell table:style-name="ce9" office:value-type="float" office:value="46" calcext:value-type="float">
            <text:p>46</text:p>
          </table:table-cell>
          <table:table-cell table:style-name="ce11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564" calcext:value-type="float">
            <text:p>564</text:p>
          </table:table-cell>
          <table:table-cell table:style-name="ce10" table:formula="of:=VLOOKUP([.F1583];[$Клиенты.A:.D];4;0)" office:value-type="string" office:string-value="нет" calcext:value-type="string">
            <text:p>нет</text:p>
          </table:table-cell>
          <table:table-cell table:formula="of:=VLOOKUP([.E1583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83" calcext:value-type="float">
            <text:p>1583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14H05M49S" calcext:value-type="time">
            <text:p>14:05:49</text:p>
          </table:table-cell>
          <table:table-cell table:style-name="ce9" office:value-type="float" office:value="18" calcext:value-type="float">
            <text:p>18</text:p>
          </table:table-cell>
          <table:table-cell table:style-name="ce11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202" calcext:value-type="float">
            <text:p>202</text:p>
          </table:table-cell>
          <table:table-cell table:style-name="ce10" table:formula="of:=VLOOKUP([.F1584];[$Клиенты.A:.D];4;0)" office:value-type="string" office:string-value="нет" calcext:value-type="string">
            <text:p>нет</text:p>
          </table:table-cell>
          <table:table-cell table:formula="of:=VLOOKUP([.E1584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84" calcext:value-type="float">
            <text:p>1584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14H07M41S" calcext:value-type="time">
            <text:p>14:07:41</text:p>
          </table:table-cell>
          <table:table-cell table:style-name="ce9" office:value-type="float" office:value="6" calcext:value-type="float">
            <text:p>6</text:p>
          </table:table-cell>
          <table:table-cell table:style-name="ce11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style-name="ce10" table:formula="of:=VLOOKUP([.F1585];[$Клиенты.A:.D];4;0)" office:value-type="string" office:string-value="нет" calcext:value-type="string">
            <text:p>нет</text:p>
          </table:table-cell>
          <table:table-cell table:formula="of:=VLOOKUP([.E158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85" calcext:value-type="float">
            <text:p>1585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14H21M01S" calcext:value-type="time">
            <text:p>14:21:01</text:p>
          </table:table-cell>
          <table:table-cell table:style-name="ce9" office:value-type="float" office:value="47" calcext:value-type="float">
            <text:p>47</text:p>
          </table:table-cell>
          <table:table-cell table:style-name="ce11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419" calcext:value-type="float">
            <text:p>419</text:p>
          </table:table-cell>
          <table:table-cell table:style-name="ce10" table:formula="of:=VLOOKUP([.F1586];[$Клиенты.A:.D];4;0)" office:value-type="string" office:string-value="нет" calcext:value-type="string">
            <text:p>нет</text:p>
          </table:table-cell>
          <table:table-cell table:formula="of:=VLOOKUP([.E158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86" calcext:value-type="float">
            <text:p>1586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14H27M44S" calcext:value-type="time">
            <text:p>14:27:44</text:p>
          </table:table-cell>
          <table:table-cell table:style-name="ce9" office:value-type="float" office:value="38" calcext:value-type="float">
            <text:p>38</text:p>
          </table:table-cell>
          <table:table-cell table:style-name="ce11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355" calcext:value-type="float">
            <text:p>355</text:p>
          </table:table-cell>
          <table:table-cell table:style-name="ce10" table:formula="of:=VLOOKUP([.F1587];[$Клиенты.A:.D];4;0)" office:value-type="string" office:string-value="нет" calcext:value-type="string">
            <text:p>нет</text:p>
          </table:table-cell>
          <table:table-cell table:formula="of:=VLOOKUP([.E1587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87" calcext:value-type="float">
            <text:p>1587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15H08M40S" calcext:value-type="time">
            <text:p>15:08:40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table:style-name="ce10" table:formula="of:=VLOOKUP([.F1588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588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88" calcext:value-type="float">
            <text:p>1588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15H17M05S" calcext:value-type="time">
            <text:p>15:17:05</text:p>
          </table:table-cell>
          <table:table-cell table:style-name="ce9" office:value-type="float" office:value="38" calcext:value-type="float">
            <text:p>38</text:p>
          </table:table-cell>
          <table:table-cell table:style-name="ce11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432" calcext:value-type="float">
            <text:p>432</text:p>
          </table:table-cell>
          <table:table-cell table:style-name="ce10" table:formula="of:=VLOOKUP([.F1589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1589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89" calcext:value-type="float">
            <text:p>1589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15H25M37S" calcext:value-type="time">
            <text:p>15:25:37</text:p>
          </table:table-cell>
          <table:table-cell table:style-name="ce9" office:value-type="float" office:value="9" calcext:value-type="float">
            <text:p>9</text:p>
          </table:table-cell>
          <table:table-cell table:style-name="ce11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table:style-name="ce10" table:formula="of:=VLOOKUP([.F1590];[$Клиенты.A:.D];4;0)" office:value-type="string" office:string-value="нет" calcext:value-type="string">
            <text:p>нет</text:p>
          </table:table-cell>
          <table:table-cell table:formula="of:=VLOOKUP([.E159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90" calcext:value-type="float">
            <text:p>1590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15H38M32S" calcext:value-type="time">
            <text:p>15:38:32</text:p>
          </table:table-cell>
          <table:table-cell table:style-name="ce9" office:value-type="float" office:value="42" calcext:value-type="float">
            <text:p>42</text:p>
          </table:table-cell>
          <table:table-cell table:style-name="ce11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378" calcext:value-type="float">
            <text:p>378</text:p>
          </table:table-cell>
          <table:table-cell table:style-name="ce10" table:formula="of:=VLOOKUP([.F1591];[$Клиенты.A:.D];4;0)" office:value-type="string" office:string-value="нет" calcext:value-type="string">
            <text:p>нет</text:p>
          </table:table-cell>
          <table:table-cell table:formula="of:=VLOOKUP([.E1591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91" calcext:value-type="float">
            <text:p>1591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17H00M59S" calcext:value-type="time">
            <text:p>17:00:59</text:p>
          </table:table-cell>
          <table:table-cell table:style-name="ce9" office:value-type="float" office:value="27" calcext:value-type="float">
            <text:p>27</text:p>
          </table:table-cell>
          <table:table-cell table:style-name="ce11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353" calcext:value-type="float">
            <text:p>353</text:p>
          </table:table-cell>
          <table:table-cell table:style-name="ce10" table:formula="of:=VLOOKUP([.F1592];[$Клиенты.A:.D];4;0)" office:value-type="string" office:string-value="нет" calcext:value-type="string">
            <text:p>нет</text:p>
          </table:table-cell>
          <table:table-cell table:formula="of:=VLOOKUP([.E159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92" calcext:value-type="float">
            <text:p>1592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17H05M47S" calcext:value-type="time">
            <text:p>17:05:47</text:p>
          </table:table-cell>
          <table:table-cell table:style-name="ce9" office:value-type="float" office:value="12" calcext:value-type="float">
            <text:p>12</text:p>
          </table:table-cell>
          <table:table-cell table:style-name="ce11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table:style-name="ce10" table:formula="of:=VLOOKUP([.F1593];[$Клиенты.A:.D];4;0)" office:value-type="string" office:string-value="нет" calcext:value-type="string">
            <text:p>нет</text:p>
          </table:table-cell>
          <table:table-cell table:formula="of:=VLOOKUP([.E159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93" calcext:value-type="float">
            <text:p>1593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17H10M38S" calcext:value-type="time">
            <text:p>17:10:38</text:p>
          </table:table-cell>
          <table:table-cell table:style-name="ce9" office:value-type="float" office:value="31" calcext:value-type="float">
            <text:p>31</text:p>
          </table:table-cell>
          <table:table-cell table:style-name="ce11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395" calcext:value-type="float">
            <text:p>395</text:p>
          </table:table-cell>
          <table:table-cell table:style-name="ce10" table:formula="of:=VLOOKUP([.F1594];[$Клиенты.A:.D];4;0)" office:value-type="string" office:string-value="нет" calcext:value-type="string">
            <text:p>нет</text:p>
          </table:table-cell>
          <table:table-cell table:formula="of:=VLOOKUP([.E1594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94" calcext:value-type="float">
            <text:p>1594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17H19M04S" calcext:value-type="time">
            <text:p>17:19:04</text:p>
          </table:table-cell>
          <table:table-cell table:style-name="ce9" office:value-type="float" office:value="33" calcext:value-type="float">
            <text:p>33</text:p>
          </table:table-cell>
          <table:table-cell table:style-name="ce11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338" calcext:value-type="float">
            <text:p>338</text:p>
          </table:table-cell>
          <table:table-cell table:style-name="ce10" table:formula="of:=VLOOKUP([.F1595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1595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95" calcext:value-type="float">
            <text:p>1595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17H22M02S" calcext:value-type="time">
            <text:p>17:22:02</text:p>
          </table:table-cell>
          <table:table-cell table:style-name="ce9" office:value-type="float" office:value="25" calcext:value-type="float">
            <text:p>25</text:p>
          </table:table-cell>
          <table:table-cell table:style-name="ce11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275" calcext:value-type="float">
            <text:p>275</text:p>
          </table:table-cell>
          <table:table-cell table:style-name="ce10" table:formula="of:=VLOOKUP([.F1596];[$Клиенты.A:.D];4;0)" office:value-type="string" office:string-value="нет" calcext:value-type="string">
            <text:p>нет</text:p>
          </table:table-cell>
          <table:table-cell table:formula="of:=VLOOKUP([.E1596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96" calcext:value-type="float">
            <text:p>1596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17H48M56S" calcext:value-type="time">
            <text:p>17:48:56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480" calcext:value-type="float">
            <text:p>480</text:p>
          </table:table-cell>
          <table:table-cell table:style-name="ce10" table:formula="of:=VLOOKUP([.F1597];[$Клиенты.A:.D];4;0)" office:value-type="string" office:string-value="нет" calcext:value-type="string">
            <text:p>нет</text:p>
          </table:table-cell>
          <table:table-cell table:formula="of:=VLOOKUP([.E1597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97" calcext:value-type="float">
            <text:p>1597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17H50M10S" calcext:value-type="time">
            <text:p>17:50:10</text:p>
          </table:table-cell>
          <table:table-cell table:style-name="ce9" office:value-type="float" office:value="7" calcext:value-type="float">
            <text:p>7</text:p>
          </table:table-cell>
          <table:table-cell table:style-name="ce11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123" calcext:value-type="float">
            <text:p>123</text:p>
          </table:table-cell>
          <table:table-cell table:style-name="ce10" table:formula="of:=VLOOKUP([.F1598];[$Клиенты.A:.D];4;0)" office:value-type="string" office:string-value="нет" calcext:value-type="string">
            <text:p>нет</text:p>
          </table:table-cell>
          <table:table-cell table:formula="of:=VLOOKUP([.E1598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98" calcext:value-type="float">
            <text:p>1598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18H03M59S" calcext:value-type="time">
            <text:p>18:03:59</text:p>
          </table:table-cell>
          <table:table-cell table:style-name="ce9" office:value-type="float" office:value="17" calcext:value-type="float">
            <text:p>17</text:p>
          </table:table-cell>
          <table:table-cell table:style-name="ce11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  <table:table-cell table:style-name="ce10" table:formula="of:=VLOOKUP([.F1599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599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599" calcext:value-type="float">
            <text:p>1599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18H08M28S" calcext:value-type="time">
            <text:p>18:08:28</text:p>
          </table:table-cell>
          <table:table-cell table:style-name="ce9" office:value-type="float" office:value="21" calcext:value-type="float">
            <text:p>21</text:p>
          </table:table-cell>
          <table:table-cell table:style-name="ce11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215" calcext:value-type="float">
            <text:p>215</text:p>
          </table:table-cell>
          <table:table-cell table:style-name="ce10" table:formula="of:=VLOOKUP([.F1600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60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00" calcext:value-type="float">
            <text:p>1600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18H19M28S" calcext:value-type="time">
            <text:p>18:19:28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style-name="ce10" table:formula="of:=VLOOKUP([.F1601];[$Клиенты.A:.D];4;0)" office:value-type="string" office:string-value="нет" calcext:value-type="string">
            <text:p>нет</text:p>
          </table:table-cell>
          <table:table-cell table:formula="of:=VLOOKUP([.E1601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01" calcext:value-type="float">
            <text:p>1601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18H25M46S" calcext:value-type="time">
            <text:p>18:25:46</text:p>
          </table:table-cell>
          <table:table-cell table:style-name="ce9" office:value-type="float" office:value="5" calcext:value-type="float">
            <text:p>5</text:p>
          </table:table-cell>
          <table:table-cell table:style-name="ce11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style-name="ce10" table:formula="of:=VLOOKUP([.F1602];[$Клиенты.A:.D];4;0)" office:value-type="string" office:string-value="нет" calcext:value-type="string">
            <text:p>нет</text:p>
          </table:table-cell>
          <table:table-cell table:formula="of:=VLOOKUP([.E160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02" calcext:value-type="float">
            <text:p>1602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18H34M06S" calcext:value-type="time">
            <text:p>18:34:06</text:p>
          </table:table-cell>
          <table:table-cell table:style-name="ce9" office:value-type="float" office:value="27" calcext:value-type="float">
            <text:p>27</text:p>
          </table:table-cell>
          <table:table-cell table:style-name="ce11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288" calcext:value-type="float">
            <text:p>288</text:p>
          </table:table-cell>
          <table:table-cell table:style-name="ce10" table:formula="of:=VLOOKUP([.F1603];[$Клиенты.A:.D];4;0)" office:value-type="string" office:string-value="нет" calcext:value-type="string">
            <text:p>нет</text:p>
          </table:table-cell>
          <table:table-cell table:formula="of:=VLOOKUP([.E160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03" calcext:value-type="float">
            <text:p>1603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18H38M59S" calcext:value-type="time">
            <text:p>18:38:59</text:p>
          </table:table-cell>
          <table:table-cell table:style-name="ce9" office:value-type="float" office:value="23" calcext:value-type="float">
            <text:p>23</text:p>
          </table:table-cell>
          <table:table-cell table:style-name="ce11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table:style-name="ce10" table:formula="of:=VLOOKUP([.F1604];[$Клиенты.A:.D];4;0)" office:value-type="string" office:string-value="нет" calcext:value-type="string">
            <text:p>нет</text:p>
          </table:table-cell>
          <table:table-cell table:formula="of:=VLOOKUP([.E160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04" calcext:value-type="float">
            <text:p>1604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18H50M37S" calcext:value-type="time">
            <text:p>18:50:37</text:p>
          </table:table-cell>
          <table:table-cell table:style-name="ce9" office:value-type="float" office:value="44" calcext:value-type="float">
            <text:p>44</text:p>
          </table:table-cell>
          <table:table-cell table:style-name="ce11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363" calcext:value-type="float">
            <text:p>363</text:p>
          </table:table-cell>
          <table:table-cell table:style-name="ce10" table:formula="of:=VLOOKUP([.F1605];[$Клиенты.A:.D];4;0)" office:value-type="string" office:string-value="нет" calcext:value-type="string">
            <text:p>нет</text:p>
          </table:table-cell>
          <table:table-cell table:formula="of:=VLOOKUP([.E160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05" calcext:value-type="float">
            <text:p>1605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19H58M02S" calcext:value-type="time">
            <text:p>19:58:02</text:p>
          </table:table-cell>
          <table:table-cell table:style-name="ce9" office:value-type="float" office:value="45" calcext:value-type="float">
            <text:p>45</text:p>
          </table:table-cell>
          <table:table-cell table:style-name="ce11" office:value-type="string" calcext:value-type="string">
            <text:p>A59</text:p>
          </table:table-cell>
          <table:table-cell office:value-type="float" office:value="15" calcext:value-type="float">
            <text:p>15</text:p>
          </table:table-cell>
          <table:table-cell office:value-type="float" office:value="555" calcext:value-type="float">
            <text:p>555</text:p>
          </table:table-cell>
          <table:table-cell table:style-name="ce10" table:formula="of:=VLOOKUP([.F1606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606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06" calcext:value-type="float">
            <text:p>1606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21H02M38S" calcext:value-type="time">
            <text:p>21:02:38</text:p>
          </table:table-cell>
          <table:table-cell table:style-name="ce9" office:value-type="float" office:value="8" calcext:value-type="float">
            <text:p>8</text:p>
          </table:table-cell>
          <table:table-cell table:style-name="ce11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style-name="ce10" table:formula="of:=VLOOKUP([.F1607];[$Клиенты.A:.D];4;0)" office:value-type="string" office:string-value="нет" calcext:value-type="string">
            <text:p>нет</text:p>
          </table:table-cell>
          <table:table-cell table:formula="of:=VLOOKUP([.E160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07" calcext:value-type="float">
            <text:p>1607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21H16M41S" calcext:value-type="time">
            <text:p>21:16:41</text:p>
          </table:table-cell>
          <table:table-cell table:style-name="ce9" office:value-type="float" office:value="43" calcext:value-type="float">
            <text:p>43</text:p>
          </table:table-cell>
          <table:table-cell table:style-name="ce11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526" calcext:value-type="float">
            <text:p>526</text:p>
          </table:table-cell>
          <table:table-cell table:style-name="ce10" table:formula="of:=VLOOKUP([.F1608];[$Клиенты.A:.D];4;0)" office:value-type="string" office:string-value="нет" calcext:value-type="string">
            <text:p>нет</text:p>
          </table:table-cell>
          <table:table-cell table:formula="of:=VLOOKUP([.E1608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08" calcext:value-type="float">
            <text:p>1608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21H18M50S" calcext:value-type="time">
            <text:p>21:18:50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table:style-name="ce10" table:formula="of:=VLOOKUP([.F1609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609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09" calcext:value-type="float">
            <text:p>1609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21H22M07S" calcext:value-type="time">
            <text:p>21:22:07</text:p>
          </table:table-cell>
          <table:table-cell table:style-name="ce9" office:value-type="float" office:value="24" calcext:value-type="float">
            <text:p>24</text:p>
          </table:table-cell>
          <table:table-cell table:style-name="ce11" office:value-type="string" calcext:value-type="string">
            <text:p>A60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style-name="ce10" table:formula="of:=VLOOKUP([.F1610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610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10" calcext:value-type="float">
            <text:p>1610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21H23M37S" calcext:value-type="time">
            <text:p>21:23:37</text:p>
          </table:table-cell>
          <table:table-cell table:style-name="ce9" office:value-type="float" office:value="17" calcext:value-type="float">
            <text:p>17</text:p>
          </table:table-cell>
          <table:table-cell table:style-name="ce11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225" calcext:value-type="float">
            <text:p>225</text:p>
          </table:table-cell>
          <table:table-cell table:style-name="ce10" table:formula="of:=VLOOKUP([.F1611];[$Клиенты.A:.D];4;0)" office:value-type="string" office:string-value="нет" calcext:value-type="string">
            <text:p>нет</text:p>
          </table:table-cell>
          <table:table-cell table:formula="of:=VLOOKUP([.E1611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11" calcext:value-type="float">
            <text:p>1611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21H28M15S" calcext:value-type="time">
            <text:p>21:28:15</text:p>
          </table:table-cell>
          <table:table-cell table:style-name="ce9" office:value-type="float" office:value="33" calcext:value-type="float">
            <text:p>33</text:p>
          </table:table-cell>
          <table:table-cell table:style-name="ce11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table:style-name="ce10" table:formula="of:=VLOOKUP([.F1612];[$Клиенты.A:.D];4;0)" office:value-type="string" office:string-value="нет" calcext:value-type="string">
            <text:p>нет</text:p>
          </table:table-cell>
          <table:table-cell table:formula="of:=VLOOKUP([.E161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12" calcext:value-type="float">
            <text:p>1612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21H28M20S" calcext:value-type="time">
            <text:p>21:28:20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488" calcext:value-type="float">
            <text:p>488</text:p>
          </table:table-cell>
          <table:table-cell table:style-name="ce10" table:formula="of:=VLOOKUP([.F1613];[$Клиенты.A:.D];4;0)" office:value-type="string" office:string-value="нет" calcext:value-type="string">
            <text:p>нет</text:p>
          </table:table-cell>
          <table:table-cell table:formula="of:=VLOOKUP([.E1613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13" calcext:value-type="float">
            <text:p>1613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21H33M17S" calcext:value-type="time">
            <text:p>21:33:17</text:p>
          </table:table-cell>
          <table:table-cell table:style-name="ce9" office:value-type="float" office:value="18" calcext:value-type="float">
            <text:p>18</text:p>
          </table:table-cell>
          <table:table-cell table:style-name="ce11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226" calcext:value-type="float">
            <text:p>226</text:p>
          </table:table-cell>
          <table:table-cell table:style-name="ce10" table:formula="of:=VLOOKUP([.F1614];[$Клиенты.A:.D];4;0)" office:value-type="string" office:string-value="нет" calcext:value-type="string">
            <text:p>нет</text:p>
          </table:table-cell>
          <table:table-cell table:formula="of:=VLOOKUP([.E1614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14" calcext:value-type="float">
            <text:p>1614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21H34M31S" calcext:value-type="time">
            <text:p>21:34:31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table:style-name="ce10" table:formula="of:=VLOOKUP([.F1615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1615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15" calcext:value-type="float">
            <text:p>1615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21H40M04S" calcext:value-type="time">
            <text:p>21:40:04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style-name="ce10" table:formula="of:=VLOOKUP([.F1616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61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16" calcext:value-type="float">
            <text:p>1616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21H51M11S" calcext:value-type="time">
            <text:p>21:51:11</text:p>
          </table:table-cell>
          <table:table-cell table:style-name="ce9" office:value-type="float" office:value="16" calcext:value-type="float">
            <text:p>16</text:p>
          </table:table-cell>
          <table:table-cell table:style-name="ce11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193" calcext:value-type="float">
            <text:p>193</text:p>
          </table:table-cell>
          <table:table-cell table:style-name="ce10" table:formula="of:=VLOOKUP([.F1617];[$Клиенты.A:.D];4;0)" office:value-type="string" office:string-value="нет" calcext:value-type="string">
            <text:p>нет</text:p>
          </table:table-cell>
          <table:table-cell table:formula="of:=VLOOKUP([.E161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17" calcext:value-type="float">
            <text:p>1617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21H52M54S" calcext:value-type="time">
            <text:p>21:52:54</text:p>
          </table:table-cell>
          <table:table-cell table:style-name="ce9" office:value-type="float" office:value="29" calcext:value-type="float">
            <text:p>29</text:p>
          </table:table-cell>
          <table:table-cell table:style-name="ce11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311" calcext:value-type="float">
            <text:p>311</text:p>
          </table:table-cell>
          <table:table-cell table:style-name="ce10" table:formula="of:=VLOOKUP([.F1618];[$Клиенты.A:.D];4;0)" office:value-type="string" office:string-value="нет" calcext:value-type="string">
            <text:p>нет</text:p>
          </table:table-cell>
          <table:table-cell table:formula="of:=VLOOKUP([.E1618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18" calcext:value-type="float">
            <text:p>1618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22H21M38S" calcext:value-type="time">
            <text:p>22:21:38</text:p>
          </table:table-cell>
          <table:table-cell table:style-name="ce9" office:value-type="float" office:value="27" calcext:value-type="float">
            <text:p>27</text:p>
          </table:table-cell>
          <table:table-cell table:style-name="ce11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274" calcext:value-type="float">
            <text:p>274</text:p>
          </table:table-cell>
          <table:table-cell table:style-name="ce10" table:formula="of:=VLOOKUP([.F1619];[$Клиенты.A:.D];4;0)" office:value-type="string" office:string-value="нет" calcext:value-type="string">
            <text:p>нет</text:p>
          </table:table-cell>
          <table:table-cell table:formula="of:=VLOOKUP([.E161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19" calcext:value-type="float">
            <text:p>1619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22H50M43S" calcext:value-type="time">
            <text:p>22:50:43</text:p>
          </table:table-cell>
          <table:table-cell table:style-name="ce9" office:value-type="float" office:value="45" calcext:value-type="float">
            <text:p>45</text:p>
          </table:table-cell>
          <table:table-cell table:style-name="ce11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363" calcext:value-type="float">
            <text:p>363</text:p>
          </table:table-cell>
          <table:table-cell table:style-name="ce10" table:formula="of:=VLOOKUP([.F1620];[$Клиенты.A:.D];4;0)" office:value-type="string" office:string-value="нет" calcext:value-type="string">
            <text:p>нет</text:p>
          </table:table-cell>
          <table:table-cell table:formula="of:=VLOOKUP([.E162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20" calcext:value-type="float">
            <text:p>1620</text:p>
          </table:table-cell>
          <table:table-cell office:value-type="date" office:date-value="2025-06-27" calcext:value-type="date">
            <text:p>27.06.25</text:p>
          </table:table-cell>
          <table:table-cell table:style-name="ce8" office:value-type="time" office:time-value="PT22H51M00S" calcext:value-type="time">
            <text:p>22:51:00</text:p>
          </table:table-cell>
          <table:table-cell table:style-name="ce9" office:value-type="float" office:value="28" calcext:value-type="float">
            <text:p>28</text:p>
          </table:table-cell>
          <table:table-cell table:style-name="ce11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table:style-name="ce10" table:formula="of:=VLOOKUP([.F1621];[$Клиенты.A:.D];4;0)" office:value-type="string" office:string-value="нет" calcext:value-type="string">
            <text:p>нет</text:p>
          </table:table-cell>
          <table:table-cell table:formula="of:=VLOOKUP([.E1621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21" calcext:value-type="float">
            <text:p>1621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06H26M44S" calcext:value-type="time">
            <text:p>6:26:44</text:p>
          </table:table-cell>
          <table:table-cell table:style-name="ce9" office:value-type="float" office:value="26" calcext:value-type="float">
            <text:p>26</text:p>
          </table:table-cell>
          <table:table-cell table:style-name="ce11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293" calcext:value-type="float">
            <text:p>293</text:p>
          </table:table-cell>
          <table:table-cell table:style-name="ce10" table:formula="of:=VLOOKUP([.F1622];[$Клиенты.A:.D];4;0)" office:value-type="string" office:string-value="нет" calcext:value-type="string">
            <text:p>нет</text:p>
          </table:table-cell>
          <table:table-cell table:formula="of:=VLOOKUP([.E1622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22" calcext:value-type="float">
            <text:p>1622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06H31M10S" calcext:value-type="time">
            <text:p>6:31:10</text:p>
          </table:table-cell>
          <table:table-cell table:style-name="ce9" office:value-type="float" office:value="47" calcext:value-type="float">
            <text:p>47</text:p>
          </table:table-cell>
          <table:table-cell table:style-name="ce11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421" calcext:value-type="float">
            <text:p>421</text:p>
          </table:table-cell>
          <table:table-cell table:style-name="ce10" table:formula="of:=VLOOKUP([.F1623];[$Клиенты.A:.D];4;0)" office:value-type="string" office:string-value="нет" calcext:value-type="string">
            <text:p>нет</text:p>
          </table:table-cell>
          <table:table-cell table:formula="of:=VLOOKUP([.E162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23" calcext:value-type="float">
            <text:p>1623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08H14M26S" calcext:value-type="time">
            <text:p>8:14:26</text:p>
          </table:table-cell>
          <table:table-cell table:style-name="ce9" office:value-type="float" office:value="17" calcext:value-type="float">
            <text:p>17</text:p>
          </table:table-cell>
          <table:table-cell table:style-name="ce11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style-name="ce10" table:formula="of:=VLOOKUP([.F1624];[$Клиенты.A:.D];4;0)" office:value-type="string" office:string-value="нет" calcext:value-type="string">
            <text:p>нет</text:p>
          </table:table-cell>
          <table:table-cell table:formula="of:=VLOOKUP([.E162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24" calcext:value-type="float">
            <text:p>1624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08H26M44S" calcext:value-type="time">
            <text:p>8:26:44</text:p>
          </table:table-cell>
          <table:table-cell table:style-name="ce9" office:value-type="float" office:value="27" calcext:value-type="float">
            <text:p>27</text:p>
          </table:table-cell>
          <table:table-cell table:style-name="ce11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table:style-name="ce10" table:formula="of:=VLOOKUP([.F1625];[$Клиенты.A:.D];4;0)" office:value-type="string" office:string-value="нет" calcext:value-type="string">
            <text:p>нет</text:p>
          </table:table-cell>
          <table:table-cell table:formula="of:=VLOOKUP([.E1625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25" calcext:value-type="float">
            <text:p>1625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08H31M39S" calcext:value-type="time">
            <text:p>8:31:39</text:p>
          </table:table-cell>
          <table:table-cell table:style-name="ce9" office:value-type="float" office:value="31" calcext:value-type="float">
            <text:p>31</text:p>
          </table:table-cell>
          <table:table-cell table:style-name="ce11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329" calcext:value-type="float">
            <text:p>329</text:p>
          </table:table-cell>
          <table:table-cell table:style-name="ce10" table:formula="of:=VLOOKUP([.F1626];[$Клиенты.A:.D];4;0)" office:value-type="string" office:string-value="нет" calcext:value-type="string">
            <text:p>нет</text:p>
          </table:table-cell>
          <table:table-cell table:formula="of:=VLOOKUP([.E162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26" calcext:value-type="float">
            <text:p>1626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08H48M55S" calcext:value-type="time">
            <text:p>8:48:55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table:style-name="ce10" table:formula="of:=VLOOKUP([.F1627];[$Клиенты.A:.D];4;0)" office:value-type="string" office:string-value="нет" calcext:value-type="string">
            <text:p>нет</text:p>
          </table:table-cell>
          <table:table-cell table:formula="of:=VLOOKUP([.E1627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27" calcext:value-type="float">
            <text:p>1627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08H52M45S" calcext:value-type="time">
            <text:p>8:52:45</text:p>
          </table:table-cell>
          <table:table-cell table:style-name="ce9" office:value-type="float" office:value="44" calcext:value-type="float">
            <text:p>44</text:p>
          </table:table-cell>
          <table:table-cell table:style-name="ce11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540" calcext:value-type="float">
            <text:p>540</text:p>
          </table:table-cell>
          <table:table-cell table:style-name="ce10" table:formula="of:=VLOOKUP([.F1628];[$Клиенты.A:.D];4;0)" office:value-type="string" office:string-value="нет" calcext:value-type="string">
            <text:p>нет</text:p>
          </table:table-cell>
          <table:table-cell table:formula="of:=VLOOKUP([.E1628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28" calcext:value-type="float">
            <text:p>1628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09H05M18S" calcext:value-type="time">
            <text:p>9:05:18</text:p>
          </table:table-cell>
          <table:table-cell table:style-name="ce9" office:value-type="float" office:value="39" calcext:value-type="float">
            <text:p>39</text:p>
          </table:table-cell>
          <table:table-cell table:style-name="ce11" office:value-type="string" calcext:value-type="string">
            <text:p>A58</text:p>
          </table:table-cell>
          <table:table-cell office:value-type="float" office:value="15" calcext:value-type="float">
            <text:p>15</text:p>
          </table:table-cell>
          <table:table-cell office:value-type="float" office:value="449" calcext:value-type="float">
            <text:p>449</text:p>
          </table:table-cell>
          <table:table-cell table:style-name="ce10" table:formula="of:=VLOOKUP([.F1629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629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29" calcext:value-type="float">
            <text:p>1629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09H07M15S" calcext:value-type="time">
            <text:p>9:07:15</text:p>
          </table:table-cell>
          <table:table-cell table:style-name="ce9" office:value-type="float" office:value="41" calcext:value-type="float">
            <text:p>41</text:p>
          </table:table-cell>
          <table:table-cell table:style-name="ce11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461" calcext:value-type="float">
            <text:p>461</text:p>
          </table:table-cell>
          <table:table-cell table:style-name="ce10" table:formula="of:=VLOOKUP([.F1630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63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30" calcext:value-type="float">
            <text:p>1630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09H16M56S" calcext:value-type="time">
            <text:p>9:16:56</text:p>
          </table:table-cell>
          <table:table-cell table:style-name="ce9" office:value-type="float" office:value="38" calcext:value-type="float">
            <text:p>38</text:p>
          </table:table-cell>
          <table:table-cell table:style-name="ce11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358" calcext:value-type="float">
            <text:p>358</text:p>
          </table:table-cell>
          <table:table-cell table:style-name="ce10" table:formula="of:=VLOOKUP([.F1631];[$Клиенты.A:.D];4;0)" office:value-type="string" office:string-value="нет" calcext:value-type="string">
            <text:p>нет</text:p>
          </table:table-cell>
          <table:table-cell table:formula="of:=VLOOKUP([.E163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31" calcext:value-type="float">
            <text:p>1631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09H31M31S" calcext:value-type="time">
            <text:p>9:31:31</text:p>
          </table:table-cell>
          <table:table-cell table:style-name="ce9" office:value-type="float" office:value="25" calcext:value-type="float">
            <text:p>25</text:p>
          </table:table-cell>
          <table:table-cell table:style-name="ce11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table:style-name="ce10" table:formula="of:=VLOOKUP([.F1632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632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32" calcext:value-type="float">
            <text:p>1632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10H05M31S" calcext:value-type="time">
            <text:p>10:05:31</text:p>
          </table:table-cell>
          <table:table-cell table:style-name="ce9" office:value-type="float" office:value="15" calcext:value-type="float">
            <text:p>15</text:p>
          </table:table-cell>
          <table:table-cell table:style-name="ce11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182" calcext:value-type="float">
            <text:p>182</text:p>
          </table:table-cell>
          <table:table-cell table:style-name="ce10" table:formula="of:=VLOOKUP([.F1633];[$Клиенты.A:.D];4;0)" office:value-type="string" office:string-value="нет" calcext:value-type="string">
            <text:p>нет</text:p>
          </table:table-cell>
          <table:table-cell table:formula="of:=VLOOKUP([.E1633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33" calcext:value-type="float">
            <text:p>1633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10H39M04S" calcext:value-type="time">
            <text:p>10:39:04</text:p>
          </table:table-cell>
          <table:table-cell table:style-name="ce9" office:value-type="float" office:value="16" calcext:value-type="float">
            <text:p>16</text:p>
          </table:table-cell>
          <table:table-cell table:style-name="ce11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172" calcext:value-type="float">
            <text:p>172</text:p>
          </table:table-cell>
          <table:table-cell table:style-name="ce10" table:formula="of:=VLOOKUP([.F1634];[$Клиенты.A:.D];4;0)" office:value-type="string" office:string-value="нет" calcext:value-type="string">
            <text:p>нет</text:p>
          </table:table-cell>
          <table:table-cell table:formula="of:=VLOOKUP([.E163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34" calcext:value-type="float">
            <text:p>1634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10H53M08S" calcext:value-type="time">
            <text:p>10:53:08</text:p>
          </table:table-cell>
          <table:table-cell table:style-name="ce9" office:value-type="float" office:value="31" calcext:value-type="float">
            <text:p>31</text:p>
          </table:table-cell>
          <table:table-cell table:style-name="ce11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305" calcext:value-type="float">
            <text:p>305</text:p>
          </table:table-cell>
          <table:table-cell table:style-name="ce10" table:formula="of:=VLOOKUP([.F1635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1635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35" calcext:value-type="float">
            <text:p>1635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11H42M20S" calcext:value-type="time">
            <text:p>11:42:20</text:p>
          </table:table-cell>
          <table:table-cell table:style-name="ce9" office:value-type="float" office:value="42" calcext:value-type="float">
            <text:p>42</text:p>
          </table:table-cell>
          <table:table-cell table:style-name="ce11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435" calcext:value-type="float">
            <text:p>435</text:p>
          </table:table-cell>
          <table:table-cell table:style-name="ce10" table:formula="of:=VLOOKUP([.F1636];[$Клиенты.A:.D];4;0)" office:value-type="string" office:string-value="нет" calcext:value-type="string">
            <text:p>нет</text:p>
          </table:table-cell>
          <table:table-cell table:formula="of:=VLOOKUP([.E1636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36" calcext:value-type="float">
            <text:p>1636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13H12M31S" calcext:value-type="time">
            <text:p>13:12:31</text:p>
          </table:table-cell>
          <table:table-cell table:style-name="ce9" office:value-type="float" office:value="41" calcext:value-type="float">
            <text:p>41</text:p>
          </table:table-cell>
          <table:table-cell table:style-name="ce11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418" calcext:value-type="float">
            <text:p>418</text:p>
          </table:table-cell>
          <table:table-cell table:style-name="ce10" table:formula="of:=VLOOKUP([.F1637];[$Клиенты.A:.D];4;0)" office:value-type="string" office:string-value="нет" calcext:value-type="string">
            <text:p>нет</text:p>
          </table:table-cell>
          <table:table-cell table:formula="of:=VLOOKUP([.E1637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37" calcext:value-type="float">
            <text:p>1637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13H14M13S" calcext:value-type="time">
            <text:p>13:14:13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A63</text:p>
          </table:table-cell>
          <table:table-cell office:value-type="float" office:value="15" calcext:value-type="float">
            <text:p>15</text:p>
          </table:table-cell>
          <table:table-cell office:value-type="float" office:value="546" calcext:value-type="float">
            <text:p>546</text:p>
          </table:table-cell>
          <table:table-cell table:style-name="ce10" table:formula="of:=VLOOKUP([.F1638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638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38" calcext:value-type="float">
            <text:p>1638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13H51M17S" calcext:value-type="time">
            <text:p>13:51:17</text:p>
          </table:table-cell>
          <table:table-cell table:style-name="ce9" office:value-type="float" office:value="26" calcext:value-type="float">
            <text:p>26</text:p>
          </table:table-cell>
          <table:table-cell table:style-name="ce11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311" calcext:value-type="float">
            <text:p>311</text:p>
          </table:table-cell>
          <table:table-cell table:style-name="ce10" table:formula="of:=VLOOKUP([.F1639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63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39" calcext:value-type="float">
            <text:p>1639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13H53M52S" calcext:value-type="time">
            <text:p>13:53:52</text:p>
          </table:table-cell>
          <table:table-cell table:style-name="ce9" office:value-type="float" office:value="29" calcext:value-type="float">
            <text:p>29</text:p>
          </table:table-cell>
          <table:table-cell table:style-name="ce11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313" calcext:value-type="float">
            <text:p>313</text:p>
          </table:table-cell>
          <table:table-cell table:style-name="ce10" table:formula="of:=VLOOKUP([.F1640];[$Клиенты.A:.D];4;0)" office:value-type="string" office:string-value="нет" calcext:value-type="string">
            <text:p>нет</text:p>
          </table:table-cell>
          <table:table-cell table:formula="of:=VLOOKUP([.E164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40" calcext:value-type="float">
            <text:p>1640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13H54M08S" calcext:value-type="time">
            <text:p>13:54:08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table:style-name="ce10" table:formula="of:=VLOOKUP([.F1641];[$Клиенты.A:.D];4;0)" office:value-type="string" office:string-value="нет" calcext:value-type="string">
            <text:p>нет</text:p>
          </table:table-cell>
          <table:table-cell table:formula="of:=VLOOKUP([.E164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41" calcext:value-type="float">
            <text:p>1641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13H58M37S" calcext:value-type="time">
            <text:p>13:58:37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272" calcext:value-type="float">
            <text:p>272</text:p>
          </table:table-cell>
          <table:table-cell table:style-name="ce10" table:formula="of:=VLOOKUP([.F1642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642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42" calcext:value-type="float">
            <text:p>1642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14H03M13S" calcext:value-type="time">
            <text:p>14:03:13</text:p>
          </table:table-cell>
          <table:table-cell table:style-name="ce9" office:value-type="float" office:value="42" calcext:value-type="float">
            <text:p>42</text:p>
          </table:table-cell>
          <table:table-cell table:style-name="ce11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348" calcext:value-type="float">
            <text:p>348</text:p>
          </table:table-cell>
          <table:table-cell table:style-name="ce10" table:formula="of:=VLOOKUP([.F1643];[$Клиенты.A:.D];4;0)" office:value-type="string" office:string-value="нет" calcext:value-type="string">
            <text:p>нет</text:p>
          </table:table-cell>
          <table:table-cell table:formula="of:=VLOOKUP([.E164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43" calcext:value-type="float">
            <text:p>1643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14H04M18S" calcext:value-type="time">
            <text:p>14:04:18</text:p>
          </table:table-cell>
          <table:table-cell table:style-name="ce9" office:value-type="float" office:value="20" calcext:value-type="float">
            <text:p>20</text:p>
          </table:table-cell>
          <table:table-cell table:style-name="ce11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table:style-name="ce10" table:formula="of:=VLOOKUP([.F1644];[$Клиенты.A:.D];4;0)" office:value-type="string" office:string-value="нет" calcext:value-type="string">
            <text:p>нет</text:p>
          </table:table-cell>
          <table:table-cell table:formula="of:=VLOOKUP([.E1644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44" calcext:value-type="float">
            <text:p>1644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14H31M33S" calcext:value-type="time">
            <text:p>14:31:33</text:p>
          </table:table-cell>
          <table:table-cell table:style-name="ce9" office:value-type="float" office:value="43" calcext:value-type="float">
            <text:p>43</text:p>
          </table:table-cell>
          <table:table-cell table:style-name="ce11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481" calcext:value-type="float">
            <text:p>481</text:p>
          </table:table-cell>
          <table:table-cell table:style-name="ce10" table:formula="of:=VLOOKUP([.F1645];[$Клиенты.A:.D];4;0)" office:value-type="string" office:string-value="нет" calcext:value-type="string">
            <text:p>нет</text:p>
          </table:table-cell>
          <table:table-cell table:formula="of:=VLOOKUP([.E1645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45" calcext:value-type="float">
            <text:p>1645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14H49M04S" calcext:value-type="time">
            <text:p>14:49:04</text:p>
          </table:table-cell>
          <table:table-cell table:style-name="ce9" office:value-type="float" office:value="23" calcext:value-type="float">
            <text:p>23</text:p>
          </table:table-cell>
          <table:table-cell table:style-name="ce11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298" calcext:value-type="float">
            <text:p>298</text:p>
          </table:table-cell>
          <table:table-cell table:style-name="ce10" table:formula="of:=VLOOKUP([.F1646];[$Клиенты.A:.D];4;0)" office:value-type="string" office:string-value="нет" calcext:value-type="string">
            <text:p>нет</text:p>
          </table:table-cell>
          <table:table-cell table:formula="of:=VLOOKUP([.E1646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46" calcext:value-type="float">
            <text:p>1646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15H06M40S" calcext:value-type="time">
            <text:p>15:06:40</text:p>
          </table:table-cell>
          <table:table-cell table:style-name="ce9" office:value-type="float" office:value="5" calcext:value-type="float">
            <text:p>5</text:p>
          </table:table-cell>
          <table:table-cell table:style-name="ce11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10" table:formula="of:=VLOOKUP([.F1647];[$Клиенты.A:.D];4;0)" office:value-type="string" office:string-value="нет" calcext:value-type="string">
            <text:p>нет</text:p>
          </table:table-cell>
          <table:table-cell table:formula="of:=VLOOKUP([.E164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47" calcext:value-type="float">
            <text:p>1647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15H22M43S" calcext:value-type="time">
            <text:p>15:22:43</text:p>
          </table:table-cell>
          <table:table-cell table:style-name="ce9" office:value-type="float" office:value="37" calcext:value-type="float">
            <text:p>37</text:p>
          </table:table-cell>
          <table:table-cell table:style-name="ce11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453" calcext:value-type="float">
            <text:p>453</text:p>
          </table:table-cell>
          <table:table-cell table:style-name="ce10" table:formula="of:=VLOOKUP([.F1648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1648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48" calcext:value-type="float">
            <text:p>1648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15H34M11S" calcext:value-type="time">
            <text:p>15:34:11</text:p>
          </table:table-cell>
          <table:table-cell table:style-name="ce9" office:value-type="float" office:value="9" calcext:value-type="float">
            <text:p>9</text:p>
          </table:table-cell>
          <table:table-cell table:style-name="ce11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style-name="ce10" table:formula="of:=VLOOKUP([.F1649];[$Клиенты.A:.D];4;0)" office:value-type="string" office:string-value="нет" calcext:value-type="string">
            <text:p>нет</text:p>
          </table:table-cell>
          <table:table-cell table:formula="of:=VLOOKUP([.E164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49" calcext:value-type="float">
            <text:p>1649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15H55M42S" calcext:value-type="time">
            <text:p>15:55:42</text:p>
          </table:table-cell>
          <table:table-cell table:style-name="ce9" office:value-type="float" office:value="39" calcext:value-type="float">
            <text:p>39</text:p>
          </table:table-cell>
          <table:table-cell table:style-name="ce11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313" calcext:value-type="float">
            <text:p>313</text:p>
          </table:table-cell>
          <table:table-cell table:style-name="ce10" table:formula="of:=VLOOKUP([.F1650];[$Клиенты.A:.D];4;0)" office:value-type="string" office:string-value="нет" calcext:value-type="string">
            <text:p>нет</text:p>
          </table:table-cell>
          <table:table-cell table:formula="of:=VLOOKUP([.E1650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50" calcext:value-type="float">
            <text:p>1650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15H59M54S" calcext:value-type="time">
            <text:p>15:59:54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table:style-name="ce10" table:formula="of:=VLOOKUP([.F1651];[$Клиенты.A:.D];4;0)" office:value-type="string" office:string-value="нет" calcext:value-type="string">
            <text:p>нет</text:p>
          </table:table-cell>
          <table:table-cell table:formula="of:=VLOOKUP([.E1651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51" calcext:value-type="float">
            <text:p>1651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17H06M26S" calcext:value-type="time">
            <text:p>17:06:26</text:p>
          </table:table-cell>
          <table:table-cell table:style-name="ce9" office:value-type="float" office:value="31" calcext:value-type="float">
            <text:p>31</text:p>
          </table:table-cell>
          <table:table-cell table:style-name="ce11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336" calcext:value-type="float">
            <text:p>336</text:p>
          </table:table-cell>
          <table:table-cell table:style-name="ce10" table:formula="of:=VLOOKUP([.F1652];[$Клиенты.A:.D];4;0)" office:value-type="string" office:string-value="нет" calcext:value-type="string">
            <text:p>нет</text:p>
          </table:table-cell>
          <table:table-cell table:formula="of:=VLOOKUP([.E165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52" calcext:value-type="float">
            <text:p>1652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17H11M37S" calcext:value-type="time">
            <text:p>17:11:37</text:p>
          </table:table-cell>
          <table:table-cell table:style-name="ce9" office:value-type="float" office:value="37" calcext:value-type="float">
            <text:p>37</text:p>
          </table:table-cell>
          <table:table-cell table:style-name="ce11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427" calcext:value-type="float">
            <text:p>427</text:p>
          </table:table-cell>
          <table:table-cell table:style-name="ce10" table:formula="of:=VLOOKUP([.F1653];[$Клиенты.A:.D];4;0)" office:value-type="string" office:string-value="нет" calcext:value-type="string">
            <text:p>нет</text:p>
          </table:table-cell>
          <table:table-cell table:formula="of:=VLOOKUP([.E1653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53" calcext:value-type="float">
            <text:p>1653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17H12M31S" calcext:value-type="time">
            <text:p>17:12:31</text:p>
          </table:table-cell>
          <table:table-cell table:style-name="ce9" office:value-type="float" office:value="49" calcext:value-type="float">
            <text:p>49</text:p>
          </table:table-cell>
          <table:table-cell table:style-name="ce11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595" calcext:value-type="float">
            <text:p>595</text:p>
          </table:table-cell>
          <table:table-cell table:style-name="ce10" table:formula="of:=VLOOKUP([.F1654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654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54" calcext:value-type="float">
            <text:p>1654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17H22M48S" calcext:value-type="time">
            <text:p>17:22:48</text:p>
          </table:table-cell>
          <table:table-cell table:style-name="ce9" office:value-type="float" office:value="21" calcext:value-type="float">
            <text:p>21</text:p>
          </table:table-cell>
          <table:table-cell table:style-name="ce11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table:style-name="ce10" table:formula="of:=VLOOKUP([.F1655];[$Клиенты.A:.D];4;0)" office:value-type="string" office:string-value="нет" calcext:value-type="string">
            <text:p>нет</text:p>
          </table:table-cell>
          <table:table-cell table:formula="of:=VLOOKUP([.E1655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55" calcext:value-type="float">
            <text:p>1655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17H31M59S" calcext:value-type="time">
            <text:p>17:31:59</text:p>
          </table:table-cell>
          <table:table-cell table:style-name="ce9" office:value-type="float" office:value="20" calcext:value-type="float">
            <text:p>20</text:p>
          </table:table-cell>
          <table:table-cell table:style-name="ce11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270" calcext:value-type="float">
            <text:p>270</text:p>
          </table:table-cell>
          <table:table-cell table:style-name="ce10" table:formula="of:=VLOOKUP([.F1656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65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56" calcext:value-type="float">
            <text:p>1656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17H40M09S" calcext:value-type="time">
            <text:p>17:40:09</text:p>
          </table:table-cell>
          <table:table-cell table:style-name="ce9" office:value-type="float" office:value="38" calcext:value-type="float">
            <text:p>38</text:p>
          </table:table-cell>
          <table:table-cell table:style-name="ce11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344" calcext:value-type="float">
            <text:p>344</text:p>
          </table:table-cell>
          <table:table-cell table:style-name="ce10" table:formula="of:=VLOOKUP([.F1657];[$Клиенты.A:.D];4;0)" office:value-type="string" office:string-value="нет" calcext:value-type="string">
            <text:p>нет</text:p>
          </table:table-cell>
          <table:table-cell table:formula="of:=VLOOKUP([.E165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57" calcext:value-type="float">
            <text:p>1657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17H47M33S" calcext:value-type="time">
            <text:p>17:47:33</text:p>
          </table:table-cell>
          <table:table-cell table:style-name="ce9" office:value-type="float" office:value="46" calcext:value-type="float">
            <text:p>46</text:p>
          </table:table-cell>
          <table:table-cell table:style-name="ce11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465" calcext:value-type="float">
            <text:p>465</text:p>
          </table:table-cell>
          <table:table-cell table:style-name="ce10" table:formula="of:=VLOOKUP([.F1658];[$Клиенты.A:.D];4;0)" office:value-type="string" office:string-value="нет" calcext:value-type="string">
            <text:p>нет</text:p>
          </table:table-cell>
          <table:table-cell table:formula="of:=VLOOKUP([.E165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58" calcext:value-type="float">
            <text:p>1658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18H24M04S" calcext:value-type="time">
            <text:p>18:24:04</text:p>
          </table:table-cell>
          <table:table-cell table:style-name="ce9" office:value-type="float" office:value="48" calcext:value-type="float">
            <text:p>48</text:p>
          </table:table-cell>
          <table:table-cell table:style-name="ce11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533" calcext:value-type="float">
            <text:p>533</text:p>
          </table:table-cell>
          <table:table-cell table:style-name="ce10" table:formula="of:=VLOOKUP([.F1659];[$Клиенты.A:.D];4;0)" office:value-type="string" office:string-value="нет" calcext:value-type="string">
            <text:p>нет</text:p>
          </table:table-cell>
          <table:table-cell table:formula="of:=VLOOKUP([.E1659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59" calcext:value-type="float">
            <text:p>1659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18H24M53S" calcext:value-type="time">
            <text:p>18:24:53</text:p>
          </table:table-cell>
          <table:table-cell table:style-name="ce9" office:value-type="float" office:value="20" calcext:value-type="float">
            <text:p>20</text:p>
          </table:table-cell>
          <table:table-cell table:style-name="ce11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224" calcext:value-type="float">
            <text:p>224</text:p>
          </table:table-cell>
          <table:table-cell table:style-name="ce10" table:formula="of:=VLOOKUP([.F1660];[$Клиенты.A:.D];4;0)" office:value-type="string" office:string-value="нет" calcext:value-type="string">
            <text:p>нет</text:p>
          </table:table-cell>
          <table:table-cell table:formula="of:=VLOOKUP([.E166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60" calcext:value-type="float">
            <text:p>1660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18H38M34S" calcext:value-type="time">
            <text:p>18:38:34</text:p>
          </table:table-cell>
          <table:table-cell table:style-name="ce9" office:value-type="float" office:value="45" calcext:value-type="float">
            <text:p>45</text:p>
          </table:table-cell>
          <table:table-cell table:style-name="ce11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493" calcext:value-type="float">
            <text:p>493</text:p>
          </table:table-cell>
          <table:table-cell table:style-name="ce10" table:formula="of:=VLOOKUP([.F1661];[$Клиенты.A:.D];4;0)" office:value-type="string" office:string-value="нет" calcext:value-type="string">
            <text:p>нет</text:p>
          </table:table-cell>
          <table:table-cell table:formula="of:=VLOOKUP([.E166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61" calcext:value-type="float">
            <text:p>1661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19H12M13S" calcext:value-type="time">
            <text:p>19:12:13</text:p>
          </table:table-cell>
          <table:table-cell table:style-name="ce9" office:value-type="float" office:value="49" calcext:value-type="float">
            <text:p>49</text:p>
          </table:table-cell>
          <table:table-cell table:style-name="ce11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442" calcext:value-type="float">
            <text:p>442</text:p>
          </table:table-cell>
          <table:table-cell table:style-name="ce10" table:formula="of:=VLOOKUP([.F1662];[$Клиенты.A:.D];4;0)" office:value-type="string" office:string-value="нет" calcext:value-type="string">
            <text:p>нет</text:p>
          </table:table-cell>
          <table:table-cell table:formula="of:=VLOOKUP([.E166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62" calcext:value-type="float">
            <text:p>1662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19H15M39S" calcext:value-type="time">
            <text:p>19:15:39</text:p>
          </table:table-cell>
          <table:table-cell table:style-name="ce9" office:value-type="float" office:value="17" calcext:value-type="float">
            <text:p>17</text:p>
          </table:table-cell>
          <table:table-cell table:style-name="ce11" office:value-type="string" calcext:value-type="string">
            <text:p>A57</text:p>
          </table:table-cell>
          <table:table-cell office:value-type="float" office:value="15" calcext:value-type="float">
            <text:p>15</text:p>
          </table:table-cell>
          <table:table-cell office:value-type="float" office:value="235" calcext:value-type="float">
            <text:p>235</text:p>
          </table:table-cell>
          <table:table-cell table:style-name="ce10" table:formula="of:=VLOOKUP([.F1663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663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63" calcext:value-type="float">
            <text:p>1663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19H20M29S" calcext:value-type="time">
            <text:p>19:20:29</text:p>
          </table:table-cell>
          <table:table-cell table:style-name="ce9" office:value-type="float" office:value="8" calcext:value-type="float">
            <text:p>8</text:p>
          </table:table-cell>
          <table:table-cell table:style-name="ce11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table:style-name="ce10" table:formula="of:=VLOOKUP([.F1664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1664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64" calcext:value-type="float">
            <text:p>1664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19H34M03S" calcext:value-type="time">
            <text:p>19:34:03</text:p>
          </table:table-cell>
          <table:table-cell table:style-name="ce9" office:value-type="float" office:value="42" calcext:value-type="float">
            <text:p>42</text:p>
          </table:table-cell>
          <table:table-cell table:style-name="ce11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388" calcext:value-type="float">
            <text:p>388</text:p>
          </table:table-cell>
          <table:table-cell table:style-name="ce10" table:formula="of:=VLOOKUP([.F1665];[$Клиенты.A:.D];4;0)" office:value-type="string" office:string-value="нет" calcext:value-type="string">
            <text:p>нет</text:p>
          </table:table-cell>
          <table:table-cell table:formula="of:=VLOOKUP([.E1665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65" calcext:value-type="float">
            <text:p>1665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19H40M45S" calcext:value-type="time">
            <text:p>19:40:45</text:p>
          </table:table-cell>
          <table:table-cell table:style-name="ce9" office:value-type="float" office:value="41" calcext:value-type="float">
            <text:p>41</text:p>
          </table:table-cell>
          <table:table-cell table:style-name="ce11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409" calcext:value-type="float">
            <text:p>409</text:p>
          </table:table-cell>
          <table:table-cell table:style-name="ce10" table:formula="of:=VLOOKUP([.F1666];[$Клиенты.A:.D];4;0)" office:value-type="string" office:string-value="нет" calcext:value-type="string">
            <text:p>нет</text:p>
          </table:table-cell>
          <table:table-cell table:formula="of:=VLOOKUP([.E1666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66" calcext:value-type="float">
            <text:p>1666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21H11M17S" calcext:value-type="time">
            <text:p>21:11:17</text:p>
          </table:table-cell>
          <table:table-cell table:style-name="ce9" office:value-type="float" office:value="23" calcext:value-type="float">
            <text:p>23</text:p>
          </table:table-cell>
          <table:table-cell table:style-name="ce11" office:value-type="string" calcext:value-type="string">
            <text:p>A63</text:p>
          </table:table-cell>
          <table:table-cell office:value-type="float" office:value="15" calcext:value-type="float">
            <text:p>15</text:p>
          </table:table-cell>
          <table:table-cell office:value-type="float" office:value="232" calcext:value-type="float">
            <text:p>232</text:p>
          </table:table-cell>
          <table:table-cell table:style-name="ce10" table:formula="of:=VLOOKUP([.F1667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667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67" calcext:value-type="float">
            <text:p>1667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21H16M38S" calcext:value-type="time">
            <text:p>21:16:38</text:p>
          </table:table-cell>
          <table:table-cell table:style-name="ce9" office:value-type="float" office:value="44" calcext:value-type="float">
            <text:p>44</text:p>
          </table:table-cell>
          <table:table-cell table:style-name="ce11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  <table:table-cell table:style-name="ce10" table:formula="of:=VLOOKUP([.F1668];[$Клиенты.A:.D];4;0)" office:value-type="string" office:string-value="нет" calcext:value-type="string">
            <text:p>нет</text:p>
          </table:table-cell>
          <table:table-cell table:formula="of:=VLOOKUP([.E1668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68" calcext:value-type="float">
            <text:p>1668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21H23M03S" calcext:value-type="time">
            <text:p>21:23:03</text:p>
          </table:table-cell>
          <table:table-cell table:style-name="ce9" office:value-type="float" office:value="25" calcext:value-type="float">
            <text:p>25</text:p>
          </table:table-cell>
          <table:table-cell table:style-name="ce11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234" calcext:value-type="float">
            <text:p>234</text:p>
          </table:table-cell>
          <table:table-cell table:style-name="ce10" table:formula="of:=VLOOKUP([.F1669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1669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69" calcext:value-type="float">
            <text:p>1669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21H29M46S" calcext:value-type="time">
            <text:p>21:29:46</text:p>
          </table:table-cell>
          <table:table-cell table:style-name="ce9" office:value-type="float" office:value="41" calcext:value-type="float">
            <text:p>41</text:p>
          </table:table-cell>
          <table:table-cell table:style-name="ce11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338" calcext:value-type="float">
            <text:p>338</text:p>
          </table:table-cell>
          <table:table-cell table:style-name="ce10" table:formula="of:=VLOOKUP([.F1670];[$Клиенты.A:.D];4;0)" office:value-type="string" office:string-value="нет" calcext:value-type="string">
            <text:p>нет</text:p>
          </table:table-cell>
          <table:table-cell table:formula="of:=VLOOKUP([.E1670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70" calcext:value-type="float">
            <text:p>1670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21H32M25S" calcext:value-type="time">
            <text:p>21:32:25</text:p>
          </table:table-cell>
          <table:table-cell table:style-name="ce9" office:value-type="float" office:value="22" calcext:value-type="float">
            <text:p>22</text:p>
          </table:table-cell>
          <table:table-cell table:style-name="ce11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198" calcext:value-type="float">
            <text:p>198</text:p>
          </table:table-cell>
          <table:table-cell table:style-name="ce10" table:formula="of:=VLOOKUP([.F1671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67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71" calcext:value-type="float">
            <text:p>1671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21H33M36S" calcext:value-type="time">
            <text:p>21:33:36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451" calcext:value-type="float">
            <text:p>451</text:p>
          </table:table-cell>
          <table:table-cell table:style-name="ce10" table:formula="of:=VLOOKUP([.F1672];[$Клиенты.A:.D];4;0)" office:value-type="string" office:string-value="нет" calcext:value-type="string">
            <text:p>нет</text:p>
          </table:table-cell>
          <table:table-cell table:formula="of:=VLOOKUP([.E1672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72" calcext:value-type="float">
            <text:p>1672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21H58M49S" calcext:value-type="time">
            <text:p>21:58:49</text:p>
          </table:table-cell>
          <table:table-cell table:style-name="ce9" office:value-type="float" office:value="22" calcext:value-type="float">
            <text:p>22</text:p>
          </table:table-cell>
          <table:table-cell table:style-name="ce11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252" calcext:value-type="float">
            <text:p>252</text:p>
          </table:table-cell>
          <table:table-cell table:style-name="ce10" table:formula="of:=VLOOKUP([.F1673];[$Клиенты.A:.D];4;0)" office:value-type="string" office:string-value="нет" calcext:value-type="string">
            <text:p>нет</text:p>
          </table:table-cell>
          <table:table-cell table:formula="of:=VLOOKUP([.E1673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73" calcext:value-type="float">
            <text:p>1673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22H16M22S" calcext:value-type="time">
            <text:p>22:16:22</text:p>
          </table:table-cell>
          <table:table-cell table:style-name="ce9" office:value-type="float" office:value="22" calcext:value-type="float">
            <text:p>22</text:p>
          </table:table-cell>
          <table:table-cell table:style-name="ce11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295" calcext:value-type="float">
            <text:p>295</text:p>
          </table:table-cell>
          <table:table-cell table:style-name="ce10" table:formula="of:=VLOOKUP([.F1674];[$Клиенты.A:.D];4;0)" office:value-type="string" office:string-value="нет" calcext:value-type="string">
            <text:p>нет</text:p>
          </table:table-cell>
          <table:table-cell table:formula="of:=VLOOKUP([.E1674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74" calcext:value-type="float">
            <text:p>1674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22H16M33S" calcext:value-type="time">
            <text:p>22:16:33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447" calcext:value-type="float">
            <text:p>447</text:p>
          </table:table-cell>
          <table:table-cell table:style-name="ce10" table:formula="of:=VLOOKUP([.F1675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675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75" calcext:value-type="float">
            <text:p>1675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22H39M21S" calcext:value-type="time">
            <text:p>22:39:21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style-name="ce10" table:formula="of:=VLOOKUP([.F1676];[$Клиенты.A:.D];4;0)" office:value-type="string" office:string-value="нет" calcext:value-type="string">
            <text:p>нет</text:p>
          </table:table-cell>
          <table:table-cell table:formula="of:=VLOOKUP([.E167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76" calcext:value-type="float">
            <text:p>1676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22H41M30S" calcext:value-type="time">
            <text:p>22:41:30</text:p>
          </table:table-cell>
          <table:table-cell table:style-name="ce9" office:value-type="float" office:value="42" calcext:value-type="float">
            <text:p>42</text:p>
          </table:table-cell>
          <table:table-cell table:style-name="ce11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468" calcext:value-type="float">
            <text:p>468</text:p>
          </table:table-cell>
          <table:table-cell table:style-name="ce10" table:formula="of:=VLOOKUP([.F1677];[$Клиенты.A:.D];4;0)" office:value-type="string" office:string-value="нет" calcext:value-type="string">
            <text:p>нет</text:p>
          </table:table-cell>
          <table:table-cell table:formula="of:=VLOOKUP([.E167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77" calcext:value-type="float">
            <text:p>1677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22H46M16S" calcext:value-type="time">
            <text:p>22:46:16</text:p>
          </table:table-cell>
          <table:table-cell table:style-name="ce9" office:value-type="float" office:value="11" calcext:value-type="float">
            <text:p>11</text:p>
          </table:table-cell>
          <table:table-cell table:style-name="ce11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table:style-name="ce10" table:formula="of:=VLOOKUP([.F1678];[$Клиенты.A:.D];4;0)" office:value-type="string" office:string-value="нет" calcext:value-type="string">
            <text:p>нет</text:p>
          </table:table-cell>
          <table:table-cell table:formula="of:=VLOOKUP([.E167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78" calcext:value-type="float">
            <text:p>1678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22H47M09S" calcext:value-type="time">
            <text:p>22:47:09</text:p>
          </table:table-cell>
          <table:table-cell table:style-name="ce9" office:value-type="float" office:value="48" calcext:value-type="float">
            <text:p>48</text:p>
          </table:table-cell>
          <table:table-cell table:style-name="ce11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574" calcext:value-type="float">
            <text:p>574</text:p>
          </table:table-cell>
          <table:table-cell table:style-name="ce10" table:formula="of:=VLOOKUP([.F1679];[$Клиенты.A:.D];4;0)" office:value-type="string" office:string-value="нет" calcext:value-type="string">
            <text:p>нет</text:p>
          </table:table-cell>
          <table:table-cell table:formula="of:=VLOOKUP([.E167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79" calcext:value-type="float">
            <text:p>1679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22H49M01S" calcext:value-type="time">
            <text:p>22:49:01</text:p>
          </table:table-cell>
          <table:table-cell table:style-name="ce9" office:value-type="float" office:value="6" calcext:value-type="float">
            <text:p>6</text:p>
          </table:table-cell>
          <table:table-cell table:style-name="ce11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table:style-name="ce10" table:formula="of:=VLOOKUP([.F1680];[$Клиенты.A:.D];4;0)" office:value-type="string" office:string-value="нет" calcext:value-type="string">
            <text:p>нет</text:p>
          </table:table-cell>
          <table:table-cell table:formula="of:=VLOOKUP([.E1680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80" calcext:value-type="float">
            <text:p>1680</text:p>
          </table:table-cell>
          <table:table-cell office:value-type="date" office:date-value="2025-06-28" calcext:value-type="date">
            <text:p>28.06.25</text:p>
          </table:table-cell>
          <table:table-cell table:style-name="ce8" office:value-type="time" office:time-value="PT22H57M14S" calcext:value-type="time">
            <text:p>22:57:14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403" calcext:value-type="float">
            <text:p>403</text:p>
          </table:table-cell>
          <table:table-cell table:style-name="ce10" table:formula="of:=VLOOKUP([.F1681];[$Клиенты.A:.D];4;0)" office:value-type="string" office:string-value="нет" calcext:value-type="string">
            <text:p>нет</text:p>
          </table:table-cell>
          <table:table-cell table:formula="of:=VLOOKUP([.E168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81" calcext:value-type="float">
            <text:p>1681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06H01M31S" calcext:value-type="time">
            <text:p>6:01:31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table:style-name="ce10" table:formula="of:=VLOOKUP([.F1682];[$Клиенты.A:.D];4;0)" office:value-type="string" office:string-value="нет" calcext:value-type="string">
            <text:p>нет</text:p>
          </table:table-cell>
          <table:table-cell table:formula="of:=VLOOKUP([.E1682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82" calcext:value-type="float">
            <text:p>1682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06H59M27S" calcext:value-type="time">
            <text:p>6:59:27</text:p>
          </table:table-cell>
          <table:table-cell table:style-name="ce9" office:value-type="float" office:value="18" calcext:value-type="float">
            <text:p>18</text:p>
          </table:table-cell>
          <table:table-cell table:style-name="ce11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169" calcext:value-type="float">
            <text:p>169</text:p>
          </table:table-cell>
          <table:table-cell table:style-name="ce10" table:formula="of:=VLOOKUP([.F1683];[$Клиенты.A:.D];4;0)" office:value-type="string" office:string-value="нет" calcext:value-type="string">
            <text:p>нет</text:p>
          </table:table-cell>
          <table:table-cell table:formula="of:=VLOOKUP([.E168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83" calcext:value-type="float">
            <text:p>1683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07H03M07S" calcext:value-type="time">
            <text:p>7:03:07</text:p>
          </table:table-cell>
          <table:table-cell table:style-name="ce9" office:value-type="float" office:value="49" calcext:value-type="float">
            <text:p>49</text:p>
          </table:table-cell>
          <table:table-cell table:style-name="ce11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389" calcext:value-type="float">
            <text:p>389</text:p>
          </table:table-cell>
          <table:table-cell table:style-name="ce10" table:formula="of:=VLOOKUP([.F1684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68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84" calcext:value-type="float">
            <text:p>1684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07H08M28S" calcext:value-type="time">
            <text:p>7:08:28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table:style-name="ce10" table:formula="of:=VLOOKUP([.F1685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1685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85" calcext:value-type="float">
            <text:p>1685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07H39M11S" calcext:value-type="time">
            <text:p>7:39:11</text:p>
          </table:table-cell>
          <table:table-cell table:style-name="ce9" office:value-type="float" office:value="41" calcext:value-type="float">
            <text:p>41</text:p>
          </table:table-cell>
          <table:table-cell table:style-name="ce11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425" calcext:value-type="float">
            <text:p>425</text:p>
          </table:table-cell>
          <table:table-cell table:style-name="ce10" table:formula="of:=VLOOKUP([.F1686];[$Клиенты.A:.D];4;0)" office:value-type="string" office:string-value="нет" calcext:value-type="string">
            <text:p>нет</text:p>
          </table:table-cell>
          <table:table-cell table:formula="of:=VLOOKUP([.E1686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86" calcext:value-type="float">
            <text:p>1686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08H01M42S" calcext:value-type="time">
            <text:p>8:01:42</text:p>
          </table:table-cell>
          <table:table-cell table:style-name="ce9" office:value-type="float" office:value="7" calcext:value-type="float">
            <text:p>7</text:p>
          </table:table-cell>
          <table:table-cell table:style-name="ce11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table:style-name="ce10" table:formula="of:=VLOOKUP([.F1687];[$Клиенты.A:.D];4;0)" office:value-type="string" office:string-value="нет" calcext:value-type="string">
            <text:p>нет</text:p>
          </table:table-cell>
          <table:table-cell table:formula="of:=VLOOKUP([.E1687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87" calcext:value-type="float">
            <text:p>1687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08H17M58S" calcext:value-type="time">
            <text:p>8:17:58</text:p>
          </table:table-cell>
          <table:table-cell table:style-name="ce9" office:value-type="float" office:value="11" calcext:value-type="float">
            <text:p>11</text:p>
          </table:table-cell>
          <table:table-cell table:style-name="ce11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125" calcext:value-type="float">
            <text:p>125</text:p>
          </table:table-cell>
          <table:table-cell table:style-name="ce10" table:formula="of:=VLOOKUP([.F1688];[$Клиенты.A:.D];4;0)" office:value-type="string" office:string-value="нет" calcext:value-type="string">
            <text:p>нет</text:p>
          </table:table-cell>
          <table:table-cell table:formula="of:=VLOOKUP([.E1688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88" calcext:value-type="float">
            <text:p>1688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08H27M54S" calcext:value-type="time">
            <text:p>8:27:54</text:p>
          </table:table-cell>
          <table:table-cell table:style-name="ce9" office:value-type="float" office:value="24" calcext:value-type="float">
            <text:p>24</text:p>
          </table:table-cell>
          <table:table-cell table:style-name="ce11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242" calcext:value-type="float">
            <text:p>242</text:p>
          </table:table-cell>
          <table:table-cell table:style-name="ce10" table:formula="of:=VLOOKUP([.F1689];[$Клиенты.A:.D];4;0)" office:value-type="string" office:string-value="нет" calcext:value-type="string">
            <text:p>нет</text:p>
          </table:table-cell>
          <table:table-cell table:formula="of:=VLOOKUP([.E168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89" calcext:value-type="float">
            <text:p>1689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09H15M39S" calcext:value-type="time">
            <text:p>9:15:39</text:p>
          </table:table-cell>
          <table:table-cell table:style-name="ce9" office:value-type="float" office:value="29" calcext:value-type="float">
            <text:p>29</text:p>
          </table:table-cell>
          <table:table-cell table:style-name="ce11" office:value-type="string" calcext:value-type="string">
            <text:p>A64</text:p>
          </table:table-cell>
          <table:table-cell office:value-type="float" office:value="15" calcext:value-type="float">
            <text:p>15</text:p>
          </table:table-cell>
          <table:table-cell office:value-type="float" office:value="247" calcext:value-type="float">
            <text:p>247</text:p>
          </table:table-cell>
          <table:table-cell table:style-name="ce10" table:formula="of:=VLOOKUP([.F1690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690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90" calcext:value-type="float">
            <text:p>1690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09H40M50S" calcext:value-type="time">
            <text:p>9:40:50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495" calcext:value-type="float">
            <text:p>495</text:p>
          </table:table-cell>
          <table:table-cell table:style-name="ce10" table:formula="of:=VLOOKUP([.F1691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691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91" calcext:value-type="float">
            <text:p>1691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09H45M17S" calcext:value-type="time">
            <text:p>9:45:17</text:p>
          </table:table-cell>
          <table:table-cell table:style-name="ce9" office:value-type="float" office:value="28" calcext:value-type="float">
            <text:p>28</text:p>
          </table:table-cell>
          <table:table-cell table:style-name="ce11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table:style-name="ce10" table:formula="of:=VLOOKUP([.F1692];[$Клиенты.A:.D];4;0)" office:value-type="string" office:string-value="нет" calcext:value-type="string">
            <text:p>нет</text:p>
          </table:table-cell>
          <table:table-cell table:formula="of:=VLOOKUP([.E169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92" calcext:value-type="float">
            <text:p>1692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10H13M19S" calcext:value-type="time">
            <text:p>10:13:19</text:p>
          </table:table-cell>
          <table:table-cell table:style-name="ce9" office:value-type="float" office:value="9" calcext:value-type="float">
            <text:p>9</text:p>
          </table:table-cell>
          <table:table-cell table:style-name="ce11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table:style-name="ce10" table:formula="of:=VLOOKUP([.F1693];[$Клиенты.A:.D];4;0)" office:value-type="string" office:string-value="нет" calcext:value-type="string">
            <text:p>нет</text:p>
          </table:table-cell>
          <table:table-cell table:formula="of:=VLOOKUP([.E1693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93" calcext:value-type="float">
            <text:p>1693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10H22M28S" calcext:value-type="time">
            <text:p>10:22:28</text:p>
          </table:table-cell>
          <table:table-cell table:style-name="ce9" office:value-type="float" office:value="5" calcext:value-type="float">
            <text:p>5</text:p>
          </table:table-cell>
          <table:table-cell table:style-name="ce11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style-name="ce10" table:formula="of:=VLOOKUP([.F1694];[$Клиенты.A:.D];4;0)" office:value-type="string" office:string-value="нет" calcext:value-type="string">
            <text:p>нет</text:p>
          </table:table-cell>
          <table:table-cell table:formula="of:=VLOOKUP([.E169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94" calcext:value-type="float">
            <text:p>1694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10H42M36S" calcext:value-type="time">
            <text:p>10:42:36</text:p>
          </table:table-cell>
          <table:table-cell table:style-name="ce9" office:value-type="float" office:value="42" calcext:value-type="float">
            <text:p>42</text:p>
          </table:table-cell>
          <table:table-cell table:style-name="ce11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390" calcext:value-type="float">
            <text:p>390</text:p>
          </table:table-cell>
          <table:table-cell table:style-name="ce10" table:formula="of:=VLOOKUP([.F1695];[$Клиенты.A:.D];4;0)" office:value-type="string" office:string-value="нет" calcext:value-type="string">
            <text:p>нет</text:p>
          </table:table-cell>
          <table:table-cell table:formula="of:=VLOOKUP([.E169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95" calcext:value-type="float">
            <text:p>1695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11H01M59S" calcext:value-type="time">
            <text:p>11:01:59</text:p>
          </table:table-cell>
          <table:table-cell table:style-name="ce9" office:value-type="float" office:value="48" calcext:value-type="float">
            <text:p>48</text:p>
          </table:table-cell>
          <table:table-cell table:style-name="ce11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490" calcext:value-type="float">
            <text:p>490</text:p>
          </table:table-cell>
          <table:table-cell table:style-name="ce10" table:formula="of:=VLOOKUP([.F1696];[$Клиенты.A:.D];4;0)" office:value-type="string" office:string-value="нет" calcext:value-type="string">
            <text:p>нет</text:p>
          </table:table-cell>
          <table:table-cell table:formula="of:=VLOOKUP([.E1696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96" calcext:value-type="float">
            <text:p>1696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13H08M32S" calcext:value-type="time">
            <text:p>13:08:32</text:p>
          </table:table-cell>
          <table:table-cell table:style-name="ce9" office:value-type="float" office:value="37" calcext:value-type="float">
            <text:p>37</text:p>
          </table:table-cell>
          <table:table-cell table:style-name="ce11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379" calcext:value-type="float">
            <text:p>379</text:p>
          </table:table-cell>
          <table:table-cell table:style-name="ce10" table:formula="of:=VLOOKUP([.F1697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1697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97" calcext:value-type="float">
            <text:p>1697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13H32M49S" calcext:value-type="time">
            <text:p>13:32:49</text:p>
          </table:table-cell>
          <table:table-cell table:style-name="ce9" office:value-type="float" office:value="18" calcext:value-type="float">
            <text:p>18</text:p>
          </table:table-cell>
          <table:table-cell table:style-name="ce11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table:style-name="ce10" table:formula="of:=VLOOKUP([.F1698];[$Клиенты.A:.D];4;0)" office:value-type="string" office:string-value="нет" calcext:value-type="string">
            <text:p>нет</text:p>
          </table:table-cell>
          <table:table-cell table:formula="of:=VLOOKUP([.E1698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98" calcext:value-type="float">
            <text:p>1698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13H33M24S" calcext:value-type="time">
            <text:p>13:33:24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330" calcext:value-type="float">
            <text:p>330</text:p>
          </table:table-cell>
          <table:table-cell table:style-name="ce10" table:formula="of:=VLOOKUP([.F1699];[$Клиенты.A:.D];4;0)" office:value-type="string" office:string-value="нет" calcext:value-type="string">
            <text:p>нет</text:p>
          </table:table-cell>
          <table:table-cell table:formula="of:=VLOOKUP([.E169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699" calcext:value-type="float">
            <text:p>1699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13H58M50S" calcext:value-type="time">
            <text:p>13:58:50</text:p>
          </table:table-cell>
          <table:table-cell table:style-name="ce9" office:value-type="float" office:value="5" calcext:value-type="float">
            <text:p>5</text:p>
          </table:table-cell>
          <table:table-cell table:style-name="ce11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style-name="ce10" table:formula="of:=VLOOKUP([.F1700];[$Клиенты.A:.D];4;0)" office:value-type="string" office:string-value="нет" calcext:value-type="string">
            <text:p>нет</text:p>
          </table:table-cell>
          <table:table-cell table:formula="of:=VLOOKUP([.E170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00" calcext:value-type="float">
            <text:p>1700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14H03M27S" calcext:value-type="time">
            <text:p>14:03:27</text:p>
          </table:table-cell>
          <table:table-cell table:style-name="ce9" office:value-type="float" office:value="39" calcext:value-type="float">
            <text:p>39</text:p>
          </table:table-cell>
          <table:table-cell table:style-name="ce11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488" calcext:value-type="float">
            <text:p>488</text:p>
          </table:table-cell>
          <table:table-cell table:style-name="ce10" table:formula="of:=VLOOKUP([.F1701];[$Клиенты.A:.D];4;0)" office:value-type="string" office:string-value="нет" calcext:value-type="string">
            <text:p>нет</text:p>
          </table:table-cell>
          <table:table-cell table:formula="of:=VLOOKUP([.E170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01" calcext:value-type="float">
            <text:p>1701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14H05M08S" calcext:value-type="time">
            <text:p>14:05:08</text:p>
          </table:table-cell>
          <table:table-cell table:style-name="ce9" office:value-type="float" office:value="9" calcext:value-type="float">
            <text:p>9</text:p>
          </table:table-cell>
          <table:table-cell table:style-name="ce11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142" calcext:value-type="float">
            <text:p>142</text:p>
          </table:table-cell>
          <table:table-cell table:style-name="ce10" table:formula="of:=VLOOKUP([.F1702];[$Клиенты.A:.D];4;0)" office:value-type="string" office:string-value="нет" calcext:value-type="string">
            <text:p>нет</text:p>
          </table:table-cell>
          <table:table-cell table:formula="of:=VLOOKUP([.E1702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02" calcext:value-type="float">
            <text:p>1702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14H08M25S" calcext:value-type="time">
            <text:p>14:08:25</text:p>
          </table:table-cell>
          <table:table-cell table:style-name="ce9" office:value-type="float" office:value="24" calcext:value-type="float">
            <text:p>24</text:p>
          </table:table-cell>
          <table:table-cell table:style-name="ce11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213" calcext:value-type="float">
            <text:p>213</text:p>
          </table:table-cell>
          <table:table-cell table:style-name="ce10" table:formula="of:=VLOOKUP([.F1703];[$Клиенты.A:.D];4;0)" office:value-type="string" office:string-value="нет" calcext:value-type="string">
            <text:p>нет</text:p>
          </table:table-cell>
          <table:table-cell table:formula="of:=VLOOKUP([.E170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03" calcext:value-type="float">
            <text:p>1703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14H25M05S" calcext:value-type="time">
            <text:p>14:25:05</text:p>
          </table:table-cell>
          <table:table-cell table:style-name="ce9" office:value-type="float" office:value="20" calcext:value-type="float">
            <text:p>20</text:p>
          </table:table-cell>
          <table:table-cell table:style-name="ce11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261" calcext:value-type="float">
            <text:p>261</text:p>
          </table:table-cell>
          <table:table-cell table:style-name="ce10" table:formula="of:=VLOOKUP([.F1704];[$Клиенты.A:.D];4;0)" office:value-type="string" office:string-value="нет" calcext:value-type="string">
            <text:p>нет</text:p>
          </table:table-cell>
          <table:table-cell table:formula="of:=VLOOKUP([.E170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04" calcext:value-type="float">
            <text:p>1704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14H27M37S" calcext:value-type="time">
            <text:p>14:27:37</text:p>
          </table:table-cell>
          <table:table-cell table:style-name="ce9" office:value-type="float" office:value="18" calcext:value-type="float">
            <text:p>18</text:p>
          </table:table-cell>
          <table:table-cell table:style-name="ce11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table:style-name="ce10" table:formula="of:=VLOOKUP([.F1705];[$Клиенты.A:.D];4;0)" office:value-type="string" office:string-value="нет" calcext:value-type="string">
            <text:p>нет</text:p>
          </table:table-cell>
          <table:table-cell table:formula="of:=VLOOKUP([.E1705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05" calcext:value-type="float">
            <text:p>1705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14H39M44S" calcext:value-type="time">
            <text:p>14:39:44</text:p>
          </table:table-cell>
          <table:table-cell table:style-name="ce9" office:value-type="float" office:value="25" calcext:value-type="float">
            <text:p>25</text:p>
          </table:table-cell>
          <table:table-cell table:style-name="ce11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332" calcext:value-type="float">
            <text:p>332</text:p>
          </table:table-cell>
          <table:table-cell table:style-name="ce10" table:formula="of:=VLOOKUP([.F1706];[$Клиенты.A:.D];4;0)" office:value-type="string" office:string-value="нет" calcext:value-type="string">
            <text:p>нет</text:p>
          </table:table-cell>
          <table:table-cell table:formula="of:=VLOOKUP([.E1706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06" calcext:value-type="float">
            <text:p>1706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14H51M02S" calcext:value-type="time">
            <text:p>14:51:02</text:p>
          </table:table-cell>
          <table:table-cell table:style-name="ce9" office:value-type="float" office:value="19" calcext:value-type="float">
            <text:p>19</text:p>
          </table:table-cell>
          <table:table-cell table:style-name="ce11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242" calcext:value-type="float">
            <text:p>242</text:p>
          </table:table-cell>
          <table:table-cell table:style-name="ce10" table:formula="of:=VLOOKUP([.F1707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70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07" calcext:value-type="float">
            <text:p>1707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14H51M05S" calcext:value-type="time">
            <text:p>14:51:05</text:p>
          </table:table-cell>
          <table:table-cell table:style-name="ce9" office:value-type="float" office:value="31" calcext:value-type="float">
            <text:p>31</text:p>
          </table:table-cell>
          <table:table-cell table:style-name="ce11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319" calcext:value-type="float">
            <text:p>319</text:p>
          </table:table-cell>
          <table:table-cell table:style-name="ce10" table:formula="of:=VLOOKUP([.F1708];[$Клиенты.A:.D];4;0)" office:value-type="string" office:string-value="нет" calcext:value-type="string">
            <text:p>нет</text:p>
          </table:table-cell>
          <table:table-cell table:formula="of:=VLOOKUP([.E1708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08" calcext:value-type="float">
            <text:p>1708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15H20M12S" calcext:value-type="time">
            <text:p>15:20:12</text:p>
          </table:table-cell>
          <table:table-cell table:style-name="ce9" office:value-type="float" office:value="46" calcext:value-type="float">
            <text:p>46</text:p>
          </table:table-cell>
          <table:table-cell table:style-name="ce11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561" calcext:value-type="float">
            <text:p>561</text:p>
          </table:table-cell>
          <table:table-cell table:style-name="ce10" table:formula="of:=VLOOKUP([.F1709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709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09" calcext:value-type="float">
            <text:p>1709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15H31M55S" calcext:value-type="time">
            <text:p>15:31:55</text:p>
          </table:table-cell>
          <table:table-cell table:style-name="ce9" office:value-type="float" office:value="7" calcext:value-type="float">
            <text:p>7</text:p>
          </table:table-cell>
          <table:table-cell table:style-name="ce11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table:style-name="ce10" table:formula="of:=VLOOKUP([.F1710];[$Клиенты.A:.D];4;0)" office:value-type="string" office:string-value="нет" calcext:value-type="string">
            <text:p>нет</text:p>
          </table:table-cell>
          <table:table-cell table:formula="of:=VLOOKUP([.E1710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10" calcext:value-type="float">
            <text:p>1710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15H39M46S" calcext:value-type="time">
            <text:p>15:39:46</text:p>
          </table:table-cell>
          <table:table-cell table:style-name="ce9" office:value-type="float" office:value="29" calcext:value-type="float">
            <text:p>29</text:p>
          </table:table-cell>
          <table:table-cell table:style-name="ce11" office:value-type="string" calcext:value-type="string">
            <text:p>A57</text:p>
          </table:table-cell>
          <table:table-cell office:value-type="float" office:value="15" calcext:value-type="float">
            <text:p>15</text:p>
          </table:table-cell>
          <table:table-cell office:value-type="float" office:value="349" calcext:value-type="float">
            <text:p>349</text:p>
          </table:table-cell>
          <table:table-cell table:style-name="ce10" table:formula="of:=VLOOKUP([.F1711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711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11" calcext:value-type="float">
            <text:p>1711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17H03M49S" calcext:value-type="time">
            <text:p>17:03:49</text:p>
          </table:table-cell>
          <table:table-cell table:style-name="ce9" office:value-type="float" office:value="8" calcext:value-type="float">
            <text:p>8</text:p>
          </table:table-cell>
          <table:table-cell table:style-name="ce11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132" calcext:value-type="float">
            <text:p>132</text:p>
          </table:table-cell>
          <table:table-cell table:style-name="ce10" table:formula="of:=VLOOKUP([.F1712];[$Клиенты.A:.D];4;0)" office:value-type="string" office:string-value="нет" calcext:value-type="string">
            <text:p>нет</text:p>
          </table:table-cell>
          <table:table-cell table:formula="of:=VLOOKUP([.E171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12" calcext:value-type="float">
            <text:p>1712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17H05M37S" calcext:value-type="time">
            <text:p>17:05:37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293" calcext:value-type="float">
            <text:p>293</text:p>
          </table:table-cell>
          <table:table-cell table:style-name="ce10" table:formula="of:=VLOOKUP([.F1713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71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13" calcext:value-type="float">
            <text:p>1713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17H11M11S" calcext:value-type="time">
            <text:p>17:11:11</text:p>
          </table:table-cell>
          <table:table-cell table:style-name="ce9" office:value-type="float" office:value="34" calcext:value-type="float">
            <text:p>34</text:p>
          </table:table-cell>
          <table:table-cell table:style-name="ce11" office:value-type="string" calcext:value-type="string">
            <text:p>A64</text:p>
          </table:table-cell>
          <table:table-cell office:value-type="float" office:value="15" calcext:value-type="float">
            <text:p>15</text:p>
          </table:table-cell>
          <table:table-cell office:value-type="float" office:value="380" calcext:value-type="float">
            <text:p>380</text:p>
          </table:table-cell>
          <table:table-cell table:style-name="ce10" table:formula="of:=VLOOKUP([.F1714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714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14" calcext:value-type="float">
            <text:p>1714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17H21M29S" calcext:value-type="time">
            <text:p>17:21:29</text:p>
          </table:table-cell>
          <table:table-cell table:style-name="ce9" office:value-type="float" office:value="17" calcext:value-type="float">
            <text:p>17</text:p>
          </table:table-cell>
          <table:table-cell table:style-name="ce11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165" calcext:value-type="float">
            <text:p>165</text:p>
          </table:table-cell>
          <table:table-cell table:style-name="ce10" table:formula="of:=VLOOKUP([.F1715];[$Клиенты.A:.D];4;0)" office:value-type="string" office:string-value="нет" calcext:value-type="string">
            <text:p>нет</text:p>
          </table:table-cell>
          <table:table-cell table:formula="of:=VLOOKUP([.E1715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15" calcext:value-type="float">
            <text:p>1715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17H23M07S" calcext:value-type="time">
            <text:p>17:23:07</text:p>
          </table:table-cell>
          <table:table-cell table:style-name="ce9" office:value-type="float" office:value="15" calcext:value-type="float">
            <text:p>15</text:p>
          </table:table-cell>
          <table:table-cell table:style-name="ce11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table:style-name="ce10" table:formula="of:=VLOOKUP([.F1716];[$Клиенты.A:.D];4;0)" office:value-type="string" office:string-value="нет" calcext:value-type="string">
            <text:p>нет</text:p>
          </table:table-cell>
          <table:table-cell table:formula="of:=VLOOKUP([.E1716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16" calcext:value-type="float">
            <text:p>1716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17H26M02S" calcext:value-type="time">
            <text:p>17:26:02</text:p>
          </table:table-cell>
          <table:table-cell table:style-name="ce9" office:value-type="float" office:value="44" calcext:value-type="float">
            <text:p>44</text:p>
          </table:table-cell>
          <table:table-cell table:style-name="ce11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442" calcext:value-type="float">
            <text:p>442</text:p>
          </table:table-cell>
          <table:table-cell table:style-name="ce10" table:formula="of:=VLOOKUP([.F1717];[$Клиенты.A:.D];4;0)" office:value-type="string" office:string-value="нет" calcext:value-type="string">
            <text:p>нет</text:p>
          </table:table-cell>
          <table:table-cell table:formula="of:=VLOOKUP([.E1717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17" calcext:value-type="float">
            <text:p>1717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17H33M53S" calcext:value-type="time">
            <text:p>17:33:53</text:p>
          </table:table-cell>
          <table:table-cell table:style-name="ce9" office:value-type="float" office:value="42" calcext:value-type="float">
            <text:p>42</text:p>
          </table:table-cell>
          <table:table-cell table:style-name="ce11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475" calcext:value-type="float">
            <text:p>475</text:p>
          </table:table-cell>
          <table:table-cell table:style-name="ce10" table:formula="of:=VLOOKUP([.F1718];[$Клиенты.A:.D];4;0)" office:value-type="string" office:string-value="нет" calcext:value-type="string">
            <text:p>нет</text:p>
          </table:table-cell>
          <table:table-cell table:formula="of:=VLOOKUP([.E171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18" calcext:value-type="float">
            <text:p>1718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17H42M12S" calcext:value-type="time">
            <text:p>17:42:12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281" calcext:value-type="float">
            <text:p>281</text:p>
          </table:table-cell>
          <table:table-cell table:style-name="ce10" table:formula="of:=VLOOKUP([.F1719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1719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19" calcext:value-type="float">
            <text:p>1719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17H46M54S" calcext:value-type="time">
            <text:p>17:46:54</text:p>
          </table:table-cell>
          <table:table-cell table:style-name="ce9" office:value-type="float" office:value="15" calcext:value-type="float">
            <text:p>15</text:p>
          </table:table-cell>
          <table:table-cell table:style-name="ce11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table:style-name="ce10" table:formula="of:=VLOOKUP([.F1720];[$Клиенты.A:.D];4;0)" office:value-type="string" office:string-value="нет" calcext:value-type="string">
            <text:p>нет</text:p>
          </table:table-cell>
          <table:table-cell table:formula="of:=VLOOKUP([.E1720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20" calcext:value-type="float">
            <text:p>1720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18H18M19S" calcext:value-type="time">
            <text:p>18:18:19</text:p>
          </table:table-cell>
          <table:table-cell table:style-name="ce9" office:value-type="float" office:value="25" calcext:value-type="float">
            <text:p>25</text:p>
          </table:table-cell>
          <table:table-cell table:style-name="ce11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321" calcext:value-type="float">
            <text:p>321</text:p>
          </table:table-cell>
          <table:table-cell table:style-name="ce10" table:formula="of:=VLOOKUP([.F1721];[$Клиенты.A:.D];4;0)" office:value-type="string" office:string-value="нет" calcext:value-type="string">
            <text:p>нет</text:p>
          </table:table-cell>
          <table:table-cell table:formula="of:=VLOOKUP([.E1721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21" calcext:value-type="float">
            <text:p>1721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18H30M45S" calcext:value-type="time">
            <text:p>18:30:45</text:p>
          </table:table-cell>
          <table:table-cell table:style-name="ce9" office:value-type="float" office:value="27" calcext:value-type="float">
            <text:p>27</text:p>
          </table:table-cell>
          <table:table-cell table:style-name="ce11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297" calcext:value-type="float">
            <text:p>297</text:p>
          </table:table-cell>
          <table:table-cell table:style-name="ce10" table:formula="of:=VLOOKUP([.F1722];[$Клиенты.A:.D];4;0)" office:value-type="string" office:string-value="нет" calcext:value-type="string">
            <text:p>нет</text:p>
          </table:table-cell>
          <table:table-cell table:formula="of:=VLOOKUP([.E172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22" calcext:value-type="float">
            <text:p>1722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18H47M54S" calcext:value-type="time">
            <text:p>18:47:54</text:p>
          </table:table-cell>
          <table:table-cell table:style-name="ce9" office:value-type="float" office:value="44" calcext:value-type="float">
            <text:p>44</text:p>
          </table:table-cell>
          <table:table-cell table:style-name="ce11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529" calcext:value-type="float">
            <text:p>529</text:p>
          </table:table-cell>
          <table:table-cell table:style-name="ce10" table:formula="of:=VLOOKUP([.F1723];[$Клиенты.A:.D];4;0)" office:value-type="string" office:string-value="нет" calcext:value-type="string">
            <text:p>нет</text:p>
          </table:table-cell>
          <table:table-cell table:formula="of:=VLOOKUP([.E1723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23" calcext:value-type="float">
            <text:p>1723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19H05M06S" calcext:value-type="time">
            <text:p>19:05:06</text:p>
          </table:table-cell>
          <table:table-cell table:style-name="ce9" office:value-type="float" office:value="15" calcext:value-type="float">
            <text:p>15</text:p>
          </table:table-cell>
          <table:table-cell table:style-name="ce11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205" calcext:value-type="float">
            <text:p>205</text:p>
          </table:table-cell>
          <table:table-cell table:style-name="ce10" table:formula="of:=VLOOKUP([.F1724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724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24" calcext:value-type="float">
            <text:p>1724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19H29M18S" calcext:value-type="time">
            <text:p>19:29:18</text:p>
          </table:table-cell>
          <table:table-cell table:style-name="ce9" office:value-type="float" office:value="28" calcext:value-type="float">
            <text:p>28</text:p>
          </table:table-cell>
          <table:table-cell table:style-name="ce11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339" calcext:value-type="float">
            <text:p>339</text:p>
          </table:table-cell>
          <table:table-cell table:style-name="ce10" table:formula="of:=VLOOKUP([.F1725];[$Клиенты.A:.D];4;0)" office:value-type="string" office:string-value="нет" calcext:value-type="string">
            <text:p>нет</text:p>
          </table:table-cell>
          <table:table-cell table:formula="of:=VLOOKUP([.E172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25" calcext:value-type="float">
            <text:p>1725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19H47M22S" calcext:value-type="time">
            <text:p>19:47:22</text:p>
          </table:table-cell>
          <table:table-cell table:style-name="ce9" office:value-type="float" office:value="24" calcext:value-type="float">
            <text:p>24</text:p>
          </table:table-cell>
          <table:table-cell table:style-name="ce11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215" calcext:value-type="float">
            <text:p>215</text:p>
          </table:table-cell>
          <table:table-cell table:style-name="ce10" table:formula="of:=VLOOKUP([.F1726];[$Клиенты.A:.D];4;0)" office:value-type="string" office:string-value="нет" calcext:value-type="string">
            <text:p>нет</text:p>
          </table:table-cell>
          <table:table-cell table:formula="of:=VLOOKUP([.E1726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26" calcext:value-type="float">
            <text:p>1726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21H08M43S" calcext:value-type="time">
            <text:p>21:08:43</text:p>
          </table:table-cell>
          <table:table-cell table:style-name="ce9" office:value-type="float" office:value="26" calcext:value-type="float">
            <text:p>26</text:p>
          </table:table-cell>
          <table:table-cell table:style-name="ce11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table:style-name="ce10" table:formula="of:=VLOOKUP([.F1727];[$Клиенты.A:.D];4;0)" office:value-type="string" office:string-value="нет" calcext:value-type="string">
            <text:p>нет</text:p>
          </table:table-cell>
          <table:table-cell table:formula="of:=VLOOKUP([.E1727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27" calcext:value-type="float">
            <text:p>1727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21H17M52S" calcext:value-type="time">
            <text:p>21:17:52</text:p>
          </table:table-cell>
          <table:table-cell table:style-name="ce9" office:value-type="float" office:value="25" calcext:value-type="float">
            <text:p>25</text:p>
          </table:table-cell>
          <table:table-cell table:style-name="ce11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218" calcext:value-type="float">
            <text:p>218</text:p>
          </table:table-cell>
          <table:table-cell table:style-name="ce10" table:formula="of:=VLOOKUP([.F1728];[$Клиенты.A:.D];4;0)" office:value-type="string" office:string-value="нет" calcext:value-type="string">
            <text:p>нет</text:p>
          </table:table-cell>
          <table:table-cell table:formula="of:=VLOOKUP([.E172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28" calcext:value-type="float">
            <text:p>1728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21H28M40S" calcext:value-type="time">
            <text:p>21:28:40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546" calcext:value-type="float">
            <text:p>546</text:p>
          </table:table-cell>
          <table:table-cell table:style-name="ce10" table:formula="of:=VLOOKUP([.F1729];[$Клиенты.A:.D];4;0)" office:value-type="string" office:string-value="нет" calcext:value-type="string">
            <text:p>нет</text:p>
          </table:table-cell>
          <table:table-cell table:formula="of:=VLOOKUP([.E172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29" calcext:value-type="float">
            <text:p>1729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21H51M57S" calcext:value-type="time">
            <text:p>21:51:57</text:p>
          </table:table-cell>
          <table:table-cell table:style-name="ce9" office:value-type="float" office:value="24" calcext:value-type="float">
            <text:p>24</text:p>
          </table:table-cell>
          <table:table-cell table:style-name="ce11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table:style-name="ce10" table:formula="of:=VLOOKUP([.F1730];[$Клиенты.A:.D];4;0)" office:value-type="string" office:string-value="нет" calcext:value-type="string">
            <text:p>нет</text:p>
          </table:table-cell>
          <table:table-cell table:formula="of:=VLOOKUP([.E1730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30" calcext:value-type="float">
            <text:p>1730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22H05M37S" calcext:value-type="time">
            <text:p>22:05:37</text:p>
          </table:table-cell>
          <table:table-cell table:style-name="ce9" office:value-type="float" office:value="11" calcext:value-type="float">
            <text:p>11</text:p>
          </table:table-cell>
          <table:table-cell table:style-name="ce11" office:value-type="string" calcext:value-type="string">
            <text:p>A62</text:p>
          </table:table-cell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  <table:table-cell table:style-name="ce10" table:formula="of:=VLOOKUP([.F1731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731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31" calcext:value-type="float">
            <text:p>1731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22H06M24S" calcext:value-type="time">
            <text:p>22:06:24</text:p>
          </table:table-cell>
          <table:table-cell table:style-name="ce9" office:value-type="float" office:value="15" calcext:value-type="float">
            <text:p>15</text:p>
          </table:table-cell>
          <table:table-cell table:style-name="ce11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table:style-name="ce10" table:formula="of:=VLOOKUP([.F1732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732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32" calcext:value-type="float">
            <text:p>1732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22H08M34S" calcext:value-type="time">
            <text:p>22:08:34</text:p>
          </table:table-cell>
          <table:table-cell table:style-name="ce9" office:value-type="float" office:value="47" calcext:value-type="float">
            <text:p>47</text:p>
          </table:table-cell>
          <table:table-cell table:style-name="ce11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522" calcext:value-type="float">
            <text:p>522</text:p>
          </table:table-cell>
          <table:table-cell table:style-name="ce10" table:formula="of:=VLOOKUP([.F1733];[$Клиенты.A:.D];4;0)" office:value-type="string" office:string-value="нет" calcext:value-type="string">
            <text:p>нет</text:p>
          </table:table-cell>
          <table:table-cell table:formula="of:=VLOOKUP([.E1733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33" calcext:value-type="float">
            <text:p>1733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22H12M07S" calcext:value-type="time">
            <text:p>22:12:07</text:p>
          </table:table-cell>
          <table:table-cell table:style-name="ce9" office:value-type="float" office:value="6" calcext:value-type="float">
            <text:p>6</text:p>
          </table:table-cell>
          <table:table-cell table:style-name="ce11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table:style-name="ce10" table:formula="of:=VLOOKUP([.F1734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73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34" calcext:value-type="float">
            <text:p>1734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22H13M11S" calcext:value-type="time">
            <text:p>22:13:11</text:p>
          </table:table-cell>
          <table:table-cell table:style-name="ce9" office:value-type="float" office:value="21" calcext:value-type="float">
            <text:p>21</text:p>
          </table:table-cell>
          <table:table-cell table:style-name="ce11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275" calcext:value-type="float">
            <text:p>275</text:p>
          </table:table-cell>
          <table:table-cell table:style-name="ce10" table:formula="of:=VLOOKUP([.F1735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1735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35" calcext:value-type="float">
            <text:p>1735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22H15M19S" calcext:value-type="time">
            <text:p>22:15:19</text:p>
          </table:table-cell>
          <table:table-cell table:style-name="ce9" office:value-type="float" office:value="42" calcext:value-type="float">
            <text:p>42</text:p>
          </table:table-cell>
          <table:table-cell table:style-name="ce11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463" calcext:value-type="float">
            <text:p>463</text:p>
          </table:table-cell>
          <table:table-cell table:style-name="ce10" table:formula="of:=VLOOKUP([.F1736];[$Клиенты.A:.D];4;0)" office:value-type="string" office:string-value="нет" calcext:value-type="string">
            <text:p>нет</text:p>
          </table:table-cell>
          <table:table-cell table:formula="of:=VLOOKUP([.E1736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36" calcext:value-type="float">
            <text:p>1736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22H17M47S" calcext:value-type="time">
            <text:p>22:17:47</text:p>
          </table:table-cell>
          <table:table-cell table:style-name="ce9" office:value-type="float" office:value="34" calcext:value-type="float">
            <text:p>34</text:p>
          </table:table-cell>
          <table:table-cell table:style-name="ce11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 table:style-name="ce10" table:formula="of:=VLOOKUP([.F1737];[$Клиенты.A:.D];4;0)" office:value-type="string" office:string-value="нет" calcext:value-type="string">
            <text:p>нет</text:p>
          </table:table-cell>
          <table:table-cell table:formula="of:=VLOOKUP([.E173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37" calcext:value-type="float">
            <text:p>1737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22H23M34S" calcext:value-type="time">
            <text:p>22:23:34</text:p>
          </table:table-cell>
          <table:table-cell table:style-name="ce9" office:value-type="float" office:value="25" calcext:value-type="float">
            <text:p>25</text:p>
          </table:table-cell>
          <table:table-cell table:style-name="ce11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306" calcext:value-type="float">
            <text:p>306</text:p>
          </table:table-cell>
          <table:table-cell table:style-name="ce10" table:formula="of:=VLOOKUP([.F1738];[$Клиенты.A:.D];4;0)" office:value-type="string" office:string-value="нет" calcext:value-type="string">
            <text:p>нет</text:p>
          </table:table-cell>
          <table:table-cell table:formula="of:=VLOOKUP([.E1738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38" calcext:value-type="float">
            <text:p>1738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22H25M23S" calcext:value-type="time">
            <text:p>22:25:23</text:p>
          </table:table-cell>
          <table:table-cell table:style-name="ce9" office:value-type="float" office:value="8" calcext:value-type="float">
            <text:p>8</text:p>
          </table:table-cell>
          <table:table-cell table:style-name="ce11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table:style-name="ce10" table:formula="of:=VLOOKUP([.F1739];[$Клиенты.A:.D];4;0)" office:value-type="string" office:string-value="нет" calcext:value-type="string">
            <text:p>нет</text:p>
          </table:table-cell>
          <table:table-cell table:formula="of:=VLOOKUP([.E1739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39" calcext:value-type="float">
            <text:p>1739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22H31M28S" calcext:value-type="time">
            <text:p>22:31:28</text:p>
          </table:table-cell>
          <table:table-cell table:style-name="ce9" office:value-type="float" office:value="14" calcext:value-type="float">
            <text:p>14</text:p>
          </table:table-cell>
          <table:table-cell table:style-name="ce11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209" calcext:value-type="float">
            <text:p>209</text:p>
          </table:table-cell>
          <table:table-cell table:style-name="ce10" table:formula="of:=VLOOKUP([.F1740];[$Клиенты.A:.D];4;0)" office:value-type="string" office:string-value="нет" calcext:value-type="string">
            <text:p>нет</text:p>
          </table:table-cell>
          <table:table-cell table:formula="of:=VLOOKUP([.E174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40" calcext:value-type="float">
            <text:p>1740</text:p>
          </table:table-cell>
          <table:table-cell office:value-type="date" office:date-value="2025-06-29" calcext:value-type="date">
            <text:p>29.06.25</text:p>
          </table:table-cell>
          <table:table-cell table:style-name="ce8" office:value-type="time" office:time-value="PT22H39M21S" calcext:value-type="time">
            <text:p>22:39:21</text:p>
          </table:table-cell>
          <table:table-cell table:style-name="ce9" office:value-type="float" office:value="31" calcext:value-type="float">
            <text:p>31</text:p>
          </table:table-cell>
          <table:table-cell table:style-name="ce11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399" calcext:value-type="float">
            <text:p>399</text:p>
          </table:table-cell>
          <table:table-cell table:style-name="ce10" table:formula="of:=VLOOKUP([.F1741];[$Клиенты.A:.D];4;0)" office:value-type="string" office:string-value="нет" calcext:value-type="string">
            <text:p>нет</text:p>
          </table:table-cell>
          <table:table-cell table:formula="of:=VLOOKUP([.E174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41" calcext:value-type="float">
            <text:p>1741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06H43M42S" calcext:value-type="time">
            <text:p>6:43:42</text:p>
          </table:table-cell>
          <table:table-cell table:style-name="ce9" office:value-type="float" office:value="27" calcext:value-type="float">
            <text:p>27</text:p>
          </table:table-cell>
          <table:table-cell table:style-name="ce11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276" calcext:value-type="float">
            <text:p>276</text:p>
          </table:table-cell>
          <table:table-cell table:style-name="ce10" table:formula="of:=VLOOKUP([.F1742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1742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42" calcext:value-type="float">
            <text:p>1742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07H05M32S" calcext:value-type="time">
            <text:p>7:05:32</text:p>
          </table:table-cell>
          <table:table-cell table:style-name="ce9" office:value-type="float" office:value="38" calcext:value-type="float">
            <text:p>38</text:p>
          </table:table-cell>
          <table:table-cell table:style-name="ce11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386" calcext:value-type="float">
            <text:p>386</text:p>
          </table:table-cell>
          <table:table-cell table:style-name="ce10" table:formula="of:=VLOOKUP([.F1743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74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43" calcext:value-type="float">
            <text:p>1743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07H14M29S" calcext:value-type="time">
            <text:p>7:14:29</text:p>
          </table:table-cell>
          <table:table-cell table:style-name="ce9" office:value-type="float" office:value="41" calcext:value-type="float">
            <text:p>41</text:p>
          </table:table-cell>
          <table:table-cell table:style-name="ce11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464" calcext:value-type="float">
            <text:p>464</text:p>
          </table:table-cell>
          <table:table-cell table:style-name="ce10" table:formula="of:=VLOOKUP([.F1744];[$Клиенты.A:.D];4;0)" office:value-type="string" office:string-value="нет" calcext:value-type="string">
            <text:p>нет</text:p>
          </table:table-cell>
          <table:table-cell table:formula="of:=VLOOKUP([.E174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44" calcext:value-type="float">
            <text:p>1744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07H35M11S" calcext:value-type="time">
            <text:p>7:35:11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table:style-name="ce10" table:formula="of:=VLOOKUP([.F1745];[$Клиенты.A:.D];4;0)" office:value-type="string" office:string-value="нет" calcext:value-type="string">
            <text:p>нет</text:p>
          </table:table-cell>
          <table:table-cell table:formula="of:=VLOOKUP([.E174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45" calcext:value-type="float">
            <text:p>1745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07H37M09S" calcext:value-type="time">
            <text:p>7:37:09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447" calcext:value-type="float">
            <text:p>447</text:p>
          </table:table-cell>
          <table:table-cell table:style-name="ce10" table:formula="of:=VLOOKUP([.F1746];[$Клиенты.A:.D];4;0)" office:value-type="string" office:string-value="нет" calcext:value-type="string">
            <text:p>нет</text:p>
          </table:table-cell>
          <table:table-cell table:formula="of:=VLOOKUP([.E1746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46" calcext:value-type="float">
            <text:p>1746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07H43M04S" calcext:value-type="time">
            <text:p>7:43:04</text:p>
          </table:table-cell>
          <table:table-cell table:style-name="ce9" office:value-type="float" office:value="27" calcext:value-type="float">
            <text:p>27</text:p>
          </table:table-cell>
          <table:table-cell table:style-name="ce11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238" calcext:value-type="float">
            <text:p>238</text:p>
          </table:table-cell>
          <table:table-cell table:style-name="ce10" table:formula="of:=VLOOKUP([.F1747];[$Клиенты.A:.D];4;0)" office:value-type="string" office:string-value="нет" calcext:value-type="string">
            <text:p>нет</text:p>
          </table:table-cell>
          <table:table-cell table:formula="of:=VLOOKUP([.E1747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47" calcext:value-type="float">
            <text:p>1747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08H59M47S" calcext:value-type="time">
            <text:p>8:59:47</text:p>
          </table:table-cell>
          <table:table-cell table:style-name="ce9" office:value-type="float" office:value="16" calcext:value-type="float">
            <text:p>16</text:p>
          </table:table-cell>
          <table:table-cell table:style-name="ce11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table:style-name="ce10" table:formula="of:=VLOOKUP([.F1748];[$Клиенты.A:.D];4;0)" office:value-type="string" office:string-value="нет" calcext:value-type="string">
            <text:p>нет</text:p>
          </table:table-cell>
          <table:table-cell table:formula="of:=VLOOKUP([.E1748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48" calcext:value-type="float">
            <text:p>1748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09H03M05S" calcext:value-type="time">
            <text:p>9:03:05</text:p>
          </table:table-cell>
          <table:table-cell table:style-name="ce9" office:value-type="float" office:value="7" calcext:value-type="float">
            <text:p>7</text:p>
          </table:table-cell>
          <table:table-cell table:style-name="ce11" office:value-type="string" calcext:value-type="string">
            <text:p>A65</text:p>
          </table:table-cell>
          <table:table-cell office:value-type="float" office:value="15" calcext:value-type="float">
            <text:p>15</text:p>
          </table:table-cell>
          <table:table-cell office:value-type="float" office:value="125" calcext:value-type="float">
            <text:p>125</text:p>
          </table:table-cell>
          <table:table-cell table:style-name="ce10" table:formula="of:=VLOOKUP([.F1749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749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49" calcext:value-type="float">
            <text:p>1749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09H17M45S" calcext:value-type="time">
            <text:p>9:17:45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137" calcext:value-type="float">
            <text:p>137</text:p>
          </table:table-cell>
          <table:table-cell table:style-name="ce10" table:formula="of:=VLOOKUP([.F1750];[$Клиенты.A:.D];4;0)" office:value-type="string" office:string-value="нет" calcext:value-type="string">
            <text:p>нет</text:p>
          </table:table-cell>
          <table:table-cell table:formula="of:=VLOOKUP([.E175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50" calcext:value-type="float">
            <text:p>1750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10H07M02S" calcext:value-type="time">
            <text:p>10:07:02</text:p>
          </table:table-cell>
          <table:table-cell table:style-name="ce9" office:value-type="float" office:value="16" calcext:value-type="float">
            <text:p>16</text:p>
          </table:table-cell>
          <table:table-cell table:style-name="ce11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table:style-name="ce10" table:formula="of:=VLOOKUP([.F1751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751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51" calcext:value-type="float">
            <text:p>1751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10H43M32S" calcext:value-type="time">
            <text:p>10:43:32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348" calcext:value-type="float">
            <text:p>348</text:p>
          </table:table-cell>
          <table:table-cell table:style-name="ce10" table:formula="of:=VLOOKUP([.F1752];[$Клиенты.A:.D];4;0)" office:value-type="string" office:string-value="нет" calcext:value-type="string">
            <text:p>нет</text:p>
          </table:table-cell>
          <table:table-cell table:formula="of:=VLOOKUP([.E1752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52" calcext:value-type="float">
            <text:p>1752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11H06M31S" calcext:value-type="time">
            <text:p>11:06:31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style-name="ce10" table:formula="of:=VLOOKUP([.F1753];[$Клиенты.A:.D];4;0)" office:value-type="string" office:string-value="нет" calcext:value-type="string">
            <text:p>нет</text:p>
          </table:table-cell>
          <table:table-cell table:formula="of:=VLOOKUP([.E175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53" calcext:value-type="float">
            <text:p>1753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11H15M54S" calcext:value-type="time">
            <text:p>11:15:54</text:p>
          </table:table-cell>
          <table:table-cell table:style-name="ce9" office:value-type="float" office:value="28" calcext:value-type="float">
            <text:p>28</text:p>
          </table:table-cell>
          <table:table-cell table:style-name="ce11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 table:style-name="ce10" table:formula="of:=VLOOKUP([.F1754];[$Клиенты.A:.D];4;0)" office:value-type="string" office:string-value="нет" calcext:value-type="string">
            <text:p>нет</text:p>
          </table:table-cell>
          <table:table-cell table:formula="of:=VLOOKUP([.E1754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54" calcext:value-type="float">
            <text:p>1754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11H17M44S" calcext:value-type="time">
            <text:p>11:17:44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table:style-name="ce10" table:formula="of:=VLOOKUP([.F1755];[$Клиенты.A:.D];4;0)" office:value-type="string" office:string-value="нет" calcext:value-type="string">
            <text:p>нет</text:p>
          </table:table-cell>
          <table:table-cell table:formula="of:=VLOOKUP([.E1755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55" calcext:value-type="float">
            <text:p>1755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11H52M21S" calcext:value-type="time">
            <text:p>11:52:21</text:p>
          </table:table-cell>
          <table:table-cell table:style-name="ce9" office:value-type="float" office:value="25" calcext:value-type="float">
            <text:p>25</text:p>
          </table:table-cell>
          <table:table-cell table:style-name="ce11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table:style-name="ce10" table:formula="of:=VLOOKUP([.F1756];[$Клиенты.A:.D];4;0)" office:value-type="string" office:string-value="нет" calcext:value-type="string">
            <text:p>нет</text:p>
          </table:table-cell>
          <table:table-cell table:formula="of:=VLOOKUP([.E1756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56" calcext:value-type="float">
            <text:p>1756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13H33M27S" calcext:value-type="time">
            <text:p>13:33:27</text:p>
          </table:table-cell>
          <table:table-cell table:style-name="ce9" office:value-type="float" office:value="42" calcext:value-type="float">
            <text:p>42</text:p>
          </table:table-cell>
          <table:table-cell table:style-name="ce11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464" calcext:value-type="float">
            <text:p>464</text:p>
          </table:table-cell>
          <table:table-cell table:style-name="ce10" table:formula="of:=VLOOKUP([.F1757];[$Клиенты.A:.D];4;0)" office:value-type="string" office:string-value="нет" calcext:value-type="string">
            <text:p>нет</text:p>
          </table:table-cell>
          <table:table-cell table:formula="of:=VLOOKUP([.E175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57" calcext:value-type="float">
            <text:p>1757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14H11M18S" calcext:value-type="time">
            <text:p>14:11:18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table:style-name="ce10" table:formula="of:=VLOOKUP([.F1758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1758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58" calcext:value-type="float">
            <text:p>1758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14H22M57S" calcext:value-type="time">
            <text:p>14:22:57</text:p>
          </table:table-cell>
          <table:table-cell table:style-name="ce9" office:value-type="float" office:value="28" calcext:value-type="float">
            <text:p>28</text:p>
          </table:table-cell>
          <table:table-cell table:style-name="ce11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238" calcext:value-type="float">
            <text:p>238</text:p>
          </table:table-cell>
          <table:table-cell table:style-name="ce10" table:formula="of:=VLOOKUP([.F1759];[$Клиенты.A:.D];4;0)" office:value-type="string" office:string-value="нет" calcext:value-type="string">
            <text:p>нет</text:p>
          </table:table-cell>
          <table:table-cell table:formula="of:=VLOOKUP([.E175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59" calcext:value-type="float">
            <text:p>1759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14H24M28S" calcext:value-type="time">
            <text:p>14:24:28</text:p>
          </table:table-cell>
          <table:table-cell table:style-name="ce9" office:value-type="float" office:value="49" calcext:value-type="float">
            <text:p>49</text:p>
          </table:table-cell>
          <table:table-cell table:style-name="ce11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586" calcext:value-type="float">
            <text:p>586</text:p>
          </table:table-cell>
          <table:table-cell table:style-name="ce10" table:formula="of:=VLOOKUP([.F1760];[$Клиенты.A:.D];4;0)" office:value-type="string" office:string-value="нет" calcext:value-type="string">
            <text:p>нет</text:p>
          </table:table-cell>
          <table:table-cell table:formula="of:=VLOOKUP([.E176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60" calcext:value-type="float">
            <text:p>1760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14H27M11S" calcext:value-type="time">
            <text:p>14:27:11</text:p>
          </table:table-cell>
          <table:table-cell table:style-name="ce9" office:value-type="float" office:value="18" calcext:value-type="float">
            <text:p>18</text:p>
          </table:table-cell>
          <table:table-cell table:style-name="ce11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220" calcext:value-type="float">
            <text:p>220</text:p>
          </table:table-cell>
          <table:table-cell table:style-name="ce10" table:formula="of:=VLOOKUP([.F1761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761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61" calcext:value-type="float">
            <text:p>1761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14H31M23S" calcext:value-type="time">
            <text:p>14:31:23</text:p>
          </table:table-cell>
          <table:table-cell table:style-name="ce9" office:value-type="float" office:value="14" calcext:value-type="float">
            <text:p>14</text:p>
          </table:table-cell>
          <table:table-cell table:style-name="ce11" office:value-type="string" calcext:value-type="string">
            <text:p>A59</text:p>
          </table:table-cell>
          <table:table-cell office:value-type="float" office:value="15" calcext:value-type="float">
            <text:p>15</text:p>
          </table:table-cell>
          <table:table-cell office:value-type="float" office:value="154" calcext:value-type="float">
            <text:p>154</text:p>
          </table:table-cell>
          <table:table-cell table:style-name="ce10" table:formula="of:=VLOOKUP([.F1762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762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62" calcext:value-type="float">
            <text:p>1762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14H37M24S" calcext:value-type="time">
            <text:p>14:37:24</text:p>
          </table:table-cell>
          <table:table-cell table:style-name="ce9" office:value-type="float" office:value="18" calcext:value-type="float">
            <text:p>18</text:p>
          </table:table-cell>
          <table:table-cell table:style-name="ce11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254" calcext:value-type="float">
            <text:p>254</text:p>
          </table:table-cell>
          <table:table-cell table:style-name="ce10" table:formula="of:=VLOOKUP([.F1763];[$Клиенты.A:.D];4;0)" office:value-type="string" office:string-value="нет" calcext:value-type="string">
            <text:p>нет</text:p>
          </table:table-cell>
          <table:table-cell table:formula="of:=VLOOKUP([.E1763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63" calcext:value-type="float">
            <text:p>1763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14H54M25S" calcext:value-type="time">
            <text:p>14:54:25</text:p>
          </table:table-cell>
          <table:table-cell table:style-name="ce9" office:value-type="float" office:value="25" calcext:value-type="float">
            <text:p>25</text:p>
          </table:table-cell>
          <table:table-cell table:style-name="ce11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table:style-name="ce10" table:formula="of:=VLOOKUP([.F1764];[$Клиенты.A:.D];4;0)" office:value-type="string" office:string-value="нет" calcext:value-type="string">
            <text:p>нет</text:p>
          </table:table-cell>
          <table:table-cell table:formula="of:=VLOOKUP([.E1764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64" calcext:value-type="float">
            <text:p>1764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14H56M12S" calcext:value-type="time">
            <text:p>14:56:12</text:p>
          </table:table-cell>
          <table:table-cell table:style-name="ce9" office:value-type="float" office:value="29" calcext:value-type="float">
            <text:p>29</text:p>
          </table:table-cell>
          <table:table-cell table:style-name="ce11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279" calcext:value-type="float">
            <text:p>279</text:p>
          </table:table-cell>
          <table:table-cell table:style-name="ce10" table:formula="of:=VLOOKUP([.F1765];[$Клиенты.A:.D];4;0)" office:value-type="string" office:string-value="нет" calcext:value-type="string">
            <text:p>нет</text:p>
          </table:table-cell>
          <table:table-cell table:formula="of:=VLOOKUP([.E176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65" calcext:value-type="float">
            <text:p>1765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15H03M21S" calcext:value-type="time">
            <text:p>15:03:21</text:p>
          </table:table-cell>
          <table:table-cell table:style-name="ce9" office:value-type="float" office:value="8" calcext:value-type="float">
            <text:p>8</text:p>
          </table:table-cell>
          <table:table-cell table:style-name="ce11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table:style-name="ce10" table:formula="of:=VLOOKUP([.F1766];[$Клиенты.A:.D];4;0)" office:value-type="string" office:string-value="нет" calcext:value-type="string">
            <text:p>нет</text:p>
          </table:table-cell>
          <table:table-cell table:formula="of:=VLOOKUP([.E1766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66" calcext:value-type="float">
            <text:p>1766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15H04M53S" calcext:value-type="time">
            <text:p>15:04:53</text:p>
          </table:table-cell>
          <table:table-cell table:style-name="ce9" office:value-type="float" office:value="36" calcext:value-type="float">
            <text:p>36</text:p>
          </table:table-cell>
          <table:table-cell table:style-name="ce11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298" calcext:value-type="float">
            <text:p>298</text:p>
          </table:table-cell>
          <table:table-cell table:style-name="ce10" table:formula="of:=VLOOKUP([.F1767];[$Клиенты.A:.D];4;0)" office:value-type="string" office:string-value="нет" calcext:value-type="string">
            <text:p>нет</text:p>
          </table:table-cell>
          <table:table-cell table:formula="of:=VLOOKUP([.E1767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67" calcext:value-type="float">
            <text:p>1767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15H18M44S" calcext:value-type="time">
            <text:p>15:18:44</text:p>
          </table:table-cell>
          <table:table-cell table:style-name="ce9" office:value-type="float" office:value="48" calcext:value-type="float">
            <text:p>48</text:p>
          </table:table-cell>
          <table:table-cell table:style-name="ce11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523" calcext:value-type="float">
            <text:p>523</text:p>
          </table:table-cell>
          <table:table-cell table:style-name="ce10" table:formula="of:=VLOOKUP([.F1768];[$Клиенты.A:.D];4;0)" office:value-type="string" office:string-value="нет" calcext:value-type="string">
            <text:p>нет</text:p>
          </table:table-cell>
          <table:table-cell table:formula="of:=VLOOKUP([.E1768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68" calcext:value-type="float">
            <text:p>1768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15H38M18S" calcext:value-type="time">
            <text:p>15:38:18</text:p>
          </table:table-cell>
          <table:table-cell table:style-name="ce9" office:value-type="float" office:value="49" calcext:value-type="float">
            <text:p>49</text:p>
          </table:table-cell>
          <table:table-cell table:style-name="ce11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388" calcext:value-type="float">
            <text:p>388</text:p>
          </table:table-cell>
          <table:table-cell table:style-name="ce10" table:formula="of:=VLOOKUP([.F1769];[$Клиенты.A:.D];4;0)" office:value-type="string" office:string-value="нет" calcext:value-type="string">
            <text:p>нет</text:p>
          </table:table-cell>
          <table:table-cell table:formula="of:=VLOOKUP([.E1769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69" calcext:value-type="float">
            <text:p>1769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15H40M02S" calcext:value-type="time">
            <text:p>15:40:02</text:p>
          </table:table-cell>
          <table:table-cell table:style-name="ce9" office:value-type="float" office:value="21" calcext:value-type="float">
            <text:p>21</text:p>
          </table:table-cell>
          <table:table-cell table:style-name="ce11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238" calcext:value-type="float">
            <text:p>238</text:p>
          </table:table-cell>
          <table:table-cell table:style-name="ce10" table:formula="of:=VLOOKUP([.F1770];[$Клиенты.A:.D];4;0)" office:value-type="string" office:string-value="нет" calcext:value-type="string">
            <text:p>нет</text:p>
          </table:table-cell>
          <table:table-cell table:formula="of:=VLOOKUP([.E1770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70" calcext:value-type="float">
            <text:p>1770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15H45M22S" calcext:value-type="time">
            <text:p>15:45:22</text:p>
          </table:table-cell>
          <table:table-cell table:style-name="ce9" office:value-type="float" office:value="11" calcext:value-type="float">
            <text:p>11</text:p>
          </table:table-cell>
          <table:table-cell table:style-name="ce11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table:style-name="ce10" table:formula="of:=VLOOKUP([.F1771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771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71" calcext:value-type="float">
            <text:p>1771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17H20M54S" calcext:value-type="time">
            <text:p>17:20:54</text:p>
          </table:table-cell>
          <table:table-cell table:style-name="ce9" office:value-type="float" office:value="41" calcext:value-type="float">
            <text:p>41</text:p>
          </table:table-cell>
          <table:table-cell table:style-name="ce11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470" calcext:value-type="float">
            <text:p>470</text:p>
          </table:table-cell>
          <table:table-cell table:style-name="ce10" table:formula="of:=VLOOKUP([.F1772];[$Клиенты.A:.D];4;0)" office:value-type="string" office:string-value="нет" calcext:value-type="string">
            <text:p>нет</text:p>
          </table:table-cell>
          <table:table-cell table:formula="of:=VLOOKUP([.E1772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72" calcext:value-type="float">
            <text:p>1772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17H59M03S" calcext:value-type="time">
            <text:p>17:59:03</text:p>
          </table:table-cell>
          <table:table-cell table:style-name="ce9" office:value-type="float" office:value="38" calcext:value-type="float">
            <text:p>38</text:p>
          </table:table-cell>
          <table:table-cell table:style-name="ce11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467" calcext:value-type="float">
            <text:p>467</text:p>
          </table:table-cell>
          <table:table-cell table:style-name="ce10" table:formula="of:=VLOOKUP([.F1773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1773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73" calcext:value-type="float">
            <text:p>1773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18H14M53S" calcext:value-type="time">
            <text:p>18:14:53</text:p>
          </table:table-cell>
          <table:table-cell table:style-name="ce9" office:value-type="float" office:value="21" calcext:value-type="float">
            <text:p>21</text:p>
          </table:table-cell>
          <table:table-cell table:style-name="ce11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214" calcext:value-type="float">
            <text:p>214</text:p>
          </table:table-cell>
          <table:table-cell table:style-name="ce10" table:formula="of:=VLOOKUP([.F1774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77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74" calcext:value-type="float">
            <text:p>1774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18H17M29S" calcext:value-type="time">
            <text:p>18:17:29</text:p>
          </table:table-cell>
          <table:table-cell table:style-name="ce9" office:value-type="float" office:value="7" calcext:value-type="float">
            <text:p>7</text:p>
          </table:table-cell>
          <table:table-cell table:style-name="ce11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table:style-name="ce10" table:formula="of:=VLOOKUP([.F1775];[$Клиенты.A:.D];4;0)" office:value-type="string" office:string-value="нет" calcext:value-type="string">
            <text:p>нет</text:p>
          </table:table-cell>
          <table:table-cell table:formula="of:=VLOOKUP([.E1775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75" calcext:value-type="float">
            <text:p>1775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18H30M26S" calcext:value-type="time">
            <text:p>18:30:26</text:p>
          </table:table-cell>
          <table:table-cell table:style-name="ce9" office:value-type="float" office:value="8" calcext:value-type="float">
            <text:p>8</text:p>
          </table:table-cell>
          <table:table-cell table:style-name="ce11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table:style-name="ce10" table:formula="of:=VLOOKUP([.F1776];[$Клиенты.A:.D];4;0)" office:value-type="string" office:string-value="нет" calcext:value-type="string">
            <text:p>нет</text:p>
          </table:table-cell>
          <table:table-cell table:formula="of:=VLOOKUP([.E177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76" calcext:value-type="float">
            <text:p>1776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18H46M38S" calcext:value-type="time">
            <text:p>18:46:38</text:p>
          </table:table-cell>
          <table:table-cell table:style-name="ce9" office:value-type="float" office:value="28" calcext:value-type="float">
            <text:p>28</text:p>
          </table:table-cell>
          <table:table-cell table:style-name="ce11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325" calcext:value-type="float">
            <text:p>325</text:p>
          </table:table-cell>
          <table:table-cell table:style-name="ce10" table:formula="of:=VLOOKUP([.F1777];[$Клиенты.A:.D];4;0)" office:value-type="string" office:string-value="нет" calcext:value-type="string">
            <text:p>нет</text:p>
          </table:table-cell>
          <table:table-cell table:formula="of:=VLOOKUP([.E1777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77" calcext:value-type="float">
            <text:p>1777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18H51M19S" calcext:value-type="time">
            <text:p>18:51:19</text:p>
          </table:table-cell>
          <table:table-cell table:style-name="ce9" office:value-type="float" office:value="33" calcext:value-type="float">
            <text:p>33</text:p>
          </table:table-cell>
          <table:table-cell table:style-name="ce11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table:style-name="ce10" table:formula="of:=VLOOKUP([.F1778];[$Клиенты.A:.D];4;0)" office:value-type="string" office:string-value="нет" calcext:value-type="string">
            <text:p>нет</text:p>
          </table:table-cell>
          <table:table-cell table:formula="of:=VLOOKUP([.E1778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78" calcext:value-type="float">
            <text:p>1778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18H59M32S" calcext:value-type="time">
            <text:p>18:59:32</text:p>
          </table:table-cell>
          <table:table-cell table:style-name="ce9" office:value-type="float" office:value="28" calcext:value-type="float">
            <text:p>28</text:p>
          </table:table-cell>
          <table:table-cell table:style-name="ce11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272" calcext:value-type="float">
            <text:p>272</text:p>
          </table:table-cell>
          <table:table-cell table:style-name="ce10" table:formula="of:=VLOOKUP([.F1779];[$Клиенты.A:.D];4;0)" office:value-type="string" office:string-value="нет" calcext:value-type="string">
            <text:p>нет</text:p>
          </table:table-cell>
          <table:table-cell table:formula="of:=VLOOKUP([.E177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79" calcext:value-type="float">
            <text:p>1779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19H10M35S" calcext:value-type="time">
            <text:p>19:10:35</text:p>
          </table:table-cell>
          <table:table-cell table:style-name="ce9" office:value-type="float" office:value="9" calcext:value-type="float">
            <text:p>9</text:p>
          </table:table-cell>
          <table:table-cell table:style-name="ce11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 table:style-name="ce10" table:formula="of:=VLOOKUP([.F1780];[$Клиенты.A:.D];4;0)" office:value-type="string" office:string-value="нет" calcext:value-type="string">
            <text:p>нет</text:p>
          </table:table-cell>
          <table:table-cell table:formula="of:=VLOOKUP([.E178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80" calcext:value-type="float">
            <text:p>1780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19H11M07S" calcext:value-type="time">
            <text:p>19:11:07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10" table:formula="of:=VLOOKUP([.F1781];[$Клиенты.A:.D];4;0)" office:value-type="string" office:string-value="нет" calcext:value-type="string">
            <text:p>нет</text:p>
          </table:table-cell>
          <table:table-cell table:formula="of:=VLOOKUP([.E1781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81" calcext:value-type="float">
            <text:p>1781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19H32M48S" calcext:value-type="time">
            <text:p>19:32:48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string" calcext:value-type="string">
            <text:p>A61</text:p>
          </table:table-cell>
          <table:table-cell office:value-type="float" office:value="15" calcext:value-type="float">
            <text:p>15</text:p>
          </table:table-cell>
          <table:table-cell office:value-type="float" office:value="148" calcext:value-type="float">
            <text:p>148</text:p>
          </table:table-cell>
          <table:table-cell table:style-name="ce10" table:formula="of:=VLOOKUP([.F1782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782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82" calcext:value-type="float">
            <text:p>1782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19H34M14S" calcext:value-type="time">
            <text:p>19:34:14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460" calcext:value-type="float">
            <text:p>460</text:p>
          </table:table-cell>
          <table:table-cell table:style-name="ce10" table:formula="of:=VLOOKUP([.F1783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783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83" calcext:value-type="float">
            <text:p>1783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19H49M40S" calcext:value-type="time">
            <text:p>19:49:40</text:p>
          </table:table-cell>
          <table:table-cell table:style-name="ce9" office:value-type="float" office:value="22" calcext:value-type="float">
            <text:p>22</text:p>
          </table:table-cell>
          <table:table-cell table:style-name="ce11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289" calcext:value-type="float">
            <text:p>289</text:p>
          </table:table-cell>
          <table:table-cell table:style-name="ce10" table:formula="of:=VLOOKUP([.F1784];[$Клиенты.A:.D];4;0)" office:value-type="string" office:string-value="нет" calcext:value-type="string">
            <text:p>нет</text:p>
          </table:table-cell>
          <table:table-cell table:formula="of:=VLOOKUP([.E1784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84" calcext:value-type="float">
            <text:p>1784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19H51M52S" calcext:value-type="time">
            <text:p>19:51:52</text:p>
          </table:table-cell>
          <table:table-cell table:style-name="ce9" office:value-type="float" office:value="27" calcext:value-type="float">
            <text:p>27</text:p>
          </table:table-cell>
          <table:table-cell table:style-name="ce11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349" calcext:value-type="float">
            <text:p>349</text:p>
          </table:table-cell>
          <table:table-cell table:style-name="ce10" table:formula="of:=VLOOKUP([.F1785];[$Клиенты.A:.D];4;0)" office:value-type="string" office:string-value="нет" calcext:value-type="string">
            <text:p>нет</text:p>
          </table:table-cell>
          <table:table-cell table:formula="of:=VLOOKUP([.E178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85" calcext:value-type="float">
            <text:p>1785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19H55M53S" calcext:value-type="time">
            <text:p>19:55:53</text:p>
          </table:table-cell>
          <table:table-cell table:style-name="ce9" office:value-type="float" office:value="6" calcext:value-type="float">
            <text:p>6</text:p>
          </table:table-cell>
          <table:table-cell table:style-name="ce11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table:style-name="ce10" table:formula="of:=VLOOKUP([.F1786];[$Клиенты.A:.D];4;0)" office:value-type="string" office:string-value="нет" calcext:value-type="string">
            <text:p>нет</text:p>
          </table:table-cell>
          <table:table-cell table:formula="of:=VLOOKUP([.E178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86" calcext:value-type="float">
            <text:p>1786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21H05M59S" calcext:value-type="time">
            <text:p>21:05:59</text:p>
          </table:table-cell>
          <table:table-cell table:style-name="ce9" office:value-type="float" office:value="22" calcext:value-type="float">
            <text:p>22</text:p>
          </table:table-cell>
          <table:table-cell table:style-name="ce11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229" calcext:value-type="float">
            <text:p>229</text:p>
          </table:table-cell>
          <table:table-cell table:style-name="ce10" table:formula="of:=VLOOKUP([.F1787];[$Клиенты.A:.D];4;0)" office:value-type="string" office:string-value="нет" calcext:value-type="string">
            <text:p>нет</text:p>
          </table:table-cell>
          <table:table-cell table:formula="of:=VLOOKUP([.E1787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87" calcext:value-type="float">
            <text:p>1787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21H24M19S" calcext:value-type="time">
            <text:p>21:24:19</text:p>
          </table:table-cell>
          <table:table-cell table:style-name="ce9" office:value-type="float" office:value="12" calcext:value-type="float">
            <text:p>12</text:p>
          </table:table-cell>
          <table:table-cell table:style-name="ce11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table:style-name="ce10" table:formula="of:=VLOOKUP([.F1788];[$Клиенты.A:.D];4;0)" office:value-type="string" office:string-value="нет" calcext:value-type="string">
            <text:p>нет</text:p>
          </table:table-cell>
          <table:table-cell table:formula="of:=VLOOKUP([.E1788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88" calcext:value-type="float">
            <text:p>1788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21H27M58S" calcext:value-type="time">
            <text:p>21:27:58</text:p>
          </table:table-cell>
          <table:table-cell table:style-name="ce9" office:value-type="float" office:value="37" calcext:value-type="float">
            <text:p>37</text:p>
          </table:table-cell>
          <table:table-cell table:style-name="ce11" office:value-type="string" calcext:value-type="string">
            <text:p>A64</text:p>
          </table:table-cell>
          <table:table-cell office:value-type="float" office:value="15" calcext:value-type="float">
            <text:p>15</text:p>
          </table:table-cell>
          <table:table-cell office:value-type="float" office:value="310" calcext:value-type="float">
            <text:p>310</text:p>
          </table:table-cell>
          <table:table-cell table:style-name="ce10" table:formula="of:=VLOOKUP([.F1789];[$Клиенты.A:.D];4;0)" office:value-type="string" office:string-value="езда вдвоём на одном устрйстве" calcext:value-type="string">
            <text:p>езда вдвоём на одном устрйстве</text:p>
          </table:table-cell>
          <table:table-cell table:formula="of:=VLOOKUP([.E1789];[$Электросамокаты.A:.D];2;0)" office:value-type="string" office:string-value="Xiaomi" calcext:value-type="string">
            <text:p>Xiaomi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89" calcext:value-type="float">
            <text:p>1789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21H33M35S" calcext:value-type="time">
            <text:p>21:33:35</text:p>
          </table:table-cell>
          <table:table-cell table:style-name="ce9" office:value-type="float" office:value="12" calcext:value-type="float">
            <text:p>12</text:p>
          </table:table-cell>
          <table:table-cell table:style-name="ce11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  <table:table-cell table:style-name="ce10" table:formula="of:=VLOOKUP([.F1790];[$Клиенты.A:.D];4;0)" office:value-type="string" office:string-value="нет" calcext:value-type="string">
            <text:p>нет</text:p>
          </table:table-cell>
          <table:table-cell table:formula="of:=VLOOKUP([.E179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90" calcext:value-type="float">
            <text:p>1790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21H34M03S" calcext:value-type="time">
            <text:p>21:34:03</text:p>
          </table:table-cell>
          <table:table-cell table:style-name="ce9" office:value-type="float" office:value="7" calcext:value-type="float">
            <text:p>7</text:p>
          </table:table-cell>
          <table:table-cell table:style-name="ce11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116" calcext:value-type="float">
            <text:p>116</text:p>
          </table:table-cell>
          <table:table-cell table:style-name="ce10" table:formula="of:=VLOOKUP([.F1791];[$Клиенты.A:.D];4;0)" office:value-type="string" office:string-value="нет" calcext:value-type="string">
            <text:p>нет</text:p>
          </table:table-cell>
          <table:table-cell table:formula="of:=VLOOKUP([.E1791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91" calcext:value-type="float">
            <text:p>1791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21H37M07S" calcext:value-type="time">
            <text:p>21:37:07</text:p>
          </table:table-cell>
          <table:table-cell table:style-name="ce9" office:value-type="float" office:value="6" calcext:value-type="float">
            <text:p>6</text:p>
          </table:table-cell>
          <table:table-cell table:style-name="ce11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table:style-name="ce10" table:formula="of:=VLOOKUP([.F1792];[$Клиенты.A:.D];4;0)" office:value-type="string" office:string-value="нет" calcext:value-type="string">
            <text:p>нет</text:p>
          </table:table-cell>
          <table:table-cell table:formula="of:=VLOOKUP([.E1792];[$Электросамокаты.A:.D];2;0)" office:value-type="string" office:string-value="TRIBE" calcext:value-type="string">
            <text:p>TRIBE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92" calcext:value-type="float">
            <text:p>1792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21H47M50S" calcext:value-type="time">
            <text:p>21:47:50</text:p>
          </table:table-cell>
          <table:table-cell table:style-name="ce9" office:value-type="float" office:value="44" calcext:value-type="float">
            <text:p>44</text:p>
          </table:table-cell>
          <table:table-cell table:style-name="ce11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410" calcext:value-type="float">
            <text:p>410</text:p>
          </table:table-cell>
          <table:table-cell table:style-name="ce10" table:formula="of:=VLOOKUP([.F1793];[$Клиенты.A:.D];4;0)" office:value-type="string" office:string-value="нет" calcext:value-type="string">
            <text:p>нет</text:p>
          </table:table-cell>
          <table:table-cell table:formula="of:=VLOOKUP([.E1793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93" calcext:value-type="float">
            <text:p>1793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22H03M47S" calcext:value-type="time">
            <text:p>22:03:47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290" calcext:value-type="float">
            <text:p>290</text:p>
          </table:table-cell>
          <table:table-cell table:style-name="ce10" table:formula="of:=VLOOKUP([.F1794];[$Клиенты.A:.D];4;0)" office:value-type="string" office:string-value="выезд на автомобильную дорогу" calcext:value-type="string">
            <text:p>выезд на автомобильную дорогу</text:p>
          </table:table-cell>
          <table:table-cell table:formula="of:=VLOOKUP([.E1794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94" calcext:value-type="float">
            <text:p>1794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22H07M19S" calcext:value-type="time">
            <text:p>22:07:19</text:p>
          </table:table-cell>
          <table:table-cell table:style-name="ce9" office:value-type="float" office:value="36" calcext:value-type="float">
            <text:p>36</text:p>
          </table:table-cell>
          <table:table-cell table:style-name="ce11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368" calcext:value-type="float">
            <text:p>368</text:p>
          </table:table-cell>
          <table:table-cell table:style-name="ce10" table:formula="of:=VLOOKUP([.F1795];[$Клиенты.A:.D];4;0)" office:value-type="string" office:string-value="нет" calcext:value-type="string">
            <text:p>нет</text:p>
          </table:table-cell>
          <table:table-cell table:formula="of:=VLOOKUP([.E1795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95" calcext:value-type="float">
            <text:p>1795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22H10M09S" calcext:value-type="time">
            <text:p>22:10:09</text:p>
          </table:table-cell>
          <table:table-cell table:style-name="ce9" office:value-type="float" office:value="7" calcext:value-type="float">
            <text:p>7</text:p>
          </table:table-cell>
          <table:table-cell table:style-name="ce11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123" calcext:value-type="float">
            <text:p>123</text:p>
          </table:table-cell>
          <table:table-cell table:style-name="ce10" table:formula="of:=VLOOKUP([.F1796];[$Клиенты.A:.D];4;0)" office:value-type="string" office:string-value="завершение аренды вне установленных зон" calcext:value-type="string">
            <text:p>завершение аренды вне установленных зон</text:p>
          </table:table-cell>
          <table:table-cell table:formula="of:=VLOOKUP([.E1796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96" calcext:value-type="float">
            <text:p>1796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22H12M55S" calcext:value-type="time">
            <text:p>22:12:55</text:p>
          </table:table-cell>
          <table:table-cell table:style-name="ce9" office:value-type="float" office:value="11" calcext:value-type="float">
            <text:p>11</text:p>
          </table:table-cell>
          <table:table-cell table:style-name="ce11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style-name="ce10" table:formula="of:=VLOOKUP([.F1797];[$Клиенты.A:.D];4;0)" office:value-type="string" office:string-value="нет" calcext:value-type="string">
            <text:p>нет</text:p>
          </table:table-cell>
          <table:table-cell table:formula="of:=VLOOKUP([.E1797];[$Электросамокаты.A:.D];2;0)" office:value-type="string" office:string-value="Kugoo" calcext:value-type="string">
            <text:p>Kugoo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97" calcext:value-type="float">
            <text:p>1797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22H19M52S" calcext:value-type="time">
            <text:p>22:19:52</text:p>
          </table:table-cell>
          <table:table-cell table:style-name="ce9" office:value-type="float" office:value="31" calcext:value-type="float">
            <text:p>31</text:p>
          </table:table-cell>
          <table:table-cell table:style-name="ce11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398" calcext:value-type="float">
            <text:p>398</text:p>
          </table:table-cell>
          <table:table-cell table:style-name="ce10" table:formula="of:=VLOOKUP([.F1798];[$Клиенты.A:.D];4;0)" office:value-type="string" office:string-value="непредставление преимущества пешеходу" calcext:value-type="string">
            <text:p>непредставление преимущества пешеходу</text:p>
          </table:table-cell>
          <table:table-cell table:formula="of:=VLOOKUP([.E1798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98" calcext:value-type="float">
            <text:p>1798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22H41M25S" calcext:value-type="time">
            <text:p>22:41:25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346" calcext:value-type="float">
            <text:p>346</text:p>
          </table:table-cell>
          <table:table-cell table:style-name="ce10" table:formula="of:=VLOOKUP([.F1799];[$Клиенты.A:.D];4;0)" office:value-type="string" office:string-value="нет" calcext:value-type="string">
            <text:p>нет</text:p>
          </table:table-cell>
          <table:table-cell table:formula="of:=VLOOKUP([.E1799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799" calcext:value-type="float">
            <text:p>1799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22H53M02S" calcext:value-type="time">
            <text:p>22:53:02</text:p>
          </table:table-cell>
          <table:table-cell table:style-name="ce9" office:value-type="float" office:value="18" calcext:value-type="float">
            <text:p>18</text:p>
          </table:table-cell>
          <table:table-cell table:style-name="ce11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194" calcext:value-type="float">
            <text:p>194</text:p>
          </table:table-cell>
          <table:table-cell table:style-name="ce10" table:formula="of:=VLOOKUP([.F1800];[$Клиенты.A:.D];4;0)" office:value-type="string" office:string-value="нет" calcext:value-type="string">
            <text:p>нет</text:p>
          </table:table-cell>
          <table:table-cell table:formula="of:=VLOOKUP([.E1800];[$Электросамокаты.A:.D];2;0)" office:value-type="string" office:string-value="MIDWAY" calcext:value-type="string">
            <text:p>MIDWAY</text:p>
          </table:table-cell>
          <table:table-cell table:style-name="ce3" table:number-columns-repeated="16375"/>
        </table:table-row>
        <table:table-row table:style-name="ro2" table:visibility="filter">
          <table:table-cell office:value-type="float" office:value="1800" calcext:value-type="float">
            <text:p>1800</text:p>
          </table:table-cell>
          <table:table-cell office:value-type="date" office:date-value="2025-06-30" calcext:value-type="date">
            <text:p>30.06.25</text:p>
          </table:table-cell>
          <table:table-cell table:style-name="ce8" office:value-type="time" office:time-value="PT22H55M53S" calcext:value-type="time">
            <text:p>22:55:53</text:p>
          </table:table-cell>
          <table:table-cell table:style-name="ce9" office:value-type="float" office:value="16" calcext:value-type="float">
            <text:p>16</text:p>
          </table:table-cell>
          <table:table-cell table:style-name="ce11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188" calcext:value-type="float">
            <text:p>188</text:p>
          </table:table-cell>
          <table:table-cell table:style-name="ce10" table:formula="of:=VLOOKUP([.F1801];[$Клиенты.A:.D];4;0)" office:value-type="string" office:string-value="нет" calcext:value-type="string">
            <text:p>нет</text:p>
          </table:table-cell>
          <table:table-cell table:formula="of:=VLOOKUP([.E1801];[$Электросамокаты.A:.D];2;0)" office:value-type="string" office:string-value="Ninebot" calcext:value-type="string">
            <text:p>Ninebot</text:p>
          </table:table-cell>
          <table:table-cell table:style-name="ce3" table:number-columns-repeated="16375"/>
        </table:table-row>
        <table:table-row table:style-name="ro3" table:number-rows-repeated="1046774">
          <table:table-cell table:number-columns-repeated="9"/>
          <table:table-cell table:style-name="ce3" table:number-columns-repeated="16375"/>
        </table:table-row>
        <table:table-row table:style-name="ro3">
          <table:table-cell table:number-columns-repeated="9"/>
          <table:table-cell table:style-name="ce3" table:number-columns-repeated="16375"/>
        </table:table-row>
      </table:table>
      <table:table table:name="Электросамокаты" table:style-name="ta1">
        <table:table-column table:style-name="co10" table:default-cell-style-name="ce3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9" table:number-columns-repeated="16380"/>
        <table:table-row table:style-name="ro1">
          <table:table-cell table:style-name="ce12" office:value-type="string" calcext:value-type="string">
            <text:p>ID электросамоката</text:p>
          </table:table-cell>
          <table:table-cell table:style-name="ce13" office:value-type="string" calcext:value-type="string">
            <text:p>Производитель</text:p>
          </table:table-cell>
          <table:table-cell table:style-name="ce13" office:value-type="string" calcext:value-type="string">
            <text:p>Модель</text:p>
          </table:table-cell>
          <table:table-cell table:style-name="ce14" office:value-type="string" calcext:value-type="string">
            <text:p>Дата последнего профиликтического техосмотра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1</text:p>
          </table:table-cell>
          <table:table-cell office:value-type="string" calcext:value-type="string">
            <text:p>Kugoo</text:p>
          </table:table-cell>
          <table:table-cell office:value-type="string" calcext:value-type="string">
            <text:p>EC 02 Pro</text:p>
          </table:table-cell>
          <table:table-cell table:style-name="ce15" office:value-type="string" calcext:value-type="string">
            <text:p>23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2</text:p>
          </table:table-cell>
          <table:table-cell office:value-type="string" calcext:value-type="string">
            <text:p>Kugoo</text:p>
          </table:table-cell>
          <table:table-cell office:value-type="string" calcext:value-type="string">
            <text:p>C1 Plus</text:p>
          </table:table-cell>
          <table:table-cell table:style-name="ce15" office:value-type="string" calcext:value-type="string">
            <text:p>7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3</text:p>
          </table:table-cell>
          <table:table-cell office:value-type="string" calcext:value-type="string">
            <text:p>Kugoo</text:p>
          </table:table-cell>
          <table:table-cell office:value-type="string" calcext:value-type="string">
            <text:p>EC 03</text:p>
          </table:table-cell>
          <table:table-cell table:style-name="ce15" office:value-type="string" calcext:value-type="string">
            <text:p>20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4</text:p>
          </table:table-cell>
          <table:table-cell office:value-type="string" calcext:value-type="string">
            <text:p>Kugoo</text:p>
          </table:table-cell>
          <table:table-cell office:value-type="string" calcext:value-type="string">
            <text:p>M4 Pro MAX</text:p>
          </table:table-cell>
          <table:table-cell table:style-name="ce15" office:value-type="string" calcext:value-type="string">
            <text:p>21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5</text:p>
          </table:table-cell>
          <table:table-cell office:value-type="string" calcext:value-type="string">
            <text:p>Kugoo</text:p>
          </table:table-cell>
          <table:table-cell office:value-type="string" calcext:value-type="string">
            <text:p>L2 Pro</text:p>
          </table:table-cell>
          <table:table-cell table:style-name="ce15" office:value-type="string" calcext:value-type="string">
            <text:p>16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6</text:p>
          </table:table-cell>
          <table:table-cell office:value-type="string" calcext:value-type="string">
            <text:p>Kugoo</text:p>
          </table:table-cell>
          <table:table-cell office:value-type="string" calcext:value-type="string">
            <text:p>EC 02 Pro</text:p>
          </table:table-cell>
          <table:table-cell table:style-name="ce15" office:value-type="string" calcext:value-type="string">
            <text:p>16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7</text:p>
          </table:table-cell>
          <table:table-cell office:value-type="string" calcext:value-type="string">
            <text:p>Kugoo</text:p>
          </table:table-cell>
          <table:table-cell office:value-type="string" calcext:value-type="string">
            <text:p>C1 Plus</text:p>
          </table:table-cell>
          <table:table-cell table:style-name="ce15" office:value-type="string" calcext:value-type="string">
            <text:p>6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8</text:p>
          </table:table-cell>
          <table:table-cell office:value-type="string" calcext:value-type="string">
            <text:p>Kugoo</text:p>
          </table:table-cell>
          <table:table-cell office:value-type="string" calcext:value-type="string">
            <text:p>EC 03</text:p>
          </table:table-cell>
          <table:table-cell table:style-name="ce15" office:value-type="string" calcext:value-type="string">
            <text:p>30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9</text:p>
          </table:table-cell>
          <table:table-cell office:value-type="string" calcext:value-type="string">
            <text:p>Kugoo</text:p>
          </table:table-cell>
          <table:table-cell office:value-type="string" calcext:value-type="string">
            <text:p>M4 Pro MAX</text:p>
          </table:table-cell>
          <table:table-cell table:style-name="ce15" office:value-type="string" calcext:value-type="string">
            <text:p>16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10</text:p>
          </table:table-cell>
          <table:table-cell office:value-type="string" calcext:value-type="string">
            <text:p>Kugoo</text:p>
          </table:table-cell>
          <table:table-cell office:value-type="string" calcext:value-type="string">
            <text:p>L2 Pro</text:p>
          </table:table-cell>
          <table:table-cell table:style-name="ce15" office:value-type="string" calcext:value-type="string">
            <text:p>17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11</text:p>
          </table:table-cell>
          <table:table-cell office:value-type="string" calcext:value-type="string">
            <text:p>Kugoo</text:p>
          </table:table-cell>
          <table:table-cell office:value-type="string" calcext:value-type="string">
            <text:p>EC 02 Pro</text:p>
          </table:table-cell>
          <table:table-cell table:style-name="ce15" office:value-type="string" calcext:value-type="string">
            <text:p>21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12</text:p>
          </table:table-cell>
          <table:table-cell office:value-type="string" calcext:value-type="string">
            <text:p>Kugoo</text:p>
          </table:table-cell>
          <table:table-cell office:value-type="string" calcext:value-type="string">
            <text:p>C1 Plus</text:p>
          </table:table-cell>
          <table:table-cell table:style-name="ce15" office:value-type="string" calcext:value-type="string">
            <text:p>30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13</text:p>
          </table:table-cell>
          <table:table-cell office:value-type="string" calcext:value-type="string">
            <text:p>Kugoo</text:p>
          </table:table-cell>
          <table:table-cell office:value-type="string" calcext:value-type="string">
            <text:p>EC 03</text:p>
          </table:table-cell>
          <table:table-cell table:style-name="ce15" office:value-type="string" calcext:value-type="string">
            <text:p>14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14</text:p>
          </table:table-cell>
          <table:table-cell office:value-type="string" calcext:value-type="string">
            <text:p>Kugoo</text:p>
          </table:table-cell>
          <table:table-cell office:value-type="string" calcext:value-type="string">
            <text:p>M4 Pro MAX</text:p>
          </table:table-cell>
          <table:table-cell table:style-name="ce15" office:value-type="string" calcext:value-type="string">
            <text:p>24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15</text:p>
          </table:table-cell>
          <table:table-cell office:value-type="string" calcext:value-type="string">
            <text:p>Kugoo</text:p>
          </table:table-cell>
          <table:table-cell office:value-type="string" calcext:value-type="string">
            <text:p>L2 Pro</text:p>
          </table:table-cell>
          <table:table-cell table:style-name="ce15" office:value-type="string" calcext:value-type="string">
            <text:p>16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16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Amix Pro</text:p>
          </table:table-cell>
          <table:table-cell table:style-name="ce15" office:value-type="string" calcext:value-type="string">
            <text:p>23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17</text:p>
          </table:table-cell>
          <table:table-cell office:value-type="string" calcext:value-type="string">
            <text:p>MIDWAY</text:p>
          </table:table-cell>
          <table:table-cell office:value-type="float" office:value="809" calcext:value-type="float">
            <text:p>809</text:p>
          </table:table-cell>
          <table:table-cell table:style-name="ce15" office:value-type="string" calcext:value-type="string">
            <text:p>13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18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TANK Plus</text:p>
          </table:table-cell>
          <table:table-cell table:style-name="ce15" office:value-type="string" calcext:value-type="string">
            <text:p>29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19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i-One Pro</text:p>
          </table:table-cell>
          <table:table-cell table:style-name="ce15" office:value-type="string" calcext:value-type="string">
            <text:p>16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20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Unix</text:p>
          </table:table-cell>
          <table:table-cell table:style-name="ce15" office:value-type="string" calcext:value-type="string">
            <text:p>30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21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Jimmy</text:p>
          </table:table-cell>
          <table:table-cell table:style-name="ce15" office:value-type="string" calcext:value-type="string">
            <text:p>25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22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Titan</text:p>
          </table:table-cell>
          <table:table-cell table:style-name="ce15" office:value-type="string" calcext:value-type="string">
            <text:p>7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23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Urban</text:p>
          </table:table-cell>
          <table:table-cell table:style-name="ce15" office:value-type="string" calcext:value-type="string">
            <text:p>30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24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Amix Pro</text:p>
          </table:table-cell>
          <table:table-cell table:style-name="ce15" office:value-type="string" calcext:value-type="string">
            <text:p>3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25</text:p>
          </table:table-cell>
          <table:table-cell office:value-type="string" calcext:value-type="string">
            <text:p>MIDWAY</text:p>
          </table:table-cell>
          <table:table-cell office:value-type="float" office:value="809" calcext:value-type="float">
            <text:p>809</text:p>
          </table:table-cell>
          <table:table-cell table:style-name="ce15" office:value-type="string" calcext:value-type="string">
            <text:p>23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26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TANK Plus</text:p>
          </table:table-cell>
          <table:table-cell table:style-name="ce15" office:value-type="string" calcext:value-type="string">
            <text:p>1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27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i-One Pro</text:p>
          </table:table-cell>
          <table:table-cell table:style-name="ce15" office:value-type="string" calcext:value-type="string">
            <text:p>21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28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Unix</text:p>
          </table:table-cell>
          <table:table-cell table:style-name="ce15" office:value-type="string" calcext:value-type="string">
            <text:p>21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29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Jimmy</text:p>
          </table:table-cell>
          <table:table-cell table:style-name="ce15" office:value-type="string" calcext:value-type="string">
            <text:p>15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30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Titan</text:p>
          </table:table-cell>
          <table:table-cell table:style-name="ce15" office:value-type="string" calcext:value-type="string">
            <text:p>27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31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Urban</text:p>
          </table:table-cell>
          <table:table-cell table:style-name="ce15" office:value-type="string" calcext:value-type="string">
            <text:p>26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32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Amix Pro</text:p>
          </table:table-cell>
          <table:table-cell table:style-name="ce15" office:value-type="string" calcext:value-type="string">
            <text:p>12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33</text:p>
          </table:table-cell>
          <table:table-cell office:value-type="string" calcext:value-type="string">
            <text:p>MIDWAY</text:p>
          </table:table-cell>
          <table:table-cell office:value-type="float" office:value="809" calcext:value-type="float">
            <text:p>809</text:p>
          </table:table-cell>
          <table:table-cell table:style-name="ce15" office:value-type="string" calcext:value-type="string">
            <text:p>8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34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TANK Plus</text:p>
          </table:table-cell>
          <table:table-cell table:style-name="ce15" office:value-type="string" calcext:value-type="string">
            <text:p>7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35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i-One Pro</text:p>
          </table:table-cell>
          <table:table-cell table:style-name="ce15" office:value-type="string" calcext:value-type="string">
            <text:p>28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36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Unix</text:p>
          </table:table-cell>
          <table:table-cell table:style-name="ce15" office:value-type="string" calcext:value-type="string">
            <text:p>20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37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Jimmy</text:p>
          </table:table-cell>
          <table:table-cell table:style-name="ce15" office:value-type="string" calcext:value-type="string">
            <text:p>23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38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Titan</text:p>
          </table:table-cell>
          <table:table-cell table:style-name="ce15" office:value-type="string" calcext:value-type="string">
            <text:p>30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39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Urban</text:p>
          </table:table-cell>
          <table:table-cell table:style-name="ce15" office:value-type="string" calcext:value-type="string">
            <text:p>7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40</text:p>
          </table:table-cell>
          <table:table-cell office:value-type="string" calcext:value-type="string">
            <text:p>Ninebot</text:p>
          </table:table-cell>
          <table:table-cell office:value-type="string" calcext:value-type="string">
            <text:p>F2 II</text:p>
          </table:table-cell>
          <table:table-cell table:style-name="ce15" office:value-type="string" calcext:value-type="string">
            <text:p>21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41</text:p>
          </table:table-cell>
          <table:table-cell office:value-type="string" calcext:value-type="string">
            <text:p>Ninebot</text:p>
          </table:table-cell>
          <table:table-cell office:value-type="string" calcext:value-type="string">
            <text:p>F3 Pro</text:p>
          </table:table-cell>
          <table:table-cell table:style-name="ce15" office:value-type="string" calcext:value-type="string">
            <text:p>11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42</text:p>
          </table:table-cell>
          <table:table-cell office:value-type="string" calcext:value-type="string">
            <text:p>Ninebot</text:p>
          </table:table-cell>
          <table:table-cell office:value-type="string" calcext:value-type="string">
            <text:p>MAX G3</text:p>
          </table:table-cell>
          <table:table-cell table:style-name="ce15" office:value-type="string" calcext:value-type="string">
            <text:p>15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43</text:p>
          </table:table-cell>
          <table:table-cell office:value-type="string" calcext:value-type="string">
            <text:p>Ninebot</text:p>
          </table:table-cell>
          <table:table-cell office:value-type="string" calcext:value-type="string">
            <text:p>GT3 Pro</text:p>
          </table:table-cell>
          <table:table-cell table:style-name="ce15" office:value-type="string" calcext:value-type="string">
            <text:p>8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44</text:p>
          </table:table-cell>
          <table:table-cell office:value-type="string" calcext:value-type="string">
            <text:p>Ninebot</text:p>
          </table:table-cell>
          <table:table-cell office:value-type="string" calcext:value-type="string">
            <text:p>F2 II</text:p>
          </table:table-cell>
          <table:table-cell table:style-name="ce15" office:value-type="string" calcext:value-type="string">
            <text:p>12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45</text:p>
          </table:table-cell>
          <table:table-cell office:value-type="string" calcext:value-type="string">
            <text:p>Ninebot</text:p>
          </table:table-cell>
          <table:table-cell office:value-type="string" calcext:value-type="string">
            <text:p>F3 Pro</text:p>
          </table:table-cell>
          <table:table-cell table:style-name="ce15" office:value-type="string" calcext:value-type="string">
            <text:p>22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46</text:p>
          </table:table-cell>
          <table:table-cell office:value-type="string" calcext:value-type="string">
            <text:p>Ninebot</text:p>
          </table:table-cell>
          <table:table-cell office:value-type="string" calcext:value-type="string">
            <text:p>MAX G3</text:p>
          </table:table-cell>
          <table:table-cell table:style-name="ce15" office:value-type="string" calcext:value-type="string">
            <text:p>16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47</text:p>
          </table:table-cell>
          <table:table-cell office:value-type="string" calcext:value-type="string">
            <text:p>Ninebot</text:p>
          </table:table-cell>
          <table:table-cell office:value-type="string" calcext:value-type="string">
            <text:p>GT3 Pro</text:p>
          </table:table-cell>
          <table:table-cell table:style-name="ce15" office:value-type="string" calcext:value-type="string">
            <text:p>11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48</text:p>
          </table:table-cell>
          <table:table-cell office:value-type="string" calcext:value-type="string">
            <text:p>Ninebot</text:p>
          </table:table-cell>
          <table:table-cell office:value-type="string" calcext:value-type="string">
            <text:p>F2 II</text:p>
          </table:table-cell>
          <table:table-cell table:style-name="ce15" office:value-type="string" calcext:value-type="string">
            <text:p>7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49</text:p>
          </table:table-cell>
          <table:table-cell office:value-type="string" calcext:value-type="string">
            <text:p>Ninebot</text:p>
          </table:table-cell>
          <table:table-cell office:value-type="string" calcext:value-type="string">
            <text:p>F3 Pro</text:p>
          </table:table-cell>
          <table:table-cell table:style-name="ce15" office:value-type="string" calcext:value-type="string">
            <text:p>5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50</text:p>
          </table:table-cell>
          <table:table-cell office:value-type="string" calcext:value-type="string">
            <text:p>Ninebot</text:p>
          </table:table-cell>
          <table:table-cell office:value-type="string" calcext:value-type="string">
            <text:p>MAX G3</text:p>
          </table:table-cell>
          <table:table-cell table:style-name="ce15" office:value-type="string" calcext:value-type="string">
            <text:p>30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51</text:p>
          </table:table-cell>
          <table:table-cell office:value-type="string" calcext:value-type="string">
            <text:p>Ninebot</text:p>
          </table:table-cell>
          <table:table-cell office:value-type="string" calcext:value-type="string">
            <text:p>GT3 Pro</text:p>
          </table:table-cell>
          <table:table-cell table:style-name="ce15" office:value-type="string" calcext:value-type="string">
            <text:p>22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52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Maya-Pro</text:p>
          </table:table-cell>
          <table:table-cell table:style-name="ce15" office:value-type="string" calcext:value-type="string">
            <text:p>30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53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Bro</text:p>
          </table:table-cell>
          <table:table-cell table:style-name="ce15" office:value-type="string" calcext:value-type="string">
            <text:p>3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54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Maya-Pro</text:p>
          </table:table-cell>
          <table:table-cell table:style-name="ce15" office:value-type="string" calcext:value-type="string">
            <text:p>9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55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Bro</text:p>
          </table:table-cell>
          <table:table-cell table:style-name="ce15" office:value-type="string" calcext:value-type="string">
            <text:p>3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56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Bro</text:p>
          </table:table-cell>
          <table:table-cell table:style-name="ce15" office:value-type="string" calcext:value-type="string">
            <text:p>25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57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5 Pro GL</text:p>
          </table:table-cell>
          <table:table-cell table:style-name="ce15" office:value-type="string" calcext:value-type="string">
            <text:p>13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58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5 MAX GL</text:p>
          </table:table-cell>
          <table:table-cell table:style-name="ce15" office:value-type="string" calcext:value-type="string">
            <text:p>22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59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4 Pro</text:p>
          </table:table-cell>
          <table:table-cell table:style-name="ce15" office:value-type="string" calcext:value-type="string">
            <text:p>16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60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5 Pro GL</text:p>
          </table:table-cell>
          <table:table-cell table:style-name="ce15" office:value-type="string" calcext:value-type="string">
            <text:p>20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61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5 MAX GL</text:p>
          </table:table-cell>
          <table:table-cell table:style-name="ce15" office:value-type="string" calcext:value-type="string">
            <text:p>28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62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4 Pro</text:p>
          </table:table-cell>
          <table:table-cell table:style-name="ce15" office:value-type="string" calcext:value-type="string">
            <text:p>30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63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5 Pro GL</text:p>
          </table:table-cell>
          <table:table-cell table:style-name="ce15" office:value-type="string" calcext:value-type="string">
            <text:p>24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64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5 MAX GL</text:p>
          </table:table-cell>
          <table:table-cell table:style-name="ce15" office:value-type="string" calcext:value-type="string">
            <text:p>5.06.2025</text:p>
          </table:table-cell>
          <table:table-cell table:style-name="ce3" table:number-columns-repeated="16380"/>
        </table:table-row>
        <table:table-row table:style-name="ro2">
          <table:table-cell table:style-name="ce11" office:value-type="string" calcext:value-type="string">
            <text:p>A65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4 Pro</text:p>
          </table:table-cell>
          <table:table-cell table:style-name="ce15" office:value-type="string" calcext:value-type="string">
            <text:p>2.06.2025</text:p>
          </table:table-cell>
          <table:table-cell table:style-name="ce3" table:number-columns-repeated="16380"/>
        </table:table-row>
        <table:table-row table:style-name="ro2">
          <table:table-cell table:number-columns-repeated="3"/>
          <table:table-cell table:style-name="ce15"/>
          <table:table-cell table:style-name="ce3" table:number-columns-repeated="16380"/>
        </table:table-row>
        <table:table-row table:style-name="ro3" table:number-rows-repeated="1048508">
          <table:table-cell table:number-columns-repeated="4"/>
          <table:table-cell table:style-name="ce3" table:number-columns-repeated="16380"/>
        </table:table-row>
        <table:table-row table:style-name="ro3">
          <table:table-cell table:number-columns-repeated="4"/>
          <table:table-cell table:style-name="ce3" table:number-columns-repeated="16380"/>
        </table:table-row>
      </table:table>
      <table:table table:name="Клиенты" table:style-name="ta2"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11"/>
        <table:table-column table:style-name="co9" table:number-columns-repeated="16380"/>
        <table:table-row table:style-name="ro2">
          <table:table-cell table:style-name="ce12" office:value-type="string" calcext:value-type="string">
            <text:p>ID клиента</text:p>
          </table:table-cell>
          <table:table-cell table:style-name="ce13" office:value-type="string" calcext:value-type="string">
            <text:p>ФИО</text:p>
          </table:table-cell>
          <table:table-cell table:style-name="ce13" office:value-type="string" calcext:value-type="string">
            <text:p>Адрес прописки</text:p>
          </table:table-cell>
          <table:table-cell table:style-name="ce12" office:value-type="string" calcext:value-type="string">
            <text:p>Нарушения</text:p>
          </table:table-cell>
          <table:table-cell table:style-name="ce3" table:number-columns-repeated="16380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Лесов А.П.</text:p>
          </table:table-cell>
          <table:table-cell office:value-type="string" calcext:value-type="string">
            <text:p>г.Левобережный, ул Орлова, 4, кв. 7</text:p>
          </table:table-cell>
          <table:table-cell office:value-type="string" calcext:value-type="string">
            <text:p>нет</text:p>
          </table:table-cell>
          <table:table-cell table:style-name="ce3" table:number-columns-repeated="16380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Зайцев В.С.</text:p>
          </table:table-cell>
          <table:table-cell office:value-type="string" calcext:value-type="string">
            <text:p>г.Левобережный, ул Центральная, 47, кв. 15</text:p>
          </table:table-cell>
          <table:table-cell office:value-type="string" calcext:value-type="string">
            <text:p>нет</text:p>
          </table:table-cell>
          <table:table-cell table:style-name="ce3" table:number-columns-repeated="16380"/>
        </table:table-row>
        <table:table-row table:style-name="ro2"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Орлов М.К.</text:p>
          </table:table-cell>
          <table:table-cell office:value-type="string" calcext:value-type="string">
            <text:p>г.Левобережный, ул Журавлева, 20, кв. 70</text:p>
          </table:table-cell>
          <table:table-cell office:value-type="string" calcext:value-type="string">
            <text:p>выезд на автомобильную дорогу</text:p>
          </table:table-cell>
          <table:table-cell table:style-name="ce3" table:number-columns-repeated="16380"/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Волков Д.И.</text:p>
          </table:table-cell>
          <table:table-cell office:value-type="string" calcext:value-type="string">
            <text:p>г.Левобережный, ул Хохлова, 12, кв. 22</text:p>
          </table:table-cell>
          <table:table-cell office:value-type="string" calcext:value-type="string">
            <text:p>нет</text:p>
          </table:table-cell>
          <table:table-cell table:style-name="ce3" table:number-columns-repeated="16380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Охотников Д.М.</text:p>
          </table:table-cell>
          <table:table-cell office:value-type="string" calcext:value-type="string">
            <text:p>г.Левобережный, ул Девизионная, 5, кв. 3</text:p>
          </table:table-cell>
          <table:table-cell office:value-type="string" calcext:value-type="string">
            <text:p>нет</text:p>
          </table:table-cell>
          <table:table-cell table:style-name="ce3" table:number-columns-repeated="16380"/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Окраинов Л.Г.</text:p>
          </table:table-cell>
          <table:table-cell office:value-type="string" calcext:value-type="string">
            <text:p>г.Левобережный, ул Строителей, 40, кв. 2</text:p>
          </table:table-cell>
          <table:table-cell office:value-type="string" calcext:value-type="string">
            <text:p>нет</text:p>
          </table:table-cell>
          <table:table-cell table:style-name="ce3" table:number-columns-repeated="16380"/>
        </table:table-row>
        <table:table-row table:style-name="ro2"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Стеблов П.К.</text:p>
          </table:table-cell>
          <table:table-cell office:value-type="string" calcext:value-type="string">
            <text:p>г.Левобережный, ул Больничная, 33, кв. 4</text:p>
          </table:table-cell>
          <table:table-cell office:value-type="string" calcext:value-type="string">
            <text:p>нет</text:p>
          </table:table-cell>
          <table:table-cell table:style-name="ce3" table:number-columns-repeated="16380"/>
        </table:table-row>
        <table:table-row table:style-name="ro2"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Гудков Н.Г.</text:p>
          </table:table-cell>
          <table:table-cell office:value-type="string" calcext:value-type="string">
            <text:p>г.Левобережный, ул Фабричная, 17, кв. 24</text:p>
          </table:table-cell>
          <table:table-cell office:value-type="string" calcext:value-type="string">
            <text:p>нет</text:p>
          </table:table-cell>
          <table:table-cell table:style-name="ce3" table:number-columns-repeated="16380"/>
        </table:table-row>
        <table:table-row table:style-name="ro2"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Хомяков Л.Д.</text:p>
          </table:table-cell>
          <table:table-cell office:value-type="string" calcext:value-type="string">
            <text:p>г.Левобережный, ул Московская, 44, кв. 19</text:p>
          </table:table-cell>
          <table:table-cell office:value-type="string" calcext:value-type="string">
            <text:p>завершение аренды вне установленных зон</text:p>
          </table:table-cell>
          <table:table-cell table:style-name="ce3" table:number-columns-repeated="16380"/>
        </table:table-row>
        <table:table-row table:style-name="ro2"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Салаватов Ф.Я.</text:p>
          </table:table-cell>
          <table:table-cell office:value-type="string" calcext:value-type="string">
            <text:p>г.Левобережный, ул Сибирская, 6, кв. 7</text:p>
          </table:table-cell>
          <table:table-cell office:value-type="string" calcext:value-type="string">
            <text:p>нет</text:p>
          </table:table-cell>
          <table:table-cell table:style-name="ce3" table:number-columns-repeated="16380"/>
        </table:table-row>
        <table:table-row table:style-name="ro2"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Сушкин Л.Н.</text:p>
          </table:table-cell>
          <table:table-cell office:value-type="string" calcext:value-type="string">
            <text:p>г.Левобережный, ул Электротехническая, 8, кв. 27</text:p>
          </table:table-cell>
          <table:table-cell office:value-type="string" calcext:value-type="string">
            <text:p>нет</text:p>
          </table:table-cell>
          <table:table-cell table:style-name="ce3" table:number-columns-repeated="16380"/>
        </table:table-row>
        <table:table-row table:style-name="ro2">
          <table:table-cell table:style-name="ce11" office:value-type="float" office:value="12" calcext:value-type="float">
            <text:p>12</text:p>
          </table:table-cell>
          <table:table-cell office:value-type="string" calcext:value-type="string">
            <text:p>Говоров Б.Т.</text:p>
          </table:table-cell>
          <table:table-cell office:value-type="string" calcext:value-type="string">
            <text:p>г.Левобережный, ул Солнечная, 6, кв. 30</text:p>
          </table:table-cell>
          <table:table-cell office:value-type="string" calcext:value-type="string">
            <text:p>непредставление преимущества пешеходу</text:p>
          </table:table-cell>
          <table:table-cell table:style-name="ce3" table:number-columns-repeated="16380"/>
        </table:table-row>
        <table:table-row table:style-name="ro2">
          <table:table-cell table:style-name="ce11" office:value-type="float" office:value="13" calcext:value-type="float">
            <text:p>13</text:p>
          </table:table-cell>
          <table:table-cell office:value-type="string" calcext:value-type="string">
            <text:p>Сачков Х.Э.</text:p>
          </table:table-cell>
          <table:table-cell office:value-type="string" calcext:value-type="string">
            <text:p>г.Левобережный, ул Слободка, 7, кв. 81</text:p>
          </table:table-cell>
          <table:table-cell office:value-type="string" calcext:value-type="string">
            <text:p>нет</text:p>
          </table:table-cell>
          <table:table-cell table:style-name="ce3" table:number-columns-repeated="16380"/>
        </table:table-row>
        <table:table-row table:style-name="ro2">
          <table:table-cell table:style-name="ce11" office:value-type="float" office:value="14" calcext:value-type="float">
            <text:p>14</text:p>
          </table:table-cell>
          <table:table-cell office:value-type="string" calcext:value-type="string">
            <text:p>Вознесенский К.Л.</text:p>
          </table:table-cell>
          <table:table-cell office:value-type="string" calcext:value-type="string">
            <text:p>г.Левобережный, ул Свободы, 19, кв. 8</text:p>
          </table:table-cell>
          <table:table-cell office:value-type="string" calcext:value-type="string">
            <text:p>нет</text:p>
          </table:table-cell>
          <table:table-cell table:style-name="ce3" table:number-columns-repeated="16380"/>
        </table:table-row>
        <table:table-row table:style-name="ro2">
          <table:table-cell table:style-name="ce11" office:value-type="float" office:value="15" calcext:value-type="float">
            <text:p>15</text:p>
          </table:table-cell>
          <table:table-cell office:value-type="string" calcext:value-type="string">
            <text:p>Громов Л.И.</text:p>
          </table:table-cell>
          <table:table-cell office:value-type="string" calcext:value-type="string">
            <text:p>г.Левобережный, ул Народного ополчения, 28, кв. 6</text:p>
          </table:table-cell>
          <table:table-cell office:value-type="string" calcext:value-type="string">
            <text:p>езда вдвоём на одном устрйстве</text:p>
          </table:table-cell>
          <table:table-cell table:style-name="ce3" table:number-columns-repeated="16380"/>
        </table:table-row>
        <table:table-row table:style-name="ro4">
          <table:table-cell/>
          <table:table-cell table:style-name="ce17"/>
          <table:table-cell table:number-columns-repeated="2"/>
          <table:table-cell table:style-name="ce3" table:number-columns-repeated="16380"/>
        </table:table-row>
        <table:table-row table:style-name="ro3" table:number-rows-repeated="1048558">
          <table:table-cell table:number-columns-repeated="4"/>
          <table:table-cell table:style-name="ce3" table:number-columns-repeated="16380"/>
        </table:table-row>
        <table:table-row table:style-name="ro3">
          <table:table-cell table:number-columns-repeated="4"/>
          <table:table-cell table:style-name="ce3" table:number-columns-repeated="16380"/>
        </table:table-row>
      </table:table>
      <table:named-expressions/>
      <table:database-ranges>
        <table:database-range table:name="__Anonymous_Sheet_DB__0" table:target-range-address="Аренда.A1:Аренда.I1801" table:display-filter-buttons="true">
          <table:filter>
            <table:filter-and>
              <table:filter-condition table:value="выезд на автомобильную дорогу" table:operator="=" table:field-number="7">
                <table:filter-set-item table:value="выезд на автомобильную дорогу"/>
                <table:filter-set-item table:value="езда вдвоём на одном устрйстве"/>
                <table:filter-set-item table:value="завершение аренды вне установленных зон"/>
                <table:filter-set-item table:value="непредставление преимущества пешеходу"/>
              </table:filter-condition>
              <table:filter-condition table:value="Xiaomi" table:operator="=" table:field-number="8"/>
              <table:filter-condition table:value="2025-06-01" table:operator="=" table:field-number="1">
                <table:filter-set-item table:value="2025-06-01"/>
                <table:filter-set-item table:value="2025-06-02"/>
                <table:filter-set-item table:value="2025-06-03"/>
                <table:filter-set-item table:value="2025-06-04"/>
                <table:filter-set-item table:value="2025-06-05"/>
                <table:filter-set-item table:value="2025-06-06"/>
                <table:filter-set-item table:value="2025-06-07"/>
                <table:filter-set-item table:value="2025-06-08"/>
                <table:filter-set-item table:value="2025-06-09"/>
                <table:filter-set-item table:value="2025-06-10"/>
                <table:filter-set-item table:value="2025-06-11"/>
                <table:filter-set-item table:value="2025-06-12"/>
                <table:filter-set-item table:value="2025-06-13"/>
                <table:filter-set-item table:value="2025-06-14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date-style style:name="N129">
      <number:day number:style="long"/>
      <number:text>.</number:text>
      <number:month number:style="long"/>
      <number:text>.</number:text>
      <number:year number:style="long"/>
    </number:date-style>
    <number:date-style style:name="N130">
      <number:day number:style="long"/>
      <number:text>.</number:text>
      <number:month number:style="long"/>
      <number:text>.</number:text>
      <number:year/>
    </number:date-style>
    <number:date-style style:name="N131P0" style:volatile="true">
      <number:day number:style="long"/>
      <number:text>.</number:text>
      <number:month number:style="long"/>
      <number:text>.</number:text>
      <number:year/>
    </number:date-style>
    <number:text-style style:name="N131">
      <number:text-content/>
      <style:map style:condition="value()&lt;=1.7976931348623157E+308" style:apply-style-name="N131P0"/>
    </number:text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3P0" style:volatile="true">
      <number:hours/>
      <number:text>:</number:text>
      <number:minutes number:style="long"/>
      <number:text>:</number:text>
      <number:seconds number:style="long"/>
    </number:time-style>
    <number:text-style style:name="N133">
      <number:text-content/>
      <style:map style:condition="value()&lt;=1.7976931348623157E+308" style:apply-style-name="N133P0"/>
    </number:text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in" fo:margin-left="0.7in" fo:margin-right="0.7in" fo:margin-bottom="0in"/>
      </style:header-style>
      <style:footer-style>
        <style:header-footer-properties fo:min-height="0in" fo:margin-left="0.7in" fo:margin-right="0.7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1" style:scale-to="100%" style:print="charts drawings objects"/>
      <style:header-style>
        <style:header-footer-properties fo:min-height="0in" fo:margin-left="0.7in" fo:margin-right="0.7in" fo:margin-bottom="0in"/>
      </style:header-style>
      <style:footer-style>
        <style:header-footer-properties fo:min-height="0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title/>
    <dc:description/>
    <dc:subject/>
    <meta:initial-creator>Serg</meta:initial-creator>
    <meta:creation-date>2021-09-21T14:07:03Z</meta:creation-date>
    <dc:date>2026-02-24T14:56:37.146668200</dc:date>
    <meta:editing-cycles>2</meta:editing-cycles>
    <meta:editing-duration>PT4M22S</meta:editing-duration>
    <meta:document-statistic meta:table-count="3" meta:cell-count="16537" meta:object-count="0"/>
  </office:meta>
</office:document-meta>
</file>